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RAM stream" table:style-name="ta1">
        <table:shapes>
          <draw:frame draw:z-index="0" draw:style-name="gr1" draw:text-style-name="P1" svg:width="6.2988in" svg:height="3.5429in" svg:x="5.1665in" svg:y="0.9283in">
            <draw:object draw:notify-on-update-of-ranges="'DRAM stream'.B1:'DRAM stream'.B1 'DRAM stream'.B2:'DRAM stream'.B33 'DRAM stream'.C1:'DRAM stream'.C1 'DRAM stream'.C2:'DRAM stream'.C33 'DRAM stream'.D1:'DRAM stream'.D1 'DRAM stream'.D2:'DRAM stream'.D33 'DRAM stream'.E1:'DRAM stream'.E1 'DRAM stream'.E2:'DRAM stream'.E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calcext:value-type="string">
            <text:p>Copy 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Tr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61" calcext:value-type="float">
            <text:p>11161</text:p>
          </table:table-cell>
          <table:table-cell office:value-type="float" office:value="11647.8" calcext:value-type="float">
            <text:p>11647.8</text:p>
          </table:table-cell>
          <table:table-cell office:value-type="float" office:value="12283.4" calcext:value-type="float">
            <text:p>12283.4</text:p>
          </table:table-cell>
          <table:table-cell office:value-type="float" office:value="12486.5" calcext:value-type="float">
            <text:p>12486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301.8" calcext:value-type="float">
            <text:p>22301.8</text:p>
          </table:table-cell>
          <table:table-cell office:value-type="float" office:value="23466.3" calcext:value-type="float">
            <text:p>23466.3</text:p>
          </table:table-cell>
          <table:table-cell office:value-type="float" office:value="24321.3" calcext:value-type="float">
            <text:p>24321.3</text:p>
          </table:table-cell>
          <table:table-cell office:value-type="float" office:value="24467" calcext:value-type="float">
            <text:p>244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657.6" calcext:value-type="float">
            <text:p>34657.6</text:p>
          </table:table-cell>
          <table:table-cell office:value-type="float" office:value="36259.8" calcext:value-type="float">
            <text:p>36259.8</text:p>
          </table:table-cell>
          <table:table-cell office:value-type="float" office:value="37142.5" calcext:value-type="float">
            <text:p>37142.5</text:p>
          </table:table-cell>
          <table:table-cell office:value-type="float" office:value="37018.8" calcext:value-type="float">
            <text:p>37018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089.4" calcext:value-type="float">
            <text:p>44089.4</text:p>
          </table:table-cell>
          <table:table-cell office:value-type="float" office:value="44784" calcext:value-type="float">
            <text:p>44784</text:p>
          </table:table-cell>
          <table:table-cell office:value-type="float" office:value="48355.8" calcext:value-type="float">
            <text:p>48355.8</text:p>
          </table:table-cell>
          <table:table-cell office:value-type="float" office:value="48437.7" calcext:value-type="float">
            <text:p>48437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75.1" calcext:value-type="float">
            <text:p>48175.1</text:p>
          </table:table-cell>
          <table:table-cell office:value-type="float" office:value="48743.3" calcext:value-type="float">
            <text:p>48743.3</text:p>
          </table:table-cell>
          <table:table-cell office:value-type="float" office:value="53949.5" calcext:value-type="float">
            <text:p>53949.5</text:p>
          </table:table-cell>
          <table:table-cell office:value-type="float" office:value="54397" calcext:value-type="float">
            <text:p>543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292" calcext:value-type="float">
            <text:p>51292</text:p>
          </table:table-cell>
          <table:table-cell office:value-type="float" office:value="51694.6" calcext:value-type="float">
            <text:p>51694.6</text:p>
          </table:table-cell>
          <table:table-cell office:value-type="float" office:value="57842.5" calcext:value-type="float">
            <text:p>57842.5</text:p>
          </table:table-cell>
          <table:table-cell office:value-type="float" office:value="58310.6" calcext:value-type="float">
            <text:p>58310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021.2" calcext:value-type="float">
            <text:p>54021.2</text:p>
          </table:table-cell>
          <table:table-cell office:value-type="float" office:value="54373.5" calcext:value-type="float">
            <text:p>54373.5</text:p>
          </table:table-cell>
          <table:table-cell office:value-type="float" office:value="61304.2" calcext:value-type="float">
            <text:p>61304.2</text:p>
          </table:table-cell>
          <table:table-cell office:value-type="float" office:value="61768.4" calcext:value-type="float">
            <text:p>61768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156.2" calcext:value-type="float">
            <text:p>56156.2</text:p>
          </table:table-cell>
          <table:table-cell office:value-type="float" office:value="56538.9" calcext:value-type="float">
            <text:p>56538.9</text:p>
          </table:table-cell>
          <table:table-cell office:value-type="float" office:value="64207.1" calcext:value-type="float">
            <text:p>64207.1</text:p>
          </table:table-cell>
          <table:table-cell office:value-type="float" office:value="64533.1" calcext:value-type="float">
            <text:p>64533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533.2" calcext:value-type="float">
            <text:p>58533.2</text:p>
          </table:table-cell>
          <table:table-cell office:value-type="float" office:value="58947.1" calcext:value-type="float">
            <text:p>58947.1</text:p>
          </table:table-cell>
          <table:table-cell office:value-type="float" office:value="67423.5" calcext:value-type="float">
            <text:p>67423.5</text:p>
          </table:table-cell>
          <table:table-cell office:value-type="float" office:value="67605.5" calcext:value-type="float">
            <text:p>67605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502.6" calcext:value-type="float">
            <text:p>60502.6</text:p>
          </table:table-cell>
          <table:table-cell office:value-type="float" office:value="60920" calcext:value-type="float">
            <text:p>60920</text:p>
          </table:table-cell>
          <table:table-cell office:value-type="float" office:value="69830.4" calcext:value-type="float">
            <text:p>69830.4</text:p>
          </table:table-cell>
          <table:table-cell office:value-type="float" office:value="69881.3" calcext:value-type="float">
            <text:p>69881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082.7" calcext:value-type="float">
            <text:p>62082.7</text:p>
          </table:table-cell>
          <table:table-cell office:value-type="float" office:value="62473.3" calcext:value-type="float">
            <text:p>62473.3</text:p>
          </table:table-cell>
          <table:table-cell office:value-type="float" office:value="71456.3" calcext:value-type="float">
            <text:p>71456.3</text:p>
          </table:table-cell>
          <table:table-cell office:value-type="float" office:value="71466.9" calcext:value-type="float">
            <text:p>71466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086.5" calcext:value-type="float">
            <text:p>63086.5</text:p>
          </table:table-cell>
          <table:table-cell office:value-type="float" office:value="63454.5" calcext:value-type="float">
            <text:p>63454.5</text:p>
          </table:table-cell>
          <table:table-cell office:value-type="float" office:value="72560.1" calcext:value-type="float">
            <text:p>72560.1</text:p>
          </table:table-cell>
          <table:table-cell office:value-type="float" office:value="72485.3" calcext:value-type="float">
            <text:p>72485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202.4" calcext:value-type="float">
            <text:p>64202.4</text:p>
          </table:table-cell>
          <table:table-cell office:value-type="float" office:value="64505.4" calcext:value-type="float">
            <text:p>64505.4</text:p>
          </table:table-cell>
          <table:table-cell office:value-type="float" office:value="73262.4" calcext:value-type="float">
            <text:p>73262.4</text:p>
          </table:table-cell>
          <table:table-cell office:value-type="float" office:value="73193.2" calcext:value-type="float">
            <text:p>73193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892.8" calcext:value-type="float">
            <text:p>64892.8</text:p>
          </table:table-cell>
          <table:table-cell office:value-type="float" office:value="65069.6" calcext:value-type="float">
            <text:p>65069.6</text:p>
          </table:table-cell>
          <table:table-cell office:value-type="float" office:value="73551.5" calcext:value-type="float">
            <text:p>73551.5</text:p>
          </table:table-cell>
          <table:table-cell office:value-type="float" office:value="73489.2" calcext:value-type="float">
            <text:p>73489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338.2" calcext:value-type="float">
            <text:p>65338.2</text:p>
          </table:table-cell>
          <table:table-cell office:value-type="float" office:value="65378.3" calcext:value-type="float">
            <text:p>65378.3</text:p>
          </table:table-cell>
          <table:table-cell office:value-type="float" office:value="73635.4" calcext:value-type="float">
            <text:p>73635.4</text:p>
          </table:table-cell>
          <table:table-cell office:value-type="float" office:value="73568.1" calcext:value-type="float">
            <text:p>73568.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07.6" calcext:value-type="float">
            <text:p>65407.6</text:p>
          </table:table-cell>
          <table:table-cell office:value-type="float" office:value="65490.6" calcext:value-type="float">
            <text:p>65490.6</text:p>
          </table:table-cell>
          <table:table-cell office:value-type="float" office:value="73592.4" calcext:value-type="float">
            <text:p>73592.4</text:p>
          </table:table-cell>
          <table:table-cell office:value-type="float" office:value="73574.6" calcext:value-type="float">
            <text:p>73574.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936.2" calcext:value-type="float">
            <text:p>58936.2</text:p>
          </table:table-cell>
          <table:table-cell office:value-type="float" office:value="58413.4" calcext:value-type="float">
            <text:p>58413.4</text:p>
          </table:table-cell>
          <table:table-cell office:value-type="float" office:value="65625.7" calcext:value-type="float">
            <text:p>65625.7</text:p>
          </table:table-cell>
          <table:table-cell office:value-type="float" office:value="65677.5" calcext:value-type="float">
            <text:p>65677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707.3" calcext:value-type="float">
            <text:p>60707.3</text:p>
          </table:table-cell>
          <table:table-cell office:value-type="float" office:value="59822" calcext:value-type="float">
            <text:p>59822</text:p>
          </table:table-cell>
          <table:table-cell office:value-type="float" office:value="69142.6" calcext:value-type="float">
            <text:p>69142.6</text:p>
          </table:table-cell>
          <table:table-cell office:value-type="float" office:value="69504.9" calcext:value-type="float">
            <text:p>69504.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415.6" calcext:value-type="float">
            <text:p>61415.6</text:p>
          </table:table-cell>
          <table:table-cell office:value-type="float" office:value="61609.6" calcext:value-type="float">
            <text:p>61609.6</text:p>
          </table:table-cell>
          <table:table-cell office:value-type="float" office:value="67659.2" calcext:value-type="float">
            <text:p>67659.2</text:p>
          </table:table-cell>
          <table:table-cell office:value-type="float" office:value="70582" calcext:value-type="float">
            <text:p>705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1878.9" calcext:value-type="float">
            <text:p>61878.9</text:p>
          </table:table-cell>
          <table:table-cell office:value-type="float" office:value="62224.8" calcext:value-type="float">
            <text:p>62224.8</text:p>
          </table:table-cell>
          <table:table-cell office:value-type="float" office:value="70980.6" calcext:value-type="float">
            <text:p>70980.6</text:p>
          </table:table-cell>
          <table:table-cell office:value-type="float" office:value="71386.3" calcext:value-type="float">
            <text:p>71386.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2733.2" calcext:value-type="float">
            <text:p>62733.2</text:p>
          </table:table-cell>
          <table:table-cell office:value-type="float" office:value="62407.7" calcext:value-type="float">
            <text:p>62407.7</text:p>
          </table:table-cell>
          <table:table-cell office:value-type="float" office:value="71611.8" calcext:value-type="float">
            <text:p>71611.8</text:p>
          </table:table-cell>
          <table:table-cell office:value-type="float" office:value="72371.7" calcext:value-type="float">
            <text:p>72371.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2453.6" calcext:value-type="float">
            <text:p>62453.6</text:p>
          </table:table-cell>
          <table:table-cell office:value-type="float" office:value="63216" calcext:value-type="float">
            <text:p>63216</text:p>
          </table:table-cell>
          <table:table-cell office:value-type="float" office:value="71890.5" calcext:value-type="float">
            <text:p>71890.5</text:p>
          </table:table-cell>
          <table:table-cell office:value-type="float" office:value="72857.3" calcext:value-type="float">
            <text:p>72857.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153.6" calcext:value-type="float">
            <text:p>63153.6</text:p>
          </table:table-cell>
          <table:table-cell office:value-type="float" office:value="63088.8" calcext:value-type="float">
            <text:p>63088.8</text:p>
          </table:table-cell>
          <table:table-cell office:value-type="float" office:value="72553.3" calcext:value-type="float">
            <text:p>72553.3</text:p>
          </table:table-cell>
          <table:table-cell office:value-type="float" office:value="72416" calcext:value-type="float">
            <text:p>724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228.5" calcext:value-type="float">
            <text:p>63228.5</text:p>
          </table:table-cell>
          <table:table-cell office:value-type="float" office:value="63590.4" calcext:value-type="float">
            <text:p>63590.4</text:p>
          </table:table-cell>
          <table:table-cell office:value-type="float" office:value="73248.6" calcext:value-type="float">
            <text:p>73248.6</text:p>
          </table:table-cell>
          <table:table-cell office:value-type="float" office:value="73099.1" calcext:value-type="float">
            <text:p>73099.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877.3" calcext:value-type="float">
            <text:p>63877.3</text:p>
          </table:table-cell>
          <table:table-cell office:value-type="float" office:value="64095.1" calcext:value-type="float">
            <text:p>64095.1</text:p>
          </table:table-cell>
          <table:table-cell office:value-type="float" office:value="72555.9" calcext:value-type="float">
            <text:p>72555.9</text:p>
          </table:table-cell>
          <table:table-cell office:value-type="float" office:value="72096" calcext:value-type="float">
            <text:p>720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823.9" calcext:value-type="float">
            <text:p>63823.9</text:p>
          </table:table-cell>
          <table:table-cell office:value-type="float" office:value="64378.6" calcext:value-type="float">
            <text:p>64378.6</text:p>
          </table:table-cell>
          <table:table-cell office:value-type="float" office:value="73300.3" calcext:value-type="float">
            <text:p>73300.3</text:p>
          </table:table-cell>
          <table:table-cell office:value-type="float" office:value="73148.5" calcext:value-type="float">
            <text:p>73148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984.5" calcext:value-type="float">
            <text:p>63984.5</text:p>
          </table:table-cell>
          <table:table-cell office:value-type="float" office:value="64030.9" calcext:value-type="float">
            <text:p>64030.9</text:p>
          </table:table-cell>
          <table:table-cell office:value-type="float" office:value="72507.3" calcext:value-type="float">
            <text:p>72507.3</text:p>
          </table:table-cell>
          <table:table-cell office:value-type="float" office:value="72481.2" calcext:value-type="float">
            <text:p>72481.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4519.1" calcext:value-type="float">
            <text:p>64519.1</text:p>
          </table:table-cell>
          <table:table-cell office:value-type="float" office:value="64646.5" calcext:value-type="float">
            <text:p>64646.5</text:p>
          </table:table-cell>
          <table:table-cell office:value-type="float" office:value="72866.3" calcext:value-type="float">
            <text:p>72866.3</text:p>
          </table:table-cell>
          <table:table-cell office:value-type="float" office:value="73282.2" calcext:value-type="float">
            <text:p>73282.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4827" calcext:value-type="float">
            <text:p>64827</text:p>
          </table:table-cell>
          <table:table-cell office:value-type="float" office:value="64945.5" calcext:value-type="float">
            <text:p>64945.5</text:p>
          </table:table-cell>
          <table:table-cell office:value-type="float" office:value="73246.4" calcext:value-type="float">
            <text:p>73246.4</text:p>
          </table:table-cell>
          <table:table-cell office:value-type="float" office:value="73046" calcext:value-type="float">
            <text:p>730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5175.8" calcext:value-type="float">
            <text:p>65175.8</text:p>
          </table:table-cell>
          <table:table-cell office:value-type="float" office:value="65207.4" calcext:value-type="float">
            <text:p>65207.4</text:p>
          </table:table-cell>
          <table:table-cell office:value-type="float" office:value="73484.4" calcext:value-type="float">
            <text:p>73484.4</text:p>
          </table:table-cell>
          <table:table-cell office:value-type="float" office:value="73599.3" calcext:value-type="float">
            <text:p>73599.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5512.3" calcext:value-type="float">
            <text:p>65512.3</text:p>
          </table:table-cell>
          <table:table-cell office:value-type="float" office:value="65027.3" calcext:value-type="float">
            <text:p>65027.3</text:p>
          </table:table-cell>
          <table:table-cell office:value-type="float" office:value="73255.5" calcext:value-type="float">
            <text:p>73255.5</text:p>
          </table:table-cell>
          <table:table-cell office:value-type="float" office:value="73534.3" calcext:value-type="float">
            <text:p>73534.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50.1" calcext:value-type="float">
            <text:p>65550.1</text:p>
          </table:table-cell>
          <table:table-cell office:value-type="float" office:value="65573.8" calcext:value-type="float">
            <text:p>65573.8</text:p>
          </table:table-cell>
          <table:table-cell office:value-type="float" office:value="73304.6" calcext:value-type="float">
            <text:p>73304.6</text:p>
          </table:table-cell>
          <table:table-cell office:value-type="float" office:value="73320.6" calcext:value-type="float">
            <text:p>73320.6</text:p>
          </table:table-cell>
        </table:table-row>
      </table:table>
      <table:table table:name="NVDIMM Stream" table:style-name="ta1">
        <table:shapes>
          <draw:frame draw:z-index="0" draw:style-name="gr1" draw:text-style-name="P1" svg:width="6.2988in" svg:height="3.5429in" svg:x="4.8528in" svg:y="1.5661in">
            <draw:object draw:notify-on-update-of-ranges="'NVDIMM Stream'.B1:'NVDIMM Stream'.B1 'NVDIMM Stream'.B2:'NVDIMM Stream'.B33 'NVDIMM Stream'.C1:'NVDIMM Stream'.C1 'NVDIMM Stream'.C2:'NVDIMM Stream'.C33 'NVDIMM Stream'.D1:'NVDIMM Stream'.D1 'NVDIMM Stream'.D2:'NVDIMM Stream'.D33 'NVDIMM Stream'.E1:'NVDIMM Stream'.E1 'NVDIMM Stream'.E2:'NVDIMM Stream'.E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calcext:value-type="string">
            <text:p>Copy 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Tr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74.8" calcext:value-type="float">
            <text:p>6374.8</text:p>
          </table:table-cell>
          <table:table-cell office:value-type="float" office:value="6074.7" calcext:value-type="float">
            <text:p>6074.7</text:p>
          </table:table-cell>
          <table:table-cell office:value-type="float" office:value="6213.4" calcext:value-type="float">
            <text:p>6213.4</text:p>
          </table:table-cell>
          <table:table-cell office:value-type="float" office:value="5804.1" calcext:value-type="float">
            <text:p>5804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05.4" calcext:value-type="float">
            <text:p>12505.4</text:p>
          </table:table-cell>
          <table:table-cell office:value-type="float" office:value="11785.7" calcext:value-type="float">
            <text:p>11785.7</text:p>
          </table:table-cell>
          <table:table-cell office:value-type="float" office:value="12084.2" calcext:value-type="float">
            <text:p>12084.2</text:p>
          </table:table-cell>
          <table:table-cell office:value-type="float" office:value="11349.5" calcext:value-type="float">
            <text:p>11349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112.7" calcext:value-type="float">
            <text:p>18112.7</text:p>
          </table:table-cell>
          <table:table-cell office:value-type="float" office:value="17006.1" calcext:value-type="float">
            <text:p>17006.1</text:p>
          </table:table-cell>
          <table:table-cell office:value-type="float" office:value="17460" calcext:value-type="float">
            <text:p>17460</text:p>
          </table:table-cell>
          <table:table-cell office:value-type="float" office:value="16432.5" calcext:value-type="float">
            <text:p>16432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325.7" calcext:value-type="float">
            <text:p>23325.7</text:p>
          </table:table-cell>
          <table:table-cell office:value-type="float" office:value="22003.4" calcext:value-type="float">
            <text:p>22003.4</text:p>
          </table:table-cell>
          <table:table-cell office:value-type="float" office:value="22742.1" calcext:value-type="float">
            <text:p>22742.1</text:p>
          </table:table-cell>
          <table:table-cell office:value-type="float" office:value="21390.4" calcext:value-type="float">
            <text:p>21390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972.8" calcext:value-type="float">
            <text:p>28972.8</text:p>
          </table:table-cell>
          <table:table-cell office:value-type="float" office:value="27303.3" calcext:value-type="float">
            <text:p>27303.3</text:p>
          </table:table-cell>
          <table:table-cell office:value-type="float" office:value="28399.7" calcext:value-type="float">
            <text:p>28399.7</text:p>
          </table:table-cell>
          <table:table-cell office:value-type="float" office:value="26750.5" calcext:value-type="float">
            <text:p>2675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465" calcext:value-type="float">
            <text:p>34465</text:p>
          </table:table-cell>
          <table:table-cell office:value-type="float" office:value="32490.5" calcext:value-type="float">
            <text:p>32490.5</text:p>
          </table:table-cell>
          <table:table-cell office:value-type="float" office:value="34031.4" calcext:value-type="float">
            <text:p>34031.4</text:p>
          </table:table-cell>
          <table:table-cell office:value-type="float" office:value="32118.6" calcext:value-type="float">
            <text:p>32118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965" calcext:value-type="float">
            <text:p>39965</text:p>
          </table:table-cell>
          <table:table-cell office:value-type="float" office:value="37326.5" calcext:value-type="float">
            <text:p>37326.5</text:p>
          </table:table-cell>
          <table:table-cell office:value-type="float" office:value="39230.4" calcext:value-type="float">
            <text:p>39230.4</text:p>
          </table:table-cell>
          <table:table-cell office:value-type="float" office:value="37283.8" calcext:value-type="float">
            <text:p>37283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089.4" calcext:value-type="float">
            <text:p>44089.4</text:p>
          </table:table-cell>
          <table:table-cell office:value-type="float" office:value="41287.1" calcext:value-type="float">
            <text:p>41287.1</text:p>
          </table:table-cell>
          <table:table-cell office:value-type="float" office:value="42822.7" calcext:value-type="float">
            <text:p>42822.7</text:p>
          </table:table-cell>
          <table:table-cell office:value-type="float" office:value="40925" calcext:value-type="float">
            <text:p>409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909.9" calcext:value-type="float">
            <text:p>46909.9</text:p>
          </table:table-cell>
          <table:table-cell office:value-type="float" office:value="43878.9" calcext:value-type="float">
            <text:p>43878.9</text:p>
          </table:table-cell>
          <table:table-cell office:value-type="float" office:value="45191.8" calcext:value-type="float">
            <text:p>45191.8</text:p>
          </table:table-cell>
          <table:table-cell office:value-type="float" office:value="43244" calcext:value-type="float">
            <text:p>432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816.2" calcext:value-type="float">
            <text:p>50816.2</text:p>
          </table:table-cell>
          <table:table-cell office:value-type="float" office:value="48017.6" calcext:value-type="float">
            <text:p>48017.6</text:p>
          </table:table-cell>
          <table:table-cell office:value-type="float" office:value="49140" calcext:value-type="float">
            <text:p>49140</text:p>
          </table:table-cell>
          <table:table-cell office:value-type="float" office:value="46823.8" calcext:value-type="float">
            <text:p>46823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390.2" calcext:value-type="float">
            <text:p>54390.2</text:p>
          </table:table-cell>
          <table:table-cell office:value-type="float" office:value="51298.6" calcext:value-type="float">
            <text:p>51298.6</text:p>
          </table:table-cell>
          <table:table-cell office:value-type="float" office:value="54589.9" calcext:value-type="float">
            <text:p>54589.9</text:p>
          </table:table-cell>
          <table:table-cell office:value-type="float" office:value="51096.6" calcext:value-type="float">
            <text:p>51096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047.8" calcext:value-type="float">
            <text:p>56047.8</text:p>
          </table:table-cell>
          <table:table-cell office:value-type="float" office:value="53429.3" calcext:value-type="float">
            <text:p>53429.3</text:p>
          </table:table-cell>
          <table:table-cell office:value-type="float" office:value="57656.3" calcext:value-type="float">
            <text:p>57656.3</text:p>
          </table:table-cell>
          <table:table-cell office:value-type="float" office:value="54622.5" calcext:value-type="float">
            <text:p>54622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388.4" calcext:value-type="float">
            <text:p>57388.4</text:p>
          </table:table-cell>
          <table:table-cell office:value-type="float" office:value="54523.7" calcext:value-type="float">
            <text:p>54523.7</text:p>
          </table:table-cell>
          <table:table-cell office:value-type="float" office:value="58929.1" calcext:value-type="float">
            <text:p>58929.1</text:p>
          </table:table-cell>
          <table:table-cell office:value-type="float" office:value="55875.3" calcext:value-type="float">
            <text:p>55875.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817.7" calcext:value-type="float">
            <text:p>59817.7</text:p>
          </table:table-cell>
          <table:table-cell office:value-type="float" office:value="57049.4" calcext:value-type="float">
            <text:p>57049.4</text:p>
          </table:table-cell>
          <table:table-cell office:value-type="float" office:value="62314.8" calcext:value-type="float">
            <text:p>62314.8</text:p>
          </table:table-cell>
          <table:table-cell office:value-type="float" office:value="59479.6" calcext:value-type="float">
            <text:p>59479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768.9" calcext:value-type="float">
            <text:p>61768.9</text:p>
          </table:table-cell>
          <table:table-cell office:value-type="float" office:value="59388.9" calcext:value-type="float">
            <text:p>59388.9</text:p>
          </table:table-cell>
          <table:table-cell office:value-type="float" office:value="65633" calcext:value-type="float">
            <text:p>65633</text:p>
          </table:table-cell>
          <table:table-cell office:value-type="float" office:value="62974" calcext:value-type="float">
            <text:p>629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283.4" calcext:value-type="float">
            <text:p>63283.4</text:p>
          </table:table-cell>
          <table:table-cell office:value-type="float" office:value="61550.3" calcext:value-type="float">
            <text:p>61550.3</text:p>
          </table:table-cell>
          <table:table-cell office:value-type="float" office:value="67888.7" calcext:value-type="float">
            <text:p>67888.7</text:p>
          </table:table-cell>
          <table:table-cell office:value-type="float" office:value="65602.6" calcext:value-type="float">
            <text:p>65602.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215" calcext:value-type="float">
            <text:p>50215</text:p>
          </table:table-cell>
          <table:table-cell office:value-type="float" office:value="49042.2" calcext:value-type="float">
            <text:p>49042.2</text:p>
          </table:table-cell>
          <table:table-cell office:value-type="float" office:value="56120.5" calcext:value-type="float">
            <text:p>56120.5</text:p>
          </table:table-cell>
          <table:table-cell office:value-type="float" office:value="52879.9" calcext:value-type="float">
            <text:p>52879.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098.6" calcext:value-type="float">
            <text:p>51098.6</text:p>
          </table:table-cell>
          <table:table-cell office:value-type="float" office:value="49288.6" calcext:value-type="float">
            <text:p>49288.6</text:p>
          </table:table-cell>
          <table:table-cell office:value-type="float" office:value="55354.5" calcext:value-type="float">
            <text:p>55354.5</text:p>
          </table:table-cell>
          <table:table-cell office:value-type="float" office:value="53816.5" calcext:value-type="float">
            <text:p>53816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264" calcext:value-type="float">
            <text:p>53264</text:p>
          </table:table-cell>
          <table:table-cell office:value-type="float" office:value="50363.5" calcext:value-type="float">
            <text:p>50363.5</text:p>
          </table:table-cell>
          <table:table-cell office:value-type="float" office:value="58675.3" calcext:value-type="float">
            <text:p>58675.3</text:p>
          </table:table-cell>
          <table:table-cell office:value-type="float" office:value="55785.5" calcext:value-type="float">
            <text:p>55785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220.6" calcext:value-type="float">
            <text:p>54220.6</text:p>
          </table:table-cell>
          <table:table-cell office:value-type="float" office:value="52476.4" calcext:value-type="float">
            <text:p>52476.4</text:p>
          </table:table-cell>
          <table:table-cell office:value-type="float" office:value="59263.9" calcext:value-type="float">
            <text:p>59263.9</text:p>
          </table:table-cell>
          <table:table-cell office:value-type="float" office:value="58250.9" calcext:value-type="float">
            <text:p>58250.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189.5" calcext:value-type="float">
            <text:p>56189.5</text:p>
          </table:table-cell>
          <table:table-cell office:value-type="float" office:value="54333.4" calcext:value-type="float">
            <text:p>54333.4</text:p>
          </table:table-cell>
          <table:table-cell office:value-type="float" office:value="60787.4" calcext:value-type="float">
            <text:p>60787.4</text:p>
          </table:table-cell>
          <table:table-cell office:value-type="float" office:value="58451.1" calcext:value-type="float">
            <text:p>58451.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6519.4" calcext:value-type="float">
            <text:p>56519.4</text:p>
          </table:table-cell>
          <table:table-cell office:value-type="float" office:value="55411" calcext:value-type="float">
            <text:p>55411</text:p>
          </table:table-cell>
          <table:table-cell office:value-type="float" office:value="61548.2" calcext:value-type="float">
            <text:p>61548.2</text:p>
          </table:table-cell>
          <table:table-cell office:value-type="float" office:value="61279.2" calcext:value-type="float">
            <text:p>61279.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7593.3" calcext:value-type="float">
            <text:p>57593.3</text:p>
          </table:table-cell>
          <table:table-cell office:value-type="float" office:value="55438" calcext:value-type="float">
            <text:p>55438</text:p>
          </table:table-cell>
          <table:table-cell office:value-type="float" office:value="65778.4" calcext:value-type="float">
            <text:p>65778.4</text:p>
          </table:table-cell>
          <table:table-cell office:value-type="float" office:value="61820.3" calcext:value-type="float">
            <text:p>61820.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605.8" calcext:value-type="float">
            <text:p>58605.8</text:p>
          </table:table-cell>
          <table:table-cell office:value-type="float" office:value="54871.4" calcext:value-type="float">
            <text:p>54871.4</text:p>
          </table:table-cell>
          <table:table-cell office:value-type="float" office:value="65652.7" calcext:value-type="float">
            <text:p>65652.7</text:p>
          </table:table-cell>
          <table:table-cell office:value-type="float" office:value="63761.8" calcext:value-type="float">
            <text:p>63761.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8503.1" calcext:value-type="float">
            <text:p>58503.1</text:p>
          </table:table-cell>
          <table:table-cell office:value-type="float" office:value="55304.2" calcext:value-type="float">
            <text:p>55304.2</text:p>
          </table:table-cell>
          <table:table-cell office:value-type="float" office:value="64373.8" calcext:value-type="float">
            <text:p>64373.8</text:p>
          </table:table-cell>
          <table:table-cell office:value-type="float" office:value="62415.6" calcext:value-type="float">
            <text:p>62415.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0291.1" calcext:value-type="float">
            <text:p>60291.1</text:p>
          </table:table-cell>
          <table:table-cell office:value-type="float" office:value="58347.4" calcext:value-type="float">
            <text:p>58347.4</text:p>
          </table:table-cell>
          <table:table-cell office:value-type="float" office:value="66520.4" calcext:value-type="float">
            <text:p>66520.4</text:p>
          </table:table-cell>
          <table:table-cell office:value-type="float" office:value="64718.2" calcext:value-type="float">
            <text:p>64718.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1029.1" calcext:value-type="float">
            <text:p>61029.1</text:p>
          </table:table-cell>
          <table:table-cell office:value-type="float" office:value="58879.8" calcext:value-type="float">
            <text:p>58879.8</text:p>
          </table:table-cell>
          <table:table-cell office:value-type="float" office:value="62853.3" calcext:value-type="float">
            <text:p>62853.3</text:p>
          </table:table-cell>
          <table:table-cell office:value-type="float" office:value="63023.7" calcext:value-type="float">
            <text:p>63023.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1164.3" calcext:value-type="float">
            <text:p>61164.3</text:p>
          </table:table-cell>
          <table:table-cell office:value-type="float" office:value="59541.7" calcext:value-type="float">
            <text:p>59541.7</text:p>
          </table:table-cell>
          <table:table-cell office:value-type="float" office:value="66720.6" calcext:value-type="float">
            <text:p>66720.6</text:p>
          </table:table-cell>
          <table:table-cell office:value-type="float" office:value="62758.1" calcext:value-type="float">
            <text:p>62758.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161.4" calcext:value-type="float">
            <text:p>60161.4</text:p>
          </table:table-cell>
          <table:table-cell office:value-type="float" office:value="58000.5" calcext:value-type="float">
            <text:p>58000.5</text:p>
          </table:table-cell>
          <table:table-cell office:value-type="float" office:value="63784" calcext:value-type="float">
            <text:p>63784</text:p>
          </table:table-cell>
          <table:table-cell office:value-type="float" office:value="61668.1" calcext:value-type="float">
            <text:p>61668.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802.5" calcext:value-type="float">
            <text:p>61802.5</text:p>
          </table:table-cell>
          <table:table-cell office:value-type="float" office:value="58420" calcext:value-type="float">
            <text:p>58420</text:p>
          </table:table-cell>
          <table:table-cell office:value-type="float" office:value="65532.6" calcext:value-type="float">
            <text:p>65532.6</text:p>
          </table:table-cell>
          <table:table-cell office:value-type="float" office:value="63073" calcext:value-type="float">
            <text:p>630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2796.6" calcext:value-type="float">
            <text:p>62796.6</text:p>
          </table:table-cell>
          <table:table-cell office:value-type="float" office:value="60530.4" calcext:value-type="float">
            <text:p>60530.4</text:p>
          </table:table-cell>
          <table:table-cell office:value-type="float" office:value="62389.3" calcext:value-type="float">
            <text:p>62389.3</text:p>
          </table:table-cell>
          <table:table-cell office:value-type="float" office:value="64265.7" calcext:value-type="float">
            <text:p>64265.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568.1" calcext:value-type="float">
            <text:p>63568.1</text:p>
          </table:table-cell>
          <table:table-cell office:value-type="float" office:value="61664.5" calcext:value-type="float">
            <text:p>61664.5</text:p>
          </table:table-cell>
          <table:table-cell office:value-type="float" office:value="62527.7" calcext:value-type="float">
            <text:p>62527.7</text:p>
          </table:table-cell>
          <table:table-cell office:value-type="float" office:value="58764.3" calcext:value-type="float">
            <text:p>58764.3</text:p>
          </table:table-cell>
        </table:table-row>
      </table:table>
      <table:table table:name="NVM-NVM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1 NVM thread</text:p>
          </table:table-cell>
          <table:table-cell table:style-name="Default" office:value-type="string" calcext:value-type="string">
            <text:p>Avera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2:.K2])/9" office:value-type="float" office:value="4535.05777777778" calcext:value-type="float">
            <text:p>4535.06</text:p>
          </table:table-cell>
          <table:table-cell office:value-type="float" office:value="4343.26" calcext:value-type="float">
            <text:p>4343.26</text:p>
          </table:table-cell>
          <table:table-cell office:value-type="float" office:value="4270.75" calcext:value-type="float">
            <text:p>4270.75</text:p>
          </table:table-cell>
          <table:table-cell office:value-type="float" office:value="4260" calcext:value-type="float">
            <text:p>4260</text:p>
          </table:table-cell>
          <table:table-cell office:value-type="float" office:value="4277.45" calcext:value-type="float">
            <text:p>4277.45</text:p>
          </table:table-cell>
          <table:table-cell office:value-type="float" office:value="4266.44" calcext:value-type="float">
            <text:p>4266.44</text:p>
          </table:table-cell>
          <table:table-cell office:value-type="float" office:value="4264.38" calcext:value-type="float">
            <text:p>4264.38</text:p>
          </table:table-cell>
          <table:table-cell office:value-type="float" office:value="4278.05" calcext:value-type="float">
            <text:p>4278.05</text:p>
          </table:table-cell>
          <table:table-cell office:value-type="float" office:value="4411.5" calcext:value-type="float">
            <text:p>4411.5</text:p>
          </table:table-cell>
          <table:table-cell office:value-type="float" office:value="6443.69" calcext:value-type="float">
            <text:p>6443.69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3:.K3])/9" office:value-type="float" office:value="4329.71111111111" calcext:value-type="float">
            <text:p>4329.71</text:p>
          </table:table-cell>
          <table:table-cell office:value-type="float" office:value="5897.05" calcext:value-type="float">
            <text:p>5897.05</text:p>
          </table:table-cell>
          <table:table-cell office:value-type="float" office:value="4461.91" calcext:value-type="float">
            <text:p>4461.91</text:p>
          </table:table-cell>
          <table:table-cell office:value-type="float" office:value="2675.79" calcext:value-type="float">
            <text:p>2675.79</text:p>
          </table:table-cell>
          <table:table-cell office:value-type="float" office:value="4218.98" calcext:value-type="float">
            <text:p>4218.98</text:p>
          </table:table-cell>
          <table:table-cell office:value-type="float" office:value="4291.62" calcext:value-type="float">
            <text:p>4291.62</text:p>
          </table:table-cell>
          <table:table-cell office:value-type="float" office:value="4279.46" calcext:value-type="float">
            <text:p>4279.46</text:p>
          </table:table-cell>
          <table:table-cell office:value-type="float" office:value="4285.49" calcext:value-type="float">
            <text:p>4285.49</text:p>
          </table:table-cell>
          <table:table-cell office:value-type="float" office:value="4195.6" calcext:value-type="float">
            <text:p>4195.6</text:p>
          </table:table-cell>
          <table:table-cell office:value-type="float" office:value="4661.5" calcext:value-type="float">
            <text:p>4661.5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4:.K4])/9" office:value-type="float" office:value="4751.94111111111" calcext:value-type="float">
            <text:p>4751.94</text:p>
          </table:table-cell>
          <table:table-cell office:value-type="float" office:value="4394.89" calcext:value-type="float">
            <text:p>4394.89</text:p>
          </table:table-cell>
          <table:table-cell office:value-type="float" office:value="4282.76" calcext:value-type="float">
            <text:p>4282.76</text:p>
          </table:table-cell>
          <table:table-cell office:value-type="float" office:value="4279.3" calcext:value-type="float">
            <text:p>4279.3</text:p>
          </table:table-cell>
          <table:table-cell office:value-type="float" office:value="4287.82" calcext:value-type="float">
            <text:p>4287.82</text:p>
          </table:table-cell>
          <table:table-cell office:value-type="float" office:value="4280.84" calcext:value-type="float">
            <text:p>4280.84</text:p>
          </table:table-cell>
          <table:table-cell office:value-type="float" office:value="4265.47" calcext:value-type="float">
            <text:p>4265.47</text:p>
          </table:table-cell>
          <table:table-cell office:value-type="float" office:value="4296.31" calcext:value-type="float">
            <text:p>4296.31</text:p>
          </table:table-cell>
          <table:table-cell office:value-type="float" office:value="1325.31" calcext:value-type="float">
            <text:p>1325.31</text:p>
          </table:table-cell>
          <table:table-cell office:value-type="float" office:value="11354.77" calcext:value-type="float">
            <text:p>11354.77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5:.K5])/9" office:value-type="float" office:value="4324.69222222222" calcext:value-type="float">
            <text:p>4324.69</text:p>
          </table:table-cell>
          <table:table-cell office:value-type="float" office:value="5857.59" calcext:value-type="float">
            <text:p>5857.59</text:p>
          </table:table-cell>
          <table:table-cell office:value-type="float" office:value="4397.59" calcext:value-type="float">
            <text:p>4397.59</text:p>
          </table:table-cell>
          <table:table-cell office:value-type="float" office:value="4184.78" calcext:value-type="float">
            <text:p>4184.78</text:p>
          </table:table-cell>
          <table:table-cell office:value-type="float" office:value="4235.74" calcext:value-type="float">
            <text:p>4235.74</text:p>
          </table:table-cell>
          <table:table-cell office:value-type="float" office:value="2648.82" calcext:value-type="float">
            <text:p>2648.82</text:p>
          </table:table-cell>
          <table:table-cell office:value-type="float" office:value="4258.48" calcext:value-type="float">
            <text:p>4258.48</text:p>
          </table:table-cell>
          <table:table-cell office:value-type="float" office:value="4297" calcext:value-type="float">
            <text:p>4297</text:p>
          </table:table-cell>
          <table:table-cell office:value-type="float" office:value="4317.67" calcext:value-type="float">
            <text:p>4317.67</text:p>
          </table:table-cell>
          <table:table-cell office:value-type="float" office:value="4724.56" calcext:value-type="float">
            <text:p>4724.56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6:.K6])/9" office:value-type="float" office:value="4455.53111111111" calcext:value-type="float">
            <text:p>4455.53</text:p>
          </table:table-cell>
          <table:table-cell office:value-type="float" office:value="4372.61" calcext:value-type="float">
            <text:p>4372.61</text:p>
          </table:table-cell>
          <table:table-cell office:value-type="float" office:value="4305.82" calcext:value-type="float">
            <text:p>4305.82</text:p>
          </table:table-cell>
          <table:table-cell office:value-type="float" office:value="4298.17" calcext:value-type="float">
            <text:p>4298.17</text:p>
          </table:table-cell>
          <table:table-cell office:value-type="float" office:value="4312.58" calcext:value-type="float">
            <text:p>4312.58</text:p>
          </table:table-cell>
          <table:table-cell office:value-type="float" office:value="4292.05" calcext:value-type="float">
            <text:p>4292.05</text:p>
          </table:table-cell>
          <table:table-cell office:value-type="float" office:value="4293.93" calcext:value-type="float">
            <text:p>4293.93</text:p>
          </table:table-cell>
          <table:table-cell office:value-type="float" office:value="4304.57" calcext:value-type="float">
            <text:p>4304.57</text:p>
          </table:table-cell>
          <table:table-cell office:value-type="float" office:value="4107.22" calcext:value-type="float">
            <text:p>4107.22</text:p>
          </table:table-cell>
          <table:table-cell office:value-type="float" office:value="5812.83" calcext:value-type="float">
            <text:p>5812.83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7:.K7])/9" office:value-type="float" office:value="4544.44222222222" calcext:value-type="float">
            <text:p>4544.44</text:p>
          </table:table-cell>
          <table:table-cell office:value-type="float" office:value="3363.99" calcext:value-type="float">
            <text:p>3363.99</text:p>
          </table:table-cell>
          <table:table-cell office:value-type="float" office:value="4317.13" calcext:value-type="float">
            <text:p>4317.13</text:p>
          </table:table-cell>
          <table:table-cell office:value-type="float" office:value="4297.47" calcext:value-type="float">
            <text:p>4297.47</text:p>
          </table:table-cell>
          <table:table-cell office:value-type="float" office:value="4315.67" calcext:value-type="float">
            <text:p>4315.67</text:p>
          </table:table-cell>
          <table:table-cell office:value-type="float" office:value="4297.89" calcext:value-type="float">
            <text:p>4297.89</text:p>
          </table:table-cell>
          <table:table-cell office:value-type="float" office:value="4301.58" calcext:value-type="float">
            <text:p>4301.58</text:p>
          </table:table-cell>
          <table:table-cell office:value-type="float" office:value="4324.66" calcext:value-type="float">
            <text:p>4324.66</text:p>
          </table:table-cell>
          <table:table-cell office:value-type="float" office:value="4519.68" calcext:value-type="float">
            <text:p>4519.68</text:p>
          </table:table-cell>
          <table:table-cell office:value-type="float" office:value="7161.91" calcext:value-type="float">
            <text:p>7161.91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8:.K8])/9" office:value-type="float" office:value="4351.49888888889" calcext:value-type="float">
            <text:p>4351.50</text:p>
          </table:table-cell>
          <table:table-cell office:value-type="float" office:value="5932.87" calcext:value-type="float">
            <text:p>5932.87</text:p>
          </table:table-cell>
          <table:table-cell office:value-type="float" office:value="4495.05" calcext:value-type="float">
            <text:p>4495.05</text:p>
          </table:table-cell>
          <table:table-cell office:value-type="float" office:value="4312.2" calcext:value-type="float">
            <text:p>4312.2</text:p>
          </table:table-cell>
          <table:table-cell office:value-type="float" office:value="4299.49" calcext:value-type="float">
            <text:p>4299.49</text:p>
          </table:table-cell>
          <table:table-cell office:value-type="float" office:value="4306.31" calcext:value-type="float">
            <text:p>4306.31</text:p>
          </table:table-cell>
          <table:table-cell office:value-type="float" office:value="2643.72" calcext:value-type="float">
            <text:p>2643.72</text:p>
          </table:table-cell>
          <table:table-cell office:value-type="float" office:value="4303.02" calcext:value-type="float">
            <text:p>4303.02</text:p>
          </table:table-cell>
          <table:table-cell office:value-type="float" office:value="4212.79" calcext:value-type="float">
            <text:p>4212.79</text:p>
          </table:table-cell>
          <table:table-cell office:value-type="float" office:value="4658.04" calcext:value-type="float">
            <text:p>4658.04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9:.K9])/9" office:value-type="float" office:value="4472.41333333333" calcext:value-type="float">
            <text:p>4472.41</text:p>
          </table:table-cell>
          <table:table-cell office:value-type="float" office:value="4425.07" calcext:value-type="float">
            <text:p>4425.07</text:p>
          </table:table-cell>
          <table:table-cell office:value-type="float" office:value="4296" calcext:value-type="float">
            <text:p>4296</text:p>
          </table:table-cell>
          <table:table-cell office:value-type="float" office:value="4286.87" calcext:value-type="float">
            <text:p>4286.87</text:p>
          </table:table-cell>
          <table:table-cell office:value-type="float" office:value="4297.85" calcext:value-type="float">
            <text:p>4297.85</text:p>
          </table:table-cell>
          <table:table-cell office:value-type="float" office:value="4282.21" calcext:value-type="float">
            <text:p>4282.21</text:p>
          </table:table-cell>
          <table:table-cell office:value-type="float" office:value="4280.22" calcext:value-type="float">
            <text:p>4280.22</text:p>
          </table:table-cell>
          <table:table-cell office:value-type="float" office:value="4192.46" calcext:value-type="float">
            <text:p>4192.46</text:p>
          </table:table-cell>
          <table:table-cell office:value-type="float" office:value="4348.13" calcext:value-type="float">
            <text:p>4348.13</text:p>
          </table:table-cell>
          <table:table-cell office:value-type="float" office:value="5842.91" calcext:value-type="float">
            <text:p>5842.91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10:.K10])/9" office:value-type="float" office:value="4332.35777777778" calcext:value-type="float">
            <text:p>4332.36</text:p>
          </table:table-cell>
          <table:table-cell office:value-type="float" office:value="5808.74" calcext:value-type="float">
            <text:p>5808.74</text:p>
          </table:table-cell>
          <table:table-cell office:value-type="float" office:value="4387.72" calcext:value-type="float">
            <text:p>4387.72</text:p>
          </table:table-cell>
          <table:table-cell office:value-type="float" office:value="4274.3" calcext:value-type="float">
            <text:p>4274.3</text:p>
          </table:table-cell>
          <table:table-cell office:value-type="float" office:value="2521.67" calcext:value-type="float">
            <text:p>2521.67</text:p>
          </table:table-cell>
          <table:table-cell office:value-type="float" office:value="4272.64" calcext:value-type="float">
            <text:p>4272.64</text:p>
          </table:table-cell>
          <table:table-cell office:value-type="float" office:value="4187.78" calcext:value-type="float">
            <text:p>4187.78</text:p>
          </table:table-cell>
          <table:table-cell office:value-type="float" office:value="4281.7" calcext:value-type="float">
            <text:p>4281.7</text:p>
          </table:table-cell>
          <table:table-cell office:value-type="float" office:value="4295.17" calcext:value-type="float">
            <text:p>4295.17</text:p>
          </table:table-cell>
          <table:table-cell office:value-type="float" office:value="4961.5" calcext:value-type="float">
            <text:p>4961.5</text:p>
          </table:table-cell>
        </table:table-row>
        <table:table-row table:style-name="ro1">
          <table:table-cell office:value-type="string" calcext:value-type="string">
            <text:p>9 DRAM</text:p>
          </table:table-cell>
          <table:table-cell table:formula="of:=SUM([.C11:.K11])/9" office:value-type="float" office:value="4808.08" calcext:value-type="float">
            <text:p>4808.08</text:p>
          </table:table-cell>
          <table:table-cell office:value-type="float" office:value="4400.77" calcext:value-type="float">
            <text:p>4400.77</text:p>
          </table:table-cell>
          <table:table-cell office:value-type="float" office:value="4291.53" calcext:value-type="float">
            <text:p>4291.53</text:p>
          </table:table-cell>
          <table:table-cell office:value-type="float" office:value="4283.2" calcext:value-type="float">
            <text:p>4283.2</text:p>
          </table:table-cell>
          <table:table-cell office:value-type="float" office:value="4296.45" calcext:value-type="float">
            <text:p>4296.45</text:p>
          </table:table-cell>
          <table:table-cell office:value-type="float" office:value="4283.7" calcext:value-type="float">
            <text:p>4283.7</text:p>
          </table:table-cell>
          <table:table-cell office:value-type="float" office:value="4278.59" calcext:value-type="float">
            <text:p>4278.59</text:p>
          </table:table-cell>
          <table:table-cell office:value-type="float" office:value="2553.93" calcext:value-type="float">
            <text:p>2553.93</text:p>
          </table:table-cell>
          <table:table-cell office:value-type="float" office:value="4847.4" calcext:value-type="float">
            <text:p>4847.4</text:p>
          </table:table-cell>
          <table:table-cell office:value-type="float" office:value="10037.15" calcext:value-type="float">
            <text:p>10037.15</text:p>
          </table:table-cell>
        </table:table-row>
        <table:table-row table:style-name="ro1">
          <table:table-cell office:value-type="string" calcext:value-type="string">
            <text:p>10 DRAM</text:p>
          </table:table-cell>
          <table:table-cell table:formula="of:=SUM([.C12:.K12])/9" office:value-type="float" office:value="4315.56111111111" calcext:value-type="float">
            <text:p>4315.56</text:p>
          </table:table-cell>
          <table:table-cell office:value-type="float" office:value="5881.96" calcext:value-type="float">
            <text:p>5881.96</text:p>
          </table:table-cell>
          <table:table-cell office:value-type="float" office:value="2744.25" calcext:value-type="float">
            <text:p>2744.25</text:p>
          </table:table-cell>
          <table:table-cell office:value-type="float" office:value="4032.86" calcext:value-type="float">
            <text:p>4032.86</text:p>
          </table:table-cell>
          <table:table-cell office:value-type="float" office:value="4274.19" calcext:value-type="float">
            <text:p>4274.19</text:p>
          </table:table-cell>
          <table:table-cell office:value-type="float" office:value="4238.97" calcext:value-type="float">
            <text:p>4238.97</text:p>
          </table:table-cell>
          <table:table-cell office:value-type="float" office:value="4294.66" calcext:value-type="float">
            <text:p>4294.66</text:p>
          </table:table-cell>
          <table:table-cell office:value-type="float" office:value="4305.61" calcext:value-type="float">
            <text:p>4305.61</text:p>
          </table:table-cell>
          <table:table-cell office:value-type="float" office:value="4323.66" calcext:value-type="float">
            <text:p>4323.66</text:p>
          </table:table-cell>
          <table:table-cell office:value-type="float" office:value="4743.89" calcext:value-type="float">
            <text:p>4743.89</text:p>
          </table:table-cell>
        </table:table-row>
        <table:table-row table:style-name="ro1">
          <table:table-cell office:value-type="string" calcext:value-type="string">
            <text:p>11 DRAM</text:p>
          </table:table-cell>
          <table:table-cell table:formula="of:=SUM([.C13:.K13])/9" office:value-type="float" office:value="4337.38777777778" calcext:value-type="float">
            <text:p>4337.39</text:p>
          </table:table-cell>
          <table:table-cell office:value-type="float" office:value="5889.85" calcext:value-type="float">
            <text:p>5889.85</text:p>
          </table:table-cell>
          <table:table-cell office:value-type="float" office:value="4464.82" calcext:value-type="float">
            <text:p>4464.82</text:p>
          </table:table-cell>
          <table:table-cell office:value-type="float" office:value="4305.15" calcext:value-type="float">
            <text:p>4305.15</text:p>
          </table:table-cell>
          <table:table-cell office:value-type="float" office:value="4195.99" calcext:value-type="float">
            <text:p>4195.99</text:p>
          </table:table-cell>
          <table:table-cell office:value-type="float" office:value="4304.97" calcext:value-type="float">
            <text:p>4304.97</text:p>
          </table:table-cell>
          <table:table-cell office:value-type="float" office:value="4293.92" calcext:value-type="float">
            <text:p>4293.92</text:p>
          </table:table-cell>
          <table:table-cell office:value-type="float" office:value="2651.65" calcext:value-type="float">
            <text:p>2651.65</text:p>
          </table:table-cell>
          <table:table-cell office:value-type="float" office:value="4282.76" calcext:value-type="float">
            <text:p>4282.76</text:p>
          </table:table-cell>
          <table:table-cell office:value-type="float" office:value="4647.38" calcext:value-type="float">
            <text:p>4647.38</text:p>
          </table:table-cell>
        </table:table-row>
        <table:table-row table:style-name="ro1">
          <table:table-cell office:value-type="string" calcext:value-type="string">
            <text:p>12 DRAM</text:p>
          </table:table-cell>
          <table:table-cell table:formula="of:=SUM([.C14:.K14])/9" office:value-type="float" office:value="4202.99333333333" calcext:value-type="float">
            <text:p>4202.99</text:p>
          </table:table-cell>
          <table:table-cell office:value-type="float" office:value="2975.03" calcext:value-type="float">
            <text:p>2975.03</text:p>
          </table:table-cell>
          <table:table-cell office:value-type="float" office:value="4180.15" calcext:value-type="float">
            <text:p>4180.15</text:p>
          </table:table-cell>
          <table:table-cell office:value-type="float" office:value="4300.3" calcext:value-type="float">
            <text:p>4300.3</text:p>
          </table:table-cell>
          <table:table-cell office:value-type="float" office:value="4293.08" calcext:value-type="float">
            <text:p>4293.08</text:p>
          </table:table-cell>
          <table:table-cell office:value-type="float" office:value="4289.2" calcext:value-type="float">
            <text:p>4289.2</text:p>
          </table:table-cell>
          <table:table-cell office:value-type="float" office:value="4280.48" calcext:value-type="float">
            <text:p>4280.48</text:p>
          </table:table-cell>
          <table:table-cell office:value-type="float" office:value="4191.48" calcext:value-type="float">
            <text:p>4191.48</text:p>
          </table:table-cell>
          <table:table-cell office:value-type="float" office:value="4312.09" calcext:value-type="float">
            <text:p>4312.09</text:p>
          </table:table-cell>
          <table:table-cell office:value-type="float" office:value="5005.13" calcext:value-type="float">
            <text:p>5005.13</text:p>
          </table:table-cell>
        </table:table-row>
        <table:table-row table:style-name="ro1">
          <table:table-cell office:value-type="string" calcext:value-type="string">
            <text:p>13 DRAM</text:p>
          </table:table-cell>
          <table:table-cell table:formula="of:=SUM([.C15:.K15])/9" office:value-type="float" office:value="4506.29444444444" calcext:value-type="float">
            <text:p>4506.29</text:p>
          </table:table-cell>
          <table:table-cell office:value-type="float" office:value="5903.28" calcext:value-type="float">
            <text:p>5903.28</text:p>
          </table:table-cell>
          <table:table-cell office:value-type="float" office:value="4455.9" calcext:value-type="float">
            <text:p>4455.9</text:p>
          </table:table-cell>
          <table:table-cell office:value-type="float" office:value="4315.85" calcext:value-type="float">
            <text:p>4315.85</text:p>
          </table:table-cell>
          <table:table-cell office:value-type="float" office:value="4305.55" calcext:value-type="float">
            <text:p>4305.55</text:p>
          </table:table-cell>
          <table:table-cell office:value-type="float" office:value="4317.11" calcext:value-type="float">
            <text:p>4317.11</text:p>
          </table:table-cell>
          <table:table-cell office:value-type="float" office:value="4307.6" calcext:value-type="float">
            <text:p>4307.6</text:p>
          </table:table-cell>
          <table:table-cell office:value-type="float" office:value="4304.79" calcext:value-type="float">
            <text:p>4304.79</text:p>
          </table:table-cell>
          <table:table-cell office:value-type="float" office:value="4317.42" calcext:value-type="float">
            <text:p>4317.42</text:p>
          </table:table-cell>
          <table:table-cell office:value-type="float" office:value="4329.15" calcext:value-type="float">
            <text:p>4329.15</text:p>
          </table:table-cell>
        </table:table-row>
        <table:table-row table:style-name="ro1">
          <table:table-cell office:value-type="string" calcext:value-type="string">
            <text:p>14 DRAM</text:p>
          </table:table-cell>
          <table:table-cell table:formula="of:=SUM([.C16:.K16])/9" office:value-type="float" office:value="4479.27888888889" calcext:value-type="float">
            <text:p>4479.28</text:p>
          </table:table-cell>
          <table:table-cell office:value-type="float" office:value="5788.07" calcext:value-type="float">
            <text:p>5788.07</text:p>
          </table:table-cell>
          <table:table-cell office:value-type="float" office:value="4439.37" calcext:value-type="float">
            <text:p>4439.37</text:p>
          </table:table-cell>
          <table:table-cell office:value-type="float" office:value="4312.58" calcext:value-type="float">
            <text:p>4312.58</text:p>
          </table:table-cell>
          <table:table-cell office:value-type="float" office:value="4302.06" calcext:value-type="float">
            <text:p>4302.06</text:p>
          </table:table-cell>
          <table:table-cell office:value-type="float" office:value="4263.72" calcext:value-type="float">
            <text:p>4263.72</text:p>
          </table:table-cell>
          <table:table-cell office:value-type="float" office:value="4270.38" calcext:value-type="float">
            <text:p>4270.38</text:p>
          </table:table-cell>
          <table:table-cell office:value-type="float" office:value="4271.85" calcext:value-type="float">
            <text:p>4271.85</text:p>
          </table:table-cell>
          <table:table-cell office:value-type="float" office:value="4320.05" calcext:value-type="float">
            <text:p>4320.05</text:p>
          </table:table-cell>
          <table:table-cell office:value-type="float" office:value="4345.43" calcext:value-type="float">
            <text:p>4345.43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17:.K17])/9" office:value-type="float" office:value="4218.52333333333" calcext:value-type="float">
            <text:p>4218.52</text:p>
          </table:table-cell>
          <table:table-cell office:value-type="float" office:value="4065.24" calcext:value-type="float">
            <text:p>4065.24</text:p>
          </table:table-cell>
          <table:table-cell office:value-type="float" office:value="3990.93" calcext:value-type="float">
            <text:p>3990.93</text:p>
          </table:table-cell>
          <table:table-cell office:value-type="float" office:value="3975.91" calcext:value-type="float">
            <text:p>3975.91</text:p>
          </table:table-cell>
          <table:table-cell office:value-type="float" office:value="3987.77" calcext:value-type="float">
            <text:p>3987.77</text:p>
          </table:table-cell>
          <table:table-cell office:value-type="float" office:value="3982.48" calcext:value-type="float">
            <text:p>3982.48</text:p>
          </table:table-cell>
          <table:table-cell office:value-type="float" office:value="3895.2" calcext:value-type="float">
            <text:p>3895.2</text:p>
          </table:table-cell>
          <table:table-cell office:value-type="float" office:value="3991.73" calcext:value-type="float">
            <text:p>3991.73</text:p>
          </table:table-cell>
          <table:table-cell office:value-type="float" office:value="4229.31" calcext:value-type="float">
            <text:p>4229.31</text:p>
          </table:table-cell>
          <table:table-cell office:value-type="float" office:value="5848.14" calcext:value-type="float">
            <text:p>5848.14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2:.B16])" office:value-type="float" office:value="66747.2411111111" calcext:value-type="float">
            <text:p>66747.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7])" office:value-type="float" office:value="4218.52333333333" calcext:value-type="float">
            <text:p>4218.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 NVM thre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21:.K21])/9" office:value-type="float" office:value="4613.26111111111" calcext:value-type="float">
            <text:p>4613.26</text:p>
          </table:table-cell>
          <table:table-cell office:value-type="float" office:value="4670.06" calcext:value-type="float">
            <text:p>4670.06</text:p>
          </table:table-cell>
          <table:table-cell office:value-type="float" office:value="4381.72" calcext:value-type="float">
            <text:p>4381.72</text:p>
          </table:table-cell>
          <table:table-cell office:value-type="float" office:value="4316.68" calcext:value-type="float">
            <text:p>4316.68</text:p>
          </table:table-cell>
          <table:table-cell office:value-type="float" office:value="4305.46" calcext:value-type="float">
            <text:p>4305.46</text:p>
          </table:table-cell>
          <table:table-cell office:value-type="float" office:value="4330.49" calcext:value-type="float">
            <text:p>4330.49</text:p>
          </table:table-cell>
          <table:table-cell office:value-type="float" office:value="4378.62" calcext:value-type="float">
            <text:p>4378.62</text:p>
          </table:table-cell>
          <table:table-cell office:value-type="float" office:value="4341.85" calcext:value-type="float">
            <text:p>4341.85</text:p>
          </table:table-cell>
          <table:table-cell office:value-type="float" office:value="4397.9" calcext:value-type="float">
            <text:p>4397.9</text:p>
          </table:table-cell>
          <table:table-cell office:value-type="float" office:value="6396.57" calcext:value-type="float">
            <text:p>6396.57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22:.K22])/9" office:value-type="float" office:value="4433.75111111111" calcext:value-type="float">
            <text:p>4433.75</text:p>
          </table:table-cell>
          <table:table-cell office:value-type="float" office:value="5954.68" calcext:value-type="float">
            <text:p>5954.68</text:p>
          </table:table-cell>
          <table:table-cell office:value-type="float" office:value="4793.56" calcext:value-type="float">
            <text:p>4793.56</text:p>
          </table:table-cell>
          <table:table-cell office:value-type="float" office:value="2708.82" calcext:value-type="float">
            <text:p>2708.82</text:p>
          </table:table-cell>
          <table:table-cell office:value-type="float" office:value="4325.06" calcext:value-type="float">
            <text:p>4325.06</text:p>
          </table:table-cell>
          <table:table-cell office:value-type="float" office:value="4321.21" calcext:value-type="float">
            <text:p>4321.21</text:p>
          </table:table-cell>
          <table:table-cell office:value-type="float" office:value="4357.92" calcext:value-type="float">
            <text:p>4357.92</text:p>
          </table:table-cell>
          <table:table-cell office:value-type="float" office:value="4395.07" calcext:value-type="float">
            <text:p>4395.07</text:p>
          </table:table-cell>
          <table:table-cell office:value-type="float" office:value="4351.4" calcext:value-type="float">
            <text:p>4351.4</text:p>
          </table:table-cell>
          <table:table-cell office:value-type="float" office:value="4696.04" calcext:value-type="float">
            <text:p>4696.04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23:.K23])/9" office:value-type="float" office:value="4856.13444444445" calcext:value-type="float">
            <text:p>4856.13</text:p>
          </table:table-cell>
          <table:table-cell office:value-type="float" office:value="2687.5" calcext:value-type="float">
            <text:p>2687.5</text:p>
          </table:table-cell>
          <table:table-cell office:value-type="float" office:value="4351.41" calcext:value-type="float">
            <text:p>4351.41</text:p>
          </table:table-cell>
          <table:table-cell office:value-type="float" office:value="4330.72" calcext:value-type="float">
            <text:p>4330.72</text:p>
          </table:table-cell>
          <table:table-cell office:value-type="float" office:value="4343.35" calcext:value-type="float">
            <text:p>4343.35</text:p>
          </table:table-cell>
          <table:table-cell office:value-type="float" office:value="4364.81" calcext:value-type="float">
            <text:p>4364.81</text:p>
          </table:table-cell>
          <table:table-cell office:value-type="float" office:value="4408.56" calcext:value-type="float">
            <text:p>4408.56</text:p>
          </table:table-cell>
          <table:table-cell office:value-type="float" office:value="4355.6" calcext:value-type="float">
            <text:p>4355.6</text:p>
          </table:table-cell>
          <table:table-cell office:value-type="float" office:value="4958.78" calcext:value-type="float">
            <text:p>4958.78</text:p>
          </table:table-cell>
          <table:table-cell office:value-type="float" office:value="9904.48" calcext:value-type="float">
            <text:p>9904.48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24:.K24])/9" office:value-type="float" office:value="4585.51444444444" calcext:value-type="float">
            <text:p>4585.51</text:p>
          </table:table-cell>
          <table:table-cell office:value-type="float" office:value="6024.76" calcext:value-type="float">
            <text:p>6024.76</text:p>
          </table:table-cell>
          <table:table-cell office:value-type="float" office:value="4706.2" calcext:value-type="float">
            <text:p>4706.2</text:p>
          </table:table-cell>
          <table:table-cell office:value-type="float" office:value="4416.41" calcext:value-type="float">
            <text:p>4416.41</text:p>
          </table:table-cell>
          <table:table-cell office:value-type="float" office:value="4344.97" calcext:value-type="float">
            <text:p>4344.97</text:p>
          </table:table-cell>
          <table:table-cell office:value-type="float" office:value="4326.08" calcext:value-type="float">
            <text:p>4326.08</text:p>
          </table:table-cell>
          <table:table-cell office:value-type="float" office:value="4346.41" calcext:value-type="float">
            <text:p>4346.41</text:p>
          </table:table-cell>
          <table:table-cell office:value-type="float" office:value="4387.73" calcext:value-type="float">
            <text:p>4387.73</text:p>
          </table:table-cell>
          <table:table-cell office:value-type="float" office:value="4369.97" calcext:value-type="float">
            <text:p>4369.97</text:p>
          </table:table-cell>
          <table:table-cell office:value-type="float" office:value="4347.1" calcext:value-type="float">
            <text:p>4347.1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25:.K25])/9" office:value-type="float" office:value="4464.09555555556" calcext:value-type="float">
            <text:p>4464.10</text:p>
          </table:table-cell>
          <table:table-cell office:value-type="float" office:value="6162.66" calcext:value-type="float">
            <text:p>6162.66</text:p>
          </table:table-cell>
          <table:table-cell office:value-type="float" office:value="4916.97" calcext:value-type="float">
            <text:p>4916.97</text:p>
          </table:table-cell>
          <table:table-cell office:value-type="float" office:value="4436.31" calcext:value-type="float">
            <text:p>4436.31</text:p>
          </table:table-cell>
          <table:table-cell office:value-type="float" office:value="4353.98" calcext:value-type="float">
            <text:p>4353.98</text:p>
          </table:table-cell>
          <table:table-cell office:value-type="float" office:value="4334.97" calcext:value-type="float">
            <text:p>4334.97</text:p>
          </table:table-cell>
          <table:table-cell office:value-type="float" office:value="4346.27" calcext:value-type="float">
            <text:p>4346.27</text:p>
          </table:table-cell>
          <table:table-cell office:value-type="float" office:value="4380.26" calcext:value-type="float">
            <text:p>4380.26</text:p>
          </table:table-cell>
          <table:table-cell office:value-type="float" office:value="2574.88" calcext:value-type="float">
            <text:p>2574.88</text:p>
          </table:table-cell>
          <table:table-cell office:value-type="float" office:value="4670.56" calcext:value-type="float">
            <text:p>4670.56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26:.K26])/9" office:value-type="float" office:value="4537.74666666667" calcext:value-type="float">
            <text:p>4537.75</text:p>
          </table:table-cell>
          <table:table-cell office:value-type="float" office:value="5810.53" calcext:value-type="float">
            <text:p>5810.53</text:p>
          </table:table-cell>
          <table:table-cell office:value-type="float" office:value="4640.9" calcext:value-type="float">
            <text:p>4640.9</text:p>
          </table:table-cell>
          <table:table-cell office:value-type="float" office:value="4394.03" calcext:value-type="float">
            <text:p>4394.03</text:p>
          </table:table-cell>
          <table:table-cell office:value-type="float" office:value="4325.61" calcext:value-type="float">
            <text:p>4325.61</text:p>
          </table:table-cell>
          <table:table-cell office:value-type="float" office:value="4309.75" calcext:value-type="float">
            <text:p>4309.75</text:p>
          </table:table-cell>
          <table:table-cell office:value-type="float" office:value="4248.71" calcext:value-type="float">
            <text:p>4248.71</text:p>
          </table:table-cell>
          <table:table-cell office:value-type="float" office:value="4388.01" calcext:value-type="float">
            <text:p>4388.01</text:p>
          </table:table-cell>
          <table:table-cell office:value-type="float" office:value="4347.76" calcext:value-type="float">
            <text:p>4347.76</text:p>
          </table:table-cell>
          <table:table-cell office:value-type="float" office:value="4374.42" calcext:value-type="float">
            <text:p>4374.42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27:.K27])/9" office:value-type="float" office:value="4801.03555555556" calcext:value-type="float">
            <text:p>4801.04</text:p>
          </table:table-cell>
          <table:table-cell office:value-type="float" office:value="3058.74" calcext:value-type="float">
            <text:p>3058.74</text:p>
          </table:table-cell>
          <table:table-cell office:value-type="float" office:value="4330.87" calcext:value-type="float">
            <text:p>4330.87</text:p>
          </table:table-cell>
          <table:table-cell office:value-type="float" office:value="4269.66" calcext:value-type="float">
            <text:p>4269.66</text:p>
          </table:table-cell>
          <table:table-cell office:value-type="float" office:value="4293.38" calcext:value-type="float">
            <text:p>4293.38</text:p>
          </table:table-cell>
          <table:table-cell office:value-type="float" office:value="4331.31" calcext:value-type="float">
            <text:p>4331.31</text:p>
          </table:table-cell>
          <table:table-cell office:value-type="float" office:value="4365.45" calcext:value-type="float">
            <text:p>4365.45</text:p>
          </table:table-cell>
          <table:table-cell office:value-type="float" office:value="4323.36" calcext:value-type="float">
            <text:p>4323.36</text:p>
          </table:table-cell>
          <table:table-cell office:value-type="float" office:value="4747.52" calcext:value-type="float">
            <text:p>4747.52</text:p>
          </table:table-cell>
          <table:table-cell office:value-type="float" office:value="9489.03" calcext:value-type="float">
            <text:p>9489.03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28:.K28])/9" office:value-type="float" office:value="4222.53888888889" calcext:value-type="float">
            <text:p>4222.54</text:p>
          </table:table-cell>
          <table:table-cell office:value-type="float" office:value="5883.95" calcext:value-type="float">
            <text:p>5883.95</text:p>
          </table:table-cell>
          <table:table-cell office:value-type="float" office:value="4747.07" calcext:value-type="float">
            <text:p>4747.07</text:p>
          </table:table-cell>
          <table:table-cell office:value-type="float" office:value="4400.13" calcext:value-type="float">
            <text:p>4400.13</text:p>
          </table:table-cell>
          <table:table-cell office:value-type="float" office:value="4327.3" calcext:value-type="float">
            <text:p>4327.3</text:p>
          </table:table-cell>
          <table:table-cell office:value-type="float" office:value="4309.88" calcext:value-type="float">
            <text:p>4309.88</text:p>
          </table:table-cell>
          <table:table-cell office:value-type="float" office:value="4332.16" calcext:value-type="float">
            <text:p>4332.16</text:p>
          </table:table-cell>
          <table:table-cell office:value-type="float" office:value="4380.18" calcext:value-type="float">
            <text:p>4380.18</text:p>
          </table:table-cell>
          <table:table-cell office:value-type="float" office:value="4253.58" calcext:value-type="float">
            <text:p>4253.58</text:p>
          </table:table-cell>
          <table:table-cell office:value-type="float" office:value="1368.6" calcext:value-type="float">
            <text:p>1368.6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29:.K29])/9" office:value-type="float" office:value="4424.93" calcext:value-type="float">
            <text:p>4424.93</text:p>
          </table:table-cell>
          <table:table-cell office:value-type="float" office:value="5902.77" calcext:value-type="float">
            <text:p>5902.77</text:p>
          </table:table-cell>
          <table:table-cell office:value-type="float" office:value="4640.29" calcext:value-type="float">
            <text:p>4640.29</text:p>
          </table:table-cell>
          <table:table-cell office:value-type="float" office:value="4412.45" calcext:value-type="float">
            <text:p>4412.45</text:p>
          </table:table-cell>
          <table:table-cell office:value-type="float" office:value="4334.55" calcext:value-type="float">
            <text:p>4334.55</text:p>
          </table:table-cell>
          <table:table-cell office:value-type="float" office:value="4328.86" calcext:value-type="float">
            <text:p>4328.86</text:p>
          </table:table-cell>
          <table:table-cell office:value-type="float" office:value="4347.23" calcext:value-type="float">
            <text:p>4347.23</text:p>
          </table:table-cell>
          <table:table-cell office:value-type="float" office:value="2679.58" calcext:value-type="float">
            <text:p>2679.58</text:p>
          </table:table-cell>
          <table:table-cell office:value-type="float" office:value="4353.51" calcext:value-type="float">
            <text:p>4353.51</text:p>
          </table:table-cell>
          <table:table-cell office:value-type="float" office:value="4825.13" calcext:value-type="float">
            <text:p>4825.13</text:p>
          </table:table-cell>
        </table:table-row>
        <table:table-row table:style-name="ro1">
          <table:table-cell office:value-type="string" calcext:value-type="string">
            <text:p>9 DRAM</text:p>
          </table:table-cell>
          <table:table-cell table:formula="of:=SUM([.C30:.K30])/9" office:value-type="float" office:value="4306.37777777778" calcext:value-type="float">
            <text:p>4306.38</text:p>
          </table:table-cell>
          <table:table-cell office:value-type="float" office:value="3563.29" calcext:value-type="float">
            <text:p>3563.29</text:p>
          </table:table-cell>
          <table:table-cell office:value-type="float" office:value="4518.37" calcext:value-type="float">
            <text:p>4518.37</text:p>
          </table:table-cell>
          <table:table-cell office:value-type="float" office:value="4329.88" calcext:value-type="float">
            <text:p>4329.88</text:p>
          </table:table-cell>
          <table:table-cell office:value-type="float" office:value="4329.04" calcext:value-type="float">
            <text:p>4329.04</text:p>
          </table:table-cell>
          <table:table-cell office:value-type="float" office:value="4261.8" calcext:value-type="float">
            <text:p>4261.8</text:p>
          </table:table-cell>
          <table:table-cell office:value-type="float" office:value="4355.03" calcext:value-type="float">
            <text:p>4355.03</text:p>
          </table:table-cell>
          <table:table-cell office:value-type="float" office:value="4393.51" calcext:value-type="float">
            <text:p>4393.51</text:p>
          </table:table-cell>
          <table:table-cell office:value-type="float" office:value="4351.83" calcext:value-type="float">
            <text:p>4351.83</text:p>
          </table:table-cell>
          <table:table-cell office:value-type="float" office:value="4654.65" calcext:value-type="float">
            <text:p>4654.65</text:p>
          </table:table-cell>
        </table:table-row>
        <table:table-row table:style-name="ro1">
          <table:table-cell office:value-type="string" calcext:value-type="string">
            <text:p>10 DRAM</text:p>
          </table:table-cell>
          <table:table-cell table:formula="of:=SUM([.C31:.K31])/9" office:value-type="float" office:value="4855.78444444445" calcext:value-type="float">
            <text:p>4855.78</text:p>
          </table:table-cell>
          <table:table-cell office:value-type="float" office:value="4731.88" calcext:value-type="float">
            <text:p>4731.88</text:p>
          </table:table-cell>
          <table:table-cell office:value-type="float" office:value="4395.81" calcext:value-type="float">
            <text:p>4395.81</text:p>
          </table:table-cell>
          <table:table-cell office:value-type="float" office:value="4322.92" calcext:value-type="float">
            <text:p>4322.92</text:p>
          </table:table-cell>
          <table:table-cell office:value-type="float" office:value="4314.3" calcext:value-type="float">
            <text:p>4314.3</text:p>
          </table:table-cell>
          <table:table-cell office:value-type="float" office:value="2753.85" calcext:value-type="float">
            <text:p>2753.85</text:p>
          </table:table-cell>
          <table:table-cell office:value-type="float" office:value="3970.68" calcext:value-type="float">
            <text:p>3970.68</text:p>
          </table:table-cell>
          <table:table-cell office:value-type="float" office:value="4334.76" calcext:value-type="float">
            <text:p>4334.76</text:p>
          </table:table-cell>
          <table:table-cell office:value-type="float" office:value="4989.66" calcext:value-type="float">
            <text:p>4989.66</text:p>
          </table:table-cell>
          <table:table-cell office:value-type="float" office:value="9888.2" calcext:value-type="float">
            <text:p>9888.2</text:p>
          </table:table-cell>
        </table:table-row>
        <table:table-row table:style-name="ro1">
          <table:table-cell office:value-type="string" calcext:value-type="string">
            <text:p>11 DRAM</text:p>
          </table:table-cell>
          <table:table-cell table:formula="of:=SUM([.C32:.K32])/9" office:value-type="float" office:value="4441.98777777778" calcext:value-type="float">
            <text:p>4441.99</text:p>
          </table:table-cell>
          <table:table-cell office:value-type="float" office:value="6062.03" calcext:value-type="float">
            <text:p>6062.03</text:p>
          </table:table-cell>
          <table:table-cell office:value-type="float" office:value="4873.96" calcext:value-type="float">
            <text:p>4873.96</text:p>
          </table:table-cell>
          <table:table-cell office:value-type="float" office:value="4427.42" calcext:value-type="float">
            <text:p>4427.42</text:p>
          </table:table-cell>
          <table:table-cell office:value-type="float" office:value="2677.71" calcext:value-type="float">
            <text:p>2677.71</text:p>
          </table:table-cell>
          <table:table-cell office:value-type="float" office:value="4303.78" calcext:value-type="float">
            <text:p>4303.78</text:p>
          </table:table-cell>
          <table:table-cell office:value-type="float" office:value="4265.4" calcext:value-type="float">
            <text:p>4265.4</text:p>
          </table:table-cell>
          <table:table-cell office:value-type="float" office:value="4414.03" calcext:value-type="float">
            <text:p>4414.03</text:p>
          </table:table-cell>
          <table:table-cell office:value-type="float" office:value="4268.66" calcext:value-type="float">
            <text:p>4268.66</text:p>
          </table:table-cell>
          <table:table-cell office:value-type="float" office:value="4684.9" calcext:value-type="float">
            <text:p>4684.9</text:p>
          </table:table-cell>
        </table:table-row>
        <table:table-row table:style-name="ro1">
          <table:table-cell office:value-type="string" calcext:value-type="string">
            <text:p>12 DRAM</text:p>
          </table:table-cell>
          <table:table-cell table:formula="of:=SUM([.C33:.K33])/9" office:value-type="float" office:value="4565.79666666667" calcext:value-type="float">
            <text:p>4565.80</text:p>
          </table:table-cell>
          <table:table-cell office:value-type="float" office:value="4796.41" calcext:value-type="float">
            <text:p>4796.41</text:p>
          </table:table-cell>
          <table:table-cell office:value-type="float" office:value="4365.88" calcext:value-type="float">
            <text:p>4365.88</text:p>
          </table:table-cell>
          <table:table-cell office:value-type="float" office:value="4316.57" calcext:value-type="float">
            <text:p>4316.57</text:p>
          </table:table-cell>
          <table:table-cell office:value-type="float" office:value="4326.44" calcext:value-type="float">
            <text:p>4326.44</text:p>
          </table:table-cell>
          <table:table-cell office:value-type="float" office:value="4239.44" calcext:value-type="float">
            <text:p>4239.44</text:p>
          </table:table-cell>
          <table:table-cell office:value-type="float" office:value="4397.39" calcext:value-type="float">
            <text:p>4397.39</text:p>
          </table:table-cell>
          <table:table-cell office:value-type="float" office:value="4271.89" calcext:value-type="float">
            <text:p>4271.89</text:p>
          </table:table-cell>
          <table:table-cell office:value-type="float" office:value="4309.82" calcext:value-type="float">
            <text:p>4309.82</text:p>
          </table:table-cell>
          <table:table-cell office:value-type="float" office:value="6068.33" calcext:value-type="float">
            <text:p>6068.33</text:p>
          </table:table-cell>
        </table:table-row>
        <table:table-row table:style-name="ro1">
          <table:table-cell office:value-type="string" calcext:value-type="string">
            <text:p>13 DRAM</text:p>
          </table:table-cell>
          <table:table-cell table:formula="of:=SUM([.C34:.K34])/9" office:value-type="float" office:value="4416.84777777778" calcext:value-type="float">
            <text:p>4416.85</text:p>
          </table:table-cell>
          <table:table-cell office:value-type="float" office:value="5847.21" calcext:value-type="float">
            <text:p>5847.21</text:p>
          </table:table-cell>
          <table:table-cell office:value-type="float" office:value="4719.1" calcext:value-type="float">
            <text:p>4719.1</text:p>
          </table:table-cell>
          <table:table-cell office:value-type="float" office:value="4380.99" calcext:value-type="float">
            <text:p>4380.99</text:p>
          </table:table-cell>
          <table:table-cell office:value-type="float" office:value="4305.63" calcext:value-type="float">
            <text:p>4305.63</text:p>
          </table:table-cell>
          <table:table-cell office:value-type="float" office:value="2687.16" calcext:value-type="float">
            <text:p>2687.16</text:p>
          </table:table-cell>
          <table:table-cell office:value-type="float" office:value="4270.87" calcext:value-type="float">
            <text:p>4270.87</text:p>
          </table:table-cell>
          <table:table-cell office:value-type="float" office:value="4370.24" calcext:value-type="float">
            <text:p>4370.24</text:p>
          </table:table-cell>
          <table:table-cell office:value-type="float" office:value="4324.83" calcext:value-type="float">
            <text:p>4324.83</text:p>
          </table:table-cell>
          <table:table-cell office:value-type="float" office:value="4845.6" calcext:value-type="float">
            <text:p>4845.6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35:.K35])/9" office:value-type="float" office:value="4451.94666666667" calcext:value-type="float">
            <text:p>4451.95</text:p>
          </table:table-cell>
          <table:table-cell office:value-type="float" office:value="4065.79" calcext:value-type="float">
            <text:p>4065.79</text:p>
          </table:table-cell>
          <table:table-cell office:value-type="float" office:value="4015.89" calcext:value-type="float">
            <text:p>4015.89</text:p>
          </table:table-cell>
          <table:table-cell office:value-type="float" office:value="4004.46" calcext:value-type="float">
            <text:p>4004.46</text:p>
          </table:table-cell>
          <table:table-cell office:value-type="float" office:value="4026.79" calcext:value-type="float">
            <text:p>4026.79</text:p>
          </table:table-cell>
          <table:table-cell office:value-type="float" office:value="4048.08" calcext:value-type="float">
            <text:p>4048.08</text:p>
          </table:table-cell>
          <table:table-cell office:value-type="float" office:value="4040.1" calcext:value-type="float">
            <text:p>4040.1</text:p>
          </table:table-cell>
          <table:table-cell office:value-type="float" office:value="4154.97" calcext:value-type="float">
            <text:p>4154.97</text:p>
          </table:table-cell>
          <table:table-cell office:value-type="float" office:value="5488.06" calcext:value-type="float">
            <text:p>5488.06</text:p>
          </table:table-cell>
          <table:table-cell office:value-type="float" office:value="6223.38" calcext:value-type="float">
            <text:p>6223.38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36:.K36])/9" office:value-type="float" office:value="4443.62" calcext:value-type="float">
            <text:p>4443.62</text:p>
          </table:table-cell>
          <table:table-cell office:value-type="float" office:value="4071.09" calcext:value-type="float">
            <text:p>4071.09</text:p>
          </table:table-cell>
          <table:table-cell office:value-type="float" office:value="4011.39" calcext:value-type="float">
            <text:p>4011.39</text:p>
          </table:table-cell>
          <table:table-cell office:value-type="float" office:value="4012.01" calcext:value-type="float">
            <text:p>4012.01</text:p>
          </table:table-cell>
          <table:table-cell office:value-type="float" office:value="3988.65" calcext:value-type="float">
            <text:p>3988.65</text:p>
          </table:table-cell>
          <table:table-cell office:value-type="float" office:value="3972.18" calcext:value-type="float">
            <text:p>3972.18</text:p>
          </table:table-cell>
          <table:table-cell office:value-type="float" office:value="3968.66" calcext:value-type="float">
            <text:p>3968.66</text:p>
          </table:table-cell>
          <table:table-cell office:value-type="float" office:value="4143.89" calcext:value-type="float">
            <text:p>4143.89</text:p>
          </table:table-cell>
          <table:table-cell office:value-type="float" office:value="5601.62" calcext:value-type="float">
            <text:p>5601.62</text:p>
          </table:table-cell>
          <table:table-cell office:value-type="float" office:value="6223.09" calcext:value-type="float">
            <text:p>6223.09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21:.B34])" office:value-type="float" office:value="63525.8022222222" calcext:value-type="float">
            <text:p>63525.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35:.B36])" office:value-type="float" office:value="8895.56666666667" calcext:value-type="float">
            <text:p>8895.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 NVM thre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40:.K40])/9" office:value-type="float" office:value="5281.63333333333" calcext:value-type="float">
            <text:p>5281.63</text:p>
          </table:table-cell>
          <table:table-cell office:value-type="float" office:value="5087.86" calcext:value-type="float">
            <text:p>5087.86</text:p>
          </table:table-cell>
          <table:table-cell office:value-type="float" office:value="5107.46" calcext:value-type="float">
            <text:p>5107.46</text:p>
          </table:table-cell>
          <table:table-cell office:value-type="float" office:value="5061.26" calcext:value-type="float">
            <text:p>5061.26</text:p>
          </table:table-cell>
          <table:table-cell office:value-type="float" office:value="5088.87" calcext:value-type="float">
            <text:p>5088.87</text:p>
          </table:table-cell>
          <table:table-cell office:value-type="float" office:value="5066.67" calcext:value-type="float">
            <text:p>5066.67</text:p>
          </table:table-cell>
          <table:table-cell office:value-type="float" office:value="4941.72" calcext:value-type="float">
            <text:p>4941.72</text:p>
          </table:table-cell>
          <table:table-cell office:value-type="float" office:value="5005.4" calcext:value-type="float">
            <text:p>5005.4</text:p>
          </table:table-cell>
          <table:table-cell office:value-type="float" office:value="5311.89" calcext:value-type="float">
            <text:p>5311.89</text:p>
          </table:table-cell>
          <table:table-cell office:value-type="float" office:value="6863.57" calcext:value-type="float">
            <text:p>6863.57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41:.K41])/9" office:value-type="float" office:value="4895.60222222222" calcext:value-type="float">
            <text:p>4895.60</text:p>
          </table:table-cell>
          <table:table-cell office:value-type="float" office:value="7047.13" calcext:value-type="float">
            <text:p>7047.13</text:p>
          </table:table-cell>
          <table:table-cell office:value-type="float" office:value="5279.19" calcext:value-type="float">
            <text:p>5279.19</text:p>
          </table:table-cell>
          <table:table-cell office:value-type="float" office:value="5127.15" calcext:value-type="float">
            <text:p>5127.15</text:p>
          </table:table-cell>
          <table:table-cell office:value-type="float" office:value="5006.92" calcext:value-type="float">
            <text:p>5006.92</text:p>
          </table:table-cell>
          <table:table-cell office:value-type="float" office:value="5110.22" calcext:value-type="float">
            <text:p>5110.22</text:p>
          </table:table-cell>
          <table:table-cell office:value-type="float" office:value="5106.65" calcext:value-type="float">
            <text:p>5106.65</text:p>
          </table:table-cell>
          <table:table-cell office:value-type="float" office:value="5002.97" calcext:value-type="float">
            <text:p>5002.97</text:p>
          </table:table-cell>
          <table:table-cell office:value-type="float" office:value="4878.73" calcext:value-type="float">
            <text:p>4878.73</text:p>
          </table:table-cell>
          <table:table-cell office:value-type="float" office:value="1501.46" calcext:value-type="float">
            <text:p>1501.46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42:.K42])/9" office:value-type="float" office:value="5156.83333333333" calcext:value-type="float">
            <text:p>5156.83</text:p>
          </table:table-cell>
          <table:table-cell office:value-type="float" office:value="7133.46" calcext:value-type="float">
            <text:p>7133.46</text:p>
          </table:table-cell>
          <table:table-cell office:value-type="float" office:value="5315.79" calcext:value-type="float">
            <text:p>5315.79</text:p>
          </table:table-cell>
          <table:table-cell office:value-type="float" office:value="5138.35" calcext:value-type="float">
            <text:p>5138.35</text:p>
          </table:table-cell>
          <table:table-cell office:value-type="float" office:value="5096.73" calcext:value-type="float">
            <text:p>5096.73</text:p>
          </table:table-cell>
          <table:table-cell office:value-type="float" office:value="5114.23" calcext:value-type="float">
            <text:p>5114.23</text:p>
          </table:table-cell>
          <table:table-cell office:value-type="float" office:value="3007.24" calcext:value-type="float">
            <text:p>3007.24</text:p>
          </table:table-cell>
          <table:table-cell office:value-type="float" office:value="4744.29" calcext:value-type="float">
            <text:p>4744.29</text:p>
          </table:table-cell>
          <table:table-cell office:value-type="float" office:value="5113.93" calcext:value-type="float">
            <text:p>5113.93</text:p>
          </table:table-cell>
          <table:table-cell office:value-type="float" office:value="5747.48" calcext:value-type="float">
            <text:p>5747.48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43:.K43])/9" office:value-type="float" office:value="5262.82666666667" calcext:value-type="float">
            <text:p>5262.83</text:p>
          </table:table-cell>
          <table:table-cell office:value-type="float" office:value="5132.91" calcext:value-type="float">
            <text:p>5132.91</text:p>
          </table:table-cell>
          <table:table-cell office:value-type="float" office:value="5122.56" calcext:value-type="float">
            <text:p>5122.56</text:p>
          </table:table-cell>
          <table:table-cell office:value-type="float" office:value="5081.59" calcext:value-type="float">
            <text:p>5081.59</text:p>
          </table:table-cell>
          <table:table-cell office:value-type="float" office:value="5109.46" calcext:value-type="float">
            <text:p>5109.46</text:p>
          </table:table-cell>
          <table:table-cell office:value-type="float" office:value="5080.29" calcext:value-type="float">
            <text:p>5080.29</text:p>
          </table:table-cell>
          <table:table-cell office:value-type="float" office:value="4989.29" calcext:value-type="float">
            <text:p>4989.29</text:p>
          </table:table-cell>
          <table:table-cell office:value-type="float" office:value="4999.14" calcext:value-type="float">
            <text:p>4999.14</text:p>
          </table:table-cell>
          <table:table-cell office:value-type="float" office:value="5211.66" calcext:value-type="float">
            <text:p>5211.66</text:p>
          </table:table-cell>
          <table:table-cell office:value-type="float" office:value="6638.54" calcext:value-type="float">
            <text:p>6638.54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44:.K44])/9" office:value-type="float" office:value="5238.92111111111" calcext:value-type="float">
            <text:p>5238.92</text:p>
          </table:table-cell>
          <table:table-cell office:value-type="float" office:value="5134.69" calcext:value-type="float">
            <text:p>5134.69</text:p>
          </table:table-cell>
          <table:table-cell office:value-type="float" office:value="3012.84" calcext:value-type="float">
            <text:p>3012.84</text:p>
          </table:table-cell>
          <table:table-cell office:value-type="float" office:value="5089.04" calcext:value-type="float">
            <text:p>5089.04</text:p>
          </table:table-cell>
          <table:table-cell office:value-type="float" office:value="5123.02" calcext:value-type="float">
            <text:p>5123.02</text:p>
          </table:table-cell>
          <table:table-cell office:value-type="float" office:value="5073.73" calcext:value-type="float">
            <text:p>5073.73</text:p>
          </table:table-cell>
          <table:table-cell office:value-type="float" office:value="4942.11" calcext:value-type="float">
            <text:p>4942.11</text:p>
          </table:table-cell>
          <table:table-cell office:value-type="float" office:value="5093.17" calcext:value-type="float">
            <text:p>5093.17</text:p>
          </table:table-cell>
          <table:table-cell office:value-type="float" office:value="5648.72" calcext:value-type="float">
            <text:p>5648.72</text:p>
          </table:table-cell>
          <table:table-cell office:value-type="float" office:value="8032.97" calcext:value-type="float">
            <text:p>8032.97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45:.K45])/9" office:value-type="float" office:value="5275.08" calcext:value-type="float">
            <text:p>5275.08</text:p>
          </table:table-cell>
          <table:table-cell office:value-type="float" office:value="6988.61" calcext:value-type="float">
            <text:p>6988.61</text:p>
          </table:table-cell>
          <table:table-cell office:value-type="float" office:value="5124.43" calcext:value-type="float">
            <text:p>5124.43</text:p>
          </table:table-cell>
          <table:table-cell office:value-type="float" office:value="5111.12" calcext:value-type="float">
            <text:p>5111.12</text:p>
          </table:table-cell>
          <table:table-cell office:value-type="float" office:value="5065.62" calcext:value-type="float">
            <text:p>5065.62</text:p>
          </table:table-cell>
          <table:table-cell office:value-type="float" office:value="5095.61" calcext:value-type="float">
            <text:p>5095.61</text:p>
          </table:table-cell>
          <table:table-cell office:value-type="float" office:value="5013.5" calcext:value-type="float">
            <text:p>5013.5</text:p>
          </table:table-cell>
          <table:table-cell office:value-type="float" office:value="4981.63" calcext:value-type="float">
            <text:p>4981.63</text:p>
          </table:table-cell>
          <table:table-cell office:value-type="float" office:value="4972" calcext:value-type="float">
            <text:p>4972</text:p>
          </table:table-cell>
          <table:table-cell office:value-type="float" office:value="5123.2" calcext:value-type="float">
            <text:p>5123.2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46:.K46])/9" office:value-type="float" office:value="5100.46222222222" calcext:value-type="float">
            <text:p>5100.46</text:p>
          </table:table-cell>
          <table:table-cell office:value-type="float" office:value="4147.5" calcext:value-type="float">
            <text:p>4147.5</text:p>
          </table:table-cell>
          <table:table-cell office:value-type="float" office:value="5089.16" calcext:value-type="float">
            <text:p>5089.16</text:p>
          </table:table-cell>
          <table:table-cell office:value-type="float" office:value="4973.44" calcext:value-type="float">
            <text:p>4973.44</text:p>
          </table:table-cell>
          <table:table-cell office:value-type="float" office:value="5074.69" calcext:value-type="float">
            <text:p>5074.69</text:p>
          </table:table-cell>
          <table:table-cell office:value-type="float" office:value="5052.18" calcext:value-type="float">
            <text:p>5052.18</text:p>
          </table:table-cell>
          <table:table-cell office:value-type="float" office:value="4951.92" calcext:value-type="float">
            <text:p>4951.92</text:p>
          </table:table-cell>
          <table:table-cell office:value-type="float" office:value="4964.46" calcext:value-type="float">
            <text:p>4964.46</text:p>
          </table:table-cell>
          <table:table-cell office:value-type="float" office:value="5055.86" calcext:value-type="float">
            <text:p>5055.86</text:p>
          </table:table-cell>
          <table:table-cell office:value-type="float" office:value="6594.95" calcext:value-type="float">
            <text:p>6594.95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47:.K47])/9" office:value-type="float" office:value="5242.08111111111" calcext:value-type="float">
            <text:p>5242.08</text:p>
          </table:table-cell>
          <table:table-cell office:value-type="float" office:value="6715.44" calcext:value-type="float">
            <text:p>6715.44</text:p>
          </table:table-cell>
          <table:table-cell office:value-type="float" office:value="5180.78" calcext:value-type="float">
            <text:p>5180.78</text:p>
          </table:table-cell>
          <table:table-cell office:value-type="float" office:value="5105.74" calcext:value-type="float">
            <text:p>5105.74</text:p>
          </table:table-cell>
          <table:table-cell office:value-type="float" office:value="5062.94" calcext:value-type="float">
            <text:p>5062.94</text:p>
          </table:table-cell>
          <table:table-cell office:value-type="float" office:value="4998.49" calcext:value-type="float">
            <text:p>4998.49</text:p>
          </table:table-cell>
          <table:table-cell office:value-type="float" office:value="4999.84" calcext:value-type="float">
            <text:p>4999.84</text:p>
          </table:table-cell>
          <table:table-cell office:value-type="float" office:value="4968.09" calcext:value-type="float">
            <text:p>4968.09</text:p>
          </table:table-cell>
          <table:table-cell office:value-type="float" office:value="4979.72" calcext:value-type="float">
            <text:p>4979.72</text:p>
          </table:table-cell>
          <table:table-cell office:value-type="float" office:value="5167.69" calcext:value-type="float">
            <text:p>5167.69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48:.K48])/9" office:value-type="float" office:value="5049.11777777778" calcext:value-type="float">
            <text:p>5049.12</text:p>
          </table:table-cell>
          <table:table-cell office:value-type="float" office:value="5256.99" calcext:value-type="float">
            <text:p>5256.99</text:p>
          </table:table-cell>
          <table:table-cell office:value-type="float" office:value="5128.44" calcext:value-type="float">
            <text:p>5128.44</text:p>
          </table:table-cell>
          <table:table-cell office:value-type="float" office:value="5082.3" calcext:value-type="float">
            <text:p>5082.3</text:p>
          </table:table-cell>
          <table:table-cell office:value-type="float" office:value="5108.95" calcext:value-type="float">
            <text:p>5108.95</text:p>
          </table:table-cell>
          <table:table-cell office:value-type="float" office:value="5103.37" calcext:value-type="float">
            <text:p>5103.37</text:p>
          </table:table-cell>
          <table:table-cell office:value-type="float" office:value="5000.86" calcext:value-type="float">
            <text:p>5000.86</text:p>
          </table:table-cell>
          <table:table-cell office:value-type="float" office:value="4974.26" calcext:value-type="float">
            <text:p>4974.26</text:p>
          </table:table-cell>
          <table:table-cell office:value-type="float" office:value="5131.3" calcext:value-type="float">
            <text:p>5131.3</text:p>
          </table:table-cell>
          <table:table-cell office:value-type="float" office:value="4655.59" calcext:value-type="float">
            <text:p>4655.59</text:p>
          </table:table-cell>
        </table:table-row>
        <table:table-row table:style-name="ro1">
          <table:table-cell office:value-type="string" calcext:value-type="string">
            <text:p>9 DRAM</text:p>
          </table:table-cell>
          <table:table-cell table:formula="of:=SUM([.C49:.K49])/9" office:value-type="float" office:value="5457.42222222222" calcext:value-type="float">
            <text:p>5457.42</text:p>
          </table:table-cell>
          <table:table-cell office:value-type="float" office:value="5114.23" calcext:value-type="float">
            <text:p>5114.23</text:p>
          </table:table-cell>
          <table:table-cell office:value-type="float" office:value="5110.52" calcext:value-type="float">
            <text:p>5110.52</text:p>
          </table:table-cell>
          <table:table-cell office:value-type="float" office:value="5058.67" calcext:value-type="float">
            <text:p>5058.67</text:p>
          </table:table-cell>
          <table:table-cell office:value-type="float" office:value="5099.88" calcext:value-type="float">
            <text:p>5099.88</text:p>
          </table:table-cell>
          <table:table-cell office:value-type="float" office:value="5069.79" calcext:value-type="float">
            <text:p>5069.79</text:p>
          </table:table-cell>
          <table:table-cell office:value-type="float" office:value="4504.99" calcext:value-type="float">
            <text:p>4504.99</text:p>
          </table:table-cell>
          <table:table-cell office:value-type="float" office:value="3015.77" calcext:value-type="float">
            <text:p>3015.77</text:p>
          </table:table-cell>
          <table:table-cell office:value-type="float" office:value="6237.06" calcext:value-type="float">
            <text:p>6237.06</text:p>
          </table:table-cell>
          <table:table-cell office:value-type="float" office:value="9905.89" calcext:value-type="float">
            <text:p>9905.89</text:p>
          </table:table-cell>
        </table:table-row>
        <table:table-row table:style-name="ro1">
          <table:table-cell office:value-type="string" calcext:value-type="string">
            <text:p>10 DRAM</text:p>
          </table:table-cell>
          <table:table-cell table:formula="of:=SUM([.C50:.K50])/9" office:value-type="float" office:value="5126.88333333333" calcext:value-type="float">
            <text:p>5126.88</text:p>
          </table:table-cell>
          <table:table-cell office:value-type="float" office:value="6961.57" calcext:value-type="float">
            <text:p>6961.57</text:p>
          </table:table-cell>
          <table:table-cell office:value-type="float" office:value="5234.78" calcext:value-type="float">
            <text:p>5234.78</text:p>
          </table:table-cell>
          <table:table-cell office:value-type="float" office:value="5113.47" calcext:value-type="float">
            <text:p>5113.47</text:p>
          </table:table-cell>
          <table:table-cell office:value-type="float" office:value="2913.38" calcext:value-type="float">
            <text:p>2913.38</text:p>
          </table:table-cell>
          <table:table-cell office:value-type="float" office:value="5088.91" calcext:value-type="float">
            <text:p>5088.91</text:p>
          </table:table-cell>
          <table:table-cell office:value-type="float" office:value="5013.44" calcext:value-type="float">
            <text:p>5013.44</text:p>
          </table:table-cell>
          <table:table-cell office:value-type="float" office:value="4821.73" calcext:value-type="float">
            <text:p>4821.73</text:p>
          </table:table-cell>
          <table:table-cell office:value-type="float" office:value="5105.56" calcext:value-type="float">
            <text:p>5105.56</text:p>
          </table:table-cell>
          <table:table-cell office:value-type="float" office:value="5889.11" calcext:value-type="float">
            <text:p>5889.11</text:p>
          </table:table-cell>
        </table:table-row>
        <table:table-row table:style-name="ro1">
          <table:table-cell office:value-type="string" calcext:value-type="string">
            <text:p>11 DRAM</text:p>
          </table:table-cell>
          <table:table-cell table:formula="of:=SUM([.C51:.K51])/9" office:value-type="float" office:value="5133.00777777778" calcext:value-type="float">
            <text:p>5133.01</text:p>
          </table:table-cell>
          <table:table-cell office:value-type="float" office:value="7001.82" calcext:value-type="float">
            <text:p>7001.82</text:p>
          </table:table-cell>
          <table:table-cell office:value-type="float" office:value="5263.59" calcext:value-type="float">
            <text:p>5263.59</text:p>
          </table:table-cell>
          <table:table-cell office:value-type="float" office:value="5036.31" calcext:value-type="float">
            <text:p>5036.31</text:p>
          </table:table-cell>
          <table:table-cell office:value-type="float" office:value="5091.02" calcext:value-type="float">
            <text:p>5091.02</text:p>
          </table:table-cell>
          <table:table-cell office:value-type="float" office:value="2976.27" calcext:value-type="float">
            <text:p>2976.27</text:p>
          </table:table-cell>
          <table:table-cell office:value-type="float" office:value="5037.94" calcext:value-type="float">
            <text:p>5037.94</text:p>
          </table:table-cell>
          <table:table-cell office:value-type="float" office:value="4836.09" calcext:value-type="float">
            <text:p>4836.09</text:p>
          </table:table-cell>
          <table:table-cell office:value-type="float" office:value="5112.74" calcext:value-type="float">
            <text:p>5112.74</text:p>
          </table:table-cell>
          <table:table-cell office:value-type="float" office:value="5841.29" calcext:value-type="float">
            <text:p>5841.29</text:p>
          </table:table-cell>
        </table:table-row>
        <table:table-row table:style-name="ro1">
          <table:table-cell office:value-type="string" calcext:value-type="string">
            <text:p>12 DRAM</text:p>
          </table:table-cell>
          <table:table-cell table:formula="of:=SUM([.C52:.K52])/9" office:value-type="float" office:value="5492.94777777778" calcext:value-type="float">
            <text:p>5492.95</text:p>
          </table:table-cell>
          <table:table-cell office:value-type="float" office:value="2911.68" calcext:value-type="float">
            <text:p>2911.68</text:p>
          </table:table-cell>
          <table:table-cell office:value-type="float" office:value="5082.01" calcext:value-type="float">
            <text:p>5082.01</text:p>
          </table:table-cell>
          <table:table-cell office:value-type="float" office:value="5104.73" calcext:value-type="float">
            <text:p>5104.73</text:p>
          </table:table-cell>
          <table:table-cell office:value-type="float" office:value="5007.86" calcext:value-type="float">
            <text:p>5007.86</text:p>
          </table:table-cell>
          <table:table-cell office:value-type="float" office:value="5001.28" calcext:value-type="float">
            <text:p>5001.28</text:p>
          </table:table-cell>
          <table:table-cell office:value-type="float" office:value="4963.66" calcext:value-type="float">
            <text:p>4963.66</text:p>
          </table:table-cell>
          <table:table-cell office:value-type="float" office:value="5133.09" calcext:value-type="float">
            <text:p>5133.09</text:p>
          </table:table-cell>
          <table:table-cell office:value-type="float" office:value="6266.6" calcext:value-type="float">
            <text:p>6266.6</text:p>
          </table:table-cell>
          <table:table-cell office:value-type="float" office:value="9965.62" calcext:value-type="float">
            <text:p>9965.62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53:.K53])/9" office:value-type="float" office:value="6276.43222222222" calcext:value-type="float">
            <text:p>6276.43</text:p>
          </table:table-cell>
          <table:table-cell office:value-type="float" office:value="6275.87" calcext:value-type="float">
            <text:p>6275.87</text:p>
          </table:table-cell>
          <table:table-cell office:value-type="float" office:value="6275.84" calcext:value-type="float">
            <text:p>6275.84</text:p>
          </table:table-cell>
          <table:table-cell office:value-type="float" office:value="6275.94" calcext:value-type="float">
            <text:p>6275.94</text:p>
          </table:table-cell>
          <table:table-cell office:value-type="float" office:value="6276.46" calcext:value-type="float">
            <text:p>6276.46</text:p>
          </table:table-cell>
          <table:table-cell office:value-type="float" office:value="6274.51" calcext:value-type="float">
            <text:p>6274.51</text:p>
          </table:table-cell>
          <table:table-cell office:value-type="float" office:value="6275.92" calcext:value-type="float">
            <text:p>6275.92</text:p>
          </table:table-cell>
          <table:table-cell office:value-type="float" office:value="6275.57" calcext:value-type="float">
            <text:p>6275.57</text:p>
          </table:table-cell>
          <table:table-cell office:value-type="float" office:value="6277.83" calcext:value-type="float">
            <text:p>6277.83</text:p>
          </table:table-cell>
          <table:table-cell office:value-type="float" office:value="6279.95" calcext:value-type="float">
            <text:p>6279.95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54:.K54])/9" office:value-type="float" office:value="6273.16444444444" calcext:value-type="float">
            <text:p>6273.16</text:p>
          </table:table-cell>
          <table:table-cell office:value-type="float" office:value="6273.5" calcext:value-type="float">
            <text:p>6273.5</text:p>
          </table:table-cell>
          <table:table-cell office:value-type="float" office:value="6268.76" calcext:value-type="float">
            <text:p>6268.76</text:p>
          </table:table-cell>
          <table:table-cell office:value-type="float" office:value="6274.81" calcext:value-type="float">
            <text:p>6274.81</text:p>
          </table:table-cell>
          <table:table-cell office:value-type="float" office:value="6275.47" calcext:value-type="float">
            <text:p>6275.47</text:p>
          </table:table-cell>
          <table:table-cell office:value-type="float" office:value="6275.2" calcext:value-type="float">
            <text:p>6275.2</text:p>
          </table:table-cell>
          <table:table-cell office:value-type="float" office:value="6267.24" calcext:value-type="float">
            <text:p>6267.24</text:p>
          </table:table-cell>
          <table:table-cell office:value-type="float" office:value="6275.79" calcext:value-type="float">
            <text:p>6275.79</text:p>
          </table:table-cell>
          <table:table-cell office:value-type="float" office:value="6275.29" calcext:value-type="float">
            <text:p>6275.29</text:p>
          </table:table-cell>
          <table:table-cell office:value-type="float" office:value="6272.42" calcext:value-type="float">
            <text:p>6272.42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55:.K55])/9" office:value-type="float" office:value="6275.90666666667" calcext:value-type="float">
            <text:p>6275.91</text:p>
          </table:table-cell>
          <table:table-cell office:value-type="float" office:value="6272.47" calcext:value-type="float">
            <text:p>6272.47</text:p>
          </table:table-cell>
          <table:table-cell office:value-type="float" office:value="6276.83" calcext:value-type="float">
            <text:p>6276.83</text:p>
          </table:table-cell>
          <table:table-cell office:value-type="float" office:value="6273.55" calcext:value-type="float">
            <text:p>6273.55</text:p>
          </table:table-cell>
          <table:table-cell office:value-type="float" office:value="6277.59" calcext:value-type="float">
            <text:p>6277.59</text:p>
          </table:table-cell>
          <table:table-cell office:value-type="float" office:value="6274.14" calcext:value-type="float">
            <text:p>6274.14</text:p>
          </table:table-cell>
          <table:table-cell office:value-type="float" office:value="6276.04" calcext:value-type="float">
            <text:p>6276.04</text:p>
          </table:table-cell>
          <table:table-cell office:value-type="float" office:value="6274.44" calcext:value-type="float">
            <text:p>6274.44</text:p>
          </table:table-cell>
          <table:table-cell office:value-type="float" office:value="6277.68" calcext:value-type="float">
            <text:p>6277.68</text:p>
          </table:table-cell>
          <table:table-cell office:value-type="float" office:value="6280.42" calcext:value-type="float">
            <text:p>6280.42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40:.B52])" office:value-type="float" office:value="67712.8188888889" calcext:value-type="float">
            <text:p>67712.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53:.B55])" office:value-type="float" office:value="18825.5033333333" calcext:value-type="float">
            <text:p>18825.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 NVM thre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59:.K59])/9" office:value-type="float" office:value="5597.7" calcext:value-type="float">
            <text:p>5597.70</text:p>
          </table:table-cell>
          <table:table-cell office:value-type="float" office:value="5353.68" calcext:value-type="float">
            <text:p>5353.68</text:p>
          </table:table-cell>
          <table:table-cell office:value-type="float" office:value="5361.52" calcext:value-type="float">
            <text:p>5361.52</text:p>
          </table:table-cell>
          <table:table-cell office:value-type="float" office:value="5455.97" calcext:value-type="float">
            <text:p>5455.97</text:p>
          </table:table-cell>
          <table:table-cell office:value-type="float" office:value="5456.08" calcext:value-type="float">
            <text:p>5456.08</text:p>
          </table:table-cell>
          <table:table-cell office:value-type="float" office:value="5372.93" calcext:value-type="float">
            <text:p>5372.93</text:p>
          </table:table-cell>
          <table:table-cell office:value-type="float" office:value="5385.16" calcext:value-type="float">
            <text:p>5385.16</text:p>
          </table:table-cell>
          <table:table-cell office:value-type="float" office:value="5386.04" calcext:value-type="float">
            <text:p>5386.04</text:p>
          </table:table-cell>
          <table:table-cell office:value-type="float" office:value="5554.39" calcext:value-type="float">
            <text:p>5554.39</text:p>
          </table:table-cell>
          <table:table-cell office:value-type="float" office:value="7053.53" calcext:value-type="float">
            <text:p>7053.53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60:.K60])/9" office:value-type="float" office:value="5235.69444444444" calcext:value-type="float">
            <text:p>5235.69</text:p>
          </table:table-cell>
          <table:table-cell office:value-type="float" office:value="3632" calcext:value-type="float">
            <text:p>3632</text:p>
          </table:table-cell>
          <table:table-cell office:value-type="float" office:value="5304.76" calcext:value-type="float">
            <text:p>5304.76</text:p>
          </table:table-cell>
          <table:table-cell office:value-type="float" office:value="5418.75" calcext:value-type="float">
            <text:p>5418.75</text:p>
          </table:table-cell>
          <table:table-cell office:value-type="float" office:value="5465.66" calcext:value-type="float">
            <text:p>5465.66</text:p>
          </table:table-cell>
          <table:table-cell office:value-type="float" office:value="5269.43" calcext:value-type="float">
            <text:p>5269.43</text:p>
          </table:table-cell>
          <table:table-cell office:value-type="float" office:value="5421.29" calcext:value-type="float">
            <text:p>5421.29</text:p>
          </table:table-cell>
          <table:table-cell office:value-type="float" office:value="5416.07" calcext:value-type="float">
            <text:p>5416.07</text:p>
          </table:table-cell>
          <table:table-cell office:value-type="float" office:value="5417.82" calcext:value-type="float">
            <text:p>5417.82</text:p>
          </table:table-cell>
          <table:table-cell office:value-type="float" office:value="5775.47" calcext:value-type="float">
            <text:p>5775.47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61:.K61])/9" office:value-type="float" office:value="5370.94111111111" calcext:value-type="float">
            <text:p>5370.94</text:p>
          </table:table-cell>
          <table:table-cell office:value-type="float" office:value="6890.56" calcext:value-type="float">
            <text:p>6890.56</text:p>
          </table:table-cell>
          <table:table-cell office:value-type="float" office:value="5495.71" calcext:value-type="float">
            <text:p>5495.71</text:p>
          </table:table-cell>
          <table:table-cell office:value-type="float" office:value="5374.79" calcext:value-type="float">
            <text:p>5374.79</text:p>
          </table:table-cell>
          <table:table-cell office:value-type="float" office:value="5409.5" calcext:value-type="float">
            <text:p>5409.5</text:p>
          </table:table-cell>
          <table:table-cell office:value-type="float" office:value="5478.06" calcext:value-type="float">
            <text:p>5478.06</text:p>
          </table:table-cell>
          <table:table-cell office:value-type="float" office:value="5406.69" calcext:value-type="float">
            <text:p>5406.69</text:p>
          </table:table-cell>
          <table:table-cell office:value-type="float" office:value="3063.98" calcext:value-type="float">
            <text:p>3063.98</text:p>
          </table:table-cell>
          <table:table-cell office:value-type="float" office:value="5430.3" calcext:value-type="float">
            <text:p>5430.3</text:p>
          </table:table-cell>
          <table:table-cell office:value-type="float" office:value="5788.88" calcext:value-type="float">
            <text:p>5788.88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62:.K62])/9" office:value-type="float" office:value="5555.14555555556" calcext:value-type="float">
            <text:p>5555.15</text:p>
          </table:table-cell>
          <table:table-cell office:value-type="float" office:value="5448.33" calcext:value-type="float">
            <text:p>5448.33</text:p>
          </table:table-cell>
          <table:table-cell office:value-type="float" office:value="5367.65" calcext:value-type="float">
            <text:p>5367.65</text:p>
          </table:table-cell>
          <table:table-cell office:value-type="float" office:value="5474.8" calcext:value-type="float">
            <text:p>5474.8</text:p>
          </table:table-cell>
          <table:table-cell office:value-type="float" office:value="5466.87" calcext:value-type="float">
            <text:p>5466.87</text:p>
          </table:table-cell>
          <table:table-cell office:value-type="float" office:value="5399.15" calcext:value-type="float">
            <text:p>5399.15</text:p>
          </table:table-cell>
          <table:table-cell office:value-type="float" office:value="5407.91" calcext:value-type="float">
            <text:p>5407.91</text:p>
          </table:table-cell>
          <table:table-cell office:value-type="float" office:value="5415.94" calcext:value-type="float">
            <text:p>5415.94</text:p>
          </table:table-cell>
          <table:table-cell office:value-type="float" office:value="5518.3" calcext:value-type="float">
            <text:p>5518.3</text:p>
          </table:table-cell>
          <table:table-cell office:value-type="float" office:value="6497.36" calcext:value-type="float">
            <text:p>6497.36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63:.K63])/9" office:value-type="float" office:value="5628.26555555556" calcext:value-type="float">
            <text:p>5628.27</text:p>
          </table:table-cell>
          <table:table-cell office:value-type="float" office:value="7103.85" calcext:value-type="float">
            <text:p>7103.85</text:p>
          </table:table-cell>
          <table:table-cell office:value-type="float" office:value="5589.25" calcext:value-type="float">
            <text:p>5589.25</text:p>
          </table:table-cell>
          <table:table-cell office:value-type="float" office:value="5379.56" calcext:value-type="float">
            <text:p>5379.56</text:p>
          </table:table-cell>
          <table:table-cell office:value-type="float" office:value="5472.07" calcext:value-type="float">
            <text:p>5472.07</text:p>
          </table:table-cell>
          <table:table-cell office:value-type="float" office:value="5442.55" calcext:value-type="float">
            <text:p>5442.55</text:p>
          </table:table-cell>
          <table:table-cell office:value-type="float" office:value="5349.09" calcext:value-type="float">
            <text:p>5349.09</text:p>
          </table:table-cell>
          <table:table-cell office:value-type="float" office:value="5434.89" calcext:value-type="float">
            <text:p>5434.89</text:p>
          </table:table-cell>
          <table:table-cell office:value-type="float" office:value="5433.97" calcext:value-type="float">
            <text:p>5433.97</text:p>
          </table:table-cell>
          <table:table-cell office:value-type="float" office:value="5449.16" calcext:value-type="float">
            <text:p>5449.16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64:.K64])/9" office:value-type="float" office:value="5383.51" calcext:value-type="float">
            <text:p>5383.51</text:p>
          </table:table-cell>
          <table:table-cell office:value-type="float" office:value="6841.47" calcext:value-type="float">
            <text:p>6841.47</text:p>
          </table:table-cell>
          <table:table-cell office:value-type="float" office:value="3317.3" calcext:value-type="float">
            <text:p>3317.3</text:p>
          </table:table-cell>
          <table:table-cell office:value-type="float" office:value="5374.45" calcext:value-type="float">
            <text:p>5374.45</text:p>
          </table:table-cell>
          <table:table-cell office:value-type="float" office:value="3127.06" calcext:value-type="float">
            <text:p>3127.06</text:p>
          </table:table-cell>
          <table:table-cell office:value-type="float" office:value="5364.73" calcext:value-type="float">
            <text:p>5364.73</text:p>
          </table:table-cell>
          <table:table-cell office:value-type="float" office:value="5268.82" calcext:value-type="float">
            <text:p>5268.82</text:p>
          </table:table-cell>
          <table:table-cell office:value-type="float" office:value="5348.72" calcext:value-type="float">
            <text:p>5348.72</text:p>
          </table:table-cell>
          <table:table-cell office:value-type="float" office:value="5600.04" calcext:value-type="float">
            <text:p>5600.04</text:p>
          </table:table-cell>
          <table:table-cell office:value-type="float" office:value="8209" calcext:value-type="float">
            <text:p>8209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65:.K65])/9" office:value-type="float" office:value="5096.21222222222" calcext:value-type="float">
            <text:p>5096.21</text:p>
          </table:table-cell>
          <table:table-cell office:value-type="float" office:value="6694.79" calcext:value-type="float">
            <text:p>6694.79</text:p>
          </table:table-cell>
          <table:table-cell office:value-type="float" office:value="5416.49" calcext:value-type="float">
            <text:p>5416.49</text:p>
          </table:table-cell>
          <table:table-cell office:value-type="float" office:value="5253.51" calcext:value-type="float">
            <text:p>5253.51</text:p>
          </table:table-cell>
          <table:table-cell office:value-type="float" office:value="5430.19" calcext:value-type="float">
            <text:p>5430.19</text:p>
          </table:table-cell>
          <table:table-cell office:value-type="float" office:value="5421.95" calcext:value-type="float">
            <text:p>5421.95</text:p>
          </table:table-cell>
          <table:table-cell office:value-type="float" office:value="5353.15" calcext:value-type="float">
            <text:p>5353.15</text:p>
          </table:table-cell>
          <table:table-cell office:value-type="float" office:value="5366.37" calcext:value-type="float">
            <text:p>5366.37</text:p>
          </table:table-cell>
          <table:table-cell office:value-type="float" office:value="5362.97" calcext:value-type="float">
            <text:p>5362.97</text:p>
          </table:table-cell>
          <table:table-cell office:value-type="float" office:value="1566.49" calcext:value-type="float">
            <text:p>1566.49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66:.K66])/9" office:value-type="float" office:value="5341.67444444445" calcext:value-type="float">
            <text:p>5341.67</text:p>
          </table:table-cell>
          <table:table-cell office:value-type="float" office:value="6798.07" calcext:value-type="float">
            <text:p>6798.07</text:p>
          </table:table-cell>
          <table:table-cell office:value-type="float" office:value="5476.25" calcext:value-type="float">
            <text:p>5476.25</text:p>
          </table:table-cell>
          <table:table-cell office:value-type="float" office:value="5343.49" calcext:value-type="float">
            <text:p>5343.49</text:p>
          </table:table-cell>
          <table:table-cell office:value-type="float" office:value="3038.58" calcext:value-type="float">
            <text:p>3038.58</text:p>
          </table:table-cell>
          <table:table-cell office:value-type="float" office:value="5395.76" calcext:value-type="float">
            <text:p>5395.76</text:p>
          </table:table-cell>
          <table:table-cell office:value-type="float" office:value="5398.46" calcext:value-type="float">
            <text:p>5398.46</text:p>
          </table:table-cell>
          <table:table-cell office:value-type="float" office:value="5290.64" calcext:value-type="float">
            <text:p>5290.64</text:p>
          </table:table-cell>
          <table:table-cell office:value-type="float" office:value="5372.19" calcext:value-type="float">
            <text:p>5372.19</text:p>
          </table:table-cell>
          <table:table-cell office:value-type="float" office:value="5961.63" calcext:value-type="float">
            <text:p>5961.63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67:.K67])/9" office:value-type="float" office:value="5485.62777777778" calcext:value-type="float">
            <text:p>5485.63</text:p>
          </table:table-cell>
          <table:table-cell office:value-type="float" office:value="6021.76" calcext:value-type="float">
            <text:p>6021.76</text:p>
          </table:table-cell>
          <table:table-cell office:value-type="float" office:value="5372.93" calcext:value-type="float">
            <text:p>5372.93</text:p>
          </table:table-cell>
          <table:table-cell office:value-type="float" office:value="5387.99" calcext:value-type="float">
            <text:p>5387.99</text:p>
          </table:table-cell>
          <table:table-cell office:value-type="float" office:value="5479.96" calcext:value-type="float">
            <text:p>5479.96</text:p>
          </table:table-cell>
          <table:table-cell office:value-type="float" office:value="5460.31" calcext:value-type="float">
            <text:p>5460.31</text:p>
          </table:table-cell>
          <table:table-cell office:value-type="float" office:value="5409.33" calcext:value-type="float">
            <text:p>5409.33</text:p>
          </table:table-cell>
          <table:table-cell office:value-type="float" office:value="5398.77" calcext:value-type="float">
            <text:p>5398.77</text:p>
          </table:table-cell>
          <table:table-cell office:value-type="float" office:value="5405" calcext:value-type="float">
            <text:p>5405</text:p>
          </table:table-cell>
          <table:table-cell office:value-type="float" office:value="5434.6" calcext:value-type="float">
            <text:p>5434.6</text:p>
          </table:table-cell>
        </table:table-row>
        <table:table-row table:style-name="ro1">
          <table:table-cell office:value-type="string" calcext:value-type="string">
            <text:p>9 DRAM</text:p>
          </table:table-cell>
          <table:table-cell table:formula="of:=SUM([.C68:.K68])/9" office:value-type="float" office:value="5344.05555555556" calcext:value-type="float">
            <text:p>5344.06</text:p>
          </table:table-cell>
          <table:table-cell office:value-type="float" office:value="6824.08" calcext:value-type="float">
            <text:p>6824.08</text:p>
          </table:table-cell>
          <table:table-cell office:value-type="float" office:value="5431.39" calcext:value-type="float">
            <text:p>5431.39</text:p>
          </table:table-cell>
          <table:table-cell office:value-type="float" office:value="5296.85" calcext:value-type="float">
            <text:p>5296.85</text:p>
          </table:table-cell>
          <table:table-cell office:value-type="float" office:value="5464.97" calcext:value-type="float">
            <text:p>5464.97</text:p>
          </table:table-cell>
          <table:table-cell office:value-type="float" office:value="5453.36" calcext:value-type="float">
            <text:p>5453.36</text:p>
          </table:table-cell>
          <table:table-cell office:value-type="float" office:value="5254.46" calcext:value-type="float">
            <text:p>5254.46</text:p>
          </table:table-cell>
          <table:table-cell office:value-type="float" office:value="5399.04" calcext:value-type="float">
            <text:p>5399.04</text:p>
          </table:table-cell>
          <table:table-cell office:value-type="float" office:value="3098.92" calcext:value-type="float">
            <text:p>3098.92</text:p>
          </table:table-cell>
          <table:table-cell office:value-type="float" office:value="5873.43" calcext:value-type="float">
            <text:p>5873.43</text:p>
          </table:table-cell>
        </table:table-row>
        <table:table-row table:style-name="ro1">
          <table:table-cell office:value-type="string" calcext:value-type="string">
            <text:p>10 DRAM</text:p>
          </table:table-cell>
          <table:table-cell table:formula="of:=SUM([.C69:.K69])/9" office:value-type="float" office:value="6047.95" calcext:value-type="float">
            <text:p>6047.95</text:p>
          </table:table-cell>
          <table:table-cell office:value-type="float" office:value="5363.74" calcext:value-type="float">
            <text:p>5363.74</text:p>
          </table:table-cell>
          <table:table-cell office:value-type="float" office:value="3303.5" calcext:value-type="float">
            <text:p>3303.5</text:p>
          </table:table-cell>
          <table:table-cell office:value-type="float" office:value="5446.29" calcext:value-type="float">
            <text:p>5446.29</text:p>
          </table:table-cell>
          <table:table-cell office:value-type="float" office:value="2933.43" calcext:value-type="float">
            <text:p>2933.43</text:p>
          </table:table-cell>
          <table:table-cell office:value-type="float" office:value="5386.81" calcext:value-type="float">
            <text:p>5386.81</text:p>
          </table:table-cell>
          <table:table-cell office:value-type="float" office:value="5395.67" calcext:value-type="float">
            <text:p>5395.67</text:p>
          </table:table-cell>
          <table:table-cell office:value-type="float" office:value="5685.8" calcext:value-type="float">
            <text:p>5685.8</text:p>
          </table:table-cell>
          <table:table-cell office:value-type="float" office:value="9708.45" calcext:value-type="float">
            <text:p>9708.45</text:p>
          </table:table-cell>
          <table:table-cell office:value-type="float" office:value="11207.86" calcext:value-type="float">
            <text:p>11207.86</text:p>
          </table:table-cell>
        </table:table-row>
        <table:table-row table:style-name="ro1">
          <table:table-cell office:value-type="string" calcext:value-type="string">
            <text:p>11 DRAM</text:p>
          </table:table-cell>
          <table:table-cell table:formula="of:=SUM([.C70:.K70])/9" office:value-type="float" office:value="5551.64555555556" calcext:value-type="float">
            <text:p>5551.65</text:p>
          </table:table-cell>
          <table:table-cell office:value-type="float" office:value="5473.15" calcext:value-type="float">
            <text:p>5473.15</text:p>
          </table:table-cell>
          <table:table-cell office:value-type="float" office:value="5372.59" calcext:value-type="float">
            <text:p>5372.59</text:p>
          </table:table-cell>
          <table:table-cell office:value-type="float" office:value="5482.85" calcext:value-type="float">
            <text:p>5482.85</text:p>
          </table:table-cell>
          <table:table-cell office:value-type="float" office:value="5476.81" calcext:value-type="float">
            <text:p>5476.81</text:p>
          </table:table-cell>
          <table:table-cell office:value-type="float" office:value="5404.18" calcext:value-type="float">
            <text:p>5404.18</text:p>
          </table:table-cell>
          <table:table-cell office:value-type="float" office:value="5422.61" calcext:value-type="float">
            <text:p>5422.61</text:p>
          </table:table-cell>
          <table:table-cell office:value-type="float" office:value="5425.42" calcext:value-type="float">
            <text:p>5425.42</text:p>
          </table:table-cell>
          <table:table-cell office:value-type="float" office:value="5506.38" calcext:value-type="float">
            <text:p>5506.38</text:p>
          </table:table-cell>
          <table:table-cell office:value-type="float" office:value="6400.82" calcext:value-type="float">
            <text:p>6400.82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71:.K71])/9" office:value-type="float" office:value="6113.30666666667" calcext:value-type="float">
            <text:p>6113.31</text:p>
          </table:table-cell>
          <table:table-cell office:value-type="float" office:value="6114.2" calcext:value-type="float">
            <text:p>6114.2</text:p>
          </table:table-cell>
          <table:table-cell office:value-type="float" office:value="6110.2" calcext:value-type="float">
            <text:p>6110.2</text:p>
          </table:table-cell>
          <table:table-cell office:value-type="float" office:value="6114.48" calcext:value-type="float">
            <text:p>6114.48</text:p>
          </table:table-cell>
          <table:table-cell office:value-type="float" office:value="6110.72" calcext:value-type="float">
            <text:p>6110.72</text:p>
          </table:table-cell>
          <table:table-cell office:value-type="float" office:value="6113.31" calcext:value-type="float">
            <text:p>6113.31</text:p>
          </table:table-cell>
          <table:table-cell office:value-type="float" office:value="6115.44" calcext:value-type="float">
            <text:p>6115.44</text:p>
          </table:table-cell>
          <table:table-cell office:value-type="float" office:value="6108.83" calcext:value-type="float">
            <text:p>6108.83</text:p>
          </table:table-cell>
          <table:table-cell office:value-type="float" office:value="6115.32" calcext:value-type="float">
            <text:p>6115.32</text:p>
          </table:table-cell>
          <table:table-cell office:value-type="float" office:value="6117.26" calcext:value-type="float">
            <text:p>6117.26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72:.K72])/9" office:value-type="float" office:value="6104.21888888889" calcext:value-type="float">
            <text:p>6104.22</text:p>
          </table:table-cell>
          <table:table-cell office:value-type="float" office:value="6090.62" calcext:value-type="float">
            <text:p>6090.62</text:p>
          </table:table-cell>
          <table:table-cell office:value-type="float" office:value="6102.61" calcext:value-type="float">
            <text:p>6102.61</text:p>
          </table:table-cell>
          <table:table-cell office:value-type="float" office:value="6104.7" calcext:value-type="float">
            <text:p>6104.7</text:p>
          </table:table-cell>
          <table:table-cell office:value-type="float" office:value="6099.38" calcext:value-type="float">
            <text:p>6099.38</text:p>
          </table:table-cell>
          <table:table-cell office:value-type="float" office:value="6103.61" calcext:value-type="float">
            <text:p>6103.61</text:p>
          </table:table-cell>
          <table:table-cell office:value-type="float" office:value="6104.05" calcext:value-type="float">
            <text:p>6104.05</text:p>
          </table:table-cell>
          <table:table-cell office:value-type="float" office:value="6101.98" calcext:value-type="float">
            <text:p>6101.98</text:p>
          </table:table-cell>
          <table:table-cell office:value-type="float" office:value="6106.64" calcext:value-type="float">
            <text:p>6106.64</text:p>
          </table:table-cell>
          <table:table-cell office:value-type="float" office:value="6124.38" calcext:value-type="float">
            <text:p>6124.38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73:.K73])/9" office:value-type="float" office:value="6112.15666666667" calcext:value-type="float">
            <text:p>6112.16</text:p>
          </table:table-cell>
          <table:table-cell office:value-type="float" office:value="6101.77" calcext:value-type="float">
            <text:p>6101.77</text:p>
          </table:table-cell>
          <table:table-cell office:value-type="float" office:value="6111.4" calcext:value-type="float">
            <text:p>6111.4</text:p>
          </table:table-cell>
          <table:table-cell office:value-type="float" office:value="6113.73" calcext:value-type="float">
            <text:p>6113.73</text:p>
          </table:table-cell>
          <table:table-cell office:value-type="float" office:value="6110.46" calcext:value-type="float">
            <text:p>6110.46</text:p>
          </table:table-cell>
          <table:table-cell office:value-type="float" office:value="6109.18" calcext:value-type="float">
            <text:p>6109.18</text:p>
          </table:table-cell>
          <table:table-cell office:value-type="float" office:value="6115.53" calcext:value-type="float">
            <text:p>6115.53</text:p>
          </table:table-cell>
          <table:table-cell office:value-type="float" office:value="6110.14" calcext:value-type="float">
            <text:p>6110.14</text:p>
          </table:table-cell>
          <table:table-cell office:value-type="float" office:value="6112.8" calcext:value-type="float">
            <text:p>6112.8</text:p>
          </table:table-cell>
          <table:table-cell office:value-type="float" office:value="6124.4" calcext:value-type="float">
            <text:p>6124.4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74:.K74])/9" office:value-type="float" office:value="6103.39444444445" calcext:value-type="float">
            <text:p>6103.39</text:p>
          </table:table-cell>
          <table:table-cell office:value-type="float" office:value="6090.39" calcext:value-type="float">
            <text:p>6090.39</text:p>
          </table:table-cell>
          <table:table-cell office:value-type="float" office:value="6100.1" calcext:value-type="float">
            <text:p>6100.1</text:p>
          </table:table-cell>
          <table:table-cell office:value-type="float" office:value="6105.31" calcext:value-type="float">
            <text:p>6105.31</text:p>
          </table:table-cell>
          <table:table-cell office:value-type="float" office:value="6100.4" calcext:value-type="float">
            <text:p>6100.4</text:p>
          </table:table-cell>
          <table:table-cell office:value-type="float" office:value="6105.31" calcext:value-type="float">
            <text:p>6105.31</text:p>
          </table:table-cell>
          <table:table-cell office:value-type="float" office:value="6104.07" calcext:value-type="float">
            <text:p>6104.07</text:p>
          </table:table-cell>
          <table:table-cell office:value-type="float" office:value="6099.14" calcext:value-type="float">
            <text:p>6099.14</text:p>
          </table:table-cell>
          <table:table-cell office:value-type="float" office:value="6103.91" calcext:value-type="float">
            <text:p>6103.91</text:p>
          </table:table-cell>
          <table:table-cell office:value-type="float" office:value="6121.92" calcext:value-type="float">
            <text:p>6121.92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59:.B70])" office:value-type="float" office:value="65638.4222222222" calcext:value-type="float">
            <text:p>65638.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71:.B74])" office:value-type="float" office:value="24433.0766666667" calcext:value-type="float">
            <text:p>24433.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 NVM thre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78:.K78])/9" office:value-type="float" office:value="5934.75555555555" calcext:value-type="float">
            <text:p>5934.76</text:p>
          </table:table-cell>
          <table:table-cell office:value-type="float" office:value="5628.13" calcext:value-type="float">
            <text:p>5628.13</text:p>
          </table:table-cell>
          <table:table-cell office:value-type="float" office:value="5683.9" calcext:value-type="float">
            <text:p>5683.9</text:p>
          </table:table-cell>
          <table:table-cell office:value-type="float" office:value="5703.61" calcext:value-type="float">
            <text:p>5703.61</text:p>
          </table:table-cell>
          <table:table-cell office:value-type="float" office:value="5599.08" calcext:value-type="float">
            <text:p>5599.08</text:p>
          </table:table-cell>
          <table:table-cell office:value-type="float" office:value="5692.05" calcext:value-type="float">
            <text:p>5692.05</text:p>
          </table:table-cell>
          <table:table-cell office:value-type="float" office:value="5701.72" calcext:value-type="float">
            <text:p>5701.72</text:p>
          </table:table-cell>
          <table:table-cell office:value-type="float" office:value="5593.41" calcext:value-type="float">
            <text:p>5593.41</text:p>
          </table:table-cell>
          <table:table-cell office:value-type="float" office:value="5782.77" calcext:value-type="float">
            <text:p>5782.77</text:p>
          </table:table-cell>
          <table:table-cell office:value-type="float" office:value="8028.13" calcext:value-type="float">
            <text:p>8028.13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79:.K79])/9" office:value-type="float" office:value="5789.56777777778" calcext:value-type="float">
            <text:p>5789.57</text:p>
          </table:table-cell>
          <table:table-cell office:value-type="float" office:value="7712.55" calcext:value-type="float">
            <text:p>7712.55</text:p>
          </table:table-cell>
          <table:table-cell office:value-type="float" office:value="5939.08" calcext:value-type="float">
            <text:p>5939.08</text:p>
          </table:table-cell>
          <table:table-cell office:value-type="float" office:value="5660.07" calcext:value-type="float">
            <text:p>5660.07</text:p>
          </table:table-cell>
          <table:table-cell office:value-type="float" office:value="5747.25" calcext:value-type="float">
            <text:p>5747.25</text:p>
          </table:table-cell>
          <table:table-cell office:value-type="float" office:value="5580.79" calcext:value-type="float">
            <text:p>5580.79</text:p>
          </table:table-cell>
          <table:table-cell office:value-type="float" office:value="5624.99" calcext:value-type="float">
            <text:p>5624.99</text:p>
          </table:table-cell>
          <table:table-cell office:value-type="float" office:value="5703.86" calcext:value-type="float">
            <text:p>5703.86</text:p>
          </table:table-cell>
          <table:table-cell office:value-type="float" office:value="5423.92" calcext:value-type="float">
            <text:p>5423.92</text:p>
          </table:table-cell>
          <table:table-cell office:value-type="float" office:value="4713.6" calcext:value-type="float">
            <text:p>4713.6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80:.K80])/9" office:value-type="float" office:value="6035.06888888889" calcext:value-type="float">
            <text:p>6035.07</text:p>
          </table:table-cell>
          <table:table-cell office:value-type="float" office:value="5673.29" calcext:value-type="float">
            <text:p>5673.29</text:p>
          </table:table-cell>
          <table:table-cell office:value-type="float" office:value="5698.71" calcext:value-type="float">
            <text:p>5698.71</text:p>
          </table:table-cell>
          <table:table-cell office:value-type="float" office:value="5747.87" calcext:value-type="float">
            <text:p>5747.87</text:p>
          </table:table-cell>
          <table:table-cell office:value-type="float" office:value="5616.81" calcext:value-type="float">
            <text:p>5616.81</text:p>
          </table:table-cell>
          <table:table-cell office:value-type="float" office:value="4910.73" calcext:value-type="float">
            <text:p>4910.73</text:p>
          </table:table-cell>
          <table:table-cell office:value-type="float" office:value="3774.15" calcext:value-type="float">
            <text:p>3774.15</text:p>
          </table:table-cell>
          <table:table-cell office:value-type="float" office:value="5602.77" calcext:value-type="float">
            <text:p>5602.77</text:p>
          </table:table-cell>
          <table:table-cell office:value-type="float" office:value="6729.05" calcext:value-type="float">
            <text:p>6729.05</text:p>
          </table:table-cell>
          <table:table-cell office:value-type="float" office:value="10562.24" calcext:value-type="float">
            <text:p>10562.24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81:.K81])/9" office:value-type="float" office:value="5900.46777777778" calcext:value-type="float">
            <text:p>5900.47</text:p>
          </table:table-cell>
          <table:table-cell office:value-type="float" office:value="5685.59" calcext:value-type="float">
            <text:p>5685.59</text:p>
          </table:table-cell>
          <table:table-cell office:value-type="float" office:value="5689.45" calcext:value-type="float">
            <text:p>5689.45</text:p>
          </table:table-cell>
          <table:table-cell office:value-type="float" office:value="5734.97" calcext:value-type="float">
            <text:p>5734.97</text:p>
          </table:table-cell>
          <table:table-cell office:value-type="float" office:value="5606.5" calcext:value-type="float">
            <text:p>5606.5</text:p>
          </table:table-cell>
          <table:table-cell office:value-type="float" office:value="5663.09" calcext:value-type="float">
            <text:p>5663.09</text:p>
          </table:table-cell>
          <table:table-cell office:value-type="float" office:value="5647.3" calcext:value-type="float">
            <text:p>5647.3</text:p>
          </table:table-cell>
          <table:table-cell office:value-type="float" office:value="5604.71" calcext:value-type="float">
            <text:p>5604.71</text:p>
          </table:table-cell>
          <table:table-cell office:value-type="float" office:value="5739.13" calcext:value-type="float">
            <text:p>5739.13</text:p>
          </table:table-cell>
          <table:table-cell office:value-type="float" office:value="7733.47" calcext:value-type="float">
            <text:p>7733.47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82:.K82])/9" office:value-type="float" office:value="5935.38111111111" calcext:value-type="float">
            <text:p>5935.38</text:p>
          </table:table-cell>
          <table:table-cell office:value-type="float" office:value="7801.61" calcext:value-type="float">
            <text:p>7801.61</text:p>
          </table:table-cell>
          <table:table-cell office:value-type="float" office:value="5987.64" calcext:value-type="float">
            <text:p>5987.64</text:p>
          </table:table-cell>
          <table:table-cell office:value-type="float" office:value="5676.88" calcext:value-type="float">
            <text:p>5676.88</text:p>
          </table:table-cell>
          <table:table-cell office:value-type="float" office:value="5770.57" calcext:value-type="float">
            <text:p>5770.57</text:p>
          </table:table-cell>
          <table:table-cell office:value-type="float" office:value="5539.32" calcext:value-type="float">
            <text:p>5539.32</text:p>
          </table:table-cell>
          <table:table-cell office:value-type="float" office:value="5638.68" calcext:value-type="float">
            <text:p>5638.68</text:p>
          </table:table-cell>
          <table:table-cell office:value-type="float" office:value="5732.86" calcext:value-type="float">
            <text:p>5732.86</text:p>
          </table:table-cell>
          <table:table-cell office:value-type="float" office:value="5661.35" calcext:value-type="float">
            <text:p>5661.35</text:p>
          </table:table-cell>
          <table:table-cell office:value-type="float" office:value="5609.52" calcext:value-type="float">
            <text:p>5609.52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83:.K83])/9" office:value-type="float" office:value="5544.47222222222" calcext:value-type="float">
            <text:p>5544.47</text:p>
          </table:table-cell>
          <table:table-cell office:value-type="float" office:value="3704.12" calcext:value-type="float">
            <text:p>3704.12</text:p>
          </table:table-cell>
          <table:table-cell office:value-type="float" office:value="5627.94" calcext:value-type="float">
            <text:p>5627.94</text:p>
          </table:table-cell>
          <table:table-cell office:value-type="float" office:value="5730.16" calcext:value-type="float">
            <text:p>5730.16</text:p>
          </table:table-cell>
          <table:table-cell office:value-type="float" office:value="5645.49" calcext:value-type="float">
            <text:p>5645.49</text:p>
          </table:table-cell>
          <table:table-cell office:value-type="float" office:value="5626.12" calcext:value-type="float">
            <text:p>5626.12</text:p>
          </table:table-cell>
          <table:table-cell office:value-type="float" office:value="5722.57" calcext:value-type="float">
            <text:p>5722.57</text:p>
          </table:table-cell>
          <table:table-cell office:value-type="float" office:value="5621.35" calcext:value-type="float">
            <text:p>5621.35</text:p>
          </table:table-cell>
          <table:table-cell office:value-type="float" office:value="5574" calcext:value-type="float">
            <text:p>5574</text:p>
          </table:table-cell>
          <table:table-cell office:value-type="float" office:value="6648.5" calcext:value-type="float">
            <text:p>6648.5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84:.K84])/9" office:value-type="float" office:value="5895.39222222222" calcext:value-type="float">
            <text:p>5895.39</text:p>
          </table:table-cell>
          <table:table-cell office:value-type="float" office:value="5614.45" calcext:value-type="float">
            <text:p>5614.45</text:p>
          </table:table-cell>
          <table:table-cell office:value-type="float" office:value="5641.61" calcext:value-type="float">
            <text:p>5641.61</text:p>
          </table:table-cell>
          <table:table-cell office:value-type="float" office:value="5683.37" calcext:value-type="float">
            <text:p>5683.37</text:p>
          </table:table-cell>
          <table:table-cell office:value-type="float" office:value="5565.55" calcext:value-type="float">
            <text:p>5565.55</text:p>
          </table:table-cell>
          <table:table-cell office:value-type="float" office:value="5667.05" calcext:value-type="float">
            <text:p>5667.05</text:p>
          </table:table-cell>
          <table:table-cell office:value-type="float" office:value="5657.43" calcext:value-type="float">
            <text:p>5657.43</text:p>
          </table:table-cell>
          <table:table-cell office:value-type="float" office:value="5563.07" calcext:value-type="float">
            <text:p>5563.07</text:p>
          </table:table-cell>
          <table:table-cell office:value-type="float" office:value="5737.17" calcext:value-type="float">
            <text:p>5737.17</text:p>
          </table:table-cell>
          <table:table-cell office:value-type="float" office:value="7928.83" calcext:value-type="float">
            <text:p>7928.83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85:.K85])/9" office:value-type="float" office:value="5897.53111111111" calcext:value-type="float">
            <text:p>5897.53</text:p>
          </table:table-cell>
          <table:table-cell office:value-type="float" office:value="7653.71" calcext:value-type="float">
            <text:p>7653.71</text:p>
          </table:table-cell>
          <table:table-cell office:value-type="float" office:value="5892.25" calcext:value-type="float">
            <text:p>5892.25</text:p>
          </table:table-cell>
          <table:table-cell office:value-type="float" office:value="5638.17" calcext:value-type="float">
            <text:p>5638.17</text:p>
          </table:table-cell>
          <table:table-cell office:value-type="float" office:value="5723.42" calcext:value-type="float">
            <text:p>5723.42</text:p>
          </table:table-cell>
          <table:table-cell office:value-type="float" office:value="5614.84" calcext:value-type="float">
            <text:p>5614.84</text:p>
          </table:table-cell>
          <table:table-cell office:value-type="float" office:value="5665.66" calcext:value-type="float">
            <text:p>5665.66</text:p>
          </table:table-cell>
          <table:table-cell office:value-type="float" office:value="5685.52" calcext:value-type="float">
            <text:p>5685.52</text:p>
          </table:table-cell>
          <table:table-cell office:value-type="float" office:value="5610.55" calcext:value-type="float">
            <text:p>5610.55</text:p>
          </table:table-cell>
          <table:table-cell office:value-type="float" office:value="5593.66" calcext:value-type="float">
            <text:p>5593.66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86:.K86])/9" office:value-type="float" office:value="5912.33555555556" calcext:value-type="float">
            <text:p>5912.34</text:p>
          </table:table-cell>
          <table:table-cell office:value-type="float" office:value="6028.55" calcext:value-type="float">
            <text:p>6028.55</text:p>
          </table:table-cell>
          <table:table-cell office:value-type="float" office:value="3436.67" calcext:value-type="float">
            <text:p>3436.67</text:p>
          </table:table-cell>
          <table:table-cell office:value-type="float" office:value="5684.78" calcext:value-type="float">
            <text:p>5684.78</text:p>
          </table:table-cell>
          <table:table-cell office:value-type="float" office:value="5622.83" calcext:value-type="float">
            <text:p>5622.83</text:p>
          </table:table-cell>
          <table:table-cell office:value-type="float" office:value="5725.96" calcext:value-type="float">
            <text:p>5725.96</text:p>
          </table:table-cell>
          <table:table-cell office:value-type="float" office:value="5668.87" calcext:value-type="float">
            <text:p>5668.87</text:p>
          </table:table-cell>
          <table:table-cell office:value-type="float" office:value="5625.17" calcext:value-type="float">
            <text:p>5625.17</text:p>
          </table:table-cell>
          <table:table-cell office:value-type="float" office:value="6136.64" calcext:value-type="float">
            <text:p>6136.64</text:p>
          </table:table-cell>
          <table:table-cell office:value-type="float" office:value="9281.55" calcext:value-type="float">
            <text:p>9281.55</text:p>
          </table:table-cell>
        </table:table-row>
        <table:table-row table:style-name="ro1">
          <table:table-cell office:value-type="string" calcext:value-type="string">
            <text:p>9 DRAM</text:p>
          </table:table-cell>
          <table:table-cell table:formula="of:=SUM([.C87:.K87])/9" office:value-type="float" office:value="5713.51111111111" calcext:value-type="float">
            <text:p>5713.51</text:p>
          </table:table-cell>
          <table:table-cell office:value-type="float" office:value="7679.05" calcext:value-type="float">
            <text:p>7679.05</text:p>
          </table:table-cell>
          <table:table-cell office:value-type="float" office:value="5907.2" calcext:value-type="float">
            <text:p>5907.2</text:p>
          </table:table-cell>
          <table:table-cell office:value-type="float" office:value="5649.08" calcext:value-type="float">
            <text:p>5649.08</text:p>
          </table:table-cell>
          <table:table-cell office:value-type="float" office:value="3496.38" calcext:value-type="float">
            <text:p>3496.38</text:p>
          </table:table-cell>
          <table:table-cell office:value-type="float" office:value="5479.7" calcext:value-type="float">
            <text:p>5479.7</text:p>
          </table:table-cell>
          <table:table-cell office:value-type="float" office:value="5718.19" calcext:value-type="float">
            <text:p>5718.19</text:p>
          </table:table-cell>
          <table:table-cell office:value-type="float" office:value="5644.03" calcext:value-type="float">
            <text:p>5644.03</text:p>
          </table:table-cell>
          <table:table-cell office:value-type="float" office:value="5614.41" calcext:value-type="float">
            <text:p>5614.41</text:p>
          </table:table-cell>
          <table:table-cell office:value-type="float" office:value="6233.56" calcext:value-type="float">
            <text:p>6233.56</text:p>
          </table:table-cell>
        </table:table-row>
        <table:table-row table:style-name="ro1">
          <table:table-cell office:value-type="string" calcext:value-type="string">
            <text:p>10 DRAM</text:p>
          </table:table-cell>
          <table:table-cell table:formula="of:=SUM([.C88:.K88])/9" office:value-type="float" office:value="5676.82111111111" calcext:value-type="float">
            <text:p>5676.82</text:p>
          </table:table-cell>
          <table:table-cell office:value-type="float" office:value="7658.8" calcext:value-type="float">
            <text:p>7658.8</text:p>
          </table:table-cell>
          <table:table-cell office:value-type="float" office:value="5760.58" calcext:value-type="float">
            <text:p>5760.58</text:p>
          </table:table-cell>
          <table:table-cell office:value-type="float" office:value="5595.07" calcext:value-type="float">
            <text:p>5595.07</text:p>
          </table:table-cell>
          <table:table-cell office:value-type="float" office:value="5602.93" calcext:value-type="float">
            <text:p>5602.93</text:p>
          </table:table-cell>
          <table:table-cell office:value-type="float" office:value="5326.71" calcext:value-type="float">
            <text:p>5326.71</text:p>
          </table:table-cell>
          <table:table-cell office:value-type="float" office:value="3546.38" calcext:value-type="float">
            <text:p>3546.38</text:p>
          </table:table-cell>
          <table:table-cell office:value-type="float" office:value="5630.39" calcext:value-type="float">
            <text:p>5630.39</text:p>
          </table:table-cell>
          <table:table-cell office:value-type="float" office:value="5591.94" calcext:value-type="float">
            <text:p>5591.94</text:p>
          </table:table-cell>
          <table:table-cell office:value-type="float" office:value="6378.59" calcext:value-type="float">
            <text:p>6378.59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89:.K89])/9" office:value-type="float" office:value="6079.27222222222" calcext:value-type="float">
            <text:p>6079.27</text:p>
          </table:table-cell>
          <table:table-cell office:value-type="float" office:value="6076.84" calcext:value-type="float">
            <text:p>6076.84</text:p>
          </table:table-cell>
          <table:table-cell office:value-type="float" office:value="6082.22" calcext:value-type="float">
            <text:p>6082.22</text:p>
          </table:table-cell>
          <table:table-cell office:value-type="float" office:value="6082.05" calcext:value-type="float">
            <text:p>6082.05</text:p>
          </table:table-cell>
          <table:table-cell office:value-type="float" office:value="6082.98" calcext:value-type="float">
            <text:p>6082.98</text:p>
          </table:table-cell>
          <table:table-cell office:value-type="float" office:value="6088.79" calcext:value-type="float">
            <text:p>6088.79</text:p>
          </table:table-cell>
          <table:table-cell office:value-type="float" office:value="6077.11" calcext:value-type="float">
            <text:p>6077.11</text:p>
          </table:table-cell>
          <table:table-cell office:value-type="float" office:value="6063.38" calcext:value-type="float">
            <text:p>6063.38</text:p>
          </table:table-cell>
          <table:table-cell office:value-type="float" office:value="6070.06" calcext:value-type="float">
            <text:p>6070.06</text:p>
          </table:table-cell>
          <table:table-cell office:value-type="float" office:value="6090.02" calcext:value-type="float">
            <text:p>6090.02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90:.K90])/9" office:value-type="float" office:value="6087.48333333333" calcext:value-type="float">
            <text:p>6087.48</text:p>
          </table:table-cell>
          <table:table-cell office:value-type="float" office:value="6084.87" calcext:value-type="float">
            <text:p>6084.87</text:p>
          </table:table-cell>
          <table:table-cell office:value-type="float" office:value="6090.69" calcext:value-type="float">
            <text:p>6090.69</text:p>
          </table:table-cell>
          <table:table-cell office:value-type="float" office:value="6086.91" calcext:value-type="float">
            <text:p>6086.91</text:p>
          </table:table-cell>
          <table:table-cell office:value-type="float" office:value="6090.81" calcext:value-type="float">
            <text:p>6090.81</text:p>
          </table:table-cell>
          <table:table-cell office:value-type="float" office:value="6095.85" calcext:value-type="float">
            <text:p>6095.85</text:p>
          </table:table-cell>
          <table:table-cell office:value-type="float" office:value="6086.24" calcext:value-type="float">
            <text:p>6086.24</text:p>
          </table:table-cell>
          <table:table-cell office:value-type="float" office:value="6077.13" calcext:value-type="float">
            <text:p>6077.13</text:p>
          </table:table-cell>
          <table:table-cell office:value-type="float" office:value="6078.11" calcext:value-type="float">
            <text:p>6078.11</text:p>
          </table:table-cell>
          <table:table-cell office:value-type="float" office:value="6096.74" calcext:value-type="float">
            <text:p>6096.74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91:.K91])/9" office:value-type="float" office:value="6088.38" calcext:value-type="float">
            <text:p>6088.38</text:p>
          </table:table-cell>
          <table:table-cell office:value-type="float" office:value="6099.81" calcext:value-type="float">
            <text:p>6099.81</text:p>
          </table:table-cell>
          <table:table-cell office:value-type="float" office:value="6088.03" calcext:value-type="float">
            <text:p>6088.03</text:p>
          </table:table-cell>
          <table:table-cell office:value-type="float" office:value="6091.16" calcext:value-type="float">
            <text:p>6091.16</text:p>
          </table:table-cell>
          <table:table-cell office:value-type="float" office:value="6089.18" calcext:value-type="float">
            <text:p>6089.18</text:p>
          </table:table-cell>
          <table:table-cell office:value-type="float" office:value="6098.21" calcext:value-type="float">
            <text:p>6098.21</text:p>
          </table:table-cell>
          <table:table-cell office:value-type="float" office:value="6085.92" calcext:value-type="float">
            <text:p>6085.92</text:p>
          </table:table-cell>
          <table:table-cell office:value-type="float" office:value="6078.38" calcext:value-type="float">
            <text:p>6078.38</text:p>
          </table:table-cell>
          <table:table-cell office:value-type="float" office:value="6080.09" calcext:value-type="float">
            <text:p>6080.09</text:p>
          </table:table-cell>
          <table:table-cell office:value-type="float" office:value="6084.64" calcext:value-type="float">
            <text:p>6084.64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92:.K92])/9" office:value-type="float" office:value="6056.62777777778" calcext:value-type="float">
            <text:p>6056.63</text:p>
          </table:table-cell>
          <table:table-cell office:value-type="float" office:value="6068.93" calcext:value-type="float">
            <text:p>6068.93</text:p>
          </table:table-cell>
          <table:table-cell office:value-type="float" office:value="6059.44" calcext:value-type="float">
            <text:p>6059.44</text:p>
          </table:table-cell>
          <table:table-cell office:value-type="float" office:value="6059.23" calcext:value-type="float">
            <text:p>6059.23</text:p>
          </table:table-cell>
          <table:table-cell office:value-type="float" office:value="6059.25" calcext:value-type="float">
            <text:p>6059.25</text:p>
          </table:table-cell>
          <table:table-cell office:value-type="float" office:value="6067.89" calcext:value-type="float">
            <text:p>6067.89</text:p>
          </table:table-cell>
          <table:table-cell office:value-type="float" office:value="6052.81" calcext:value-type="float">
            <text:p>6052.81</text:p>
          </table:table-cell>
          <table:table-cell table:number-columns-repeated="2" office:value-type="float" office:value="6043.34" calcext:value-type="float">
            <text:p>6043.34</text:p>
          </table:table-cell>
          <table:table-cell office:value-type="float" office:value="6055.42" calcext:value-type="float">
            <text:p>6055.42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93:.K93])/9" office:value-type="float" office:value="6053.63444444444" calcext:value-type="float">
            <text:p>6053.63</text:p>
          </table:table-cell>
          <table:table-cell office:value-type="float" office:value="6048.85" calcext:value-type="float">
            <text:p>6048.85</text:p>
          </table:table-cell>
          <table:table-cell office:value-type="float" office:value="6057.58" calcext:value-type="float">
            <text:p>6057.58</text:p>
          </table:table-cell>
          <table:table-cell office:value-type="float" office:value="6057.37" calcext:value-type="float">
            <text:p>6057.37</text:p>
          </table:table-cell>
          <table:table-cell office:value-type="float" office:value="6057.65" calcext:value-type="float">
            <text:p>6057.65</text:p>
          </table:table-cell>
          <table:table-cell office:value-type="float" office:value="6066.28" calcext:value-type="float">
            <text:p>6066.28</text:p>
          </table:table-cell>
          <table:table-cell office:value-type="float" office:value="6045.51" calcext:value-type="float">
            <text:p>6045.51</text:p>
          </table:table-cell>
          <table:table-cell office:value-type="float" office:value="6036.9" calcext:value-type="float">
            <text:p>6036.9</text:p>
          </table:table-cell>
          <table:table-cell office:value-type="float" office:value="6042.19" calcext:value-type="float">
            <text:p>6042.19</text:p>
          </table:table-cell>
          <table:table-cell office:value-type="float" office:value="6070.38" calcext:value-type="float">
            <text:p>6070.38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78:.B88])" office:value-type="float" office:value="64235.3044444444" calcext:value-type="float">
            <text:p>64235.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89:.B93])" office:value-type="float" office:value="30365.3977777778" calcext:value-type="float">
            <text:p>30365.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 NVM thre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97:.K97])/9" office:value-type="float" office:value="6519.27777777778" calcext:value-type="float">
            <text:p>6519.28</text:p>
          </table:table-cell>
          <table:table-cell office:value-type="float" office:value="6281.88" calcext:value-type="float">
            <text:p>6281.88</text:p>
          </table:table-cell>
          <table:table-cell office:value-type="float" office:value="6264.17" calcext:value-type="float">
            <text:p>6264.17</text:p>
          </table:table-cell>
          <table:table-cell office:value-type="float" office:value="6141.23" calcext:value-type="float">
            <text:p>6141.23</text:p>
          </table:table-cell>
          <table:table-cell office:value-type="float" office:value="6211.45" calcext:value-type="float">
            <text:p>6211.45</text:p>
          </table:table-cell>
          <table:table-cell office:value-type="float" office:value="6260.3" calcext:value-type="float">
            <text:p>6260.3</text:p>
          </table:table-cell>
          <table:table-cell office:value-type="float" office:value="6083.61" calcext:value-type="float">
            <text:p>6083.61</text:p>
          </table:table-cell>
          <table:table-cell office:value-type="float" office:value="6117.99" calcext:value-type="float">
            <text:p>6117.99</text:p>
          </table:table-cell>
          <table:table-cell office:value-type="float" office:value="6375.32" calcext:value-type="float">
            <text:p>6375.32</text:p>
          </table:table-cell>
          <table:table-cell office:value-type="float" office:value="8937.55" calcext:value-type="float">
            <text:p>8937.55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98:.K98])/9" office:value-type="float" office:value="6235.50666666667" calcext:value-type="float">
            <text:p>6235.51</text:p>
          </table:table-cell>
          <table:table-cell office:value-type="float" office:value="6579.41" calcext:value-type="float">
            <text:p>6579.41</text:p>
          </table:table-cell>
          <table:table-cell office:value-type="float" office:value="6332.22" calcext:value-type="float">
            <text:p>6332.22</text:p>
          </table:table-cell>
          <table:table-cell office:value-type="float" office:value="6299.46" calcext:value-type="float">
            <text:p>6299.46</text:p>
          </table:table-cell>
          <table:table-cell office:value-type="float" office:value="5979.41" calcext:value-type="float">
            <text:p>5979.41</text:p>
          </table:table-cell>
          <table:table-cell office:value-type="float" office:value="6236.63" calcext:value-type="float">
            <text:p>6236.63</text:p>
          </table:table-cell>
          <table:table-cell office:value-type="float" office:value="6286.37" calcext:value-type="float">
            <text:p>6286.37</text:p>
          </table:table-cell>
          <table:table-cell office:value-type="float" office:value="6101.26" calcext:value-type="float">
            <text:p>6101.26</text:p>
          </table:table-cell>
          <table:table-cell office:value-type="float" office:value="6042.54" calcext:value-type="float">
            <text:p>6042.54</text:p>
          </table:table-cell>
          <table:table-cell office:value-type="float" office:value="6262.26" calcext:value-type="float">
            <text:p>6262.26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99:.K99])/9" office:value-type="float" office:value="6123.82222222222" calcext:value-type="float">
            <text:p>6123.82</text:p>
          </table:table-cell>
          <table:table-cell office:value-type="float" office:value="6672.42" calcext:value-type="float">
            <text:p>6672.42</text:p>
          </table:table-cell>
          <table:table-cell office:value-type="float" office:value="6360.89" calcext:value-type="float">
            <text:p>6360.89</text:p>
          </table:table-cell>
          <table:table-cell office:value-type="float" office:value="6314.38" calcext:value-type="float">
            <text:p>6314.38</text:p>
          </table:table-cell>
          <table:table-cell office:value-type="float" office:value="6010.86" calcext:value-type="float">
            <text:p>6010.86</text:p>
          </table:table-cell>
          <table:table-cell office:value-type="float" office:value="6257.55" calcext:value-type="float">
            <text:p>6257.55</text:p>
          </table:table-cell>
          <table:table-cell office:value-type="float" office:value="6305.42" calcext:value-type="float">
            <text:p>6305.42</text:p>
          </table:table-cell>
          <table:table-cell office:value-type="float" office:value="6120.02" calcext:value-type="float">
            <text:p>6120.02</text:p>
          </table:table-cell>
          <table:table-cell office:value-type="float" office:value="3419.07" calcext:value-type="float">
            <text:p>3419.07</text:p>
          </table:table-cell>
          <table:table-cell office:value-type="float" office:value="7653.79" calcext:value-type="float">
            <text:p>7653.79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100:.K100])/9" office:value-type="float" office:value="5757.45444444444" calcext:value-type="float">
            <text:p>5757.45</text:p>
          </table:table-cell>
          <table:table-cell office:value-type="float" office:value="6702.98" calcext:value-type="float">
            <text:p>6702.98</text:p>
          </table:table-cell>
          <table:table-cell office:value-type="float" office:value="6353.75" calcext:value-type="float">
            <text:p>6353.75</text:p>
          </table:table-cell>
          <table:table-cell office:value-type="float" office:value="6309.64" calcext:value-type="float">
            <text:p>6309.64</text:p>
          </table:table-cell>
          <table:table-cell office:value-type="float" office:value="5969.19" calcext:value-type="float">
            <text:p>5969.19</text:p>
          </table:table-cell>
          <table:table-cell office:value-type="float" office:value="6242.88" calcext:value-type="float">
            <text:p>6242.88</text:p>
          </table:table-cell>
          <table:table-cell office:value-type="float" office:value="6290.37" calcext:value-type="float">
            <text:p>6290.37</text:p>
          </table:table-cell>
          <table:table-cell office:value-type="float" office:value="5988.79" calcext:value-type="float">
            <text:p>5988.79</text:p>
          </table:table-cell>
          <table:table-cell office:value-type="float" office:value="6115.28" calcext:value-type="float">
            <text:p>6115.28</text:p>
          </table:table-cell>
          <table:table-cell office:value-type="float" office:value="1844.21" calcext:value-type="float">
            <text:p>1844.21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101:.K101])/9" office:value-type="float" office:value="6080.27666666667" calcext:value-type="float">
            <text:p>6080.28</text:p>
          </table:table-cell>
          <table:table-cell office:value-type="float" office:value="6779.29" calcext:value-type="float">
            <text:p>6779.29</text:p>
          </table:table-cell>
          <table:table-cell office:value-type="float" office:value="3506.54" calcext:value-type="float">
            <text:p>3506.54</text:p>
          </table:table-cell>
          <table:table-cell office:value-type="float" office:value="5668.39" calcext:value-type="float">
            <text:p>5668.39</text:p>
          </table:table-cell>
          <table:table-cell office:value-type="float" office:value="6269.17" calcext:value-type="float">
            <text:p>6269.17</text:p>
          </table:table-cell>
          <table:table-cell office:value-type="float" office:value="6280.2" calcext:value-type="float">
            <text:p>6280.2</text:p>
          </table:table-cell>
          <table:table-cell office:value-type="float" office:value="6151.74" calcext:value-type="float">
            <text:p>6151.74</text:p>
          </table:table-cell>
          <table:table-cell office:value-type="float" office:value="6051.23" calcext:value-type="float">
            <text:p>6051.23</text:p>
          </table:table-cell>
          <table:table-cell office:value-type="float" office:value="6233.64" calcext:value-type="float">
            <text:p>6233.64</text:p>
          </table:table-cell>
          <table:table-cell office:value-type="float" office:value="7782.29" calcext:value-type="float">
            <text:p>7782.29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102:.K102])/9" office:value-type="float" office:value="6121.39111111111" calcext:value-type="float">
            <text:p>6121.39</text:p>
          </table:table-cell>
          <table:table-cell office:value-type="float" office:value="6607.75" calcext:value-type="float">
            <text:p>6607.75</text:p>
          </table:table-cell>
          <table:table-cell office:value-type="float" office:value="6155.46" calcext:value-type="float">
            <text:p>6155.46</text:p>
          </table:table-cell>
          <table:table-cell office:value-type="float" office:value="6265.96" calcext:value-type="float">
            <text:p>6265.96</text:p>
          </table:table-cell>
          <table:table-cell office:value-type="float" office:value="6114.41" calcext:value-type="float">
            <text:p>6114.41</text:p>
          </table:table-cell>
          <table:table-cell office:value-type="float" office:value="3290.68" calcext:value-type="float">
            <text:p>3290.68</text:p>
          </table:table-cell>
          <table:table-cell office:value-type="float" office:value="6085.71" calcext:value-type="float">
            <text:p>6085.71</text:p>
          </table:table-cell>
          <table:table-cell office:value-type="float" office:value="6077.18" calcext:value-type="float">
            <text:p>6077.18</text:p>
          </table:table-cell>
          <table:table-cell office:value-type="float" office:value="6245.27" calcext:value-type="float">
            <text:p>6245.27</text:p>
          </table:table-cell>
          <table:table-cell office:value-type="float" office:value="8250.1" calcext:value-type="float">
            <text:p>8250.1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103:.K103])/9" office:value-type="float" office:value="6698.61777777778" calcext:value-type="float">
            <text:p>6698.62</text:p>
          </table:table-cell>
          <table:table-cell office:value-type="float" office:value="3946.2" calcext:value-type="float">
            <text:p>3946.2</text:p>
          </table:table-cell>
          <table:table-cell office:value-type="float" office:value="3222.09" calcext:value-type="float">
            <text:p>3222.09</text:p>
          </table:table-cell>
          <table:table-cell office:value-type="float" office:value="6163" calcext:value-type="float">
            <text:p>6163</text:p>
          </table:table-cell>
          <table:table-cell office:value-type="float" office:value="6116.28" calcext:value-type="float">
            <text:p>6116.28</text:p>
          </table:table-cell>
          <table:table-cell office:value-type="float" office:value="6037.01" calcext:value-type="float">
            <text:p>6037.01</text:p>
          </table:table-cell>
          <table:table-cell office:value-type="float" office:value="6178.4" calcext:value-type="float">
            <text:p>6178.4</text:p>
          </table:table-cell>
          <table:table-cell office:value-type="float" office:value="7225.21" calcext:value-type="float">
            <text:p>7225.21</text:p>
          </table:table-cell>
          <table:table-cell office:value-type="float" office:value="10347.28" calcext:value-type="float">
            <text:p>10347.28</text:p>
          </table:table-cell>
          <table:table-cell office:value-type="float" office:value="11052.09" calcext:value-type="float">
            <text:p>11052.09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104:.K104])/9" office:value-type="float" office:value="6116.60111111111" calcext:value-type="float">
            <text:p>6116.60</text:p>
          </table:table-cell>
          <table:table-cell office:value-type="float" office:value="6600.47" calcext:value-type="float">
            <text:p>6600.47</text:p>
          </table:table-cell>
          <table:table-cell office:value-type="float" office:value="6139.18" calcext:value-type="float">
            <text:p>6139.18</text:p>
          </table:table-cell>
          <table:table-cell office:value-type="float" office:value="6260.12" calcext:value-type="float">
            <text:p>6260.12</text:p>
          </table:table-cell>
          <table:table-cell office:value-type="float" office:value="6119.11" calcext:value-type="float">
            <text:p>6119.11</text:p>
          </table:table-cell>
          <table:table-cell office:value-type="float" office:value="6071.51" calcext:value-type="float">
            <text:p>6071.51</text:p>
          </table:table-cell>
          <table:table-cell office:value-type="float" office:value="3343.96" calcext:value-type="float">
            <text:p>3343.96</text:p>
          </table:table-cell>
          <table:table-cell office:value-type="float" office:value="6074.22" calcext:value-type="float">
            <text:p>6074.22</text:p>
          </table:table-cell>
          <table:table-cell office:value-type="float" office:value="6245" calcext:value-type="float">
            <text:p>6245</text:p>
          </table:table-cell>
          <table:table-cell office:value-type="float" office:value="8195.84" calcext:value-type="float">
            <text:p>8195.84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105:.K105])/9" office:value-type="float" office:value="6238.97333333333" calcext:value-type="float">
            <text:p>6238.97</text:p>
          </table:table-cell>
          <table:table-cell office:value-type="float" office:value="6645.21" calcext:value-type="float">
            <text:p>6645.21</text:p>
          </table:table-cell>
          <table:table-cell office:value-type="float" office:value="6347.24" calcext:value-type="float">
            <text:p>6347.24</text:p>
          </table:table-cell>
          <table:table-cell office:value-type="float" office:value="6115.39" calcext:value-type="float">
            <text:p>6115.39</text:p>
          </table:table-cell>
          <table:table-cell office:value-type="float" office:value="6139.37" calcext:value-type="float">
            <text:p>6139.37</text:p>
          </table:table-cell>
          <table:table-cell office:value-type="float" office:value="6240.11" calcext:value-type="float">
            <text:p>6240.11</text:p>
          </table:table-cell>
          <table:table-cell office:value-type="float" office:value="6287.38" calcext:value-type="float">
            <text:p>6287.38</text:p>
          </table:table-cell>
          <table:table-cell office:value-type="float" office:value="6049.01" calcext:value-type="float">
            <text:p>6049.01</text:p>
          </table:table-cell>
          <table:table-cell office:value-type="float" office:value="6118.5" calcext:value-type="float">
            <text:p>6118.5</text:p>
          </table:table-cell>
          <table:table-cell office:value-type="float" office:value="6208.55" calcext:value-type="float">
            <text:p>6208.55</text:p>
          </table:table-cell>
        </table:table-row>
        <table:table-row table:style-name="ro1">
          <table:table-cell office:value-type="string" calcext:value-type="string">
            <text:p>9 DRAM</text:p>
          </table:table-cell>
          <table:table-cell table:formula="of:=SUM([.C106:.K106])/9" office:value-type="float" office:value="6232.66111111111" calcext:value-type="float">
            <text:p>6232.66</text:p>
          </table:table-cell>
          <table:table-cell office:value-type="float" office:value="6622.27" calcext:value-type="float">
            <text:p>6622.27</text:p>
          </table:table-cell>
          <table:table-cell office:value-type="float" office:value="6320.49" calcext:value-type="float">
            <text:p>6320.49</text:p>
          </table:table-cell>
          <table:table-cell office:value-type="float" office:value="6095.64" calcext:value-type="float">
            <text:p>6095.64</text:p>
          </table:table-cell>
          <table:table-cell office:value-type="float" office:value="6134.71" calcext:value-type="float">
            <text:p>6134.71</text:p>
          </table:table-cell>
          <table:table-cell office:value-type="float" office:value="6227.69" calcext:value-type="float">
            <text:p>6227.69</text:p>
          </table:table-cell>
          <table:table-cell office:value-type="float" office:value="6270.56" calcext:value-type="float">
            <text:p>6270.56</text:p>
          </table:table-cell>
          <table:table-cell office:value-type="float" office:value="6089.51" calcext:value-type="float">
            <text:p>6089.51</text:p>
          </table:table-cell>
          <table:table-cell office:value-type="float" office:value="6054.66" calcext:value-type="float">
            <text:p>6054.66</text:p>
          </table:table-cell>
          <table:table-cell office:value-type="float" office:value="6278.42" calcext:value-type="float">
            <text:p>6278.42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107:.K107])/9" office:value-type="float" office:value="5834.52444444444" calcext:value-type="float">
            <text:p>5834.52</text:p>
          </table:table-cell>
          <table:table-cell office:value-type="float" office:value="5905.8" calcext:value-type="float">
            <text:p>5905.8</text:p>
          </table:table-cell>
          <table:table-cell office:value-type="float" office:value="5899.33" calcext:value-type="float">
            <text:p>5899.33</text:p>
          </table:table-cell>
          <table:table-cell office:value-type="float" office:value="5891.3" calcext:value-type="float">
            <text:p>5891.3</text:p>
          </table:table-cell>
          <table:table-cell office:value-type="float" office:value="5637.69" calcext:value-type="float">
            <text:p>5637.69</text:p>
          </table:table-cell>
          <table:table-cell office:value-type="float" office:value="5811.13" calcext:value-type="float">
            <text:p>5811.13</text:p>
          </table:table-cell>
          <table:table-cell office:value-type="float" office:value="5860.7" calcext:value-type="float">
            <text:p>5860.7</text:p>
          </table:table-cell>
          <table:table-cell office:value-type="float" office:value="5810.83" calcext:value-type="float">
            <text:p>5810.83</text:p>
          </table:table-cell>
          <table:table-cell office:value-type="float" office:value="5820.7" calcext:value-type="float">
            <text:p>5820.7</text:p>
          </table:table-cell>
          <table:table-cell office:value-type="float" office:value="5873.24" calcext:value-type="float">
            <text:p>5873.24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108:.K108])/9" office:value-type="float" office:value="5813.18111111111" calcext:value-type="float">
            <text:p>5813.18</text:p>
          </table:table-cell>
          <table:table-cell office:value-type="float" office:value="5867.12" calcext:value-type="float">
            <text:p>5867.12</text:p>
          </table:table-cell>
          <table:table-cell office:value-type="float" office:value="5871.78" calcext:value-type="float">
            <text:p>5871.78</text:p>
          </table:table-cell>
          <table:table-cell office:value-type="float" office:value="5863.02" calcext:value-type="float">
            <text:p>5863.02</text:p>
          </table:table-cell>
          <table:table-cell office:value-type="float" office:value="5611.65" calcext:value-type="float">
            <text:p>5611.65</text:p>
          </table:table-cell>
          <table:table-cell office:value-type="float" office:value="5798" calcext:value-type="float">
            <text:p>5798</text:p>
          </table:table-cell>
          <table:table-cell office:value-type="float" office:value="5838.31" calcext:value-type="float">
            <text:p>5838.31</text:p>
          </table:table-cell>
          <table:table-cell office:value-type="float" office:value="5783" calcext:value-type="float">
            <text:p>5783</text:p>
          </table:table-cell>
          <table:table-cell office:value-type="float" office:value="5807.2" calcext:value-type="float">
            <text:p>5807.2</text:p>
          </table:table-cell>
          <table:table-cell office:value-type="float" office:value="5878.55" calcext:value-type="float">
            <text:p>5878.55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109:.K109])/9" office:value-type="float" office:value="5812.91333333333" calcext:value-type="float">
            <text:p>5812.91</text:p>
          </table:table-cell>
          <table:table-cell office:value-type="float" office:value="5862.59" calcext:value-type="float">
            <text:p>5862.59</text:p>
          </table:table-cell>
          <table:table-cell office:value-type="float" office:value="5867.99" calcext:value-type="float">
            <text:p>5867.99</text:p>
          </table:table-cell>
          <table:table-cell office:value-type="float" office:value="5864.54" calcext:value-type="float">
            <text:p>5864.54</text:p>
          </table:table-cell>
          <table:table-cell office:value-type="float" office:value="5613.88" calcext:value-type="float">
            <text:p>5613.88</text:p>
          </table:table-cell>
          <table:table-cell office:value-type="float" office:value="5798.53" calcext:value-type="float">
            <text:p>5798.53</text:p>
          </table:table-cell>
          <table:table-cell office:value-type="float" office:value="5840.73" calcext:value-type="float">
            <text:p>5840.73</text:p>
          </table:table-cell>
          <table:table-cell office:value-type="float" office:value="5779.05" calcext:value-type="float">
            <text:p>5779.05</text:p>
          </table:table-cell>
          <table:table-cell office:value-type="float" office:value="5804.15" calcext:value-type="float">
            <text:p>5804.15</text:p>
          </table:table-cell>
          <table:table-cell office:value-type="float" office:value="5884.76" calcext:value-type="float">
            <text:p>5884.76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110:.K110])/9" office:value-type="float" office:value="5832.82777777778" calcext:value-type="float">
            <text:p>5832.83</text:p>
          </table:table-cell>
          <table:table-cell office:value-type="float" office:value="5891.08" calcext:value-type="float">
            <text:p>5891.08</text:p>
          </table:table-cell>
          <table:table-cell office:value-type="float" office:value="5893.51" calcext:value-type="float">
            <text:p>5893.51</text:p>
          </table:table-cell>
          <table:table-cell office:value-type="float" office:value="5887.16" calcext:value-type="float">
            <text:p>5887.16</text:p>
          </table:table-cell>
          <table:table-cell office:value-type="float" office:value="5629.4" calcext:value-type="float">
            <text:p>5629.4</text:p>
          </table:table-cell>
          <table:table-cell office:value-type="float" office:value="5816.57" calcext:value-type="float">
            <text:p>5816.57</text:p>
          </table:table-cell>
          <table:table-cell office:value-type="float" office:value="5860.66" calcext:value-type="float">
            <text:p>5860.66</text:p>
          </table:table-cell>
          <table:table-cell office:value-type="float" office:value="5803.85" calcext:value-type="float">
            <text:p>5803.85</text:p>
          </table:table-cell>
          <table:table-cell office:value-type="float" office:value="5823.77" calcext:value-type="float">
            <text:p>5823.77</text:p>
          </table:table-cell>
          <table:table-cell office:value-type="float" office:value="5889.45" calcext:value-type="float">
            <text:p>5889.45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111:.K111])/9" office:value-type="float" office:value="5813.48222222222" calcext:value-type="float">
            <text:p>5813.48</text:p>
          </table:table-cell>
          <table:table-cell office:value-type="float" office:value="5879.24" calcext:value-type="float">
            <text:p>5879.24</text:p>
          </table:table-cell>
          <table:table-cell office:value-type="float" office:value="5870.49" calcext:value-type="float">
            <text:p>5870.49</text:p>
          </table:table-cell>
          <table:table-cell office:value-type="float" office:value="5863" calcext:value-type="float">
            <text:p>5863</text:p>
          </table:table-cell>
          <table:table-cell office:value-type="float" office:value="5618.95" calcext:value-type="float">
            <text:p>5618.95</text:p>
          </table:table-cell>
          <table:table-cell office:value-type="float" office:value="5793.66" calcext:value-type="float">
            <text:p>5793.66</text:p>
          </table:table-cell>
          <table:table-cell office:value-type="float" office:value="5845.54" calcext:value-type="float">
            <text:p>5845.54</text:p>
          </table:table-cell>
          <table:table-cell office:value-type="float" office:value="5782.23" calcext:value-type="float">
            <text:p>5782.23</text:p>
          </table:table-cell>
          <table:table-cell office:value-type="float" office:value="5802.78" calcext:value-type="float">
            <text:p>5802.78</text:p>
          </table:table-cell>
          <table:table-cell office:value-type="float" office:value="5865.45" calcext:value-type="float">
            <text:p>5865.45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112:.K112])/9" office:value-type="float" office:value="5840.83111111111" calcext:value-type="float">
            <text:p>5840.83</text:p>
          </table:table-cell>
          <table:table-cell office:value-type="float" office:value="5918.06" calcext:value-type="float">
            <text:p>5918.06</text:p>
          </table:table-cell>
          <table:table-cell office:value-type="float" office:value="5903.51" calcext:value-type="float">
            <text:p>5903.51</text:p>
          </table:table-cell>
          <table:table-cell office:value-type="float" office:value="5897.62" calcext:value-type="float">
            <text:p>5897.62</text:p>
          </table:table-cell>
          <table:table-cell office:value-type="float" office:value="5644.77" calcext:value-type="float">
            <text:p>5644.77</text:p>
          </table:table-cell>
          <table:table-cell office:value-type="float" office:value="5818.39" calcext:value-type="float">
            <text:p>5818.39</text:p>
          </table:table-cell>
          <table:table-cell office:value-type="float" office:value="5871.26" calcext:value-type="float">
            <text:p>5871.26</text:p>
          </table:table-cell>
          <table:table-cell office:value-type="float" office:value="5815.16" calcext:value-type="float">
            <text:p>5815.16</text:p>
          </table:table-cell>
          <table:table-cell office:value-type="float" office:value="5821.76" calcext:value-type="float">
            <text:p>5821.76</text:p>
          </table:table-cell>
          <table:table-cell office:value-type="float" office:value="5876.95" calcext:value-type="float">
            <text:p>5876.95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97:.B106])" office:value-type="float" office:value="62124.5822222222" calcext:value-type="float">
            <text:p>62124.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07:.B112])" office:value-type="float" office:value="34947.76" calcext:value-type="float">
            <text:p>34947.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 NVM thre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116:.K116])/9" office:value-type="float" office:value="6912.05" calcext:value-type="float">
            <text:p>6912.05</text:p>
          </table:table-cell>
          <table:table-cell office:value-type="float" office:value="6501.35" calcext:value-type="float">
            <text:p>6501.35</text:p>
          </table:table-cell>
          <table:table-cell office:value-type="float" office:value="6594.49" calcext:value-type="float">
            <text:p>6594.49</text:p>
          </table:table-cell>
          <table:table-cell office:value-type="float" office:value="6639.45" calcext:value-type="float">
            <text:p>6639.45</text:p>
          </table:table-cell>
          <table:table-cell office:value-type="float" office:value="6670.36" calcext:value-type="float">
            <text:p>6670.36</text:p>
          </table:table-cell>
          <table:table-cell office:value-type="float" office:value="6685.75" calcext:value-type="float">
            <text:p>6685.75</text:p>
          </table:table-cell>
          <table:table-cell office:value-type="float" office:value="6581.38" calcext:value-type="float">
            <text:p>6581.38</text:p>
          </table:table-cell>
          <table:table-cell office:value-type="float" office:value="6587.21" calcext:value-type="float">
            <text:p>6587.21</text:p>
          </table:table-cell>
          <table:table-cell office:value-type="float" office:value="6811.09" calcext:value-type="float">
            <text:p>6811.09</text:p>
          </table:table-cell>
          <table:table-cell office:value-type="float" office:value="9137.37" calcext:value-type="float">
            <text:p>9137.37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117:.K117])/9" office:value-type="float" office:value="6633.6" calcext:value-type="float">
            <text:p>6633.60</text:p>
          </table:table-cell>
          <table:table-cell office:value-type="float" office:value="8210.77" calcext:value-type="float">
            <text:p>8210.77</text:p>
          </table:table-cell>
          <table:table-cell office:value-type="float" office:value="6926.74" calcext:value-type="float">
            <text:p>6926.74</text:p>
          </table:table-cell>
          <table:table-cell office:value-type="float" office:value="6540.78" calcext:value-type="float">
            <text:p>6540.78</text:p>
          </table:table-cell>
          <table:table-cell office:value-type="float" office:value="3817.19" calcext:value-type="float">
            <text:p>3817.19</text:p>
          </table:table-cell>
          <table:table-cell office:value-type="float" office:value="6691.48" calcext:value-type="float">
            <text:p>6691.48</text:p>
          </table:table-cell>
          <table:table-cell office:value-type="float" office:value="6529.81" calcext:value-type="float">
            <text:p>6529.81</text:p>
          </table:table-cell>
          <table:table-cell office:value-type="float" office:value="3552.28" calcext:value-type="float">
            <text:p>3552.28</text:p>
          </table:table-cell>
          <table:table-cell office:value-type="float" office:value="7011.67" calcext:value-type="float">
            <text:p>7011.67</text:p>
          </table:table-cell>
          <table:table-cell office:value-type="float" office:value="10421.68" calcext:value-type="float">
            <text:p>10421.68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118:.K118])/9" office:value-type="float" office:value="6439.49666666667" calcext:value-type="float">
            <text:p>6439.50</text:p>
          </table:table-cell>
          <table:table-cell office:value-type="float" office:value="4000.26" calcext:value-type="float">
            <text:p>4000.26</text:p>
          </table:table-cell>
          <table:table-cell office:value-type="float" office:value="6540.44" calcext:value-type="float">
            <text:p>6540.44</text:p>
          </table:table-cell>
          <table:table-cell office:value-type="float" office:value="6666.39" calcext:value-type="float">
            <text:p>6666.39</text:p>
          </table:table-cell>
          <table:table-cell office:value-type="float" office:value="6686.28" calcext:value-type="float">
            <text:p>6686.28</text:p>
          </table:table-cell>
          <table:table-cell office:value-type="float" office:value="6665.02" calcext:value-type="float">
            <text:p>6665.02</text:p>
          </table:table-cell>
          <table:table-cell office:value-type="float" office:value="6624.1" calcext:value-type="float">
            <text:p>6624.1</text:p>
          </table:table-cell>
          <table:table-cell office:value-type="float" office:value="6525.5" calcext:value-type="float">
            <text:p>6525.5</text:p>
          </table:table-cell>
          <table:table-cell office:value-type="float" office:value="6706.32" calcext:value-type="float">
            <text:p>6706.32</text:p>
          </table:table-cell>
          <table:table-cell office:value-type="float" office:value="7541.16" calcext:value-type="float">
            <text:p>7541.16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119:.K119])/9" office:value-type="float" office:value="6526.21333333333" calcext:value-type="float">
            <text:p>6526.21</text:p>
          </table:table-cell>
          <table:table-cell office:value-type="float" office:value="8165.52" calcext:value-type="float">
            <text:p>8165.52</text:p>
          </table:table-cell>
          <table:table-cell office:value-type="float" office:value="6788.89" calcext:value-type="float">
            <text:p>6788.89</text:p>
          </table:table-cell>
          <table:table-cell office:value-type="float" office:value="6562.3" calcext:value-type="float">
            <text:p>6562.3</text:p>
          </table:table-cell>
          <table:table-cell office:value-type="float" office:value="6716.45" calcext:value-type="float">
            <text:p>6716.45</text:p>
          </table:table-cell>
          <table:table-cell office:value-type="float" office:value="6592.45" calcext:value-type="float">
            <text:p>6592.45</text:p>
          </table:table-cell>
          <table:table-cell office:value-type="float" office:value="4027.77" calcext:value-type="float">
            <text:p>4027.77</text:p>
          </table:table-cell>
          <table:table-cell office:value-type="float" office:value="5975.32" calcext:value-type="float">
            <text:p>5975.32</text:p>
          </table:table-cell>
          <table:table-cell office:value-type="float" office:value="6681.17" calcext:value-type="float">
            <text:p>6681.17</text:p>
          </table:table-cell>
          <table:table-cell office:value-type="float" office:value="7226.05" calcext:value-type="float">
            <text:p>7226.05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120:.K120])/9" office:value-type="float" office:value="6556.26111111111" calcext:value-type="float">
            <text:p>6556.26</text:p>
          </table:table-cell>
          <table:table-cell office:value-type="float" office:value="8152.2" calcext:value-type="float">
            <text:p>8152.2</text:p>
          </table:table-cell>
          <table:table-cell office:value-type="float" office:value="6732.22" calcext:value-type="float">
            <text:p>6732.22</text:p>
          </table:table-cell>
          <table:table-cell office:value-type="float" office:value="3832.94" calcext:value-type="float">
            <text:p>3832.94</text:p>
          </table:table-cell>
          <table:table-cell office:value-type="float" office:value="6684.38" calcext:value-type="float">
            <text:p>6684.38</text:p>
          </table:table-cell>
          <table:table-cell office:value-type="float" office:value="6636.94" calcext:value-type="float">
            <text:p>6636.94</text:p>
          </table:table-cell>
          <table:table-cell office:value-type="float" office:value="6630.64" calcext:value-type="float">
            <text:p>6630.64</text:p>
          </table:table-cell>
          <table:table-cell office:value-type="float" office:value="6641.02" calcext:value-type="float">
            <text:p>6641.02</text:p>
          </table:table-cell>
          <table:table-cell office:value-type="float" office:value="6709.72" calcext:value-type="float">
            <text:p>6709.72</text:p>
          </table:table-cell>
          <table:table-cell office:value-type="float" office:value="6986.29" calcext:value-type="float">
            <text:p>6986.29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121:.K121])/9" office:value-type="float" office:value="6179.05111111111" calcext:value-type="float">
            <text:p>6179.05</text:p>
          </table:table-cell>
          <table:table-cell office:value-type="float" office:value="6536.16" calcext:value-type="float">
            <text:p>6536.16</text:p>
          </table:table-cell>
          <table:table-cell office:value-type="float" office:value="6579.95" calcext:value-type="float">
            <text:p>6579.95</text:p>
          </table:table-cell>
          <table:table-cell office:value-type="float" office:value="6644.44" calcext:value-type="float">
            <text:p>6644.44</text:p>
          </table:table-cell>
          <table:table-cell office:value-type="float" office:value="6662.56" calcext:value-type="float">
            <text:p>6662.56</text:p>
          </table:table-cell>
          <table:table-cell office:value-type="float" office:value="6698.43" calcext:value-type="float">
            <text:p>6698.43</text:p>
          </table:table-cell>
          <table:table-cell office:value-type="float" office:value="6576.75" calcext:value-type="float">
            <text:p>6576.75</text:p>
          </table:table-cell>
          <table:table-cell office:value-type="float" office:value="6569.93" calcext:value-type="float">
            <text:p>6569.93</text:p>
          </table:table-cell>
          <table:table-cell office:value-type="float" office:value="6761.21" calcext:value-type="float">
            <text:p>6761.21</text:p>
          </table:table-cell>
          <table:table-cell office:value-type="float" office:value="2582.03" calcext:value-type="float">
            <text:p>2582.03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122:.K122])/9" office:value-type="float" office:value="6221.44222222222" calcext:value-type="float">
            <text:p>6221.44</text:p>
          </table:table-cell>
          <table:table-cell office:value-type="float" office:value="8017.44" calcext:value-type="float">
            <text:p>8017.44</text:p>
          </table:table-cell>
          <table:table-cell office:value-type="float" office:value="6618.49" calcext:value-type="float">
            <text:p>6618.49</text:p>
          </table:table-cell>
          <table:table-cell office:value-type="float" office:value="6510.6" calcext:value-type="float">
            <text:p>6510.6</text:p>
          </table:table-cell>
          <table:table-cell office:value-type="float" office:value="6548.52" calcext:value-type="float">
            <text:p>6548.52</text:p>
          </table:table-cell>
          <table:table-cell office:value-type="float" office:value="6614.99" calcext:value-type="float">
            <text:p>6614.99</text:p>
          </table:table-cell>
          <table:table-cell office:value-type="float" office:value="6673.34" calcext:value-type="float">
            <text:p>6673.34</text:p>
          </table:table-cell>
          <table:table-cell office:value-type="float" office:value="6447.45" calcext:value-type="float">
            <text:p>6447.45</text:p>
          </table:table-cell>
          <table:table-cell office:value-type="float" office:value="6515.27" calcext:value-type="float">
            <text:p>6515.27</text:p>
          </table:table-cell>
          <table:table-cell office:value-type="float" office:value="2046.88" calcext:value-type="float">
            <text:p>2046.88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123:.K123])/9" office:value-type="float" office:value="6772.35555555556" calcext:value-type="float">
            <text:p>6772.36</text:p>
          </table:table-cell>
          <table:table-cell office:value-type="float" office:value="8083.79" calcext:value-type="float">
            <text:p>8083.79</text:p>
          </table:table-cell>
          <table:table-cell office:value-type="float" office:value="6761.01" calcext:value-type="float">
            <text:p>6761.01</text:p>
          </table:table-cell>
          <table:table-cell office:value-type="float" office:value="6466.6" calcext:value-type="float">
            <text:p>6466.6</text:p>
          </table:table-cell>
          <table:table-cell office:value-type="float" office:value="6670.64" calcext:value-type="float">
            <text:p>6670.64</text:p>
          </table:table-cell>
          <table:table-cell office:value-type="float" office:value="6566.1" calcext:value-type="float">
            <text:p>6566.1</text:p>
          </table:table-cell>
          <table:table-cell office:value-type="float" office:value="6712.82" calcext:value-type="float">
            <text:p>6712.82</text:p>
          </table:table-cell>
          <table:table-cell office:value-type="float" office:value="6555.66" calcext:value-type="float">
            <text:p>6555.66</text:p>
          </table:table-cell>
          <table:table-cell office:value-type="float" office:value="6480.72" calcext:value-type="float">
            <text:p>6480.72</text:p>
          </table:table-cell>
          <table:table-cell office:value-type="float" office:value="6653.86" calcext:value-type="float">
            <text:p>6653.86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124:.K124])/9" office:value-type="float" office:value="6976.45555555556" calcext:value-type="float">
            <text:p>6976.46</text:p>
          </table:table-cell>
          <table:table-cell office:value-type="float" office:value="6542.95" calcext:value-type="float">
            <text:p>6542.95</text:p>
          </table:table-cell>
          <table:table-cell office:value-type="float" office:value="6616.98" calcext:value-type="float">
            <text:p>6616.98</text:p>
          </table:table-cell>
          <table:table-cell office:value-type="float" office:value="6663.92" calcext:value-type="float">
            <text:p>6663.92</text:p>
          </table:table-cell>
          <table:table-cell office:value-type="float" office:value="3820.89" calcext:value-type="float">
            <text:p>3820.89</text:p>
          </table:table-cell>
          <table:table-cell office:value-type="float" office:value="6592.53" calcext:value-type="float">
            <text:p>6592.53</text:p>
          </table:table-cell>
          <table:table-cell office:value-type="float" office:value="6581" calcext:value-type="float">
            <text:p>6581</text:p>
          </table:table-cell>
          <table:table-cell office:value-type="float" office:value="6693.94" calcext:value-type="float">
            <text:p>6693.94</text:p>
          </table:table-cell>
          <table:table-cell office:value-type="float" office:value="8030" calcext:value-type="float">
            <text:p>8030</text:p>
          </table:table-cell>
          <table:table-cell office:value-type="float" office:value="11245.89" calcext:value-type="float">
            <text:p>11245.89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125:.K125])/9" office:value-type="float" office:value="5442.82" calcext:value-type="float">
            <text:p>5442.82</text:p>
          </table:table-cell>
          <table:table-cell office:value-type="float" office:value="5445.68" calcext:value-type="float">
            <text:p>5445.68</text:p>
          </table:table-cell>
          <table:table-cell office:value-type="float" office:value="5437.31" calcext:value-type="float">
            <text:p>5437.31</text:p>
          </table:table-cell>
          <table:table-cell office:value-type="float" office:value="5440.51" calcext:value-type="float">
            <text:p>5440.51</text:p>
          </table:table-cell>
          <table:table-cell office:value-type="float" office:value="5439.31" calcext:value-type="float">
            <text:p>5439.31</text:p>
          </table:table-cell>
          <table:table-cell office:value-type="float" office:value="5441.32" calcext:value-type="float">
            <text:p>5441.32</text:p>
          </table:table-cell>
          <table:table-cell office:value-type="float" office:value="5439.55" calcext:value-type="float">
            <text:p>5439.55</text:p>
          </table:table-cell>
          <table:table-cell office:value-type="float" office:value="5444.97" calcext:value-type="float">
            <text:p>5444.97</text:p>
          </table:table-cell>
          <table:table-cell office:value-type="float" office:value="5446.99" calcext:value-type="float">
            <text:p>5446.99</text:p>
          </table:table-cell>
          <table:table-cell office:value-type="float" office:value="5449.74" calcext:value-type="float">
            <text:p>5449.74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126:.K126])/9" office:value-type="float" office:value="5453.30777777778" calcext:value-type="float">
            <text:p>5453.31</text:p>
          </table:table-cell>
          <table:table-cell office:value-type="float" office:value="5454.16" calcext:value-type="float">
            <text:p>5454.16</text:p>
          </table:table-cell>
          <table:table-cell office:value-type="float" office:value="5449.63" calcext:value-type="float">
            <text:p>5449.63</text:p>
          </table:table-cell>
          <table:table-cell office:value-type="float" office:value="5451.34" calcext:value-type="float">
            <text:p>5451.34</text:p>
          </table:table-cell>
          <table:table-cell office:value-type="float" office:value="5448.5" calcext:value-type="float">
            <text:p>5448.5</text:p>
          </table:table-cell>
          <table:table-cell office:value-type="float" office:value="5452.99" calcext:value-type="float">
            <text:p>5452.99</text:p>
          </table:table-cell>
          <table:table-cell office:value-type="float" office:value="5452.55" calcext:value-type="float">
            <text:p>5452.55</text:p>
          </table:table-cell>
          <table:table-cell office:value-type="float" office:value="5458.3" calcext:value-type="float">
            <text:p>5458.3</text:p>
          </table:table-cell>
          <table:table-cell office:value-type="float" office:value="5455.44" calcext:value-type="float">
            <text:p>5455.44</text:p>
          </table:table-cell>
          <table:table-cell office:value-type="float" office:value="5456.86" calcext:value-type="float">
            <text:p>5456.86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127:.K127])/9" office:value-type="float" office:value="5451.95111111111" calcext:value-type="float">
            <text:p>5451.95</text:p>
          </table:table-cell>
          <table:table-cell office:value-type="float" office:value="5448.1" calcext:value-type="float">
            <text:p>5448.1</text:p>
          </table:table-cell>
          <table:table-cell office:value-type="float" office:value="5449.89" calcext:value-type="float">
            <text:p>5449.89</text:p>
          </table:table-cell>
          <table:table-cell office:value-type="float" office:value="5451.09" calcext:value-type="float">
            <text:p>5451.09</text:p>
          </table:table-cell>
          <table:table-cell office:value-type="float" office:value="5447.96" calcext:value-type="float">
            <text:p>5447.96</text:p>
          </table:table-cell>
          <table:table-cell office:value-type="float" office:value="5451.22" calcext:value-type="float">
            <text:p>5451.22</text:p>
          </table:table-cell>
          <table:table-cell office:value-type="float" office:value="5446.6" calcext:value-type="float">
            <text:p>5446.6</text:p>
          </table:table-cell>
          <table:table-cell office:value-type="float" office:value="5456.02" calcext:value-type="float">
            <text:p>5456.02</text:p>
          </table:table-cell>
          <table:table-cell office:value-type="float" office:value="5456.08" calcext:value-type="float">
            <text:p>5456.08</text:p>
          </table:table-cell>
          <table:table-cell office:value-type="float" office:value="5460.6" calcext:value-type="float">
            <text:p>5460.6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128:.K128])/9" office:value-type="float" office:value="5452.51333333333" calcext:value-type="float">
            <text:p>5452.51</text:p>
          </table:table-cell>
          <table:table-cell office:value-type="float" office:value="5446.79" calcext:value-type="float">
            <text:p>5446.79</text:p>
          </table:table-cell>
          <table:table-cell office:value-type="float" office:value="5451.82" calcext:value-type="float">
            <text:p>5451.82</text:p>
          </table:table-cell>
          <table:table-cell office:value-type="float" office:value="5450.11" calcext:value-type="float">
            <text:p>5450.11</text:p>
          </table:table-cell>
          <table:table-cell office:value-type="float" office:value="5452.3" calcext:value-type="float">
            <text:p>5452.3</text:p>
          </table:table-cell>
          <table:table-cell office:value-type="float" office:value="5452.02" calcext:value-type="float">
            <text:p>5452.02</text:p>
          </table:table-cell>
          <table:table-cell office:value-type="float" office:value="5447.36" calcext:value-type="float">
            <text:p>5447.36</text:p>
          </table:table-cell>
          <table:table-cell office:value-type="float" office:value="5455.17" calcext:value-type="float">
            <text:p>5455.17</text:p>
          </table:table-cell>
          <table:table-cell office:value-type="float" office:value="5455.76" calcext:value-type="float">
            <text:p>5455.76</text:p>
          </table:table-cell>
          <table:table-cell office:value-type="float" office:value="5461.29" calcext:value-type="float">
            <text:p>5461.29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129:.K129])/9" office:value-type="float" office:value="5519.58333333333" calcext:value-type="float">
            <text:p>5519.58</text:p>
          </table:table-cell>
          <table:table-cell office:value-type="float" office:value="5513.48" calcext:value-type="float">
            <text:p>5513.48</text:p>
          </table:table-cell>
          <table:table-cell office:value-type="float" office:value="5518.55" calcext:value-type="float">
            <text:p>5518.55</text:p>
          </table:table-cell>
          <table:table-cell office:value-type="float" office:value="5517.62" calcext:value-type="float">
            <text:p>5517.62</text:p>
          </table:table-cell>
          <table:table-cell office:value-type="float" office:value="5514.52" calcext:value-type="float">
            <text:p>5514.52</text:p>
          </table:table-cell>
          <table:table-cell office:value-type="float" office:value="5519.24" calcext:value-type="float">
            <text:p>5519.24</text:p>
          </table:table-cell>
          <table:table-cell office:value-type="float" office:value="5516.56" calcext:value-type="float">
            <text:p>5516.56</text:p>
          </table:table-cell>
          <table:table-cell office:value-type="float" office:value="5523.05" calcext:value-type="float">
            <text:p>5523.05</text:p>
          </table:table-cell>
          <table:table-cell office:value-type="float" office:value="5526.33" calcext:value-type="float">
            <text:p>5526.33</text:p>
          </table:table-cell>
          <table:table-cell office:value-type="float" office:value="5526.9" calcext:value-type="float">
            <text:p>5526.9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130:.K130])/9" office:value-type="float" office:value="5450.19777777778" calcext:value-type="float">
            <text:p>5450.20</text:p>
          </table:table-cell>
          <table:table-cell office:value-type="float" office:value="5452.21" calcext:value-type="float">
            <text:p>5452.21</text:p>
          </table:table-cell>
          <table:table-cell office:value-type="float" office:value="5449.33" calcext:value-type="float">
            <text:p>5449.33</text:p>
          </table:table-cell>
          <table:table-cell office:value-type="float" office:value="5447.21" calcext:value-type="float">
            <text:p>5447.21</text:p>
          </table:table-cell>
          <table:table-cell office:value-type="float" office:value="5447.33" calcext:value-type="float">
            <text:p>5447.33</text:p>
          </table:table-cell>
          <table:table-cell office:value-type="float" office:value="5447.44" calcext:value-type="float">
            <text:p>5447.44</text:p>
          </table:table-cell>
          <table:table-cell office:value-type="float" office:value="5447.18" calcext:value-type="float">
            <text:p>5447.18</text:p>
          </table:table-cell>
          <table:table-cell office:value-type="float" office:value="5451.23" calcext:value-type="float">
            <text:p>5451.23</text:p>
          </table:table-cell>
          <table:table-cell office:value-type="float" office:value="5454.85" calcext:value-type="float">
            <text:p>5454.85</text:p>
          </table:table-cell>
          <table:table-cell office:value-type="float" office:value="5455" calcext:value-type="float">
            <text:p>5455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131:.K131])/9" office:value-type="float" office:value="5454.31555555556" calcext:value-type="float">
            <text:p>5454.32</text:p>
          </table:table-cell>
          <table:table-cell office:value-type="float" office:value="5452.64" calcext:value-type="float">
            <text:p>5452.64</text:p>
          </table:table-cell>
          <table:table-cell office:value-type="float" office:value="5452.58" calcext:value-type="float">
            <text:p>5452.58</text:p>
          </table:table-cell>
          <table:table-cell office:value-type="float" office:value="5452.19" calcext:value-type="float">
            <text:p>5452.19</text:p>
          </table:table-cell>
          <table:table-cell office:value-type="float" office:value="5450.37" calcext:value-type="float">
            <text:p>5450.37</text:p>
          </table:table-cell>
          <table:table-cell office:value-type="float" office:value="5453.29" calcext:value-type="float">
            <text:p>5453.29</text:p>
          </table:table-cell>
          <table:table-cell office:value-type="float" office:value="5450.76" calcext:value-type="float">
            <text:p>5450.76</text:p>
          </table:table-cell>
          <table:table-cell office:value-type="float" office:value="5457.35" calcext:value-type="float">
            <text:p>5457.35</text:p>
          </table:table-cell>
          <table:table-cell office:value-type="float" office:value="5459.13" calcext:value-type="float">
            <text:p>5459.13</text:p>
          </table:table-cell>
          <table:table-cell office:value-type="float" office:value="5460.53" calcext:value-type="float">
            <text:p>5460.53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116:.B124])" office:value-type="float" office:value="59216.9255555556" calcext:value-type="float">
            <text:p>59216.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25:.B131])" office:value-type="float" office:value="38224.6888888889" calcext:value-type="float">
            <text:p>38224.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 NVM thre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135:.K135])/9" office:value-type="float" office:value="7577.52222222222" calcext:value-type="float">
            <text:p>7577.52</text:p>
          </table:table-cell>
          <table:table-cell office:value-type="float" office:value="7205.25" calcext:value-type="float">
            <text:p>7205.25</text:p>
          </table:table-cell>
          <table:table-cell office:value-type="float" office:value="7124.29" calcext:value-type="float">
            <text:p>7124.29</text:p>
          </table:table-cell>
          <table:table-cell office:value-type="float" office:value="7288.5" calcext:value-type="float">
            <text:p>7288.5</text:p>
          </table:table-cell>
          <table:table-cell office:value-type="float" office:value="7096.32" calcext:value-type="float">
            <text:p>7096.32</text:p>
          </table:table-cell>
          <table:table-cell office:value-type="float" office:value="7286.38" calcext:value-type="float">
            <text:p>7286.38</text:p>
          </table:table-cell>
          <table:table-cell office:value-type="float" office:value="6898.19" calcext:value-type="float">
            <text:p>6898.19</text:p>
          </table:table-cell>
          <table:table-cell office:value-type="float" office:value="6860.57" calcext:value-type="float">
            <text:p>6860.57</text:p>
          </table:table-cell>
          <table:table-cell office:value-type="float" office:value="7567.52" calcext:value-type="float">
            <text:p>7567.52</text:p>
          </table:table-cell>
          <table:table-cell office:value-type="float" office:value="10870.68" calcext:value-type="float">
            <text:p>10870.68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136:.K136])/9" office:value-type="float" office:value="7264.11666666667" calcext:value-type="float">
            <text:p>7264.12</text:p>
          </table:table-cell>
          <table:table-cell office:value-type="float" office:value="8157.89" calcext:value-type="float">
            <text:p>8157.89</text:p>
          </table:table-cell>
          <table:table-cell office:value-type="float" office:value="7419.12" calcext:value-type="float">
            <text:p>7419.12</text:p>
          </table:table-cell>
          <table:table-cell office:value-type="float" office:value="7171.54" calcext:value-type="float">
            <text:p>7171.54</text:p>
          </table:table-cell>
          <table:table-cell office:value-type="float" office:value="7154.97" calcext:value-type="float">
            <text:p>7154.97</text:p>
          </table:table-cell>
          <table:table-cell office:value-type="float" office:value="7301.97" calcext:value-type="float">
            <text:p>7301.97</text:p>
          </table:table-cell>
          <table:table-cell office:value-type="float" office:value="7386.31" calcext:value-type="float">
            <text:p>7386.31</text:p>
          </table:table-cell>
          <table:table-cell office:value-type="float" office:value="7004.46" calcext:value-type="float">
            <text:p>7004.46</text:p>
          </table:table-cell>
          <table:table-cell office:value-type="float" office:value="6892.28" calcext:value-type="float">
            <text:p>6892.28</text:p>
          </table:table-cell>
          <table:table-cell office:value-type="float" office:value="6888.51" calcext:value-type="float">
            <text:p>6888.51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137:.K137])/9" office:value-type="float" office:value="6961.70444444444" calcext:value-type="float">
            <text:p>6961.70</text:p>
          </table:table-cell>
          <table:table-cell office:value-type="float" office:value="5412.72" calcext:value-type="float">
            <text:p>5412.72</text:p>
          </table:table-cell>
          <table:table-cell office:value-type="float" office:value="7208.89" calcext:value-type="float">
            <text:p>7208.89</text:p>
          </table:table-cell>
          <table:table-cell office:value-type="float" office:value="7181.2" calcext:value-type="float">
            <text:p>7181.2</text:p>
          </table:table-cell>
          <table:table-cell office:value-type="float" office:value="5794.02" calcext:value-type="float">
            <text:p>5794.02</text:p>
          </table:table-cell>
          <table:table-cell office:value-type="float" office:value="4285.24" calcext:value-type="float">
            <text:p>4285.24</text:p>
          </table:table-cell>
          <table:table-cell office:value-type="float" office:value="6912.64" calcext:value-type="float">
            <text:p>6912.64</text:p>
          </table:table-cell>
          <table:table-cell office:value-type="float" office:value="6914.49" calcext:value-type="float">
            <text:p>6914.49</text:p>
          </table:table-cell>
          <table:table-cell office:value-type="float" office:value="7941.71" calcext:value-type="float">
            <text:p>7941.71</text:p>
          </table:table-cell>
          <table:table-cell office:value-type="float" office:value="11004.43" calcext:value-type="float">
            <text:p>11004.43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138:.K138])/9" office:value-type="float" office:value="7256.72333333333" calcext:value-type="float">
            <text:p>7256.72</text:p>
          </table:table-cell>
          <table:table-cell office:value-type="float" office:value="8150.79" calcext:value-type="float">
            <text:p>8150.79</text:p>
          </table:table-cell>
          <table:table-cell office:value-type="float" office:value="7421.45" calcext:value-type="float">
            <text:p>7421.45</text:p>
          </table:table-cell>
          <table:table-cell office:value-type="float" office:value="7175.18" calcext:value-type="float">
            <text:p>7175.18</text:p>
          </table:table-cell>
          <table:table-cell office:value-type="float" office:value="7270.35" calcext:value-type="float">
            <text:p>7270.35</text:p>
          </table:table-cell>
          <table:table-cell office:value-type="float" office:value="7115.82" calcext:value-type="float">
            <text:p>7115.82</text:p>
          </table:table-cell>
          <table:table-cell office:value-type="float" office:value="7388.12" calcext:value-type="float">
            <text:p>7388.12</text:p>
          </table:table-cell>
          <table:table-cell office:value-type="float" office:value="7002.92" calcext:value-type="float">
            <text:p>7002.92</text:p>
          </table:table-cell>
          <table:table-cell office:value-type="float" office:value="6889.21" calcext:value-type="float">
            <text:p>6889.21</text:p>
          </table:table-cell>
          <table:table-cell office:value-type="float" office:value="6896.67" calcext:value-type="float">
            <text:p>6896.67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139:.K139])/9" office:value-type="float" office:value="7180.39" calcext:value-type="float">
            <text:p>7180.39</text:p>
          </table:table-cell>
          <table:table-cell office:value-type="float" office:value="8202.81" calcext:value-type="float">
            <text:p>8202.81</text:p>
          </table:table-cell>
          <table:table-cell office:value-type="float" office:value="7543.68" calcext:value-type="float">
            <text:p>7543.68</text:p>
          </table:table-cell>
          <table:table-cell office:value-type="float" office:value="6809.15" calcext:value-type="float">
            <text:p>6809.15</text:p>
          </table:table-cell>
          <table:table-cell office:value-type="float" office:value="3826.3" calcext:value-type="float">
            <text:p>3826.3</text:p>
          </table:table-cell>
          <table:table-cell office:value-type="float" office:value="7422.95" calcext:value-type="float">
            <text:p>7422.95</text:p>
          </table:table-cell>
          <table:table-cell office:value-type="float" office:value="7054.67" calcext:value-type="float">
            <text:p>7054.67</text:p>
          </table:table-cell>
          <table:table-cell office:value-type="float" office:value="6919.01" calcext:value-type="float">
            <text:p>6919.01</text:p>
          </table:table-cell>
          <table:table-cell office:value-type="float" office:value="6914.76" calcext:value-type="float">
            <text:p>6914.76</text:p>
          </table:table-cell>
          <table:table-cell office:value-type="float" office:value="9930.18" calcext:value-type="float">
            <text:p>9930.18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140:.K140])/9" office:value-type="float" office:value="7241.23222222222" calcext:value-type="float">
            <text:p>7241.23</text:p>
          </table:table-cell>
          <table:table-cell office:value-type="float" office:value="8096.67" calcext:value-type="float">
            <text:p>8096.67</text:p>
          </table:table-cell>
          <table:table-cell office:value-type="float" office:value="7444.04" calcext:value-type="float">
            <text:p>7444.04</text:p>
          </table:table-cell>
          <table:table-cell office:value-type="float" office:value="7032.94" calcext:value-type="float">
            <text:p>7032.94</text:p>
          </table:table-cell>
          <table:table-cell office:value-type="float" office:value="7248.64" calcext:value-type="float">
            <text:p>7248.64</text:p>
          </table:table-cell>
          <table:table-cell office:value-type="float" office:value="7266.99" calcext:value-type="float">
            <text:p>7266.99</text:p>
          </table:table-cell>
          <table:table-cell office:value-type="float" office:value="7356.97" calcext:value-type="float">
            <text:p>7356.97</text:p>
          </table:table-cell>
          <table:table-cell office:value-type="float" office:value="6960.63" calcext:value-type="float">
            <text:p>6960.63</text:p>
          </table:table-cell>
          <table:table-cell office:value-type="float" office:value="6857.36" calcext:value-type="float">
            <text:p>6857.36</text:p>
          </table:table-cell>
          <table:table-cell office:value-type="float" office:value="6906.85" calcext:value-type="float">
            <text:p>6906.85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141:.K141])/9" office:value-type="float" office:value="7187.42444444445" calcext:value-type="float">
            <text:p>7187.42</text:p>
          </table:table-cell>
          <table:table-cell office:value-type="float" office:value="8041.04" calcext:value-type="float">
            <text:p>8041.04</text:p>
          </table:table-cell>
          <table:table-cell office:value-type="float" office:value="7298.9" calcext:value-type="float">
            <text:p>7298.9</text:p>
          </table:table-cell>
          <table:table-cell office:value-type="float" office:value="7070.45" calcext:value-type="float">
            <text:p>7070.45</text:p>
          </table:table-cell>
          <table:table-cell office:value-type="float" office:value="7008.63" calcext:value-type="float">
            <text:p>7008.63</text:p>
          </table:table-cell>
          <table:table-cell office:value-type="float" office:value="7231.71" calcext:value-type="float">
            <text:p>7231.71</text:p>
          </table:table-cell>
          <table:table-cell office:value-type="float" office:value="7273.15" calcext:value-type="float">
            <text:p>7273.15</text:p>
          </table:table-cell>
          <table:table-cell office:value-type="float" office:value="6896.05" calcext:value-type="float">
            <text:p>6896.05</text:p>
          </table:table-cell>
          <table:table-cell office:value-type="float" office:value="6816.26" calcext:value-type="float">
            <text:p>6816.26</text:p>
          </table:table-cell>
          <table:table-cell office:value-type="float" office:value="7050.63" calcext:value-type="float">
            <text:p>7050.63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142:.K142])/9" office:value-type="float" office:value="7488.88777777778" calcext:value-type="float">
            <text:p>7488.89</text:p>
          </table:table-cell>
          <table:table-cell office:value-type="float" office:value="3985.51" calcext:value-type="float">
            <text:p>3985.51</text:p>
          </table:table-cell>
          <table:table-cell office:value-type="float" office:value="7235.17" calcext:value-type="float">
            <text:p>7235.17</text:p>
          </table:table-cell>
          <table:table-cell office:value-type="float" office:value="7251.3" calcext:value-type="float">
            <text:p>7251.3</text:p>
          </table:table-cell>
          <table:table-cell office:value-type="float" office:value="5093.58" calcext:value-type="float">
            <text:p>5093.58</text:p>
          </table:table-cell>
          <table:table-cell office:value-type="float" office:value="6851.92" calcext:value-type="float">
            <text:p>6851.92</text:p>
          </table:table-cell>
          <table:table-cell office:value-type="float" office:value="6850.67" calcext:value-type="float">
            <text:p>6850.67</text:p>
          </table:table-cell>
          <table:table-cell office:value-type="float" office:value="8107.91" calcext:value-type="float">
            <text:p>8107.91</text:p>
          </table:table-cell>
          <table:table-cell office:value-type="float" office:value="10885.9" calcext:value-type="float">
            <text:p>10885.9</text:p>
          </table:table-cell>
          <table:table-cell office:value-type="float" office:value="11138.03" calcext:value-type="float">
            <text:p>11138.03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143:.K143])/9" office:value-type="float" office:value="5340.28555555556" calcext:value-type="float">
            <text:p>5340.29</text:p>
          </table:table-cell>
          <table:table-cell office:value-type="float" office:value="5355.95" calcext:value-type="float">
            <text:p>5355.95</text:p>
          </table:table-cell>
          <table:table-cell office:value-type="float" office:value="5231.05" calcext:value-type="float">
            <text:p>5231.05</text:p>
          </table:table-cell>
          <table:table-cell office:value-type="float" office:value="5352.96" calcext:value-type="float">
            <text:p>5352.96</text:p>
          </table:table-cell>
          <table:table-cell office:value-type="float" office:value="5355.95" calcext:value-type="float">
            <text:p>5355.95</text:p>
          </table:table-cell>
          <table:table-cell office:value-type="float" office:value="5354.2" calcext:value-type="float">
            <text:p>5354.2</text:p>
          </table:table-cell>
          <table:table-cell office:value-type="float" office:value="5351.8" calcext:value-type="float">
            <text:p>5351.8</text:p>
          </table:table-cell>
          <table:table-cell office:value-type="float" office:value="5353.98" calcext:value-type="float">
            <text:p>5353.98</text:p>
          </table:table-cell>
          <table:table-cell office:value-type="float" office:value="5354.56" calcext:value-type="float">
            <text:p>5354.56</text:p>
          </table:table-cell>
          <table:table-cell office:value-type="float" office:value="5352.12" calcext:value-type="float">
            <text:p>5352.12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144:.K144])/9" office:value-type="float" office:value="5321.04333333333" calcext:value-type="float">
            <text:p>5321.04</text:p>
          </table:table-cell>
          <table:table-cell office:value-type="float" office:value="5336.09" calcext:value-type="float">
            <text:p>5336.09</text:p>
          </table:table-cell>
          <table:table-cell office:value-type="float" office:value="5210.18" calcext:value-type="float">
            <text:p>5210.18</text:p>
          </table:table-cell>
          <table:table-cell office:value-type="float" office:value="5335.09" calcext:value-type="float">
            <text:p>5335.09</text:p>
          </table:table-cell>
          <table:table-cell office:value-type="float" office:value="5335.87" calcext:value-type="float">
            <text:p>5335.87</text:p>
          </table:table-cell>
          <table:table-cell office:value-type="float" office:value="5335.36" calcext:value-type="float">
            <text:p>5335.36</text:p>
          </table:table-cell>
          <table:table-cell office:value-type="float" office:value="5333.01" calcext:value-type="float">
            <text:p>5333.01</text:p>
          </table:table-cell>
          <table:table-cell office:value-type="float" office:value="5334.39" calcext:value-type="float">
            <text:p>5334.39</text:p>
          </table:table-cell>
          <table:table-cell office:value-type="float" office:value="5335.41" calcext:value-type="float">
            <text:p>5335.41</text:p>
          </table:table-cell>
          <table:table-cell office:value-type="float" office:value="5333.99" calcext:value-type="float">
            <text:p>5333.99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145:.K145])/9" office:value-type="float" office:value="5341.55777777778" calcext:value-type="float">
            <text:p>5341.56</text:p>
          </table:table-cell>
          <table:table-cell office:value-type="float" office:value="5344.91" calcext:value-type="float">
            <text:p>5344.91</text:p>
          </table:table-cell>
          <table:table-cell office:value-type="float" office:value="5231.19" calcext:value-type="float">
            <text:p>5231.19</text:p>
          </table:table-cell>
          <table:table-cell office:value-type="float" office:value="5358.48" calcext:value-type="float">
            <text:p>5358.48</text:p>
          </table:table-cell>
          <table:table-cell office:value-type="float" office:value="5352.17" calcext:value-type="float">
            <text:p>5352.17</text:p>
          </table:table-cell>
          <table:table-cell office:value-type="float" office:value="5361.79" calcext:value-type="float">
            <text:p>5361.79</text:p>
          </table:table-cell>
          <table:table-cell office:value-type="float" office:value="5356.94" calcext:value-type="float">
            <text:p>5356.94</text:p>
          </table:table-cell>
          <table:table-cell office:value-type="float" office:value="5358.03" calcext:value-type="float">
            <text:p>5358.03</text:p>
          </table:table-cell>
          <table:table-cell office:value-type="float" office:value="5355.13" calcext:value-type="float">
            <text:p>5355.13</text:p>
          </table:table-cell>
          <table:table-cell office:value-type="float" office:value="5355.38" calcext:value-type="float">
            <text:p>5355.38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146:.K146])/9" office:value-type="float" office:value="5318.58666666667" calcext:value-type="float">
            <text:p>5318.59</text:p>
          </table:table-cell>
          <table:table-cell office:value-type="float" office:value="5341.38" calcext:value-type="float">
            <text:p>5341.38</text:p>
          </table:table-cell>
          <table:table-cell office:value-type="float" office:value="5205.15" calcext:value-type="float">
            <text:p>5205.15</text:p>
          </table:table-cell>
          <table:table-cell office:value-type="float" office:value="5332.16" calcext:value-type="float">
            <text:p>5332.16</text:p>
          </table:table-cell>
          <table:table-cell office:value-type="float" office:value="5330.08" calcext:value-type="float">
            <text:p>5330.08</text:p>
          </table:table-cell>
          <table:table-cell office:value-type="float" office:value="5331.91" calcext:value-type="float">
            <text:p>5331.91</text:p>
          </table:table-cell>
          <table:table-cell office:value-type="float" office:value="5330.24" calcext:value-type="float">
            <text:p>5330.24</text:p>
          </table:table-cell>
          <table:table-cell office:value-type="float" office:value="5331.95" calcext:value-type="float">
            <text:p>5331.95</text:p>
          </table:table-cell>
          <table:table-cell office:value-type="float" office:value="5334.43" calcext:value-type="float">
            <text:p>5334.43</text:p>
          </table:table-cell>
          <table:table-cell office:value-type="float" office:value="5329.98" calcext:value-type="float">
            <text:p>5329.98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147:.K147])/9" office:value-type="float" office:value="5319.14666666667" calcext:value-type="float">
            <text:p>5319.15</text:p>
          </table:table-cell>
          <table:table-cell office:value-type="float" office:value="5333.81" calcext:value-type="float">
            <text:p>5333.81</text:p>
          </table:table-cell>
          <table:table-cell office:value-type="float" office:value="5208.27" calcext:value-type="float">
            <text:p>5208.27</text:p>
          </table:table-cell>
          <table:table-cell office:value-type="float" office:value="5332.75" calcext:value-type="float">
            <text:p>5332.75</text:p>
          </table:table-cell>
          <table:table-cell office:value-type="float" office:value="5333.12" calcext:value-type="float">
            <text:p>5333.12</text:p>
          </table:table-cell>
          <table:table-cell office:value-type="float" office:value="5334.74" calcext:value-type="float">
            <text:p>5334.74</text:p>
          </table:table-cell>
          <table:table-cell office:value-type="float" office:value="5331.06" calcext:value-type="float">
            <text:p>5331.06</text:p>
          </table:table-cell>
          <table:table-cell office:value-type="float" office:value="5332.39" calcext:value-type="float">
            <text:p>5332.39</text:p>
          </table:table-cell>
          <table:table-cell office:value-type="float" office:value="5332.83" calcext:value-type="float">
            <text:p>5332.83</text:p>
          </table:table-cell>
          <table:table-cell office:value-type="float" office:value="5333.35" calcext:value-type="float">
            <text:p>5333.35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148:.K148])/9" office:value-type="float" office:value="5320.28111111111" calcext:value-type="float">
            <text:p>5320.28</text:p>
          </table:table-cell>
          <table:table-cell office:value-type="float" office:value="5330.39" calcext:value-type="float">
            <text:p>5330.39</text:p>
          </table:table-cell>
          <table:table-cell office:value-type="float" office:value="5211.06" calcext:value-type="float">
            <text:p>5211.06</text:p>
          </table:table-cell>
          <table:table-cell office:value-type="float" office:value="5334.4" calcext:value-type="float">
            <text:p>5334.4</text:p>
          </table:table-cell>
          <table:table-cell office:value-type="float" office:value="5334.81" calcext:value-type="float">
            <text:p>5334.81</text:p>
          </table:table-cell>
          <table:table-cell office:value-type="float" office:value="5333.99" calcext:value-type="float">
            <text:p>5333.99</text:p>
          </table:table-cell>
          <table:table-cell office:value-type="float" office:value="5330.81" calcext:value-type="float">
            <text:p>5330.81</text:p>
          </table:table-cell>
          <table:table-cell office:value-type="float" office:value="5334.22" calcext:value-type="float">
            <text:p>5334.22</text:p>
          </table:table-cell>
          <table:table-cell office:value-type="float" office:value="5335.25" calcext:value-type="float">
            <text:p>5335.25</text:p>
          </table:table-cell>
          <table:table-cell office:value-type="float" office:value="5337.6" calcext:value-type="float">
            <text:p>5337.6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149:.K149])/9" office:value-type="float" office:value="5318.83222222222" calcext:value-type="float">
            <text:p>5318.83</text:p>
          </table:table-cell>
          <table:table-cell office:value-type="float" office:value="5328.87" calcext:value-type="float">
            <text:p>5328.87</text:p>
          </table:table-cell>
          <table:table-cell office:value-type="float" office:value="5203.25" calcext:value-type="float">
            <text:p>5203.25</text:p>
          </table:table-cell>
          <table:table-cell office:value-type="float" office:value="5333.03" calcext:value-type="float">
            <text:p>5333.03</text:p>
          </table:table-cell>
          <table:table-cell office:value-type="float" office:value="5333.97" calcext:value-type="float">
            <text:p>5333.97</text:p>
          </table:table-cell>
          <table:table-cell office:value-type="float" office:value="5334.83" calcext:value-type="float">
            <text:p>5334.83</text:p>
          </table:table-cell>
          <table:table-cell office:value-type="float" office:value="5332.27" calcext:value-type="float">
            <text:p>5332.27</text:p>
          </table:table-cell>
          <table:table-cell office:value-type="float" office:value="5333.99" calcext:value-type="float">
            <text:p>5333.99</text:p>
          </table:table-cell>
          <table:table-cell office:value-type="float" office:value="5334.7" calcext:value-type="float">
            <text:p>5334.7</text:p>
          </table:table-cell>
          <table:table-cell office:value-type="float" office:value="5334.58" calcext:value-type="float">
            <text:p>5334.58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150:.K150])/9" office:value-type="float" office:value="5308.02888888889" calcext:value-type="float">
            <text:p>5308.03</text:p>
          </table:table-cell>
          <table:table-cell office:value-type="float" office:value="5321.8" calcext:value-type="float">
            <text:p>5321.8</text:p>
          </table:table-cell>
          <table:table-cell office:value-type="float" office:value="5195.41" calcext:value-type="float">
            <text:p>5195.41</text:p>
          </table:table-cell>
          <table:table-cell office:value-type="float" office:value="5322.32" calcext:value-type="float">
            <text:p>5322.32</text:p>
          </table:table-cell>
          <table:table-cell office:value-type="float" office:value="5322.55" calcext:value-type="float">
            <text:p>5322.55</text:p>
          </table:table-cell>
          <table:table-cell office:value-type="float" office:value="5322.72" calcext:value-type="float">
            <text:p>5322.72</text:p>
          </table:table-cell>
          <table:table-cell office:value-type="float" office:value="5321.59" calcext:value-type="float">
            <text:p>5321.59</text:p>
          </table:table-cell>
          <table:table-cell office:value-type="float" office:value="5321.43" calcext:value-type="float">
            <text:p>5321.43</text:p>
          </table:table-cell>
          <table:table-cell office:value-type="float" office:value="5323.22" calcext:value-type="float">
            <text:p>5323.22</text:p>
          </table:table-cell>
          <table:table-cell office:value-type="float" office:value="5321.22" calcext:value-type="float">
            <text:p>5321.22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135:.B142])" office:value-type="float" office:value="58158.0011111111" calcext:value-type="float">
            <text:p>58158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43:.B150])" office:value-type="float" office:value="42587.7622222222" calcext:value-type="float">
            <text:p>42587.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 NVM thre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154:.K154])/9" office:value-type="float" office:value="7092.27444444444" calcext:value-type="float">
            <text:p>7092.27</text:p>
          </table:table-cell>
          <table:table-cell office:value-type="float" office:value="8053.75" calcext:value-type="float">
            <text:p>8053.75</text:p>
          </table:table-cell>
          <table:table-cell office:value-type="float" office:value="7489.27" calcext:value-type="float">
            <text:p>7489.27</text:p>
          </table:table-cell>
          <table:table-cell office:value-type="float" office:value="7486.39" calcext:value-type="float">
            <text:p>7486.39</text:p>
          </table:table-cell>
          <table:table-cell office:value-type="float" office:value="7490" calcext:value-type="float">
            <text:p>7490</text:p>
          </table:table-cell>
          <table:table-cell office:value-type="float" office:value="7589.66" calcext:value-type="float">
            <text:p>7589.66</text:p>
          </table:table-cell>
          <table:table-cell office:value-type="float" office:value="7863.22" calcext:value-type="float">
            <text:p>7863.22</text:p>
          </table:table-cell>
          <table:table-cell office:value-type="float" office:value="2502.64" calcext:value-type="float">
            <text:p>2502.64</text:p>
          </table:table-cell>
          <table:table-cell office:value-type="float" office:value="4124.08" calcext:value-type="float">
            <text:p>4124.08</text:p>
          </table:table-cell>
          <table:table-cell office:value-type="float" office:value="11231.46" calcext:value-type="float">
            <text:p>11231.46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155:.K155])/9" office:value-type="float" office:value="7966.69444444444" calcext:value-type="float">
            <text:p>7966.69</text:p>
          </table:table-cell>
          <table:table-cell office:value-type="float" office:value="9559.38" calcext:value-type="float">
            <text:p>9559.38</text:p>
          </table:table-cell>
          <table:table-cell office:value-type="float" office:value="8793.62" calcext:value-type="float">
            <text:p>8793.62</text:p>
          </table:table-cell>
          <table:table-cell office:value-type="float" office:value="7660.52" calcext:value-type="float">
            <text:p>7660.52</text:p>
          </table:table-cell>
          <table:table-cell office:value-type="float" office:value="7516.82" calcext:value-type="float">
            <text:p>7516.82</text:p>
          </table:table-cell>
          <table:table-cell office:value-type="float" office:value="7519.12" calcext:value-type="float">
            <text:p>7519.12</text:p>
          </table:table-cell>
          <table:table-cell office:value-type="float" office:value="7517.99" calcext:value-type="float">
            <text:p>7517.99</text:p>
          </table:table-cell>
          <table:table-cell office:value-type="float" office:value="7603.37" calcext:value-type="float">
            <text:p>7603.37</text:p>
          </table:table-cell>
          <table:table-cell office:value-type="float" office:value="7866.31" calcext:value-type="float">
            <text:p>7866.31</text:p>
          </table:table-cell>
          <table:table-cell office:value-type="float" office:value="7663.12" calcext:value-type="float">
            <text:p>7663.12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156:.K156])/9" office:value-type="float" office:value="8014.55666666667" calcext:value-type="float">
            <text:p>8014.56</text:p>
          </table:table-cell>
          <table:table-cell office:value-type="float" office:value="5402.89" calcext:value-type="float">
            <text:p>5402.89</text:p>
          </table:table-cell>
          <table:table-cell office:value-type="float" office:value="7535.9" calcext:value-type="float">
            <text:p>7535.9</text:p>
          </table:table-cell>
          <table:table-cell table:number-columns-repeated="2" office:value-type="float" office:value="7536.87" calcext:value-type="float">
            <text:p>7536.87</text:p>
          </table:table-cell>
          <table:table-cell office:value-type="float" office:value="4825.47" calcext:value-type="float">
            <text:p>4825.47</text:p>
          </table:table-cell>
          <table:table-cell office:value-type="float" office:value="7863.14" calcext:value-type="float">
            <text:p>7863.14</text:p>
          </table:table-cell>
          <table:table-cell office:value-type="float" office:value="8936.24" calcext:value-type="float">
            <text:p>8936.24</text:p>
          </table:table-cell>
          <table:table-cell office:value-type="float" office:value="11183.88" calcext:value-type="float">
            <text:p>11183.88</text:p>
          </table:table-cell>
          <table:table-cell office:value-type="float" office:value="11309.75" calcext:value-type="float">
            <text:p>11309.75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157:.K157])/9" office:value-type="float" office:value="7988.04666666667" calcext:value-type="float">
            <text:p>7988.05</text:p>
          </table:table-cell>
          <table:table-cell office:value-type="float" office:value="9548.7" calcext:value-type="float">
            <text:p>9548.7</text:p>
          </table:table-cell>
          <table:table-cell office:value-type="float" office:value="8792.27" calcext:value-type="float">
            <text:p>8792.27</text:p>
          </table:table-cell>
          <table:table-cell office:value-type="float" office:value="7656.56" calcext:value-type="float">
            <text:p>7656.56</text:p>
          </table:table-cell>
          <table:table-cell office:value-type="float" office:value="7518.66" calcext:value-type="float">
            <text:p>7518.66</text:p>
          </table:table-cell>
          <table:table-cell office:value-type="float" office:value="7512.3" calcext:value-type="float">
            <text:p>7512.3</text:p>
          </table:table-cell>
          <table:table-cell office:value-type="float" office:value="7516.04" calcext:value-type="float">
            <text:p>7516.04</text:p>
          </table:table-cell>
          <table:table-cell office:value-type="float" office:value="7622.42" calcext:value-type="float">
            <text:p>7622.42</text:p>
          </table:table-cell>
          <table:table-cell office:value-type="float" office:value="7861.44" calcext:value-type="float">
            <text:p>7861.44</text:p>
          </table:table-cell>
          <table:table-cell office:value-type="float" office:value="7864.03" calcext:value-type="float">
            <text:p>7864.03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158:.K158])/9" office:value-type="float" office:value="7727.98666666667" calcext:value-type="float">
            <text:p>7727.99</text:p>
          </table:table-cell>
          <table:table-cell office:value-type="float" office:value="4324.21" calcext:value-type="float">
            <text:p>4324.21</text:p>
          </table:table-cell>
          <table:table-cell office:value-type="float" office:value="7584.77" calcext:value-type="float">
            <text:p>7584.77</text:p>
          </table:table-cell>
          <table:table-cell office:value-type="float" office:value="7546.39" calcext:value-type="float">
            <text:p>7546.39</text:p>
          </table:table-cell>
          <table:table-cell office:value-type="float" office:value="7541.66" calcext:value-type="float">
            <text:p>7541.66</text:p>
          </table:table-cell>
          <table:table-cell office:value-type="float" office:value="7565.44" calcext:value-type="float">
            <text:p>7565.44</text:p>
          </table:table-cell>
          <table:table-cell office:value-type="float" office:value="7887.6" calcext:value-type="float">
            <text:p>7887.6</text:p>
          </table:table-cell>
          <table:table-cell office:value-type="float" office:value="7887.44" calcext:value-type="float">
            <text:p>7887.44</text:p>
          </table:table-cell>
          <table:table-cell office:value-type="float" office:value="8062.36" calcext:value-type="float">
            <text:p>8062.36</text:p>
          </table:table-cell>
          <table:table-cell office:value-type="float" office:value="11152.01" calcext:value-type="float">
            <text:p>11152.01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159:.K159])/9" office:value-type="float" office:value="7937.11777777778" calcext:value-type="float">
            <text:p>7937.12</text:p>
          </table:table-cell>
          <table:table-cell office:value-type="float" office:value="9208.69" calcext:value-type="float">
            <text:p>9208.69</text:p>
          </table:table-cell>
          <table:table-cell office:value-type="float" office:value="8672.88" calcext:value-type="float">
            <text:p>8672.88</text:p>
          </table:table-cell>
          <table:table-cell office:value-type="float" office:value="7576.05" calcext:value-type="float">
            <text:p>7576.05</text:p>
          </table:table-cell>
          <table:table-cell office:value-type="float" office:value="7482.16" calcext:value-type="float">
            <text:p>7482.16</text:p>
          </table:table-cell>
          <table:table-cell office:value-type="float" office:value="7490.66" calcext:value-type="float">
            <text:p>7490.66</text:p>
          </table:table-cell>
          <table:table-cell office:value-type="float" office:value="7481.75" calcext:value-type="float">
            <text:p>7481.75</text:p>
          </table:table-cell>
          <table:table-cell office:value-type="float" office:value="7830.09" calcext:value-type="float">
            <text:p>7830.09</text:p>
          </table:table-cell>
          <table:table-cell office:value-type="float" office:value="7711.88" calcext:value-type="float">
            <text:p>7711.88</text:p>
          </table:table-cell>
          <table:table-cell office:value-type="float" office:value="7979.9" calcext:value-type="float">
            <text:p>7979.9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160:.K160])/9" office:value-type="float" office:value="7890.67444444444" calcext:value-type="float">
            <text:p>7890.67</text:p>
          </table:table-cell>
          <table:table-cell office:value-type="float" office:value="9109.91" calcext:value-type="float">
            <text:p>9109.91</text:p>
          </table:table-cell>
          <table:table-cell office:value-type="float" office:value="8580.19" calcext:value-type="float">
            <text:p>8580.19</text:p>
          </table:table-cell>
          <table:table-cell office:value-type="float" office:value="7498.67" calcext:value-type="float">
            <text:p>7498.67</text:p>
          </table:table-cell>
          <table:table-cell office:value-type="float" office:value="7423.49" calcext:value-type="float">
            <text:p>7423.49</text:p>
          </table:table-cell>
          <table:table-cell office:value-type="float" office:value="7427.29" calcext:value-type="float">
            <text:p>7427.29</text:p>
          </table:table-cell>
          <table:table-cell office:value-type="float" office:value="7445.15" calcext:value-type="float">
            <text:p>7445.15</text:p>
          </table:table-cell>
          <table:table-cell office:value-type="float" office:value="7766.01" calcext:value-type="float">
            <text:p>7766.01</text:p>
          </table:table-cell>
          <table:table-cell office:value-type="float" office:value="7667.13" calcext:value-type="float">
            <text:p>7667.13</text:p>
          </table:table-cell>
          <table:table-cell office:value-type="float" office:value="8098.23" calcext:value-type="float">
            <text:p>8098.23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161:.K161])/9" office:value-type="float" office:value="5317.81111111111" calcext:value-type="float">
            <text:p>5317.81</text:p>
          </table:table-cell>
          <table:table-cell office:value-type="float" office:value="5290.1" calcext:value-type="float">
            <text:p>5290.1</text:p>
          </table:table-cell>
          <table:table-cell office:value-type="float" office:value="5289.83" calcext:value-type="float">
            <text:p>5289.83</text:p>
          </table:table-cell>
          <table:table-cell office:value-type="float" office:value="5289.81" calcext:value-type="float">
            <text:p>5289.81</text:p>
          </table:table-cell>
          <table:table-cell office:value-type="float" office:value="5288.14" calcext:value-type="float">
            <text:p>5288.14</text:p>
          </table:table-cell>
          <table:table-cell office:value-type="float" office:value="5290.06" calcext:value-type="float">
            <text:p>5290.06</text:p>
          </table:table-cell>
          <table:table-cell office:value-type="float" office:value="5288.99" calcext:value-type="float">
            <text:p>5288.99</text:p>
          </table:table-cell>
          <table:table-cell office:value-type="float" office:value="5288.31" calcext:value-type="float">
            <text:p>5288.31</text:p>
          </table:table-cell>
          <table:table-cell office:value-type="float" office:value="5405.7" calcext:value-type="float">
            <text:p>5405.7</text:p>
          </table:table-cell>
          <table:table-cell office:value-type="float" office:value="5429.36" calcext:value-type="float">
            <text:p>5429.36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162:.K162])/9" office:value-type="float" office:value="5300.15777777778" calcext:value-type="float">
            <text:p>5300.16</text:p>
          </table:table-cell>
          <table:table-cell office:value-type="float" office:value="5286.9" calcext:value-type="float">
            <text:p>5286.9</text:p>
          </table:table-cell>
          <table:table-cell office:value-type="float" office:value="5273.58" calcext:value-type="float">
            <text:p>5273.58</text:p>
          </table:table-cell>
          <table:table-cell office:value-type="float" office:value="5271.62" calcext:value-type="float">
            <text:p>5271.62</text:p>
          </table:table-cell>
          <table:table-cell office:value-type="float" office:value="5271.79" calcext:value-type="float">
            <text:p>5271.79</text:p>
          </table:table-cell>
          <table:table-cell office:value-type="float" office:value="5270.65" calcext:value-type="float">
            <text:p>5270.65</text:p>
          </table:table-cell>
          <table:table-cell office:value-type="float" office:value="5271.48" calcext:value-type="float">
            <text:p>5271.48</text:p>
          </table:table-cell>
          <table:table-cell office:value-type="float" office:value="5269.92" calcext:value-type="float">
            <text:p>5269.92</text:p>
          </table:table-cell>
          <table:table-cell office:value-type="float" office:value="5381.24" calcext:value-type="float">
            <text:p>5381.24</text:p>
          </table:table-cell>
          <table:table-cell office:value-type="float" office:value="5404.24" calcext:value-type="float">
            <text:p>5404.24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163:.K163])/9" office:value-type="float" office:value="5286.31666666667" calcext:value-type="float">
            <text:p>5286.32</text:p>
          </table:table-cell>
          <table:table-cell office:value-type="float" office:value="5264.16" calcext:value-type="float">
            <text:p>5264.16</text:p>
          </table:table-cell>
          <table:table-cell office:value-type="float" office:value="5258.5" calcext:value-type="float">
            <text:p>5258.5</text:p>
          </table:table-cell>
          <table:table-cell office:value-type="float" office:value="5260.11" calcext:value-type="float">
            <text:p>5260.11</text:p>
          </table:table-cell>
          <table:table-cell office:value-type="float" office:value="5257.31" calcext:value-type="float">
            <text:p>5257.31</text:p>
          </table:table-cell>
          <table:table-cell office:value-type="float" office:value="5257.78" calcext:value-type="float">
            <text:p>5257.78</text:p>
          </table:table-cell>
          <table:table-cell office:value-type="float" office:value="5259.16" calcext:value-type="float">
            <text:p>5259.16</text:p>
          </table:table-cell>
          <table:table-cell office:value-type="float" office:value="5255.81" calcext:value-type="float">
            <text:p>5255.81</text:p>
          </table:table-cell>
          <table:table-cell office:value-type="float" office:value="5371.02" calcext:value-type="float">
            <text:p>5371.02</text:p>
          </table:table-cell>
          <table:table-cell office:value-type="float" office:value="5393" calcext:value-type="float">
            <text:p>5393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164:.K164])/9" office:value-type="float" office:value="5268.30333333333" calcext:value-type="float">
            <text:p>5268.30</text:p>
          </table:table-cell>
          <table:table-cell office:value-type="float" office:value="5236.29" calcext:value-type="float">
            <text:p>5236.29</text:p>
          </table:table-cell>
          <table:table-cell office:value-type="float" office:value="5236.27" calcext:value-type="float">
            <text:p>5236.27</text:p>
          </table:table-cell>
          <table:table-cell office:value-type="float" office:value="5237.73" calcext:value-type="float">
            <text:p>5237.73</text:p>
          </table:table-cell>
          <table:table-cell office:value-type="float" office:value="5236.05" calcext:value-type="float">
            <text:p>5236.05</text:p>
          </table:table-cell>
          <table:table-cell office:value-type="float" office:value="5235.67" calcext:value-type="float">
            <text:p>5235.67</text:p>
          </table:table-cell>
          <table:table-cell office:value-type="float" office:value="5234.13" calcext:value-type="float">
            <text:p>5234.13</text:p>
          </table:table-cell>
          <table:table-cell office:value-type="float" office:value="5239.43" calcext:value-type="float">
            <text:p>5239.43</text:p>
          </table:table-cell>
          <table:table-cell office:value-type="float" office:value="5358.64" calcext:value-type="float">
            <text:p>5358.64</text:p>
          </table:table-cell>
          <table:table-cell office:value-type="float" office:value="5400.52" calcext:value-type="float">
            <text:p>5400.52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165:.K165])/9" office:value-type="float" office:value="5290.55111111111" calcext:value-type="float">
            <text:p>5290.55</text:p>
          </table:table-cell>
          <table:table-cell office:value-type="float" office:value="5258.92" calcext:value-type="float">
            <text:p>5258.92</text:p>
          </table:table-cell>
          <table:table-cell office:value-type="float" office:value="5262.15" calcext:value-type="float">
            <text:p>5262.15</text:p>
          </table:table-cell>
          <table:table-cell office:value-type="float" office:value="5261.39" calcext:value-type="float">
            <text:p>5261.39</text:p>
          </table:table-cell>
          <table:table-cell office:value-type="float" office:value="5261.13" calcext:value-type="float">
            <text:p>5261.13</text:p>
          </table:table-cell>
          <table:table-cell office:value-type="float" office:value="5262.86" calcext:value-type="float">
            <text:p>5262.86</text:p>
          </table:table-cell>
          <table:table-cell office:value-type="float" office:value="5260.67" calcext:value-type="float">
            <text:p>5260.67</text:p>
          </table:table-cell>
          <table:table-cell office:value-type="float" office:value="5259.35" calcext:value-type="float">
            <text:p>5259.35</text:p>
          </table:table-cell>
          <table:table-cell office:value-type="float" office:value="5380.41" calcext:value-type="float">
            <text:p>5380.41</text:p>
          </table:table-cell>
          <table:table-cell office:value-type="float" office:value="5408.08" calcext:value-type="float">
            <text:p>5408.08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166:.K166])/9" office:value-type="float" office:value="5295.58777777778" calcext:value-type="float">
            <text:p>5295.59</text:p>
          </table:table-cell>
          <table:table-cell office:value-type="float" office:value="5268.34" calcext:value-type="float">
            <text:p>5268.34</text:p>
          </table:table-cell>
          <table:table-cell office:value-type="float" office:value="5267.05" calcext:value-type="float">
            <text:p>5267.05</text:p>
          </table:table-cell>
          <table:table-cell office:value-type="float" office:value="5267.47" calcext:value-type="float">
            <text:p>5267.47</text:p>
          </table:table-cell>
          <table:table-cell office:value-type="float" office:value="5267.3" calcext:value-type="float">
            <text:p>5267.3</text:p>
          </table:table-cell>
          <table:table-cell office:value-type="float" office:value="5268.41" calcext:value-type="float">
            <text:p>5268.41</text:p>
          </table:table-cell>
          <table:table-cell office:value-type="float" office:value="5268.55" calcext:value-type="float">
            <text:p>5268.55</text:p>
          </table:table-cell>
          <table:table-cell office:value-type="float" office:value="5266.17" calcext:value-type="float">
            <text:p>5266.17</text:p>
          </table:table-cell>
          <table:table-cell office:value-type="float" office:value="5383.2" calcext:value-type="float">
            <text:p>5383.2</text:p>
          </table:table-cell>
          <table:table-cell office:value-type="float" office:value="5403.8" calcext:value-type="float">
            <text:p>5403.8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167:.K167])/9" office:value-type="float" office:value="5282.03888888889" calcext:value-type="float">
            <text:p>5282.04</text:p>
          </table:table-cell>
          <table:table-cell office:value-type="float" office:value="5249.83" calcext:value-type="float">
            <text:p>5249.83</text:p>
          </table:table-cell>
          <table:table-cell office:value-type="float" office:value="5252.77" calcext:value-type="float">
            <text:p>5252.77</text:p>
          </table:table-cell>
          <table:table-cell office:value-type="float" office:value="5252.32" calcext:value-type="float">
            <text:p>5252.32</text:p>
          </table:table-cell>
          <table:table-cell office:value-type="float" office:value="5252.07" calcext:value-type="float">
            <text:p>5252.07</text:p>
          </table:table-cell>
          <table:table-cell office:value-type="float" office:value="5251.59" calcext:value-type="float">
            <text:p>5251.59</text:p>
          </table:table-cell>
          <table:table-cell office:value-type="float" office:value="5254.96" calcext:value-type="float">
            <text:p>5254.96</text:p>
          </table:table-cell>
          <table:table-cell office:value-type="float" office:value="5253.65" calcext:value-type="float">
            <text:p>5253.65</text:p>
          </table:table-cell>
          <table:table-cell office:value-type="float" office:value="5369.9" calcext:value-type="float">
            <text:p>5369.9</text:p>
          </table:table-cell>
          <table:table-cell office:value-type="float" office:value="5401.26" calcext:value-type="float">
            <text:p>5401.26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168:.K168])/9" office:value-type="float" office:value="5301.28777777778" calcext:value-type="float">
            <text:p>5301.29</text:p>
          </table:table-cell>
          <table:table-cell office:value-type="float" office:value="5272.19" calcext:value-type="float">
            <text:p>5272.19</text:p>
          </table:table-cell>
          <table:table-cell office:value-type="float" office:value="5273.59" calcext:value-type="float">
            <text:p>5273.59</text:p>
          </table:table-cell>
          <table:table-cell office:value-type="float" office:value="5275.18" calcext:value-type="float">
            <text:p>5275.18</text:p>
          </table:table-cell>
          <table:table-cell office:value-type="float" office:value="5273.22" calcext:value-type="float">
            <text:p>5273.22</text:p>
          </table:table-cell>
          <table:table-cell office:value-type="float" office:value="5272.78" calcext:value-type="float">
            <text:p>5272.78</text:p>
          </table:table-cell>
          <table:table-cell office:value-type="float" office:value="5275.34" calcext:value-type="float">
            <text:p>5275.34</text:p>
          </table:table-cell>
          <table:table-cell office:value-type="float" office:value="5272.98" calcext:value-type="float">
            <text:p>5272.98</text:p>
          </table:table-cell>
          <table:table-cell office:value-type="float" office:value="5389.62" calcext:value-type="float">
            <text:p>5389.62</text:p>
          </table:table-cell>
          <table:table-cell office:value-type="float" office:value="5406.69" calcext:value-type="float">
            <text:p>5406.69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169:.K169])/9" office:value-type="float" office:value="5291.51333333333" calcext:value-type="float">
            <text:p>5291.51</text:p>
          </table:table-cell>
          <table:table-cell office:value-type="float" office:value="5259.01" calcext:value-type="float">
            <text:p>5259.01</text:p>
          </table:table-cell>
          <table:table-cell office:value-type="float" office:value="5263.75" calcext:value-type="float">
            <text:p>5263.75</text:p>
          </table:table-cell>
          <table:table-cell office:value-type="float" office:value="5263.73" calcext:value-type="float">
            <text:p>5263.73</text:p>
          </table:table-cell>
          <table:table-cell office:value-type="float" office:value="5262.26" calcext:value-type="float">
            <text:p>5262.26</text:p>
          </table:table-cell>
          <table:table-cell office:value-type="float" office:value="5263.21" calcext:value-type="float">
            <text:p>5263.21</text:p>
          </table:table-cell>
          <table:table-cell office:value-type="float" office:value="5263.06" calcext:value-type="float">
            <text:p>5263.06</text:p>
          </table:table-cell>
          <table:table-cell office:value-type="float" office:value="5260.4" calcext:value-type="float">
            <text:p>5260.4</text:p>
          </table:table-cell>
          <table:table-cell office:value-type="float" office:value="5382.59" calcext:value-type="float">
            <text:p>5382.59</text:p>
          </table:table-cell>
          <table:table-cell office:value-type="float" office:value="5405.61" calcext:value-type="float">
            <text:p>5405.61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154:.B160])" office:value-type="float" office:value="54617.3511111111" calcext:value-type="float">
            <text:p>54617.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61:.B169])" office:value-type="float" office:value="47633.5677777778" calcext:value-type="float">
            <text:p>47633.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 NVM thre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173:.K173])/9" office:value-type="float" office:value="8931.13555555556" calcext:value-type="float">
            <text:p>8931.14</text:p>
          </table:table-cell>
          <table:table-cell office:value-type="float" office:value="8825.78" calcext:value-type="float">
            <text:p>8825.78</text:p>
          </table:table-cell>
          <table:table-cell office:value-type="float" office:value="8939.99" calcext:value-type="float">
            <text:p>8939.99</text:p>
          </table:table-cell>
          <table:table-cell office:value-type="float" office:value="8668.28" calcext:value-type="float">
            <text:p>8668.28</text:p>
          </table:table-cell>
          <table:table-cell office:value-type="float" office:value="8658.29" calcext:value-type="float">
            <text:p>8658.29</text:p>
          </table:table-cell>
          <table:table-cell office:value-type="float" office:value="8991.14" calcext:value-type="float">
            <text:p>8991.14</text:p>
          </table:table-cell>
          <table:table-cell office:value-type="float" office:value="9062.64" calcext:value-type="float">
            <text:p>9062.64</text:p>
          </table:table-cell>
          <table:table-cell office:value-type="float" office:value="8667.29" calcext:value-type="float">
            <text:p>8667.29</text:p>
          </table:table-cell>
          <table:table-cell office:value-type="float" office:value="8525.01" calcext:value-type="float">
            <text:p>8525.01</text:p>
          </table:table-cell>
          <table:table-cell office:value-type="float" office:value="10041.8" calcext:value-type="float">
            <text:p>10041.8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174:.K174])/9" office:value-type="float" office:value="8560.64555555555" calcext:value-type="float">
            <text:p>8560.65</text:p>
          </table:table-cell>
          <table:table-cell office:value-type="float" office:value="10758.85" calcext:value-type="float">
            <text:p>10758.85</text:p>
          </table:table-cell>
          <table:table-cell office:value-type="float" office:value="9743.5" calcext:value-type="float">
            <text:p>9743.5</text:p>
          </table:table-cell>
          <table:table-cell office:value-type="float" office:value="8876.16" calcext:value-type="float">
            <text:p>8876.16</text:p>
          </table:table-cell>
          <table:table-cell office:value-type="float" office:value="9038.73" calcext:value-type="float">
            <text:p>9038.73</text:p>
          </table:table-cell>
          <table:table-cell office:value-type="float" office:value="8581.07" calcext:value-type="float">
            <text:p>8581.07</text:p>
          </table:table-cell>
          <table:table-cell office:value-type="float" office:value="8971.88" calcext:value-type="float">
            <text:p>8971.88</text:p>
          </table:table-cell>
          <table:table-cell office:value-type="float" office:value="8813.58" calcext:value-type="float">
            <text:p>8813.58</text:p>
          </table:table-cell>
          <table:table-cell office:value-type="float" office:value="4790.75" calcext:value-type="float">
            <text:p>4790.75</text:p>
          </table:table-cell>
          <table:table-cell office:value-type="float" office:value="7471.29" calcext:value-type="float">
            <text:p>7471.29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175:.K175])/9" office:value-type="float" office:value="8500.01777777778" calcext:value-type="float">
            <text:p>8500.02</text:p>
          </table:table-cell>
          <table:table-cell office:value-type="float" office:value="10634.41" calcext:value-type="float">
            <text:p>10634.41</text:p>
          </table:table-cell>
          <table:table-cell office:value-type="float" office:value="9766.39" calcext:value-type="float">
            <text:p>9766.39</text:p>
          </table:table-cell>
          <table:table-cell office:value-type="float" office:value="8771.16" calcext:value-type="float">
            <text:p>8771.16</text:p>
          </table:table-cell>
          <table:table-cell office:value-type="float" office:value="7012.65" calcext:value-type="float">
            <text:p>7012.65</text:p>
          </table:table-cell>
          <table:table-cell office:value-type="float" office:value="4959.72" calcext:value-type="float">
            <text:p>4959.72</text:p>
          </table:table-cell>
          <table:table-cell office:value-type="float" office:value="8751.2" calcext:value-type="float">
            <text:p>8751.2</text:p>
          </table:table-cell>
          <table:table-cell office:value-type="float" office:value="9092.57" calcext:value-type="float">
            <text:p>9092.57</text:p>
          </table:table-cell>
          <table:table-cell office:value-type="float" office:value="8622.97" calcext:value-type="float">
            <text:p>8622.97</text:p>
          </table:table-cell>
          <table:table-cell office:value-type="float" office:value="8889.09" calcext:value-type="float">
            <text:p>8889.09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176:.K176])/9" office:value-type="float" office:value="8594.02555555556" calcext:value-type="float">
            <text:p>8594.03</text:p>
          </table:table-cell>
          <table:table-cell office:value-type="float" office:value="10765.77" calcext:value-type="float">
            <text:p>10765.77</text:p>
          </table:table-cell>
          <table:table-cell office:value-type="float" office:value="9621.52" calcext:value-type="float">
            <text:p>9621.52</text:p>
          </table:table-cell>
          <table:table-cell office:value-type="float" office:value="4464.85" calcext:value-type="float">
            <text:p>4464.85</text:p>
          </table:table-cell>
          <table:table-cell office:value-type="float" office:value="8591.21" calcext:value-type="float">
            <text:p>8591.21</text:p>
          </table:table-cell>
          <table:table-cell office:value-type="float" office:value="8985.68" calcext:value-type="float">
            <text:p>8985.68</text:p>
          </table:table-cell>
          <table:table-cell office:value-type="float" office:value="8648.23" calcext:value-type="float">
            <text:p>8648.23</text:p>
          </table:table-cell>
          <table:table-cell office:value-type="float" office:value="8944.75" calcext:value-type="float">
            <text:p>8944.75</text:p>
          </table:table-cell>
          <table:table-cell office:value-type="float" office:value="8482.88" calcext:value-type="float">
            <text:p>8482.88</text:p>
          </table:table-cell>
          <table:table-cell office:value-type="float" office:value="8841.34" calcext:value-type="float">
            <text:p>8841.34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177:.K177])/9" office:value-type="float" office:value="7700.45555555555" calcext:value-type="float">
            <text:p>7700.46</text:p>
          </table:table-cell>
          <table:table-cell office:value-type="float" office:value="4634.47" calcext:value-type="float">
            <text:p>4634.47</text:p>
          </table:table-cell>
          <table:table-cell office:value-type="float" office:value="8708.42" calcext:value-type="float">
            <text:p>8708.42</text:p>
          </table:table-cell>
          <table:table-cell office:value-type="float" office:value="8980.79" calcext:value-type="float">
            <text:p>8980.79</text:p>
          </table:table-cell>
          <table:table-cell office:value-type="float" office:value="8555.96" calcext:value-type="float">
            <text:p>8555.96</text:p>
          </table:table-cell>
          <table:table-cell office:value-type="float" office:value="8941.85" calcext:value-type="float">
            <text:p>8941.85</text:p>
          </table:table-cell>
          <table:table-cell office:value-type="float" office:value="8935.16" calcext:value-type="float">
            <text:p>8935.16</text:p>
          </table:table-cell>
          <table:table-cell office:value-type="float" office:value="9012.56" calcext:value-type="float">
            <text:p>9012.56</text:p>
          </table:table-cell>
          <table:table-cell office:value-type="float" office:value="8564.71" calcext:value-type="float">
            <text:p>8564.71</text:p>
          </table:table-cell>
          <table:table-cell office:value-type="float" office:value="2970.18" calcext:value-type="float">
            <text:p>2970.18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178:.K178])/9" office:value-type="float" office:value="8603.66444444444" calcext:value-type="float">
            <text:p>8603.66</text:p>
          </table:table-cell>
          <table:table-cell office:value-type="float" office:value="8859.65" calcext:value-type="float">
            <text:p>8859.65</text:p>
          </table:table-cell>
          <table:table-cell office:value-type="float" office:value="8897.55" calcext:value-type="float">
            <text:p>8897.55</text:p>
          </table:table-cell>
          <table:table-cell office:value-type="float" office:value="8647.67" calcext:value-type="float">
            <text:p>8647.67</text:p>
          </table:table-cell>
          <table:table-cell office:value-type="float" office:value="8458.4" calcext:value-type="float">
            <text:p>8458.4</text:p>
          </table:table-cell>
          <table:table-cell office:value-type="float" office:value="4499.79" calcext:value-type="float">
            <text:p>4499.79</text:p>
          </table:table-cell>
          <table:table-cell office:value-type="float" office:value="8653.13" calcext:value-type="float">
            <text:p>8653.13</text:p>
          </table:table-cell>
          <table:table-cell office:value-type="float" office:value="8505.94" calcext:value-type="float">
            <text:p>8505.94</text:p>
          </table:table-cell>
          <table:table-cell office:value-type="float" office:value="9798.34" calcext:value-type="float">
            <text:p>9798.34</text:p>
          </table:table-cell>
          <table:table-cell office:value-type="float" office:value="11112.51" calcext:value-type="float">
            <text:p>11112.51</text:p>
          </table:table-cell>
        </table:table-row>
        <table:table-row table:style-name="ro1">
          <table:table-cell office:value-type="string" calcext:value-type="string">
            <text:p>6 NVM</text:p>
          </table:table-cell>
          <table:table-cell table:formula="of:=SUM([.C179:.K179])/9" office:value-type="float" office:value="5122.78666666667" calcext:value-type="float">
            <text:p>5122.79</text:p>
          </table:table-cell>
          <table:table-cell office:value-type="float" office:value="5021.2" calcext:value-type="float">
            <text:p>5021.2</text:p>
          </table:table-cell>
          <table:table-cell office:value-type="float" office:value="5020.92" calcext:value-type="float">
            <text:p>5020.92</text:p>
          </table:table-cell>
          <table:table-cell office:value-type="float" office:value="5021.69" calcext:value-type="float">
            <text:p>5021.69</text:p>
          </table:table-cell>
          <table:table-cell office:value-type="float" office:value="5021.17" calcext:value-type="float">
            <text:p>5021.17</text:p>
          </table:table-cell>
          <table:table-cell office:value-type="float" office:value="5022.02" calcext:value-type="float">
            <text:p>5022.02</text:p>
          </table:table-cell>
          <table:table-cell office:value-type="float" office:value="5216.31" calcext:value-type="float">
            <text:p>5216.31</text:p>
          </table:table-cell>
          <table:table-cell office:value-type="float" office:value="5254.86" calcext:value-type="float">
            <text:p>5254.86</text:p>
          </table:table-cell>
          <table:table-cell office:value-type="float" office:value="5253.22" calcext:value-type="float">
            <text:p>5253.22</text:p>
          </table:table-cell>
          <table:table-cell office:value-type="float" office:value="5273.69" calcext:value-type="float">
            <text:p>5273.69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180:.K180])/9" office:value-type="float" office:value="5104.54888888889" calcext:value-type="float">
            <text:p>5104.55</text:p>
          </table:table-cell>
          <table:table-cell office:value-type="float" office:value="5031.34" calcext:value-type="float">
            <text:p>5031.34</text:p>
          </table:table-cell>
          <table:table-cell office:value-type="float" office:value="5011.86" calcext:value-type="float">
            <text:p>5011.86</text:p>
          </table:table-cell>
          <table:table-cell office:value-type="float" office:value="5011.27" calcext:value-type="float">
            <text:p>5011.27</text:p>
          </table:table-cell>
          <table:table-cell office:value-type="float" office:value="5007.28" calcext:value-type="float">
            <text:p>5007.28</text:p>
          </table:table-cell>
          <table:table-cell office:value-type="float" office:value="5010.71" calcext:value-type="float">
            <text:p>5010.71</text:p>
          </table:table-cell>
          <table:table-cell office:value-type="float" office:value="5173.98" calcext:value-type="float">
            <text:p>5173.98</text:p>
          </table:table-cell>
          <table:table-cell office:value-type="float" office:value="5229.97" calcext:value-type="float">
            <text:p>5229.97</text:p>
          </table:table-cell>
          <table:table-cell office:value-type="float" office:value="5234.49" calcext:value-type="float">
            <text:p>5234.49</text:p>
          </table:table-cell>
          <table:table-cell office:value-type="float" office:value="5230.04" calcext:value-type="float">
            <text:p>5230.04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181:.K181])/9" office:value-type="float" office:value="5105.98888888889" calcext:value-type="float">
            <text:p>5105.99</text:p>
          </table:table-cell>
          <table:table-cell office:value-type="float" office:value="5015.67" calcext:value-type="float">
            <text:p>5015.67</text:p>
          </table:table-cell>
          <table:table-cell office:value-type="float" office:value="5009.24" calcext:value-type="float">
            <text:p>5009.24</text:p>
          </table:table-cell>
          <table:table-cell office:value-type="float" office:value="5011.01" calcext:value-type="float">
            <text:p>5011.01</text:p>
          </table:table-cell>
          <table:table-cell office:value-type="float" office:value="5009.48" calcext:value-type="float">
            <text:p>5009.48</text:p>
          </table:table-cell>
          <table:table-cell office:value-type="float" office:value="5011.31" calcext:value-type="float">
            <text:p>5011.31</text:p>
          </table:table-cell>
          <table:table-cell office:value-type="float" office:value="5191.38" calcext:value-type="float">
            <text:p>5191.38</text:p>
          </table:table-cell>
          <table:table-cell office:value-type="float" office:value="5231.02" calcext:value-type="float">
            <text:p>5231.02</text:p>
          </table:table-cell>
          <table:table-cell office:value-type="float" office:value="5229.59" calcext:value-type="float">
            <text:p>5229.59</text:p>
          </table:table-cell>
          <table:table-cell office:value-type="float" office:value="5245.2" calcext:value-type="float">
            <text:p>5245.2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182:.K182])/9" office:value-type="float" office:value="5121.45666666667" calcext:value-type="float">
            <text:p>5121.46</text:p>
          </table:table-cell>
          <table:table-cell office:value-type="float" office:value="5029.76" calcext:value-type="float">
            <text:p>5029.76</text:p>
          </table:table-cell>
          <table:table-cell office:value-type="float" office:value="5021.81" calcext:value-type="float">
            <text:p>5021.81</text:p>
          </table:table-cell>
          <table:table-cell office:value-type="float" office:value="5022" calcext:value-type="float">
            <text:p>5022</text:p>
          </table:table-cell>
          <table:table-cell office:value-type="float" office:value="5021.36" calcext:value-type="float">
            <text:p>5021.36</text:p>
          </table:table-cell>
          <table:table-cell office:value-type="float" office:value="5022.48" calcext:value-type="float">
            <text:p>5022.48</text:p>
          </table:table-cell>
          <table:table-cell office:value-type="float" office:value="5207.25" calcext:value-type="float">
            <text:p>5207.25</text:p>
          </table:table-cell>
          <table:table-cell office:value-type="float" office:value="5252.34" calcext:value-type="float">
            <text:p>5252.34</text:p>
          </table:table-cell>
          <table:table-cell office:value-type="float" office:value="5255.29" calcext:value-type="float">
            <text:p>5255.29</text:p>
          </table:table-cell>
          <table:table-cell office:value-type="float" office:value="5260.82" calcext:value-type="float">
            <text:p>5260.82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183:.K183])/9" office:value-type="float" office:value="5100.59555555556" calcext:value-type="float">
            <text:p>5100.60</text:p>
          </table:table-cell>
          <table:table-cell office:value-type="float" office:value="5008.42" calcext:value-type="float">
            <text:p>5008.42</text:p>
          </table:table-cell>
          <table:table-cell office:value-type="float" office:value="5007.25" calcext:value-type="float">
            <text:p>5007.25</text:p>
          </table:table-cell>
          <table:table-cell office:value-type="float" office:value="5008.58" calcext:value-type="float">
            <text:p>5008.58</text:p>
          </table:table-cell>
          <table:table-cell office:value-type="float" office:value="5007.86" calcext:value-type="float">
            <text:p>5007.86</text:p>
          </table:table-cell>
          <table:table-cell office:value-type="float" office:value="5008.22" calcext:value-type="float">
            <text:p>5008.22</text:p>
          </table:table-cell>
          <table:table-cell office:value-type="float" office:value="5183.88" calcext:value-type="float">
            <text:p>5183.88</text:p>
          </table:table-cell>
          <table:table-cell office:value-type="float" office:value="5216.09" calcext:value-type="float">
            <text:p>5216.09</text:p>
          </table:table-cell>
          <table:table-cell office:value-type="float" office:value="5215.39" calcext:value-type="float">
            <text:p>5215.39</text:p>
          </table:table-cell>
          <table:table-cell office:value-type="float" office:value="5249.67" calcext:value-type="float">
            <text:p>5249.67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184:.K184])/9" office:value-type="float" office:value="5101.60333333333" calcext:value-type="float">
            <text:p>5101.60</text:p>
          </table:table-cell>
          <table:table-cell office:value-type="float" office:value="5007.62" calcext:value-type="float">
            <text:p>5007.62</text:p>
          </table:table-cell>
          <table:table-cell office:value-type="float" office:value="5005.88" calcext:value-type="float">
            <text:p>5005.88</text:p>
          </table:table-cell>
          <table:table-cell office:value-type="float" office:value="5008.05" calcext:value-type="float">
            <text:p>5008.05</text:p>
          </table:table-cell>
          <table:table-cell office:value-type="float" office:value="5007.35" calcext:value-type="float">
            <text:p>5007.35</text:p>
          </table:table-cell>
          <table:table-cell office:value-type="float" office:value="5008.26" calcext:value-type="float">
            <text:p>5008.26</text:p>
          </table:table-cell>
          <table:table-cell office:value-type="float" office:value="5188.94" calcext:value-type="float">
            <text:p>5188.94</text:p>
          </table:table-cell>
          <table:table-cell office:value-type="float" office:value="5218.15" calcext:value-type="float">
            <text:p>5218.15</text:p>
          </table:table-cell>
          <table:table-cell office:value-type="float" office:value="5217.3" calcext:value-type="float">
            <text:p>5217.3</text:p>
          </table:table-cell>
          <table:table-cell office:value-type="float" office:value="5252.88" calcext:value-type="float">
            <text:p>5252.88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185:.K185])/9" office:value-type="float" office:value="5101.85777777778" calcext:value-type="float">
            <text:p>5101.86</text:p>
          </table:table-cell>
          <table:table-cell office:value-type="float" office:value="5007.93" calcext:value-type="float">
            <text:p>5007.93</text:p>
          </table:table-cell>
          <table:table-cell office:value-type="float" office:value="5006.41" calcext:value-type="float">
            <text:p>5006.41</text:p>
          </table:table-cell>
          <table:table-cell office:value-type="float" office:value="5008.12" calcext:value-type="float">
            <text:p>5008.12</text:p>
          </table:table-cell>
          <table:table-cell office:value-type="float" office:value="5008.2" calcext:value-type="float">
            <text:p>5008.2</text:p>
          </table:table-cell>
          <table:table-cell office:value-type="float" office:value="5008.4" calcext:value-type="float">
            <text:p>5008.4</text:p>
          </table:table-cell>
          <table:table-cell office:value-type="float" office:value="5189.23" calcext:value-type="float">
            <text:p>5189.23</text:p>
          </table:table-cell>
          <table:table-cell office:value-type="float" office:value="5219.09" calcext:value-type="float">
            <text:p>5219.09</text:p>
          </table:table-cell>
          <table:table-cell office:value-type="float" office:value="5217.67" calcext:value-type="float">
            <text:p>5217.67</text:p>
          </table:table-cell>
          <table:table-cell office:value-type="float" office:value="5251.67" calcext:value-type="float">
            <text:p>5251.67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186:.K186])/9" office:value-type="float" office:value="5098.71333333333" calcext:value-type="float">
            <text:p>5098.71</text:p>
          </table:table-cell>
          <table:table-cell office:value-type="float" office:value="5019.42" calcext:value-type="float">
            <text:p>5019.42</text:p>
          </table:table-cell>
          <table:table-cell office:value-type="float" office:value="5006.57" calcext:value-type="float">
            <text:p>5006.57</text:p>
          </table:table-cell>
          <table:table-cell office:value-type="float" office:value="5007.32" calcext:value-type="float">
            <text:p>5007.32</text:p>
          </table:table-cell>
          <table:table-cell office:value-type="float" office:value="5008.37" calcext:value-type="float">
            <text:p>5008.37</text:p>
          </table:table-cell>
          <table:table-cell office:value-type="float" office:value="5008.05" calcext:value-type="float">
            <text:p>5008.05</text:p>
          </table:table-cell>
          <table:table-cell office:value-type="float" office:value="5172.87" calcext:value-type="float">
            <text:p>5172.87</text:p>
          </table:table-cell>
          <table:table-cell office:value-type="float" office:value="5217.34" calcext:value-type="float">
            <text:p>5217.34</text:p>
          </table:table-cell>
          <table:table-cell office:value-type="float" office:value="5218.92" calcext:value-type="float">
            <text:p>5218.92</text:p>
          </table:table-cell>
          <table:table-cell office:value-type="float" office:value="5229.56" calcext:value-type="float">
            <text:p>5229.56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187:.K187])/9" office:value-type="float" office:value="5121.92444444445" calcext:value-type="float">
            <text:p>5121.92</text:p>
          </table:table-cell>
          <table:table-cell office:value-type="float" office:value="5023.28" calcext:value-type="float">
            <text:p>5023.28</text:p>
          </table:table-cell>
          <table:table-cell office:value-type="float" office:value="5022.96" calcext:value-type="float">
            <text:p>5022.96</text:p>
          </table:table-cell>
          <table:table-cell office:value-type="float" office:value="5022.41" calcext:value-type="float">
            <text:p>5022.41</text:p>
          </table:table-cell>
          <table:table-cell office:value-type="float" office:value="5021.72" calcext:value-type="float">
            <text:p>5021.72</text:p>
          </table:table-cell>
          <table:table-cell office:value-type="float" office:value="5023" calcext:value-type="float">
            <text:p>5023</text:p>
          </table:table-cell>
          <table:table-cell office:value-type="float" office:value="5214.51" calcext:value-type="float">
            <text:p>5214.51</text:p>
          </table:table-cell>
          <table:table-cell office:value-type="float" office:value="5251.15" calcext:value-type="float">
            <text:p>5251.15</text:p>
          </table:table-cell>
          <table:table-cell office:value-type="float" office:value="5248.62" calcext:value-type="float">
            <text:p>5248.62</text:p>
          </table:table-cell>
          <table:table-cell office:value-type="float" office:value="5269.67" calcext:value-type="float">
            <text:p>5269.67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188:.K188])/9" office:value-type="float" office:value="5111.06555555556" calcext:value-type="float">
            <text:p>5111.07</text:p>
          </table:table-cell>
          <table:table-cell office:value-type="float" office:value="5013.29" calcext:value-type="float">
            <text:p>5013.29</text:p>
          </table:table-cell>
          <table:table-cell office:value-type="float" office:value="5013.47" calcext:value-type="float">
            <text:p>5013.47</text:p>
          </table:table-cell>
          <table:table-cell office:value-type="float" office:value="5012.25" calcext:value-type="float">
            <text:p>5012.25</text:p>
          </table:table-cell>
          <table:table-cell office:value-type="float" office:value="5012.92" calcext:value-type="float">
            <text:p>5012.92</text:p>
          </table:table-cell>
          <table:table-cell office:value-type="float" office:value="5013.36" calcext:value-type="float">
            <text:p>5013.36</text:p>
          </table:table-cell>
          <table:table-cell office:value-type="float" office:value="5199.26" calcext:value-type="float">
            <text:p>5199.26</text:p>
          </table:table-cell>
          <table:table-cell office:value-type="float" office:value="5239.34" calcext:value-type="float">
            <text:p>5239.34</text:p>
          </table:table-cell>
          <table:table-cell office:value-type="float" office:value="5237.21" calcext:value-type="float">
            <text:p>5237.21</text:p>
          </table:table-cell>
          <table:table-cell office:value-type="float" office:value="5258.49" calcext:value-type="float">
            <text:p>5258.49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173:.B178])" office:value-type="float" office:value="50889.9444444444" calcext:value-type="float">
            <text:p>50889.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79:.B188])" office:value-type="float" office:value="51090.5411111111" calcext:value-type="float">
            <text:p>51090.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 NVM thre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192:.K192])/9" office:value-type="float" office:value="9756.95111111111" calcext:value-type="float">
            <text:p>9756.95</text:p>
          </table:table-cell>
          <table:table-cell office:value-type="float" office:value="9907.49" calcext:value-type="float">
            <text:p>9907.49</text:p>
          </table:table-cell>
          <table:table-cell office:value-type="float" office:value="9334.24" calcext:value-type="float">
            <text:p>9334.24</text:p>
          </table:table-cell>
          <table:table-cell office:value-type="float" office:value="9295.73" calcext:value-type="float">
            <text:p>9295.73</text:p>
          </table:table-cell>
          <table:table-cell office:value-type="float" office:value="9298.76" calcext:value-type="float">
            <text:p>9298.76</text:p>
          </table:table-cell>
          <table:table-cell office:value-type="float" office:value="9295.24" calcext:value-type="float">
            <text:p>9295.24</text:p>
          </table:table-cell>
          <table:table-cell office:value-type="float" office:value="9358.32" calcext:value-type="float">
            <text:p>9358.32</text:p>
          </table:table-cell>
          <table:table-cell office:value-type="float" office:value="9735.14" calcext:value-type="float">
            <text:p>9735.14</text:p>
          </table:table-cell>
          <table:table-cell office:value-type="float" office:value="10542.19" calcext:value-type="float">
            <text:p>10542.19</text:p>
          </table:table-cell>
          <table:table-cell office:value-type="float" office:value="11045.45" calcext:value-type="float">
            <text:p>11045.45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193:.K193])/9" office:value-type="float" office:value="8511.08666666667" calcext:value-type="float">
            <text:p>8511.09</text:p>
          </table:table-cell>
          <table:table-cell office:value-type="float" office:value="6723.65" calcext:value-type="float">
            <text:p>6723.65</text:p>
          </table:table-cell>
          <table:table-cell office:value-type="float" office:value="9050.9" calcext:value-type="float">
            <text:p>9050.9</text:p>
          </table:table-cell>
          <table:table-cell office:value-type="float" office:value="9320.75" calcext:value-type="float">
            <text:p>9320.75</text:p>
          </table:table-cell>
          <table:table-cell office:value-type="float" office:value="9326.84" calcext:value-type="float">
            <text:p>9326.84</text:p>
          </table:table-cell>
          <table:table-cell office:value-type="float" office:value="9323.3" calcext:value-type="float">
            <text:p>9323.3</text:p>
          </table:table-cell>
          <table:table-cell office:value-type="float" office:value="6944.57" calcext:value-type="float">
            <text:p>6944.57</text:p>
          </table:table-cell>
          <table:table-cell office:value-type="float" office:value="3459.15" calcext:value-type="float">
            <text:p>3459.15</text:p>
          </table:table-cell>
          <table:table-cell office:value-type="float" office:value="11243.94" calcext:value-type="float">
            <text:p>11243.94</text:p>
          </table:table-cell>
          <table:table-cell office:value-type="float" office:value="11206.68" calcext:value-type="float">
            <text:p>11206.68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194:.K194])/9" office:value-type="float" office:value="9817.35777777778" calcext:value-type="float">
            <text:p>9817.36</text:p>
          </table:table-cell>
          <table:table-cell office:value-type="float" office:value="11020.42" calcext:value-type="float">
            <text:p>11020.42</text:p>
          </table:table-cell>
          <table:table-cell office:value-type="float" office:value="10889.68" calcext:value-type="float">
            <text:p>10889.68</text:p>
          </table:table-cell>
          <table:table-cell office:value-type="float" office:value="9806.03" calcext:value-type="float">
            <text:p>9806.03</text:p>
          </table:table-cell>
          <table:table-cell office:value-type="float" office:value="9415.59" calcext:value-type="float">
            <text:p>9415.59</text:p>
          </table:table-cell>
          <table:table-cell office:value-type="float" office:value="9370.91" calcext:value-type="float">
            <text:p>9370.91</text:p>
          </table:table-cell>
          <table:table-cell office:value-type="float" office:value="9365.28" calcext:value-type="float">
            <text:p>9365.28</text:p>
          </table:table-cell>
          <table:table-cell office:value-type="float" office:value="9369.55" calcext:value-type="float">
            <text:p>9369.55</text:p>
          </table:table-cell>
          <table:table-cell office:value-type="float" office:value="9661.65" calcext:value-type="float">
            <text:p>9661.65</text:p>
          </table:table-cell>
          <table:table-cell office:value-type="float" office:value="9457.11" calcext:value-type="float">
            <text:p>9457.11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195:.K195])/9" office:value-type="float" office:value="9136.14111111111" calcext:value-type="float">
            <text:p>9136.14</text:p>
          </table:table-cell>
          <table:table-cell office:value-type="float" office:value="4788.01" calcext:value-type="float">
            <text:p>4788.01</text:p>
          </table:table-cell>
          <table:table-cell office:value-type="float" office:value="9439.36" calcext:value-type="float">
            <text:p>9439.36</text:p>
          </table:table-cell>
          <table:table-cell office:value-type="float" office:value="9339.03" calcext:value-type="float">
            <text:p>9339.03</text:p>
          </table:table-cell>
          <table:table-cell office:value-type="float" office:value="9336.47" calcext:value-type="float">
            <text:p>9336.47</text:p>
          </table:table-cell>
          <table:table-cell office:value-type="float" office:value="9336.25" calcext:value-type="float">
            <text:p>9336.25</text:p>
          </table:table-cell>
          <table:table-cell office:value-type="float" office:value="9338.11" calcext:value-type="float">
            <text:p>9338.11</text:p>
          </table:table-cell>
          <table:table-cell office:value-type="float" office:value="9745.88" calcext:value-type="float">
            <text:p>9745.88</text:p>
          </table:table-cell>
          <table:table-cell office:value-type="float" office:value="9835.38" calcext:value-type="float">
            <text:p>9835.38</text:p>
          </table:table-cell>
          <table:table-cell office:value-type="float" office:value="11066.78" calcext:value-type="float">
            <text:p>11066.78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196:.K196])/9" office:value-type="float" office:value="9829.63555555556" calcext:value-type="float">
            <text:p>9829.64</text:p>
          </table:table-cell>
          <table:table-cell office:value-type="float" office:value="10846.44" calcext:value-type="float">
            <text:p>10846.44</text:p>
          </table:table-cell>
          <table:table-cell office:value-type="float" office:value="10897.09" calcext:value-type="float">
            <text:p>10897.09</text:p>
          </table:table-cell>
          <table:table-cell office:value-type="float" office:value="9778.81" calcext:value-type="float">
            <text:p>9778.81</text:p>
          </table:table-cell>
          <table:table-cell office:value-type="float" office:value="9417.92" calcext:value-type="float">
            <text:p>9417.92</text:p>
          </table:table-cell>
          <table:table-cell office:value-type="float" office:value="9370.59" calcext:value-type="float">
            <text:p>9370.59</text:p>
          </table:table-cell>
          <table:table-cell office:value-type="float" office:value="9371.24" calcext:value-type="float">
            <text:p>9371.24</text:p>
          </table:table-cell>
          <table:table-cell office:value-type="float" office:value="9370.31" calcext:value-type="float">
            <text:p>9370.31</text:p>
          </table:table-cell>
          <table:table-cell office:value-type="float" office:value="9672.36" calcext:value-type="float">
            <text:p>9672.36</text:p>
          </table:table-cell>
          <table:table-cell office:value-type="float" office:value="9741.96" calcext:value-type="float">
            <text:p>9741.96</text:p>
          </table:table-cell>
        </table:table-row>
        <table:table-row table:style-name="ro1">
          <table:table-cell office:value-type="string" calcext:value-type="string">
            <text:p>5 NVM</text:p>
          </table:table-cell>
          <table:table-cell table:formula="of:=SUM([.C197:.K197])/9" office:value-type="float" office:value="4917.31666666667" calcext:value-type="float">
            <text:p>4917.32</text:p>
          </table:table-cell>
          <table:table-cell office:value-type="float" office:value="4879.12" calcext:value-type="float">
            <text:p>4879.12</text:p>
          </table:table-cell>
          <table:table-cell office:value-type="float" office:value="4864.12" calcext:value-type="float">
            <text:p>4864.12</text:p>
          </table:table-cell>
          <table:table-cell office:value-type="float" office:value="4857.39" calcext:value-type="float">
            <text:p>4857.39</text:p>
          </table:table-cell>
          <table:table-cell office:value-type="float" office:value="4861.63" calcext:value-type="float">
            <text:p>4861.63</text:p>
          </table:table-cell>
          <table:table-cell office:value-type="float" office:value="4862.17" calcext:value-type="float">
            <text:p>4862.17</text:p>
          </table:table-cell>
          <table:table-cell office:value-type="float" office:value="4905.79" calcext:value-type="float">
            <text:p>4905.79</text:p>
          </table:table-cell>
          <table:table-cell office:value-type="float" office:value="4983.76" calcext:value-type="float">
            <text:p>4983.76</text:p>
          </table:table-cell>
          <table:table-cell office:value-type="float" office:value="5021.66" calcext:value-type="float">
            <text:p>5021.66</text:p>
          </table:table-cell>
          <table:table-cell office:value-type="float" office:value="5020.21" calcext:value-type="float">
            <text:p>5020.21</text:p>
          </table:table-cell>
        </table:table-row>
        <table:table-row table:style-name="ro1">
          <table:table-cell office:value-type="string" calcext:value-type="string">
            <text:p>6 NVM</text:p>
          </table:table-cell>
          <table:table-cell table:formula="of:=SUM([.C198:.K198])/9" office:value-type="float" office:value="4885.06222222222" calcext:value-type="float">
            <text:p>4885.06</text:p>
          </table:table-cell>
          <table:table-cell office:value-type="float" office:value="4816.14" calcext:value-type="float">
            <text:p>4816.14</text:p>
          </table:table-cell>
          <table:table-cell office:value-type="float" office:value="4815.88" calcext:value-type="float">
            <text:p>4815.88</text:p>
          </table:table-cell>
          <table:table-cell office:value-type="float" office:value="4816.07" calcext:value-type="float">
            <text:p>4816.07</text:p>
          </table:table-cell>
          <table:table-cell office:value-type="float" office:value="4817.56" calcext:value-type="float">
            <text:p>4817.56</text:p>
          </table:table-cell>
          <table:table-cell office:value-type="float" office:value="4815.35" calcext:value-type="float">
            <text:p>4815.35</text:p>
          </table:table-cell>
          <table:table-cell office:value-type="float" office:value="4882.41" calcext:value-type="float">
            <text:p>4882.41</text:p>
          </table:table-cell>
          <table:table-cell office:value-type="float" office:value="4962.92" calcext:value-type="float">
            <text:p>4962.92</text:p>
          </table:table-cell>
          <table:table-cell office:value-type="float" office:value="4994.76" calcext:value-type="float">
            <text:p>4994.76</text:p>
          </table:table-cell>
          <table:table-cell office:value-type="float" office:value="5044.47" calcext:value-type="float">
            <text:p>5044.47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199:.K199])/9" office:value-type="float" office:value="4892.62222222222" calcext:value-type="float">
            <text:p>4892.62</text:p>
          </table:table-cell>
          <table:table-cell office:value-type="float" office:value="4850.01" calcext:value-type="float">
            <text:p>4850.01</text:p>
          </table:table-cell>
          <table:table-cell office:value-type="float" office:value="4825.48" calcext:value-type="float">
            <text:p>4825.48</text:p>
          </table:table-cell>
          <table:table-cell office:value-type="float" office:value="4825.64" calcext:value-type="float">
            <text:p>4825.64</text:p>
          </table:table-cell>
          <table:table-cell office:value-type="float" office:value="4828.47" calcext:value-type="float">
            <text:p>4828.47</text:p>
          </table:table-cell>
          <table:table-cell office:value-type="float" office:value="4827.13" calcext:value-type="float">
            <text:p>4827.13</text:p>
          </table:table-cell>
          <table:table-cell office:value-type="float" office:value="4881.74" calcext:value-type="float">
            <text:p>4881.74</text:p>
          </table:table-cell>
          <table:table-cell office:value-type="float" office:value="4970.93" calcext:value-type="float">
            <text:p>4970.93</text:p>
          </table:table-cell>
          <table:table-cell office:value-type="float" office:value="5009.16" calcext:value-type="float">
            <text:p>5009.16</text:p>
          </table:table-cell>
          <table:table-cell office:value-type="float" office:value="5015.04" calcext:value-type="float">
            <text:p>5015.04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200:.K200])/9" office:value-type="float" office:value="4898.86222222222" calcext:value-type="float">
            <text:p>4898.86</text:p>
          </table:table-cell>
          <table:table-cell office:value-type="float" office:value="4839.23" calcext:value-type="float">
            <text:p>4839.23</text:p>
          </table:table-cell>
          <table:table-cell office:value-type="float" office:value="4835.63" calcext:value-type="float">
            <text:p>4835.63</text:p>
          </table:table-cell>
          <table:table-cell office:value-type="float" office:value="4832.73" calcext:value-type="float">
            <text:p>4832.73</text:p>
          </table:table-cell>
          <table:table-cell office:value-type="float" office:value="4831.39" calcext:value-type="float">
            <text:p>4831.39</text:p>
          </table:table-cell>
          <table:table-cell office:value-type="float" office:value="4834.7" calcext:value-type="float">
            <text:p>4834.7</text:p>
          </table:table-cell>
          <table:table-cell office:value-type="float" office:value="4892.59" calcext:value-type="float">
            <text:p>4892.59</text:p>
          </table:table-cell>
          <table:table-cell office:value-type="float" office:value="4979.75" calcext:value-type="float">
            <text:p>4979.75</text:p>
          </table:table-cell>
          <table:table-cell office:value-type="float" office:value="5013.17" calcext:value-type="float">
            <text:p>5013.17</text:p>
          </table:table-cell>
          <table:table-cell office:value-type="float" office:value="5030.57" calcext:value-type="float">
            <text:p>5030.57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201:.K201])/9" office:value-type="float" office:value="4872.18111111111" calcext:value-type="float">
            <text:p>4872.18</text:p>
          </table:table-cell>
          <table:table-cell office:value-type="float" office:value="4801.36" calcext:value-type="float">
            <text:p>4801.36</text:p>
          </table:table-cell>
          <table:table-cell office:value-type="float" office:value="4801.84" calcext:value-type="float">
            <text:p>4801.84</text:p>
          </table:table-cell>
          <table:table-cell office:value-type="float" office:value="4802.7" calcext:value-type="float">
            <text:p>4802.7</text:p>
          </table:table-cell>
          <table:table-cell office:value-type="float" office:value="4802.21" calcext:value-type="float">
            <text:p>4802.21</text:p>
          </table:table-cell>
          <table:table-cell office:value-type="float" office:value="4800.32" calcext:value-type="float">
            <text:p>4800.32</text:p>
          </table:table-cell>
          <table:table-cell office:value-type="float" office:value="4867.44" calcext:value-type="float">
            <text:p>4867.44</text:p>
          </table:table-cell>
          <table:table-cell office:value-type="float" office:value="4949.1" calcext:value-type="float">
            <text:p>4949.1</text:p>
          </table:table-cell>
          <table:table-cell office:value-type="float" office:value="4983.51" calcext:value-type="float">
            <text:p>4983.51</text:p>
          </table:table-cell>
          <table:table-cell office:value-type="float" office:value="5041.15" calcext:value-type="float">
            <text:p>5041.15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202:.K202])/9" office:value-type="float" office:value="4886.72777777778" calcext:value-type="float">
            <text:p>4886.73</text:p>
          </table:table-cell>
          <table:table-cell office:value-type="float" office:value="4844.52" calcext:value-type="float">
            <text:p>4844.52</text:p>
          </table:table-cell>
          <table:table-cell office:value-type="float" office:value="4823.21" calcext:value-type="float">
            <text:p>4823.21</text:p>
          </table:table-cell>
          <table:table-cell office:value-type="float" office:value="4820.22" calcext:value-type="float">
            <text:p>4820.22</text:p>
          </table:table-cell>
          <table:table-cell office:value-type="float" office:value="4820.5" calcext:value-type="float">
            <text:p>4820.5</text:p>
          </table:table-cell>
          <table:table-cell office:value-type="float" office:value="4821.94" calcext:value-type="float">
            <text:p>4821.94</text:p>
          </table:table-cell>
          <table:table-cell office:value-type="float" office:value="4877.6" calcext:value-type="float">
            <text:p>4877.6</text:p>
          </table:table-cell>
          <table:table-cell office:value-type="float" office:value="4965.61" calcext:value-type="float">
            <text:p>4965.61</text:p>
          </table:table-cell>
          <table:table-cell office:value-type="float" office:value="4996.74" calcext:value-type="float">
            <text:p>4996.74</text:p>
          </table:table-cell>
          <table:table-cell office:value-type="float" office:value="5010.21" calcext:value-type="float">
            <text:p>5010.21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203:.K203])/9" office:value-type="float" office:value="4895.40555555556" calcext:value-type="float">
            <text:p>4895.41</text:p>
          </table:table-cell>
          <table:table-cell office:value-type="float" office:value="4831.98" calcext:value-type="float">
            <text:p>4831.98</text:p>
          </table:table-cell>
          <table:table-cell office:value-type="float" office:value="4830.28" calcext:value-type="float">
            <text:p>4830.28</text:p>
          </table:table-cell>
          <table:table-cell office:value-type="float" office:value="4829.21" calcext:value-type="float">
            <text:p>4829.21</text:p>
          </table:table-cell>
          <table:table-cell office:value-type="float" office:value="4825.92" calcext:value-type="float">
            <text:p>4825.92</text:p>
          </table:table-cell>
          <table:table-cell office:value-type="float" office:value="4827.1" calcext:value-type="float">
            <text:p>4827.1</text:p>
          </table:table-cell>
          <table:table-cell office:value-type="float" office:value="4892.38" calcext:value-type="float">
            <text:p>4892.38</text:p>
          </table:table-cell>
          <table:table-cell office:value-type="float" office:value="4977.63" calcext:value-type="float">
            <text:p>4977.63</text:p>
          </table:table-cell>
          <table:table-cell office:value-type="float" office:value="5008" calcext:value-type="float">
            <text:p>5008</text:p>
          </table:table-cell>
          <table:table-cell office:value-type="float" office:value="5036.15" calcext:value-type="float">
            <text:p>5036.15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204:.K204])/9" office:value-type="float" office:value="4892.88666666667" calcext:value-type="float">
            <text:p>4892.89</text:p>
          </table:table-cell>
          <table:table-cell office:value-type="float" office:value="4826.11" calcext:value-type="float">
            <text:p>4826.11</text:p>
          </table:table-cell>
          <table:table-cell office:value-type="float" office:value="4825.81" calcext:value-type="float">
            <text:p>4825.81</text:p>
          </table:table-cell>
          <table:table-cell office:value-type="float" office:value="4823.52" calcext:value-type="float">
            <text:p>4823.52</text:p>
          </table:table-cell>
          <table:table-cell office:value-type="float" office:value="4825.22" calcext:value-type="float">
            <text:p>4825.22</text:p>
          </table:table-cell>
          <table:table-cell office:value-type="float" office:value="4825.05" calcext:value-type="float">
            <text:p>4825.05</text:p>
          </table:table-cell>
          <table:table-cell office:value-type="float" office:value="4887.74" calcext:value-type="float">
            <text:p>4887.74</text:p>
          </table:table-cell>
          <table:table-cell office:value-type="float" office:value="4972.06" calcext:value-type="float">
            <text:p>4972.06</text:p>
          </table:table-cell>
          <table:table-cell office:value-type="float" office:value="5006.37" calcext:value-type="float">
            <text:p>5006.37</text:p>
          </table:table-cell>
          <table:table-cell office:value-type="float" office:value="5044.1" calcext:value-type="float">
            <text:p>5044.1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205:.K205])/9" office:value-type="float" office:value="4886.43777777778" calcext:value-type="float">
            <text:p>4886.44</text:p>
          </table:table-cell>
          <table:table-cell office:value-type="float" office:value="4827.94" calcext:value-type="float">
            <text:p>4827.94</text:p>
          </table:table-cell>
          <table:table-cell office:value-type="float" office:value="4822.65" calcext:value-type="float">
            <text:p>4822.65</text:p>
          </table:table-cell>
          <table:table-cell office:value-type="float" office:value="4819.83" calcext:value-type="float">
            <text:p>4819.83</text:p>
          </table:table-cell>
          <table:table-cell office:value-type="float" office:value="4822.49" calcext:value-type="float">
            <text:p>4822.49</text:p>
          </table:table-cell>
          <table:table-cell office:value-type="float" office:value="4818.15" calcext:value-type="float">
            <text:p>4818.15</text:p>
          </table:table-cell>
          <table:table-cell office:value-type="float" office:value="4880.14" calcext:value-type="float">
            <text:p>4880.14</text:p>
          </table:table-cell>
          <table:table-cell office:value-type="float" office:value="4966.43" calcext:value-type="float">
            <text:p>4966.43</text:p>
          </table:table-cell>
          <table:table-cell office:value-type="float" office:value="4996.89" calcext:value-type="float">
            <text:p>4996.89</text:p>
          </table:table-cell>
          <table:table-cell office:value-type="float" office:value="5023.42" calcext:value-type="float">
            <text:p>5023.42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206:.K206])/9" office:value-type="float" office:value="4891.33" calcext:value-type="float">
            <text:p>4891.33</text:p>
          </table:table-cell>
          <table:table-cell office:value-type="float" office:value="4824.16" calcext:value-type="float">
            <text:p>4824.16</text:p>
          </table:table-cell>
          <table:table-cell office:value-type="float" office:value="4823.13" calcext:value-type="float">
            <text:p>4823.13</text:p>
          </table:table-cell>
          <table:table-cell office:value-type="float" office:value="4822.45" calcext:value-type="float">
            <text:p>4822.45</text:p>
          </table:table-cell>
          <table:table-cell office:value-type="float" office:value="4820.8" calcext:value-type="float">
            <text:p>4820.8</text:p>
          </table:table-cell>
          <table:table-cell office:value-type="float" office:value="4822.5" calcext:value-type="float">
            <text:p>4822.5</text:p>
          </table:table-cell>
          <table:table-cell office:value-type="float" office:value="4889.48" calcext:value-type="float">
            <text:p>4889.48</text:p>
          </table:table-cell>
          <table:table-cell office:value-type="float" office:value="4969.58" calcext:value-type="float">
            <text:p>4969.58</text:p>
          </table:table-cell>
          <table:table-cell office:value-type="float" office:value="5003.41" calcext:value-type="float">
            <text:p>5003.41</text:p>
          </table:table-cell>
          <table:table-cell office:value-type="float" office:value="5046.46" calcext:value-type="float">
            <text:p>5046.46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207:.K207])/9" office:value-type="float" office:value="4897.09" calcext:value-type="float">
            <text:p>4897.09</text:p>
          </table:table-cell>
          <table:table-cell office:value-type="float" office:value="4827.63" calcext:value-type="float">
            <text:p>4827.63</text:p>
          </table:table-cell>
          <table:table-cell office:value-type="float" office:value="4828.54" calcext:value-type="float">
            <text:p>4828.54</text:p>
          </table:table-cell>
          <table:table-cell office:value-type="float" office:value="4827.16" calcext:value-type="float">
            <text:p>4827.16</text:p>
          </table:table-cell>
          <table:table-cell office:value-type="float" office:value="4828.28" calcext:value-type="float">
            <text:p>4828.28</text:p>
          </table:table-cell>
          <table:table-cell office:value-type="float" office:value="4827.32" calcext:value-type="float">
            <text:p>4827.32</text:p>
          </table:table-cell>
          <table:table-cell office:value-type="float" office:value="4894.39" calcext:value-type="float">
            <text:p>4894.39</text:p>
          </table:table-cell>
          <table:table-cell office:value-type="float" office:value="4979.95" calcext:value-type="float">
            <text:p>4979.95</text:p>
          </table:table-cell>
          <table:table-cell office:value-type="float" office:value="5013.6" calcext:value-type="float">
            <text:p>5013.6</text:p>
          </table:table-cell>
          <table:table-cell office:value-type="float" office:value="5046.94" calcext:value-type="float">
            <text:p>5046.94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192:.B196])" office:value-type="float" office:value="47051.1722222222" calcext:value-type="float">
            <text:p>47051.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97:.B207])" office:value-type="float" office:value="53815.9222222222" calcext:value-type="float">
            <text:p>53815.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 NVM thre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211:.K211])/9" office:value-type="float" office:value="9590.21888888889" calcext:value-type="float">
            <text:p>9590.22</text:p>
          </table:table-cell>
          <table:table-cell office:value-type="float" office:value="4938.41" calcext:value-type="float">
            <text:p>4938.41</text:p>
          </table:table-cell>
          <table:table-cell office:value-type="float" office:value="4450.48" calcext:value-type="float">
            <text:p>4450.48</text:p>
          </table:table-cell>
          <table:table-cell office:value-type="float" office:value="10820.33" calcext:value-type="float">
            <text:p>10820.33</text:p>
          </table:table-cell>
          <table:table-cell office:value-type="float" office:value="10951.33" calcext:value-type="float">
            <text:p>10951.33</text:p>
          </table:table-cell>
          <table:table-cell office:value-type="float" office:value="10904.44" calcext:value-type="float">
            <text:p>10904.44</text:p>
          </table:table-cell>
          <table:table-cell office:value-type="float" office:value="11138.12" calcext:value-type="float">
            <text:p>11138.12</text:p>
          </table:table-cell>
          <table:table-cell office:value-type="float" office:value="11020.97" calcext:value-type="float">
            <text:p>11020.97</text:p>
          </table:table-cell>
          <table:table-cell office:value-type="float" office:value="11056.83" calcext:value-type="float">
            <text:p>11056.83</text:p>
          </table:table-cell>
          <table:table-cell office:value-type="float" office:value="11031.06" calcext:value-type="float">
            <text:p>11031.06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212:.K212])/9" office:value-type="float" office:value="10912.31" calcext:value-type="float">
            <text:p>10912.31</text:p>
          </table:table-cell>
          <table:table-cell office:value-type="float" office:value="11031.27" calcext:value-type="float">
            <text:p>11031.27</text:p>
          </table:table-cell>
          <table:table-cell office:value-type="float" office:value="10807.15" calcext:value-type="float">
            <text:p>10807.15</text:p>
          </table:table-cell>
          <table:table-cell office:value-type="float" office:value="10667.73" calcext:value-type="float">
            <text:p>10667.73</text:p>
          </table:table-cell>
          <table:table-cell office:value-type="float" office:value="11009.67" calcext:value-type="float">
            <text:p>11009.67</text:p>
          </table:table-cell>
          <table:table-cell office:value-type="float" office:value="11027.56" calcext:value-type="float">
            <text:p>11027.56</text:p>
          </table:table-cell>
          <table:table-cell office:value-type="float" office:value="11025.06" calcext:value-type="float">
            <text:p>11025.06</text:p>
          </table:table-cell>
          <table:table-cell office:value-type="float" office:value="10902.76" calcext:value-type="float">
            <text:p>10902.76</text:p>
          </table:table-cell>
          <table:table-cell office:value-type="float" office:value="10966.56" calcext:value-type="float">
            <text:p>10966.56</text:p>
          </table:table-cell>
          <table:table-cell office:value-type="float" office:value="10773.03" calcext:value-type="float">
            <text:p>10773.03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213:.K213])/9" office:value-type="float" office:value="10405.5344444444" calcext:value-type="float">
            <text:p>10405.53</text:p>
          </table:table-cell>
          <table:table-cell office:value-type="float" office:value="6743.03" calcext:value-type="float">
            <text:p>6743.03</text:p>
          </table:table-cell>
          <table:table-cell office:value-type="float" office:value="11056.76" calcext:value-type="float">
            <text:p>11056.76</text:p>
          </table:table-cell>
          <table:table-cell office:value-type="float" office:value="10722.56" calcext:value-type="float">
            <text:p>10722.56</text:p>
          </table:table-cell>
          <table:table-cell office:value-type="float" office:value="11081.86" calcext:value-type="float">
            <text:p>11081.86</text:p>
          </table:table-cell>
          <table:table-cell office:value-type="float" office:value="10818.04" calcext:value-type="float">
            <text:p>10818.04</text:p>
          </table:table-cell>
          <table:table-cell office:value-type="float" office:value="10731.13" calcext:value-type="float">
            <text:p>10731.13</text:p>
          </table:table-cell>
          <table:table-cell office:value-type="float" office:value="10793.32" calcext:value-type="float">
            <text:p>10793.32</text:p>
          </table:table-cell>
          <table:table-cell office:value-type="float" office:value="10706.63" calcext:value-type="float">
            <text:p>10706.63</text:p>
          </table:table-cell>
          <table:table-cell office:value-type="float" office:value="10996.48" calcext:value-type="float">
            <text:p>10996.48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214:.K214])/9" office:value-type="float" office:value="9634.59444444444" calcext:value-type="float">
            <text:p>9634.59</text:p>
          </table:table-cell>
          <table:table-cell office:value-type="float" office:value="11006.87" calcext:value-type="float">
            <text:p>11006.87</text:p>
          </table:table-cell>
          <table:table-cell office:value-type="float" office:value="11011.71" calcext:value-type="float">
            <text:p>11011.71</text:p>
          </table:table-cell>
          <table:table-cell office:value-type="float" office:value="10743.73" calcext:value-type="float">
            <text:p>10743.73</text:p>
          </table:table-cell>
          <table:table-cell office:value-type="float" office:value="11044.31" calcext:value-type="float">
            <text:p>11044.31</text:p>
          </table:table-cell>
          <table:table-cell office:value-type="float" office:value="9751.87" calcext:value-type="float">
            <text:p>9751.87</text:p>
          </table:table-cell>
          <table:table-cell office:value-type="float" office:value="5223.06" calcext:value-type="float">
            <text:p>5223.06</text:p>
          </table:table-cell>
          <table:table-cell office:value-type="float" office:value="11069.38" calcext:value-type="float">
            <text:p>11069.38</text:p>
          </table:table-cell>
          <table:table-cell office:value-type="float" office:value="11097.31" calcext:value-type="float">
            <text:p>11097.31</text:p>
          </table:table-cell>
          <table:table-cell office:value-type="float" office:value="5763.11" calcext:value-type="float">
            <text:p>5763.11</text:p>
          </table:table-cell>
        </table:table-row>
        <table:table-row table:style-name="ro1">
          <table:table-cell office:value-type="string" calcext:value-type="string">
            <text:p>4 NVM</text:p>
          </table:table-cell>
          <table:table-cell table:formula="of:=SUM([.C215:.K215])/9" office:value-type="float" office:value="4685.98444444444" calcext:value-type="float">
            <text:p>4685.98</text:p>
          </table:table-cell>
          <table:table-cell office:value-type="float" office:value="4687.46" calcext:value-type="float">
            <text:p>4687.46</text:p>
          </table:table-cell>
          <table:table-cell office:value-type="float" office:value="4684.87" calcext:value-type="float">
            <text:p>4684.87</text:p>
          </table:table-cell>
          <table:table-cell office:value-type="float" office:value="4683.64" calcext:value-type="float">
            <text:p>4683.64</text:p>
          </table:table-cell>
          <table:table-cell office:value-type="float" office:value="4684.43" calcext:value-type="float">
            <text:p>4684.43</text:p>
          </table:table-cell>
          <table:table-cell office:value-type="float" office:value="4684.02" calcext:value-type="float">
            <text:p>4684.02</text:p>
          </table:table-cell>
          <table:table-cell office:value-type="float" office:value="4684.83" calcext:value-type="float">
            <text:p>4684.83</text:p>
          </table:table-cell>
          <table:table-cell office:value-type="float" office:value="4682.39" calcext:value-type="float">
            <text:p>4682.39</text:p>
          </table:table-cell>
          <table:table-cell office:value-type="float" office:value="4681.11" calcext:value-type="float">
            <text:p>4681.11</text:p>
          </table:table-cell>
          <table:table-cell office:value-type="float" office:value="4701.11" calcext:value-type="float">
            <text:p>4701.11</text:p>
          </table:table-cell>
        </table:table-row>
        <table:table-row table:style-name="ro1">
          <table:table-cell office:value-type="string" calcext:value-type="string">
            <text:p>5 NVM</text:p>
          </table:table-cell>
          <table:table-cell table:formula="of:=SUM([.C216:.K216])/9" office:value-type="float" office:value="4683.35666666667" calcext:value-type="float">
            <text:p>4683.36</text:p>
          </table:table-cell>
          <table:table-cell office:value-type="float" office:value="4716.72" calcext:value-type="float">
            <text:p>4716.72</text:p>
          </table:table-cell>
          <table:table-cell office:value-type="float" office:value="4681.8" calcext:value-type="float">
            <text:p>4681.8</text:p>
          </table:table-cell>
          <table:table-cell office:value-type="float" office:value="4680.79" calcext:value-type="float">
            <text:p>4680.79</text:p>
          </table:table-cell>
          <table:table-cell office:value-type="float" office:value="4679.9" calcext:value-type="float">
            <text:p>4679.9</text:p>
          </table:table-cell>
          <table:table-cell office:value-type="float" office:value="4678.38" calcext:value-type="float">
            <text:p>4678.38</text:p>
          </table:table-cell>
          <table:table-cell office:value-type="float" office:value="4679.7" calcext:value-type="float">
            <text:p>4679.7</text:p>
          </table:table-cell>
          <table:table-cell office:value-type="float" office:value="4675.3" calcext:value-type="float">
            <text:p>4675.3</text:p>
          </table:table-cell>
          <table:table-cell office:value-type="float" office:value="4675.27" calcext:value-type="float">
            <text:p>4675.27</text:p>
          </table:table-cell>
          <table:table-cell office:value-type="float" office:value="4682.35" calcext:value-type="float">
            <text:p>4682.35</text:p>
          </table:table-cell>
        </table:table-row>
        <table:table-row table:style-name="ro1">
          <table:table-cell office:value-type="string" calcext:value-type="string">
            <text:p>6 NVM</text:p>
          </table:table-cell>
          <table:table-cell table:formula="of:=SUM([.C217:.K217])/9" office:value-type="float" office:value="4670.26333333333" calcext:value-type="float">
            <text:p>4670.26</text:p>
          </table:table-cell>
          <table:table-cell office:value-type="float" office:value="4685.6" calcext:value-type="float">
            <text:p>4685.6</text:p>
          </table:table-cell>
          <table:table-cell office:value-type="float" office:value="4668.84" calcext:value-type="float">
            <text:p>4668.84</text:p>
          </table:table-cell>
          <table:table-cell office:value-type="float" office:value="4667.12" calcext:value-type="float">
            <text:p>4667.12</text:p>
          </table:table-cell>
          <table:table-cell office:value-type="float" office:value="4668.5" calcext:value-type="float">
            <text:p>4668.5</text:p>
          </table:table-cell>
          <table:table-cell office:value-type="float" office:value="4665.77" calcext:value-type="float">
            <text:p>4665.77</text:p>
          </table:table-cell>
          <table:table-cell office:value-type="float" office:value="4664.12" calcext:value-type="float">
            <text:p>4664.12</text:p>
          </table:table-cell>
          <table:table-cell office:value-type="float" office:value="4664.25" calcext:value-type="float">
            <text:p>4664.25</text:p>
          </table:table-cell>
          <table:table-cell office:value-type="float" office:value="4663.81" calcext:value-type="float">
            <text:p>4663.81</text:p>
          </table:table-cell>
          <table:table-cell office:value-type="float" office:value="4684.36" calcext:value-type="float">
            <text:p>4684.36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218:.K218])/9" office:value-type="float" office:value="4675.73777777778" calcext:value-type="float">
            <text:p>4675.74</text:p>
          </table:table-cell>
          <table:table-cell office:value-type="float" office:value="4674.84" calcext:value-type="float">
            <text:p>4674.84</text:p>
          </table:table-cell>
          <table:table-cell office:value-type="float" office:value="4672.16" calcext:value-type="float">
            <text:p>4672.16</text:p>
          </table:table-cell>
          <table:table-cell office:value-type="float" office:value="4673.25" calcext:value-type="float">
            <text:p>4673.25</text:p>
          </table:table-cell>
          <table:table-cell office:value-type="float" office:value="4674.18" calcext:value-type="float">
            <text:p>4674.18</text:p>
          </table:table-cell>
          <table:table-cell office:value-type="float" office:value="4671.42" calcext:value-type="float">
            <text:p>4671.42</text:p>
          </table:table-cell>
          <table:table-cell office:value-type="float" office:value="4669.13" calcext:value-type="float">
            <text:p>4669.13</text:p>
          </table:table-cell>
          <table:table-cell office:value-type="float" office:value="4667.35" calcext:value-type="float">
            <text:p>4667.35</text:p>
          </table:table-cell>
          <table:table-cell office:value-type="float" office:value="4670.37" calcext:value-type="float">
            <text:p>4670.37</text:p>
          </table:table-cell>
          <table:table-cell office:value-type="float" office:value="4708.94" calcext:value-type="float">
            <text:p>4708.94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219:.K219])/9" office:value-type="float" office:value="4677.22888888889" calcext:value-type="float">
            <text:p>4677.23</text:p>
          </table:table-cell>
          <table:table-cell office:value-type="float" office:value="4697.83" calcext:value-type="float">
            <text:p>4697.83</text:p>
          </table:table-cell>
          <table:table-cell office:value-type="float" office:value="4670.92" calcext:value-type="float">
            <text:p>4670.92</text:p>
          </table:table-cell>
          <table:table-cell office:value-type="float" office:value="4664.79" calcext:value-type="float">
            <text:p>4664.79</text:p>
          </table:table-cell>
          <table:table-cell office:value-type="float" office:value="4673.66" calcext:value-type="float">
            <text:p>4673.66</text:p>
          </table:table-cell>
          <table:table-cell office:value-type="float" office:value="4674.51" calcext:value-type="float">
            <text:p>4674.51</text:p>
          </table:table-cell>
          <table:table-cell office:value-type="float" office:value="4672.26" calcext:value-type="float">
            <text:p>4672.26</text:p>
          </table:table-cell>
          <table:table-cell office:value-type="float" office:value="4671.29" calcext:value-type="float">
            <text:p>4671.29</text:p>
          </table:table-cell>
          <table:table-cell office:value-type="float" office:value="4675.63" calcext:value-type="float">
            <text:p>4675.63</text:p>
          </table:table-cell>
          <table:table-cell office:value-type="float" office:value="4694.17" calcext:value-type="float">
            <text:p>4694.17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220:.K220])/9" office:value-type="float" office:value="4672.56777777778" calcext:value-type="float">
            <text:p>4672.57</text:p>
          </table:table-cell>
          <table:table-cell office:value-type="float" office:value="4677.19" calcext:value-type="float">
            <text:p>4677.19</text:p>
          </table:table-cell>
          <table:table-cell office:value-type="float" office:value="4668.64" calcext:value-type="float">
            <text:p>4668.64</text:p>
          </table:table-cell>
          <table:table-cell office:value-type="float" office:value="4664.59" calcext:value-type="float">
            <text:p>4664.59</text:p>
          </table:table-cell>
          <table:table-cell office:value-type="float" office:value="4669.53" calcext:value-type="float">
            <text:p>4669.53</text:p>
          </table:table-cell>
          <table:table-cell office:value-type="float" office:value="4670.66" calcext:value-type="float">
            <text:p>4670.66</text:p>
          </table:table-cell>
          <table:table-cell office:value-type="float" office:value="4670.21" calcext:value-type="float">
            <text:p>4670.21</text:p>
          </table:table-cell>
          <table:table-cell office:value-type="float" office:value="4667.34" calcext:value-type="float">
            <text:p>4667.34</text:p>
          </table:table-cell>
          <table:table-cell office:value-type="float" office:value="4668.9" calcext:value-type="float">
            <text:p>4668.9</text:p>
          </table:table-cell>
          <table:table-cell office:value-type="float" office:value="4696.05" calcext:value-type="float">
            <text:p>4696.05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221:.K221])/9" office:value-type="float" office:value="4687.30333333333" calcext:value-type="float">
            <text:p>4687.30</text:p>
          </table:table-cell>
          <table:table-cell office:value-type="float" office:value="4688.23" calcext:value-type="float">
            <text:p>4688.23</text:p>
          </table:table-cell>
          <table:table-cell office:value-type="float" office:value="4687.29" calcext:value-type="float">
            <text:p>4687.29</text:p>
          </table:table-cell>
          <table:table-cell office:value-type="float" office:value="4685.83" calcext:value-type="float">
            <text:p>4685.83</text:p>
          </table:table-cell>
          <table:table-cell office:value-type="float" office:value="4685.91" calcext:value-type="float">
            <text:p>4685.91</text:p>
          </table:table-cell>
          <table:table-cell office:value-type="float" office:value="4685.78" calcext:value-type="float">
            <text:p>4685.78</text:p>
          </table:table-cell>
          <table:table-cell office:value-type="float" office:value="4682.98" calcext:value-type="float">
            <text:p>4682.98</text:p>
          </table:table-cell>
          <table:table-cell office:value-type="float" office:value="4681.17" calcext:value-type="float">
            <text:p>4681.17</text:p>
          </table:table-cell>
          <table:table-cell office:value-type="float" office:value="4681.16" calcext:value-type="float">
            <text:p>4681.16</text:p>
          </table:table-cell>
          <table:table-cell office:value-type="float" office:value="4707.38" calcext:value-type="float">
            <text:p>4707.38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222:.K222])/9" office:value-type="float" office:value="4670.32444444445" calcext:value-type="float">
            <text:p>4670.32</text:p>
          </table:table-cell>
          <table:table-cell office:value-type="float" office:value="4681.81" calcext:value-type="float">
            <text:p>4681.81</text:p>
          </table:table-cell>
          <table:table-cell office:value-type="float" office:value="4667.83" calcext:value-type="float">
            <text:p>4667.83</text:p>
          </table:table-cell>
          <table:table-cell office:value-type="float" office:value="4666.94" calcext:value-type="float">
            <text:p>4666.94</text:p>
          </table:table-cell>
          <table:table-cell office:value-type="float" office:value="4667.8" calcext:value-type="float">
            <text:p>4667.8</text:p>
          </table:table-cell>
          <table:table-cell office:value-type="float" office:value="4668.02" calcext:value-type="float">
            <text:p>4668.02</text:p>
          </table:table-cell>
          <table:table-cell office:value-type="float" office:value="4666.21" calcext:value-type="float">
            <text:p>4666.21</text:p>
          </table:table-cell>
          <table:table-cell office:value-type="float" office:value="4663.24" calcext:value-type="float">
            <text:p>4663.24</text:p>
          </table:table-cell>
          <table:table-cell office:value-type="float" office:value="4663.19" calcext:value-type="float">
            <text:p>4663.19</text:p>
          </table:table-cell>
          <table:table-cell office:value-type="float" office:value="4687.88" calcext:value-type="float">
            <text:p>4687.88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223:.K223])/9" office:value-type="float" office:value="4677.08444444445" calcext:value-type="float">
            <text:p>4677.08</text:p>
          </table:table-cell>
          <table:table-cell office:value-type="float" office:value="4694.02" calcext:value-type="float">
            <text:p>4694.02</text:p>
          </table:table-cell>
          <table:table-cell office:value-type="float" office:value="4679.84" calcext:value-type="float">
            <text:p>4679.84</text:p>
          </table:table-cell>
          <table:table-cell office:value-type="float" office:value="4674.63" calcext:value-type="float">
            <text:p>4674.63</text:p>
          </table:table-cell>
          <table:table-cell office:value-type="float" office:value="4671.66" calcext:value-type="float">
            <text:p>4671.66</text:p>
          </table:table-cell>
          <table:table-cell office:value-type="float" office:value="4674.82" calcext:value-type="float">
            <text:p>4674.82</text:p>
          </table:table-cell>
          <table:table-cell office:value-type="float" office:value="4672.75" calcext:value-type="float">
            <text:p>4672.75</text:p>
          </table:table-cell>
          <table:table-cell office:value-type="float" office:value="4666.99" calcext:value-type="float">
            <text:p>4666.99</text:p>
          </table:table-cell>
          <table:table-cell office:value-type="float" office:value="4669.26" calcext:value-type="float">
            <text:p>4669.26</text:p>
          </table:table-cell>
          <table:table-cell office:value-type="float" office:value="4689.79" calcext:value-type="float">
            <text:p>4689.79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224:.K224])/9" office:value-type="float" office:value="4650.78666666667" calcext:value-type="float">
            <text:p>4650.79</text:p>
          </table:table-cell>
          <table:table-cell office:value-type="float" office:value="4645.44" calcext:value-type="float">
            <text:p>4645.44</text:p>
          </table:table-cell>
          <table:table-cell office:value-type="float" office:value="4644.72" calcext:value-type="float">
            <text:p>4644.72</text:p>
          </table:table-cell>
          <table:table-cell office:value-type="float" office:value="4641.16" calcext:value-type="float">
            <text:p>4641.16</text:p>
          </table:table-cell>
          <table:table-cell office:value-type="float" office:value="4640.7" calcext:value-type="float">
            <text:p>4640.7</text:p>
          </table:table-cell>
          <table:table-cell office:value-type="float" office:value="4642.5" calcext:value-type="float">
            <text:p>4642.5</text:p>
          </table:table-cell>
          <table:table-cell office:value-type="float" office:value="4645.92" calcext:value-type="float">
            <text:p>4645.92</text:p>
          </table:table-cell>
          <table:table-cell office:value-type="float" office:value="4643.12" calcext:value-type="float">
            <text:p>4643.12</text:p>
          </table:table-cell>
          <table:table-cell office:value-type="float" office:value="4642.66" calcext:value-type="float">
            <text:p>4642.66</text:p>
          </table:table-cell>
          <table:table-cell office:value-type="float" office:value="4710.86" calcext:value-type="float">
            <text:p>4710.86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225:.K225])/9" office:value-type="float" office:value="4708.11777777778" calcext:value-type="float">
            <text:p>4708.12</text:p>
          </table:table-cell>
          <table:table-cell office:value-type="float" office:value="4726.63" calcext:value-type="float">
            <text:p>4726.63</text:p>
          </table:table-cell>
          <table:table-cell office:value-type="float" office:value="4707.83" calcext:value-type="float">
            <text:p>4707.83</text:p>
          </table:table-cell>
          <table:table-cell office:value-type="float" office:value="4706.5" calcext:value-type="float">
            <text:p>4706.5</text:p>
          </table:table-cell>
          <table:table-cell office:value-type="float" office:value="4707.47" calcext:value-type="float">
            <text:p>4707.47</text:p>
          </table:table-cell>
          <table:table-cell office:value-type="float" office:value="4708.25" calcext:value-type="float">
            <text:p>4708.25</text:p>
          </table:table-cell>
          <table:table-cell office:value-type="float" office:value="4707.68" calcext:value-type="float">
            <text:p>4707.68</text:p>
          </table:table-cell>
          <table:table-cell office:value-type="float" office:value="4704.29" calcext:value-type="float">
            <text:p>4704.29</text:p>
          </table:table-cell>
          <table:table-cell office:value-type="float" office:value="4701.13" calcext:value-type="float">
            <text:p>4701.13</text:p>
          </table:table-cell>
          <table:table-cell office:value-type="float" office:value="4703.28" calcext:value-type="float">
            <text:p>4703.28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226:.K226])/9" office:value-type="float" office:value="4683.95777777778" calcext:value-type="float">
            <text:p>4683.96</text:p>
          </table:table-cell>
          <table:table-cell office:value-type="float" office:value="4694.19" calcext:value-type="float">
            <text:p>4694.19</text:p>
          </table:table-cell>
          <table:table-cell office:value-type="float" office:value="4686.59" calcext:value-type="float">
            <text:p>4686.59</text:p>
          </table:table-cell>
          <table:table-cell office:value-type="float" office:value="4685.05" calcext:value-type="float">
            <text:p>4685.05</text:p>
          </table:table-cell>
          <table:table-cell office:value-type="float" office:value="4683.18" calcext:value-type="float">
            <text:p>4683.18</text:p>
          </table:table-cell>
          <table:table-cell office:value-type="float" office:value="4683.4" calcext:value-type="float">
            <text:p>4683.4</text:p>
          </table:table-cell>
          <table:table-cell office:value-type="float" office:value="4680.31" calcext:value-type="float">
            <text:p>4680.31</text:p>
          </table:table-cell>
          <table:table-cell office:value-type="float" office:value="4665.93" calcext:value-type="float">
            <text:p>4665.93</text:p>
          </table:table-cell>
          <table:table-cell office:value-type="float" office:value="4673.31" calcext:value-type="float">
            <text:p>4673.31</text:p>
          </table:table-cell>
          <table:table-cell office:value-type="float" office:value="4703.66" calcext:value-type="float">
            <text:p>4703.66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211:.B214])" office:value-type="float" office:value="40542.6577777778" calcext:value-type="float">
            <text:p>40542.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215:.B226])" office:value-type="float" office:value="56142.7133333333" calcext:value-type="float">
            <text:p>56142.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NVM thre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230:.K230])/9" office:value-type="float" office:value="11074.23" calcext:value-type="float">
            <text:p>11074.23</text:p>
          </table:table-cell>
          <table:table-cell office:value-type="float" office:value="10665.59" calcext:value-type="float">
            <text:p>10665.59</text:p>
          </table:table-cell>
          <table:table-cell office:value-type="float" office:value="11063.17" calcext:value-type="float">
            <text:p>11063.17</text:p>
          </table:table-cell>
          <table:table-cell office:value-type="float" office:value="11187.33" calcext:value-type="float">
            <text:p>11187.33</text:p>
          </table:table-cell>
          <table:table-cell office:value-type="float" office:value="11183.66" calcext:value-type="float">
            <text:p>11183.66</text:p>
          </table:table-cell>
          <table:table-cell office:value-type="float" office:value="11179.89" calcext:value-type="float">
            <text:p>11179.89</text:p>
          </table:table-cell>
          <table:table-cell office:value-type="float" office:value="11176.22" calcext:value-type="float">
            <text:p>11176.22</text:p>
          </table:table-cell>
          <table:table-cell office:value-type="float" office:value="11165.62" calcext:value-type="float">
            <text:p>11165.62</text:p>
          </table:table-cell>
          <table:table-cell office:value-type="float" office:value="11062.26" calcext:value-type="float">
            <text:p>11062.26</text:p>
          </table:table-cell>
          <table:table-cell office:value-type="float" office:value="10984.33" calcext:value-type="float">
            <text:p>10984.33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231:.K231])/9" office:value-type="float" office:value="11150.0355555556" calcext:value-type="float">
            <text:p>11150.04</text:p>
          </table:table-cell>
          <table:table-cell office:value-type="float" office:value="11012.39" calcext:value-type="float">
            <text:p>11012.39</text:p>
          </table:table-cell>
          <table:table-cell office:value-type="float" office:value="11097.47" calcext:value-type="float">
            <text:p>11097.47</text:p>
          </table:table-cell>
          <table:table-cell office:value-type="float" office:value="11233.36" calcext:value-type="float">
            <text:p>11233.36</text:p>
          </table:table-cell>
          <table:table-cell office:value-type="float" office:value="11232.72" calcext:value-type="float">
            <text:p>11232.72</text:p>
          </table:table-cell>
          <table:table-cell office:value-type="float" office:value="11239.66" calcext:value-type="float">
            <text:p>11239.66</text:p>
          </table:table-cell>
          <table:table-cell office:value-type="float" office:value="11236.89" calcext:value-type="float">
            <text:p>11236.89</text:p>
          </table:table-cell>
          <table:table-cell office:value-type="float" office:value="11229.96" calcext:value-type="float">
            <text:p>11229.96</text:p>
          </table:table-cell>
          <table:table-cell office:value-type="float" office:value="11143.62" calcext:value-type="float">
            <text:p>11143.62</text:p>
          </table:table-cell>
          <table:table-cell office:value-type="float" office:value="10924.25" calcext:value-type="float">
            <text:p>10924.25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232:.K232])/9" office:value-type="float" office:value="9327.62777777778" calcext:value-type="float">
            <text:p>9327.63</text:p>
          </table:table-cell>
          <table:table-cell office:value-type="float" office:value="4859.84" calcext:value-type="float">
            <text:p>4859.84</text:p>
          </table:table-cell>
          <table:table-cell office:value-type="float" office:value="7640.33" calcext:value-type="float">
            <text:p>7640.33</text:p>
          </table:table-cell>
          <table:table-cell office:value-type="float" office:value="11292.56" calcext:value-type="float">
            <text:p>11292.56</text:p>
          </table:table-cell>
          <table:table-cell office:value-type="float" office:value="11276.58" calcext:value-type="float">
            <text:p>11276.58</text:p>
          </table:table-cell>
          <table:table-cell office:value-type="float" office:value="11281.44" calcext:value-type="float">
            <text:p>11281.44</text:p>
          </table:table-cell>
          <table:table-cell office:value-type="float" office:value="11279.43" calcext:value-type="float">
            <text:p>11279.43</text:p>
          </table:table-cell>
          <table:table-cell office:value-type="float" office:value="11290.26" calcext:value-type="float">
            <text:p>11290.26</text:p>
          </table:table-cell>
          <table:table-cell office:value-type="float" office:value="3869.97" calcext:value-type="float">
            <text:p>3869.97</text:p>
          </table:table-cell>
          <table:table-cell office:value-type="float" office:value="11158.24" calcext:value-type="float">
            <text:p>11158.24</text:p>
          </table:table-cell>
        </table:table-row>
        <table:table-row table:style-name="ro1">
          <table:table-cell office:value-type="string" calcext:value-type="string">
            <text:p>3 NVM</text:p>
          </table:table-cell>
          <table:table-cell table:formula="of:=SUM([.C233:.K233])/9" office:value-type="float" office:value="4500.33666666667" calcext:value-type="float">
            <text:p>4500.34</text:p>
          </table:table-cell>
          <table:table-cell office:value-type="float" office:value="4491.61" calcext:value-type="float">
            <text:p>4491.61</text:p>
          </table:table-cell>
          <table:table-cell office:value-type="float" office:value="4494" calcext:value-type="float">
            <text:p>4494</text:p>
          </table:table-cell>
          <table:table-cell office:value-type="float" office:value="4493.55" calcext:value-type="float">
            <text:p>4493.55</text:p>
          </table:table-cell>
          <table:table-cell office:value-type="float" office:value="4493.16" calcext:value-type="float">
            <text:p>4493.16</text:p>
          </table:table-cell>
          <table:table-cell office:value-type="float" office:value="4493.26" calcext:value-type="float">
            <text:p>4493.26</text:p>
          </table:table-cell>
          <table:table-cell office:value-type="float" office:value="4500.09" calcext:value-type="float">
            <text:p>4500.09</text:p>
          </table:table-cell>
          <table:table-cell office:value-type="float" office:value="4501.06" calcext:value-type="float">
            <text:p>4501.06</text:p>
          </table:table-cell>
          <table:table-cell office:value-type="float" office:value="4498.94" calcext:value-type="float">
            <text:p>4498.94</text:p>
          </table:table-cell>
          <table:table-cell office:value-type="float" office:value="4537.36" calcext:value-type="float">
            <text:p>4537.36</text:p>
          </table:table-cell>
        </table:table-row>
        <table:table-row table:style-name="ro1">
          <table:table-cell office:value-type="string" calcext:value-type="string">
            <text:p>4 NVM</text:p>
          </table:table-cell>
          <table:table-cell table:formula="of:=SUM([.C234:.K234])/9" office:value-type="float" office:value="4498.82888888889" calcext:value-type="float">
            <text:p>4498.83</text:p>
          </table:table-cell>
          <table:table-cell office:value-type="float" office:value="4514.18" calcext:value-type="float">
            <text:p>4514.18</text:p>
          </table:table-cell>
          <table:table-cell office:value-type="float" office:value="4507.52" calcext:value-type="float">
            <text:p>4507.52</text:p>
          </table:table-cell>
          <table:table-cell office:value-type="float" office:value="4505.38" calcext:value-type="float">
            <text:p>4505.38</text:p>
          </table:table-cell>
          <table:table-cell office:value-type="float" office:value="4494.67" calcext:value-type="float">
            <text:p>4494.67</text:p>
          </table:table-cell>
          <table:table-cell office:value-type="float" office:value="4483.94" calcext:value-type="float">
            <text:p>4483.94</text:p>
          </table:table-cell>
          <table:table-cell office:value-type="float" office:value="4488.94" calcext:value-type="float">
            <text:p>4488.94</text:p>
          </table:table-cell>
          <table:table-cell office:value-type="float" office:value="4491.88" calcext:value-type="float">
            <text:p>4491.88</text:p>
          </table:table-cell>
          <table:table-cell office:value-type="float" office:value="4486.95" calcext:value-type="float">
            <text:p>4486.95</text:p>
          </table:table-cell>
          <table:table-cell office:value-type="float" office:value="4516" calcext:value-type="float">
            <text:p>4516</text:p>
          </table:table-cell>
        </table:table-row>
        <table:table-row table:style-name="ro1">
          <table:table-cell office:value-type="string" calcext:value-type="string">
            <text:p>5 NVM</text:p>
          </table:table-cell>
          <table:table-cell table:formula="of:=SUM([.C235:.K235])/9" office:value-type="float" office:value="4502.60888888889" calcext:value-type="float">
            <text:p>4502.61</text:p>
          </table:table-cell>
          <table:table-cell office:value-type="float" office:value="4523.21" calcext:value-type="float">
            <text:p>4523.21</text:p>
          </table:table-cell>
          <table:table-cell office:value-type="float" office:value="4494.03" calcext:value-type="float">
            <text:p>4494.03</text:p>
          </table:table-cell>
          <table:table-cell office:value-type="float" office:value="4492.86" calcext:value-type="float">
            <text:p>4492.86</text:p>
          </table:table-cell>
          <table:table-cell office:value-type="float" office:value="4492.21" calcext:value-type="float">
            <text:p>4492.21</text:p>
          </table:table-cell>
          <table:table-cell office:value-type="float" office:value="4497.2" calcext:value-type="float">
            <text:p>4497.2</text:p>
          </table:table-cell>
          <table:table-cell office:value-type="float" office:value="4502.56" calcext:value-type="float">
            <text:p>4502.56</text:p>
          </table:table-cell>
          <table:table-cell office:value-type="float" office:value="4507.83" calcext:value-type="float">
            <text:p>4507.83</text:p>
          </table:table-cell>
          <table:table-cell office:value-type="float" office:value="4503.87" calcext:value-type="float">
            <text:p>4503.87</text:p>
          </table:table-cell>
          <table:table-cell office:value-type="float" office:value="4509.71" calcext:value-type="float">
            <text:p>4509.71</text:p>
          </table:table-cell>
        </table:table-row>
        <table:table-row table:style-name="ro1">
          <table:table-cell office:value-type="string" calcext:value-type="string">
            <text:p>6 NVM</text:p>
          </table:table-cell>
          <table:table-cell table:formula="of:=SUM([.C236:.K236])/9" office:value-type="float" office:value="4507.45333333333" calcext:value-type="float">
            <text:p>4507.45</text:p>
          </table:table-cell>
          <table:table-cell office:value-type="float" office:value="4507.18" calcext:value-type="float">
            <text:p>4507.18</text:p>
          </table:table-cell>
          <table:table-cell office:value-type="float" office:value="4502.64" calcext:value-type="float">
            <text:p>4502.64</text:p>
          </table:table-cell>
          <table:table-cell office:value-type="float" office:value="4501.92" calcext:value-type="float">
            <text:p>4501.92</text:p>
          </table:table-cell>
          <table:table-cell office:value-type="float" office:value="4501.82" calcext:value-type="float">
            <text:p>4501.82</text:p>
          </table:table-cell>
          <table:table-cell office:value-type="float" office:value="4504.53" calcext:value-type="float">
            <text:p>4504.53</text:p>
          </table:table-cell>
          <table:table-cell office:value-type="float" office:value="4510.24" calcext:value-type="float">
            <text:p>4510.24</text:p>
          </table:table-cell>
          <table:table-cell office:value-type="float" office:value="4512.14" calcext:value-type="float">
            <text:p>4512.14</text:p>
          </table:table-cell>
          <table:table-cell office:value-type="float" office:value="4505.52" calcext:value-type="float">
            <text:p>4505.52</text:p>
          </table:table-cell>
          <table:table-cell office:value-type="float" office:value="4521.09" calcext:value-type="float">
            <text:p>4521.09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237:.K237])/9" office:value-type="float" office:value="4502.87" calcext:value-type="float">
            <text:p>4502.87</text:p>
          </table:table-cell>
          <table:table-cell office:value-type="float" office:value="4494.36" calcext:value-type="float">
            <text:p>4494.36</text:p>
          </table:table-cell>
          <table:table-cell office:value-type="float" office:value="4491.39" calcext:value-type="float">
            <text:p>4491.39</text:p>
          </table:table-cell>
          <table:table-cell office:value-type="float" office:value="4496.14" calcext:value-type="float">
            <text:p>4496.14</text:p>
          </table:table-cell>
          <table:table-cell office:value-type="float" office:value="4497.46" calcext:value-type="float">
            <text:p>4497.46</text:p>
          </table:table-cell>
          <table:table-cell office:value-type="float" office:value="4500.12" calcext:value-type="float">
            <text:p>4500.12</text:p>
          </table:table-cell>
          <table:table-cell office:value-type="float" office:value="4505.48" calcext:value-type="float">
            <text:p>4505.48</text:p>
          </table:table-cell>
          <table:table-cell office:value-type="float" office:value="4505.77" calcext:value-type="float">
            <text:p>4505.77</text:p>
          </table:table-cell>
          <table:table-cell office:value-type="float" office:value="4503.16" calcext:value-type="float">
            <text:p>4503.16</text:p>
          </table:table-cell>
          <table:table-cell office:value-type="float" office:value="4531.95" calcext:value-type="float">
            <text:p>4531.95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238:.K238])/9" office:value-type="float" office:value="4511.92333333333" calcext:value-type="float">
            <text:p>4511.92</text:p>
          </table:table-cell>
          <table:table-cell office:value-type="float" office:value="4519.2" calcext:value-type="float">
            <text:p>4519.2</text:p>
          </table:table-cell>
          <table:table-cell office:value-type="float" office:value="4509.51" calcext:value-type="float">
            <text:p>4509.51</text:p>
          </table:table-cell>
          <table:table-cell office:value-type="float" office:value="4511.22" calcext:value-type="float">
            <text:p>4511.22</text:p>
          </table:table-cell>
          <table:table-cell office:value-type="float" office:value="4498.08" calcext:value-type="float">
            <text:p>4498.08</text:p>
          </table:table-cell>
          <table:table-cell office:value-type="float" office:value="4511.29" calcext:value-type="float">
            <text:p>4511.29</text:p>
          </table:table-cell>
          <table:table-cell office:value-type="float" office:value="4517.53" calcext:value-type="float">
            <text:p>4517.53</text:p>
          </table:table-cell>
          <table:table-cell office:value-type="float" office:value="4519.99" calcext:value-type="float">
            <text:p>4519.99</text:p>
          </table:table-cell>
          <table:table-cell office:value-type="float" office:value="4512.15" calcext:value-type="float">
            <text:p>4512.15</text:p>
          </table:table-cell>
          <table:table-cell office:value-type="float" office:value="4508.34" calcext:value-type="float">
            <text:p>4508.34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239:.K239])/9" office:value-type="float" office:value="4494.73777777778" calcext:value-type="float">
            <text:p>4494.74</text:p>
          </table:table-cell>
          <table:table-cell office:value-type="float" office:value="4476.09" calcext:value-type="float">
            <text:p>4476.09</text:p>
          </table:table-cell>
          <table:table-cell office:value-type="float" office:value="4475.4" calcext:value-type="float">
            <text:p>4475.4</text:p>
          </table:table-cell>
          <table:table-cell office:value-type="float" office:value="4480.62" calcext:value-type="float">
            <text:p>4480.62</text:p>
          </table:table-cell>
          <table:table-cell office:value-type="float" office:value="4485.31" calcext:value-type="float">
            <text:p>4485.31</text:p>
          </table:table-cell>
          <table:table-cell office:value-type="float" office:value="4491.25" calcext:value-type="float">
            <text:p>4491.25</text:p>
          </table:table-cell>
          <table:table-cell office:value-type="float" office:value="4500.29" calcext:value-type="float">
            <text:p>4500.29</text:p>
          </table:table-cell>
          <table:table-cell office:value-type="float" office:value="4501.41" calcext:value-type="float">
            <text:p>4501.41</text:p>
          </table:table-cell>
          <table:table-cell office:value-type="float" office:value="4498.97" calcext:value-type="float">
            <text:p>4498.97</text:p>
          </table:table-cell>
          <table:table-cell office:value-type="float" office:value="4543.3" calcext:value-type="float">
            <text:p>4543.3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240:.K240])/9" office:value-type="float" office:value="4511.45" calcext:value-type="float">
            <text:p>4511.45</text:p>
          </table:table-cell>
          <table:table-cell office:value-type="float" office:value="4571.59" calcext:value-type="float">
            <text:p>4571.59</text:p>
          </table:table-cell>
          <table:table-cell office:value-type="float" office:value="4504.52" calcext:value-type="float">
            <text:p>4504.52</text:p>
          </table:table-cell>
          <table:table-cell office:value-type="float" office:value="4506.04" calcext:value-type="float">
            <text:p>4506.04</text:p>
          </table:table-cell>
          <table:table-cell office:value-type="float" office:value="4503.44" calcext:value-type="float">
            <text:p>4503.44</text:p>
          </table:table-cell>
          <table:table-cell office:value-type="float" office:value="4508.37" calcext:value-type="float">
            <text:p>4508.37</text:p>
          </table:table-cell>
          <table:table-cell office:value-type="float" office:value="4514.53" calcext:value-type="float">
            <text:p>4514.53</text:p>
          </table:table-cell>
          <table:table-cell office:value-type="float" office:value="4515.26" calcext:value-type="float">
            <text:p>4515.26</text:p>
          </table:table-cell>
          <table:table-cell office:value-type="float" office:value="4498.06" calcext:value-type="float">
            <text:p>4498.06</text:p>
          </table:table-cell>
          <table:table-cell office:value-type="float" office:value="4481.24" calcext:value-type="float">
            <text:p>4481.24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241:.K241])/9" office:value-type="float" office:value="4504.49222222222" calcext:value-type="float">
            <text:p>4504.49</text:p>
          </table:table-cell>
          <table:table-cell office:value-type="float" office:value="4500.74" calcext:value-type="float">
            <text:p>4500.74</text:p>
          </table:table-cell>
          <table:table-cell office:value-type="float" office:value="4498.41" calcext:value-type="float">
            <text:p>4498.41</text:p>
          </table:table-cell>
          <table:table-cell office:value-type="float" office:value="4498.06" calcext:value-type="float">
            <text:p>4498.06</text:p>
          </table:table-cell>
          <table:table-cell office:value-type="float" office:value="4494.95" calcext:value-type="float">
            <text:p>4494.95</text:p>
          </table:table-cell>
          <table:table-cell office:value-type="float" office:value="4497.98" calcext:value-type="float">
            <text:p>4497.98</text:p>
          </table:table-cell>
          <table:table-cell office:value-type="float" office:value="4506.55" calcext:value-type="float">
            <text:p>4506.55</text:p>
          </table:table-cell>
          <table:table-cell office:value-type="float" office:value="4508.66" calcext:value-type="float">
            <text:p>4508.66</text:p>
          </table:table-cell>
          <table:table-cell office:value-type="float" office:value="4503.5" calcext:value-type="float">
            <text:p>4503.5</text:p>
          </table:table-cell>
          <table:table-cell office:value-type="float" office:value="4531.58" calcext:value-type="float">
            <text:p>4531.58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242:.K242])/9" office:value-type="float" office:value="4486.14555555556" calcext:value-type="float">
            <text:p>4486.15</text:p>
          </table:table-cell>
          <table:table-cell office:value-type="float" office:value="4500.26" calcext:value-type="float">
            <text:p>4500.26</text:p>
          </table:table-cell>
          <table:table-cell office:value-type="float" office:value="4474.83" calcext:value-type="float">
            <text:p>4474.83</text:p>
          </table:table-cell>
          <table:table-cell office:value-type="float" office:value="4476.95" calcext:value-type="float">
            <text:p>4476.95</text:p>
          </table:table-cell>
          <table:table-cell office:value-type="float" office:value="4476.59" calcext:value-type="float">
            <text:p>4476.59</text:p>
          </table:table-cell>
          <table:table-cell office:value-type="float" office:value="4480.79" calcext:value-type="float">
            <text:p>4480.79</text:p>
          </table:table-cell>
          <table:table-cell office:value-type="float" office:value="4483.94" calcext:value-type="float">
            <text:p>4483.94</text:p>
          </table:table-cell>
          <table:table-cell office:value-type="float" office:value="4487.26" calcext:value-type="float">
            <text:p>4487.26</text:p>
          </table:table-cell>
          <table:table-cell office:value-type="float" office:value="4482.65" calcext:value-type="float">
            <text:p>4482.65</text:p>
          </table:table-cell>
          <table:table-cell office:value-type="float" office:value="4512.04" calcext:value-type="float">
            <text:p>4512.04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243:.K243])/9" office:value-type="float" office:value="4502.35222222222" calcext:value-type="float">
            <text:p>4502.35</text:p>
          </table:table-cell>
          <table:table-cell office:value-type="float" office:value="4492.26" calcext:value-type="float">
            <text:p>4492.26</text:p>
          </table:table-cell>
          <table:table-cell office:value-type="float" office:value="4493.11" calcext:value-type="float">
            <text:p>4493.11</text:p>
          </table:table-cell>
          <table:table-cell office:value-type="float" office:value="4494.99" calcext:value-type="float">
            <text:p>4494.99</text:p>
          </table:table-cell>
          <table:table-cell office:value-type="float" office:value="4497.59" calcext:value-type="float">
            <text:p>4497.59</text:p>
          </table:table-cell>
          <table:table-cell office:value-type="float" office:value="4499.02" calcext:value-type="float">
            <text:p>4499.02</text:p>
          </table:table-cell>
          <table:table-cell office:value-type="float" office:value="4504.88" calcext:value-type="float">
            <text:p>4504.88</text:p>
          </table:table-cell>
          <table:table-cell office:value-type="float" office:value="4505.63" calcext:value-type="float">
            <text:p>4505.63</text:p>
          </table:table-cell>
          <table:table-cell office:value-type="float" office:value="4502.01" calcext:value-type="float">
            <text:p>4502.01</text:p>
          </table:table-cell>
          <table:table-cell office:value-type="float" office:value="4531.68" calcext:value-type="float">
            <text:p>4531.68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244:.K244])/9" office:value-type="float" office:value="4465.56555555556" calcext:value-type="float">
            <text:p>4465.57</text:p>
          </table:table-cell>
          <table:table-cell office:value-type="float" office:value="4454.08" calcext:value-type="float">
            <text:p>4454.08</text:p>
          </table:table-cell>
          <table:table-cell office:value-type="float" office:value="4452.94" calcext:value-type="float">
            <text:p>4452.94</text:p>
          </table:table-cell>
          <table:table-cell office:value-type="float" office:value="4455.66" calcext:value-type="float">
            <text:p>4455.66</text:p>
          </table:table-cell>
          <table:table-cell office:value-type="float" office:value="4453.19" calcext:value-type="float">
            <text:p>4453.19</text:p>
          </table:table-cell>
          <table:table-cell office:value-type="float" office:value="4453.87" calcext:value-type="float">
            <text:p>4453.87</text:p>
          </table:table-cell>
          <table:table-cell office:value-type="float" office:value="4455.5" calcext:value-type="float">
            <text:p>4455.5</text:p>
          </table:table-cell>
          <table:table-cell office:value-type="float" office:value="4457.67" calcext:value-type="float">
            <text:p>4457.67</text:p>
          </table:table-cell>
          <table:table-cell office:value-type="float" office:value="4456.98" calcext:value-type="float">
            <text:p>4456.98</text:p>
          </table:table-cell>
          <table:table-cell office:value-type="float" office:value="4550.2" calcext:value-type="float">
            <text:p>4550.2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245:.K245])/9" office:value-type="float" office:value="4501.33888888889" calcext:value-type="float">
            <text:p>4501.34</text:p>
          </table:table-cell>
          <table:table-cell office:value-type="float" office:value="4536.24" calcext:value-type="float">
            <text:p>4536.24</text:p>
          </table:table-cell>
          <table:table-cell office:value-type="float" office:value="4505.86" calcext:value-type="float">
            <text:p>4505.86</text:p>
          </table:table-cell>
          <table:table-cell office:value-type="float" office:value="4490.41" calcext:value-type="float">
            <text:p>4490.41</text:p>
          </table:table-cell>
          <table:table-cell office:value-type="float" office:value="4479.23" calcext:value-type="float">
            <text:p>4479.23</text:p>
          </table:table-cell>
          <table:table-cell office:value-type="float" office:value="4480.15" calcext:value-type="float">
            <text:p>4480.15</text:p>
          </table:table-cell>
          <table:table-cell office:value-type="float" office:value="4498.78" calcext:value-type="float">
            <text:p>4498.78</text:p>
          </table:table-cell>
          <table:table-cell office:value-type="float" office:value="4503.46" calcext:value-type="float">
            <text:p>4503.46</text:p>
          </table:table-cell>
          <table:table-cell office:value-type="float" office:value="4502.6" calcext:value-type="float">
            <text:p>4502.6</text:p>
          </table:table-cell>
          <table:table-cell office:value-type="float" office:value="4515.32" calcext:value-type="float">
            <text:p>4515.32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230:.B232])" office:value-type="float" office:value="31551.8933333333" calcext:value-type="float">
            <text:p>31551.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233:.B245])" office:value-type="float" office:value="58490.1033333333" calcext:value-type="float">
            <text:p>58490.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NVM thre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249:.K249])/9" office:value-type="float" office:value="10305.3222222222" calcext:value-type="float">
            <text:p>10305.32</text:p>
          </table:table-cell>
          <table:table-cell office:value-type="float" office:value="4561.42" calcext:value-type="float">
            <text:p>4561.42</text:p>
          </table:table-cell>
          <table:table-cell office:value-type="float" office:value="10996.42" calcext:value-type="float">
            <text:p>10996.42</text:p>
          </table:table-cell>
          <table:table-cell office:value-type="float" office:value="10991.88" calcext:value-type="float">
            <text:p>10991.88</text:p>
          </table:table-cell>
          <table:table-cell office:value-type="float" office:value="10989.45" calcext:value-type="float">
            <text:p>10989.45</text:p>
          </table:table-cell>
          <table:table-cell office:value-type="float" office:value="11042.71" calcext:value-type="float">
            <text:p>11042.71</text:p>
          </table:table-cell>
          <table:table-cell office:value-type="float" office:value="11061.33" calcext:value-type="float">
            <text:p>11061.33</text:p>
          </table:table-cell>
          <table:table-cell office:value-type="float" office:value="11013.22" calcext:value-type="float">
            <text:p>11013.22</text:p>
          </table:table-cell>
          <table:table-cell office:value-type="float" office:value="11033.11" calcext:value-type="float">
            <text:p>11033.11</text:p>
          </table:table-cell>
          <table:table-cell office:value-type="float" office:value="11058.36" calcext:value-type="float">
            <text:p>11058.36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250:.K250])/9" office:value-type="float" office:value="10215.15" calcext:value-type="float">
            <text:p>10215.15</text:p>
          </table:table-cell>
          <table:table-cell office:value-type="float" office:value="11067.39" calcext:value-type="float">
            <text:p>11067.39</text:p>
          </table:table-cell>
          <table:table-cell office:value-type="float" office:value="10788.56" calcext:value-type="float">
            <text:p>10788.56</text:p>
          </table:table-cell>
          <table:table-cell office:value-type="float" office:value="11112.51" calcext:value-type="float">
            <text:p>11112.51</text:p>
          </table:table-cell>
          <table:table-cell office:value-type="float" office:value="10802.7" calcext:value-type="float">
            <text:p>10802.7</text:p>
          </table:table-cell>
          <table:table-cell office:value-type="float" office:value="11027.41" calcext:value-type="float">
            <text:p>11027.41</text:p>
          </table:table-cell>
          <table:table-cell office:value-type="float" office:value="11039.49" calcext:value-type="float">
            <text:p>11039.49</text:p>
          </table:table-cell>
          <table:table-cell office:value-type="float" office:value="11036.99" calcext:value-type="float">
            <text:p>11036.99</text:p>
          </table:table-cell>
          <table:table-cell office:value-type="float" office:value="5306.69" calcext:value-type="float">
            <text:p>5306.69</text:p>
          </table:table-cell>
          <table:table-cell office:value-type="float" office:value="9754.61" calcext:value-type="float">
            <text:p>9754.61</text:p>
          </table:table-cell>
        </table:table-row>
        <table:table-row table:style-name="ro1">
          <table:table-cell office:value-type="string" calcext:value-type="string">
            <text:p>2 NVM</text:p>
          </table:table-cell>
          <table:table-cell table:formula="of:=SUM([.C251:.K251])/9" office:value-type="float" office:value="4400.64888888889" calcext:value-type="float">
            <text:p>4400.65</text:p>
          </table:table-cell>
          <table:table-cell office:value-type="float" office:value="4436.01" calcext:value-type="float">
            <text:p>4436.01</text:p>
          </table:table-cell>
          <table:table-cell office:value-type="float" office:value="4400.23" calcext:value-type="float">
            <text:p>4400.23</text:p>
          </table:table-cell>
          <table:table-cell office:value-type="float" office:value="4405.4" calcext:value-type="float">
            <text:p>4405.4</text:p>
          </table:table-cell>
          <table:table-cell office:value-type="float" office:value="4404.56" calcext:value-type="float">
            <text:p>4404.56</text:p>
          </table:table-cell>
          <table:table-cell office:value-type="float" office:value="4397.37" calcext:value-type="float">
            <text:p>4397.37</text:p>
          </table:table-cell>
          <table:table-cell office:value-type="float" office:value="4390.03" calcext:value-type="float">
            <text:p>4390.03</text:p>
          </table:table-cell>
          <table:table-cell office:value-type="float" office:value="4385.29" calcext:value-type="float">
            <text:p>4385.29</text:p>
          </table:table-cell>
          <table:table-cell office:value-type="float" office:value="4390.44" calcext:value-type="float">
            <text:p>4390.44</text:p>
          </table:table-cell>
          <table:table-cell office:value-type="float" office:value="4396.51" calcext:value-type="float">
            <text:p>4396.51</text:p>
          </table:table-cell>
        </table:table-row>
        <table:table-row table:style-name="ro1">
          <table:table-cell office:value-type="string" calcext:value-type="string">
            <text:p>3 NVM</text:p>
          </table:table-cell>
          <table:table-cell table:formula="of:=SUM([.C252:.K252])/9" office:value-type="float" office:value="4379.34777777778" calcext:value-type="float">
            <text:p>4379.35</text:p>
          </table:table-cell>
          <table:table-cell office:value-type="float" office:value="4386.94" calcext:value-type="float">
            <text:p>4386.94</text:p>
          </table:table-cell>
          <table:table-cell office:value-type="float" office:value="4384.44" calcext:value-type="float">
            <text:p>4384.44</text:p>
          </table:table-cell>
          <table:table-cell office:value-type="float" office:value="4386.23" calcext:value-type="float">
            <text:p>4386.23</text:p>
          </table:table-cell>
          <table:table-cell office:value-type="float" office:value="4366.38" calcext:value-type="float">
            <text:p>4366.38</text:p>
          </table:table-cell>
          <table:table-cell office:value-type="float" office:value="4364.56" calcext:value-type="float">
            <text:p>4364.56</text:p>
          </table:table-cell>
          <table:table-cell office:value-type="float" office:value="4364.72" calcext:value-type="float">
            <text:p>4364.72</text:p>
          </table:table-cell>
          <table:table-cell office:value-type="float" office:value="4367.11" calcext:value-type="float">
            <text:p>4367.11</text:p>
          </table:table-cell>
          <table:table-cell office:value-type="float" office:value="4363.67" calcext:value-type="float">
            <text:p>4363.67</text:p>
          </table:table-cell>
          <table:table-cell office:value-type="float" office:value="4430.08" calcext:value-type="float">
            <text:p>4430.08</text:p>
          </table:table-cell>
        </table:table-row>
        <table:table-row table:style-name="ro1">
          <table:table-cell office:value-type="string" calcext:value-type="string">
            <text:p>4 NVM</text:p>
          </table:table-cell>
          <table:table-cell table:formula="of:=SUM([.C253:.K253])/9" office:value-type="float" office:value="4394.77222222222" calcext:value-type="float">
            <text:p>4394.77</text:p>
          </table:table-cell>
          <table:table-cell office:value-type="float" office:value="4472.39" calcext:value-type="float">
            <text:p>4472.39</text:p>
          </table:table-cell>
          <table:table-cell office:value-type="float" office:value="4383.36" calcext:value-type="float">
            <text:p>4383.36</text:p>
          </table:table-cell>
          <table:table-cell office:value-type="float" office:value="4374.17" calcext:value-type="float">
            <text:p>4374.17</text:p>
          </table:table-cell>
          <table:table-cell office:value-type="float" office:value="4373.4" calcext:value-type="float">
            <text:p>4373.4</text:p>
          </table:table-cell>
          <table:table-cell office:value-type="float" office:value="4374.25" calcext:value-type="float">
            <text:p>4374.25</text:p>
          </table:table-cell>
          <table:table-cell office:value-type="float" office:value="4383.2" calcext:value-type="float">
            <text:p>4383.2</text:p>
          </table:table-cell>
          <table:table-cell office:value-type="float" office:value="4397.09" calcext:value-type="float">
            <text:p>4397.09</text:p>
          </table:table-cell>
          <table:table-cell office:value-type="float" office:value="4397.6" calcext:value-type="float">
            <text:p>4397.6</text:p>
          </table:table-cell>
          <table:table-cell office:value-type="float" office:value="4397.49" calcext:value-type="float">
            <text:p>4397.49</text:p>
          </table:table-cell>
        </table:table-row>
        <table:table-row table:style-name="ro1">
          <table:table-cell office:value-type="string" calcext:value-type="string">
            <text:p>5 NVM</text:p>
          </table:table-cell>
          <table:table-cell table:formula="of:=SUM([.C254:.K254])/9" office:value-type="float" office:value="4372.56777777778" calcext:value-type="float">
            <text:p>4372.57</text:p>
          </table:table-cell>
          <table:table-cell office:value-type="float" office:value="4359.07" calcext:value-type="float">
            <text:p>4359.07</text:p>
          </table:table-cell>
          <table:table-cell office:value-type="float" office:value="4365.74" calcext:value-type="float">
            <text:p>4365.74</text:p>
          </table:table-cell>
          <table:table-cell office:value-type="float" office:value="4360.8" calcext:value-type="float">
            <text:p>4360.8</text:p>
          </table:table-cell>
          <table:table-cell office:value-type="float" office:value="4361.15" calcext:value-type="float">
            <text:p>4361.15</text:p>
          </table:table-cell>
          <table:table-cell office:value-type="float" office:value="4364.46" calcext:value-type="float">
            <text:p>4364.46</text:p>
          </table:table-cell>
          <table:table-cell office:value-type="float" office:value="4366.68" calcext:value-type="float">
            <text:p>4366.68</text:p>
          </table:table-cell>
          <table:table-cell office:value-type="float" office:value="4366.06" calcext:value-type="float">
            <text:p>4366.06</text:p>
          </table:table-cell>
          <table:table-cell office:value-type="float" office:value="4368.35" calcext:value-type="float">
            <text:p>4368.35</text:p>
          </table:table-cell>
          <table:table-cell office:value-type="float" office:value="4440.8" calcext:value-type="float">
            <text:p>4440.8</text:p>
          </table:table-cell>
        </table:table-row>
        <table:table-row table:style-name="ro1">
          <table:table-cell office:value-type="string" calcext:value-type="string">
            <text:p>6 NVM</text:p>
          </table:table-cell>
          <table:table-cell table:formula="of:=SUM([.C255:.K255])/9" office:value-type="float" office:value="4404.02888888889" calcext:value-type="float">
            <text:p>4404.03</text:p>
          </table:table-cell>
          <table:table-cell office:value-type="float" office:value="4394.4" calcext:value-type="float">
            <text:p>4394.4</text:p>
          </table:table-cell>
          <table:table-cell office:value-type="float" office:value="4397.55" calcext:value-type="float">
            <text:p>4397.55</text:p>
          </table:table-cell>
          <table:table-cell office:value-type="float" office:value="4397.15" calcext:value-type="float">
            <text:p>4397.15</text:p>
          </table:table-cell>
          <table:table-cell office:value-type="float" office:value="4399.57" calcext:value-type="float">
            <text:p>4399.57</text:p>
          </table:table-cell>
          <table:table-cell office:value-type="float" office:value="4399.05" calcext:value-type="float">
            <text:p>4399.05</text:p>
          </table:table-cell>
          <table:table-cell office:value-type="float" office:value="4398.18" calcext:value-type="float">
            <text:p>4398.18</text:p>
          </table:table-cell>
          <table:table-cell office:value-type="float" office:value="4407.11" calcext:value-type="float">
            <text:p>4407.11</text:p>
          </table:table-cell>
          <table:table-cell office:value-type="float" office:value="4410.79" calcext:value-type="float">
            <text:p>4410.79</text:p>
          </table:table-cell>
          <table:table-cell office:value-type="float" office:value="4432.46" calcext:value-type="float">
            <text:p>4432.46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256:.K256])/9" office:value-type="float" office:value="4391.27777777778" calcext:value-type="float">
            <text:p>4391.28</text:p>
          </table:table-cell>
          <table:table-cell office:value-type="float" office:value="4405.77" calcext:value-type="float">
            <text:p>4405.77</text:p>
          </table:table-cell>
          <table:table-cell office:value-type="float" office:value="4380.57" calcext:value-type="float">
            <text:p>4380.57</text:p>
          </table:table-cell>
          <table:table-cell office:value-type="float" office:value="4383.51" calcext:value-type="float">
            <text:p>4383.51</text:p>
          </table:table-cell>
          <table:table-cell office:value-type="float" office:value="4383.75" calcext:value-type="float">
            <text:p>4383.75</text:p>
          </table:table-cell>
          <table:table-cell office:value-type="float" office:value="4383.42" calcext:value-type="float">
            <text:p>4383.42</text:p>
          </table:table-cell>
          <table:table-cell office:value-type="float" office:value="4390.51" calcext:value-type="float">
            <text:p>4390.51</text:p>
          </table:table-cell>
          <table:table-cell office:value-type="float" office:value="4390.59" calcext:value-type="float">
            <text:p>4390.59</text:p>
          </table:table-cell>
          <table:table-cell office:value-type="float" office:value="4390.77" calcext:value-type="float">
            <text:p>4390.77</text:p>
          </table:table-cell>
          <table:table-cell office:value-type="float" office:value="4412.61" calcext:value-type="float">
            <text:p>4412.61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257:.K257])/9" office:value-type="float" office:value="4398.57555555556" calcext:value-type="float">
            <text:p>4398.58</text:p>
          </table:table-cell>
          <table:table-cell office:value-type="float" office:value="4399.91" calcext:value-type="float">
            <text:p>4399.91</text:p>
          </table:table-cell>
          <table:table-cell office:value-type="float" office:value="4387.07" calcext:value-type="float">
            <text:p>4387.07</text:p>
          </table:table-cell>
          <table:table-cell office:value-type="float" office:value="4396.31" calcext:value-type="float">
            <text:p>4396.31</text:p>
          </table:table-cell>
          <table:table-cell office:value-type="float" office:value="4397.08" calcext:value-type="float">
            <text:p>4397.08</text:p>
          </table:table-cell>
          <table:table-cell office:value-type="float" office:value="4401.25" calcext:value-type="float">
            <text:p>4401.25</text:p>
          </table:table-cell>
          <table:table-cell office:value-type="float" office:value="4404.63" calcext:value-type="float">
            <text:p>4404.63</text:p>
          </table:table-cell>
          <table:table-cell office:value-type="float" office:value="4401.29" calcext:value-type="float">
            <text:p>4401.29</text:p>
          </table:table-cell>
          <table:table-cell office:value-type="float" office:value="4398.89" calcext:value-type="float">
            <text:p>4398.89</text:p>
          </table:table-cell>
          <table:table-cell office:value-type="float" office:value="4400.75" calcext:value-type="float">
            <text:p>4400.75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258:.K258])/9" office:value-type="float" office:value="4414.79888888889" calcext:value-type="float">
            <text:p>4414.80</text:p>
          </table:table-cell>
          <table:table-cell office:value-type="float" office:value="4414.67" calcext:value-type="float">
            <text:p>4414.67</text:p>
          </table:table-cell>
          <table:table-cell office:value-type="float" office:value="4419.38" calcext:value-type="float">
            <text:p>4419.38</text:p>
          </table:table-cell>
          <table:table-cell office:value-type="float" office:value="4422.98" calcext:value-type="float">
            <text:p>4422.98</text:p>
          </table:table-cell>
          <table:table-cell office:value-type="float" office:value="4422.28" calcext:value-type="float">
            <text:p>4422.28</text:p>
          </table:table-cell>
          <table:table-cell office:value-type="float" office:value="4403.83" calcext:value-type="float">
            <text:p>4403.83</text:p>
          </table:table-cell>
          <table:table-cell office:value-type="float" office:value="4402.23" calcext:value-type="float">
            <text:p>4402.23</text:p>
          </table:table-cell>
          <table:table-cell office:value-type="float" office:value="4408.83" calcext:value-type="float">
            <text:p>4408.83</text:p>
          </table:table-cell>
          <table:table-cell office:value-type="float" office:value="4413.99" calcext:value-type="float">
            <text:p>4413.99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259:.K259])/9" office:value-type="float" office:value="4401.90444444444" calcext:value-type="float">
            <text:p>4401.90</text:p>
          </table:table-cell>
          <table:table-cell office:value-type="float" office:value="4391.84" calcext:value-type="float">
            <text:p>4391.84</text:p>
          </table:table-cell>
          <table:table-cell office:value-type="float" office:value="4399.48" calcext:value-type="float">
            <text:p>4399.48</text:p>
          </table:table-cell>
          <table:table-cell office:value-type="float" office:value="4408" calcext:value-type="float">
            <text:p>4408</text:p>
          </table:table-cell>
          <table:table-cell office:value-type="float" office:value="4408.79" calcext:value-type="float">
            <text:p>4408.79</text:p>
          </table:table-cell>
          <table:table-cell office:value-type="float" office:value="4393.95" calcext:value-type="float">
            <text:p>4393.95</text:p>
          </table:table-cell>
          <table:table-cell office:value-type="float" office:value="4390.37" calcext:value-type="float">
            <text:p>4390.37</text:p>
          </table:table-cell>
          <table:table-cell office:value-type="float" office:value="4394" calcext:value-type="float">
            <text:p>4394</text:p>
          </table:table-cell>
          <table:table-cell office:value-type="float" office:value="4402.18" calcext:value-type="float">
            <text:p>4402.18</text:p>
          </table:table-cell>
          <table:table-cell office:value-type="float" office:value="4428.53" calcext:value-type="float">
            <text:p>4428.53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260:.K260])/9" office:value-type="float" office:value="4383.77555555556" calcext:value-type="float">
            <text:p>4383.78</text:p>
          </table:table-cell>
          <table:table-cell office:value-type="float" office:value="4374.18" calcext:value-type="float">
            <text:p>4374.18</text:p>
          </table:table-cell>
          <table:table-cell office:value-type="float" office:value="4375.96" calcext:value-type="float">
            <text:p>4375.96</text:p>
          </table:table-cell>
          <table:table-cell office:value-type="float" office:value="4381.45" calcext:value-type="float">
            <text:p>4381.45</text:p>
          </table:table-cell>
          <table:table-cell office:value-type="float" office:value="4379.12" calcext:value-type="float">
            <text:p>4379.12</text:p>
          </table:table-cell>
          <table:table-cell office:value-type="float" office:value="4387.32" calcext:value-type="float">
            <text:p>4387.32</text:p>
          </table:table-cell>
          <table:table-cell office:value-type="float" office:value="4387.08" calcext:value-type="float">
            <text:p>4387.08</text:p>
          </table:table-cell>
          <table:table-cell office:value-type="float" office:value="4382.53" calcext:value-type="float">
            <text:p>4382.53</text:p>
          </table:table-cell>
          <table:table-cell office:value-type="float" office:value="4366.54" calcext:value-type="float">
            <text:p>4366.54</text:p>
          </table:table-cell>
          <table:table-cell office:value-type="float" office:value="4419.8" calcext:value-type="float">
            <text:p>4419.8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261:.K261])/9" office:value-type="float" office:value="4393.39222222222" calcext:value-type="float">
            <text:p>4393.39</text:p>
          </table:table-cell>
          <table:table-cell office:value-type="float" office:value="4397.4" calcext:value-type="float">
            <text:p>4397.4</text:p>
          </table:table-cell>
          <table:table-cell office:value-type="float" office:value="4393.43" calcext:value-type="float">
            <text:p>4393.43</text:p>
          </table:table-cell>
          <table:table-cell office:value-type="float" office:value="4395.28" calcext:value-type="float">
            <text:p>4395.28</text:p>
          </table:table-cell>
          <table:table-cell office:value-type="float" office:value="4385.59" calcext:value-type="float">
            <text:p>4385.59</text:p>
          </table:table-cell>
          <table:table-cell office:value-type="float" office:value="4382.75" calcext:value-type="float">
            <text:p>4382.75</text:p>
          </table:table-cell>
          <table:table-cell office:value-type="float" office:value="4387.9" calcext:value-type="float">
            <text:p>4387.9</text:p>
          </table:table-cell>
          <table:table-cell office:value-type="float" office:value="4387.16" calcext:value-type="float">
            <text:p>4387.16</text:p>
          </table:table-cell>
          <table:table-cell office:value-type="float" office:value="4389.42" calcext:value-type="float">
            <text:p>4389.42</text:p>
          </table:table-cell>
          <table:table-cell office:value-type="float" office:value="4421.6" calcext:value-type="float">
            <text:p>4421.6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262:.K262])/9" office:value-type="float" office:value="4400.26777777778" calcext:value-type="float">
            <text:p>4400.27</text:p>
          </table:table-cell>
          <table:table-cell office:value-type="float" office:value="4422.03" calcext:value-type="float">
            <text:p>4422.03</text:p>
          </table:table-cell>
          <table:table-cell office:value-type="float" office:value="4402.58" calcext:value-type="float">
            <text:p>4402.58</text:p>
          </table:table-cell>
          <table:table-cell office:value-type="float" office:value="4398.32" calcext:value-type="float">
            <text:p>4398.32</text:p>
          </table:table-cell>
          <table:table-cell office:value-type="float" office:value="4396.72" calcext:value-type="float">
            <text:p>4396.72</text:p>
          </table:table-cell>
          <table:table-cell office:value-type="float" office:value="4404.43" calcext:value-type="float">
            <text:p>4404.43</text:p>
          </table:table-cell>
          <table:table-cell office:value-type="float" office:value="4396.74" calcext:value-type="float">
            <text:p>4396.74</text:p>
          </table:table-cell>
          <table:table-cell office:value-type="float" office:value="4387.64" calcext:value-type="float">
            <text:p>4387.64</text:p>
          </table:table-cell>
          <table:table-cell office:value-type="float" office:value="4384.74" calcext:value-type="float">
            <text:p>4384.74</text:p>
          </table:table-cell>
          <table:table-cell office:value-type="float" office:value="4409.21" calcext:value-type="float">
            <text:p>4409.21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263:.K263])/9" office:value-type="float" office:value="4403.30888888889" calcext:value-type="float">
            <text:p>4403.31</text:p>
          </table:table-cell>
          <table:table-cell office:value-type="float" office:value="4415.67" calcext:value-type="float">
            <text:p>4415.67</text:p>
          </table:table-cell>
          <table:table-cell office:value-type="float" office:value="4406.49" calcext:value-type="float">
            <text:p>4406.49</text:p>
          </table:table-cell>
          <table:table-cell office:value-type="float" office:value="4396.53" calcext:value-type="float">
            <text:p>4396.53</text:p>
          </table:table-cell>
          <table:table-cell office:value-type="float" office:value="4395.63" calcext:value-type="float">
            <text:p>4395.63</text:p>
          </table:table-cell>
          <table:table-cell office:value-type="float" office:value="4397.49" calcext:value-type="float">
            <text:p>4397.49</text:p>
          </table:table-cell>
          <table:table-cell office:value-type="float" office:value="4398.44" calcext:value-type="float">
            <text:p>4398.44</text:p>
          </table:table-cell>
          <table:table-cell office:value-type="float" office:value="4395.07" calcext:value-type="float">
            <text:p>4395.07</text:p>
          </table:table-cell>
          <table:table-cell office:value-type="float" office:value="4396.42" calcext:value-type="float">
            <text:p>4396.42</text:p>
          </table:table-cell>
          <table:table-cell office:value-type="float" office:value="4428.04" calcext:value-type="float">
            <text:p>4428.04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264:.K264])/9" office:value-type="float" office:value="4367.53111111111" calcext:value-type="float">
            <text:p>4367.53</text:p>
          </table:table-cell>
          <table:table-cell office:value-type="float" office:value="4351.19" calcext:value-type="float">
            <text:p>4351.19</text:p>
          </table:table-cell>
          <table:table-cell office:value-type="float" office:value="4353.66" calcext:value-type="float">
            <text:p>4353.66</text:p>
          </table:table-cell>
          <table:table-cell office:value-type="float" office:value="4359.82" calcext:value-type="float">
            <text:p>4359.82</text:p>
          </table:table-cell>
          <table:table-cell office:value-type="float" office:value="4361.2" calcext:value-type="float">
            <text:p>4361.2</text:p>
          </table:table-cell>
          <table:table-cell office:value-type="float" office:value="4350.55" calcext:value-type="float">
            <text:p>4350.55</text:p>
          </table:table-cell>
          <table:table-cell office:value-type="float" office:value="4363.7" calcext:value-type="float">
            <text:p>4363.7</text:p>
          </table:table-cell>
          <table:table-cell office:value-type="float" office:value="4361.5" calcext:value-type="float">
            <text:p>4361.5</text:p>
          </table:table-cell>
          <table:table-cell office:value-type="float" office:value="4358.43" calcext:value-type="float">
            <text:p>4358.43</text:p>
          </table:table-cell>
          <table:table-cell office:value-type="float" office:value="4447.73" calcext:value-type="float">
            <text:p>4447.73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249:.B250])" office:value-type="float" office:value="20520.4722222222" calcext:value-type="float">
            <text:p>20520.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251:.B264])" office:value-type="float" office:value="61506.1977777778" calcext:value-type="float">
            <text:p>61506.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 NVM thre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268:.K268])/9" office:value-type="float" office:value="9931.24444444445" calcext:value-type="float">
            <text:p>9931.24</text:p>
          </table:table-cell>
          <table:table-cell office:value-type="float" office:value="7677.91" calcext:value-type="float">
            <text:p>7677.91</text:p>
          </table:table-cell>
          <table:table-cell office:value-type="float" office:value="11048.73" calcext:value-type="float">
            <text:p>11048.73</text:p>
          </table:table-cell>
          <table:table-cell office:value-type="float" office:value="11049.8" calcext:value-type="float">
            <text:p>11049.8</text:p>
          </table:table-cell>
          <table:table-cell office:value-type="float" office:value="11047.29" calcext:value-type="float">
            <text:p>11047.29</text:p>
          </table:table-cell>
          <table:table-cell office:value-type="float" office:value="7820.67" calcext:value-type="float">
            <text:p>7820.67</text:p>
          </table:table-cell>
          <table:table-cell office:value-type="float" office:value="11044.54" calcext:value-type="float">
            <text:p>11044.54</text:p>
          </table:table-cell>
          <table:table-cell office:value-type="float" office:value="7746.08" calcext:value-type="float">
            <text:p>7746.08</text:p>
          </table:table-cell>
          <table:table-cell office:value-type="float" office:value="10910.86" calcext:value-type="float">
            <text:p>10910.86</text:p>
          </table:table-cell>
          <table:table-cell office:value-type="float" office:value="11035.32" calcext:value-type="float">
            <text:p>11035.32</text:p>
          </table:table-cell>
        </table:table-row>
        <table:table-row table:style-name="ro1">
          <table:table-cell office:value-type="string" calcext:value-type="string">
            <text:p>1 NVM</text:p>
          </table:table-cell>
          <table:table-cell table:formula="of:=SUM([.C269:.K269])/9" office:value-type="float" office:value="4184.10666666667" calcext:value-type="float">
            <text:p>4184.11</text:p>
          </table:table-cell>
          <table:table-cell office:value-type="float" office:value="4159.71" calcext:value-type="float">
            <text:p>4159.71</text:p>
          </table:table-cell>
          <table:table-cell office:value-type="float" office:value="4171.86" calcext:value-type="float">
            <text:p>4171.86</text:p>
          </table:table-cell>
          <table:table-cell office:value-type="float" office:value="4188.51" calcext:value-type="float">
            <text:p>4188.51</text:p>
          </table:table-cell>
          <table:table-cell office:value-type="float" office:value="4178.56" calcext:value-type="float">
            <text:p>4178.56</text:p>
          </table:table-cell>
          <table:table-cell office:value-type="float" office:value="4188.48" calcext:value-type="float">
            <text:p>4188.48</text:p>
          </table:table-cell>
          <table:table-cell office:value-type="float" office:value="4175.61" calcext:value-type="float">
            <text:p>4175.61</text:p>
          </table:table-cell>
          <table:table-cell office:value-type="float" office:value="4188.88" calcext:value-type="float">
            <text:p>4188.88</text:p>
          </table:table-cell>
          <table:table-cell office:value-type="float" office:value="4170.74" calcext:value-type="float">
            <text:p>4170.74</text:p>
          </table:table-cell>
          <table:table-cell office:value-type="float" office:value="4234.61" calcext:value-type="float">
            <text:p>4234.61</text:p>
          </table:table-cell>
        </table:table-row>
        <table:table-row table:style-name="ro1">
          <table:table-cell office:value-type="string" calcext:value-type="string">
            <text:p>2 NVM</text:p>
          </table:table-cell>
          <table:table-cell table:formula="of:=SUM([.C270:.K270])/9" office:value-type="float" office:value="4135.35333333333" calcext:value-type="float">
            <text:p>4135.35</text:p>
          </table:table-cell>
          <table:table-cell office:value-type="float" office:value="4128.19" calcext:value-type="float">
            <text:p>4128.19</text:p>
          </table:table-cell>
          <table:table-cell office:value-type="float" office:value="4118.22" calcext:value-type="float">
            <text:p>4118.22</text:p>
          </table:table-cell>
          <table:table-cell office:value-type="float" office:value="4117.53" calcext:value-type="float">
            <text:p>4117.53</text:p>
          </table:table-cell>
          <table:table-cell office:value-type="float" office:value="4117.64" calcext:value-type="float">
            <text:p>4117.64</text:p>
          </table:table-cell>
          <table:table-cell office:value-type="float" office:value="4114.16" calcext:value-type="float">
            <text:p>4114.16</text:p>
          </table:table-cell>
          <table:table-cell office:value-type="float" office:value="4112.02" calcext:value-type="float">
            <text:p>4112.02</text:p>
          </table:table-cell>
          <table:table-cell office:value-type="float" office:value="4116.66" calcext:value-type="float">
            <text:p>4116.66</text:p>
          </table:table-cell>
          <table:table-cell office:value-type="float" office:value="4115.19" calcext:value-type="float">
            <text:p>4115.19</text:p>
          </table:table-cell>
          <table:table-cell office:value-type="float" office:value="4278.57" calcext:value-type="float">
            <text:p>4278.57</text:p>
          </table:table-cell>
        </table:table-row>
        <table:table-row table:style-name="ro1">
          <table:table-cell office:value-type="string" calcext:value-type="string">
            <text:p>3 NVM</text:p>
          </table:table-cell>
          <table:table-cell table:formula="of:=SUM([.C271:.K271])/9" office:value-type="float" office:value="4188.92" calcext:value-type="float">
            <text:p>4188.92</text:p>
          </table:table-cell>
          <table:table-cell office:value-type="float" office:value="4213.14" calcext:value-type="float">
            <text:p>4213.14</text:p>
          </table:table-cell>
          <table:table-cell office:value-type="float" office:value="4198.06" calcext:value-type="float">
            <text:p>4198.06</text:p>
          </table:table-cell>
          <table:table-cell office:value-type="float" office:value="4183.51" calcext:value-type="float">
            <text:p>4183.51</text:p>
          </table:table-cell>
          <table:table-cell office:value-type="float" office:value="4199.33" calcext:value-type="float">
            <text:p>4199.33</text:p>
          </table:table-cell>
          <table:table-cell office:value-type="float" office:value="4164.87" calcext:value-type="float">
            <text:p>4164.87</text:p>
          </table:table-cell>
          <table:table-cell office:value-type="float" office:value="4163.93" calcext:value-type="float">
            <text:p>4163.93</text:p>
          </table:table-cell>
          <table:table-cell office:value-type="float" office:value="4176.64" calcext:value-type="float">
            <text:p>4176.64</text:p>
          </table:table-cell>
          <table:table-cell office:value-type="float" office:value="4190.11" calcext:value-type="float">
            <text:p>4190.11</text:p>
          </table:table-cell>
          <table:table-cell office:value-type="float" office:value="4210.69" calcext:value-type="float">
            <text:p>4210.69</text:p>
          </table:table-cell>
        </table:table-row>
        <table:table-row table:style-name="ro1">
          <table:table-cell office:value-type="string" calcext:value-type="string">
            <text:p>4 NVM</text:p>
          </table:table-cell>
          <table:table-cell table:formula="of:=SUM([.C272:.K272])/9" office:value-type="float" office:value="4185.81333333333" calcext:value-type="float">
            <text:p>4185.81</text:p>
          </table:table-cell>
          <table:table-cell office:value-type="float" office:value="4174.83" calcext:value-type="float">
            <text:p>4174.83</text:p>
          </table:table-cell>
          <table:table-cell office:value-type="float" office:value="4152.04" calcext:value-type="float">
            <text:p>4152.04</text:p>
          </table:table-cell>
          <table:table-cell office:value-type="float" office:value="4180.2" calcext:value-type="float">
            <text:p>4180.2</text:p>
          </table:table-cell>
          <table:table-cell office:value-type="float" office:value="4193.99" calcext:value-type="float">
            <text:p>4193.99</text:p>
          </table:table-cell>
          <table:table-cell office:value-type="float" office:value="4176.19" calcext:value-type="float">
            <text:p>4176.19</text:p>
          </table:table-cell>
          <table:table-cell office:value-type="float" office:value="4183.77" calcext:value-type="float">
            <text:p>4183.77</text:p>
          </table:table-cell>
          <table:table-cell office:value-type="float" office:value="4174.53" calcext:value-type="float">
            <text:p>4174.53</text:p>
          </table:table-cell>
          <table:table-cell office:value-type="float" office:value="4187.42" calcext:value-type="float">
            <text:p>4187.42</text:p>
          </table:table-cell>
          <table:table-cell office:value-type="float" office:value="4249.35" calcext:value-type="float">
            <text:p>4249.35</text:p>
          </table:table-cell>
        </table:table-row>
        <table:table-row table:style-name="ro1">
          <table:table-cell office:value-type="string" calcext:value-type="string">
            <text:p>5 NVM</text:p>
          </table:table-cell>
          <table:table-cell table:formula="of:=SUM([.C273:.K273])/9" office:value-type="float" office:value="4215.89" calcext:value-type="float">
            <text:p>4215.89</text:p>
          </table:table-cell>
          <table:table-cell office:value-type="float" office:value="4259.93" calcext:value-type="float">
            <text:p>4259.93</text:p>
          </table:table-cell>
          <table:table-cell office:value-type="float" office:value="4205.51" calcext:value-type="float">
            <text:p>4205.51</text:p>
          </table:table-cell>
          <table:table-cell office:value-type="float" office:value="4213.28" calcext:value-type="float">
            <text:p>4213.28</text:p>
          </table:table-cell>
          <table:table-cell office:value-type="float" office:value="4207.11" calcext:value-type="float">
            <text:p>4207.11</text:p>
          </table:table-cell>
          <table:table-cell office:value-type="float" office:value="4216.17" calcext:value-type="float">
            <text:p>4216.17</text:p>
          </table:table-cell>
          <table:table-cell office:value-type="float" office:value="4214.04" calcext:value-type="float">
            <text:p>4214.04</text:p>
          </table:table-cell>
          <table:table-cell office:value-type="float" office:value="4205.31" calcext:value-type="float">
            <text:p>4205.31</text:p>
          </table:table-cell>
          <table:table-cell office:value-type="float" office:value="4215.74" calcext:value-type="float">
            <text:p>4215.74</text:p>
          </table:table-cell>
          <table:table-cell office:value-type="float" office:value="4205.92" calcext:value-type="float">
            <text:p>4205.92</text:p>
          </table:table-cell>
        </table:table-row>
        <table:table-row table:style-name="ro1">
          <table:table-cell office:value-type="string" calcext:value-type="string">
            <text:p>6 NVM</text:p>
          </table:table-cell>
          <table:table-cell table:formula="of:=SUM([.C274:.K274])/9" office:value-type="float" office:value="4218.69444444444" calcext:value-type="float">
            <text:p>4218.69</text:p>
          </table:table-cell>
          <table:table-cell office:value-type="float" office:value="4247.8" calcext:value-type="float">
            <text:p>4247.8</text:p>
          </table:table-cell>
          <table:table-cell office:value-type="float" office:value="4221.04" calcext:value-type="float">
            <text:p>4221.04</text:p>
          </table:table-cell>
          <table:table-cell office:value-type="float" office:value="4201.81" calcext:value-type="float">
            <text:p>4201.81</text:p>
          </table:table-cell>
          <table:table-cell office:value-type="float" office:value="4206.03" calcext:value-type="float">
            <text:p>4206.03</text:p>
          </table:table-cell>
          <table:table-cell office:value-type="float" office:value="4222.39" calcext:value-type="float">
            <text:p>4222.39</text:p>
          </table:table-cell>
          <table:table-cell office:value-type="float" office:value="4209.12" calcext:value-type="float">
            <text:p>4209.12</text:p>
          </table:table-cell>
          <table:table-cell office:value-type="float" office:value="4223.74" calcext:value-type="float">
            <text:p>4223.74</text:p>
          </table:table-cell>
          <table:table-cell office:value-type="float" office:value="4207.75" calcext:value-type="float">
            <text:p>4207.75</text:p>
          </table:table-cell>
          <table:table-cell office:value-type="float" office:value="4228.57" calcext:value-type="float">
            <text:p>4228.57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275:.K275])/9" office:value-type="float" office:value="4191.16888888889" calcext:value-type="float">
            <text:p>4191.17</text:p>
          </table:table-cell>
          <table:table-cell office:value-type="float" office:value="4190.8" calcext:value-type="float">
            <text:p>4190.8</text:p>
          </table:table-cell>
          <table:table-cell office:value-type="float" office:value="4183.6" calcext:value-type="float">
            <text:p>4183.6</text:p>
          </table:table-cell>
          <table:table-cell office:value-type="float" office:value="4195.48" calcext:value-type="float">
            <text:p>4195.48</text:p>
          </table:table-cell>
          <table:table-cell office:value-type="float" office:value="4180.68" calcext:value-type="float">
            <text:p>4180.68</text:p>
          </table:table-cell>
          <table:table-cell office:value-type="float" office:value="4180.83" calcext:value-type="float">
            <text:p>4180.83</text:p>
          </table:table-cell>
          <table:table-cell office:value-type="float" office:value="4183.83" calcext:value-type="float">
            <text:p>4183.83</text:p>
          </table:table-cell>
          <table:table-cell office:value-type="float" office:value="4182.23" calcext:value-type="float">
            <text:p>4182.23</text:p>
          </table:table-cell>
          <table:table-cell office:value-type="float" office:value="4193.44" calcext:value-type="float">
            <text:p>4193.44</text:p>
          </table:table-cell>
          <table:table-cell office:value-type="float" office:value="4229.63" calcext:value-type="float">
            <text:p>4229.63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276:.K276])/9" office:value-type="float" office:value="4190.37777777778" calcext:value-type="float">
            <text:p>4190.38</text:p>
          </table:table-cell>
          <table:table-cell office:value-type="float" office:value="4190.89" calcext:value-type="float">
            <text:p>4190.89</text:p>
          </table:table-cell>
          <table:table-cell office:value-type="float" office:value="4171.78" calcext:value-type="float">
            <text:p>4171.78</text:p>
          </table:table-cell>
          <table:table-cell office:value-type="float" office:value="4186.69" calcext:value-type="float">
            <text:p>4186.69</text:p>
          </table:table-cell>
          <table:table-cell office:value-type="float" office:value="4187.08" calcext:value-type="float">
            <text:p>4187.08</text:p>
          </table:table-cell>
          <table:table-cell office:value-type="float" office:value="4184.83" calcext:value-type="float">
            <text:p>4184.83</text:p>
          </table:table-cell>
          <table:table-cell office:value-type="float" office:value="4188.55" calcext:value-type="float">
            <text:p>4188.55</text:p>
          </table:table-cell>
          <table:table-cell office:value-type="float" office:value="4186.91" calcext:value-type="float">
            <text:p>4186.91</text:p>
          </table:table-cell>
          <table:table-cell office:value-type="float" office:value="4181.86" calcext:value-type="float">
            <text:p>4181.86</text:p>
          </table:table-cell>
          <table:table-cell office:value-type="float" office:value="4234.81" calcext:value-type="float">
            <text:p>4234.81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277:.K277])/9" office:value-type="float" office:value="4199.09777777778" calcext:value-type="float">
            <text:p>4199.10</text:p>
          </table:table-cell>
          <table:table-cell office:value-type="float" office:value="4202.77" calcext:value-type="float">
            <text:p>4202.77</text:p>
          </table:table-cell>
          <table:table-cell office:value-type="float" office:value="4196.35" calcext:value-type="float">
            <text:p>4196.35</text:p>
          </table:table-cell>
          <table:table-cell office:value-type="float" office:value="4200.91" calcext:value-type="float">
            <text:p>4200.91</text:p>
          </table:table-cell>
          <table:table-cell office:value-type="float" office:value="4188.41" calcext:value-type="float">
            <text:p>4188.41</text:p>
          </table:table-cell>
          <table:table-cell office:value-type="float" office:value="4200.83" calcext:value-type="float">
            <text:p>4200.83</text:p>
          </table:table-cell>
          <table:table-cell office:value-type="float" office:value="4193.66" calcext:value-type="float">
            <text:p>4193.66</text:p>
          </table:table-cell>
          <table:table-cell office:value-type="float" office:value="4193.56" calcext:value-type="float">
            <text:p>4193.56</text:p>
          </table:table-cell>
          <table:table-cell office:value-type="float" office:value="4196.74" calcext:value-type="float">
            <text:p>4196.74</text:p>
          </table:table-cell>
          <table:table-cell office:value-type="float" office:value="4218.65" calcext:value-type="float">
            <text:p>4218.65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278:.K278])/9" office:value-type="float" office:value="4186.76666666667" calcext:value-type="float">
            <text:p>4186.77</text:p>
          </table:table-cell>
          <table:table-cell office:value-type="float" office:value="4192.41" calcext:value-type="float">
            <text:p>4192.41</text:p>
          </table:table-cell>
          <table:table-cell office:value-type="float" office:value="4184.31" calcext:value-type="float">
            <text:p>4184.31</text:p>
          </table:table-cell>
          <table:table-cell office:value-type="float" office:value="4174.93" calcext:value-type="float">
            <text:p>4174.93</text:p>
          </table:table-cell>
          <table:table-cell office:value-type="float" office:value="4190.47" calcext:value-type="float">
            <text:p>4190.47</text:p>
          </table:table-cell>
          <table:table-cell office:value-type="float" office:value="4175.19" calcext:value-type="float">
            <text:p>4175.19</text:p>
          </table:table-cell>
          <table:table-cell office:value-type="float" office:value="4178.86" calcext:value-type="float">
            <text:p>4178.86</text:p>
          </table:table-cell>
          <table:table-cell office:value-type="float" office:value="4192.08" calcext:value-type="float">
            <text:p>4192.08</text:p>
          </table:table-cell>
          <table:table-cell office:value-type="float" office:value="4167.11" calcext:value-type="float">
            <text:p>4167.11</text:p>
          </table:table-cell>
          <table:table-cell office:value-type="float" office:value="4225.54" calcext:value-type="float">
            <text:p>4225.54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279:.K279])/9" office:value-type="float" office:value="4187.81222222222" calcext:value-type="float">
            <text:p>4187.81</text:p>
          </table:table-cell>
          <table:table-cell office:value-type="float" office:value="4161.5" calcext:value-type="float">
            <text:p>4161.5</text:p>
          </table:table-cell>
          <table:table-cell office:value-type="float" office:value="4185.29" calcext:value-type="float">
            <text:p>4185.29</text:p>
          </table:table-cell>
          <table:table-cell office:value-type="float" office:value="4191.25" calcext:value-type="float">
            <text:p>4191.25</text:p>
          </table:table-cell>
          <table:table-cell office:value-type="float" office:value="4186.74" calcext:value-type="float">
            <text:p>4186.74</text:p>
          </table:table-cell>
          <table:table-cell office:value-type="float" office:value="4184.56" calcext:value-type="float">
            <text:p>4184.56</text:p>
          </table:table-cell>
          <table:table-cell office:value-type="float" office:value="4182.56" calcext:value-type="float">
            <text:p>4182.56</text:p>
          </table:table-cell>
          <table:table-cell office:value-type="float" office:value="4174.31" calcext:value-type="float">
            <text:p>4174.31</text:p>
          </table:table-cell>
          <table:table-cell office:value-type="float" office:value="4189" calcext:value-type="float">
            <text:p>4189</text:p>
          </table:table-cell>
          <table:table-cell office:value-type="float" office:value="4235.1" calcext:value-type="float">
            <text:p>4235.1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280:.K280])/9" office:value-type="float" office:value="4194.51888888889" calcext:value-type="float">
            <text:p>4194.52</text:p>
          </table:table-cell>
          <table:table-cell office:value-type="float" office:value="4177.83" calcext:value-type="float">
            <text:p>4177.83</text:p>
          </table:table-cell>
          <table:table-cell office:value-type="float" office:value="4189.49" calcext:value-type="float">
            <text:p>4189.49</text:p>
          </table:table-cell>
          <table:table-cell office:value-type="float" office:value="4190.82" calcext:value-type="float">
            <text:p>4190.82</text:p>
          </table:table-cell>
          <table:table-cell office:value-type="float" office:value="4199.03" calcext:value-type="float">
            <text:p>4199.03</text:p>
          </table:table-cell>
          <table:table-cell office:value-type="float" office:value="4193.07" calcext:value-type="float">
            <text:p>4193.07</text:p>
          </table:table-cell>
          <table:table-cell office:value-type="float" office:value="4198.88" calcext:value-type="float">
            <text:p>4198.88</text:p>
          </table:table-cell>
          <table:table-cell office:value-type="float" office:value="4185.5" calcext:value-type="float">
            <text:p>4185.5</text:p>
          </table:table-cell>
          <table:table-cell office:value-type="float" office:value="4189.71" calcext:value-type="float">
            <text:p>4189.71</text:p>
          </table:table-cell>
          <table:table-cell office:value-type="float" office:value="4226.34" calcext:value-type="float">
            <text:p>4226.34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281:.K281])/9" office:value-type="float" office:value="4188.00444444444" calcext:value-type="float">
            <text:p>4188.00</text:p>
          </table:table-cell>
          <table:table-cell office:value-type="float" office:value="4191.1" calcext:value-type="float">
            <text:p>4191.1</text:p>
          </table:table-cell>
          <table:table-cell office:value-type="float" office:value="4171.38" calcext:value-type="float">
            <text:p>4171.38</text:p>
          </table:table-cell>
          <table:table-cell office:value-type="float" office:value="4178.82" calcext:value-type="float">
            <text:p>4178.82</text:p>
          </table:table-cell>
          <table:table-cell office:value-type="float" office:value="4180.8" calcext:value-type="float">
            <text:p>4180.8</text:p>
          </table:table-cell>
          <table:table-cell office:value-type="float" office:value="4182.07" calcext:value-type="float">
            <text:p>4182.07</text:p>
          </table:table-cell>
          <table:table-cell office:value-type="float" office:value="4192.42" calcext:value-type="float">
            <text:p>4192.42</text:p>
          </table:table-cell>
          <table:table-cell office:value-type="float" office:value="4188.96" calcext:value-type="float">
            <text:p>4188.96</text:p>
          </table:table-cell>
          <table:table-cell office:value-type="float" office:value="4188.98" calcext:value-type="float">
            <text:p>4188.98</text:p>
          </table:table-cell>
          <table:table-cell office:value-type="float" office:value="4217.51" calcext:value-type="float">
            <text:p>4217.51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282:.K282])/9" office:value-type="float" office:value="4186.55333333333" calcext:value-type="float">
            <text:p>4186.55</text:p>
          </table:table-cell>
          <table:table-cell office:value-type="float" office:value="4176.13" calcext:value-type="float">
            <text:p>4176.13</text:p>
          </table:table-cell>
          <table:table-cell office:value-type="float" office:value="4184.13" calcext:value-type="float">
            <text:p>4184.13</text:p>
          </table:table-cell>
          <table:table-cell office:value-type="float" office:value="4186.26" calcext:value-type="float">
            <text:p>4186.26</text:p>
          </table:table-cell>
          <table:table-cell office:value-type="float" office:value="4189.38" calcext:value-type="float">
            <text:p>4189.38</text:p>
          </table:table-cell>
          <table:table-cell office:value-type="float" office:value="4178.32" calcext:value-type="float">
            <text:p>4178.32</text:p>
          </table:table-cell>
          <table:table-cell office:value-type="float" office:value="4176.61" calcext:value-type="float">
            <text:p>4176.61</text:p>
          </table:table-cell>
          <table:table-cell office:value-type="float" office:value="4177.68" calcext:value-type="float">
            <text:p>4177.68</text:p>
          </table:table-cell>
          <table:table-cell office:value-type="float" office:value="4183.3" calcext:value-type="float">
            <text:p>4183.3</text:p>
          </table:table-cell>
          <table:table-cell office:value-type="float" office:value="4227.17" calcext:value-type="float">
            <text:p>4227.17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283:.K283])/9" office:value-type="float" office:value="4192.48222222222" calcext:value-type="float">
            <text:p>4192.48</text:p>
          </table:table-cell>
          <table:table-cell office:value-type="float" office:value="4201.77" calcext:value-type="float">
            <text:p>4201.77</text:p>
          </table:table-cell>
          <table:table-cell office:value-type="float" office:value="4185.96" calcext:value-type="float">
            <text:p>4185.96</text:p>
          </table:table-cell>
          <table:table-cell office:value-type="float" office:value="4192.41" calcext:value-type="float">
            <text:p>4192.41</text:p>
          </table:table-cell>
          <table:table-cell office:value-type="float" office:value="4187.24" calcext:value-type="float">
            <text:p>4187.24</text:p>
          </table:table-cell>
          <table:table-cell office:value-type="float" office:value="4170.51" calcext:value-type="float">
            <text:p>4170.51</text:p>
          </table:table-cell>
          <table:table-cell office:value-type="float" office:value="4182.62" calcext:value-type="float">
            <text:p>4182.62</text:p>
          </table:table-cell>
          <table:table-cell office:value-type="float" office:value="4199.65" calcext:value-type="float">
            <text:p>4199.65</text:p>
          </table:table-cell>
          <table:table-cell office:value-type="float" office:value="4198.37" calcext:value-type="float">
            <text:p>4198.37</text:p>
          </table:table-cell>
          <table:table-cell office:value-type="float" office:value="4213.81" calcext:value-type="float">
            <text:p>4213.81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268])" office:value-type="float" office:value="9931.24444444445" calcext:value-type="float">
            <text:p>9931.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269:.B283])" office:value-type="float" office:value="62845.56" calcext:value-type="float">
            <text:p>62845.56</text:p>
          </table:table-cell>
          <table:table-cell table:number-columns-repeated="9"/>
        </table:table-row>
      </table:table>
      <table:table table:name="NVM-DRAM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vera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2:.K2])/9" office:value-type="float" office:value="4466.81555555556" calcext:value-type="float">
            <text:p>4466.82</text:p>
          </table:table-cell>
          <table:table-cell office:value-type="float" office:value="4208.53" calcext:value-type="float">
            <text:p>4208.53</text:p>
          </table:table-cell>
          <table:table-cell office:value-type="float" office:value="4123.23" calcext:value-type="float">
            <text:p>4123.23</text:p>
          </table:table-cell>
          <table:table-cell office:value-type="float" office:value="4178.18" calcext:value-type="float">
            <text:p>4178.18</text:p>
          </table:table-cell>
          <table:table-cell office:value-type="float" office:value="4195.72" calcext:value-type="float">
            <text:p>4195.72</text:p>
          </table:table-cell>
          <table:table-cell office:value-type="float" office:value="4184.83" calcext:value-type="float">
            <text:p>4184.83</text:p>
          </table:table-cell>
          <table:table-cell office:value-type="float" office:value="4095.25" calcext:value-type="float">
            <text:p>4095.25</text:p>
          </table:table-cell>
          <table:table-cell office:value-type="float" office:value="4088.8" calcext:value-type="float">
            <text:p>4088.8</text:p>
          </table:table-cell>
          <table:table-cell office:value-type="float" office:value="4286.42" calcext:value-type="float">
            <text:p>4286.42</text:p>
          </table:table-cell>
          <table:table-cell office:value-type="float" office:value="6840.38" calcext:value-type="float">
            <text:p>6840.38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3:.K3])/9" office:value-type="float" office:value="4253.05555555556" calcext:value-type="float">
            <text:p>4253.06</text:p>
          </table:table-cell>
          <table:table-cell office:value-type="float" office:value="5707.5" calcext:value-type="float">
            <text:p>5707.5</text:p>
          </table:table-cell>
          <table:table-cell office:value-type="float" office:value="4328.78" calcext:value-type="float">
            <text:p>4328.78</text:p>
          </table:table-cell>
          <table:table-cell office:value-type="float" office:value="4121.64" calcext:value-type="float">
            <text:p>4121.64</text:p>
          </table:table-cell>
          <table:table-cell office:value-type="float" office:value="4057.15" calcext:value-type="float">
            <text:p>4057.15</text:p>
          </table:table-cell>
          <table:table-cell office:value-type="float" office:value="2867.29" calcext:value-type="float">
            <text:p>2867.29</text:p>
          </table:table-cell>
          <table:table-cell office:value-type="float" office:value="4219.6" calcext:value-type="float">
            <text:p>4219.6</text:p>
          </table:table-cell>
          <table:table-cell office:value-type="float" office:value="4118.67" calcext:value-type="float">
            <text:p>4118.67</text:p>
          </table:table-cell>
          <table:table-cell office:value-type="float" office:value="4101.59" calcext:value-type="float">
            <text:p>4101.59</text:p>
          </table:table-cell>
          <table:table-cell office:value-type="float" office:value="4755.28" calcext:value-type="float">
            <text:p>4755.28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4:.K4])/9" office:value-type="float" office:value="4153.80888888889" calcext:value-type="float">
            <text:p>4153.81</text:p>
          </table:table-cell>
          <table:table-cell office:value-type="float" office:value="3119.1" calcext:value-type="float">
            <text:p>3119.1</text:p>
          </table:table-cell>
          <table:table-cell office:value-type="float" office:value="4193.2" calcext:value-type="float">
            <text:p>4193.2</text:p>
          </table:table-cell>
          <table:table-cell office:value-type="float" office:value="4111.62" calcext:value-type="float">
            <text:p>4111.62</text:p>
          </table:table-cell>
          <table:table-cell office:value-type="float" office:value="4248.98" calcext:value-type="float">
            <text:p>4248.98</text:p>
          </table:table-cell>
          <table:table-cell office:value-type="float" office:value="4229.72" calcext:value-type="float">
            <text:p>4229.72</text:p>
          </table:table-cell>
          <table:table-cell office:value-type="float" office:value="4225.86" calcext:value-type="float">
            <text:p>4225.86</text:p>
          </table:table-cell>
          <table:table-cell office:value-type="float" office:value="4113.99" calcext:value-type="float">
            <text:p>4113.99</text:p>
          </table:table-cell>
          <table:table-cell office:value-type="float" office:value="4111.93" calcext:value-type="float">
            <text:p>4111.93</text:p>
          </table:table-cell>
          <table:table-cell office:value-type="float" office:value="5029.88" calcext:value-type="float">
            <text:p>5029.88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5:.K5])/9" office:value-type="float" office:value="3971.64555555556" calcext:value-type="float">
            <text:p>3971.65</text:p>
          </table:table-cell>
          <table:table-cell office:value-type="float" office:value="5673.98" calcext:value-type="float">
            <text:p>5673.98</text:p>
          </table:table-cell>
          <table:table-cell office:value-type="float" office:value="4293.35" calcext:value-type="float">
            <text:p>4293.35</text:p>
          </table:table-cell>
          <table:table-cell office:value-type="float" office:value="4154.04" calcext:value-type="float">
            <text:p>4154.04</text:p>
          </table:table-cell>
          <table:table-cell office:value-type="float" office:value="4182.68" calcext:value-type="float">
            <text:p>4182.68</text:p>
          </table:table-cell>
          <table:table-cell office:value-type="float" office:value="4228.7" calcext:value-type="float">
            <text:p>4228.7</text:p>
          </table:table-cell>
          <table:table-cell office:value-type="float" office:value="4221.52" calcext:value-type="float">
            <text:p>4221.52</text:p>
          </table:table-cell>
          <table:table-cell office:value-type="float" office:value="3499.52" calcext:value-type="float">
            <text:p>3499.52</text:p>
          </table:table-cell>
          <table:table-cell office:value-type="float" office:value="4017.81" calcext:value-type="float">
            <text:p>4017.81</text:p>
          </table:table-cell>
          <table:table-cell office:value-type="float" office:value="1473.21" calcext:value-type="float">
            <text:p>1473.21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6:.K6])/9" office:value-type="float" office:value="4372.11222222222" calcext:value-type="float">
            <text:p>4372.11</text:p>
          </table:table-cell>
          <table:table-cell office:value-type="float" office:value="5773.42" calcext:value-type="float">
            <text:p>5773.42</text:p>
          </table:table-cell>
          <table:table-cell office:value-type="float" office:value="4351.19" calcext:value-type="float">
            <text:p>4351.19</text:p>
          </table:table-cell>
          <table:table-cell office:value-type="float" office:value="4167.2" calcext:value-type="float">
            <text:p>4167.2</text:p>
          </table:table-cell>
          <table:table-cell office:value-type="float" office:value="4185.66" calcext:value-type="float">
            <text:p>4185.66</text:p>
          </table:table-cell>
          <table:table-cell office:value-type="float" office:value="4238.52" calcext:value-type="float">
            <text:p>4238.52</text:p>
          </table:table-cell>
          <table:table-cell office:value-type="float" office:value="4231.51" calcext:value-type="float">
            <text:p>4231.51</text:p>
          </table:table-cell>
          <table:table-cell office:value-type="float" office:value="4205.28" calcext:value-type="float">
            <text:p>4205.28</text:p>
          </table:table-cell>
          <table:table-cell office:value-type="float" office:value="4112.35" calcext:value-type="float">
            <text:p>4112.35</text:p>
          </table:table-cell>
          <table:table-cell office:value-type="float" office:value="4083.88" calcext:value-type="float">
            <text:p>4083.88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7:.K7])/9" office:value-type="float" office:value="4439.40555555556" calcext:value-type="float">
            <text:p>4439.41</text:p>
          </table:table-cell>
          <table:table-cell office:value-type="float" office:value="4239.68" calcext:value-type="float">
            <text:p>4239.68</text:p>
          </table:table-cell>
          <table:table-cell office:value-type="float" office:value="4141.3" calcext:value-type="float">
            <text:p>4141.3</text:p>
          </table:table-cell>
          <table:table-cell office:value-type="float" office:value="4177.41" calcext:value-type="float">
            <text:p>4177.41</text:p>
          </table:table-cell>
          <table:table-cell office:value-type="float" office:value="4218.03" calcext:value-type="float">
            <text:p>4218.03</text:p>
          </table:table-cell>
          <table:table-cell office:value-type="float" office:value="4215.12" calcext:value-type="float">
            <text:p>4215.12</text:p>
          </table:table-cell>
          <table:table-cell office:value-type="float" office:value="4168.82" calcext:value-type="float">
            <text:p>4168.82</text:p>
          </table:table-cell>
          <table:table-cell office:value-type="float" office:value="4095.74" calcext:value-type="float">
            <text:p>4095.74</text:p>
          </table:table-cell>
          <table:table-cell office:value-type="float" office:value="4188.32" calcext:value-type="float">
            <text:p>4188.32</text:p>
          </table:table-cell>
          <table:table-cell office:value-type="float" office:value="6510.23" calcext:value-type="float">
            <text:p>6510.23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8:.K8])/9" office:value-type="float" office:value="4243.43444444445" calcext:value-type="float">
            <text:p>4243.43</text:p>
          </table:table-cell>
          <table:table-cell office:value-type="float" office:value="5616.52" calcext:value-type="float">
            <text:p>5616.52</text:p>
          </table:table-cell>
          <table:table-cell office:value-type="float" office:value="2795.83" calcext:value-type="float">
            <text:p>2795.83</text:p>
          </table:table-cell>
          <table:table-cell office:value-type="float" office:value="4113.89" calcext:value-type="float">
            <text:p>4113.89</text:p>
          </table:table-cell>
          <table:table-cell office:value-type="float" office:value="4211.8" calcext:value-type="float">
            <text:p>4211.8</text:p>
          </table:table-cell>
          <table:table-cell office:value-type="float" office:value="4199.89" calcext:value-type="float">
            <text:p>4199.89</text:p>
          </table:table-cell>
          <table:table-cell office:value-type="float" office:value="4196.95" calcext:value-type="float">
            <text:p>4196.95</text:p>
          </table:table-cell>
          <table:table-cell office:value-type="float" office:value="4086.04" calcext:value-type="float">
            <text:p>4086.04</text:p>
          </table:table-cell>
          <table:table-cell office:value-type="float" office:value="4077.79" calcext:value-type="float">
            <text:p>4077.79</text:p>
          </table:table-cell>
          <table:table-cell office:value-type="float" office:value="4892.2" calcext:value-type="float">
            <text:p>4892.2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9:.K9])/9" office:value-type="float" office:value="4456.65555555556" calcext:value-type="float">
            <text:p>4456.66</text:p>
          </table:table-cell>
          <table:table-cell office:value-type="float" office:value="4181.62" calcext:value-type="float">
            <text:p>4181.62</text:p>
          </table:table-cell>
          <table:table-cell office:value-type="float" office:value="4130.11" calcext:value-type="float">
            <text:p>4130.11</text:p>
          </table:table-cell>
          <table:table-cell office:value-type="float" office:value="4146.2" calcext:value-type="float">
            <text:p>4146.2</text:p>
          </table:table-cell>
          <table:table-cell office:value-type="float" office:value="4212.69" calcext:value-type="float">
            <text:p>4212.69</text:p>
          </table:table-cell>
          <table:table-cell office:value-type="float" office:value="4215.78" calcext:value-type="float">
            <text:p>4215.78</text:p>
          </table:table-cell>
          <table:table-cell office:value-type="float" office:value="4160.25" calcext:value-type="float">
            <text:p>4160.25</text:p>
          </table:table-cell>
          <table:table-cell office:value-type="float" office:value="4096.04" calcext:value-type="float">
            <text:p>4096.04</text:p>
          </table:table-cell>
          <table:table-cell office:value-type="float" office:value="4251.21" calcext:value-type="float">
            <text:p>4251.21</text:p>
          </table:table-cell>
          <table:table-cell office:value-type="float" office:value="6716" calcext:value-type="float">
            <text:p>6716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10:.K10])/9" office:value-type="float" office:value="4257.60777777778" calcext:value-type="float">
            <text:p>4257.61</text:p>
          </table:table-cell>
          <table:table-cell office:value-type="float" office:value="5679.66" calcext:value-type="float">
            <text:p>5679.66</text:p>
          </table:table-cell>
          <table:table-cell office:value-type="float" office:value="4254.7" calcext:value-type="float">
            <text:p>4254.7</text:p>
          </table:table-cell>
          <table:table-cell office:value-type="float" office:value="4158.48" calcext:value-type="float">
            <text:p>4158.48</text:p>
          </table:table-cell>
          <table:table-cell office:value-type="float" office:value="4146.75" calcext:value-type="float">
            <text:p>4146.75</text:p>
          </table:table-cell>
          <table:table-cell office:value-type="float" office:value="4231.97" calcext:value-type="float">
            <text:p>4231.97</text:p>
          </table:table-cell>
          <table:table-cell office:value-type="float" office:value="2819.4" calcext:value-type="float">
            <text:p>2819.4</text:p>
          </table:table-cell>
          <table:table-cell office:value-type="float" office:value="4115.41" calcext:value-type="float">
            <text:p>4115.41</text:p>
          </table:table-cell>
          <table:table-cell office:value-type="float" office:value="4101.43" calcext:value-type="float">
            <text:p>4101.43</text:p>
          </table:table-cell>
          <table:table-cell office:value-type="float" office:value="4810.67" calcext:value-type="float">
            <text:p>4810.67</text:p>
          </table:table-cell>
        </table:table-row>
        <table:table-row table:style-name="ro1">
          <table:table-cell office:value-type="string" calcext:value-type="string">
            <text:p>9 DRAM</text:p>
          </table:table-cell>
          <table:table-cell table:formula="of:=SUM([.C11:.K11])/9" office:value-type="float" office:value="4352.40777777778" calcext:value-type="float">
            <text:p>4352.41</text:p>
          </table:table-cell>
          <table:table-cell office:value-type="float" office:value="5697.64" calcext:value-type="float">
            <text:p>5697.64</text:p>
          </table:table-cell>
          <table:table-cell office:value-type="float" office:value="4304.54" calcext:value-type="float">
            <text:p>4304.54</text:p>
          </table:table-cell>
          <table:table-cell office:value-type="float" office:value="4154.64" calcext:value-type="float">
            <text:p>4154.64</text:p>
          </table:table-cell>
          <table:table-cell office:value-type="float" office:value="4177.3" calcext:value-type="float">
            <text:p>4177.3</text:p>
          </table:table-cell>
          <table:table-cell office:value-type="float" office:value="4223.97" calcext:value-type="float">
            <text:p>4223.97</text:p>
          </table:table-cell>
          <table:table-cell office:value-type="float" office:value="4195.73" calcext:value-type="float">
            <text:p>4195.73</text:p>
          </table:table-cell>
          <table:table-cell office:value-type="float" office:value="4183.08" calcext:value-type="float">
            <text:p>4183.08</text:p>
          </table:table-cell>
          <table:table-cell office:value-type="float" office:value="4102.25" calcext:value-type="float">
            <text:p>4102.25</text:p>
          </table:table-cell>
          <table:table-cell office:value-type="float" office:value="4132.52" calcext:value-type="float">
            <text:p>4132.52</text:p>
          </table:table-cell>
        </table:table-row>
        <table:table-row table:style-name="ro1">
          <table:table-cell office:value-type="string" calcext:value-type="string">
            <text:p>10 DRAM</text:p>
          </table:table-cell>
          <table:table-cell table:formula="of:=SUM([.C12:.K12])/9" office:value-type="float" office:value="4444.89888888889" calcext:value-type="float">
            <text:p>4444.90</text:p>
          </table:table-cell>
          <table:table-cell office:value-type="float" office:value="4235.31" calcext:value-type="float">
            <text:p>4235.31</text:p>
          </table:table-cell>
          <table:table-cell office:value-type="float" office:value="4140.8" calcext:value-type="float">
            <text:p>4140.8</text:p>
          </table:table-cell>
          <table:table-cell office:value-type="float" office:value="4181.12" calcext:value-type="float">
            <text:p>4181.12</text:p>
          </table:table-cell>
          <table:table-cell office:value-type="float" office:value="4223.23" calcext:value-type="float">
            <text:p>4223.23</text:p>
          </table:table-cell>
          <table:table-cell office:value-type="float" office:value="4170.15" calcext:value-type="float">
            <text:p>4170.15</text:p>
          </table:table-cell>
          <table:table-cell office:value-type="float" office:value="4166.67" calcext:value-type="float">
            <text:p>4166.67</text:p>
          </table:table-cell>
          <table:table-cell office:value-type="float" office:value="4094.79" calcext:value-type="float">
            <text:p>4094.79</text:p>
          </table:table-cell>
          <table:table-cell office:value-type="float" office:value="4211.83" calcext:value-type="float">
            <text:p>4211.83</text:p>
          </table:table-cell>
          <table:table-cell office:value-type="float" office:value="6580.19" calcext:value-type="float">
            <text:p>6580.19</text:p>
          </table:table-cell>
        </table:table-row>
        <table:table-row table:style-name="ro1">
          <table:table-cell office:value-type="string" calcext:value-type="string">
            <text:p>11 DRAM</text:p>
          </table:table-cell>
          <table:table-cell table:formula="of:=SUM([.C13:.K13])/9" office:value-type="float" office:value="4362.90666666667" calcext:value-type="float">
            <text:p>4362.91</text:p>
          </table:table-cell>
          <table:table-cell office:value-type="float" office:value="5677.73" calcext:value-type="float">
            <text:p>5677.73</text:p>
          </table:table-cell>
          <table:table-cell office:value-type="float" office:value="4292.91" calcext:value-type="float">
            <text:p>4292.91</text:p>
          </table:table-cell>
          <table:table-cell office:value-type="float" office:value="4165.37" calcext:value-type="float">
            <text:p>4165.37</text:p>
          </table:table-cell>
          <table:table-cell office:value-type="float" office:value="4192.28" calcext:value-type="float">
            <text:p>4192.28</text:p>
          </table:table-cell>
          <table:table-cell office:value-type="float" office:value="4241.05" calcext:value-type="float">
            <text:p>4241.05</text:p>
          </table:table-cell>
          <table:table-cell office:value-type="float" office:value="4232.49" calcext:value-type="float">
            <text:p>4232.49</text:p>
          </table:table-cell>
          <table:table-cell office:value-type="float" office:value="4204.73" calcext:value-type="float">
            <text:p>4204.73</text:p>
          </table:table-cell>
          <table:table-cell office:value-type="float" office:value="4117.17" calcext:value-type="float">
            <text:p>4117.17</text:p>
          </table:table-cell>
          <table:table-cell office:value-type="float" office:value="4142.43" calcext:value-type="float">
            <text:p>4142.43</text:p>
          </table:table-cell>
        </table:table-row>
        <table:table-row table:style-name="ro1">
          <table:table-cell office:value-type="string" calcext:value-type="string">
            <text:p>12 DRAM</text:p>
          </table:table-cell>
          <table:table-cell table:formula="of:=SUM([.C14:.K14])/9" office:value-type="float" office:value="4337.84888888889" calcext:value-type="float">
            <text:p>4337.85</text:p>
          </table:table-cell>
          <table:table-cell office:value-type="float" office:value="5604.06" calcext:value-type="float">
            <text:p>5604.06</text:p>
          </table:table-cell>
          <table:table-cell office:value-type="float" office:value="4276.6" calcext:value-type="float">
            <text:p>4276.6</text:p>
          </table:table-cell>
          <table:table-cell office:value-type="float" office:value="4118.19" calcext:value-type="float">
            <text:p>4118.19</text:p>
          </table:table-cell>
          <table:table-cell office:value-type="float" office:value="4190.43" calcext:value-type="float">
            <text:p>4190.43</text:p>
          </table:table-cell>
          <table:table-cell office:value-type="float" office:value="4236.02" calcext:value-type="float">
            <text:p>4236.02</text:p>
          </table:table-cell>
          <table:table-cell office:value-type="float" office:value="4128.1" calcext:value-type="float">
            <text:p>4128.1</text:p>
          </table:table-cell>
          <table:table-cell office:value-type="float" office:value="4184.09" calcext:value-type="float">
            <text:p>4184.09</text:p>
          </table:table-cell>
          <table:table-cell office:value-type="float" office:value="4113.44" calcext:value-type="float">
            <text:p>4113.44</text:p>
          </table:table-cell>
          <table:table-cell office:value-type="float" office:value="4189.71" calcext:value-type="float">
            <text:p>4189.71</text:p>
          </table:table-cell>
        </table:table-row>
        <table:table-row table:style-name="ro1">
          <table:table-cell office:value-type="string" calcext:value-type="string">
            <text:p>13 DRAM</text:p>
          </table:table-cell>
          <table:table-cell table:formula="of:=SUM([.C15:.K15])/9" office:value-type="float" office:value="4634.04222222222" calcext:value-type="float">
            <text:p>4634.04</text:p>
          </table:table-cell>
          <table:table-cell office:value-type="float" office:value="4231.89" calcext:value-type="float">
            <text:p>4231.89</text:p>
          </table:table-cell>
          <table:table-cell office:value-type="float" office:value="3986.97" calcext:value-type="float">
            <text:p>3986.97</text:p>
          </table:table-cell>
          <table:table-cell office:value-type="float" office:value="2861.74" calcext:value-type="float">
            <text:p>2861.74</text:p>
          </table:table-cell>
          <table:table-cell office:value-type="float" office:value="4195.65" calcext:value-type="float">
            <text:p>4195.65</text:p>
          </table:table-cell>
          <table:table-cell office:value-type="float" office:value="4191.16" calcext:value-type="float">
            <text:p>4191.16</text:p>
          </table:table-cell>
          <table:table-cell office:value-type="float" office:value="4084.22" calcext:value-type="float">
            <text:p>4084.22</text:p>
          </table:table-cell>
          <table:table-cell office:value-type="float" office:value="4075.86" calcext:value-type="float">
            <text:p>4075.86</text:p>
          </table:table-cell>
          <table:table-cell office:value-type="float" office:value="4920.65" calcext:value-type="float">
            <text:p>4920.65</text:p>
          </table:table-cell>
          <table:table-cell office:value-type="float" office:value="9158.24" calcext:value-type="float">
            <text:p>9158.24</text:p>
          </table:table-cell>
        </table:table-row>
        <table:table-row table:style-name="ro1">
          <table:table-cell office:value-type="string" calcext:value-type="string">
            <text:p>14 DRAM</text:p>
          </table:table-cell>
          <table:table-cell table:formula="of:=SUM([.C16:.K16])/9" office:value-type="float" office:value="4427.16" calcext:value-type="float">
            <text:p>4427.16</text:p>
          </table:table-cell>
          <table:table-cell office:value-type="float" office:value="4266.96" calcext:value-type="float">
            <text:p>4266.96</text:p>
          </table:table-cell>
          <table:table-cell office:value-type="float" office:value="4140.78" calcext:value-type="float">
            <text:p>4140.78</text:p>
          </table:table-cell>
          <table:table-cell office:value-type="float" office:value="4170.62" calcext:value-type="float">
            <text:p>4170.62</text:p>
          </table:table-cell>
          <table:table-cell office:value-type="float" office:value="4212.4" calcext:value-type="float">
            <text:p>4212.4</text:p>
          </table:table-cell>
          <table:table-cell office:value-type="float" office:value="4200.27" calcext:value-type="float">
            <text:p>4200.27</text:p>
          </table:table-cell>
          <table:table-cell office:value-type="float" office:value="4169.43" calcext:value-type="float">
            <text:p>4169.43</text:p>
          </table:table-cell>
          <table:table-cell office:value-type="float" office:value="4093.48" calcext:value-type="float">
            <text:p>4093.48</text:p>
          </table:table-cell>
          <table:table-cell office:value-type="float" office:value="4164.36" calcext:value-type="float">
            <text:p>4164.36</text:p>
          </table:table-cell>
          <table:table-cell office:value-type="float" office:value="6426.14" calcext:value-type="float">
            <text:p>6426.14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17:.K17])/9" office:value-type="float" office:value="4160.36666666667" calcext:value-type="float">
            <text:p>4160.37</text:p>
          </table:table-cell>
          <table:table-cell office:value-type="float" office:value="4730.21" calcext:value-type="float">
            <text:p>4730.21</text:p>
          </table:table-cell>
          <table:table-cell office:value-type="float" office:value="3933.31" calcext:value-type="float">
            <text:p>3933.31</text:p>
          </table:table-cell>
          <table:table-cell office:value-type="float" office:value="3870.74" calcext:value-type="float">
            <text:p>3870.74</text:p>
          </table:table-cell>
          <table:table-cell office:value-type="float" office:value="3959.19" calcext:value-type="float">
            <text:p>3959.19</text:p>
          </table:table-cell>
          <table:table-cell office:value-type="float" office:value="3903" calcext:value-type="float">
            <text:p>3903</text:p>
          </table:table-cell>
          <table:table-cell office:value-type="float" office:value="3932.61" calcext:value-type="float">
            <text:p>3932.61</text:p>
          </table:table-cell>
          <table:table-cell office:value-type="float" office:value="3842.5" calcext:value-type="float">
            <text:p>3842.5</text:p>
          </table:table-cell>
          <table:table-cell office:value-type="float" office:value="3852.15" calcext:value-type="float">
            <text:p>3852.15</text:p>
          </table:table-cell>
          <table:table-cell office:value-type="float" office:value="5419.59" calcext:value-type="float">
            <text:p>5419.59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2:.B16])" office:value-type="float" office:value="65173.8055555556" calcext:value-type="float">
            <text:p>65173.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7])" office:value-type="float" office:value="4160.36666666667" calcext:value-type="float">
            <text:p>4160.3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21:.K21])/9" office:value-type="float" office:value="4511.32666666667" calcext:value-type="float">
            <text:p>4511.33</text:p>
          </table:table-cell>
          <table:table-cell office:value-type="float" office:value="4308.4" calcext:value-type="float">
            <text:p>4308.4</text:p>
          </table:table-cell>
          <table:table-cell office:value-type="float" office:value="4296.67" calcext:value-type="float">
            <text:p>4296.67</text:p>
          </table:table-cell>
          <table:table-cell office:value-type="float" office:value="4297.23" calcext:value-type="float">
            <text:p>4297.23</text:p>
          </table:table-cell>
          <table:table-cell office:value-type="float" office:value="4292.31" calcext:value-type="float">
            <text:p>4292.31</text:p>
          </table:table-cell>
          <table:table-cell office:value-type="float" office:value="4277.97" calcext:value-type="float">
            <text:p>4277.97</text:p>
          </table:table-cell>
          <table:table-cell office:value-type="float" office:value="4261.56" calcext:value-type="float">
            <text:p>4261.56</text:p>
          </table:table-cell>
          <table:table-cell office:value-type="float" office:value="4267.81" calcext:value-type="float">
            <text:p>4267.81</text:p>
          </table:table-cell>
          <table:table-cell office:value-type="float" office:value="4279.08" calcext:value-type="float">
            <text:p>4279.08</text:p>
          </table:table-cell>
          <table:table-cell office:value-type="float" office:value="6320.91" calcext:value-type="float">
            <text:p>6320.91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22:.K22])/9" office:value-type="float" office:value="4836.60444444445" calcext:value-type="float">
            <text:p>4836.60</text:p>
          </table:table-cell>
          <table:table-cell office:value-type="float" office:value="4323.97" calcext:value-type="float">
            <text:p>4323.97</text:p>
          </table:table-cell>
          <table:table-cell office:value-type="float" office:value="2510.41" calcext:value-type="float">
            <text:p>2510.41</text:p>
          </table:table-cell>
          <table:table-cell office:value-type="float" office:value="4300.11" calcext:value-type="float">
            <text:p>4300.11</text:p>
          </table:table-cell>
          <table:table-cell office:value-type="float" office:value="4288.46" calcext:value-type="float">
            <text:p>4288.46</text:p>
          </table:table-cell>
          <table:table-cell office:value-type="float" office:value="4285.28" calcext:value-type="float">
            <text:p>4285.28</text:p>
          </table:table-cell>
          <table:table-cell office:value-type="float" office:value="4273.56" calcext:value-type="float">
            <text:p>4273.56</text:p>
          </table:table-cell>
          <table:table-cell office:value-type="float" office:value="4293.46" calcext:value-type="float">
            <text:p>4293.46</text:p>
          </table:table-cell>
          <table:table-cell office:value-type="float" office:value="5120.05" calcext:value-type="float">
            <text:p>5120.05</text:p>
          </table:table-cell>
          <table:table-cell office:value-type="float" office:value="10134.14" calcext:value-type="float">
            <text:p>10134.14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23:.K23])/9" office:value-type="float" office:value="4736.26333333333" calcext:value-type="float">
            <text:p>4736.26</text:p>
          </table:table-cell>
          <table:table-cell office:value-type="float" office:value="4412.36" calcext:value-type="float">
            <text:p>4412.36</text:p>
          </table:table-cell>
          <table:table-cell office:value-type="float" office:value="4228.69" calcext:value-type="float">
            <text:p>4228.69</text:p>
          </table:table-cell>
          <table:table-cell office:value-type="float" office:value="4313.17" calcext:value-type="float">
            <text:p>4313.17</text:p>
          </table:table-cell>
          <table:table-cell office:value-type="float" office:value="2575.56" calcext:value-type="float">
            <text:p>2575.56</text:p>
          </table:table-cell>
          <table:table-cell office:value-type="float" office:value="4288.66" calcext:value-type="float">
            <text:p>4288.66</text:p>
          </table:table-cell>
          <table:table-cell office:value-type="float" office:value="4280.89" calcext:value-type="float">
            <text:p>4280.89</text:p>
          </table:table-cell>
          <table:table-cell office:value-type="float" office:value="4297.38" calcext:value-type="float">
            <text:p>4297.38</text:p>
          </table:table-cell>
          <table:table-cell office:value-type="float" office:value="4822.39" calcext:value-type="float">
            <text:p>4822.39</text:p>
          </table:table-cell>
          <table:table-cell office:value-type="float" office:value="9407.27" calcext:value-type="float">
            <text:p>9407.27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24:.K24])/9" office:value-type="float" office:value="4452.17222222222" calcext:value-type="float">
            <text:p>4452.17</text:p>
          </table:table-cell>
          <table:table-cell office:value-type="float" office:value="5693.85" calcext:value-type="float">
            <text:p>5693.85</text:p>
          </table:table-cell>
          <table:table-cell office:value-type="float" office:value="4329.39" calcext:value-type="float">
            <text:p>4329.39</text:p>
          </table:table-cell>
          <table:table-cell office:value-type="float" office:value="4313.22" calcext:value-type="float">
            <text:p>4313.22</text:p>
          </table:table-cell>
          <table:table-cell office:value-type="float" office:value="4305.97" calcext:value-type="float">
            <text:p>4305.97</text:p>
          </table:table-cell>
          <table:table-cell office:value-type="float" office:value="4308.1" calcext:value-type="float">
            <text:p>4308.1</text:p>
          </table:table-cell>
          <table:table-cell office:value-type="float" office:value="4290.56" calcext:value-type="float">
            <text:p>4290.56</text:p>
          </table:table-cell>
          <table:table-cell office:value-type="float" office:value="4246.18" calcext:value-type="float">
            <text:p>4246.18</text:p>
          </table:table-cell>
          <table:table-cell office:value-type="float" office:value="4278.44" calcext:value-type="float">
            <text:p>4278.44</text:p>
          </table:table-cell>
          <table:table-cell office:value-type="float" office:value="4303.84" calcext:value-type="float">
            <text:p>4303.84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25:.K25])/9" office:value-type="float" office:value="4311.80666666667" calcext:value-type="float">
            <text:p>4311.81</text:p>
          </table:table-cell>
          <table:table-cell office:value-type="float" office:value="5822.77" calcext:value-type="float">
            <text:p>5822.77</text:p>
          </table:table-cell>
          <table:table-cell office:value-type="float" office:value="2683.14" calcext:value-type="float">
            <text:p>2683.14</text:p>
          </table:table-cell>
          <table:table-cell office:value-type="float" office:value="4055.25" calcext:value-type="float">
            <text:p>4055.25</text:p>
          </table:table-cell>
          <table:table-cell office:value-type="float" office:value="4247.46" calcext:value-type="float">
            <text:p>4247.46</text:p>
          </table:table-cell>
          <table:table-cell office:value-type="float" office:value="4308.94" calcext:value-type="float">
            <text:p>4308.94</text:p>
          </table:table-cell>
          <table:table-cell office:value-type="float" office:value="4297.98" calcext:value-type="float">
            <text:p>4297.98</text:p>
          </table:table-cell>
          <table:table-cell office:value-type="float" office:value="4291.45" calcext:value-type="float">
            <text:p>4291.45</text:p>
          </table:table-cell>
          <table:table-cell office:value-type="float" office:value="4296.12" calcext:value-type="float">
            <text:p>4296.12</text:p>
          </table:table-cell>
          <table:table-cell office:value-type="float" office:value="4803.15" calcext:value-type="float">
            <text:p>4803.15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26:.K26])/9" office:value-type="float" office:value="4480.51777777778" calcext:value-type="float">
            <text:p>4480.52</text:p>
          </table:table-cell>
          <table:table-cell office:value-type="float" office:value="4333.6" calcext:value-type="float">
            <text:p>4333.6</text:p>
          </table:table-cell>
          <table:table-cell office:value-type="float" office:value="4296.08" calcext:value-type="float">
            <text:p>4296.08</text:p>
          </table:table-cell>
          <table:table-cell office:value-type="float" office:value="4295.31" calcext:value-type="float">
            <text:p>4295.31</text:p>
          </table:table-cell>
          <table:table-cell office:value-type="float" office:value="4262.89" calcext:value-type="float">
            <text:p>4262.89</text:p>
          </table:table-cell>
          <table:table-cell office:value-type="float" office:value="4251.12" calcext:value-type="float">
            <text:p>4251.12</text:p>
          </table:table-cell>
          <table:table-cell office:value-type="float" office:value="4260.06" calcext:value-type="float">
            <text:p>4260.06</text:p>
          </table:table-cell>
          <table:table-cell office:value-type="float" office:value="4267.43" calcext:value-type="float">
            <text:p>4267.43</text:p>
          </table:table-cell>
          <table:table-cell office:value-type="float" office:value="4338.22" calcext:value-type="float">
            <text:p>4338.22</text:p>
          </table:table-cell>
          <table:table-cell office:value-type="float" office:value="6019.95" calcext:value-type="float">
            <text:p>6019.95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27:.K27])/9" office:value-type="float" office:value="4300.57" calcext:value-type="float">
            <text:p>4300.57</text:p>
          </table:table-cell>
          <table:table-cell office:value-type="float" office:value="5534.25" calcext:value-type="float">
            <text:p>5534.25</text:p>
          </table:table-cell>
          <table:table-cell office:value-type="float" office:value="4322.33" calcext:value-type="float">
            <text:p>4322.33</text:p>
          </table:table-cell>
          <table:table-cell office:value-type="float" office:value="4287.61" calcext:value-type="float">
            <text:p>4287.61</text:p>
          </table:table-cell>
          <table:table-cell office:value-type="float" office:value="2639.09" calcext:value-type="float">
            <text:p>2639.09</text:p>
          </table:table-cell>
          <table:table-cell office:value-type="float" office:value="4271.66" calcext:value-type="float">
            <text:p>4271.66</text:p>
          </table:table-cell>
          <table:table-cell office:value-type="float" office:value="4201.18" calcext:value-type="float">
            <text:p>4201.18</text:p>
          </table:table-cell>
          <table:table-cell office:value-type="float" office:value="4254.25" calcext:value-type="float">
            <text:p>4254.25</text:p>
          </table:table-cell>
          <table:table-cell office:value-type="float" office:value="4272.99" calcext:value-type="float">
            <text:p>4272.99</text:p>
          </table:table-cell>
          <table:table-cell office:value-type="float" office:value="4921.77" calcext:value-type="float">
            <text:p>4921.77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28:.K28])/9" office:value-type="float" office:value="4343.37111111111" calcext:value-type="float">
            <text:p>4343.37</text:p>
          </table:table-cell>
          <table:table-cell office:value-type="float" office:value="3591.41" calcext:value-type="float">
            <text:p>3591.41</text:p>
          </table:table-cell>
          <table:table-cell office:value-type="float" office:value="4175.98" calcext:value-type="float">
            <text:p>4175.98</text:p>
          </table:table-cell>
          <table:table-cell office:value-type="float" office:value="4295.14" calcext:value-type="float">
            <text:p>4295.14</text:p>
          </table:table-cell>
          <table:table-cell office:value-type="float" office:value="4187.09" calcext:value-type="float">
            <text:p>4187.09</text:p>
          </table:table-cell>
          <table:table-cell office:value-type="float" office:value="4282.7" calcext:value-type="float">
            <text:p>4282.7</text:p>
          </table:table-cell>
          <table:table-cell office:value-type="float" office:value="4274.19" calcext:value-type="float">
            <text:p>4274.19</text:p>
          </table:table-cell>
          <table:table-cell office:value-type="float" office:value="4275.65" calcext:value-type="float">
            <text:p>4275.65</text:p>
          </table:table-cell>
          <table:table-cell office:value-type="float" office:value="4288.21" calcext:value-type="float">
            <text:p>4288.21</text:p>
          </table:table-cell>
          <table:table-cell office:value-type="float" office:value="5719.97" calcext:value-type="float">
            <text:p>5719.97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29:.K29])/9" office:value-type="float" office:value="4028.15333333333" calcext:value-type="float">
            <text:p>4028.15</text:p>
          </table:table-cell>
          <table:table-cell office:value-type="float" office:value="4477.98" calcext:value-type="float">
            <text:p>4477.98</text:p>
          </table:table-cell>
          <table:table-cell office:value-type="float" office:value="4320.98" calcext:value-type="float">
            <text:p>4320.98</text:p>
          </table:table-cell>
          <table:table-cell office:value-type="float" office:value="4308.76" calcext:value-type="float">
            <text:p>4308.76</text:p>
          </table:table-cell>
          <table:table-cell office:value-type="float" office:value="4306.4" calcext:value-type="float">
            <text:p>4306.4</text:p>
          </table:table-cell>
          <table:table-cell office:value-type="float" office:value="4295.01" calcext:value-type="float">
            <text:p>4295.01</text:p>
          </table:table-cell>
          <table:table-cell office:value-type="float" office:value="4290.18" calcext:value-type="float">
            <text:p>4290.18</text:p>
          </table:table-cell>
          <table:table-cell office:value-type="float" office:value="4182.06" calcext:value-type="float">
            <text:p>4182.06</text:p>
          </table:table-cell>
          <table:table-cell office:value-type="float" office:value="4297.55" calcext:value-type="float">
            <text:p>4297.55</text:p>
          </table:table-cell>
          <table:table-cell office:value-type="float" office:value="1774.46" calcext:value-type="float">
            <text:p>1774.46</text:p>
          </table:table-cell>
        </table:table-row>
        <table:table-row table:style-name="ro1">
          <table:table-cell office:value-type="string" calcext:value-type="string">
            <text:p>9 DRAM</text:p>
          </table:table-cell>
          <table:table-cell table:formula="of:=SUM([.C30:.K30])/9" office:value-type="float" office:value="4306.21333333333" calcext:value-type="float">
            <text:p>4306.21</text:p>
          </table:table-cell>
          <table:table-cell office:value-type="float" office:value="5555.54" calcext:value-type="float">
            <text:p>5555.54</text:p>
          </table:table-cell>
          <table:table-cell office:value-type="float" office:value="4254.42" calcext:value-type="float">
            <text:p>4254.42</text:p>
          </table:table-cell>
          <table:table-cell office:value-type="float" office:value="4280.94" calcext:value-type="float">
            <text:p>4280.94</text:p>
          </table:table-cell>
          <table:table-cell office:value-type="float" office:value="4218.97" calcext:value-type="float">
            <text:p>4218.97</text:p>
          </table:table-cell>
          <table:table-cell office:value-type="float" office:value="4299.99" calcext:value-type="float">
            <text:p>4299.99</text:p>
          </table:table-cell>
          <table:table-cell office:value-type="float" office:value="4287.06" calcext:value-type="float">
            <text:p>4287.06</text:p>
          </table:table-cell>
          <table:table-cell office:value-type="float" office:value="4270.08" calcext:value-type="float">
            <text:p>4270.08</text:p>
          </table:table-cell>
          <table:table-cell office:value-type="float" office:value="2618.09" calcext:value-type="float">
            <text:p>2618.09</text:p>
          </table:table-cell>
          <table:table-cell office:value-type="float" office:value="4970.83" calcext:value-type="float">
            <text:p>4970.83</text:p>
          </table:table-cell>
        </table:table-row>
        <table:table-row table:style-name="ro1">
          <table:table-cell office:value-type="string" calcext:value-type="string">
            <text:p>10 DRAM</text:p>
          </table:table-cell>
          <table:table-cell table:formula="of:=SUM([.C31:.K31])/9" office:value-type="float" office:value="4103.50222222222" calcext:value-type="float">
            <text:p>4103.50</text:p>
          </table:table-cell>
          <table:table-cell office:value-type="float" office:value="5478.96" calcext:value-type="float">
            <text:p>5478.96</text:p>
          </table:table-cell>
          <table:table-cell office:value-type="float" office:value="4326.59" calcext:value-type="float">
            <text:p>4326.59</text:p>
          </table:table-cell>
          <table:table-cell office:value-type="float" office:value="4304.05" calcext:value-type="float">
            <text:p>4304.05</text:p>
          </table:table-cell>
          <table:table-cell office:value-type="float" office:value="4306.29" calcext:value-type="float">
            <text:p>4306.29</text:p>
          </table:table-cell>
          <table:table-cell office:value-type="float" office:value="4298.6" calcext:value-type="float">
            <text:p>4298.6</text:p>
          </table:table-cell>
          <table:table-cell office:value-type="float" office:value="4284.13" calcext:value-type="float">
            <text:p>4284.13</text:p>
          </table:table-cell>
          <table:table-cell office:value-type="float" office:value="4268.96" calcext:value-type="float">
            <text:p>4268.96</text:p>
          </table:table-cell>
          <table:table-cell office:value-type="float" office:value="4258.51" calcext:value-type="float">
            <text:p>4258.51</text:p>
          </table:table-cell>
          <table:table-cell office:value-type="float" office:value="1405.43" calcext:value-type="float">
            <text:p>1405.43</text:p>
          </table:table-cell>
        </table:table-row>
        <table:table-row table:style-name="ro1">
          <table:table-cell office:value-type="string" calcext:value-type="string">
            <text:p>11 DRAM</text:p>
          </table:table-cell>
          <table:table-cell table:formula="of:=SUM([.C32:.K32])/9" office:value-type="float" office:value="4341.87333333333" calcext:value-type="float">
            <text:p>4341.87</text:p>
          </table:table-cell>
          <table:table-cell office:value-type="float" office:value="5789.11" calcext:value-type="float">
            <text:p>5789.11</text:p>
          </table:table-cell>
          <table:table-cell office:value-type="float" office:value="4428.23" calcext:value-type="float">
            <text:p>4428.23</text:p>
          </table:table-cell>
          <table:table-cell office:value-type="float" office:value="4321.44" calcext:value-type="float">
            <text:p>4321.44</text:p>
          </table:table-cell>
          <table:table-cell office:value-type="float" office:value="4311.52" calcext:value-type="float">
            <text:p>4311.52</text:p>
          </table:table-cell>
          <table:table-cell office:value-type="float" office:value="4314.98" calcext:value-type="float">
            <text:p>4314.98</text:p>
          </table:table-cell>
          <table:table-cell office:value-type="float" office:value="2631.64" calcext:value-type="float">
            <text:p>2631.64</text:p>
          </table:table-cell>
          <table:table-cell office:value-type="float" office:value="4284.75" calcext:value-type="float">
            <text:p>4284.75</text:p>
          </table:table-cell>
          <table:table-cell office:value-type="float" office:value="4288.56" calcext:value-type="float">
            <text:p>4288.56</text:p>
          </table:table-cell>
          <table:table-cell office:value-type="float" office:value="4706.63" calcext:value-type="float">
            <text:p>4706.63</text:p>
          </table:table-cell>
        </table:table-row>
        <table:table-row table:style-name="ro1">
          <table:table-cell office:value-type="string" calcext:value-type="string">
            <text:p>12 DRAM</text:p>
          </table:table-cell>
          <table:table-cell table:formula="of:=SUM([.C33:.K33])/9" office:value-type="float" office:value="4338.24444444444" calcext:value-type="float">
            <text:p>4338.24</text:p>
          </table:table-cell>
          <table:table-cell office:value-type="float" office:value="5765.83" calcext:value-type="float">
            <text:p>5765.83</text:p>
          </table:table-cell>
          <table:table-cell office:value-type="float" office:value="4419.38" calcext:value-type="float">
            <text:p>4419.38</text:p>
          </table:table-cell>
          <table:table-cell office:value-type="float" office:value="4315.63" calcext:value-type="float">
            <text:p>4315.63</text:p>
          </table:table-cell>
          <table:table-cell office:value-type="float" office:value="4310.26" calcext:value-type="float">
            <text:p>4310.26</text:p>
          </table:table-cell>
          <table:table-cell office:value-type="float" office:value="4306.85" calcext:value-type="float">
            <text:p>4306.85</text:p>
          </table:table-cell>
          <table:table-cell office:value-type="float" office:value="4297.67" calcext:value-type="float">
            <text:p>4297.67</text:p>
          </table:table-cell>
          <table:table-cell office:value-type="float" office:value="2619.09" calcext:value-type="float">
            <text:p>2619.09</text:p>
          </table:table-cell>
          <table:table-cell office:value-type="float" office:value="4289.71" calcext:value-type="float">
            <text:p>4289.71</text:p>
          </table:table-cell>
          <table:table-cell office:value-type="float" office:value="4719.78" calcext:value-type="float">
            <text:p>4719.78</text:p>
          </table:table-cell>
        </table:table-row>
        <table:table-row table:style-name="ro1">
          <table:table-cell office:value-type="string" calcext:value-type="string">
            <text:p>13 DRAM</text:p>
          </table:table-cell>
          <table:table-cell table:formula="of:=SUM([.C34:.K34])/9" office:value-type="float" office:value="4398.58111111111" calcext:value-type="float">
            <text:p>4398.58</text:p>
          </table:table-cell>
          <table:table-cell office:value-type="float" office:value="5510.95" calcext:value-type="float">
            <text:p>5510.95</text:p>
          </table:table-cell>
          <table:table-cell office:value-type="float" office:value="4255.99" calcext:value-type="float">
            <text:p>4255.99</text:p>
          </table:table-cell>
          <table:table-cell office:value-type="float" office:value="4288.77" calcext:value-type="float">
            <text:p>4288.77</text:p>
          </table:table-cell>
          <table:table-cell office:value-type="float" office:value="4286.51" calcext:value-type="float">
            <text:p>4286.51</text:p>
          </table:table-cell>
          <table:table-cell office:value-type="float" office:value="4280.31" calcext:value-type="float">
            <text:p>4280.31</text:p>
          </table:table-cell>
          <table:table-cell office:value-type="float" office:value="4268.88" calcext:value-type="float">
            <text:p>4268.88</text:p>
          </table:table-cell>
          <table:table-cell office:value-type="float" office:value="4217.53" calcext:value-type="float">
            <text:p>4217.53</text:p>
          </table:table-cell>
          <table:table-cell office:value-type="float" office:value="4103.2" calcext:value-type="float">
            <text:p>4103.2</text:p>
          </table:table-cell>
          <table:table-cell office:value-type="float" office:value="4375.09" calcext:value-type="float">
            <text:p>4375.09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35:.K35])/9" office:value-type="float" office:value="4254.11444444444" calcext:value-type="float">
            <text:p>4254.11</text:p>
          </table:table-cell>
          <table:table-cell office:value-type="float" office:value="2913.05" calcext:value-type="float">
            <text:p>2913.05</text:p>
          </table:table-cell>
          <table:table-cell office:value-type="float" office:value="4034.86" calcext:value-type="float">
            <text:p>4034.86</text:p>
          </table:table-cell>
          <table:table-cell office:value-type="float" office:value="4037.19" calcext:value-type="float">
            <text:p>4037.19</text:p>
          </table:table-cell>
          <table:table-cell office:value-type="float" office:value="4035.19" calcext:value-type="float">
            <text:p>4035.19</text:p>
          </table:table-cell>
          <table:table-cell office:value-type="float" office:value="4027.09" calcext:value-type="float">
            <text:p>4027.09</text:p>
          </table:table-cell>
          <table:table-cell office:value-type="float" office:value="4007.49" calcext:value-type="float">
            <text:p>4007.49</text:p>
          </table:table-cell>
          <table:table-cell office:value-type="float" office:value="4017.82" calcext:value-type="float">
            <text:p>4017.82</text:p>
          </table:table-cell>
          <table:table-cell office:value-type="float" office:value="4285.32" calcext:value-type="float">
            <text:p>4285.32</text:p>
          </table:table-cell>
          <table:table-cell office:value-type="float" office:value="6929.02" calcext:value-type="float">
            <text:p>6929.02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36:.K36])/9" office:value-type="float" office:value="4206.35888888889" calcext:value-type="float">
            <text:p>4206.36</text:p>
          </table:table-cell>
          <table:table-cell office:value-type="float" office:value="4633.6" calcext:value-type="float">
            <text:p>4633.6</text:p>
          </table:table-cell>
          <table:table-cell office:value-type="float" office:value="4047.98" calcext:value-type="float">
            <text:p>4047.98</text:p>
          </table:table-cell>
          <table:table-cell office:value-type="float" office:value="4031.87" calcext:value-type="float">
            <text:p>4031.87</text:p>
          </table:table-cell>
          <table:table-cell office:value-type="float" office:value="3953.32" calcext:value-type="float">
            <text:p>3953.32</text:p>
          </table:table-cell>
          <table:table-cell office:value-type="float" office:value="4029.49" calcext:value-type="float">
            <text:p>4029.49</text:p>
          </table:table-cell>
          <table:table-cell office:value-type="float" office:value="3972.38" calcext:value-type="float">
            <text:p>3972.38</text:p>
          </table:table-cell>
          <table:table-cell office:value-type="float" office:value="4010.25" calcext:value-type="float">
            <text:p>4010.25</text:p>
          </table:table-cell>
          <table:table-cell office:value-type="float" office:value="4028.15" calcext:value-type="float">
            <text:p>4028.15</text:p>
          </table:table-cell>
          <table:table-cell office:value-type="float" office:value="5150.19" calcext:value-type="float">
            <text:p>5150.19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21:.B34])" office:value-type="float" office:value="61489.2" calcext:value-type="float">
            <text:p>61489.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35:.B36])" office:value-type="float" office:value="8460.47333333333" calcext:value-type="float">
            <text:p>8460.47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40:.K40])/9" office:value-type="float" office:value="4498.17333333333" calcext:value-type="float">
            <text:p>4498.17</text:p>
          </table:table-cell>
          <table:table-cell office:value-type="float" office:value="4402.73" calcext:value-type="float">
            <text:p>4402.73</text:p>
          </table:table-cell>
          <table:table-cell office:value-type="float" office:value="4357.04" calcext:value-type="float">
            <text:p>4357.04</text:p>
          </table:table-cell>
          <table:table-cell office:value-type="float" office:value="4291.4" calcext:value-type="float">
            <text:p>4291.4</text:p>
          </table:table-cell>
          <table:table-cell office:value-type="float" office:value="4308.93" calcext:value-type="float">
            <text:p>4308.93</text:p>
          </table:table-cell>
          <table:table-cell office:value-type="float" office:value="4287.24" calcext:value-type="float">
            <text:p>4287.24</text:p>
          </table:table-cell>
          <table:table-cell office:value-type="float" office:value="4287.02" calcext:value-type="float">
            <text:p>4287.02</text:p>
          </table:table-cell>
          <table:table-cell office:value-type="float" office:value="4292.15" calcext:value-type="float">
            <text:p>4292.15</text:p>
          </table:table-cell>
          <table:table-cell office:value-type="float" office:value="4328.62" calcext:value-type="float">
            <text:p>4328.62</text:p>
          </table:table-cell>
          <table:table-cell office:value-type="float" office:value="5928.43" calcext:value-type="float">
            <text:p>5928.43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41:.K41])/9" office:value-type="float" office:value="4261.14222222222" calcext:value-type="float">
            <text:p>4261.14</text:p>
          </table:table-cell>
          <table:table-cell office:value-type="float" office:value="5152.53" calcext:value-type="float">
            <text:p>5152.53</text:p>
          </table:table-cell>
          <table:table-cell office:value-type="float" office:value="4385.69" calcext:value-type="float">
            <text:p>4385.69</text:p>
          </table:table-cell>
          <table:table-cell office:value-type="float" office:value="4321.55" calcext:value-type="float">
            <text:p>4321.55</text:p>
          </table:table-cell>
          <table:table-cell office:value-type="float" office:value="4242.55" calcext:value-type="float">
            <text:p>4242.55</text:p>
          </table:table-cell>
          <table:table-cell office:value-type="float" office:value="4325.22" calcext:value-type="float">
            <text:p>4325.22</text:p>
          </table:table-cell>
          <table:table-cell office:value-type="float" office:value="2633.39" calcext:value-type="float">
            <text:p>2633.39</text:p>
          </table:table-cell>
          <table:table-cell office:value-type="float" office:value="4293.96" calcext:value-type="float">
            <text:p>4293.96</text:p>
          </table:table-cell>
          <table:table-cell office:value-type="float" office:value="4324.74" calcext:value-type="float">
            <text:p>4324.74</text:p>
          </table:table-cell>
          <table:table-cell office:value-type="float" office:value="4670.65" calcext:value-type="float">
            <text:p>4670.65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42:.K42])/9" office:value-type="float" office:value="4277.12111111111" calcext:value-type="float">
            <text:p>4277.12</text:p>
          </table:table-cell>
          <table:table-cell office:value-type="float" office:value="5187.51" calcext:value-type="float">
            <text:p>5187.51</text:p>
          </table:table-cell>
          <table:table-cell office:value-type="float" office:value="4442.84" calcext:value-type="float">
            <text:p>4442.84</text:p>
          </table:table-cell>
          <table:table-cell office:value-type="float" office:value="4406.48" calcext:value-type="float">
            <text:p>4406.48</text:p>
          </table:table-cell>
          <table:table-cell office:value-type="float" office:value="4335.69" calcext:value-type="float">
            <text:p>4335.69</text:p>
          </table:table-cell>
          <table:table-cell office:value-type="float" office:value="4230.55" calcext:value-type="float">
            <text:p>4230.55</text:p>
          </table:table-cell>
          <table:table-cell office:value-type="float" office:value="4307.34" calcext:value-type="float">
            <text:p>4307.34</text:p>
          </table:table-cell>
          <table:table-cell office:value-type="float" office:value="2621.15" calcext:value-type="float">
            <text:p>2621.15</text:p>
          </table:table-cell>
          <table:table-cell office:value-type="float" office:value="4328.1" calcext:value-type="float">
            <text:p>4328.1</text:p>
          </table:table-cell>
          <table:table-cell office:value-type="float" office:value="4634.43" calcext:value-type="float">
            <text:p>4634.43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43:.K43])/9" office:value-type="float" office:value="4405.51888888889" calcext:value-type="float">
            <text:p>4405.52</text:p>
          </table:table-cell>
          <table:table-cell office:value-type="float" office:value="5076.48" calcext:value-type="float">
            <text:p>5076.48</text:p>
          </table:table-cell>
          <table:table-cell office:value-type="float" office:value="4357.68" calcext:value-type="float">
            <text:p>4357.68</text:p>
          </table:table-cell>
          <table:table-cell office:value-type="float" office:value="4381.98" calcext:value-type="float">
            <text:p>4381.98</text:p>
          </table:table-cell>
          <table:table-cell office:value-type="float" office:value="4341.96" calcext:value-type="float">
            <text:p>4341.96</text:p>
          </table:table-cell>
          <table:table-cell office:value-type="float" office:value="4245.62" calcext:value-type="float">
            <text:p>4245.62</text:p>
          </table:table-cell>
          <table:table-cell office:value-type="float" office:value="4307.46" calcext:value-type="float">
            <text:p>4307.46</text:p>
          </table:table-cell>
          <table:table-cell office:value-type="float" office:value="4302.2" calcext:value-type="float">
            <text:p>4302.2</text:p>
          </table:table-cell>
          <table:table-cell office:value-type="float" office:value="4309.2" calcext:value-type="float">
            <text:p>4309.2</text:p>
          </table:table-cell>
          <table:table-cell office:value-type="float" office:value="4327.09" calcext:value-type="float">
            <text:p>4327.09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44:.K44])/9" office:value-type="float" office:value="4106.39555555555" calcext:value-type="float">
            <text:p>4106.40</text:p>
          </table:table-cell>
          <table:table-cell office:value-type="float" office:value="5175.41" calcext:value-type="float">
            <text:p>5175.41</text:p>
          </table:table-cell>
          <table:table-cell office:value-type="float" office:value="4437.67" calcext:value-type="float">
            <text:p>4437.67</text:p>
          </table:table-cell>
          <table:table-cell office:value-type="float" office:value="4398.72" calcext:value-type="float">
            <text:p>4398.72</text:p>
          </table:table-cell>
          <table:table-cell office:value-type="float" office:value="4345.89" calcext:value-type="float">
            <text:p>4345.89</text:p>
          </table:table-cell>
          <table:table-cell office:value-type="float" office:value="4342.22" calcext:value-type="float">
            <text:p>4342.22</text:p>
          </table:table-cell>
          <table:table-cell office:value-type="float" office:value="4301.34" calcext:value-type="float">
            <text:p>4301.34</text:p>
          </table:table-cell>
          <table:table-cell office:value-type="float" office:value="4319.14" calcext:value-type="float">
            <text:p>4319.14</text:p>
          </table:table-cell>
          <table:table-cell office:value-type="float" office:value="4302.42" calcext:value-type="float">
            <text:p>4302.42</text:p>
          </table:table-cell>
          <table:table-cell office:value-type="float" office:value="1334.75" calcext:value-type="float">
            <text:p>1334.75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45:.K45])/9" office:value-type="float" office:value="4254.95888888889" calcext:value-type="float">
            <text:p>4254.96</text:p>
          </table:table-cell>
          <table:table-cell office:value-type="float" office:value="5082.58" calcext:value-type="float">
            <text:p>5082.58</text:p>
          </table:table-cell>
          <table:table-cell office:value-type="float" office:value="4400.69" calcext:value-type="float">
            <text:p>4400.69</text:p>
          </table:table-cell>
          <table:table-cell office:value-type="float" office:value="2587.62" calcext:value-type="float">
            <text:p>2587.62</text:p>
          </table:table-cell>
          <table:table-cell office:value-type="float" office:value="4328.01" calcext:value-type="float">
            <text:p>4328.01</text:p>
          </table:table-cell>
          <table:table-cell office:value-type="float" office:value="4285.78" calcext:value-type="float">
            <text:p>4285.78</text:p>
          </table:table-cell>
          <table:table-cell office:value-type="float" office:value="4299.16" calcext:value-type="float">
            <text:p>4299.16</text:p>
          </table:table-cell>
          <table:table-cell office:value-type="float" office:value="4284.4" calcext:value-type="float">
            <text:p>4284.4</text:p>
          </table:table-cell>
          <table:table-cell office:value-type="float" office:value="4311.25" calcext:value-type="float">
            <text:p>4311.25</text:p>
          </table:table-cell>
          <table:table-cell office:value-type="float" office:value="4715.14" calcext:value-type="float">
            <text:p>4715.14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46:.K46])/9" office:value-type="float" office:value="4228.98888888889" calcext:value-type="float">
            <text:p>4228.99</text:p>
          </table:table-cell>
          <table:table-cell office:value-type="float" office:value="4936.29" calcext:value-type="float">
            <text:p>4936.29</text:p>
          </table:table-cell>
          <table:table-cell office:value-type="float" office:value="2638.09" calcext:value-type="float">
            <text:p>2638.09</text:p>
          </table:table-cell>
          <table:table-cell office:value-type="float" office:value="4297.77" calcext:value-type="float">
            <text:p>4297.77</text:p>
          </table:table-cell>
          <table:table-cell office:value-type="float" office:value="4311.29" calcext:value-type="float">
            <text:p>4311.29</text:p>
          </table:table-cell>
          <table:table-cell office:value-type="float" office:value="4199.67" calcext:value-type="float">
            <text:p>4199.67</text:p>
          </table:table-cell>
          <table:table-cell office:value-type="float" office:value="4285.28" calcext:value-type="float">
            <text:p>4285.28</text:p>
          </table:table-cell>
          <table:table-cell office:value-type="float" office:value="4242.14" calcext:value-type="float">
            <text:p>4242.14</text:p>
          </table:table-cell>
          <table:table-cell office:value-type="float" office:value="4202.49" calcext:value-type="float">
            <text:p>4202.49</text:p>
          </table:table-cell>
          <table:table-cell office:value-type="float" office:value="4947.88" calcext:value-type="float">
            <text:p>4947.88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47:.K47])/9" office:value-type="float" office:value="4301.89555555555" calcext:value-type="float">
            <text:p>4301.90</text:p>
          </table:table-cell>
          <table:table-cell office:value-type="float" office:value="3322.55" calcext:value-type="float">
            <text:p>3322.55</text:p>
          </table:table-cell>
          <table:table-cell office:value-type="float" office:value="4383.61" calcext:value-type="float">
            <text:p>4383.61</text:p>
          </table:table-cell>
          <table:table-cell office:value-type="float" office:value="4316.24" calcext:value-type="float">
            <text:p>4316.24</text:p>
          </table:table-cell>
          <table:table-cell office:value-type="float" office:value="4326.94" calcext:value-type="float">
            <text:p>4326.94</text:p>
          </table:table-cell>
          <table:table-cell office:value-type="float" office:value="4279.33" calcext:value-type="float">
            <text:p>4279.33</text:p>
          </table:table-cell>
          <table:table-cell office:value-type="float" office:value="4300.35" calcext:value-type="float">
            <text:p>4300.35</text:p>
          </table:table-cell>
          <table:table-cell office:value-type="float" office:value="4258.07" calcext:value-type="float">
            <text:p>4258.07</text:p>
          </table:table-cell>
          <table:table-cell office:value-type="float" office:value="4320.27" calcext:value-type="float">
            <text:p>4320.27</text:p>
          </table:table-cell>
          <table:table-cell office:value-type="float" office:value="5209.7" calcext:value-type="float">
            <text:p>5209.7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48:.K48])/9" office:value-type="float" office:value="4254.48666666667" calcext:value-type="float">
            <text:p>4254.49</text:p>
          </table:table-cell>
          <table:table-cell office:value-type="float" office:value="5031.67" calcext:value-type="float">
            <text:p>5031.67</text:p>
          </table:table-cell>
          <table:table-cell office:value-type="float" office:value="4311.11" calcext:value-type="float">
            <text:p>4311.11</text:p>
          </table:table-cell>
          <table:table-cell office:value-type="float" office:value="4368.36" calcext:value-type="float">
            <text:p>4368.36</text:p>
          </table:table-cell>
          <table:table-cell office:value-type="float" office:value="4338.65" calcext:value-type="float">
            <text:p>4338.65</text:p>
          </table:table-cell>
          <table:table-cell office:value-type="float" office:value="4321.58" calcext:value-type="float">
            <text:p>4321.58</text:p>
          </table:table-cell>
          <table:table-cell office:value-type="float" office:value="4297.22" calcext:value-type="float">
            <text:p>4297.22</text:p>
          </table:table-cell>
          <table:table-cell office:value-type="float" office:value="4303.5" calcext:value-type="float">
            <text:p>4303.5</text:p>
          </table:table-cell>
          <table:table-cell office:value-type="float" office:value="2661" calcext:value-type="float">
            <text:p>2661</text:p>
          </table:table-cell>
          <table:table-cell office:value-type="float" office:value="4657.29" calcext:value-type="float">
            <text:p>4657.29</text:p>
          </table:table-cell>
        </table:table-row>
        <table:table-row table:style-name="ro1">
          <table:table-cell office:value-type="string" calcext:value-type="string">
            <text:p>9 DRAM</text:p>
          </table:table-cell>
          <table:table-cell table:formula="of:=SUM([.C49:.K49])/9" office:value-type="float" office:value="4260.88444444444" calcext:value-type="float">
            <text:p>4260.88</text:p>
          </table:table-cell>
          <table:table-cell office:value-type="float" office:value="5042.64" calcext:value-type="float">
            <text:p>5042.64</text:p>
          </table:table-cell>
          <table:table-cell office:value-type="float" office:value="4407.76" calcext:value-type="float">
            <text:p>4407.76</text:p>
          </table:table-cell>
          <table:table-cell office:value-type="float" office:value="4374.92" calcext:value-type="float">
            <text:p>4374.92</text:p>
          </table:table-cell>
          <table:table-cell office:value-type="float" office:value="2593.38" calcext:value-type="float">
            <text:p>2593.38</text:p>
          </table:table-cell>
          <table:table-cell office:value-type="float" office:value="4289.53" calcext:value-type="float">
            <text:p>4289.53</text:p>
          </table:table-cell>
          <table:table-cell office:value-type="float" office:value="4302.42" calcext:value-type="float">
            <text:p>4302.42</text:p>
          </table:table-cell>
          <table:table-cell office:value-type="float" office:value="4289.21" calcext:value-type="float">
            <text:p>4289.21</text:p>
          </table:table-cell>
          <table:table-cell office:value-type="float" office:value="4324.63" calcext:value-type="float">
            <text:p>4324.63</text:p>
          </table:table-cell>
          <table:table-cell office:value-type="float" office:value="4723.47" calcext:value-type="float">
            <text:p>4723.47</text:p>
          </table:table-cell>
        </table:table-row>
        <table:table-row table:style-name="ro1">
          <table:table-cell office:value-type="string" calcext:value-type="string">
            <text:p>10 DRAM</text:p>
          </table:table-cell>
          <table:table-cell table:formula="of:=SUM([.C50:.K50])/9" office:value-type="float" office:value="4776.41" calcext:value-type="float">
            <text:p>4776.41</text:p>
          </table:table-cell>
          <table:table-cell office:value-type="float" office:value="2704.56" calcext:value-type="float">
            <text:p>2704.56</text:p>
          </table:table-cell>
          <table:table-cell office:value-type="float" office:value="4315.61" calcext:value-type="float">
            <text:p>4315.61</text:p>
          </table:table-cell>
          <table:table-cell office:value-type="float" office:value="4332.18" calcext:value-type="float">
            <text:p>4332.18</text:p>
          </table:table-cell>
          <table:table-cell office:value-type="float" office:value="4285.81" calcext:value-type="float">
            <text:p>4285.81</text:p>
          </table:table-cell>
          <table:table-cell office:value-type="float" office:value="4240.81" calcext:value-type="float">
            <text:p>4240.81</text:p>
          </table:table-cell>
          <table:table-cell office:value-type="float" office:value="4280.19" calcext:value-type="float">
            <text:p>4280.19</text:p>
          </table:table-cell>
          <table:table-cell office:value-type="float" office:value="4314.44" calcext:value-type="float">
            <text:p>4314.44</text:p>
          </table:table-cell>
          <table:table-cell office:value-type="float" office:value="4670.05" calcext:value-type="float">
            <text:p>4670.05</text:p>
          </table:table-cell>
          <table:table-cell office:value-type="float" office:value="9844.04" calcext:value-type="float">
            <text:p>9844.04</text:p>
          </table:table-cell>
        </table:table-row>
        <table:table-row table:style-name="ro1">
          <table:table-cell office:value-type="string" calcext:value-type="string">
            <text:p>11 DRAM</text:p>
          </table:table-cell>
          <table:table-cell table:formula="of:=SUM([.C51:.K51])/9" office:value-type="float" office:value="4648.23777777778" calcext:value-type="float">
            <text:p>4648.24</text:p>
          </table:table-cell>
          <table:table-cell office:value-type="float" office:value="4476.05" calcext:value-type="float">
            <text:p>4476.05</text:p>
          </table:table-cell>
          <table:table-cell office:value-type="float" office:value="4406.42" calcext:value-type="float">
            <text:p>4406.42</text:p>
          </table:table-cell>
          <table:table-cell office:value-type="float" office:value="4333.38" calcext:value-type="float">
            <text:p>4333.38</text:p>
          </table:table-cell>
          <table:table-cell office:value-type="float" office:value="2573.99" calcext:value-type="float">
            <text:p>2573.99</text:p>
          </table:table-cell>
          <table:table-cell office:value-type="float" office:value="4302.06" calcext:value-type="float">
            <text:p>4302.06</text:p>
          </table:table-cell>
          <table:table-cell office:value-type="float" office:value="4310.01" calcext:value-type="float">
            <text:p>4310.01</text:p>
          </table:table-cell>
          <table:table-cell office:value-type="float" office:value="4324.71" calcext:value-type="float">
            <text:p>4324.71</text:p>
          </table:table-cell>
          <table:table-cell office:value-type="float" office:value="4588.99" calcext:value-type="float">
            <text:p>4588.99</text:p>
          </table:table-cell>
          <table:table-cell office:value-type="float" office:value="8518.53" calcext:value-type="float">
            <text:p>8518.53</text:p>
          </table:table-cell>
        </table:table-row>
        <table:table-row table:style-name="ro1">
          <table:table-cell office:value-type="string" calcext:value-type="string">
            <text:p>12 DRAM</text:p>
          </table:table-cell>
          <table:table-cell table:formula="of:=SUM([.C52:.K52])/9" office:value-type="float" office:value="4404" calcext:value-type="float">
            <text:p>4404.00</text:p>
          </table:table-cell>
          <table:table-cell office:value-type="float" office:value="5091" calcext:value-type="float">
            <text:p>5091</text:p>
          </table:table-cell>
          <table:table-cell office:value-type="float" office:value="4421.38" calcext:value-type="float">
            <text:p>4421.38</text:p>
          </table:table-cell>
          <table:table-cell office:value-type="float" office:value="4328.99" calcext:value-type="float">
            <text:p>4328.99</text:p>
          </table:table-cell>
          <table:table-cell office:value-type="float" office:value="4345.3" calcext:value-type="float">
            <text:p>4345.3</text:p>
          </table:table-cell>
          <table:table-cell office:value-type="float" office:value="4334.36" calcext:value-type="float">
            <text:p>4334.36</text:p>
          </table:table-cell>
          <table:table-cell office:value-type="float" office:value="4306.52" calcext:value-type="float">
            <text:p>4306.52</text:p>
          </table:table-cell>
          <table:table-cell office:value-type="float" office:value="4311.69" calcext:value-type="float">
            <text:p>4311.69</text:p>
          </table:table-cell>
          <table:table-cell office:value-type="float" office:value="4263.63" calcext:value-type="float">
            <text:p>4263.63</text:p>
          </table:table-cell>
          <table:table-cell office:value-type="float" office:value="4233.13" calcext:value-type="float">
            <text:p>4233.13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53:.K53])/9" office:value-type="float" office:value="4182.98222222222" calcext:value-type="float">
            <text:p>4182.98</text:p>
          </table:table-cell>
          <table:table-cell office:value-type="float" office:value="4387.48" calcext:value-type="float">
            <text:p>4387.48</text:p>
          </table:table-cell>
          <table:table-cell office:value-type="float" office:value="4142.96" calcext:value-type="float">
            <text:p>4142.96</text:p>
          </table:table-cell>
          <table:table-cell office:value-type="float" office:value="4076.17" calcext:value-type="float">
            <text:p>4076.17</text:p>
          </table:table-cell>
          <table:table-cell office:value-type="float" office:value="4079.62" calcext:value-type="float">
            <text:p>4079.62</text:p>
          </table:table-cell>
          <table:table-cell office:value-type="float" office:value="4047.46" calcext:value-type="float">
            <text:p>4047.46</text:p>
          </table:table-cell>
          <table:table-cell office:value-type="float" office:value="4050.66" calcext:value-type="float">
            <text:p>4050.66</text:p>
          </table:table-cell>
          <table:table-cell office:value-type="float" office:value="4039.37" calcext:value-type="float">
            <text:p>4039.37</text:p>
          </table:table-cell>
          <table:table-cell office:value-type="float" office:value="4062.73" calcext:value-type="float">
            <text:p>4062.73</text:p>
          </table:table-cell>
          <table:table-cell office:value-type="float" office:value="4760.39" calcext:value-type="float">
            <text:p>4760.39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54:.K54])/9" office:value-type="float" office:value="4180.62" calcext:value-type="float">
            <text:p>4180.62</text:p>
          </table:table-cell>
          <table:table-cell office:value-type="float" office:value="4398.2" calcext:value-type="float">
            <text:p>4398.2</text:p>
          </table:table-cell>
          <table:table-cell office:value-type="float" office:value="4147.07" calcext:value-type="float">
            <text:p>4147.07</text:p>
          </table:table-cell>
          <table:table-cell office:value-type="float" office:value="3987.47" calcext:value-type="float">
            <text:p>3987.47</text:p>
          </table:table-cell>
          <table:table-cell office:value-type="float" office:value="4090.4" calcext:value-type="float">
            <text:p>4090.4</text:p>
          </table:table-cell>
          <table:table-cell office:value-type="float" office:value="4057.5" calcext:value-type="float">
            <text:p>4057.5</text:p>
          </table:table-cell>
          <table:table-cell office:value-type="float" office:value="4057.91" calcext:value-type="float">
            <text:p>4057.91</text:p>
          </table:table-cell>
          <table:table-cell office:value-type="float" office:value="4046.35" calcext:value-type="float">
            <text:p>4046.35</text:p>
          </table:table-cell>
          <table:table-cell office:value-type="float" office:value="4070.38" calcext:value-type="float">
            <text:p>4070.38</text:p>
          </table:table-cell>
          <table:table-cell office:value-type="float" office:value="4770.3" calcext:value-type="float">
            <text:p>4770.3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55:.K55])/9" office:value-type="float" office:value="4183.02888888889" calcext:value-type="float">
            <text:p>4183.03</text:p>
          </table:table-cell>
          <table:table-cell office:value-type="float" office:value="4384.84" calcext:value-type="float">
            <text:p>4384.84</text:p>
          </table:table-cell>
          <table:table-cell office:value-type="float" office:value="4056.17" calcext:value-type="float">
            <text:p>4056.17</text:p>
          </table:table-cell>
          <table:table-cell office:value-type="float" office:value="4071.98" calcext:value-type="float">
            <text:p>4071.98</text:p>
          </table:table-cell>
          <table:table-cell office:value-type="float" office:value="4091.8" calcext:value-type="float">
            <text:p>4091.8</text:p>
          </table:table-cell>
          <table:table-cell office:value-type="float" office:value="4054.72" calcext:value-type="float">
            <text:p>4054.72</text:p>
          </table:table-cell>
          <table:table-cell office:value-type="float" office:value="4054.44" calcext:value-type="float">
            <text:p>4054.44</text:p>
          </table:table-cell>
          <table:table-cell office:value-type="float" office:value="4047.66" calcext:value-type="float">
            <text:p>4047.66</text:p>
          </table:table-cell>
          <table:table-cell office:value-type="float" office:value="4001.27" calcext:value-type="float">
            <text:p>4001.27</text:p>
          </table:table-cell>
          <table:table-cell office:value-type="float" office:value="4884.38" calcext:value-type="float">
            <text:p>4884.38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40:.B52])" office:value-type="float" office:value="56678.2133333333" calcext:value-type="float">
            <text:p>56678.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53:.B55])" office:value-type="float" office:value="12546.6311111111" calcext:value-type="float">
            <text:p>12546.6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59:.K59])/9" office:value-type="float" office:value="4582.28666666667" calcext:value-type="float">
            <text:p>4582.29</text:p>
          </table:table-cell>
          <table:table-cell office:value-type="float" office:value="4303.03" calcext:value-type="float">
            <text:p>4303.03</text:p>
          </table:table-cell>
          <table:table-cell office:value-type="float" office:value="4278.86" calcext:value-type="float">
            <text:p>4278.86</text:p>
          </table:table-cell>
          <table:table-cell office:value-type="float" office:value="4327.94" calcext:value-type="float">
            <text:p>4327.94</text:p>
          </table:table-cell>
          <table:table-cell office:value-type="float" office:value="4332.7" calcext:value-type="float">
            <text:p>4332.7</text:p>
          </table:table-cell>
          <table:table-cell office:value-type="float" office:value="4318.59" calcext:value-type="float">
            <text:p>4318.59</text:p>
          </table:table-cell>
          <table:table-cell office:value-type="float" office:value="4270.52" calcext:value-type="float">
            <text:p>4270.52</text:p>
          </table:table-cell>
          <table:table-cell office:value-type="float" office:value="4424.03" calcext:value-type="float">
            <text:p>4424.03</text:p>
          </table:table-cell>
          <table:table-cell office:value-type="float" office:value="4387.76" calcext:value-type="float">
            <text:p>4387.76</text:p>
          </table:table-cell>
          <table:table-cell office:value-type="float" office:value="6597.15" calcext:value-type="float">
            <text:p>6597.15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60:.K60])/9" office:value-type="float" office:value="4320.01777777778" calcext:value-type="float">
            <text:p>4320.02</text:p>
          </table:table-cell>
          <table:table-cell office:value-type="float" office:value="5317.88" calcext:value-type="float">
            <text:p>5317.88</text:p>
          </table:table-cell>
          <table:table-cell office:value-type="float" office:value="2853.39" calcext:value-type="float">
            <text:p>2853.39</text:p>
          </table:table-cell>
          <table:table-cell office:value-type="float" office:value="4258.87" calcext:value-type="float">
            <text:p>4258.87</text:p>
          </table:table-cell>
          <table:table-cell office:value-type="float" office:value="4324.5" calcext:value-type="float">
            <text:p>4324.5</text:p>
          </table:table-cell>
          <table:table-cell office:value-type="float" office:value="4352.09" calcext:value-type="float">
            <text:p>4352.09</text:p>
          </table:table-cell>
          <table:table-cell office:value-type="float" office:value="4302.14" calcext:value-type="float">
            <text:p>4302.14</text:p>
          </table:table-cell>
          <table:table-cell office:value-type="float" office:value="4333.89" calcext:value-type="float">
            <text:p>4333.89</text:p>
          </table:table-cell>
          <table:table-cell office:value-type="float" office:value="4307.12" calcext:value-type="float">
            <text:p>4307.12</text:p>
          </table:table-cell>
          <table:table-cell office:value-type="float" office:value="4830.28" calcext:value-type="float">
            <text:p>4830.28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61:.K61])/9" office:value-type="float" office:value="5063.66777777778" calcext:value-type="float">
            <text:p>5063.67</text:p>
          </table:table-cell>
          <table:table-cell office:value-type="float" office:value="4332.3" calcext:value-type="float">
            <text:p>4332.3</text:p>
          </table:table-cell>
          <table:table-cell office:value-type="float" office:value="2879.49" calcext:value-type="float">
            <text:p>2879.49</text:p>
          </table:table-cell>
          <table:table-cell office:value-type="float" office:value="3321.45" calcext:value-type="float">
            <text:p>3321.45</text:p>
          </table:table-cell>
          <table:table-cell office:value-type="float" office:value="3045.58" calcext:value-type="float">
            <text:p>3045.58</text:p>
          </table:table-cell>
          <table:table-cell office:value-type="float" office:value="4310.53" calcext:value-type="float">
            <text:p>4310.53</text:p>
          </table:table-cell>
          <table:table-cell office:value-type="float" office:value="4438.27" calcext:value-type="float">
            <text:p>4438.27</text:p>
          </table:table-cell>
          <table:table-cell office:value-type="float" office:value="4526.4" calcext:value-type="float">
            <text:p>4526.4</text:p>
          </table:table-cell>
          <table:table-cell office:value-type="float" office:value="7361.74" calcext:value-type="float">
            <text:p>7361.74</text:p>
          </table:table-cell>
          <table:table-cell office:value-type="float" office:value="11357.25" calcext:value-type="float">
            <text:p>11357.25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62:.K62])/9" office:value-type="float" office:value="4431.67666666667" calcext:value-type="float">
            <text:p>4431.68</text:p>
          </table:table-cell>
          <table:table-cell office:value-type="float" office:value="5296.16" calcext:value-type="float">
            <text:p>5296.16</text:p>
          </table:table-cell>
          <table:table-cell office:value-type="float" office:value="4325.42" calcext:value-type="float">
            <text:p>4325.42</text:p>
          </table:table-cell>
          <table:table-cell office:value-type="float" office:value="4296.18" calcext:value-type="float">
            <text:p>4296.18</text:p>
          </table:table-cell>
          <table:table-cell office:value-type="float" office:value="4344" calcext:value-type="float">
            <text:p>4344</text:p>
          </table:table-cell>
          <table:table-cell office:value-type="float" office:value="4342.76" calcext:value-type="float">
            <text:p>4342.76</text:p>
          </table:table-cell>
          <table:table-cell office:value-type="float" office:value="4239.4" calcext:value-type="float">
            <text:p>4239.4</text:p>
          </table:table-cell>
          <table:table-cell office:value-type="float" office:value="4279" calcext:value-type="float">
            <text:p>4279</text:p>
          </table:table-cell>
          <table:table-cell office:value-type="float" office:value="4380.35" calcext:value-type="float">
            <text:p>4380.35</text:p>
          </table:table-cell>
          <table:table-cell office:value-type="float" office:value="4381.82" calcext:value-type="float">
            <text:p>4381.82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63:.K63])/9" office:value-type="float" office:value="4319.14222222222" calcext:value-type="float">
            <text:p>4319.14</text:p>
          </table:table-cell>
          <table:table-cell office:value-type="float" office:value="5317.61" calcext:value-type="float">
            <text:p>5317.61</text:p>
          </table:table-cell>
          <table:table-cell office:value-type="float" office:value="4337.82" calcext:value-type="float">
            <text:p>4337.82</text:p>
          </table:table-cell>
          <table:table-cell office:value-type="float" office:value="4303.41" calcext:value-type="float">
            <text:p>4303.41</text:p>
          </table:table-cell>
          <table:table-cell office:value-type="float" office:value="4347.36" calcext:value-type="float">
            <text:p>4347.36</text:p>
          </table:table-cell>
          <table:table-cell office:value-type="float" office:value="4350.23" calcext:value-type="float">
            <text:p>4350.23</text:p>
          </table:table-cell>
          <table:table-cell office:value-type="float" office:value="4342.96" calcext:value-type="float">
            <text:p>4342.96</text:p>
          </table:table-cell>
          <table:table-cell office:value-type="float" office:value="4194.63" calcext:value-type="float">
            <text:p>4194.63</text:p>
          </table:table-cell>
          <table:table-cell office:value-type="float" office:value="2698.01" calcext:value-type="float">
            <text:p>2698.01</text:p>
          </table:table-cell>
          <table:table-cell office:value-type="float" office:value="4980.25" calcext:value-type="float">
            <text:p>4980.25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64:.K64])/9" office:value-type="float" office:value="4246.96666666667" calcext:value-type="float">
            <text:p>4246.97</text:p>
          </table:table-cell>
          <table:table-cell office:value-type="float" office:value="3046.26" calcext:value-type="float">
            <text:p>3046.26</text:p>
          </table:table-cell>
          <table:table-cell office:value-type="float" office:value="4282.44" calcext:value-type="float">
            <text:p>4282.44</text:p>
          </table:table-cell>
          <table:table-cell office:value-type="float" office:value="4317.79" calcext:value-type="float">
            <text:p>4317.79</text:p>
          </table:table-cell>
          <table:table-cell office:value-type="float" office:value="4216.35" calcext:value-type="float">
            <text:p>4216.35</text:p>
          </table:table-cell>
          <table:table-cell office:value-type="float" office:value="4330.89" calcext:value-type="float">
            <text:p>4330.89</text:p>
          </table:table-cell>
          <table:table-cell office:value-type="float" office:value="4277.78" calcext:value-type="float">
            <text:p>4277.78</text:p>
          </table:table-cell>
          <table:table-cell office:value-type="float" office:value="4384.82" calcext:value-type="float">
            <text:p>4384.82</text:p>
          </table:table-cell>
          <table:table-cell office:value-type="float" office:value="4393.38" calcext:value-type="float">
            <text:p>4393.38</text:p>
          </table:table-cell>
          <table:table-cell office:value-type="float" office:value="4972.99" calcext:value-type="float">
            <text:p>4972.99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65:.K65])/9" office:value-type="float" office:value="4822.54444444444" calcext:value-type="float">
            <text:p>4822.54</text:p>
          </table:table-cell>
          <table:table-cell office:value-type="float" office:value="4328.63" calcext:value-type="float">
            <text:p>4328.63</text:p>
          </table:table-cell>
          <table:table-cell office:value-type="float" office:value="4267.21" calcext:value-type="float">
            <text:p>4267.21</text:p>
          </table:table-cell>
          <table:table-cell office:value-type="float" office:value="4217.79" calcext:value-type="float">
            <text:p>4217.79</text:p>
          </table:table-cell>
          <table:table-cell office:value-type="float" office:value="4311.88" calcext:value-type="float">
            <text:p>4311.88</text:p>
          </table:table-cell>
          <table:table-cell office:value-type="float" office:value="4306.45" calcext:value-type="float">
            <text:p>4306.45</text:p>
          </table:table-cell>
          <table:table-cell office:value-type="float" office:value="4246.85" calcext:value-type="float">
            <text:p>4246.85</text:p>
          </table:table-cell>
          <table:table-cell office:value-type="float" office:value="2778.38" calcext:value-type="float">
            <text:p>2778.38</text:p>
          </table:table-cell>
          <table:table-cell office:value-type="float" office:value="4437.78" calcext:value-type="float">
            <text:p>4437.78</text:p>
          </table:table-cell>
          <table:table-cell office:value-type="float" office:value="10507.93" calcext:value-type="float">
            <text:p>10507.93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66:.K66])/9" office:value-type="float" office:value="4421.50222222222" calcext:value-type="float">
            <text:p>4421.50</text:p>
          </table:table-cell>
          <table:table-cell office:value-type="float" office:value="5301.36" calcext:value-type="float">
            <text:p>5301.36</text:p>
          </table:table-cell>
          <table:table-cell office:value-type="float" office:value="4321.5" calcext:value-type="float">
            <text:p>4321.5</text:p>
          </table:table-cell>
          <table:table-cell office:value-type="float" office:value="4286.5" calcext:value-type="float">
            <text:p>4286.5</text:p>
          </table:table-cell>
          <table:table-cell office:value-type="float" office:value="4200.94" calcext:value-type="float">
            <text:p>4200.94</text:p>
          </table:table-cell>
          <table:table-cell office:value-type="float" office:value="4331.14" calcext:value-type="float">
            <text:p>4331.14</text:p>
          </table:table-cell>
          <table:table-cell office:value-type="float" office:value="4322.86" calcext:value-type="float">
            <text:p>4322.86</text:p>
          </table:table-cell>
          <table:table-cell office:value-type="float" office:value="4264.41" calcext:value-type="float">
            <text:p>4264.41</text:p>
          </table:table-cell>
          <table:table-cell office:value-type="float" office:value="4428.97" calcext:value-type="float">
            <text:p>4428.97</text:p>
          </table:table-cell>
          <table:table-cell office:value-type="float" office:value="4335.84" calcext:value-type="float">
            <text:p>4335.84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67:.K67])/9" office:value-type="float" office:value="4270.15444444444" calcext:value-type="float">
            <text:p>4270.15</text:p>
          </table:table-cell>
          <table:table-cell office:value-type="float" office:value="3471.25" calcext:value-type="float">
            <text:p>3471.25</text:p>
          </table:table-cell>
          <table:table-cell office:value-type="float" office:value="4177.33" calcext:value-type="float">
            <text:p>4177.33</text:p>
          </table:table-cell>
          <table:table-cell office:value-type="float" office:value="4308.14" calcext:value-type="float">
            <text:p>4308.14</text:p>
          </table:table-cell>
          <table:table-cell office:value-type="float" office:value="4324.75" calcext:value-type="float">
            <text:p>4324.75</text:p>
          </table:table-cell>
          <table:table-cell office:value-type="float" office:value="4352.41" calcext:value-type="float">
            <text:p>4352.41</text:p>
          </table:table-cell>
          <table:table-cell office:value-type="float" office:value="4307.51" calcext:value-type="float">
            <text:p>4307.51</text:p>
          </table:table-cell>
          <table:table-cell office:value-type="float" office:value="4345.22" calcext:value-type="float">
            <text:p>4345.22</text:p>
          </table:table-cell>
          <table:table-cell office:value-type="float" office:value="4416.67" calcext:value-type="float">
            <text:p>4416.67</text:p>
          </table:table-cell>
          <table:table-cell office:value-type="float" office:value="4728.11" calcext:value-type="float">
            <text:p>4728.11</text:p>
          </table:table-cell>
        </table:table-row>
        <table:table-row table:style-name="ro1">
          <table:table-cell office:value-type="string" calcext:value-type="string">
            <text:p>9 DRAM</text:p>
          </table:table-cell>
          <table:table-cell table:formula="of:=SUM([.C68:.K68])/9" office:value-type="float" office:value="4320.36888888889" calcext:value-type="float">
            <text:p>4320.37</text:p>
          </table:table-cell>
          <table:table-cell office:value-type="float" office:value="5206.38" calcext:value-type="float">
            <text:p>5206.38</text:p>
          </table:table-cell>
          <table:table-cell office:value-type="float" office:value="4316.24" calcext:value-type="float">
            <text:p>4316.24</text:p>
          </table:table-cell>
          <table:table-cell office:value-type="float" office:value="4290.68" calcext:value-type="float">
            <text:p>4290.68</text:p>
          </table:table-cell>
          <table:table-cell office:value-type="float" office:value="4235.79" calcext:value-type="float">
            <text:p>4235.79</text:p>
          </table:table-cell>
          <table:table-cell office:value-type="float" office:value="4345.33" calcext:value-type="float">
            <text:p>4345.33</text:p>
          </table:table-cell>
          <table:table-cell office:value-type="float" office:value="4326.77" calcext:value-type="float">
            <text:p>4326.77</text:p>
          </table:table-cell>
          <table:table-cell office:value-type="float" office:value="2579.48" calcext:value-type="float">
            <text:p>2579.48</text:p>
          </table:table-cell>
          <table:table-cell office:value-type="float" office:value="4378.89" calcext:value-type="float">
            <text:p>4378.89</text:p>
          </table:table-cell>
          <table:table-cell office:value-type="float" office:value="5203.76" calcext:value-type="float">
            <text:p>5203.76</text:p>
          </table:table-cell>
        </table:table-row>
        <table:table-row table:style-name="ro1">
          <table:table-cell office:value-type="string" calcext:value-type="string">
            <text:p>10 DRAM</text:p>
          </table:table-cell>
          <table:table-cell table:formula="of:=SUM([.C69:.K69])/9" office:value-type="float" office:value="4330.33555555556" calcext:value-type="float">
            <text:p>4330.34</text:p>
          </table:table-cell>
          <table:table-cell office:value-type="float" office:value="5263.26" calcext:value-type="float">
            <text:p>5263.26</text:p>
          </table:table-cell>
          <table:table-cell office:value-type="float" office:value="4311.81" calcext:value-type="float">
            <text:p>4311.81</text:p>
          </table:table-cell>
          <table:table-cell office:value-type="float" office:value="4288.36" calcext:value-type="float">
            <text:p>4288.36</text:p>
          </table:table-cell>
          <table:table-cell office:value-type="float" office:value="2557.77" calcext:value-type="float">
            <text:p>2557.77</text:p>
          </table:table-cell>
          <table:table-cell office:value-type="float" office:value="4329.12" calcext:value-type="float">
            <text:p>4329.12</text:p>
          </table:table-cell>
          <table:table-cell office:value-type="float" office:value="4272.73" calcext:value-type="float">
            <text:p>4272.73</text:p>
          </table:table-cell>
          <table:table-cell office:value-type="float" office:value="4404.34" calcext:value-type="float">
            <text:p>4404.34</text:p>
          </table:table-cell>
          <table:table-cell office:value-type="float" office:value="4377.3" calcext:value-type="float">
            <text:p>4377.3</text:p>
          </table:table-cell>
          <table:table-cell office:value-type="float" office:value="5168.33" calcext:value-type="float">
            <text:p>5168.33</text:p>
          </table:table-cell>
        </table:table-row>
        <table:table-row table:style-name="ro1">
          <table:table-cell office:value-type="string" calcext:value-type="string">
            <text:p>11 DRAM</text:p>
          </table:table-cell>
          <table:table-cell table:formula="of:=SUM([.C70:.K70])/9" office:value-type="float" office:value="4443.99" calcext:value-type="float">
            <text:p>4443.99</text:p>
          </table:table-cell>
          <table:table-cell office:value-type="float" office:value="5270.82" calcext:value-type="float">
            <text:p>5270.82</text:p>
          </table:table-cell>
          <table:table-cell office:value-type="float" office:value="4342.37" calcext:value-type="float">
            <text:p>4342.37</text:p>
          </table:table-cell>
          <table:table-cell office:value-type="float" office:value="4205.12" calcext:value-type="float">
            <text:p>4205.12</text:p>
          </table:table-cell>
          <table:table-cell office:value-type="float" office:value="4354.64" calcext:value-type="float">
            <text:p>4354.64</text:p>
          </table:table-cell>
          <table:table-cell office:value-type="float" office:value="4352.33" calcext:value-type="float">
            <text:p>4352.33</text:p>
          </table:table-cell>
          <table:table-cell office:value-type="float" office:value="4349.04" calcext:value-type="float">
            <text:p>4349.04</text:p>
          </table:table-cell>
          <table:table-cell office:value-type="float" office:value="4283.22" calcext:value-type="float">
            <text:p>4283.22</text:p>
          </table:table-cell>
          <table:table-cell office:value-type="float" office:value="4455.48" calcext:value-type="float">
            <text:p>4455.48</text:p>
          </table:table-cell>
          <table:table-cell office:value-type="float" office:value="4382.89" calcext:value-type="float">
            <text:p>4382.89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71:.K71])/9" office:value-type="float" office:value="4254.21111111111" calcext:value-type="float">
            <text:p>4254.21</text:p>
          </table:table-cell>
          <table:table-cell office:value-type="float" office:value="4478.98" calcext:value-type="float">
            <text:p>4478.98</text:p>
          </table:table-cell>
          <table:table-cell office:value-type="float" office:value="4082.45" calcext:value-type="float">
            <text:p>4082.45</text:p>
          </table:table-cell>
          <table:table-cell office:value-type="float" office:value="4092.95" calcext:value-type="float">
            <text:p>4092.95</text:p>
          </table:table-cell>
          <table:table-cell office:value-type="float" office:value="4104.39" calcext:value-type="float">
            <text:p>4104.39</text:p>
          </table:table-cell>
          <table:table-cell office:value-type="float" office:value="4036.42" calcext:value-type="float">
            <text:p>4036.42</text:p>
          </table:table-cell>
          <table:table-cell office:value-type="float" office:value="4019.4" calcext:value-type="float">
            <text:p>4019.4</text:p>
          </table:table-cell>
          <table:table-cell office:value-type="float" office:value="4176.37" calcext:value-type="float">
            <text:p>4176.37</text:p>
          </table:table-cell>
          <table:table-cell office:value-type="float" office:value="4078.6" calcext:value-type="float">
            <text:p>4078.6</text:p>
          </table:table-cell>
          <table:table-cell office:value-type="float" office:value="5218.34" calcext:value-type="float">
            <text:p>5218.34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72:.K72])/9" office:value-type="float" office:value="4128.21555555555" calcext:value-type="float">
            <text:p>4128.22</text:p>
          </table:table-cell>
          <table:table-cell office:value-type="float" office:value="4452.97" calcext:value-type="float">
            <text:p>4452.97</text:p>
          </table:table-cell>
          <table:table-cell office:value-type="float" office:value="4061.96" calcext:value-type="float">
            <text:p>4061.96</text:p>
          </table:table-cell>
          <table:table-cell office:value-type="float" office:value="4067.5" calcext:value-type="float">
            <text:p>4067.5</text:p>
          </table:table-cell>
          <table:table-cell office:value-type="float" office:value="4082.27" calcext:value-type="float">
            <text:p>4082.27</text:p>
          </table:table-cell>
          <table:table-cell office:value-type="float" office:value="4094.16" calcext:value-type="float">
            <text:p>4094.16</text:p>
          </table:table-cell>
          <table:table-cell office:value-type="float" office:value="4044.12" calcext:value-type="float">
            <text:p>4044.12</text:p>
          </table:table-cell>
          <table:table-cell office:value-type="float" office:value="4150.71" calcext:value-type="float">
            <text:p>4150.71</text:p>
          </table:table-cell>
          <table:table-cell office:value-type="float" office:value="1368.25" calcext:value-type="float">
            <text:p>1368.25</text:p>
          </table:table-cell>
          <table:table-cell office:value-type="float" office:value="6832" calcext:value-type="float">
            <text:p>6832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73:.K73])/9" office:value-type="float" office:value="4308.61444444444" calcext:value-type="float">
            <text:p>4308.61</text:p>
          </table:table-cell>
          <table:table-cell office:value-type="float" office:value="4467.39" calcext:value-type="float">
            <text:p>4467.39</text:p>
          </table:table-cell>
          <table:table-cell office:value-type="float" office:value="4072.35" calcext:value-type="float">
            <text:p>4072.35</text:p>
          </table:table-cell>
          <table:table-cell office:value-type="float" office:value="4080.7" calcext:value-type="float">
            <text:p>4080.7</text:p>
          </table:table-cell>
          <table:table-cell office:value-type="float" office:value="4093.5" calcext:value-type="float">
            <text:p>4093.5</text:p>
          </table:table-cell>
          <table:table-cell office:value-type="float" office:value="2844.02" calcext:value-type="float">
            <text:p>2844.02</text:p>
          </table:table-cell>
          <table:table-cell office:value-type="float" office:value="3979.47" calcext:value-type="float">
            <text:p>3979.47</text:p>
          </table:table-cell>
          <table:table-cell office:value-type="float" office:value="4175.23" calcext:value-type="float">
            <text:p>4175.23</text:p>
          </table:table-cell>
          <table:table-cell office:value-type="float" office:value="4286.33" calcext:value-type="float">
            <text:p>4286.33</text:p>
          </table:table-cell>
          <table:table-cell office:value-type="float" office:value="6778.54" calcext:value-type="float">
            <text:p>6778.54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74:.K74])/9" office:value-type="float" office:value="4251.21444444445" calcext:value-type="float">
            <text:p>4251.21</text:p>
          </table:table-cell>
          <table:table-cell office:value-type="float" office:value="4480.34" calcext:value-type="float">
            <text:p>4480.34</text:p>
          </table:table-cell>
          <table:table-cell office:value-type="float" office:value="4073.76" calcext:value-type="float">
            <text:p>4073.76</text:p>
          </table:table-cell>
          <table:table-cell office:value-type="float" office:value="4078.94" calcext:value-type="float">
            <text:p>4078.94</text:p>
          </table:table-cell>
          <table:table-cell office:value-type="float" office:value="4094.05" calcext:value-type="float">
            <text:p>4094.05</text:p>
          </table:table-cell>
          <table:table-cell office:value-type="float" office:value="4104.75" calcext:value-type="float">
            <text:p>4104.75</text:p>
          </table:table-cell>
          <table:table-cell office:value-type="float" office:value="4049.38" calcext:value-type="float">
            <text:p>4049.38</text:p>
          </table:table-cell>
          <table:table-cell office:value-type="float" office:value="4159.97" calcext:value-type="float">
            <text:p>4159.97</text:p>
          </table:table-cell>
          <table:table-cell office:value-type="float" office:value="4138.42" calcext:value-type="float">
            <text:p>4138.42</text:p>
          </table:table-cell>
          <table:table-cell office:value-type="float" office:value="5081.32" calcext:value-type="float">
            <text:p>5081.32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59:.B70])" office:value-type="float" office:value="53572.6533333333" calcext:value-type="float">
            <text:p>53572.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71:.B74])" office:value-type="float" office:value="16942.2555555556" calcext:value-type="float">
            <text:p>16942.2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78:.K78])/9" office:value-type="float" office:value="4510.12555555556" calcext:value-type="float">
            <text:p>4510.13</text:p>
          </table:table-cell>
          <table:table-cell office:value-type="float" office:value="4314.94" calcext:value-type="float">
            <text:p>4314.94</text:p>
          </table:table-cell>
          <table:table-cell office:value-type="float" office:value="4303.53" calcext:value-type="float">
            <text:p>4303.53</text:p>
          </table:table-cell>
          <table:table-cell office:value-type="float" office:value="4318.7" calcext:value-type="float">
            <text:p>4318.7</text:p>
          </table:table-cell>
          <table:table-cell office:value-type="float" office:value="4291.08" calcext:value-type="float">
            <text:p>4291.08</text:p>
          </table:table-cell>
          <table:table-cell office:value-type="float" office:value="4356.05" calcext:value-type="float">
            <text:p>4356.05</text:p>
          </table:table-cell>
          <table:table-cell office:value-type="float" office:value="4316.94" calcext:value-type="float">
            <text:p>4316.94</text:p>
          </table:table-cell>
          <table:table-cell office:value-type="float" office:value="4285.31" calcext:value-type="float">
            <text:p>4285.31</text:p>
          </table:table-cell>
          <table:table-cell office:value-type="float" office:value="4437.66" calcext:value-type="float">
            <text:p>4437.66</text:p>
          </table:table-cell>
          <table:table-cell office:value-type="float" office:value="5966.92" calcext:value-type="float">
            <text:p>5966.92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79:.K79])/9" office:value-type="float" office:value="4036.11333333333" calcext:value-type="float">
            <text:p>4036.11</text:p>
          </table:table-cell>
          <table:table-cell office:value-type="float" office:value="4371.33" calcext:value-type="float">
            <text:p>4371.33</text:p>
          </table:table-cell>
          <table:table-cell office:value-type="float" office:value="4268.93" calcext:value-type="float">
            <text:p>4268.93</text:p>
          </table:table-cell>
          <table:table-cell office:value-type="float" office:value="4289.79" calcext:value-type="float">
            <text:p>4289.79</text:p>
          </table:table-cell>
          <table:table-cell office:value-type="float" office:value="4299.3" calcext:value-type="float">
            <text:p>4299.3</text:p>
          </table:table-cell>
          <table:table-cell office:value-type="float" office:value="4368.29" calcext:value-type="float">
            <text:p>4368.29</text:p>
          </table:table-cell>
          <table:table-cell office:value-type="float" office:value="4341.24" calcext:value-type="float">
            <text:p>4341.24</text:p>
          </table:table-cell>
          <table:table-cell office:value-type="float" office:value="4289.75" calcext:value-type="float">
            <text:p>4289.75</text:p>
          </table:table-cell>
          <table:table-cell office:value-type="float" office:value="4378.88" calcext:value-type="float">
            <text:p>4378.88</text:p>
          </table:table-cell>
          <table:table-cell office:value-type="float" office:value="1717.51" calcext:value-type="float">
            <text:p>1717.51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80:.K80])/9" office:value-type="float" office:value="4366.42111111111" calcext:value-type="float">
            <text:p>4366.42</text:p>
          </table:table-cell>
          <table:table-cell office:value-type="float" office:value="6287.38" calcext:value-type="float">
            <text:p>6287.38</text:p>
          </table:table-cell>
          <table:table-cell office:value-type="float" office:value="4436.52" calcext:value-type="float">
            <text:p>4436.52</text:p>
          </table:table-cell>
          <table:table-cell office:value-type="float" office:value="4190.26" calcext:value-type="float">
            <text:p>4190.26</text:p>
          </table:table-cell>
          <table:table-cell office:value-type="float" office:value="2913.58" calcext:value-type="float">
            <text:p>2913.58</text:p>
          </table:table-cell>
          <table:table-cell office:value-type="float" office:value="4325.46" calcext:value-type="float">
            <text:p>4325.46</text:p>
          </table:table-cell>
          <table:table-cell office:value-type="float" office:value="2706.3" calcext:value-type="float">
            <text:p>2706.3</text:p>
          </table:table-cell>
          <table:table-cell office:value-type="float" office:value="4302.37" calcext:value-type="float">
            <text:p>4302.37</text:p>
          </table:table-cell>
          <table:table-cell office:value-type="float" office:value="4392.78" calcext:value-type="float">
            <text:p>4392.78</text:p>
          </table:table-cell>
          <table:table-cell office:value-type="float" office:value="5743.14" calcext:value-type="float">
            <text:p>5743.14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81:.K81])/9" office:value-type="float" office:value="4629.26555555556" calcext:value-type="float">
            <text:p>4629.27</text:p>
          </table:table-cell>
          <table:table-cell office:value-type="float" office:value="4209.52" calcext:value-type="float">
            <text:p>4209.52</text:p>
          </table:table-cell>
          <table:table-cell office:value-type="float" office:value="2943.51" calcext:value-type="float">
            <text:p>2943.51</text:p>
          </table:table-cell>
          <table:table-cell office:value-type="float" office:value="4286.5" calcext:value-type="float">
            <text:p>4286.5</text:p>
          </table:table-cell>
          <table:table-cell office:value-type="float" office:value="4337.37" calcext:value-type="float">
            <text:p>4337.37</text:p>
          </table:table-cell>
          <table:table-cell office:value-type="float" office:value="4342.75" calcext:value-type="float">
            <text:p>4342.75</text:p>
          </table:table-cell>
          <table:table-cell office:value-type="float" office:value="4327.08" calcext:value-type="float">
            <text:p>4327.08</text:p>
          </table:table-cell>
          <table:table-cell office:value-type="float" office:value="4337.18" calcext:value-type="float">
            <text:p>4337.18</text:p>
          </table:table-cell>
          <table:table-cell office:value-type="float" office:value="4683.85" calcext:value-type="float">
            <text:p>4683.85</text:p>
          </table:table-cell>
          <table:table-cell office:value-type="float" office:value="8195.63" calcext:value-type="float">
            <text:p>8195.63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82:.K82])/9" office:value-type="float" office:value="4250.86777777778" calcext:value-type="float">
            <text:p>4250.87</text:p>
          </table:table-cell>
          <table:table-cell office:value-type="float" office:value="2974.7" calcext:value-type="float">
            <text:p>2974.7</text:p>
          </table:table-cell>
          <table:table-cell office:value-type="float" office:value="4320.7" calcext:value-type="float">
            <text:p>4320.7</text:p>
          </table:table-cell>
          <table:table-cell office:value-type="float" office:value="4350.93" calcext:value-type="float">
            <text:p>4350.93</text:p>
          </table:table-cell>
          <table:table-cell office:value-type="float" office:value="4295.17" calcext:value-type="float">
            <text:p>4295.17</text:p>
          </table:table-cell>
          <table:table-cell office:value-type="float" office:value="4375.21" calcext:value-type="float">
            <text:p>4375.21</text:p>
          </table:table-cell>
          <table:table-cell office:value-type="float" office:value="4283.52" calcext:value-type="float">
            <text:p>4283.52</text:p>
          </table:table-cell>
          <table:table-cell office:value-type="float" office:value="4316.86" calcext:value-type="float">
            <text:p>4316.86</text:p>
          </table:table-cell>
          <table:table-cell office:value-type="float" office:value="4346.01" calcext:value-type="float">
            <text:p>4346.01</text:p>
          </table:table-cell>
          <table:table-cell office:value-type="float" office:value="4994.71" calcext:value-type="float">
            <text:p>4994.71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83:.K83])/9" office:value-type="float" office:value="4285.58444444444" calcext:value-type="float">
            <text:p>4285.58</text:p>
          </table:table-cell>
          <table:table-cell office:value-type="float" office:value="4795.14" calcext:value-type="float">
            <text:p>4795.14</text:p>
          </table:table-cell>
          <table:table-cell office:value-type="float" office:value="3141.06" calcext:value-type="float">
            <text:p>3141.06</text:p>
          </table:table-cell>
          <table:table-cell office:value-type="float" office:value="4325.66" calcext:value-type="float">
            <text:p>4325.66</text:p>
          </table:table-cell>
          <table:table-cell office:value-type="float" office:value="4279.07" calcext:value-type="float">
            <text:p>4279.07</text:p>
          </table:table-cell>
          <table:table-cell office:value-type="float" office:value="4330.21" calcext:value-type="float">
            <text:p>4330.21</text:p>
          </table:table-cell>
          <table:table-cell office:value-type="float" office:value="4317.8" calcext:value-type="float">
            <text:p>4317.8</text:p>
          </table:table-cell>
          <table:table-cell office:value-type="float" office:value="4314.87" calcext:value-type="float">
            <text:p>4314.87</text:p>
          </table:table-cell>
          <table:table-cell office:value-type="float" office:value="4215.75" calcext:value-type="float">
            <text:p>4215.75</text:p>
          </table:table-cell>
          <table:table-cell office:value-type="float" office:value="4850.7" calcext:value-type="float">
            <text:p>4850.7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84:.K84])/9" office:value-type="float" office:value="5023.36" calcext:value-type="float">
            <text:p>5023.36</text:p>
          </table:table-cell>
          <table:table-cell office:value-type="float" office:value="4302.24" calcext:value-type="float">
            <text:p>4302.24</text:p>
          </table:table-cell>
          <table:table-cell office:value-type="float" office:value="4288.73" calcext:value-type="float">
            <text:p>4288.73</text:p>
          </table:table-cell>
          <table:table-cell office:value-type="float" office:value="3764.97" calcext:value-type="float">
            <text:p>3764.97</text:p>
          </table:table-cell>
          <table:table-cell office:value-type="float" office:value="3122.86" calcext:value-type="float">
            <text:p>3122.86</text:p>
          </table:table-cell>
          <table:table-cell office:value-type="float" office:value="4289.9" calcext:value-type="float">
            <text:p>4289.9</text:p>
          </table:table-cell>
          <table:table-cell office:value-type="float" office:value="2449.16" calcext:value-type="float">
            <text:p>2449.16</text:p>
          </table:table-cell>
          <table:table-cell office:value-type="float" office:value="4672.8" calcext:value-type="float">
            <text:p>4672.8</text:p>
          </table:table-cell>
          <table:table-cell office:value-type="float" office:value="7239.09" calcext:value-type="float">
            <text:p>7239.09</text:p>
          </table:table-cell>
          <table:table-cell office:value-type="float" office:value="11080.49" calcext:value-type="float">
            <text:p>11080.49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85:.K85])/9" office:value-type="float" office:value="4197.84222222222" calcext:value-type="float">
            <text:p>4197.84</text:p>
          </table:table-cell>
          <table:table-cell office:value-type="float" office:value="6063.06" calcext:value-type="float">
            <text:p>6063.06</text:p>
          </table:table-cell>
          <table:table-cell office:value-type="float" office:value="4406.9" calcext:value-type="float">
            <text:p>4406.9</text:p>
          </table:table-cell>
          <table:table-cell office:value-type="float" office:value="4298.66" calcext:value-type="float">
            <text:p>4298.66</text:p>
          </table:table-cell>
          <table:table-cell office:value-type="float" office:value="4331.3" calcext:value-type="float">
            <text:p>4331.3</text:p>
          </table:table-cell>
          <table:table-cell office:value-type="float" office:value="4285.69" calcext:value-type="float">
            <text:p>4285.69</text:p>
          </table:table-cell>
          <table:table-cell office:value-type="float" office:value="4353.8" calcext:value-type="float">
            <text:p>4353.8</text:p>
          </table:table-cell>
          <table:table-cell office:value-type="float" office:value="4326.07" calcext:value-type="float">
            <text:p>4326.07</text:p>
          </table:table-cell>
          <table:table-cell office:value-type="float" office:value="4283.83" calcext:value-type="float">
            <text:p>4283.83</text:p>
          </table:table-cell>
          <table:table-cell office:value-type="float" office:value="1431.27" calcext:value-type="float">
            <text:p>1431.27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86:.K86])/9" office:value-type="float" office:value="4545.23" calcext:value-type="float">
            <text:p>4545.23</text:p>
          </table:table-cell>
          <table:table-cell office:value-type="float" office:value="6276.7" calcext:value-type="float">
            <text:p>6276.7</text:p>
          </table:table-cell>
          <table:table-cell office:value-type="float" office:value="4474.41" calcext:value-type="float">
            <text:p>4474.41</text:p>
          </table:table-cell>
          <table:table-cell office:value-type="float" office:value="4309.93" calcext:value-type="float">
            <text:p>4309.93</text:p>
          </table:table-cell>
          <table:table-cell office:value-type="float" office:value="4341.38" calcext:value-type="float">
            <text:p>4341.38</text:p>
          </table:table-cell>
          <table:table-cell office:value-type="float" office:value="4296.91" calcext:value-type="float">
            <text:p>4296.91</text:p>
          </table:table-cell>
          <table:table-cell office:value-type="float" office:value="4369.94" calcext:value-type="float">
            <text:p>4369.94</text:p>
          </table:table-cell>
          <table:table-cell office:value-type="float" office:value="4209.22" calcext:value-type="float">
            <text:p>4209.22</text:p>
          </table:table-cell>
          <table:table-cell office:value-type="float" office:value="4297.15" calcext:value-type="float">
            <text:p>4297.15</text:p>
          </table:table-cell>
          <table:table-cell office:value-type="float" office:value="4331.43" calcext:value-type="float">
            <text:p>4331.43</text:p>
          </table:table-cell>
        </table:table-row>
        <table:table-row table:style-name="ro1">
          <table:table-cell office:value-type="string" calcext:value-type="string">
            <text:p>9 DRAM</text:p>
          </table:table-cell>
          <table:table-cell table:formula="of:=SUM([.C87:.K87])/9" office:value-type="float" office:value="4534.26888888889" calcext:value-type="float">
            <text:p>4534.27</text:p>
          </table:table-cell>
          <table:table-cell office:value-type="float" office:value="6172.17" calcext:value-type="float">
            <text:p>6172.17</text:p>
          </table:table-cell>
          <table:table-cell office:value-type="float" office:value="4434.06" calcext:value-type="float">
            <text:p>4434.06</text:p>
          </table:table-cell>
          <table:table-cell office:value-type="float" office:value="4305.59" calcext:value-type="float">
            <text:p>4305.59</text:p>
          </table:table-cell>
          <table:table-cell office:value-type="float" office:value="4336.39" calcext:value-type="float">
            <text:p>4336.39</text:p>
          </table:table-cell>
          <table:table-cell office:value-type="float" office:value="4293.49" calcext:value-type="float">
            <text:p>4293.49</text:p>
          </table:table-cell>
          <table:table-cell office:value-type="float" office:value="4366.12" calcext:value-type="float">
            <text:p>4366.12</text:p>
          </table:table-cell>
          <table:table-cell office:value-type="float" office:value="4328.44" calcext:value-type="float">
            <text:p>4328.44</text:p>
          </table:table-cell>
          <table:table-cell office:value-type="float" office:value="4293.23" calcext:value-type="float">
            <text:p>4293.23</text:p>
          </table:table-cell>
          <table:table-cell office:value-type="float" office:value="4278.93" calcext:value-type="float">
            <text:p>4278.93</text:p>
          </table:table-cell>
        </table:table-row>
        <table:table-row table:style-name="ro1">
          <table:table-cell office:value-type="string" calcext:value-type="string">
            <text:p>10 DRAM</text:p>
          </table:table-cell>
          <table:table-cell table:formula="of:=SUM([.C88:.K88])/9" office:value-type="float" office:value="4495.72111111111" calcext:value-type="float">
            <text:p>4495.72</text:p>
          </table:table-cell>
          <table:table-cell office:value-type="float" office:value="4331.81" calcext:value-type="float">
            <text:p>4331.81</text:p>
          </table:table-cell>
          <table:table-cell office:value-type="float" office:value="4303.38" calcext:value-type="float">
            <text:p>4303.38</text:p>
          </table:table-cell>
          <table:table-cell office:value-type="float" office:value="4281.74" calcext:value-type="float">
            <text:p>4281.74</text:p>
          </table:table-cell>
          <table:table-cell office:value-type="float" office:value="4295.38" calcext:value-type="float">
            <text:p>4295.38</text:p>
          </table:table-cell>
          <table:table-cell office:value-type="float" office:value="4357.79" calcext:value-type="float">
            <text:p>4357.79</text:p>
          </table:table-cell>
          <table:table-cell office:value-type="float" office:value="4320.48" calcext:value-type="float">
            <text:p>4320.48</text:p>
          </table:table-cell>
          <table:table-cell office:value-type="float" office:value="4284.8" calcext:value-type="float">
            <text:p>4284.8</text:p>
          </table:table-cell>
          <table:table-cell office:value-type="float" office:value="4416.34" calcext:value-type="float">
            <text:p>4416.34</text:p>
          </table:table-cell>
          <table:table-cell office:value-type="float" office:value="5869.77" calcext:value-type="float">
            <text:p>5869.77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89:.K89])/9" office:value-type="float" office:value="4279.33444444444" calcext:value-type="float">
            <text:p>4279.33</text:p>
          </table:table-cell>
          <table:table-cell office:value-type="float" office:value="4804.26" calcext:value-type="float">
            <text:p>4804.26</text:p>
          </table:table-cell>
          <table:table-cell office:value-type="float" office:value="4128.78" calcext:value-type="float">
            <text:p>4128.78</text:p>
          </table:table-cell>
          <table:table-cell office:value-type="float" office:value="4127.9" calcext:value-type="float">
            <text:p>4127.9</text:p>
          </table:table-cell>
          <table:table-cell office:value-type="float" office:value="4086.69" calcext:value-type="float">
            <text:p>4086.69</text:p>
          </table:table-cell>
          <table:table-cell office:value-type="float" office:value="2819.26" calcext:value-type="float">
            <text:p>2819.26</text:p>
          </table:table-cell>
          <table:table-cell office:value-type="float" office:value="4129.52" calcext:value-type="float">
            <text:p>4129.52</text:p>
          </table:table-cell>
          <table:table-cell office:value-type="float" office:value="4107.24" calcext:value-type="float">
            <text:p>4107.24</text:p>
          </table:table-cell>
          <table:table-cell office:value-type="float" office:value="4313.83" calcext:value-type="float">
            <text:p>4313.83</text:p>
          </table:table-cell>
          <table:table-cell office:value-type="float" office:value="5996.53" calcext:value-type="float">
            <text:p>5996.53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90:.K90])/9" office:value-type="float" office:value="4266.41333333333" calcext:value-type="float">
            <text:p>4266.41</text:p>
          </table:table-cell>
          <table:table-cell office:value-type="float" office:value="4771.16" calcext:value-type="float">
            <text:p>4771.16</text:p>
          </table:table-cell>
          <table:table-cell office:value-type="float" office:value="4126.05" calcext:value-type="float">
            <text:p>4126.05</text:p>
          </table:table-cell>
          <table:table-cell office:value-type="float" office:value="4125.12" calcext:value-type="float">
            <text:p>4125.12</text:p>
          </table:table-cell>
          <table:table-cell office:value-type="float" office:value="4085.47" calcext:value-type="float">
            <text:p>4085.47</text:p>
          </table:table-cell>
          <table:table-cell office:value-type="float" office:value="4129.93" calcext:value-type="float">
            <text:p>4129.93</text:p>
          </table:table-cell>
          <table:table-cell office:value-type="float" office:value="4116.68" calcext:value-type="float">
            <text:p>4116.68</text:p>
          </table:table-cell>
          <table:table-cell office:value-type="float" office:value="4119.88" calcext:value-type="float">
            <text:p>4119.88</text:p>
          </table:table-cell>
          <table:table-cell office:value-type="float" office:value="4091.29" calcext:value-type="float">
            <text:p>4091.29</text:p>
          </table:table-cell>
          <table:table-cell office:value-type="float" office:value="4832.14" calcext:value-type="float">
            <text:p>4832.14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91:.K91])/9" office:value-type="float" office:value="4244.31444444444" calcext:value-type="float">
            <text:p>4244.31</text:p>
          </table:table-cell>
          <table:table-cell office:value-type="float" office:value="4672.47" calcext:value-type="float">
            <text:p>4672.47</text:p>
          </table:table-cell>
          <table:table-cell office:value-type="float" office:value="4022.04" calcext:value-type="float">
            <text:p>4022.04</text:p>
          </table:table-cell>
          <table:table-cell office:value-type="float" office:value="4097.32" calcext:value-type="float">
            <text:p>4097.32</text:p>
          </table:table-cell>
          <table:table-cell office:value-type="float" office:value="4056.24" calcext:value-type="float">
            <text:p>4056.24</text:p>
          </table:table-cell>
          <table:table-cell office:value-type="float" office:value="4111.13" calcext:value-type="float">
            <text:p>4111.13</text:p>
          </table:table-cell>
          <table:table-cell office:value-type="float" office:value="4064.28" calcext:value-type="float">
            <text:p>4064.28</text:p>
          </table:table-cell>
          <table:table-cell office:value-type="float" office:value="4078.86" calcext:value-type="float">
            <text:p>4078.86</text:p>
          </table:table-cell>
          <table:table-cell office:value-type="float" office:value="4096.08" calcext:value-type="float">
            <text:p>4096.08</text:p>
          </table:table-cell>
          <table:table-cell office:value-type="float" office:value="5000.41" calcext:value-type="float">
            <text:p>5000.41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92:.K92])/9" office:value-type="float" office:value="4248.06777777778" calcext:value-type="float">
            <text:p>4248.07</text:p>
          </table:table-cell>
          <table:table-cell office:value-type="float" office:value="4753.79" calcext:value-type="float">
            <text:p>4753.79</text:p>
          </table:table-cell>
          <table:table-cell office:value-type="float" office:value="4105.89" calcext:value-type="float">
            <text:p>4105.89</text:p>
          </table:table-cell>
          <table:table-cell office:value-type="float" office:value="4114.3" calcext:value-type="float">
            <text:p>4114.3</text:p>
          </table:table-cell>
          <table:table-cell office:value-type="float" office:value="4029.06" calcext:value-type="float">
            <text:p>4029.06</text:p>
          </table:table-cell>
          <table:table-cell office:value-type="float" office:value="3981.5" calcext:value-type="float">
            <text:p>3981.5</text:p>
          </table:table-cell>
          <table:table-cell office:value-type="float" office:value="4093.59" calcext:value-type="float">
            <text:p>4093.59</text:p>
          </table:table-cell>
          <table:table-cell office:value-type="float" office:value="4096.6" calcext:value-type="float">
            <text:p>4096.6</text:p>
          </table:table-cell>
          <table:table-cell office:value-type="float" office:value="4111.72" calcext:value-type="float">
            <text:p>4111.72</text:p>
          </table:table-cell>
          <table:table-cell office:value-type="float" office:value="4946.16" calcext:value-type="float">
            <text:p>4946.16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93:.K93])/9" office:value-type="float" office:value="4257.12777777778" calcext:value-type="float">
            <text:p>4257.13</text:p>
          </table:table-cell>
          <table:table-cell office:value-type="float" office:value="4745.65" calcext:value-type="float">
            <text:p>4745.65</text:p>
          </table:table-cell>
          <table:table-cell office:value-type="float" office:value="4110.87" calcext:value-type="float">
            <text:p>4110.87</text:p>
          </table:table-cell>
          <table:table-cell office:value-type="float" office:value="4116.13" calcext:value-type="float">
            <text:p>4116.13</text:p>
          </table:table-cell>
          <table:table-cell office:value-type="float" office:value="4063.71" calcext:value-type="float">
            <text:p>4063.71</text:p>
          </table:table-cell>
          <table:table-cell office:value-type="float" office:value="4122.92" calcext:value-type="float">
            <text:p>4122.92</text:p>
          </table:table-cell>
          <table:table-cell office:value-type="float" office:value="4098.93" calcext:value-type="float">
            <text:p>4098.93</text:p>
          </table:table-cell>
          <table:table-cell office:value-type="float" office:value="4092.14" calcext:value-type="float">
            <text:p>4092.14</text:p>
          </table:table-cell>
          <table:table-cell office:value-type="float" office:value="4111.43" calcext:value-type="float">
            <text:p>4111.43</text:p>
          </table:table-cell>
          <table:table-cell office:value-type="float" office:value="4852.37" calcext:value-type="float">
            <text:p>4852.37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78:.B88])" office:value-type="float" office:value="48874.8" calcext:value-type="float">
            <text:p>48874.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89:.B93])" office:value-type="float" office:value="21295.2577777778" calcext:value-type="float">
            <text:p>21295.2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97:.K97])/9" office:value-type="float" office:value="4502.62555555556" calcext:value-type="float">
            <text:p>4502.63</text:p>
          </table:table-cell>
          <table:table-cell office:value-type="float" office:value="4333.39" calcext:value-type="float">
            <text:p>4333.39</text:p>
          </table:table-cell>
          <table:table-cell office:value-type="float" office:value="4321.06" calcext:value-type="float">
            <text:p>4321.06</text:p>
          </table:table-cell>
          <table:table-cell office:value-type="float" office:value="4301.75" calcext:value-type="float">
            <text:p>4301.75</text:p>
          </table:table-cell>
          <table:table-cell office:value-type="float" office:value="4313.32" calcext:value-type="float">
            <text:p>4313.32</text:p>
          </table:table-cell>
          <table:table-cell office:value-type="float" office:value="4320.45" calcext:value-type="float">
            <text:p>4320.45</text:p>
          </table:table-cell>
          <table:table-cell office:value-type="float" office:value="4378.11" calcext:value-type="float">
            <text:p>4378.11</text:p>
          </table:table-cell>
          <table:table-cell office:value-type="float" office:value="4387.28" calcext:value-type="float">
            <text:p>4387.28</text:p>
          </table:table-cell>
          <table:table-cell office:value-type="float" office:value="4455.62" calcext:value-type="float">
            <text:p>4455.62</text:p>
          </table:table-cell>
          <table:table-cell office:value-type="float" office:value="5712.65" calcext:value-type="float">
            <text:p>5712.65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98:.K98])/9" office:value-type="float" office:value="4538.78444444444" calcext:value-type="float">
            <text:p>4538.78</text:p>
          </table:table-cell>
          <table:table-cell office:value-type="float" office:value="5998.38" calcext:value-type="float">
            <text:p>5998.38</text:p>
          </table:table-cell>
          <table:table-cell office:value-type="float" office:value="4385.03" calcext:value-type="float">
            <text:p>4385.03</text:p>
          </table:table-cell>
          <table:table-cell office:value-type="float" office:value="4360.75" calcext:value-type="float">
            <text:p>4360.75</text:p>
          </table:table-cell>
          <table:table-cell office:value-type="float" office:value="4326.56" calcext:value-type="float">
            <text:p>4326.56</text:p>
          </table:table-cell>
          <table:table-cell office:value-type="float" office:value="4291.14" calcext:value-type="float">
            <text:p>4291.14</text:p>
          </table:table-cell>
          <table:table-cell office:value-type="float" office:value="4339.94" calcext:value-type="float">
            <text:p>4339.94</text:p>
          </table:table-cell>
          <table:table-cell office:value-type="float" office:value="4385.64" calcext:value-type="float">
            <text:p>4385.64</text:p>
          </table:table-cell>
          <table:table-cell office:value-type="float" office:value="4374.56" calcext:value-type="float">
            <text:p>4374.56</text:p>
          </table:table-cell>
          <table:table-cell office:value-type="float" office:value="4387.06" calcext:value-type="float">
            <text:p>4387.06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99:.K99])/9" office:value-type="float" office:value="4450.92" calcext:value-type="float">
            <text:p>4450.92</text:p>
          </table:table-cell>
          <table:table-cell office:value-type="float" office:value="4432.7" calcext:value-type="float">
            <text:p>4432.7</text:p>
          </table:table-cell>
          <table:table-cell office:value-type="float" office:value="4352.68" calcext:value-type="float">
            <text:p>4352.68</text:p>
          </table:table-cell>
          <table:table-cell office:value-type="float" office:value="4315.26" calcext:value-type="float">
            <text:p>4315.26</text:p>
          </table:table-cell>
          <table:table-cell office:value-type="float" office:value="4326.15" calcext:value-type="float">
            <text:p>4326.15</text:p>
          </table:table-cell>
          <table:table-cell office:value-type="float" office:value="4327.85" calcext:value-type="float">
            <text:p>4327.85</text:p>
          </table:table-cell>
          <table:table-cell office:value-type="float" office:value="4376.92" calcext:value-type="float">
            <text:p>4376.92</text:p>
          </table:table-cell>
          <table:table-cell office:value-type="float" office:value="4402.95" calcext:value-type="float">
            <text:p>4402.95</text:p>
          </table:table-cell>
          <table:table-cell office:value-type="float" office:value="4378.41" calcext:value-type="float">
            <text:p>4378.41</text:p>
          </table:table-cell>
          <table:table-cell office:value-type="float" office:value="5145.36" calcext:value-type="float">
            <text:p>5145.36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100:.K100])/9" office:value-type="float" office:value="4637.5" calcext:value-type="float">
            <text:p>4637.50</text:p>
          </table:table-cell>
          <table:table-cell office:value-type="float" office:value="4363.29" calcext:value-type="float">
            <text:p>4363.29</text:p>
          </table:table-cell>
          <table:table-cell office:value-type="float" office:value="4069.33" calcext:value-type="float">
            <text:p>4069.33</text:p>
          </table:table-cell>
          <table:table-cell office:value-type="float" office:value="2970.13" calcext:value-type="float">
            <text:p>2970.13</text:p>
          </table:table-cell>
          <table:table-cell office:value-type="float" office:value="4338.89" calcext:value-type="float">
            <text:p>4338.89</text:p>
          </table:table-cell>
          <table:table-cell office:value-type="float" office:value="4345.57" calcext:value-type="float">
            <text:p>4345.57</text:p>
          </table:table-cell>
          <table:table-cell office:value-type="float" office:value="4409.66" calcext:value-type="float">
            <text:p>4409.66</text:p>
          </table:table-cell>
          <table:table-cell office:value-type="float" office:value="4405.91" calcext:value-type="float">
            <text:p>4405.91</text:p>
          </table:table-cell>
          <table:table-cell office:value-type="float" office:value="4651.16" calcext:value-type="float">
            <text:p>4651.16</text:p>
          </table:table-cell>
          <table:table-cell office:value-type="float" office:value="8183.56" calcext:value-type="float">
            <text:p>8183.56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101:.K101])/9" office:value-type="float" office:value="4346.11333333333" calcext:value-type="float">
            <text:p>4346.11</text:p>
          </table:table-cell>
          <table:table-cell office:value-type="float" office:value="5722.77" calcext:value-type="float">
            <text:p>5722.77</text:p>
          </table:table-cell>
          <table:table-cell office:value-type="float" office:value="4365.93" calcext:value-type="float">
            <text:p>4365.93</text:p>
          </table:table-cell>
          <table:table-cell office:value-type="float" office:value="4336.64" calcext:value-type="float">
            <text:p>4336.64</text:p>
          </table:table-cell>
          <table:table-cell office:value-type="float" office:value="4262.92" calcext:value-type="float">
            <text:p>4262.92</text:p>
          </table:table-cell>
          <table:table-cell office:value-type="float" office:value="4315.14" calcext:value-type="float">
            <text:p>4315.14</text:p>
          </table:table-cell>
          <table:table-cell office:value-type="float" office:value="4318.88" calcext:value-type="float">
            <text:p>4318.88</text:p>
          </table:table-cell>
          <table:table-cell office:value-type="float" office:value="2868.52" calcext:value-type="float">
            <text:p>2868.52</text:p>
          </table:table-cell>
          <table:table-cell office:value-type="float" office:value="4387.66" calcext:value-type="float">
            <text:p>4387.66</text:p>
          </table:table-cell>
          <table:table-cell office:value-type="float" office:value="4536.56" calcext:value-type="float">
            <text:p>4536.56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102:.K102])/9" office:value-type="float" office:value="4439.51111111111" calcext:value-type="float">
            <text:p>4439.51</text:p>
          </table:table-cell>
          <table:table-cell office:value-type="float" office:value="5700.46" calcext:value-type="float">
            <text:p>5700.46</text:p>
          </table:table-cell>
          <table:table-cell office:value-type="float" office:value="4350.86" calcext:value-type="float">
            <text:p>4350.86</text:p>
          </table:table-cell>
          <table:table-cell office:value-type="float" office:value="4275.22" calcext:value-type="float">
            <text:p>4275.22</text:p>
          </table:table-cell>
          <table:table-cell office:value-type="float" office:value="4288.68" calcext:value-type="float">
            <text:p>4288.68</text:p>
          </table:table-cell>
          <table:table-cell office:value-type="float" office:value="4297.98" calcext:value-type="float">
            <text:p>4297.98</text:p>
          </table:table-cell>
          <table:table-cell office:value-type="float" office:value="2825.6" calcext:value-type="float">
            <text:p>2825.6</text:p>
          </table:table-cell>
          <table:table-cell office:value-type="float" office:value="4362.54" calcext:value-type="float">
            <text:p>4362.54</text:p>
          </table:table-cell>
          <table:table-cell office:value-type="float" office:value="2397" calcext:value-type="float">
            <text:p>2397</text:p>
          </table:table-cell>
          <table:table-cell office:value-type="float" office:value="7457.26" calcext:value-type="float">
            <text:p>7457.26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103:.K103])/9" office:value-type="float" office:value="4277.62555555556" calcext:value-type="float">
            <text:p>4277.63</text:p>
          </table:table-cell>
          <table:table-cell office:value-type="float" office:value="3132.46" calcext:value-type="float">
            <text:p>3132.46</text:p>
          </table:table-cell>
          <table:table-cell office:value-type="float" office:value="4325.2" calcext:value-type="float">
            <text:p>4325.2</text:p>
          </table:table-cell>
          <table:table-cell office:value-type="float" office:value="4319.46" calcext:value-type="float">
            <text:p>4319.46</text:p>
          </table:table-cell>
          <table:table-cell office:value-type="float" office:value="4313.63" calcext:value-type="float">
            <text:p>4313.63</text:p>
          </table:table-cell>
          <table:table-cell office:value-type="float" office:value="4317.72" calcext:value-type="float">
            <text:p>4317.72</text:p>
          </table:table-cell>
          <table:table-cell office:value-type="float" office:value="4327.48" calcext:value-type="float">
            <text:p>4327.48</text:p>
          </table:table-cell>
          <table:table-cell office:value-type="float" office:value="2619.19" calcext:value-type="float">
            <text:p>2619.19</text:p>
          </table:table-cell>
          <table:table-cell office:value-type="float" office:value="4474.47" calcext:value-type="float">
            <text:p>4474.47</text:p>
          </table:table-cell>
          <table:table-cell office:value-type="float" office:value="6669.02" calcext:value-type="float">
            <text:p>6669.02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104:.K104])/9" office:value-type="float" office:value="4369.58555555556" calcext:value-type="float">
            <text:p>4369.59</text:p>
          </table:table-cell>
          <table:table-cell office:value-type="float" office:value="5821.99" calcext:value-type="float">
            <text:p>5821.99</text:p>
          </table:table-cell>
          <table:table-cell office:value-type="float" office:value="4345.19" calcext:value-type="float">
            <text:p>4345.19</text:p>
          </table:table-cell>
          <table:table-cell office:value-type="float" office:value="2871.45" calcext:value-type="float">
            <text:p>2871.45</text:p>
          </table:table-cell>
          <table:table-cell office:value-type="float" office:value="4317.92" calcext:value-type="float">
            <text:p>4317.92</text:p>
          </table:table-cell>
          <table:table-cell office:value-type="float" office:value="4291.57" calcext:value-type="float">
            <text:p>4291.57</text:p>
          </table:table-cell>
          <table:table-cell office:value-type="float" office:value="4340.4" calcext:value-type="float">
            <text:p>4340.4</text:p>
          </table:table-cell>
          <table:table-cell office:value-type="float" office:value="4318.25" calcext:value-type="float">
            <text:p>4318.25</text:p>
          </table:table-cell>
          <table:table-cell office:value-type="float" office:value="4402.79" calcext:value-type="float">
            <text:p>4402.79</text:p>
          </table:table-cell>
          <table:table-cell office:value-type="float" office:value="4616.71" calcext:value-type="float">
            <text:p>4616.71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105:.K105])/9" office:value-type="float" office:value="4637.36333333333" calcext:value-type="float">
            <text:p>4637.36</text:p>
          </table:table-cell>
          <table:table-cell office:value-type="float" office:value="4352.28" calcext:value-type="float">
            <text:p>4352.28</text:p>
          </table:table-cell>
          <table:table-cell office:value-type="float" office:value="4340.49" calcext:value-type="float">
            <text:p>4340.49</text:p>
          </table:table-cell>
          <table:table-cell office:value-type="float" office:value="4309.15" calcext:value-type="float">
            <text:p>4309.15</text:p>
          </table:table-cell>
          <table:table-cell office:value-type="float" office:value="2869.54" calcext:value-type="float">
            <text:p>2869.54</text:p>
          </table:table-cell>
          <table:table-cell office:value-type="float" office:value="4326.83" calcext:value-type="float">
            <text:p>4326.83</text:p>
          </table:table-cell>
          <table:table-cell office:value-type="float" office:value="4390.65" calcext:value-type="float">
            <text:p>4390.65</text:p>
          </table:table-cell>
          <table:table-cell office:value-type="float" office:value="4393.71" calcext:value-type="float">
            <text:p>4393.71</text:p>
          </table:table-cell>
          <table:table-cell office:value-type="float" office:value="4630.22" calcext:value-type="float">
            <text:p>4630.22</text:p>
          </table:table-cell>
          <table:table-cell office:value-type="float" office:value="8123.4" calcext:value-type="float">
            <text:p>8123.4</text:p>
          </table:table-cell>
        </table:table-row>
        <table:table-row table:style-name="ro1">
          <table:table-cell office:value-type="string" calcext:value-type="string">
            <text:p>9 DRAM</text:p>
          </table:table-cell>
          <table:table-cell table:formula="of:=SUM([.C106:.K106])/9" office:value-type="float" office:value="4379.34111111111" calcext:value-type="float">
            <text:p>4379.34</text:p>
          </table:table-cell>
          <table:table-cell office:value-type="float" office:value="5749.46" calcext:value-type="float">
            <text:p>5749.46</text:p>
          </table:table-cell>
          <table:table-cell office:value-type="float" office:value="2899.49" calcext:value-type="float">
            <text:p>2899.49</text:p>
          </table:table-cell>
          <table:table-cell office:value-type="float" office:value="4339.5" calcext:value-type="float">
            <text:p>4339.5</text:p>
          </table:table-cell>
          <table:table-cell office:value-type="float" office:value="4323.96" calcext:value-type="float">
            <text:p>4323.96</text:p>
          </table:table-cell>
          <table:table-cell office:value-type="float" office:value="4340.93" calcext:value-type="float">
            <text:p>4340.93</text:p>
          </table:table-cell>
          <table:table-cell office:value-type="float" office:value="4343.17" calcext:value-type="float">
            <text:p>4343.17</text:p>
          </table:table-cell>
          <table:table-cell office:value-type="float" office:value="4403.58" calcext:value-type="float">
            <text:p>4403.58</text:p>
          </table:table-cell>
          <table:table-cell office:value-type="float" office:value="4406.92" calcext:value-type="float">
            <text:p>4406.92</text:p>
          </table:table-cell>
          <table:table-cell office:value-type="float" office:value="4607.06" calcext:value-type="float">
            <text:p>4607.06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107:.K107])/9" office:value-type="float" office:value="4249.13777777778" calcext:value-type="float">
            <text:p>4249.14</text:p>
          </table:table-cell>
          <table:table-cell office:value-type="float" office:value="4591.38" calcext:value-type="float">
            <text:p>4591.38</text:p>
          </table:table-cell>
          <table:table-cell office:value-type="float" office:value="4146.71" calcext:value-type="float">
            <text:p>4146.71</text:p>
          </table:table-cell>
          <table:table-cell office:value-type="float" office:value="4132.08" calcext:value-type="float">
            <text:p>4132.08</text:p>
          </table:table-cell>
          <table:table-cell office:value-type="float" office:value="4125.54" calcext:value-type="float">
            <text:p>4125.54</text:p>
          </table:table-cell>
          <table:table-cell office:value-type="float" office:value="4091.07" calcext:value-type="float">
            <text:p>4091.07</text:p>
          </table:table-cell>
          <table:table-cell office:value-type="float" office:value="4138.13" calcext:value-type="float">
            <text:p>4138.13</text:p>
          </table:table-cell>
          <table:table-cell office:value-type="float" office:value="4191.22" calcext:value-type="float">
            <text:p>4191.22</text:p>
          </table:table-cell>
          <table:table-cell office:value-type="float" office:value="4137.48" calcext:value-type="float">
            <text:p>4137.48</text:p>
          </table:table-cell>
          <table:table-cell office:value-type="float" office:value="4688.63" calcext:value-type="float">
            <text:p>4688.63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108:.K108])/9" office:value-type="float" office:value="4239.59222222222" calcext:value-type="float">
            <text:p>4239.59</text:p>
          </table:table-cell>
          <table:table-cell office:value-type="float" office:value="4523.7" calcext:value-type="float">
            <text:p>4523.7</text:p>
          </table:table-cell>
          <table:table-cell office:value-type="float" office:value="4119.69" calcext:value-type="float">
            <text:p>4119.69</text:p>
          </table:table-cell>
          <table:table-cell office:value-type="float" office:value="4098.3" calcext:value-type="float">
            <text:p>4098.3</text:p>
          </table:table-cell>
          <table:table-cell office:value-type="float" office:value="4096.92" calcext:value-type="float">
            <text:p>4096.92</text:p>
          </table:table-cell>
          <table:table-cell office:value-type="float" office:value="4104.63" calcext:value-type="float">
            <text:p>4104.63</text:p>
          </table:table-cell>
          <table:table-cell office:value-type="float" office:value="4033.32" calcext:value-type="float">
            <text:p>4033.32</text:p>
          </table:table-cell>
          <table:table-cell office:value-type="float" office:value="4166.07" calcext:value-type="float">
            <text:p>4166.07</text:p>
          </table:table-cell>
          <table:table-cell office:value-type="float" office:value="4149.28" calcext:value-type="float">
            <text:p>4149.28</text:p>
          </table:table-cell>
          <table:table-cell office:value-type="float" office:value="4864.42" calcext:value-type="float">
            <text:p>4864.42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109:.K109])/9" office:value-type="float" office:value="4233.32555555556" calcext:value-type="float">
            <text:p>4233.33</text:p>
          </table:table-cell>
          <table:table-cell office:value-type="float" office:value="4546.53" calcext:value-type="float">
            <text:p>4546.53</text:p>
          </table:table-cell>
          <table:table-cell office:value-type="float" office:value="4129.87" calcext:value-type="float">
            <text:p>4129.87</text:p>
          </table:table-cell>
          <table:table-cell office:value-type="float" office:value="4121.97" calcext:value-type="float">
            <text:p>4121.97</text:p>
          </table:table-cell>
          <table:table-cell office:value-type="float" office:value="4067.87" calcext:value-type="float">
            <text:p>4067.87</text:p>
          </table:table-cell>
          <table:table-cell office:value-type="float" office:value="4114.97" calcext:value-type="float">
            <text:p>4114.97</text:p>
          </table:table-cell>
          <table:table-cell office:value-type="float" office:value="4125" calcext:value-type="float">
            <text:p>4125</text:p>
          </table:table-cell>
          <table:table-cell office:value-type="float" office:value="4134.7" calcext:value-type="float">
            <text:p>4134.7</text:p>
          </table:table-cell>
          <table:table-cell office:value-type="float" office:value="4162.64" calcext:value-type="float">
            <text:p>4162.64</text:p>
          </table:table-cell>
          <table:table-cell office:value-type="float" office:value="4696.38" calcext:value-type="float">
            <text:p>4696.38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110:.K110])/9" office:value-type="float" office:value="3804.83888888889" calcext:value-type="float">
            <text:p>3804.84</text:p>
          </table:table-cell>
          <table:table-cell office:value-type="float" office:value="4617.98" calcext:value-type="float">
            <text:p>4617.98</text:p>
          </table:table-cell>
          <table:table-cell office:value-type="float" office:value="4098.33" calcext:value-type="float">
            <text:p>4098.33</text:p>
          </table:table-cell>
          <table:table-cell office:value-type="float" office:value="4126.18" calcext:value-type="float">
            <text:p>4126.18</text:p>
          </table:table-cell>
          <table:table-cell office:value-type="float" office:value="4125.79" calcext:value-type="float">
            <text:p>4125.79</text:p>
          </table:table-cell>
          <table:table-cell office:value-type="float" office:value="4084.99" calcext:value-type="float">
            <text:p>4084.99</text:p>
          </table:table-cell>
          <table:table-cell office:value-type="float" office:value="4134.96" calcext:value-type="float">
            <text:p>4134.96</text:p>
          </table:table-cell>
          <table:table-cell office:value-type="float" office:value="4098.23" calcext:value-type="float">
            <text:p>4098.23</text:p>
          </table:table-cell>
          <table:table-cell office:value-type="float" office:value="3159.55" calcext:value-type="float">
            <text:p>3159.55</text:p>
          </table:table-cell>
          <table:table-cell office:value-type="float" office:value="1797.54" calcext:value-type="float">
            <text:p>1797.54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111:.K111])/9" office:value-type="float" office:value="4240.51" calcext:value-type="float">
            <text:p>4240.51</text:p>
          </table:table-cell>
          <table:table-cell office:value-type="float" office:value="4581.22" calcext:value-type="float">
            <text:p>4581.22</text:p>
          </table:table-cell>
          <table:table-cell office:value-type="float" office:value="4092.98" calcext:value-type="float">
            <text:p>4092.98</text:p>
          </table:table-cell>
          <table:table-cell office:value-type="float" office:value="4117.74" calcext:value-type="float">
            <text:p>4117.74</text:p>
          </table:table-cell>
          <table:table-cell office:value-type="float" office:value="4115.5" calcext:value-type="float">
            <text:p>4115.5</text:p>
          </table:table-cell>
          <table:table-cell office:value-type="float" office:value="4122.24" calcext:value-type="float">
            <text:p>4122.24</text:p>
          </table:table-cell>
          <table:table-cell office:value-type="float" office:value="4087.57" calcext:value-type="float">
            <text:p>4087.57</text:p>
          </table:table-cell>
          <table:table-cell office:value-type="float" office:value="4178.91" calcext:value-type="float">
            <text:p>4178.91</text:p>
          </table:table-cell>
          <table:table-cell office:value-type="float" office:value="4165.77" calcext:value-type="float">
            <text:p>4165.77</text:p>
          </table:table-cell>
          <table:table-cell office:value-type="float" office:value="4702.66" calcext:value-type="float">
            <text:p>4702.66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112:.K112])/9" office:value-type="float" office:value="4236.22" calcext:value-type="float">
            <text:p>4236.22</text:p>
          </table:table-cell>
          <table:table-cell office:value-type="float" office:value="4597.58" calcext:value-type="float">
            <text:p>4597.58</text:p>
          </table:table-cell>
          <table:table-cell office:value-type="float" office:value="4092.6" calcext:value-type="float">
            <text:p>4092.6</text:p>
          </table:table-cell>
          <table:table-cell office:value-type="float" office:value="4124.17" calcext:value-type="float">
            <text:p>4124.17</text:p>
          </table:table-cell>
          <table:table-cell office:value-type="float" office:value="4108.85" calcext:value-type="float">
            <text:p>4108.85</text:p>
          </table:table-cell>
          <table:table-cell office:value-type="float" office:value="4077.02" calcext:value-type="float">
            <text:p>4077.02</text:p>
          </table:table-cell>
          <table:table-cell office:value-type="float" office:value="4129.76" calcext:value-type="float">
            <text:p>4129.76</text:p>
          </table:table-cell>
          <table:table-cell office:value-type="float" office:value="4141.72" calcext:value-type="float">
            <text:p>4141.72</text:p>
          </table:table-cell>
          <table:table-cell office:value-type="float" office:value="4162.86" calcext:value-type="float">
            <text:p>4162.86</text:p>
          </table:table-cell>
          <table:table-cell office:value-type="float" office:value="4691.42" calcext:value-type="float">
            <text:p>4691.42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97:.B106])" office:value-type="float" office:value="44579.37" calcext:value-type="float">
            <text:p>44579.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07:.B112])" office:value-type="float" office:value="25003.6244444444" calcext:value-type="float">
            <text:p>25003.6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116:.K116])/9" office:value-type="float" office:value="4563.92777777778" calcext:value-type="float">
            <text:p>4563.93</text:p>
          </table:table-cell>
          <table:table-cell office:value-type="float" office:value="4320.7" calcext:value-type="float">
            <text:p>4320.7</text:p>
          </table:table-cell>
          <table:table-cell office:value-type="float" office:value="4378.95" calcext:value-type="float">
            <text:p>4378.95</text:p>
          </table:table-cell>
          <table:table-cell office:value-type="float" office:value="4387.69" calcext:value-type="float">
            <text:p>4387.69</text:p>
          </table:table-cell>
          <table:table-cell office:value-type="float" office:value="4327.2" calcext:value-type="float">
            <text:p>4327.2</text:p>
          </table:table-cell>
          <table:table-cell office:value-type="float" office:value="4306.81" calcext:value-type="float">
            <text:p>4306.81</text:p>
          </table:table-cell>
          <table:table-cell office:value-type="float" office:value="4283.77" calcext:value-type="float">
            <text:p>4283.77</text:p>
          </table:table-cell>
          <table:table-cell office:value-type="float" office:value="4314.94" calcext:value-type="float">
            <text:p>4314.94</text:p>
          </table:table-cell>
          <table:table-cell office:value-type="float" office:value="4428.43" calcext:value-type="float">
            <text:p>4428.43</text:p>
          </table:table-cell>
          <table:table-cell office:value-type="float" office:value="6326.86" calcext:value-type="float">
            <text:p>6326.86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117:.K117])/9" office:value-type="float" office:value="4454.96666666667" calcext:value-type="float">
            <text:p>4454.97</text:p>
          </table:table-cell>
          <table:table-cell office:value-type="float" office:value="5377.14" calcext:value-type="float">
            <text:p>5377.14</text:p>
          </table:table-cell>
          <table:table-cell office:value-type="float" office:value="4345.82" calcext:value-type="float">
            <text:p>4345.82</text:p>
          </table:table-cell>
          <table:table-cell office:value-type="float" office:value="4384.03" calcext:value-type="float">
            <text:p>4384.03</text:p>
          </table:table-cell>
          <table:table-cell office:value-type="float" office:value="4359" calcext:value-type="float">
            <text:p>4359</text:p>
          </table:table-cell>
          <table:table-cell office:value-type="float" office:value="4293.95" calcext:value-type="float">
            <text:p>4293.95</text:p>
          </table:table-cell>
          <table:table-cell office:value-type="float" office:value="4314.66" calcext:value-type="float">
            <text:p>4314.66</text:p>
          </table:table-cell>
          <table:table-cell office:value-type="float" office:value="4300.22" calcext:value-type="float">
            <text:p>4300.22</text:p>
          </table:table-cell>
          <table:table-cell office:value-type="float" office:value="4321.67" calcext:value-type="float">
            <text:p>4321.67</text:p>
          </table:table-cell>
          <table:table-cell office:value-type="float" office:value="4398.21" calcext:value-type="float">
            <text:p>4398.21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118:.K118])/9" office:value-type="float" office:value="4470.25444444444" calcext:value-type="float">
            <text:p>4470.25</text:p>
          </table:table-cell>
          <table:table-cell office:value-type="float" office:value="5463.12" calcext:value-type="float">
            <text:p>5463.12</text:p>
          </table:table-cell>
          <table:table-cell office:value-type="float" office:value="4327.48" calcext:value-type="float">
            <text:p>4327.48</text:p>
          </table:table-cell>
          <table:table-cell office:value-type="float" office:value="4348.66" calcext:value-type="float">
            <text:p>4348.66</text:p>
          </table:table-cell>
          <table:table-cell office:value-type="float" office:value="4419.84" calcext:value-type="float">
            <text:p>4419.84</text:p>
          </table:table-cell>
          <table:table-cell office:value-type="float" office:value="4303.54" calcext:value-type="float">
            <text:p>4303.54</text:p>
          </table:table-cell>
          <table:table-cell office:value-type="float" office:value="4325.43" calcext:value-type="float">
            <text:p>4325.43</text:p>
          </table:table-cell>
          <table:table-cell office:value-type="float" office:value="4313.83" calcext:value-type="float">
            <text:p>4313.83</text:p>
          </table:table-cell>
          <table:table-cell office:value-type="float" office:value="4334.61" calcext:value-type="float">
            <text:p>4334.61</text:p>
          </table:table-cell>
          <table:table-cell office:value-type="float" office:value="4395.78" calcext:value-type="float">
            <text:p>4395.78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119:.K119])/9" office:value-type="float" office:value="4541.72111111111" calcext:value-type="float">
            <text:p>4541.72</text:p>
          </table:table-cell>
          <table:table-cell office:value-type="float" office:value="4345.83" calcext:value-type="float">
            <text:p>4345.83</text:p>
          </table:table-cell>
          <table:table-cell office:value-type="float" office:value="4384.58" calcext:value-type="float">
            <text:p>4384.58</text:p>
          </table:table-cell>
          <table:table-cell office:value-type="float" office:value="4408.78" calcext:value-type="float">
            <text:p>4408.78</text:p>
          </table:table-cell>
          <table:table-cell office:value-type="float" office:value="4336.17" calcext:value-type="float">
            <text:p>4336.17</text:p>
          </table:table-cell>
          <table:table-cell office:value-type="float" office:value="4310.44" calcext:value-type="float">
            <text:p>4310.44</text:p>
          </table:table-cell>
          <table:table-cell office:value-type="float" office:value="4301.34" calcext:value-type="float">
            <text:p>4301.34</text:p>
          </table:table-cell>
          <table:table-cell office:value-type="float" office:value="4264.39" calcext:value-type="float">
            <text:p>4264.39</text:p>
          </table:table-cell>
          <table:table-cell office:value-type="float" office:value="4392.71" calcext:value-type="float">
            <text:p>4392.71</text:p>
          </table:table-cell>
          <table:table-cell office:value-type="float" office:value="6131.25" calcext:value-type="float">
            <text:p>6131.25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120:.K120])/9" office:value-type="float" office:value="4280.30111111111" calcext:value-type="float">
            <text:p>4280.30</text:p>
          </table:table-cell>
          <table:table-cell office:value-type="float" office:value="2783.72" calcext:value-type="float">
            <text:p>2783.72</text:p>
          </table:table-cell>
          <table:table-cell office:value-type="float" office:value="4347.06" calcext:value-type="float">
            <text:p>4347.06</text:p>
          </table:table-cell>
          <table:table-cell office:value-type="float" office:value="4427.49" calcext:value-type="float">
            <text:p>4427.49</text:p>
          </table:table-cell>
          <table:table-cell office:value-type="float" office:value="4367.52" calcext:value-type="float">
            <text:p>4367.52</text:p>
          </table:table-cell>
          <table:table-cell office:value-type="float" office:value="4238.52" calcext:value-type="float">
            <text:p>4238.52</text:p>
          </table:table-cell>
          <table:table-cell office:value-type="float" office:value="4334.96" calcext:value-type="float">
            <text:p>4334.96</text:p>
          </table:table-cell>
          <table:table-cell office:value-type="float" office:value="4329.3" calcext:value-type="float">
            <text:p>4329.3</text:p>
          </table:table-cell>
          <table:table-cell office:value-type="float" office:value="4391.03" calcext:value-type="float">
            <text:p>4391.03</text:p>
          </table:table-cell>
          <table:table-cell office:value-type="float" office:value="5303.11" calcext:value-type="float">
            <text:p>5303.11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121:.K121])/9" office:value-type="float" office:value="4430.46111111111" calcext:value-type="float">
            <text:p>4430.46</text:p>
          </table:table-cell>
          <table:table-cell office:value-type="float" office:value="5239.36" calcext:value-type="float">
            <text:p>5239.36</text:p>
          </table:table-cell>
          <table:table-cell office:value-type="float" office:value="4325.29" calcext:value-type="float">
            <text:p>4325.29</text:p>
          </table:table-cell>
          <table:table-cell office:value-type="float" office:value="4380.78" calcext:value-type="float">
            <text:p>4380.78</text:p>
          </table:table-cell>
          <table:table-cell office:value-type="float" office:value="4388.87" calcext:value-type="float">
            <text:p>4388.87</text:p>
          </table:table-cell>
          <table:table-cell office:value-type="float" office:value="4328.64" calcext:value-type="float">
            <text:p>4328.64</text:p>
          </table:table-cell>
          <table:table-cell office:value-type="float" office:value="4302.18" calcext:value-type="float">
            <text:p>4302.18</text:p>
          </table:table-cell>
          <table:table-cell office:value-type="float" office:value="4226.88" calcext:value-type="float">
            <text:p>4226.88</text:p>
          </table:table-cell>
          <table:table-cell office:value-type="float" office:value="4312.99" calcext:value-type="float">
            <text:p>4312.99</text:p>
          </table:table-cell>
          <table:table-cell office:value-type="float" office:value="4369.16" calcext:value-type="float">
            <text:p>4369.16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122:.K122])/9" office:value-type="float" office:value="4411.53777777778" calcext:value-type="float">
            <text:p>4411.54</text:p>
          </table:table-cell>
          <table:table-cell office:value-type="float" office:value="5042.22" calcext:value-type="float">
            <text:p>5042.22</text:p>
          </table:table-cell>
          <table:table-cell office:value-type="float" office:value="4306.12" calcext:value-type="float">
            <text:p>4306.12</text:p>
          </table:table-cell>
          <table:table-cell office:value-type="float" office:value="4362.31" calcext:value-type="float">
            <text:p>4362.31</text:p>
          </table:table-cell>
          <table:table-cell office:value-type="float" office:value="4373.64" calcext:value-type="float">
            <text:p>4373.64</text:p>
          </table:table-cell>
          <table:table-cell office:value-type="float" office:value="4307.92" calcext:value-type="float">
            <text:p>4307.92</text:p>
          </table:table-cell>
          <table:table-cell office:value-type="float" office:value="4294.15" calcext:value-type="float">
            <text:p>4294.15</text:p>
          </table:table-cell>
          <table:table-cell office:value-type="float" office:value="4268.91" calcext:value-type="float">
            <text:p>4268.91</text:p>
          </table:table-cell>
          <table:table-cell office:value-type="float" office:value="4300.32" calcext:value-type="float">
            <text:p>4300.32</text:p>
          </table:table-cell>
          <table:table-cell office:value-type="float" office:value="4448.25" calcext:value-type="float">
            <text:p>4448.25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123:.K123])/9" office:value-type="float" office:value="4333.25222222222" calcext:value-type="float">
            <text:p>4333.25</text:p>
          </table:table-cell>
          <table:table-cell office:value-type="float" office:value="5078.27" calcext:value-type="float">
            <text:p>5078.27</text:p>
          </table:table-cell>
          <table:table-cell office:value-type="float" office:value="4321.63" calcext:value-type="float">
            <text:p>4321.63</text:p>
          </table:table-cell>
          <table:table-cell office:value-type="float" office:value="4384.19" calcext:value-type="float">
            <text:p>4384.19</text:p>
          </table:table-cell>
          <table:table-cell office:value-type="float" office:value="4389.11" calcext:value-type="float">
            <text:p>4389.11</text:p>
          </table:table-cell>
          <table:table-cell office:value-type="float" office:value="4328.5" calcext:value-type="float">
            <text:p>4328.5</text:p>
          </table:table-cell>
          <table:table-cell office:value-type="float" office:value="4309.17" calcext:value-type="float">
            <text:p>4309.17</text:p>
          </table:table-cell>
          <table:table-cell office:value-type="float" office:value="4227.43" calcext:value-type="float">
            <text:p>4227.43</text:p>
          </table:table-cell>
          <table:table-cell office:value-type="float" office:value="2617.52" calcext:value-type="float">
            <text:p>2617.52</text:p>
          </table:table-cell>
          <table:table-cell office:value-type="float" office:value="5343.45" calcext:value-type="float">
            <text:p>5343.45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124:.K124])/9" office:value-type="float" office:value="4118.45111111111" calcext:value-type="float">
            <text:p>4118.45</text:p>
          </table:table-cell>
          <table:table-cell office:value-type="float" office:value="5271.55" calcext:value-type="float">
            <text:p>5271.55</text:p>
          </table:table-cell>
          <table:table-cell office:value-type="float" office:value="4296.73" calcext:value-type="float">
            <text:p>4296.73</text:p>
          </table:table-cell>
          <table:table-cell office:value-type="float" office:value="4349.18" calcext:value-type="float">
            <text:p>4349.18</text:p>
          </table:table-cell>
          <table:table-cell office:value-type="float" office:value="4359.01" calcext:value-type="float">
            <text:p>4359.01</text:p>
          </table:table-cell>
          <table:table-cell office:value-type="float" office:value="4344.24" calcext:value-type="float">
            <text:p>4344.24</text:p>
          </table:table-cell>
          <table:table-cell office:value-type="float" office:value="4318.69" calcext:value-type="float">
            <text:p>4318.69</text:p>
          </table:table-cell>
          <table:table-cell office:value-type="float" office:value="4297.49" calcext:value-type="float">
            <text:p>4297.49</text:p>
          </table:table-cell>
          <table:table-cell office:value-type="float" office:value="4325.75" calcext:value-type="float">
            <text:p>4325.75</text:p>
          </table:table-cell>
          <table:table-cell office:value-type="float" office:value="1503.42" calcext:value-type="float">
            <text:p>1503.42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125:.K125])/9" office:value-type="float" office:value="4278.17444444444" calcext:value-type="float">
            <text:p>4278.17</text:p>
          </table:table-cell>
          <table:table-cell office:value-type="float" office:value="4367.45" calcext:value-type="float">
            <text:p>4367.45</text:p>
          </table:table-cell>
          <table:table-cell office:value-type="float" office:value="3818.84" calcext:value-type="float">
            <text:p>3818.84</text:p>
          </table:table-cell>
          <table:table-cell office:value-type="float" office:value="2962.98" calcext:value-type="float">
            <text:p>2962.98</text:p>
          </table:table-cell>
          <table:table-cell office:value-type="float" office:value="4096.05" calcext:value-type="float">
            <text:p>4096.05</text:p>
          </table:table-cell>
          <table:table-cell office:value-type="float" office:value="4122.41" calcext:value-type="float">
            <text:p>4122.41</text:p>
          </table:table-cell>
          <table:table-cell office:value-type="float" office:value="4104.42" calcext:value-type="float">
            <text:p>4104.42</text:p>
          </table:table-cell>
          <table:table-cell office:value-type="float" office:value="4138.93" calcext:value-type="float">
            <text:p>4138.93</text:p>
          </table:table-cell>
          <table:table-cell office:value-type="float" office:value="4437.16" calcext:value-type="float">
            <text:p>4437.16</text:p>
          </table:table-cell>
          <table:table-cell office:value-type="float" office:value="6455.33" calcext:value-type="float">
            <text:p>6455.33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126:.K126])/9" office:value-type="float" office:value="4273.05444444444" calcext:value-type="float">
            <text:p>4273.05</text:p>
          </table:table-cell>
          <table:table-cell office:value-type="float" office:value="4309.46" calcext:value-type="float">
            <text:p>4309.46</text:p>
          </table:table-cell>
          <table:table-cell office:value-type="float" office:value="4129.87" calcext:value-type="float">
            <text:p>4129.87</text:p>
          </table:table-cell>
          <table:table-cell office:value-type="float" office:value="4192.43" calcext:value-type="float">
            <text:p>4192.43</text:p>
          </table:table-cell>
          <table:table-cell office:value-type="float" office:value="4149.04" calcext:value-type="float">
            <text:p>4149.04</text:p>
          </table:table-cell>
          <table:table-cell office:value-type="float" office:value="4119.18" calcext:value-type="float">
            <text:p>4119.18</text:p>
          </table:table-cell>
          <table:table-cell office:value-type="float" office:value="4119.48" calcext:value-type="float">
            <text:p>4119.48</text:p>
          </table:table-cell>
          <table:table-cell office:value-type="float" office:value="4114.03" calcext:value-type="float">
            <text:p>4114.03</text:p>
          </table:table-cell>
          <table:table-cell office:value-type="float" office:value="4176.29" calcext:value-type="float">
            <text:p>4176.29</text:p>
          </table:table-cell>
          <table:table-cell office:value-type="float" office:value="5147.71" calcext:value-type="float">
            <text:p>5147.71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127:.K127])/9" office:value-type="float" office:value="4282.71111111111" calcext:value-type="float">
            <text:p>4282.71</text:p>
          </table:table-cell>
          <table:table-cell office:value-type="float" office:value="4422.81" calcext:value-type="float">
            <text:p>4422.81</text:p>
          </table:table-cell>
          <table:table-cell office:value-type="float" office:value="4140.63" calcext:value-type="float">
            <text:p>4140.63</text:p>
          </table:table-cell>
          <table:table-cell office:value-type="float" office:value="4204.32" calcext:value-type="float">
            <text:p>4204.32</text:p>
          </table:table-cell>
          <table:table-cell office:value-type="float" office:value="2838.3" calcext:value-type="float">
            <text:p>2838.3</text:p>
          </table:table-cell>
          <table:table-cell office:value-type="float" office:value="4126.37" calcext:value-type="float">
            <text:p>4126.37</text:p>
          </table:table-cell>
          <table:table-cell office:value-type="float" office:value="4115.43" calcext:value-type="float">
            <text:p>4115.43</text:p>
          </table:table-cell>
          <table:table-cell office:value-type="float" office:value="4150.37" calcext:value-type="float">
            <text:p>4150.37</text:p>
          </table:table-cell>
          <table:table-cell office:value-type="float" office:value="4347.94" calcext:value-type="float">
            <text:p>4347.94</text:p>
          </table:table-cell>
          <table:table-cell office:value-type="float" office:value="6198.23" calcext:value-type="float">
            <text:p>6198.23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128:.K128])/9" office:value-type="float" office:value="4269.90222222222" calcext:value-type="float">
            <text:p>4269.90</text:p>
          </table:table-cell>
          <table:table-cell office:value-type="float" office:value="4407.2" calcext:value-type="float">
            <text:p>4407.2</text:p>
          </table:table-cell>
          <table:table-cell office:value-type="float" office:value="4139.82" calcext:value-type="float">
            <text:p>4139.82</text:p>
          </table:table-cell>
          <table:table-cell office:value-type="float" office:value="2955.12" calcext:value-type="float">
            <text:p>2955.12</text:p>
          </table:table-cell>
          <table:table-cell office:value-type="float" office:value="3952" calcext:value-type="float">
            <text:p>3952</text:p>
          </table:table-cell>
          <table:table-cell office:value-type="float" office:value="4127.09" calcext:value-type="float">
            <text:p>4127.09</text:p>
          </table:table-cell>
          <table:table-cell office:value-type="float" office:value="4108.58" calcext:value-type="float">
            <text:p>4108.58</text:p>
          </table:table-cell>
          <table:table-cell office:value-type="float" office:value="4145.2" calcext:value-type="float">
            <text:p>4145.2</text:p>
          </table:table-cell>
          <table:table-cell office:value-type="float" office:value="4357.46" calcext:value-type="float">
            <text:p>4357.46</text:p>
          </table:table-cell>
          <table:table-cell office:value-type="float" office:value="6236.65" calcext:value-type="float">
            <text:p>6236.65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129:.K129])/9" office:value-type="float" office:value="4296.01555555556" calcext:value-type="float">
            <text:p>4296.02</text:p>
          </table:table-cell>
          <table:table-cell office:value-type="float" office:value="4245.6" calcext:value-type="float">
            <text:p>4245.6</text:p>
          </table:table-cell>
          <table:table-cell office:value-type="float" office:value="4114.72" calcext:value-type="float">
            <text:p>4114.72</text:p>
          </table:table-cell>
          <table:table-cell office:value-type="float" office:value="4178.88" calcext:value-type="float">
            <text:p>4178.88</text:p>
          </table:table-cell>
          <table:table-cell office:value-type="float" office:value="4132.47" calcext:value-type="float">
            <text:p>4132.47</text:p>
          </table:table-cell>
          <table:table-cell office:value-type="float" office:value="4102.73" calcext:value-type="float">
            <text:p>4102.73</text:p>
          </table:table-cell>
          <table:table-cell office:value-type="float" office:value="2803.66" calcext:value-type="float">
            <text:p>2803.66</text:p>
          </table:table-cell>
          <table:table-cell office:value-type="float" office:value="4122.86" calcext:value-type="float">
            <text:p>4122.86</text:p>
          </table:table-cell>
          <table:table-cell office:value-type="float" office:value="4448.11" calcext:value-type="float">
            <text:p>4448.11</text:p>
          </table:table-cell>
          <table:table-cell office:value-type="float" office:value="6515.11" calcext:value-type="float">
            <text:p>6515.11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130:.K130])/9" office:value-type="float" office:value="4290.98888888889" calcext:value-type="float">
            <text:p>4290.99</text:p>
          </table:table-cell>
          <table:table-cell office:value-type="float" office:value="4355.66" calcext:value-type="float">
            <text:p>4355.66</text:p>
          </table:table-cell>
          <table:table-cell office:value-type="float" office:value="4126.82" calcext:value-type="float">
            <text:p>4126.82</text:p>
          </table:table-cell>
          <table:table-cell office:value-type="float" office:value="4184.22" calcext:value-type="float">
            <text:p>4184.22</text:p>
          </table:table-cell>
          <table:table-cell office:value-type="float" office:value="4148.9" calcext:value-type="float">
            <text:p>4148.9</text:p>
          </table:table-cell>
          <table:table-cell office:value-type="float" office:value="2809.17" calcext:value-type="float">
            <text:p>2809.17</text:p>
          </table:table-cell>
          <table:table-cell office:value-type="float" office:value="4054.42" calcext:value-type="float">
            <text:p>4054.42</text:p>
          </table:table-cell>
          <table:table-cell office:value-type="float" office:value="4133.3" calcext:value-type="float">
            <text:p>4133.3</text:p>
          </table:table-cell>
          <table:table-cell office:value-type="float" office:value="4408.59" calcext:value-type="float">
            <text:p>4408.59</text:p>
          </table:table-cell>
          <table:table-cell office:value-type="float" office:value="6397.82" calcext:value-type="float">
            <text:p>6397.82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131:.K131])/9" office:value-type="float" office:value="4294.72" calcext:value-type="float">
            <text:p>4294.72</text:p>
          </table:table-cell>
          <table:table-cell office:value-type="float" office:value="4348.32" calcext:value-type="float">
            <text:p>4348.32</text:p>
          </table:table-cell>
          <table:table-cell office:value-type="float" office:value="2793.65" calcext:value-type="float">
            <text:p>2793.65</text:p>
          </table:table-cell>
          <table:table-cell office:value-type="float" office:value="4135.44" calcext:value-type="float">
            <text:p>4135.44</text:p>
          </table:table-cell>
          <table:table-cell office:value-type="float" office:value="4128.55" calcext:value-type="float">
            <text:p>4128.55</text:p>
          </table:table-cell>
          <table:table-cell office:value-type="float" office:value="4105.33" calcext:value-type="float">
            <text:p>4105.33</text:p>
          </table:table-cell>
          <table:table-cell office:value-type="float" office:value="4104.31" calcext:value-type="float">
            <text:p>4104.31</text:p>
          </table:table-cell>
          <table:table-cell office:value-type="float" office:value="4124.74" calcext:value-type="float">
            <text:p>4124.74</text:p>
          </table:table-cell>
          <table:table-cell office:value-type="float" office:value="4437.53" calcext:value-type="float">
            <text:p>4437.53</text:p>
          </table:table-cell>
          <table:table-cell office:value-type="float" office:value="6474.61" calcext:value-type="float">
            <text:p>6474.61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116:.B124])" office:value-type="float" office:value="39604.8733333333" calcext:value-type="float">
            <text:p>39604.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25:.B131])" office:value-type="float" office:value="29985.5666666667" calcext:value-type="float">
            <text:p>29985.5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135:.K135])/9" office:value-type="float" office:value="4500.28666666667" calcext:value-type="float">
            <text:p>4500.29</text:p>
          </table:table-cell>
          <table:table-cell office:value-type="float" office:value="4386.52" calcext:value-type="float">
            <text:p>4386.52</text:p>
          </table:table-cell>
          <table:table-cell office:value-type="float" office:value="4349.8" calcext:value-type="float">
            <text:p>4349.8</text:p>
          </table:table-cell>
          <table:table-cell office:value-type="float" office:value="4442.31" calcext:value-type="float">
            <text:p>4442.31</text:p>
          </table:table-cell>
          <table:table-cell office:value-type="float" office:value="4385.65" calcext:value-type="float">
            <text:p>4385.65</text:p>
          </table:table-cell>
          <table:table-cell office:value-type="float" office:value="4324.8" calcext:value-type="float">
            <text:p>4324.8</text:p>
          </table:table-cell>
          <table:table-cell office:value-type="float" office:value="4276.82" calcext:value-type="float">
            <text:p>4276.82</text:p>
          </table:table-cell>
          <table:table-cell office:value-type="float" office:value="4209.87" calcext:value-type="float">
            <text:p>4209.87</text:p>
          </table:table-cell>
          <table:table-cell office:value-type="float" office:value="4379.53" calcext:value-type="float">
            <text:p>4379.53</text:p>
          </table:table-cell>
          <table:table-cell office:value-type="float" office:value="5747.28" calcext:value-type="float">
            <text:p>5747.28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136:.K136])/9" office:value-type="float" office:value="4405.85111111111" calcext:value-type="float">
            <text:p>4405.85</text:p>
          </table:table-cell>
          <table:table-cell office:value-type="float" office:value="6154.15" calcext:value-type="float">
            <text:p>6154.15</text:p>
          </table:table-cell>
          <table:table-cell office:value-type="float" office:value="4518.45" calcext:value-type="float">
            <text:p>4518.45</text:p>
          </table:table-cell>
          <table:table-cell office:value-type="float" office:value="4350.16" calcext:value-type="float">
            <text:p>4350.16</text:p>
          </table:table-cell>
          <table:table-cell office:value-type="float" office:value="4473.32" calcext:value-type="float">
            <text:p>4473.32</text:p>
          </table:table-cell>
          <table:table-cell office:value-type="float" office:value="4410.12" calcext:value-type="float">
            <text:p>4410.12</text:p>
          </table:table-cell>
          <table:table-cell office:value-type="float" office:value="2639.12" calcext:value-type="float">
            <text:p>2639.12</text:p>
          </table:table-cell>
          <table:table-cell office:value-type="float" office:value="4234.28" calcext:value-type="float">
            <text:p>4234.28</text:p>
          </table:table-cell>
          <table:table-cell office:value-type="float" office:value="4243.64" calcext:value-type="float">
            <text:p>4243.64</text:p>
          </table:table-cell>
          <table:table-cell office:value-type="float" office:value="4629.42" calcext:value-type="float">
            <text:p>4629.42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137:.K137])/9" office:value-type="float" office:value="4363.75777777778" calcext:value-type="float">
            <text:p>4363.76</text:p>
          </table:table-cell>
          <table:table-cell office:value-type="float" office:value="5958.56" calcext:value-type="float">
            <text:p>5958.56</text:p>
          </table:table-cell>
          <table:table-cell office:value-type="float" office:value="4394.35" calcext:value-type="float">
            <text:p>4394.35</text:p>
          </table:table-cell>
          <table:table-cell office:value-type="float" office:value="2629.95" calcext:value-type="float">
            <text:p>2629.95</text:p>
          </table:table-cell>
          <table:table-cell office:value-type="float" office:value="4440.78" calcext:value-type="float">
            <text:p>4440.78</text:p>
          </table:table-cell>
          <table:table-cell office:value-type="float" office:value="4271.54" calcext:value-type="float">
            <text:p>4271.54</text:p>
          </table:table-cell>
          <table:table-cell office:value-type="float" office:value="4397.94" calcext:value-type="float">
            <text:p>4397.94</text:p>
          </table:table-cell>
          <table:table-cell office:value-type="float" office:value="4232.8" calcext:value-type="float">
            <text:p>4232.8</text:p>
          </table:table-cell>
          <table:table-cell office:value-type="float" office:value="4255.93" calcext:value-type="float">
            <text:p>4255.93</text:p>
          </table:table-cell>
          <table:table-cell office:value-type="float" office:value="4691.97" calcext:value-type="float">
            <text:p>4691.97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138:.K138])/9" office:value-type="float" office:value="4234.19333333333" calcext:value-type="float">
            <text:p>4234.19</text:p>
          </table:table-cell>
          <table:table-cell office:value-type="float" office:value="2911.47" calcext:value-type="float">
            <text:p>2911.47</text:p>
          </table:table-cell>
          <table:table-cell office:value-type="float" office:value="4341.64" calcext:value-type="float">
            <text:p>4341.64</text:p>
          </table:table-cell>
          <table:table-cell office:value-type="float" office:value="4446.96" calcext:value-type="float">
            <text:p>4446.96</text:p>
          </table:table-cell>
          <table:table-cell office:value-type="float" office:value="4418.96" calcext:value-type="float">
            <text:p>4418.96</text:p>
          </table:table-cell>
          <table:table-cell office:value-type="float" office:value="4372.1" calcext:value-type="float">
            <text:p>4372.1</text:p>
          </table:table-cell>
          <table:table-cell office:value-type="float" office:value="4364.07" calcext:value-type="float">
            <text:p>4364.07</text:p>
          </table:table-cell>
          <table:table-cell office:value-type="float" office:value="4223.8" calcext:value-type="float">
            <text:p>4223.8</text:p>
          </table:table-cell>
          <table:table-cell office:value-type="float" office:value="4164.56" calcext:value-type="float">
            <text:p>4164.56</text:p>
          </table:table-cell>
          <table:table-cell office:value-type="float" office:value="4864.18" calcext:value-type="float">
            <text:p>4864.18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139:.K139])/9" office:value-type="float" office:value="4535.64444444445" calcext:value-type="float">
            <text:p>4535.64</text:p>
          </table:table-cell>
          <table:table-cell office:value-type="float" office:value="5957.68" calcext:value-type="float">
            <text:p>5957.68</text:p>
          </table:table-cell>
          <table:table-cell office:value-type="float" office:value="4468.54" calcext:value-type="float">
            <text:p>4468.54</text:p>
          </table:table-cell>
          <table:table-cell office:value-type="float" office:value="4346.28" calcext:value-type="float">
            <text:p>4346.28</text:p>
          </table:table-cell>
          <table:table-cell office:value-type="float" office:value="4467.27" calcext:value-type="float">
            <text:p>4467.27</text:p>
          </table:table-cell>
          <table:table-cell office:value-type="float" office:value="4402.43" calcext:value-type="float">
            <text:p>4402.43</text:p>
          </table:table-cell>
          <table:table-cell office:value-type="float" office:value="4385.98" calcext:value-type="float">
            <text:p>4385.98</text:p>
          </table:table-cell>
          <table:table-cell office:value-type="float" office:value="4324.04" calcext:value-type="float">
            <text:p>4324.04</text:p>
          </table:table-cell>
          <table:table-cell office:value-type="float" office:value="4223.97" calcext:value-type="float">
            <text:p>4223.97</text:p>
          </table:table-cell>
          <table:table-cell office:value-type="float" office:value="4244.61" calcext:value-type="float">
            <text:p>4244.61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140:.K140])/9" office:value-type="float" office:value="4484.78555555556" calcext:value-type="float">
            <text:p>4484.79</text:p>
          </table:table-cell>
          <table:table-cell office:value-type="float" office:value="4396.58" calcext:value-type="float">
            <text:p>4396.58</text:p>
          </table:table-cell>
          <table:table-cell office:value-type="float" office:value="4343.47" calcext:value-type="float">
            <text:p>4343.47</text:p>
          </table:table-cell>
          <table:table-cell office:value-type="float" office:value="4441.88" calcext:value-type="float">
            <text:p>4441.88</text:p>
          </table:table-cell>
          <table:table-cell office:value-type="float" office:value="4388.73" calcext:value-type="float">
            <text:p>4388.73</text:p>
          </table:table-cell>
          <table:table-cell office:value-type="float" office:value="4368.16" calcext:value-type="float">
            <text:p>4368.16</text:p>
          </table:table-cell>
          <table:table-cell office:value-type="float" office:value="4287.77" calcext:value-type="float">
            <text:p>4287.77</text:p>
          </table:table-cell>
          <table:table-cell office:value-type="float" office:value="4205.52" calcext:value-type="float">
            <text:p>4205.52</text:p>
          </table:table-cell>
          <table:table-cell office:value-type="float" office:value="4341.5" calcext:value-type="float">
            <text:p>4341.5</text:p>
          </table:table-cell>
          <table:table-cell office:value-type="float" office:value="5589.46" calcext:value-type="float">
            <text:p>5589.46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141:.K141])/9" office:value-type="float" office:value="4480.29666666667" calcext:value-type="float">
            <text:p>4480.30</text:p>
          </table:table-cell>
          <table:table-cell office:value-type="float" office:value="4278.28" calcext:value-type="float">
            <text:p>4278.28</text:p>
          </table:table-cell>
          <table:table-cell office:value-type="float" office:value="4332.33" calcext:value-type="float">
            <text:p>4332.33</text:p>
          </table:table-cell>
          <table:table-cell office:value-type="float" office:value="4378.7" calcext:value-type="float">
            <text:p>4378.7</text:p>
          </table:table-cell>
          <table:table-cell office:value-type="float" office:value="4367.87" calcext:value-type="float">
            <text:p>4367.87</text:p>
          </table:table-cell>
          <table:table-cell office:value-type="float" office:value="4357.08" calcext:value-type="float">
            <text:p>4357.08</text:p>
          </table:table-cell>
          <table:table-cell office:value-type="float" office:value="4262.45" calcext:value-type="float">
            <text:p>4262.45</text:p>
          </table:table-cell>
          <table:table-cell office:value-type="float" office:value="4197.73" calcext:value-type="float">
            <text:p>4197.73</text:p>
          </table:table-cell>
          <table:table-cell office:value-type="float" office:value="4373.68" calcext:value-type="float">
            <text:p>4373.68</text:p>
          </table:table-cell>
          <table:table-cell office:value-type="float" office:value="5774.55" calcext:value-type="float">
            <text:p>5774.55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142:.K142])/9" office:value-type="float" office:value="4358.97555555556" calcext:value-type="float">
            <text:p>4358.98</text:p>
          </table:table-cell>
          <table:table-cell office:value-type="float" office:value="5968.1" calcext:value-type="float">
            <text:p>5968.1</text:p>
          </table:table-cell>
          <table:table-cell office:value-type="float" office:value="4456.71" calcext:value-type="float">
            <text:p>4456.71</text:p>
          </table:table-cell>
          <table:table-cell office:value-type="float" office:value="4329.03" calcext:value-type="float">
            <text:p>4329.03</text:p>
          </table:table-cell>
          <table:table-cell office:value-type="float" office:value="2614.06" calcext:value-type="float">
            <text:p>2614.06</text:p>
          </table:table-cell>
          <table:table-cell office:value-type="float" office:value="4342.95" calcext:value-type="float">
            <text:p>4342.95</text:p>
          </table:table-cell>
          <table:table-cell office:value-type="float" office:value="4367.86" calcext:value-type="float">
            <text:p>4367.86</text:p>
          </table:table-cell>
          <table:table-cell office:value-type="float" office:value="4209.47" calcext:value-type="float">
            <text:p>4209.47</text:p>
          </table:table-cell>
          <table:table-cell office:value-type="float" office:value="4234.65" calcext:value-type="float">
            <text:p>4234.65</text:p>
          </table:table-cell>
          <table:table-cell office:value-type="float" office:value="4707.95" calcext:value-type="float">
            <text:p>4707.95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143:.K143])/9" office:value-type="float" office:value="3899.79555555556" calcext:value-type="float">
            <text:p>3899.80</text:p>
          </table:table-cell>
          <table:table-cell office:value-type="float" office:value="4621.66" calcext:value-type="float">
            <text:p>4621.66</text:p>
          </table:table-cell>
          <table:table-cell office:value-type="float" office:value="4169.97" calcext:value-type="float">
            <text:p>4169.97</text:p>
          </table:table-cell>
          <table:table-cell office:value-type="float" office:value="4108.66" calcext:value-type="float">
            <text:p>4108.66</text:p>
          </table:table-cell>
          <table:table-cell office:value-type="float" office:value="4224.51" calcext:value-type="float">
            <text:p>4224.51</text:p>
          </table:table-cell>
          <table:table-cell office:value-type="float" office:value="4072.8" calcext:value-type="float">
            <text:p>4072.8</text:p>
          </table:table-cell>
          <table:table-cell office:value-type="float" office:value="4167.59" calcext:value-type="float">
            <text:p>4167.59</text:p>
          </table:table-cell>
          <table:table-cell office:value-type="float" office:value="4047.7" calcext:value-type="float">
            <text:p>4047.7</text:p>
          </table:table-cell>
          <table:table-cell office:value-type="float" office:value="4070.56" calcext:value-type="float">
            <text:p>4070.56</text:p>
          </table:table-cell>
          <table:table-cell office:value-type="float" office:value="1614.71" calcext:value-type="float">
            <text:p>1614.71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144:.K144])/9" office:value-type="float" office:value="4257.46666666667" calcext:value-type="float">
            <text:p>4257.47</text:p>
          </table:table-cell>
          <table:table-cell office:value-type="float" office:value="4604.58" calcext:value-type="float">
            <text:p>4604.58</text:p>
          </table:table-cell>
          <table:table-cell office:value-type="float" office:value="4171.26" calcext:value-type="float">
            <text:p>4171.26</text:p>
          </table:table-cell>
          <table:table-cell office:value-type="float" office:value="4204.25" calcext:value-type="float">
            <text:p>4204.25</text:p>
          </table:table-cell>
          <table:table-cell office:value-type="float" office:value="2829.7" calcext:value-type="float">
            <text:p>2829.7</text:p>
          </table:table-cell>
          <table:table-cell office:value-type="float" office:value="4173.15" calcext:value-type="float">
            <text:p>4173.15</text:p>
          </table:table-cell>
          <table:table-cell office:value-type="float" office:value="4088.09" calcext:value-type="float">
            <text:p>4088.09</text:p>
          </table:table-cell>
          <table:table-cell office:value-type="float" office:value="4040" calcext:value-type="float">
            <text:p>4040</text:p>
          </table:table-cell>
          <table:table-cell office:value-type="float" office:value="4251.24" calcext:value-type="float">
            <text:p>4251.24</text:p>
          </table:table-cell>
          <table:table-cell office:value-type="float" office:value="5954.93" calcext:value-type="float">
            <text:p>5954.93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145:.K145])/9" office:value-type="float" office:value="4240.14888888889" calcext:value-type="float">
            <text:p>4240.15</text:p>
          </table:table-cell>
          <table:table-cell office:value-type="float" office:value="2953.15" calcext:value-type="float">
            <text:p>2953.15</text:p>
          </table:table-cell>
          <table:table-cell office:value-type="float" office:value="4090.65" calcext:value-type="float">
            <text:p>4090.65</text:p>
          </table:table-cell>
          <table:table-cell office:value-type="float" office:value="4254.47" calcext:value-type="float">
            <text:p>4254.47</text:p>
          </table:table-cell>
          <table:table-cell office:value-type="float" office:value="4216.18" calcext:value-type="float">
            <text:p>4216.18</text:p>
          </table:table-cell>
          <table:table-cell office:value-type="float" office:value="4197.87" calcext:value-type="float">
            <text:p>4197.87</text:p>
          </table:table-cell>
          <table:table-cell office:value-type="float" office:value="4107.27" calcext:value-type="float">
            <text:p>4107.27</text:p>
          </table:table-cell>
          <table:table-cell office:value-type="float" office:value="4056.24" calcext:value-type="float">
            <text:p>4056.24</text:p>
          </table:table-cell>
          <table:table-cell office:value-type="float" office:value="4276.21" calcext:value-type="float">
            <text:p>4276.21</text:p>
          </table:table-cell>
          <table:table-cell office:value-type="float" office:value="6009.3" calcext:value-type="float">
            <text:p>6009.3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146:.K146])/9" office:value-type="float" office:value="4281.64555555555" calcext:value-type="float">
            <text:p>4281.65</text:p>
          </table:table-cell>
          <table:table-cell office:value-type="float" office:value="4621.13" calcext:value-type="float">
            <text:p>4621.13</text:p>
          </table:table-cell>
          <table:table-cell office:value-type="float" office:value="4174.98" calcext:value-type="float">
            <text:p>4174.98</text:p>
          </table:table-cell>
          <table:table-cell office:value-type="float" office:value="4112.51" calcext:value-type="float">
            <text:p>4112.51</text:p>
          </table:table-cell>
          <table:table-cell office:value-type="float" office:value="4175.93" calcext:value-type="float">
            <text:p>4175.93</text:p>
          </table:table-cell>
          <table:table-cell office:value-type="float" office:value="4169.9" calcext:value-type="float">
            <text:p>4169.9</text:p>
          </table:table-cell>
          <table:table-cell office:value-type="float" office:value="3426.47" calcext:value-type="float">
            <text:p>3426.47</text:p>
          </table:table-cell>
          <table:table-cell office:value-type="float" office:value="4051.84" calcext:value-type="float">
            <text:p>4051.84</text:p>
          </table:table-cell>
          <table:table-cell office:value-type="float" office:value="2904.37" calcext:value-type="float">
            <text:p>2904.37</text:p>
          </table:table-cell>
          <table:table-cell office:value-type="float" office:value="6897.68" calcext:value-type="float">
            <text:p>6897.68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147:.K147])/9" office:value-type="float" office:value="4236.38" calcext:value-type="float">
            <text:p>4236.38</text:p>
          </table:table-cell>
          <table:table-cell office:value-type="float" office:value="4471.95" calcext:value-type="float">
            <text:p>4471.95</text:p>
          </table:table-cell>
          <table:table-cell office:value-type="float" office:value="4154.01" calcext:value-type="float">
            <text:p>4154.01</text:p>
          </table:table-cell>
          <table:table-cell office:value-type="float" office:value="4207.89" calcext:value-type="float">
            <text:p>4207.89</text:p>
          </table:table-cell>
          <table:table-cell office:value-type="float" office:value="4214.1" calcext:value-type="float">
            <text:p>4214.1</text:p>
          </table:table-cell>
          <table:table-cell office:value-type="float" office:value="4076.59" calcext:value-type="float">
            <text:p>4076.59</text:p>
          </table:table-cell>
          <table:table-cell office:value-type="float" office:value="4157.73" calcext:value-type="float">
            <text:p>4157.73</text:p>
          </table:table-cell>
          <table:table-cell office:value-type="float" office:value="4037.18" calcext:value-type="float">
            <text:p>4037.18</text:p>
          </table:table-cell>
          <table:table-cell office:value-type="float" office:value="4064.97" calcext:value-type="float">
            <text:p>4064.97</text:p>
          </table:table-cell>
          <table:table-cell office:value-type="float" office:value="4743" calcext:value-type="float">
            <text:p>4743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148:.K148])/9" office:value-type="float" office:value="4256.75666666667" calcext:value-type="float">
            <text:p>4256.76</text:p>
          </table:table-cell>
          <table:table-cell office:value-type="float" office:value="4647.98" calcext:value-type="float">
            <text:p>4647.98</text:p>
          </table:table-cell>
          <table:table-cell office:value-type="float" office:value="4170.87" calcext:value-type="float">
            <text:p>4170.87</text:p>
          </table:table-cell>
          <table:table-cell office:value-type="float" office:value="4208.4" calcext:value-type="float">
            <text:p>4208.4</text:p>
          </table:table-cell>
          <table:table-cell office:value-type="float" office:value="4231.26" calcext:value-type="float">
            <text:p>4231.26</text:p>
          </table:table-cell>
          <table:table-cell office:value-type="float" office:value="4169.27" calcext:value-type="float">
            <text:p>4169.27</text:p>
          </table:table-cell>
          <table:table-cell office:value-type="float" office:value="4183.35" calcext:value-type="float">
            <text:p>4183.35</text:p>
          </table:table-cell>
          <table:table-cell office:value-type="float" office:value="4047.89" calcext:value-type="float">
            <text:p>4047.89</text:p>
          </table:table-cell>
          <table:table-cell office:value-type="float" office:value="4068.5" calcext:value-type="float">
            <text:p>4068.5</text:p>
          </table:table-cell>
          <table:table-cell office:value-type="float" office:value="4583.29" calcext:value-type="float">
            <text:p>4583.29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149:.K149])/9" office:value-type="float" office:value="4239.02888888889" calcext:value-type="float">
            <text:p>4239.03</text:p>
          </table:table-cell>
          <table:table-cell office:value-type="float" office:value="4582.9" calcext:value-type="float">
            <text:p>4582.9</text:p>
          </table:table-cell>
          <table:table-cell office:value-type="float" office:value="4150.33" calcext:value-type="float">
            <text:p>4150.33</text:p>
          </table:table-cell>
          <table:table-cell office:value-type="float" office:value="4108.9" calcext:value-type="float">
            <text:p>4108.9</text:p>
          </table:table-cell>
          <table:table-cell office:value-type="float" office:value="4210.48" calcext:value-type="float">
            <text:p>4210.48</text:p>
          </table:table-cell>
          <table:table-cell office:value-type="float" office:value="4147.69" calcext:value-type="float">
            <text:p>4147.69</text:p>
          </table:table-cell>
          <table:table-cell office:value-type="float" office:value="4152.44" calcext:value-type="float">
            <text:p>4152.44</text:p>
          </table:table-cell>
          <table:table-cell office:value-type="float" office:value="4026.37" calcext:value-type="float">
            <text:p>4026.37</text:p>
          </table:table-cell>
          <table:table-cell office:value-type="float" office:value="4057.39" calcext:value-type="float">
            <text:p>4057.39</text:p>
          </table:table-cell>
          <table:table-cell office:value-type="float" office:value="4714.76" calcext:value-type="float">
            <text:p>4714.76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150:.K150])/9" office:value-type="float" office:value="4243.61333333333" calcext:value-type="float">
            <text:p>4243.61</text:p>
          </table:table-cell>
          <table:table-cell office:value-type="float" office:value="4585.91" calcext:value-type="float">
            <text:p>4585.91</text:p>
          </table:table-cell>
          <table:table-cell office:value-type="float" office:value="4157.85" calcext:value-type="float">
            <text:p>4157.85</text:p>
          </table:table-cell>
          <table:table-cell office:value-type="float" office:value="4198.85" calcext:value-type="float">
            <text:p>4198.85</text:p>
          </table:table-cell>
          <table:table-cell office:value-type="float" office:value="4219.22" calcext:value-type="float">
            <text:p>4219.22</text:p>
          </table:table-cell>
          <table:table-cell office:value-type="float" office:value="4151.5" calcext:value-type="float">
            <text:p>4151.5</text:p>
          </table:table-cell>
          <table:table-cell office:value-type="float" office:value="4173.09" calcext:value-type="float">
            <text:p>4173.09</text:p>
          </table:table-cell>
          <table:table-cell office:value-type="float" office:value="4030.37" calcext:value-type="float">
            <text:p>4030.37</text:p>
          </table:table-cell>
          <table:table-cell office:value-type="float" office:value="4064.91" calcext:value-type="float">
            <text:p>4064.91</text:p>
          </table:table-cell>
          <table:table-cell office:value-type="float" office:value="4610.82" calcext:value-type="float">
            <text:p>4610.82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135:.B142])" office:value-type="float" office:value="35363.7911111111" calcext:value-type="float">
            <text:p>35363.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43:.B150])" office:value-type="float" office:value="33654.8355555556" calcext:value-type="float">
            <text:p>33654.84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154:.K154])/9" office:value-type="float" office:value="4502.86777777778" calcext:value-type="float">
            <text:p>4502.87</text:p>
          </table:table-cell>
          <table:table-cell office:value-type="float" office:value="4496.04" calcext:value-type="float">
            <text:p>4496.04</text:p>
          </table:table-cell>
          <table:table-cell office:value-type="float" office:value="4392.64" calcext:value-type="float">
            <text:p>4392.64</text:p>
          </table:table-cell>
          <table:table-cell office:value-type="float" office:value="4260.5" calcext:value-type="float">
            <text:p>4260.5</text:p>
          </table:table-cell>
          <table:table-cell office:value-type="float" office:value="4340.47" calcext:value-type="float">
            <text:p>4340.47</text:p>
          </table:table-cell>
          <table:table-cell office:value-type="float" office:value="4447.48" calcext:value-type="float">
            <text:p>4447.48</text:p>
          </table:table-cell>
          <table:table-cell office:value-type="float" office:value="4371.13" calcext:value-type="float">
            <text:p>4371.13</text:p>
          </table:table-cell>
          <table:table-cell office:value-type="float" office:value="4384.08" calcext:value-type="float">
            <text:p>4384.08</text:p>
          </table:table-cell>
          <table:table-cell office:value-type="float" office:value="4391.57" calcext:value-type="float">
            <text:p>4391.57</text:p>
          </table:table-cell>
          <table:table-cell office:value-type="float" office:value="5441.9" calcext:value-type="float">
            <text:p>5441.9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155:.K155])/9" office:value-type="float" office:value="4490.48222222222" calcext:value-type="float">
            <text:p>4490.48</text:p>
          </table:table-cell>
          <table:table-cell office:value-type="float" office:value="4521.3" calcext:value-type="float">
            <text:p>4521.3</text:p>
          </table:table-cell>
          <table:table-cell office:value-type="float" office:value="4415.23" calcext:value-type="float">
            <text:p>4415.23</text:p>
          </table:table-cell>
          <table:table-cell office:value-type="float" office:value="4261.85" calcext:value-type="float">
            <text:p>4261.85</text:p>
          </table:table-cell>
          <table:table-cell office:value-type="float" office:value="4340.62" calcext:value-type="float">
            <text:p>4340.62</text:p>
          </table:table-cell>
          <table:table-cell office:value-type="float" office:value="4458.78" calcext:value-type="float">
            <text:p>4458.78</text:p>
          </table:table-cell>
          <table:table-cell office:value-type="float" office:value="4389.59" calcext:value-type="float">
            <text:p>4389.59</text:p>
          </table:table-cell>
          <table:table-cell office:value-type="float" office:value="4389.5" calcext:value-type="float">
            <text:p>4389.5</text:p>
          </table:table-cell>
          <table:table-cell office:value-type="float" office:value="4380.81" calcext:value-type="float">
            <text:p>4380.81</text:p>
          </table:table-cell>
          <table:table-cell office:value-type="float" office:value="5256.66" calcext:value-type="float">
            <text:p>5256.66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156:.K156])/9" office:value-type="float" office:value="4369.28555555556" calcext:value-type="float">
            <text:p>4369.29</text:p>
          </table:table-cell>
          <table:table-cell office:value-type="float" office:value="5824.74" calcext:value-type="float">
            <text:p>5824.74</text:p>
          </table:table-cell>
          <table:table-cell office:value-type="float" office:value="4511.92" calcext:value-type="float">
            <text:p>4511.92</text:p>
          </table:table-cell>
          <table:table-cell office:value-type="float" office:value="4433.04" calcext:value-type="float">
            <text:p>4433.04</text:p>
          </table:table-cell>
          <table:table-cell office:value-type="float" office:value="4279.67" calcext:value-type="float">
            <text:p>4279.67</text:p>
          </table:table-cell>
          <table:table-cell office:value-type="float" office:value="4242.42" calcext:value-type="float">
            <text:p>4242.42</text:p>
          </table:table-cell>
          <table:table-cell office:value-type="float" office:value="2666.15" calcext:value-type="float">
            <text:p>2666.15</text:p>
          </table:table-cell>
          <table:table-cell office:value-type="float" office:value="4387.22" calcext:value-type="float">
            <text:p>4387.22</text:p>
          </table:table-cell>
          <table:table-cell office:value-type="float" office:value="4384.57" calcext:value-type="float">
            <text:p>4384.57</text:p>
          </table:table-cell>
          <table:table-cell office:value-type="float" office:value="4593.84" calcext:value-type="float">
            <text:p>4593.84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157:.K157])/9" office:value-type="float" office:value="4334.82888888889" calcext:value-type="float">
            <text:p>4334.83</text:p>
          </table:table-cell>
          <table:table-cell office:value-type="float" office:value="5631.38" calcext:value-type="float">
            <text:p>5631.38</text:p>
          </table:table-cell>
          <table:table-cell office:value-type="float" office:value="2665.84" calcext:value-type="float">
            <text:p>2665.84</text:p>
          </table:table-cell>
          <table:table-cell office:value-type="float" office:value="4280.97" calcext:value-type="float">
            <text:p>4280.97</text:p>
          </table:table-cell>
          <table:table-cell office:value-type="float" office:value="4324" calcext:value-type="float">
            <text:p>4324</text:p>
          </table:table-cell>
          <table:table-cell office:value-type="float" office:value="4326.46" calcext:value-type="float">
            <text:p>4326.46</text:p>
          </table:table-cell>
          <table:table-cell office:value-type="float" office:value="4426.64" calcext:value-type="float">
            <text:p>4426.64</text:p>
          </table:table-cell>
          <table:table-cell office:value-type="float" office:value="4376.53" calcext:value-type="float">
            <text:p>4376.53</text:p>
          </table:table-cell>
          <table:table-cell office:value-type="float" office:value="4373.33" calcext:value-type="float">
            <text:p>4373.33</text:p>
          </table:table-cell>
          <table:table-cell office:value-type="float" office:value="4608.31" calcext:value-type="float">
            <text:p>4608.31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158:.K158])/9" office:value-type="float" office:value="4546.78888888889" calcext:value-type="float">
            <text:p>4546.79</text:p>
          </table:table-cell>
          <table:table-cell office:value-type="float" office:value="5830.97" calcext:value-type="float">
            <text:p>5830.97</text:p>
          </table:table-cell>
          <table:table-cell office:value-type="float" office:value="4570.43" calcext:value-type="float">
            <text:p>4570.43</text:p>
          </table:table-cell>
          <table:table-cell office:value-type="float" office:value="4435.23" calcext:value-type="float">
            <text:p>4435.23</text:p>
          </table:table-cell>
          <table:table-cell office:value-type="float" office:value="4236.88" calcext:value-type="float">
            <text:p>4236.88</text:p>
          </table:table-cell>
          <table:table-cell office:value-type="float" office:value="4338.83" calcext:value-type="float">
            <text:p>4338.83</text:p>
          </table:table-cell>
          <table:table-cell office:value-type="float" office:value="4473.26" calcext:value-type="float">
            <text:p>4473.26</text:p>
          </table:table-cell>
          <table:table-cell office:value-type="float" office:value="4367.73" calcext:value-type="float">
            <text:p>4367.73</text:p>
          </table:table-cell>
          <table:table-cell office:value-type="float" office:value="4298.27" calcext:value-type="float">
            <text:p>4298.27</text:p>
          </table:table-cell>
          <table:table-cell office:value-type="float" office:value="4369.5" calcext:value-type="float">
            <text:p>4369.5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159:.K159])/9" office:value-type="float" office:value="4284.64222222222" calcext:value-type="float">
            <text:p>4284.64</text:p>
          </table:table-cell>
          <table:table-cell office:value-type="float" office:value="5577.23" calcext:value-type="float">
            <text:p>5577.23</text:p>
          </table:table-cell>
          <table:table-cell office:value-type="float" office:value="4526.9" calcext:value-type="float">
            <text:p>4526.9</text:p>
          </table:table-cell>
          <table:table-cell office:value-type="float" office:value="4410.44" calcext:value-type="float">
            <text:p>4410.44</text:p>
          </table:table-cell>
          <table:table-cell office:value-type="float" office:value="4254.61" calcext:value-type="float">
            <text:p>4254.61</text:p>
          </table:table-cell>
          <table:table-cell office:value-type="float" office:value="4270.39" calcext:value-type="float">
            <text:p>4270.39</text:p>
          </table:table-cell>
          <table:table-cell office:value-type="float" office:value="3113.5" calcext:value-type="float">
            <text:p>3113.5</text:p>
          </table:table-cell>
          <table:table-cell office:value-type="float" office:value="3537.73" calcext:value-type="float">
            <text:p>3537.73</text:p>
          </table:table-cell>
          <table:table-cell office:value-type="float" office:value="4320.56" calcext:value-type="float">
            <text:p>4320.56</text:p>
          </table:table-cell>
          <table:table-cell office:value-type="float" office:value="4550.42" calcext:value-type="float">
            <text:p>4550.42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160:.K160])/9" office:value-type="float" office:value="4231.45555555556" calcext:value-type="float">
            <text:p>4231.46</text:p>
          </table:table-cell>
          <table:table-cell office:value-type="float" office:value="2836.55" calcext:value-type="float">
            <text:p>2836.55</text:p>
          </table:table-cell>
          <table:table-cell office:value-type="float" office:value="4402.89" calcext:value-type="float">
            <text:p>4402.89</text:p>
          </table:table-cell>
          <table:table-cell office:value-type="float" office:value="4247.64" calcext:value-type="float">
            <text:p>4247.64</text:p>
          </table:table-cell>
          <table:table-cell office:value-type="float" office:value="4298.3" calcext:value-type="float">
            <text:p>4298.3</text:p>
          </table:table-cell>
          <table:table-cell office:value-type="float" office:value="4417.88" calcext:value-type="float">
            <text:p>4417.88</text:p>
          </table:table-cell>
          <table:table-cell office:value-type="float" office:value="4382.46" calcext:value-type="float">
            <text:p>4382.46</text:p>
          </table:table-cell>
          <table:table-cell office:value-type="float" office:value="4347.06" calcext:value-type="float">
            <text:p>4347.06</text:p>
          </table:table-cell>
          <table:table-cell office:value-type="float" office:value="4333.07" calcext:value-type="float">
            <text:p>4333.07</text:p>
          </table:table-cell>
          <table:table-cell office:value-type="float" office:value="4817.25" calcext:value-type="float">
            <text:p>4817.25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161:.K161])/9" office:value-type="float" office:value="4229.12888888889" calcext:value-type="float">
            <text:p>4229.13</text:p>
          </table:table-cell>
          <table:table-cell office:value-type="float" office:value="4375.12" calcext:value-type="float">
            <text:p>4375.12</text:p>
          </table:table-cell>
          <table:table-cell office:value-type="float" office:value="4271.31" calcext:value-type="float">
            <text:p>4271.31</text:p>
          </table:table-cell>
          <table:table-cell office:value-type="float" office:value="4119.63" calcext:value-type="float">
            <text:p>4119.63</text:p>
          </table:table-cell>
          <table:table-cell office:value-type="float" office:value="4116.56" calcext:value-type="float">
            <text:p>4116.56</text:p>
          </table:table-cell>
          <table:table-cell office:value-type="float" office:value="4147.88" calcext:value-type="float">
            <text:p>4147.88</text:p>
          </table:table-cell>
          <table:table-cell office:value-type="float" office:value="4228.86" calcext:value-type="float">
            <text:p>4228.86</text:p>
          </table:table-cell>
          <table:table-cell office:value-type="float" office:value="4167.17" calcext:value-type="float">
            <text:p>4167.17</text:p>
          </table:table-cell>
          <table:table-cell office:value-type="float" office:value="4177.08" calcext:value-type="float">
            <text:p>4177.08</text:p>
          </table:table-cell>
          <table:table-cell office:value-type="float" office:value="4458.55" calcext:value-type="float">
            <text:p>4458.55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162:.K162])/9" office:value-type="float" office:value="4259.31111111111" calcext:value-type="float">
            <text:p>4259.31</text:p>
          </table:table-cell>
          <table:table-cell office:value-type="float" office:value="4478.32" calcext:value-type="float">
            <text:p>4478.32</text:p>
          </table:table-cell>
          <table:table-cell office:value-type="float" office:value="4278.28" calcext:value-type="float">
            <text:p>4278.28</text:p>
          </table:table-cell>
          <table:table-cell office:value-type="float" office:value="4136.2" calcext:value-type="float">
            <text:p>4136.2</text:p>
          </table:table-cell>
          <table:table-cell office:value-type="float" office:value="4131.85" calcext:value-type="float">
            <text:p>4131.85</text:p>
          </table:table-cell>
          <table:table-cell office:value-type="float" office:value="4222.35" calcext:value-type="float">
            <text:p>4222.35</text:p>
          </table:table-cell>
          <table:table-cell office:value-type="float" office:value="4240.05" calcext:value-type="float">
            <text:p>4240.05</text:p>
          </table:table-cell>
          <table:table-cell office:value-type="float" office:value="4188.04" calcext:value-type="float">
            <text:p>4188.04</text:p>
          </table:table-cell>
          <table:table-cell office:value-type="float" office:value="4187.15" calcext:value-type="float">
            <text:p>4187.15</text:p>
          </table:table-cell>
          <table:table-cell office:value-type="float" office:value="4471.56" calcext:value-type="float">
            <text:p>4471.56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163:.K163])/9" office:value-type="float" office:value="4349.88111111111" calcext:value-type="float">
            <text:p>4349.88</text:p>
          </table:table-cell>
          <table:table-cell office:value-type="float" office:value="4467.39" calcext:value-type="float">
            <text:p>4467.39</text:p>
          </table:table-cell>
          <table:table-cell office:value-type="float" office:value="4276.08" calcext:value-type="float">
            <text:p>4276.08</text:p>
          </table:table-cell>
          <table:table-cell office:value-type="float" office:value="4120.32" calcext:value-type="float">
            <text:p>4120.32</text:p>
          </table:table-cell>
          <table:table-cell office:value-type="float" office:value="4125.06" calcext:value-type="float">
            <text:p>4125.06</text:p>
          </table:table-cell>
          <table:table-cell office:value-type="float" office:value="4213.83" calcext:value-type="float">
            <text:p>4213.83</text:p>
          </table:table-cell>
          <table:table-cell office:value-type="float" office:value="4232.59" calcext:value-type="float">
            <text:p>4232.59</text:p>
          </table:table-cell>
          <table:table-cell office:value-type="float" office:value="4170.65" calcext:value-type="float">
            <text:p>4170.65</text:p>
          </table:table-cell>
          <table:table-cell office:value-type="float" office:value="2415.58" calcext:value-type="float">
            <text:p>2415.58</text:p>
          </table:table-cell>
          <table:table-cell office:value-type="float" office:value="7127.43" calcext:value-type="float">
            <text:p>7127.43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164:.K164])/9" office:value-type="float" office:value="4250.59444444444" calcext:value-type="float">
            <text:p>4250.59</text:p>
          </table:table-cell>
          <table:table-cell office:value-type="float" office:value="4452.37" calcext:value-type="float">
            <text:p>4452.37</text:p>
          </table:table-cell>
          <table:table-cell office:value-type="float" office:value="4267.05" calcext:value-type="float">
            <text:p>4267.05</text:p>
          </table:table-cell>
          <table:table-cell office:value-type="float" office:value="3856.54" calcext:value-type="float">
            <text:p>3856.54</text:p>
          </table:table-cell>
          <table:table-cell office:value-type="float" office:value="2963.33" calcext:value-type="float">
            <text:p>2963.33</text:p>
          </table:table-cell>
          <table:table-cell office:value-type="float" office:value="4245.46" calcext:value-type="float">
            <text:p>4245.46</text:p>
          </table:table-cell>
          <table:table-cell office:value-type="float" office:value="4108.15" calcext:value-type="float">
            <text:p>4108.15</text:p>
          </table:table-cell>
          <table:table-cell office:value-type="float" office:value="4161.12" calcext:value-type="float">
            <text:p>4161.12</text:p>
          </table:table-cell>
          <table:table-cell office:value-type="float" office:value="4208.08" calcext:value-type="float">
            <text:p>4208.08</text:p>
          </table:table-cell>
          <table:table-cell office:value-type="float" office:value="5993.25" calcext:value-type="float">
            <text:p>5993.25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165:.K165])/9" office:value-type="float" office:value="4247.67777777778" calcext:value-type="float">
            <text:p>4247.68</text:p>
          </table:table-cell>
          <table:table-cell office:value-type="float" office:value="4489.42" calcext:value-type="float">
            <text:p>4489.42</text:p>
          </table:table-cell>
          <table:table-cell office:value-type="float" office:value="2874.56" calcext:value-type="float">
            <text:p>2874.56</text:p>
          </table:table-cell>
          <table:table-cell office:value-type="float" office:value="4104.5" calcext:value-type="float">
            <text:p>4104.5</text:p>
          </table:table-cell>
          <table:table-cell office:value-type="float" office:value="4168.99" calcext:value-type="float">
            <text:p>4168.99</text:p>
          </table:table-cell>
          <table:table-cell office:value-type="float" office:value="4260.44" calcext:value-type="float">
            <text:p>4260.44</text:p>
          </table:table-cell>
          <table:table-cell office:value-type="float" office:value="4193.82" calcext:value-type="float">
            <text:p>4193.82</text:p>
          </table:table-cell>
          <table:table-cell office:value-type="float" office:value="4217.94" calcext:value-type="float">
            <text:p>4217.94</text:p>
          </table:table-cell>
          <table:table-cell office:value-type="float" office:value="4257.72" calcext:value-type="float">
            <text:p>4257.72</text:p>
          </table:table-cell>
          <table:table-cell office:value-type="float" office:value="5661.71" calcext:value-type="float">
            <text:p>5661.71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166:.K166])/9" office:value-type="float" office:value="4247.59888888889" calcext:value-type="float">
            <text:p>4247.60</text:p>
          </table:table-cell>
          <table:table-cell office:value-type="float" office:value="4380.91" calcext:value-type="float">
            <text:p>4380.91</text:p>
          </table:table-cell>
          <table:table-cell office:value-type="float" office:value="4279.23" calcext:value-type="float">
            <text:p>4279.23</text:p>
          </table:table-cell>
          <table:table-cell office:value-type="float" office:value="4131.09" calcext:value-type="float">
            <text:p>4131.09</text:p>
          </table:table-cell>
          <table:table-cell office:value-type="float" office:value="4128.8" calcext:value-type="float">
            <text:p>4128.8</text:p>
          </table:table-cell>
          <table:table-cell office:value-type="float" office:value="4175.47" calcext:value-type="float">
            <text:p>4175.47</text:p>
          </table:table-cell>
          <table:table-cell office:value-type="float" office:value="4234.79" calcext:value-type="float">
            <text:p>4234.79</text:p>
          </table:table-cell>
          <table:table-cell office:value-type="float" office:value="2861" calcext:value-type="float">
            <text:p>2861</text:p>
          </table:table-cell>
          <table:table-cell office:value-type="float" office:value="4162.63" calcext:value-type="float">
            <text:p>4162.63</text:p>
          </table:table-cell>
          <table:table-cell office:value-type="float" office:value="5874.47" calcext:value-type="float">
            <text:p>5874.47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167:.K167])/9" office:value-type="float" office:value="4239.51666666667" calcext:value-type="float">
            <text:p>4239.52</text:p>
          </table:table-cell>
          <table:table-cell office:value-type="float" office:value="4440.88" calcext:value-type="float">
            <text:p>4440.88</text:p>
          </table:table-cell>
          <table:table-cell office:value-type="float" office:value="4258.22" calcext:value-type="float">
            <text:p>4258.22</text:p>
          </table:table-cell>
          <table:table-cell office:value-type="float" office:value="4060.17" calcext:value-type="float">
            <text:p>4060.17</text:p>
          </table:table-cell>
          <table:table-cell office:value-type="float" office:value="4109.3" calcext:value-type="float">
            <text:p>4109.3</text:p>
          </table:table-cell>
          <table:table-cell office:value-type="float" office:value="4203.49" calcext:value-type="float">
            <text:p>4203.49</text:p>
          </table:table-cell>
          <table:table-cell office:value-type="float" office:value="4209.05" calcext:value-type="float">
            <text:p>4209.05</text:p>
          </table:table-cell>
          <table:table-cell office:value-type="float" office:value="4161.39" calcext:value-type="float">
            <text:p>4161.39</text:p>
          </table:table-cell>
          <table:table-cell office:value-type="float" office:value="4161.54" calcext:value-type="float">
            <text:p>4161.54</text:p>
          </table:table-cell>
          <table:table-cell office:value-type="float" office:value="4551.61" calcext:value-type="float">
            <text:p>4551.61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168:.K168])/9" office:value-type="float" office:value="4239.34555555556" calcext:value-type="float">
            <text:p>4239.35</text:p>
          </table:table-cell>
          <table:table-cell office:value-type="float" office:value="4465.73" calcext:value-type="float">
            <text:p>4465.73</text:p>
          </table:table-cell>
          <table:table-cell office:value-type="float" office:value="4221.4" calcext:value-type="float">
            <text:p>4221.4</text:p>
          </table:table-cell>
          <table:table-cell office:value-type="float" office:value="4117.23" calcext:value-type="float">
            <text:p>4117.23</text:p>
          </table:table-cell>
          <table:table-cell office:value-type="float" office:value="4114.77" calcext:value-type="float">
            <text:p>4114.77</text:p>
          </table:table-cell>
          <table:table-cell office:value-type="float" office:value="4156.17" calcext:value-type="float">
            <text:p>4156.17</text:p>
          </table:table-cell>
          <table:table-cell office:value-type="float" office:value="4223.38" calcext:value-type="float">
            <text:p>4223.38</text:p>
          </table:table-cell>
          <table:table-cell office:value-type="float" office:value="4168.66" calcext:value-type="float">
            <text:p>4168.66</text:p>
          </table:table-cell>
          <table:table-cell office:value-type="float" office:value="4167.25" calcext:value-type="float">
            <text:p>4167.25</text:p>
          </table:table-cell>
          <table:table-cell office:value-type="float" office:value="4519.52" calcext:value-type="float">
            <text:p>4519.52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169:.K169])/9" office:value-type="float" office:value="4247.18888888889" calcext:value-type="float">
            <text:p>4247.19</text:p>
          </table:table-cell>
          <table:table-cell office:value-type="float" office:value="4467.35" calcext:value-type="float">
            <text:p>4467.35</text:p>
          </table:table-cell>
          <table:table-cell office:value-type="float" office:value="4273.15" calcext:value-type="float">
            <text:p>4273.15</text:p>
          </table:table-cell>
          <table:table-cell office:value-type="float" office:value="4116.11" calcext:value-type="float">
            <text:p>4116.11</text:p>
          </table:table-cell>
          <table:table-cell office:value-type="float" office:value="4123.8" calcext:value-type="float">
            <text:p>4123.8</text:p>
          </table:table-cell>
          <table:table-cell office:value-type="float" office:value="4196.16" calcext:value-type="float">
            <text:p>4196.16</text:p>
          </table:table-cell>
          <table:table-cell office:value-type="float" office:value="4227.16" calcext:value-type="float">
            <text:p>4227.16</text:p>
          </table:table-cell>
          <table:table-cell office:value-type="float" office:value="4167.22" calcext:value-type="float">
            <text:p>4167.22</text:p>
          </table:table-cell>
          <table:table-cell office:value-type="float" office:value="4164.4" calcext:value-type="float">
            <text:p>4164.4</text:p>
          </table:table-cell>
          <table:table-cell office:value-type="float" office:value="4489.35" calcext:value-type="float">
            <text:p>4489.35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154:.B160])" office:value-type="float" office:value="30760.3511111111" calcext:value-type="float">
            <text:p>30760.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61:.B169])" office:value-type="float" office:value="38310.2433333333" calcext:value-type="float">
            <text:p>38310.24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173:.K173])/9" office:value-type="float" office:value="4567.24111111111" calcext:value-type="float">
            <text:p>4567.24</text:p>
          </table:table-cell>
          <table:table-cell office:value-type="float" office:value="4371.5" calcext:value-type="float">
            <text:p>4371.5</text:p>
          </table:table-cell>
          <table:table-cell office:value-type="float" office:value="4403.94" calcext:value-type="float">
            <text:p>4403.94</text:p>
          </table:table-cell>
          <table:table-cell office:value-type="float" office:value="4448.41" calcext:value-type="float">
            <text:p>4448.41</text:p>
          </table:table-cell>
          <table:table-cell office:value-type="float" office:value="4484.05" calcext:value-type="float">
            <text:p>4484.05</text:p>
          </table:table-cell>
          <table:table-cell office:value-type="float" office:value="4450.6" calcext:value-type="float">
            <text:p>4450.6</text:p>
          </table:table-cell>
          <table:table-cell office:value-type="float" office:value="4387.86" calcext:value-type="float">
            <text:p>4387.86</text:p>
          </table:table-cell>
          <table:table-cell office:value-type="float" office:value="4401.87" calcext:value-type="float">
            <text:p>4401.87</text:p>
          </table:table-cell>
          <table:table-cell office:value-type="float" office:value="4418.84" calcext:value-type="float">
            <text:p>4418.84</text:p>
          </table:table-cell>
          <table:table-cell office:value-type="float" office:value="5738.1" calcext:value-type="float">
            <text:p>5738.1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174:.K174])/9" office:value-type="float" office:value="4489.38" calcext:value-type="float">
            <text:p>4489.38</text:p>
          </table:table-cell>
          <table:table-cell office:value-type="float" office:value="6563.21" calcext:value-type="float">
            <text:p>6563.21</text:p>
          </table:table-cell>
          <table:table-cell office:value-type="float" office:value="4405.03" calcext:value-type="float">
            <text:p>4405.03</text:p>
          </table:table-cell>
          <table:table-cell office:value-type="float" office:value="4387.63" calcext:value-type="float">
            <text:p>4387.63</text:p>
          </table:table-cell>
          <table:table-cell office:value-type="float" office:value="4456.29" calcext:value-type="float">
            <text:p>4456.29</text:p>
          </table:table-cell>
          <table:table-cell office:value-type="float" office:value="4503.25" calcext:value-type="float">
            <text:p>4503.25</text:p>
          </table:table-cell>
          <table:table-cell office:value-type="float" office:value="4500.45" calcext:value-type="float">
            <text:p>4500.45</text:p>
          </table:table-cell>
          <table:table-cell office:value-type="float" office:value="4294.89" calcext:value-type="float">
            <text:p>4294.89</text:p>
          </table:table-cell>
          <table:table-cell office:value-type="float" office:value="2644.02" calcext:value-type="float">
            <text:p>2644.02</text:p>
          </table:table-cell>
          <table:table-cell office:value-type="float" office:value="4649.65" calcext:value-type="float">
            <text:p>4649.65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175:.K175])/9" office:value-type="float" office:value="4399.34111111111" calcext:value-type="float">
            <text:p>4399.34</text:p>
          </table:table-cell>
          <table:table-cell office:value-type="float" office:value="6129.87" calcext:value-type="float">
            <text:p>6129.87</text:p>
          </table:table-cell>
          <table:table-cell office:value-type="float" office:value="3318.37" calcext:value-type="float">
            <text:p>3318.37</text:p>
          </table:table-cell>
          <table:table-cell office:value-type="float" office:value="3235" calcext:value-type="float">
            <text:p>3235</text:p>
          </table:table-cell>
          <table:table-cell office:value-type="float" office:value="4483.82" calcext:value-type="float">
            <text:p>4483.82</text:p>
          </table:table-cell>
          <table:table-cell office:value-type="float" office:value="4505.24" calcext:value-type="float">
            <text:p>4505.24</text:p>
          </table:table-cell>
          <table:table-cell office:value-type="float" office:value="4418.39" calcext:value-type="float">
            <text:p>4418.39</text:p>
          </table:table-cell>
          <table:table-cell office:value-type="float" office:value="4302.89" calcext:value-type="float">
            <text:p>4302.89</text:p>
          </table:table-cell>
          <table:table-cell office:value-type="float" office:value="4440.3" calcext:value-type="float">
            <text:p>4440.3</text:p>
          </table:table-cell>
          <table:table-cell office:value-type="float" office:value="4760.19" calcext:value-type="float">
            <text:p>4760.19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176:.K176])/9" office:value-type="float" office:value="4339.01888888889" calcext:value-type="float">
            <text:p>4339.02</text:p>
          </table:table-cell>
          <table:table-cell office:value-type="float" office:value="3112.61" calcext:value-type="float">
            <text:p>3112.61</text:p>
          </table:table-cell>
          <table:table-cell office:value-type="float" office:value="4381.54" calcext:value-type="float">
            <text:p>4381.54</text:p>
          </table:table-cell>
          <table:table-cell office:value-type="float" office:value="4390.71" calcext:value-type="float">
            <text:p>4390.71</text:p>
          </table:table-cell>
          <table:table-cell office:value-type="float" office:value="2652.27" calcext:value-type="float">
            <text:p>2652.27</text:p>
          </table:table-cell>
          <table:table-cell office:value-type="float" office:value="4437.55" calcext:value-type="float">
            <text:p>4437.55</text:p>
          </table:table-cell>
          <table:table-cell office:value-type="float" office:value="4418.13" calcext:value-type="float">
            <text:p>4418.13</text:p>
          </table:table-cell>
          <table:table-cell office:value-type="float" office:value="4379.96" calcext:value-type="float">
            <text:p>4379.96</text:p>
          </table:table-cell>
          <table:table-cell office:value-type="float" office:value="4587.81" calcext:value-type="float">
            <text:p>4587.81</text:p>
          </table:table-cell>
          <table:table-cell office:value-type="float" office:value="6690.59" calcext:value-type="float">
            <text:p>6690.59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177:.K177])/9" office:value-type="float" office:value="4559.63" calcext:value-type="float">
            <text:p>4559.63</text:p>
          </table:table-cell>
          <table:table-cell office:value-type="float" office:value="4371" calcext:value-type="float">
            <text:p>4371</text:p>
          </table:table-cell>
          <table:table-cell office:value-type="float" office:value="4394.22" calcext:value-type="float">
            <text:p>4394.22</text:p>
          </table:table-cell>
          <table:table-cell office:value-type="float" office:value="4445.49" calcext:value-type="float">
            <text:p>4445.49</text:p>
          </table:table-cell>
          <table:table-cell office:value-type="float" office:value="4478.06" calcext:value-type="float">
            <text:p>4478.06</text:p>
          </table:table-cell>
          <table:table-cell office:value-type="float" office:value="4448.56" calcext:value-type="float">
            <text:p>4448.56</text:p>
          </table:table-cell>
          <table:table-cell office:value-type="float" office:value="4386.47" calcext:value-type="float">
            <text:p>4386.47</text:p>
          </table:table-cell>
          <table:table-cell office:value-type="float" office:value="4399.89" calcext:value-type="float">
            <text:p>4399.89</text:p>
          </table:table-cell>
          <table:table-cell office:value-type="float" office:value="4410.43" calcext:value-type="float">
            <text:p>4410.43</text:p>
          </table:table-cell>
          <table:table-cell office:value-type="float" office:value="5702.55" calcext:value-type="float">
            <text:p>5702.55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178:.K178])/9" office:value-type="float" office:value="4548.97222222222" calcext:value-type="float">
            <text:p>4548.97</text:p>
          </table:table-cell>
          <table:table-cell office:value-type="float" office:value="5942.92" calcext:value-type="float">
            <text:p>5942.92</text:p>
          </table:table-cell>
          <table:table-cell office:value-type="float" office:value="4398.24" calcext:value-type="float">
            <text:p>4398.24</text:p>
          </table:table-cell>
          <table:table-cell office:value-type="float" office:value="4324.15" calcext:value-type="float">
            <text:p>4324.15</text:p>
          </table:table-cell>
          <table:table-cell office:value-type="float" office:value="4431.48" calcext:value-type="float">
            <text:p>4431.48</text:p>
          </table:table-cell>
          <table:table-cell office:value-type="float" office:value="4366.31" calcext:value-type="float">
            <text:p>4366.31</text:p>
          </table:table-cell>
          <table:table-cell office:value-type="float" office:value="4441.63" calcext:value-type="float">
            <text:p>4441.63</text:p>
          </table:table-cell>
          <table:table-cell office:value-type="float" office:value="4260.4" calcext:value-type="float">
            <text:p>4260.4</text:p>
          </table:table-cell>
          <table:table-cell office:value-type="float" office:value="4385.82" calcext:value-type="float">
            <text:p>4385.82</text:p>
          </table:table-cell>
          <table:table-cell office:value-type="float" office:value="4389.8" calcext:value-type="float">
            <text:p>4389.8</text:p>
          </table:table-cell>
        </table:table-row>
        <table:table-row table:style-name="ro1">
          <table:table-cell office:value-type="string" calcext:value-type="string">
            <text:p>6 NVM</text:p>
          </table:table-cell>
          <table:table-cell table:formula="of:=SUM([.C179:.K179])/9" office:value-type="float" office:value="4304.14777777778" calcext:value-type="float">
            <text:p>4304.15</text:p>
          </table:table-cell>
          <table:table-cell office:value-type="float" office:value="4438.93" calcext:value-type="float">
            <text:p>4438.93</text:p>
          </table:table-cell>
          <table:table-cell office:value-type="float" office:value="4165.15" calcext:value-type="float">
            <text:p>4165.15</text:p>
          </table:table-cell>
          <table:table-cell office:value-type="float" office:value="4172.3" calcext:value-type="float">
            <text:p>4172.3</text:p>
          </table:table-cell>
          <table:table-cell office:value-type="float" office:value="4262.38" calcext:value-type="float">
            <text:p>4262.38</text:p>
          </table:table-cell>
          <table:table-cell office:value-type="float" office:value="2898.56" calcext:value-type="float">
            <text:p>2898.56</text:p>
          </table:table-cell>
          <table:table-cell office:value-type="float" office:value="4078.14" calcext:value-type="float">
            <text:p>4078.14</text:p>
          </table:table-cell>
          <table:table-cell office:value-type="float" office:value="4208.98" calcext:value-type="float">
            <text:p>4208.98</text:p>
          </table:table-cell>
          <table:table-cell office:value-type="float" office:value="4349.68" calcext:value-type="float">
            <text:p>4349.68</text:p>
          </table:table-cell>
          <table:table-cell office:value-type="float" office:value="6163.21" calcext:value-type="float">
            <text:p>6163.21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180:.K180])/9" office:value-type="float" office:value="4306.83444444444" calcext:value-type="float">
            <text:p>4306.83</text:p>
          </table:table-cell>
          <table:table-cell office:value-type="float" office:value="4453.24" calcext:value-type="float">
            <text:p>4453.24</text:p>
          </table:table-cell>
          <table:table-cell office:value-type="float" office:value="4181.98" calcext:value-type="float">
            <text:p>4181.98</text:p>
          </table:table-cell>
          <table:table-cell office:value-type="float" office:value="4239.13" calcext:value-type="float">
            <text:p>4239.13</text:p>
          </table:table-cell>
          <table:table-cell office:value-type="float" office:value="4216.69" calcext:value-type="float">
            <text:p>4216.69</text:p>
          </table:table-cell>
          <table:table-cell office:value-type="float" office:value="4294.4" calcext:value-type="float">
            <text:p>4294.4</text:p>
          </table:table-cell>
          <table:table-cell office:value-type="float" office:value="4158.71" calcext:value-type="float">
            <text:p>4158.71</text:p>
          </table:table-cell>
          <table:table-cell office:value-type="float" office:value="4219.81" calcext:value-type="float">
            <text:p>4219.81</text:p>
          </table:table-cell>
          <table:table-cell office:value-type="float" office:value="4240.36" calcext:value-type="float">
            <text:p>4240.36</text:p>
          </table:table-cell>
          <table:table-cell office:value-type="float" office:value="4757.19" calcext:value-type="float">
            <text:p>4757.19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181:.K181])/9" office:value-type="float" office:value="4308.87222222222" calcext:value-type="float">
            <text:p>4308.87</text:p>
          </table:table-cell>
          <table:table-cell office:value-type="float" office:value="4444.06" calcext:value-type="float">
            <text:p>4444.06</text:p>
          </table:table-cell>
          <table:table-cell office:value-type="float" office:value="4168.32" calcext:value-type="float">
            <text:p>4168.32</text:p>
          </table:table-cell>
          <table:table-cell office:value-type="float" office:value="4239.33" calcext:value-type="float">
            <text:p>4239.33</text:p>
          </table:table-cell>
          <table:table-cell office:value-type="float" office:value="4264.9" calcext:value-type="float">
            <text:p>4264.9</text:p>
          </table:table-cell>
          <table:table-cell office:value-type="float" office:value="4293.03" calcext:value-type="float">
            <text:p>4293.03</text:p>
          </table:table-cell>
          <table:table-cell office:value-type="float" office:value="4206.51" calcext:value-type="float">
            <text:p>4206.51</text:p>
          </table:table-cell>
          <table:table-cell office:value-type="float" office:value="4209.63" calcext:value-type="float">
            <text:p>4209.63</text:p>
          </table:table-cell>
          <table:table-cell office:value-type="float" office:value="4233.53" calcext:value-type="float">
            <text:p>4233.53</text:p>
          </table:table-cell>
          <table:table-cell office:value-type="float" office:value="4720.54" calcext:value-type="float">
            <text:p>4720.54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182:.K182])/9" office:value-type="float" office:value="4294.76888888889" calcext:value-type="float">
            <text:p>4294.77</text:p>
          </table:table-cell>
          <table:table-cell office:value-type="float" office:value="4478.38" calcext:value-type="float">
            <text:p>4478.38</text:p>
          </table:table-cell>
          <table:table-cell office:value-type="float" office:value="4114.61" calcext:value-type="float">
            <text:p>4114.61</text:p>
          </table:table-cell>
          <table:table-cell office:value-type="float" office:value="4229.55" calcext:value-type="float">
            <text:p>4229.55</text:p>
          </table:table-cell>
          <table:table-cell office:value-type="float" office:value="4259.61" calcext:value-type="float">
            <text:p>4259.61</text:p>
          </table:table-cell>
          <table:table-cell office:value-type="float" office:value="4245.16" calcext:value-type="float">
            <text:p>4245.16</text:p>
          </table:table-cell>
          <table:table-cell office:value-type="float" office:value="4110.98" calcext:value-type="float">
            <text:p>4110.98</text:p>
          </table:table-cell>
          <table:table-cell office:value-type="float" office:value="4207.44" calcext:value-type="float">
            <text:p>4207.44</text:p>
          </table:table-cell>
          <table:table-cell office:value-type="float" office:value="4228.32" calcext:value-type="float">
            <text:p>4228.32</text:p>
          </table:table-cell>
          <table:table-cell office:value-type="float" office:value="4778.87" calcext:value-type="float">
            <text:p>4778.87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183:.K183])/9" office:value-type="float" office:value="4284.26333333333" calcext:value-type="float">
            <text:p>4284.26</text:p>
          </table:table-cell>
          <table:table-cell office:value-type="float" office:value="4357.95" calcext:value-type="float">
            <text:p>4357.95</text:p>
          </table:table-cell>
          <table:table-cell office:value-type="float" office:value="4181.5" calcext:value-type="float">
            <text:p>4181.5</text:p>
          </table:table-cell>
          <table:table-cell office:value-type="float" office:value="4244.71" calcext:value-type="float">
            <text:p>4244.71</text:p>
          </table:table-cell>
          <table:table-cell office:value-type="float" office:value="3283.86" calcext:value-type="float">
            <text:p>3283.86</text:p>
          </table:table-cell>
          <table:table-cell office:value-type="float" office:value="3561.47" calcext:value-type="float">
            <text:p>3561.47</text:p>
          </table:table-cell>
          <table:table-cell office:value-type="float" office:value="4215.57" calcext:value-type="float">
            <text:p>4215.57</text:p>
          </table:table-cell>
          <table:table-cell office:value-type="float" office:value="4236.66" calcext:value-type="float">
            <text:p>4236.66</text:p>
          </table:table-cell>
          <table:table-cell office:value-type="float" office:value="4316.17" calcext:value-type="float">
            <text:p>4316.17</text:p>
          </table:table-cell>
          <table:table-cell office:value-type="float" office:value="6160.48" calcext:value-type="float">
            <text:p>6160.48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184:.K184])/9" office:value-type="float" office:value="4316.01111111111" calcext:value-type="float">
            <text:p>4316.01</text:p>
          </table:table-cell>
          <table:table-cell office:value-type="float" office:value="4458.57" calcext:value-type="float">
            <text:p>4458.57</text:p>
          </table:table-cell>
          <table:table-cell office:value-type="float" office:value="4175.61" calcext:value-type="float">
            <text:p>4175.61</text:p>
          </table:table-cell>
          <table:table-cell office:value-type="float" office:value="2841.97" calcext:value-type="float">
            <text:p>2841.97</text:p>
          </table:table-cell>
          <table:table-cell office:value-type="float" office:value="4294.99" calcext:value-type="float">
            <text:p>4294.99</text:p>
          </table:table-cell>
          <table:table-cell office:value-type="float" office:value="4256.37" calcext:value-type="float">
            <text:p>4256.37</text:p>
          </table:table-cell>
          <table:table-cell office:value-type="float" office:value="4221.23" calcext:value-type="float">
            <text:p>4221.23</text:p>
          </table:table-cell>
          <table:table-cell office:value-type="float" office:value="4226.53" calcext:value-type="float">
            <text:p>4226.53</text:p>
          </table:table-cell>
          <table:table-cell office:value-type="float" office:value="4289.89" calcext:value-type="float">
            <text:p>4289.89</text:p>
          </table:table-cell>
          <table:table-cell office:value-type="float" office:value="6078.94" calcext:value-type="float">
            <text:p>6078.94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185:.K185])/9" office:value-type="float" office:value="4463.54111111111" calcext:value-type="float">
            <text:p>4463.54</text:p>
          </table:table-cell>
          <table:table-cell office:value-type="float" office:value="4409.29" calcext:value-type="float">
            <text:p>4409.29</text:p>
          </table:table-cell>
          <table:table-cell office:value-type="float" office:value="4155.94" calcext:value-type="float">
            <text:p>4155.94</text:p>
          </table:table-cell>
          <table:table-cell office:value-type="float" office:value="4215.94" calcext:value-type="float">
            <text:p>4215.94</text:p>
          </table:table-cell>
          <table:table-cell office:value-type="float" office:value="4258.85" calcext:value-type="float">
            <text:p>4258.85</text:p>
          </table:table-cell>
          <table:table-cell office:value-type="float" office:value="4270.83" calcext:value-type="float">
            <text:p>4270.83</text:p>
          </table:table-cell>
          <table:table-cell office:value-type="float" office:value="4182.66" calcext:value-type="float">
            <text:p>4182.66</text:p>
          </table:table-cell>
          <table:table-cell office:value-type="float" office:value="4197.54" calcext:value-type="float">
            <text:p>4197.54</text:p>
          </table:table-cell>
          <table:table-cell office:value-type="float" office:value="1429.11" calcext:value-type="float">
            <text:p>1429.11</text:p>
          </table:table-cell>
          <table:table-cell office:value-type="float" office:value="9051.71" calcext:value-type="float">
            <text:p>9051.71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186:.K186])/9" office:value-type="float" office:value="4302.27111111111" calcext:value-type="float">
            <text:p>4302.27</text:p>
          </table:table-cell>
          <table:table-cell office:value-type="float" office:value="4453.71" calcext:value-type="float">
            <text:p>4453.71</text:p>
          </table:table-cell>
          <table:table-cell office:value-type="float" office:value="4162.71" calcext:value-type="float">
            <text:p>4162.71</text:p>
          </table:table-cell>
          <table:table-cell office:value-type="float" office:value="4227.85" calcext:value-type="float">
            <text:p>4227.85</text:p>
          </table:table-cell>
          <table:table-cell office:value-type="float" office:value="4251.2" calcext:value-type="float">
            <text:p>4251.2</text:p>
          </table:table-cell>
          <table:table-cell office:value-type="float" office:value="4277.08" calcext:value-type="float">
            <text:p>4277.08</text:p>
          </table:table-cell>
          <table:table-cell office:value-type="float" office:value="4200.32" calcext:value-type="float">
            <text:p>4200.32</text:p>
          </table:table-cell>
          <table:table-cell office:value-type="float" office:value="4197.81" calcext:value-type="float">
            <text:p>4197.81</text:p>
          </table:table-cell>
          <table:table-cell office:value-type="float" office:value="4219.71" calcext:value-type="float">
            <text:p>4219.71</text:p>
          </table:table-cell>
          <table:table-cell office:value-type="float" office:value="4730.05" calcext:value-type="float">
            <text:p>4730.05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187:.K187])/9" office:value-type="float" office:value="4306.49111111111" calcext:value-type="float">
            <text:p>4306.49</text:p>
          </table:table-cell>
          <table:table-cell office:value-type="float" office:value="4482.76" calcext:value-type="float">
            <text:p>4482.76</text:p>
          </table:table-cell>
          <table:table-cell office:value-type="float" office:value="4177.72" calcext:value-type="float">
            <text:p>4177.72</text:p>
          </table:table-cell>
          <table:table-cell office:value-type="float" office:value="4124.93" calcext:value-type="float">
            <text:p>4124.93</text:p>
          </table:table-cell>
          <table:table-cell office:value-type="float" office:value="4273.46" calcext:value-type="float">
            <text:p>4273.46</text:p>
          </table:table-cell>
          <table:table-cell office:value-type="float" office:value="4295.52" calcext:value-type="float">
            <text:p>4295.52</text:p>
          </table:table-cell>
          <table:table-cell office:value-type="float" office:value="2871.84" calcext:value-type="float">
            <text:p>2871.84</text:p>
          </table:table-cell>
          <table:table-cell office:value-type="float" office:value="4168.8" calcext:value-type="float">
            <text:p>4168.8</text:p>
          </table:table-cell>
          <table:table-cell office:value-type="float" office:value="4333.46" calcext:value-type="float">
            <text:p>4333.46</text:p>
          </table:table-cell>
          <table:table-cell office:value-type="float" office:value="6029.93" calcext:value-type="float">
            <text:p>6029.93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188:.K188])/9" office:value-type="float" office:value="3941.76888888889" calcext:value-type="float">
            <text:p>3941.77</text:p>
          </table:table-cell>
          <table:table-cell office:value-type="float" office:value="4428.94" calcext:value-type="float">
            <text:p>4428.94</text:p>
          </table:table-cell>
          <table:table-cell office:value-type="float" office:value="4162.92" calcext:value-type="float">
            <text:p>4162.92</text:p>
          </table:table-cell>
          <table:table-cell office:value-type="float" office:value="4120.75" calcext:value-type="float">
            <text:p>4120.75</text:p>
          </table:table-cell>
          <table:table-cell office:value-type="float" office:value="4252.13" calcext:value-type="float">
            <text:p>4252.13</text:p>
          </table:table-cell>
          <table:table-cell office:value-type="float" office:value="4284.88" calcext:value-type="float">
            <text:p>4284.88</text:p>
          </table:table-cell>
          <table:table-cell office:value-type="float" office:value="4192.4" calcext:value-type="float">
            <text:p>4192.4</text:p>
          </table:table-cell>
          <table:table-cell office:value-type="float" office:value="4197.12" calcext:value-type="float">
            <text:p>4197.12</text:p>
          </table:table-cell>
          <table:table-cell office:value-type="float" office:value="4180.82" calcext:value-type="float">
            <text:p>4180.82</text:p>
          </table:table-cell>
          <table:table-cell office:value-type="float" office:value="1655.96" calcext:value-type="float">
            <text:p>1655.96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173:.B178])" office:value-type="float" office:value="26903.5833333333" calcext:value-type="float">
            <text:p>26903.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79:.B188])" office:value-type="float" office:value="42828.97" calcext:value-type="float">
            <text:p>42828.97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192:.K192])/9" office:value-type="float" office:value="4591.79444444445" calcext:value-type="float">
            <text:p>4591.79</text:p>
          </table:table-cell>
          <table:table-cell office:value-type="float" office:value="4412.99" calcext:value-type="float">
            <text:p>4412.99</text:p>
          </table:table-cell>
          <table:table-cell office:value-type="float" office:value="4308.13" calcext:value-type="float">
            <text:p>4308.13</text:p>
          </table:table-cell>
          <table:table-cell office:value-type="float" office:value="4310.45" calcext:value-type="float">
            <text:p>4310.45</text:p>
          </table:table-cell>
          <table:table-cell office:value-type="float" office:value="4358.96" calcext:value-type="float">
            <text:p>4358.96</text:p>
          </table:table-cell>
          <table:table-cell office:value-type="float" office:value="4309.7" calcext:value-type="float">
            <text:p>4309.7</text:p>
          </table:table-cell>
          <table:table-cell office:value-type="float" office:value="4440.66" calcext:value-type="float">
            <text:p>4440.66</text:p>
          </table:table-cell>
          <table:table-cell office:value-type="float" office:value="4473.2" calcext:value-type="float">
            <text:p>4473.2</text:p>
          </table:table-cell>
          <table:table-cell office:value-type="float" office:value="4614.55" calcext:value-type="float">
            <text:p>4614.55</text:p>
          </table:table-cell>
          <table:table-cell office:value-type="float" office:value="6097.51" calcext:value-type="float">
            <text:p>6097.51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193:.K193])/9" office:value-type="float" office:value="4322.41111111111" calcext:value-type="float">
            <text:p>4322.41</text:p>
          </table:table-cell>
          <table:table-cell office:value-type="float" office:value="3192.68" calcext:value-type="float">
            <text:p>3192.68</text:p>
          </table:table-cell>
          <table:table-cell office:value-type="float" office:value="4360.02" calcext:value-type="float">
            <text:p>4360.02</text:p>
          </table:table-cell>
          <table:table-cell office:value-type="float" office:value="4284.69" calcext:value-type="float">
            <text:p>4284.69</text:p>
          </table:table-cell>
          <table:table-cell office:value-type="float" office:value="4364.31" calcext:value-type="float">
            <text:p>4364.31</text:p>
          </table:table-cell>
          <table:table-cell office:value-type="float" office:value="4247.42" calcext:value-type="float">
            <text:p>4247.42</text:p>
          </table:table-cell>
          <table:table-cell office:value-type="float" office:value="4353.91" calcext:value-type="float">
            <text:p>4353.91</text:p>
          </table:table-cell>
          <table:table-cell office:value-type="float" office:value="4470.18" calcext:value-type="float">
            <text:p>4470.18</text:p>
          </table:table-cell>
          <table:table-cell office:value-type="float" office:value="4488.01" calcext:value-type="float">
            <text:p>4488.01</text:p>
          </table:table-cell>
          <table:table-cell office:value-type="float" office:value="5140.48" calcext:value-type="float">
            <text:p>5140.48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194:.K194])/9" office:value-type="float" office:value="4693.66" calcext:value-type="float">
            <text:p>4693.66</text:p>
          </table:table-cell>
          <table:table-cell office:value-type="float" office:value="7115.31" calcext:value-type="float">
            <text:p>7115.31</text:p>
          </table:table-cell>
          <table:table-cell office:value-type="float" office:value="4567.07" calcext:value-type="float">
            <text:p>4567.07</text:p>
          </table:table-cell>
          <table:table-cell office:value-type="float" office:value="4356.78" calcext:value-type="float">
            <text:p>4356.78</text:p>
          </table:table-cell>
          <table:table-cell office:value-type="float" office:value="4305.47" calcext:value-type="float">
            <text:p>4305.47</text:p>
          </table:table-cell>
          <table:table-cell office:value-type="float" office:value="4376.03" calcext:value-type="float">
            <text:p>4376.03</text:p>
          </table:table-cell>
          <table:table-cell office:value-type="float" office:value="4265.86" calcext:value-type="float">
            <text:p>4265.86</text:p>
          </table:table-cell>
          <table:table-cell office:value-type="float" office:value="4369.25" calcext:value-type="float">
            <text:p>4369.25</text:p>
          </table:table-cell>
          <table:table-cell office:value-type="float" office:value="4412.5" calcext:value-type="float">
            <text:p>4412.5</text:p>
          </table:table-cell>
          <table:table-cell office:value-type="float" office:value="4474.67" calcext:value-type="float">
            <text:p>4474.67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195:.K195])/9" office:value-type="float" office:value="4652.23555555556" calcext:value-type="float">
            <text:p>4652.24</text:p>
          </table:table-cell>
          <table:table-cell office:value-type="float" office:value="6684.24" calcext:value-type="float">
            <text:p>6684.24</text:p>
          </table:table-cell>
          <table:table-cell office:value-type="float" office:value="4515.21" calcext:value-type="float">
            <text:p>4515.21</text:p>
          </table:table-cell>
          <table:table-cell office:value-type="float" office:value="4342.21" calcext:value-type="float">
            <text:p>4342.21</text:p>
          </table:table-cell>
          <table:table-cell office:value-type="float" office:value="4310.59" calcext:value-type="float">
            <text:p>4310.59</text:p>
          </table:table-cell>
          <table:table-cell office:value-type="float" office:value="4371.24" calcext:value-type="float">
            <text:p>4371.24</text:p>
          </table:table-cell>
          <table:table-cell office:value-type="float" office:value="4315.26" calcext:value-type="float">
            <text:p>4315.26</text:p>
          </table:table-cell>
          <table:table-cell office:value-type="float" office:value="4420.8" calcext:value-type="float">
            <text:p>4420.8</text:p>
          </table:table-cell>
          <table:table-cell office:value-type="float" office:value="4422.19" calcext:value-type="float">
            <text:p>4422.19</text:p>
          </table:table-cell>
          <table:table-cell office:value-type="float" office:value="4488.38" calcext:value-type="float">
            <text:p>4488.38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196:.K196])/9" office:value-type="float" office:value="5099.78888888889" calcext:value-type="float">
            <text:p>5099.79</text:p>
          </table:table-cell>
          <table:table-cell office:value-type="float" office:value="2952.37" calcext:value-type="float">
            <text:p>2952.37</text:p>
          </table:table-cell>
          <table:table-cell office:value-type="float" office:value="4185.06" calcext:value-type="float">
            <text:p>4185.06</text:p>
          </table:table-cell>
          <table:table-cell office:value-type="float" office:value="4367.44" calcext:value-type="float">
            <text:p>4367.44</text:p>
          </table:table-cell>
          <table:table-cell office:value-type="float" office:value="4336.61" calcext:value-type="float">
            <text:p>4336.61</text:p>
          </table:table-cell>
          <table:table-cell office:value-type="float" office:value="4363.96" calcext:value-type="float">
            <text:p>4363.96</text:p>
          </table:table-cell>
          <table:table-cell office:value-type="float" office:value="2576.02" calcext:value-type="float">
            <text:p>2576.02</text:p>
          </table:table-cell>
          <table:table-cell office:value-type="float" office:value="4815.81" calcext:value-type="float">
            <text:p>4815.81</text:p>
          </table:table-cell>
          <table:table-cell office:value-type="float" office:value="6891.41" calcext:value-type="float">
            <text:p>6891.41</text:p>
          </table:table-cell>
          <table:table-cell office:value-type="float" office:value="11409.42" calcext:value-type="float">
            <text:p>11409.42</text:p>
          </table:table-cell>
        </table:table-row>
        <table:table-row table:style-name="ro1">
          <table:table-cell office:value-type="string" calcext:value-type="string">
            <text:p>5 NVM</text:p>
          </table:table-cell>
          <table:table-cell table:formula="of:=SUM([.C197:.K197])/9" office:value-type="float" office:value="4307.09555555556" calcext:value-type="float">
            <text:p>4307.10</text:p>
          </table:table-cell>
          <table:table-cell office:value-type="float" office:value="4464.68" calcext:value-type="float">
            <text:p>4464.68</text:p>
          </table:table-cell>
          <table:table-cell office:value-type="float" office:value="4188.78" calcext:value-type="float">
            <text:p>4188.78</text:p>
          </table:table-cell>
          <table:table-cell office:value-type="float" office:value="4107.21" calcext:value-type="float">
            <text:p>4107.21</text:p>
          </table:table-cell>
          <table:table-cell office:value-type="float" office:value="4163.08" calcext:value-type="float">
            <text:p>4163.08</text:p>
          </table:table-cell>
          <table:table-cell office:value-type="float" office:value="4130.54" calcext:value-type="float">
            <text:p>4130.54</text:p>
          </table:table-cell>
          <table:table-cell office:value-type="float" office:value="4148.53" calcext:value-type="float">
            <text:p>4148.53</text:p>
          </table:table-cell>
          <table:table-cell office:value-type="float" office:value="4253.8" calcext:value-type="float">
            <text:p>4253.8</text:p>
          </table:table-cell>
          <table:table-cell office:value-type="float" office:value="4264.9" calcext:value-type="float">
            <text:p>4264.9</text:p>
          </table:table-cell>
          <table:table-cell office:value-type="float" office:value="5042.34" calcext:value-type="float">
            <text:p>5042.34</text:p>
          </table:table-cell>
        </table:table-row>
        <table:table-row table:style-name="ro1">
          <table:table-cell office:value-type="string" calcext:value-type="string">
            <text:p>6 NVM</text:p>
          </table:table-cell>
          <table:table-cell table:formula="of:=SUM([.C198:.K198])/9" office:value-type="float" office:value="4300.24" calcext:value-type="float">
            <text:p>4300.24</text:p>
          </table:table-cell>
          <table:table-cell office:value-type="float" office:value="4437.33" calcext:value-type="float">
            <text:p>4437.33</text:p>
          </table:table-cell>
          <table:table-cell office:value-type="float" office:value="4173.46" calcext:value-type="float">
            <text:p>4173.46</text:p>
          </table:table-cell>
          <table:table-cell office:value-type="float" office:value="4097.22" calcext:value-type="float">
            <text:p>4097.22</text:p>
          </table:table-cell>
          <table:table-cell office:value-type="float" office:value="4153.42" calcext:value-type="float">
            <text:p>4153.42</text:p>
          </table:table-cell>
          <table:table-cell office:value-type="float" office:value="4117.08" calcext:value-type="float">
            <text:p>4117.08</text:p>
          </table:table-cell>
          <table:table-cell office:value-type="float" office:value="4069.44" calcext:value-type="float">
            <text:p>4069.44</text:p>
          </table:table-cell>
          <table:table-cell office:value-type="float" office:value="4251.12" calcext:value-type="float">
            <text:p>4251.12</text:p>
          </table:table-cell>
          <table:table-cell office:value-type="float" office:value="4259.79" calcext:value-type="float">
            <text:p>4259.79</text:p>
          </table:table-cell>
          <table:table-cell office:value-type="float" office:value="5143.3" calcext:value-type="float">
            <text:p>5143.3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199:.K199])/9" office:value-type="float" office:value="4302.21666666667" calcext:value-type="float">
            <text:p>4302.22</text:p>
          </table:table-cell>
          <table:table-cell office:value-type="float" office:value="4470.96" calcext:value-type="float">
            <text:p>4470.96</text:p>
          </table:table-cell>
          <table:table-cell office:value-type="float" office:value="4186.15" calcext:value-type="float">
            <text:p>4186.15</text:p>
          </table:table-cell>
          <table:table-cell office:value-type="float" office:value="4104.51" calcext:value-type="float">
            <text:p>4104.51</text:p>
          </table:table-cell>
          <table:table-cell office:value-type="float" office:value="4168.26" calcext:value-type="float">
            <text:p>4168.26</text:p>
          </table:table-cell>
          <table:table-cell office:value-type="float" office:value="4138.49" calcext:value-type="float">
            <text:p>4138.49</text:p>
          </table:table-cell>
          <table:table-cell office:value-type="float" office:value="4072.67" calcext:value-type="float">
            <text:p>4072.67</text:p>
          </table:table-cell>
          <table:table-cell office:value-type="float" office:value="4261.91" calcext:value-type="float">
            <text:p>4261.91</text:p>
          </table:table-cell>
          <table:table-cell office:value-type="float" office:value="4263.06" calcext:value-type="float">
            <text:p>4263.06</text:p>
          </table:table-cell>
          <table:table-cell office:value-type="float" office:value="5053.94" calcext:value-type="float">
            <text:p>5053.94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200:.K200])/9" office:value-type="float" office:value="4311.34333333333" calcext:value-type="float">
            <text:p>4311.34</text:p>
          </table:table-cell>
          <table:table-cell office:value-type="float" office:value="4414.68" calcext:value-type="float">
            <text:p>4414.68</text:p>
          </table:table-cell>
          <table:table-cell office:value-type="float" office:value="4196.21" calcext:value-type="float">
            <text:p>4196.21</text:p>
          </table:table-cell>
          <table:table-cell office:value-type="float" office:value="4114.9" calcext:value-type="float">
            <text:p>4114.9</text:p>
          </table:table-cell>
          <table:table-cell office:value-type="float" office:value="4176.41" calcext:value-type="float">
            <text:p>4176.41</text:p>
          </table:table-cell>
          <table:table-cell office:value-type="float" office:value="4138.78" calcext:value-type="float">
            <text:p>4138.78</text:p>
          </table:table-cell>
          <table:table-cell office:value-type="float" office:value="4208.87" calcext:value-type="float">
            <text:p>4208.87</text:p>
          </table:table-cell>
          <table:table-cell office:value-type="float" office:value="4269.25" calcext:value-type="float">
            <text:p>4269.25</text:p>
          </table:table-cell>
          <table:table-cell office:value-type="float" office:value="4267.72" calcext:value-type="float">
            <text:p>4267.72</text:p>
          </table:table-cell>
          <table:table-cell office:value-type="float" office:value="5015.27" calcext:value-type="float">
            <text:p>5015.27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201:.K201])/9" office:value-type="float" office:value="3913.82555555556" calcext:value-type="float">
            <text:p>3913.83</text:p>
          </table:table-cell>
          <table:table-cell office:value-type="float" office:value="4481.87" calcext:value-type="float">
            <text:p>4481.87</text:p>
          </table:table-cell>
          <table:table-cell office:value-type="float" office:value="4149.64" calcext:value-type="float">
            <text:p>4149.64</text:p>
          </table:table-cell>
          <table:table-cell office:value-type="float" office:value="4110.51" calcext:value-type="float">
            <text:p>4110.51</text:p>
          </table:table-cell>
          <table:table-cell office:value-type="float" office:value="4088.03" calcext:value-type="float">
            <text:p>4088.03</text:p>
          </table:table-cell>
          <table:table-cell office:value-type="float" office:value="4139.99" calcext:value-type="float">
            <text:p>4139.99</text:p>
          </table:table-cell>
          <table:table-cell office:value-type="float" office:value="4206.19" calcext:value-type="float">
            <text:p>4206.19</text:p>
          </table:table-cell>
          <table:table-cell office:value-type="float" office:value="4261.98" calcext:value-type="float">
            <text:p>4261.98</text:p>
          </table:table-cell>
          <table:table-cell office:value-type="float" office:value="3739.96" calcext:value-type="float">
            <text:p>3739.96</text:p>
          </table:table-cell>
          <table:table-cell office:value-type="float" office:value="2046.26" calcext:value-type="float">
            <text:p>2046.26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202:.K202])/9" office:value-type="float" office:value="4332.69666666667" calcext:value-type="float">
            <text:p>4332.70</text:p>
          </table:table-cell>
          <table:table-cell office:value-type="float" office:value="4463.9" calcext:value-type="float">
            <text:p>4463.9</text:p>
          </table:table-cell>
          <table:table-cell office:value-type="float" office:value="4185.3" calcext:value-type="float">
            <text:p>4185.3</text:p>
          </table:table-cell>
          <table:table-cell office:value-type="float" office:value="4029.83" calcext:value-type="float">
            <text:p>4029.83</text:p>
          </table:table-cell>
          <table:table-cell office:value-type="float" office:value="2875.17" calcext:value-type="float">
            <text:p>2875.17</text:p>
          </table:table-cell>
          <table:table-cell office:value-type="float" office:value="4136.7" calcext:value-type="float">
            <text:p>4136.7</text:p>
          </table:table-cell>
          <table:table-cell office:value-type="float" office:value="4257.02" calcext:value-type="float">
            <text:p>4257.02</text:p>
          </table:table-cell>
          <table:table-cell office:value-type="float" office:value="4277.33" calcext:value-type="float">
            <text:p>4277.33</text:p>
          </table:table-cell>
          <table:table-cell office:value-type="float" office:value="4527.72" calcext:value-type="float">
            <text:p>4527.72</text:p>
          </table:table-cell>
          <table:table-cell office:value-type="float" office:value="6241.3" calcext:value-type="float">
            <text:p>6241.3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203:.K203])/9" office:value-type="float" office:value="4318.01888888889" calcext:value-type="float">
            <text:p>4318.02</text:p>
          </table:table-cell>
          <table:table-cell office:value-type="float" office:value="4481.39" calcext:value-type="float">
            <text:p>4481.39</text:p>
          </table:table-cell>
          <table:table-cell office:value-type="float" office:value="4202.98" calcext:value-type="float">
            <text:p>4202.98</text:p>
          </table:table-cell>
          <table:table-cell office:value-type="float" office:value="4124.07" calcext:value-type="float">
            <text:p>4124.07</text:p>
          </table:table-cell>
          <table:table-cell office:value-type="float" office:value="4179.71" calcext:value-type="float">
            <text:p>4179.71</text:p>
          </table:table-cell>
          <table:table-cell office:value-type="float" office:value="4154.22" calcext:value-type="float">
            <text:p>4154.22</text:p>
          </table:table-cell>
          <table:table-cell office:value-type="float" office:value="4212.4" calcext:value-type="float">
            <text:p>4212.4</text:p>
          </table:table-cell>
          <table:table-cell office:value-type="float" office:value="4229.85" calcext:value-type="float">
            <text:p>4229.85</text:p>
          </table:table-cell>
          <table:table-cell office:value-type="float" office:value="4277.05" calcext:value-type="float">
            <text:p>4277.05</text:p>
          </table:table-cell>
          <table:table-cell office:value-type="float" office:value="5000.5" calcext:value-type="float">
            <text:p>5000.5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204:.K204])/9" office:value-type="float" office:value="4332.45333333333" calcext:value-type="float">
            <text:p>4332.45</text:p>
          </table:table-cell>
          <table:table-cell office:value-type="float" office:value="4489.6" calcext:value-type="float">
            <text:p>4489.6</text:p>
          </table:table-cell>
          <table:table-cell office:value-type="float" office:value="4195.08" calcext:value-type="float">
            <text:p>4195.08</text:p>
          </table:table-cell>
          <table:table-cell office:value-type="float" office:value="4119.72" calcext:value-type="float">
            <text:p>4119.72</text:p>
          </table:table-cell>
          <table:table-cell office:value-type="float" office:value="4175.72" calcext:value-type="float">
            <text:p>4175.72</text:p>
          </table:table-cell>
          <table:table-cell office:value-type="float" office:value="4058.04" calcext:value-type="float">
            <text:p>4058.04</text:p>
          </table:table-cell>
          <table:table-cell office:value-type="float" office:value="2865.55" calcext:value-type="float">
            <text:p>2865.55</text:p>
          </table:table-cell>
          <table:table-cell office:value-type="float" office:value="4293.49" calcext:value-type="float">
            <text:p>4293.49</text:p>
          </table:table-cell>
          <table:table-cell office:value-type="float" office:value="4538.38" calcext:value-type="float">
            <text:p>4538.38</text:p>
          </table:table-cell>
          <table:table-cell office:value-type="float" office:value="6256.5" calcext:value-type="float">
            <text:p>6256.5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205:.K205])/9" office:value-type="float" office:value="4405.78555555556" calcext:value-type="float">
            <text:p>4405.79</text:p>
          </table:table-cell>
          <table:table-cell office:value-type="float" office:value="4441.69" calcext:value-type="float">
            <text:p>4441.69</text:p>
          </table:table-cell>
          <table:table-cell office:value-type="float" office:value="4175.92" calcext:value-type="float">
            <text:p>4175.92</text:p>
          </table:table-cell>
          <table:table-cell office:value-type="float" office:value="4092.91" calcext:value-type="float">
            <text:p>4092.91</text:p>
          </table:table-cell>
          <table:table-cell office:value-type="float" office:value="4158.04" calcext:value-type="float">
            <text:p>4158.04</text:p>
          </table:table-cell>
          <table:table-cell office:value-type="float" office:value="4118.01" calcext:value-type="float">
            <text:p>4118.01</text:p>
          </table:table-cell>
          <table:table-cell office:value-type="float" office:value="4149.75" calcext:value-type="float">
            <text:p>4149.75</text:p>
          </table:table-cell>
          <table:table-cell office:value-type="float" office:value="3823.79" calcext:value-type="float">
            <text:p>3823.79</text:p>
          </table:table-cell>
          <table:table-cell office:value-type="float" office:value="1539.47" calcext:value-type="float">
            <text:p>1539.47</text:p>
          </table:table-cell>
          <table:table-cell office:value-type="float" office:value="9152.49" calcext:value-type="float">
            <text:p>9152.49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206:.K206])/9" office:value-type="float" office:value="4299.96222222222" calcext:value-type="float">
            <text:p>4299.96</text:p>
          </table:table-cell>
          <table:table-cell office:value-type="float" office:value="4413.98" calcext:value-type="float">
            <text:p>4413.98</text:p>
          </table:table-cell>
          <table:table-cell office:value-type="float" office:value="4180.6" calcext:value-type="float">
            <text:p>4180.6</text:p>
          </table:table-cell>
          <table:table-cell office:value-type="float" office:value="4040.63" calcext:value-type="float">
            <text:p>4040.63</text:p>
          </table:table-cell>
          <table:table-cell office:value-type="float" office:value="4170.35" calcext:value-type="float">
            <text:p>4170.35</text:p>
          </table:table-cell>
          <table:table-cell office:value-type="float" office:value="4128.77" calcext:value-type="float">
            <text:p>4128.77</text:p>
          </table:table-cell>
          <table:table-cell office:value-type="float" office:value="4202.8" calcext:value-type="float">
            <text:p>4202.8</text:p>
          </table:table-cell>
          <table:table-cell office:value-type="float" office:value="4255.9" calcext:value-type="float">
            <text:p>4255.9</text:p>
          </table:table-cell>
          <table:table-cell office:value-type="float" office:value="4202.64" calcext:value-type="float">
            <text:p>4202.64</text:p>
          </table:table-cell>
          <table:table-cell office:value-type="float" office:value="5103.99" calcext:value-type="float">
            <text:p>5103.99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207:.K207])/9" office:value-type="float" office:value="4304.06888888889" calcext:value-type="float">
            <text:p>4304.07</text:p>
          </table:table-cell>
          <table:table-cell office:value-type="float" office:value="4453.66" calcext:value-type="float">
            <text:p>4453.66</text:p>
          </table:table-cell>
          <table:table-cell office:value-type="float" office:value="4178.37" calcext:value-type="float">
            <text:p>4178.37</text:p>
          </table:table-cell>
          <table:table-cell office:value-type="float" office:value="4100.02" calcext:value-type="float">
            <text:p>4100.02</text:p>
          </table:table-cell>
          <table:table-cell office:value-type="float" office:value="4157.57" calcext:value-type="float">
            <text:p>4157.57</text:p>
          </table:table-cell>
          <table:table-cell office:value-type="float" office:value="4129.22" calcext:value-type="float">
            <text:p>4129.22</text:p>
          </table:table-cell>
          <table:table-cell office:value-type="float" office:value="4193.79" calcext:value-type="float">
            <text:p>4193.79</text:p>
          </table:table-cell>
          <table:table-cell office:value-type="float" office:value="4251.55" calcext:value-type="float">
            <text:p>4251.55</text:p>
          </table:table-cell>
          <table:table-cell office:value-type="float" office:value="4255.15" calcext:value-type="float">
            <text:p>4255.15</text:p>
          </table:table-cell>
          <table:table-cell office:value-type="float" office:value="5017.29" calcext:value-type="float">
            <text:p>5017.29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192:.B196])" office:value-type="float" office:value="23359.89" calcext:value-type="float">
            <text:p>23359.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97:.B207])" office:value-type="float" office:value="47127.7066666667" calcext:value-type="float">
            <text:p>47127.7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211:.K211])/9" office:value-type="float" office:value="4577.63777777778" calcext:value-type="float">
            <text:p>4577.64</text:p>
          </table:table-cell>
          <table:table-cell office:value-type="float" office:value="4364.55" calcext:value-type="float">
            <text:p>4364.55</text:p>
          </table:table-cell>
          <table:table-cell office:value-type="float" office:value="4278.61" calcext:value-type="float">
            <text:p>4278.61</text:p>
          </table:table-cell>
          <table:table-cell office:value-type="float" office:value="4329.52" calcext:value-type="float">
            <text:p>4329.52</text:p>
          </table:table-cell>
          <table:table-cell office:value-type="float" office:value="4441.75" calcext:value-type="float">
            <text:p>4441.75</text:p>
          </table:table-cell>
          <table:table-cell office:value-type="float" office:value="4498.6" calcext:value-type="float">
            <text:p>4498.6</text:p>
          </table:table-cell>
          <table:table-cell office:value-type="float" office:value="4415.02" calcext:value-type="float">
            <text:p>4415.02</text:p>
          </table:table-cell>
          <table:table-cell office:value-type="float" office:value="4348.63" calcext:value-type="float">
            <text:p>4348.63</text:p>
          </table:table-cell>
          <table:table-cell office:value-type="float" office:value="4678.25" calcext:value-type="float">
            <text:p>4678.25</text:p>
          </table:table-cell>
          <table:table-cell office:value-type="float" office:value="5843.81" calcext:value-type="float">
            <text:p>5843.81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212:.K212])/9" office:value-type="float" office:value="4692.96555555556" calcext:value-type="float">
            <text:p>4692.97</text:p>
          </table:table-cell>
          <table:table-cell office:value-type="float" office:value="7058.69" calcext:value-type="float">
            <text:p>7058.69</text:p>
          </table:table-cell>
          <table:table-cell office:value-type="float" office:value="4512.34" calcext:value-type="float">
            <text:p>4512.34</text:p>
          </table:table-cell>
          <table:table-cell office:value-type="float" office:value="4305.32" calcext:value-type="float">
            <text:p>4305.32</text:p>
          </table:table-cell>
          <table:table-cell office:value-type="float" office:value="4310.44" calcext:value-type="float">
            <text:p>4310.44</text:p>
          </table:table-cell>
          <table:table-cell office:value-type="float" office:value="4408.1" calcext:value-type="float">
            <text:p>4408.1</text:p>
          </table:table-cell>
          <table:table-cell office:value-type="float" office:value="4415.61" calcext:value-type="float">
            <text:p>4415.61</text:p>
          </table:table-cell>
          <table:table-cell office:value-type="float" office:value="4488.17" calcext:value-type="float">
            <text:p>4488.17</text:p>
          </table:table-cell>
          <table:table-cell office:value-type="float" office:value="4326.5" calcext:value-type="float">
            <text:p>4326.5</text:p>
          </table:table-cell>
          <table:table-cell office:value-type="float" office:value="4411.52" calcext:value-type="float">
            <text:p>4411.52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213:.K213])/9" office:value-type="float" office:value="4691.94333333333" calcext:value-type="float">
            <text:p>4691.94</text:p>
          </table:table-cell>
          <table:table-cell office:value-type="float" office:value="7048.3" calcext:value-type="float">
            <text:p>7048.3</text:p>
          </table:table-cell>
          <table:table-cell office:value-type="float" office:value="4521.24" calcext:value-type="float">
            <text:p>4521.24</text:p>
          </table:table-cell>
          <table:table-cell office:value-type="float" office:value="4310.75" calcext:value-type="float">
            <text:p>4310.75</text:p>
          </table:table-cell>
          <table:table-cell office:value-type="float" office:value="4319.33" calcext:value-type="float">
            <text:p>4319.33</text:p>
          </table:table-cell>
          <table:table-cell office:value-type="float" office:value="4374.49" calcext:value-type="float">
            <text:p>4374.49</text:p>
          </table:table-cell>
          <table:table-cell office:value-type="float" office:value="4505.37" calcext:value-type="float">
            <text:p>4505.37</text:p>
          </table:table-cell>
          <table:table-cell office:value-type="float" office:value="4496.59" calcext:value-type="float">
            <text:p>4496.59</text:p>
          </table:table-cell>
          <table:table-cell office:value-type="float" office:value="4334.64" calcext:value-type="float">
            <text:p>4334.64</text:p>
          </table:table-cell>
          <table:table-cell office:value-type="float" office:value="4316.78" calcext:value-type="float">
            <text:p>4316.78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214:.K214])/9" office:value-type="float" office:value="4566.06444444444" calcext:value-type="float">
            <text:p>4566.06</text:p>
          </table:table-cell>
          <table:table-cell office:value-type="float" office:value="4386.6" calcext:value-type="float">
            <text:p>4386.6</text:p>
          </table:table-cell>
          <table:table-cell office:value-type="float" office:value="4288.9" calcext:value-type="float">
            <text:p>4288.9</text:p>
          </table:table-cell>
          <table:table-cell office:value-type="float" office:value="4331.04" calcext:value-type="float">
            <text:p>4331.04</text:p>
          </table:table-cell>
          <table:table-cell office:value-type="float" office:value="4446.93" calcext:value-type="float">
            <text:p>4446.93</text:p>
          </table:table-cell>
          <table:table-cell office:value-type="float" office:value="4511.67" calcext:value-type="float">
            <text:p>4511.67</text:p>
          </table:table-cell>
          <table:table-cell office:value-type="float" office:value="4437.7" calcext:value-type="float">
            <text:p>4437.7</text:p>
          </table:table-cell>
          <table:table-cell office:value-type="float" office:value="4349.03" calcext:value-type="float">
            <text:p>4349.03</text:p>
          </table:table-cell>
          <table:table-cell office:value-type="float" office:value="4631.79" calcext:value-type="float">
            <text:p>4631.79</text:p>
          </table:table-cell>
          <table:table-cell office:value-type="float" office:value="5710.92" calcext:value-type="float">
            <text:p>5710.92</text:p>
          </table:table-cell>
        </table:table-row>
        <table:table-row table:style-name="ro1">
          <table:table-cell office:value-type="string" calcext:value-type="string">
            <text:p>4 NVM</text:p>
          </table:table-cell>
          <table:table-cell table:formula="of:=SUM([.C215:.K215])/9" office:value-type="float" office:value="4291.87111111111" calcext:value-type="float">
            <text:p>4291.87</text:p>
          </table:table-cell>
          <table:table-cell office:value-type="float" office:value="4518.73" calcext:value-type="float">
            <text:p>4518.73</text:p>
          </table:table-cell>
          <table:table-cell office:value-type="float" office:value="4166.28" calcext:value-type="float">
            <text:p>4166.28</text:p>
          </table:table-cell>
          <table:table-cell office:value-type="float" office:value="4128.11" calcext:value-type="float">
            <text:p>4128.11</text:p>
          </table:table-cell>
          <table:table-cell office:value-type="float" office:value="4159.43" calcext:value-type="float">
            <text:p>4159.43</text:p>
          </table:table-cell>
          <table:table-cell office:value-type="float" office:value="4239.05" calcext:value-type="float">
            <text:p>4239.05</text:p>
          </table:table-cell>
          <table:table-cell office:value-type="float" office:value="3089.48" calcext:value-type="float">
            <text:p>3089.48</text:p>
          </table:table-cell>
          <table:table-cell office:value-type="float" office:value="3757.6" calcext:value-type="float">
            <text:p>3757.6</text:p>
          </table:table-cell>
          <table:table-cell office:value-type="float" office:value="4607.46" calcext:value-type="float">
            <text:p>4607.46</text:p>
          </table:table-cell>
          <table:table-cell office:value-type="float" office:value="5960.7" calcext:value-type="float">
            <text:p>5960.7</text:p>
          </table:table-cell>
        </table:table-row>
        <table:table-row table:style-name="ro1">
          <table:table-cell office:value-type="string" calcext:value-type="string">
            <text:p>5 NVM</text:p>
          </table:table-cell>
          <table:table-cell table:formula="of:=SUM([.C216:.K216])/9" office:value-type="float" office:value="4321.14777777778" calcext:value-type="float">
            <text:p>4321.15</text:p>
          </table:table-cell>
          <table:table-cell office:value-type="float" office:value="4439.24" calcext:value-type="float">
            <text:p>4439.24</text:p>
          </table:table-cell>
          <table:table-cell office:value-type="float" office:value="4153.21" calcext:value-type="float">
            <text:p>4153.21</text:p>
          </table:table-cell>
          <table:table-cell office:value-type="float" office:value="4115.99" calcext:value-type="float">
            <text:p>4115.99</text:p>
          </table:table-cell>
          <table:table-cell office:value-type="float" office:value="4188.66" calcext:value-type="float">
            <text:p>4188.66</text:p>
          </table:table-cell>
          <table:table-cell office:value-type="float" office:value="4285.96" calcext:value-type="float">
            <text:p>4285.96</text:p>
          </table:table-cell>
          <table:table-cell office:value-type="float" office:value="4295.23" calcext:value-type="float">
            <text:p>4295.23</text:p>
          </table:table-cell>
          <table:table-cell office:value-type="float" office:value="4148.81" calcext:value-type="float">
            <text:p>4148.81</text:p>
          </table:table-cell>
          <table:table-cell office:value-type="float" office:value="4213.78" calcext:value-type="float">
            <text:p>4213.78</text:p>
          </table:table-cell>
          <table:table-cell office:value-type="float" office:value="5049.45" calcext:value-type="float">
            <text:p>5049.45</text:p>
          </table:table-cell>
        </table:table-row>
        <table:table-row table:style-name="ro1">
          <table:table-cell office:value-type="string" calcext:value-type="string">
            <text:p>6 NVM</text:p>
          </table:table-cell>
          <table:table-cell table:formula="of:=SUM([.C217:.K217])/9" office:value-type="float" office:value="4286.66777777778" calcext:value-type="float">
            <text:p>4286.67</text:p>
          </table:table-cell>
          <table:table-cell office:value-type="float" office:value="4418.33" calcext:value-type="float">
            <text:p>4418.33</text:p>
          </table:table-cell>
          <table:table-cell office:value-type="float" office:value="4143.64" calcext:value-type="float">
            <text:p>4143.64</text:p>
          </table:table-cell>
          <table:table-cell office:value-type="float" office:value="4035.77" calcext:value-type="float">
            <text:p>4035.77</text:p>
          </table:table-cell>
          <table:table-cell office:value-type="float" office:value="4178.54" calcext:value-type="float">
            <text:p>4178.54</text:p>
          </table:table-cell>
          <table:table-cell office:value-type="float" office:value="3303.27" calcext:value-type="float">
            <text:p>3303.27</text:p>
          </table:table-cell>
          <table:table-cell office:value-type="float" office:value="3481.81" calcext:value-type="float">
            <text:p>3481.81</text:p>
          </table:table-cell>
          <table:table-cell office:value-type="float" office:value="4162.76" calcext:value-type="float">
            <text:p>4162.76</text:p>
          </table:table-cell>
          <table:table-cell office:value-type="float" office:value="4659.89" calcext:value-type="float">
            <text:p>4659.89</text:p>
          </table:table-cell>
          <table:table-cell office:value-type="float" office:value="6196" calcext:value-type="float">
            <text:p>6196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218:.K218])/9" office:value-type="float" office:value="4306.71666666667" calcext:value-type="float">
            <text:p>4306.72</text:p>
          </table:table-cell>
          <table:table-cell office:value-type="float" office:value="4305.8" calcext:value-type="float">
            <text:p>4305.8</text:p>
          </table:table-cell>
          <table:table-cell office:value-type="float" office:value="4147.41" calcext:value-type="float">
            <text:p>4147.41</text:p>
          </table:table-cell>
          <table:table-cell office:value-type="float" office:value="4111.9" calcext:value-type="float">
            <text:p>4111.9</text:p>
          </table:table-cell>
          <table:table-cell office:value-type="float" office:value="4187.55" calcext:value-type="float">
            <text:p>4187.55</text:p>
          </table:table-cell>
          <table:table-cell office:value-type="float" office:value="4281.67" calcext:value-type="float">
            <text:p>4281.67</text:p>
          </table:table-cell>
          <table:table-cell office:value-type="float" office:value="4283.01" calcext:value-type="float">
            <text:p>4283.01</text:p>
          </table:table-cell>
          <table:table-cell office:value-type="float" office:value="4145.73" calcext:value-type="float">
            <text:p>4145.73</text:p>
          </table:table-cell>
          <table:table-cell office:value-type="float" office:value="4213.58" calcext:value-type="float">
            <text:p>4213.58</text:p>
          </table:table-cell>
          <table:table-cell office:value-type="float" office:value="5083.8" calcext:value-type="float">
            <text:p>5083.8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219:.K219])/9" office:value-type="float" office:value="4313.09666666667" calcext:value-type="float">
            <text:p>4313.10</text:p>
          </table:table-cell>
          <table:table-cell office:value-type="float" office:value="4454.76" calcext:value-type="float">
            <text:p>4454.76</text:p>
          </table:table-cell>
          <table:table-cell office:value-type="float" office:value="4164.58" calcext:value-type="float">
            <text:p>4164.58</text:p>
          </table:table-cell>
          <table:table-cell office:value-type="float" office:value="4120.85" calcext:value-type="float">
            <text:p>4120.85</text:p>
          </table:table-cell>
          <table:table-cell office:value-type="float" office:value="4194.66" calcext:value-type="float">
            <text:p>4194.66</text:p>
          </table:table-cell>
          <table:table-cell office:value-type="float" office:value="2858.68" calcext:value-type="float">
            <text:p>2858.68</text:p>
          </table:table-cell>
          <table:table-cell office:value-type="float" office:value="4221.61" calcext:value-type="float">
            <text:p>4221.61</text:p>
          </table:table-cell>
          <table:table-cell office:value-type="float" office:value="4189.13" calcext:value-type="float">
            <text:p>4189.13</text:p>
          </table:table-cell>
          <table:table-cell office:value-type="float" office:value="4568.26" calcext:value-type="float">
            <text:p>4568.26</text:p>
          </table:table-cell>
          <table:table-cell office:value-type="float" office:value="6045.34" calcext:value-type="float">
            <text:p>6045.34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220:.K220])/9" office:value-type="float" office:value="3971.02444444444" calcext:value-type="float">
            <text:p>3971.02</text:p>
          </table:table-cell>
          <table:table-cell office:value-type="float" office:value="4448.38" calcext:value-type="float">
            <text:p>4448.38</text:p>
          </table:table-cell>
          <table:table-cell office:value-type="float" office:value="4157.85" calcext:value-type="float">
            <text:p>4157.85</text:p>
          </table:table-cell>
          <table:table-cell office:value-type="float" office:value="4119.02" calcext:value-type="float">
            <text:p>4119.02</text:p>
          </table:table-cell>
          <table:table-cell office:value-type="float" office:value="4118.39" calcext:value-type="float">
            <text:p>4118.39</text:p>
          </table:table-cell>
          <table:table-cell office:value-type="float" office:value="4285.6" calcext:value-type="float">
            <text:p>4285.6</text:p>
          </table:table-cell>
          <table:table-cell office:value-type="float" office:value="4298.85" calcext:value-type="float">
            <text:p>4298.85</text:p>
          </table:table-cell>
          <table:table-cell office:value-type="float" office:value="4151.81" calcext:value-type="float">
            <text:p>4151.81</text:p>
          </table:table-cell>
          <table:table-cell office:value-type="float" office:value="4216.72" calcext:value-type="float">
            <text:p>4216.72</text:p>
          </table:table-cell>
          <table:table-cell office:value-type="float" office:value="1942.6" calcext:value-type="float">
            <text:p>1942.6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221:.K221])/9" office:value-type="float" office:value="4314.33111111111" calcext:value-type="float">
            <text:p>4314.33</text:p>
          </table:table-cell>
          <table:table-cell office:value-type="float" office:value="4434.11" calcext:value-type="float">
            <text:p>4434.11</text:p>
          </table:table-cell>
          <table:table-cell office:value-type="float" office:value="4143.46" calcext:value-type="float">
            <text:p>4143.46</text:p>
          </table:table-cell>
          <table:table-cell office:value-type="float" office:value="4115.27" calcext:value-type="float">
            <text:p>4115.27</text:p>
          </table:table-cell>
          <table:table-cell office:value-type="float" office:value="4189.77" calcext:value-type="float">
            <text:p>4189.77</text:p>
          </table:table-cell>
          <table:table-cell office:value-type="float" office:value="4278.74" calcext:value-type="float">
            <text:p>4278.74</text:p>
          </table:table-cell>
          <table:table-cell office:value-type="float" office:value="4296.43" calcext:value-type="float">
            <text:p>4296.43</text:p>
          </table:table-cell>
          <table:table-cell office:value-type="float" office:value="4079.03" calcext:value-type="float">
            <text:p>4079.03</text:p>
          </table:table-cell>
          <table:table-cell office:value-type="float" office:value="4213.95" calcext:value-type="float">
            <text:p>4213.95</text:p>
          </table:table-cell>
          <table:table-cell office:value-type="float" office:value="5078.22" calcext:value-type="float">
            <text:p>5078.22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222:.K222])/9" office:value-type="float" office:value="4474.87111111111" calcext:value-type="float">
            <text:p>4474.87</text:p>
          </table:table-cell>
          <table:table-cell office:value-type="float" office:value="4466.92" calcext:value-type="float">
            <text:p>4466.92</text:p>
          </table:table-cell>
          <table:table-cell office:value-type="float" office:value="4169.89" calcext:value-type="float">
            <text:p>4169.89</text:p>
          </table:table-cell>
          <table:table-cell office:value-type="float" office:value="4131.89" calcext:value-type="float">
            <text:p>4131.89</text:p>
          </table:table-cell>
          <table:table-cell office:value-type="float" office:value="4198.24" calcext:value-type="float">
            <text:p>4198.24</text:p>
          </table:table-cell>
          <table:table-cell office:value-type="float" office:value="4296.79" calcext:value-type="float">
            <text:p>4296.79</text:p>
          </table:table-cell>
          <table:table-cell office:value-type="float" office:value="4309.93" calcext:value-type="float">
            <text:p>4309.93</text:p>
          </table:table-cell>
          <table:table-cell office:value-type="float" office:value="4159.54" calcext:value-type="float">
            <text:p>4159.54</text:p>
          </table:table-cell>
          <table:table-cell office:value-type="float" office:value="1486.41" calcext:value-type="float">
            <text:p>1486.41</text:p>
          </table:table-cell>
          <table:table-cell office:value-type="float" office:value="9054.23" calcext:value-type="float">
            <text:p>9054.23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223:.K223])/9" office:value-type="float" office:value="4304.81333333333" calcext:value-type="float">
            <text:p>4304.81</text:p>
          </table:table-cell>
          <table:table-cell office:value-type="float" office:value="2939.69" calcext:value-type="float">
            <text:p>2939.69</text:p>
          </table:table-cell>
          <table:table-cell office:value-type="float" office:value="4121.63" calcext:value-type="float">
            <text:p>4121.63</text:p>
          </table:table-cell>
          <table:table-cell office:value-type="float" office:value="4157.79" calcext:value-type="float">
            <text:p>4157.79</text:p>
          </table:table-cell>
          <table:table-cell office:value-type="float" office:value="4254.05" calcext:value-type="float">
            <text:p>4254.05</text:p>
          </table:table-cell>
          <table:table-cell office:value-type="float" office:value="4265.64" calcext:value-type="float">
            <text:p>4265.64</text:p>
          </table:table-cell>
          <table:table-cell office:value-type="float" office:value="4168.07" calcext:value-type="float">
            <text:p>4168.07</text:p>
          </table:table-cell>
          <table:table-cell office:value-type="float" office:value="4188.77" calcext:value-type="float">
            <text:p>4188.77</text:p>
          </table:table-cell>
          <table:table-cell office:value-type="float" office:value="4626.56" calcext:value-type="float">
            <text:p>4626.56</text:p>
          </table:table-cell>
          <table:table-cell office:value-type="float" office:value="6021.12" calcext:value-type="float">
            <text:p>6021.12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224:.K224])/9" office:value-type="float" office:value="4306.13555555556" calcext:value-type="float">
            <text:p>4306.14</text:p>
          </table:table-cell>
          <table:table-cell office:value-type="float" office:value="4414.75" calcext:value-type="float">
            <text:p>4414.75</text:p>
          </table:table-cell>
          <table:table-cell office:value-type="float" office:value="4129.06" calcext:value-type="float">
            <text:p>4129.06</text:p>
          </table:table-cell>
          <table:table-cell office:value-type="float" office:value="4099.06" calcext:value-type="float">
            <text:p>4099.06</text:p>
          </table:table-cell>
          <table:table-cell office:value-type="float" office:value="4172.79" calcext:value-type="float">
            <text:p>4172.79</text:p>
          </table:table-cell>
          <table:table-cell office:value-type="float" office:value="4216.95" calcext:value-type="float">
            <text:p>4216.95</text:p>
          </table:table-cell>
          <table:table-cell office:value-type="float" office:value="4272.78" calcext:value-type="float">
            <text:p>4272.78</text:p>
          </table:table-cell>
          <table:table-cell office:value-type="float" office:value="4125.09" calcext:value-type="float">
            <text:p>4125.09</text:p>
          </table:table-cell>
          <table:table-cell office:value-type="float" office:value="4218.71" calcext:value-type="float">
            <text:p>4218.71</text:p>
          </table:table-cell>
          <table:table-cell office:value-type="float" office:value="5106.03" calcext:value-type="float">
            <text:p>5106.03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225:.K225])/9" office:value-type="float" office:value="4308.82333333333" calcext:value-type="float">
            <text:p>4308.82</text:p>
          </table:table-cell>
          <table:table-cell office:value-type="float" office:value="4458.65" calcext:value-type="float">
            <text:p>4458.65</text:p>
          </table:table-cell>
          <table:table-cell office:value-type="float" office:value="4145.4" calcext:value-type="float">
            <text:p>4145.4</text:p>
          </table:table-cell>
          <table:table-cell office:value-type="float" office:value="4104.21" calcext:value-type="float">
            <text:p>4104.21</text:p>
          </table:table-cell>
          <table:table-cell office:value-type="float" office:value="4181.99" calcext:value-type="float">
            <text:p>4181.99</text:p>
          </table:table-cell>
          <table:table-cell office:value-type="float" office:value="4267.79" calcext:value-type="float">
            <text:p>4267.79</text:p>
          </table:table-cell>
          <table:table-cell office:value-type="float" office:value="4215.45" calcext:value-type="float">
            <text:p>4215.45</text:p>
          </table:table-cell>
          <table:table-cell office:value-type="float" office:value="4137.5" calcext:value-type="float">
            <text:p>4137.5</text:p>
          </table:table-cell>
          <table:table-cell office:value-type="float" office:value="4203.03" calcext:value-type="float">
            <text:p>4203.03</text:p>
          </table:table-cell>
          <table:table-cell office:value-type="float" office:value="5065.39" calcext:value-type="float">
            <text:p>5065.39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226:.K226])/9" office:value-type="float" office:value="4313.31555555556" calcext:value-type="float">
            <text:p>4313.32</text:p>
          </table:table-cell>
          <table:table-cell office:value-type="float" office:value="4422.11" calcext:value-type="float">
            <text:p>4422.11</text:p>
          </table:table-cell>
          <table:table-cell office:value-type="float" office:value="4035.93" calcext:value-type="float">
            <text:p>4035.93</text:p>
          </table:table-cell>
          <table:table-cell office:value-type="float" office:value="4112.89" calcext:value-type="float">
            <text:p>4112.89</text:p>
          </table:table-cell>
          <table:table-cell office:value-type="float" office:value="2880.27" calcext:value-type="float">
            <text:p>2880.27</text:p>
          </table:table-cell>
          <table:table-cell office:value-type="float" office:value="4298.82" calcext:value-type="float">
            <text:p>4298.82</text:p>
          </table:table-cell>
          <table:table-cell office:value-type="float" office:value="4190.77" calcext:value-type="float">
            <text:p>4190.77</text:p>
          </table:table-cell>
          <table:table-cell office:value-type="float" office:value="4173.3" calcext:value-type="float">
            <text:p>4173.3</text:p>
          </table:table-cell>
          <table:table-cell office:value-type="float" office:value="4633.85" calcext:value-type="float">
            <text:p>4633.85</text:p>
          </table:table-cell>
          <table:table-cell office:value-type="float" office:value="6071.9" calcext:value-type="float">
            <text:p>6071.9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211:.B214])" office:value-type="float" office:value="18528.6111111111" calcext:value-type="float">
            <text:p>18528.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215:.B226])" office:value-type="float" office:value="51512.8144444445" calcext:value-type="float">
            <text:p>51512.81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230:.K230])/9" office:value-type="float" office:value="4524.81888888889" calcext:value-type="float">
            <text:p>4524.82</text:p>
          </table:table-cell>
          <table:table-cell office:value-type="float" office:value="4556.7" calcext:value-type="float">
            <text:p>4556.7</text:p>
          </table:table-cell>
          <table:table-cell office:value-type="float" office:value="4393.9" calcext:value-type="float">
            <text:p>4393.9</text:p>
          </table:table-cell>
          <table:table-cell office:value-type="float" office:value="4467.07" calcext:value-type="float">
            <text:p>4467.07</text:p>
          </table:table-cell>
          <table:table-cell office:value-type="float" office:value="4563.17" calcext:value-type="float">
            <text:p>4563.17</text:p>
          </table:table-cell>
          <table:table-cell office:value-type="float" office:value="4454.94" calcext:value-type="float">
            <text:p>4454.94</text:p>
          </table:table-cell>
          <table:table-cell office:value-type="float" office:value="4438.34" calcext:value-type="float">
            <text:p>4438.34</text:p>
          </table:table-cell>
          <table:table-cell office:value-type="float" office:value="4474.43" calcext:value-type="float">
            <text:p>4474.43</text:p>
          </table:table-cell>
          <table:table-cell office:value-type="float" office:value="4537.94" calcext:value-type="float">
            <text:p>4537.94</text:p>
          </table:table-cell>
          <table:table-cell office:value-type="float" office:value="4836.88" calcext:value-type="float">
            <text:p>4836.88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231:.K231])/9" office:value-type="float" office:value="4718.21111111111" calcext:value-type="float">
            <text:p>4718.21</text:p>
          </table:table-cell>
          <table:table-cell office:value-type="float" office:value="2768.05" calcext:value-type="float">
            <text:p>2768.05</text:p>
          </table:table-cell>
          <table:table-cell office:value-type="float" office:value="4250.37" calcext:value-type="float">
            <text:p>4250.37</text:p>
          </table:table-cell>
          <table:table-cell office:value-type="float" office:value="4374.3" calcext:value-type="float">
            <text:p>4374.3</text:p>
          </table:table-cell>
          <table:table-cell office:value-type="float" office:value="4362.78" calcext:value-type="float">
            <text:p>4362.78</text:p>
          </table:table-cell>
          <table:table-cell office:value-type="float" office:value="4453.52" calcext:value-type="float">
            <text:p>4453.52</text:p>
          </table:table-cell>
          <table:table-cell office:value-type="float" office:value="4474.25" calcext:value-type="float">
            <text:p>4474.25</text:p>
          </table:table-cell>
          <table:table-cell office:value-type="float" office:value="4543.12" calcext:value-type="float">
            <text:p>4543.12</text:p>
          </table:table-cell>
          <table:table-cell office:value-type="float" office:value="4592.03" calcext:value-type="float">
            <text:p>4592.03</text:p>
          </table:table-cell>
          <table:table-cell office:value-type="float" office:value="8645.48" calcext:value-type="float">
            <text:p>8645.48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232:.K232])/9" office:value-type="float" office:value="4182.54777777778" calcext:value-type="float">
            <text:p>4182.55</text:p>
          </table:table-cell>
          <table:table-cell office:value-type="float" office:value="3415.86" calcext:value-type="float">
            <text:p>3415.86</text:p>
          </table:table-cell>
          <table:table-cell office:value-type="float" office:value="4480.86" calcext:value-type="float">
            <text:p>4480.86</text:p>
          </table:table-cell>
          <table:table-cell office:value-type="float" office:value="3547.95" calcext:value-type="float">
            <text:p>3547.95</text:p>
          </table:table-cell>
          <table:table-cell office:value-type="float" office:value="3103.37" calcext:value-type="float">
            <text:p>3103.37</text:p>
          </table:table-cell>
          <table:table-cell office:value-type="float" office:value="4469.97" calcext:value-type="float">
            <text:p>4469.97</text:p>
          </table:table-cell>
          <table:table-cell office:value-type="float" office:value="4467.69" calcext:value-type="float">
            <text:p>4467.69</text:p>
          </table:table-cell>
          <table:table-cell office:value-type="float" office:value="4503.76" calcext:value-type="float">
            <text:p>4503.76</text:p>
          </table:table-cell>
          <table:table-cell office:value-type="float" office:value="4559.26" calcext:value-type="float">
            <text:p>4559.26</text:p>
          </table:table-cell>
          <table:table-cell office:value-type="float" office:value="5094.21" calcext:value-type="float">
            <text:p>5094.21</text:p>
          </table:table-cell>
        </table:table-row>
        <table:table-row table:style-name="ro1">
          <table:table-cell office:value-type="string" calcext:value-type="string">
            <text:p>3 NVM</text:p>
          </table:table-cell>
          <table:table-cell table:formula="of:=SUM([.C233:.K233])/9" office:value-type="float" office:value="4328.53222222222" calcext:value-type="float">
            <text:p>4328.53</text:p>
          </table:table-cell>
          <table:table-cell office:value-type="float" office:value="4650.96" calcext:value-type="float">
            <text:p>4650.96</text:p>
          </table:table-cell>
          <table:table-cell office:value-type="float" office:value="4273.73" calcext:value-type="float">
            <text:p>4273.73</text:p>
          </table:table-cell>
          <table:table-cell office:value-type="float" office:value="4216.04" calcext:value-type="float">
            <text:p>4216.04</text:p>
          </table:table-cell>
          <table:table-cell office:value-type="float" office:value="4339.08" calcext:value-type="float">
            <text:p>4339.08</text:p>
          </table:table-cell>
          <table:table-cell office:value-type="float" office:value="4313.27" calcext:value-type="float">
            <text:p>4313.27</text:p>
          </table:table-cell>
          <table:table-cell office:value-type="float" office:value="4256.32" calcext:value-type="float">
            <text:p>4256.32</text:p>
          </table:table-cell>
          <table:table-cell office:value-type="float" office:value="4260.44" calcext:value-type="float">
            <text:p>4260.44</text:p>
          </table:table-cell>
          <table:table-cell office:value-type="float" office:value="4337.77" calcext:value-type="float">
            <text:p>4337.77</text:p>
          </table:table-cell>
          <table:table-cell office:value-type="float" office:value="4309.18" calcext:value-type="float">
            <text:p>4309.18</text:p>
          </table:table-cell>
        </table:table-row>
        <table:table-row table:style-name="ro1">
          <table:table-cell office:value-type="string" calcext:value-type="string">
            <text:p>4 NVM</text:p>
          </table:table-cell>
          <table:table-cell table:formula="of:=SUM([.C234:.K234])/9" office:value-type="float" office:value="4321.64555555556" calcext:value-type="float">
            <text:p>4321.65</text:p>
          </table:table-cell>
          <table:table-cell office:value-type="float" office:value="4632.93" calcext:value-type="float">
            <text:p>4632.93</text:p>
          </table:table-cell>
          <table:table-cell office:value-type="float" office:value="4284.1" calcext:value-type="float">
            <text:p>4284.1</text:p>
          </table:table-cell>
          <table:table-cell office:value-type="float" office:value="4229.49" calcext:value-type="float">
            <text:p>4229.49</text:p>
          </table:table-cell>
          <table:table-cell office:value-type="float" office:value="4336.77" calcext:value-type="float">
            <text:p>4336.77</text:p>
          </table:table-cell>
          <table:table-cell office:value-type="float" office:value="4318.76" calcext:value-type="float">
            <text:p>4318.76</text:p>
          </table:table-cell>
          <table:table-cell office:value-type="float" office:value="4218.89" calcext:value-type="float">
            <text:p>4218.89</text:p>
          </table:table-cell>
          <table:table-cell office:value-type="float" office:value="4223.23" calcext:value-type="float">
            <text:p>4223.23</text:p>
          </table:table-cell>
          <table:table-cell office:value-type="float" office:value="4332.85" calcext:value-type="float">
            <text:p>4332.85</text:p>
          </table:table-cell>
          <table:table-cell office:value-type="float" office:value="4317.79" calcext:value-type="float">
            <text:p>4317.79</text:p>
          </table:table-cell>
        </table:table-row>
        <table:table-row table:style-name="ro1">
          <table:table-cell office:value-type="string" calcext:value-type="string">
            <text:p>5 NVM</text:p>
          </table:table-cell>
          <table:table-cell table:formula="of:=SUM([.C235:.K235])/9" office:value-type="float" office:value="4321.64111111111" calcext:value-type="float">
            <text:p>4321.64</text:p>
          </table:table-cell>
          <table:table-cell office:value-type="float" office:value="4641.83" calcext:value-type="float">
            <text:p>4641.83</text:p>
          </table:table-cell>
          <table:table-cell office:value-type="float" office:value="4266.2" calcext:value-type="float">
            <text:p>4266.2</text:p>
          </table:table-cell>
          <table:table-cell office:value-type="float" office:value="4208.66" calcext:value-type="float">
            <text:p>4208.66</text:p>
          </table:table-cell>
          <table:table-cell office:value-type="float" office:value="4326.2" calcext:value-type="float">
            <text:p>4326.2</text:p>
          </table:table-cell>
          <table:table-cell office:value-type="float" office:value="4303.99" calcext:value-type="float">
            <text:p>4303.99</text:p>
          </table:table-cell>
          <table:table-cell office:value-type="float" office:value="4249.59" calcext:value-type="float">
            <text:p>4249.59</text:p>
          </table:table-cell>
          <table:table-cell office:value-type="float" office:value="4261.76" calcext:value-type="float">
            <text:p>4261.76</text:p>
          </table:table-cell>
          <table:table-cell office:value-type="float" office:value="4323.27" calcext:value-type="float">
            <text:p>4323.27</text:p>
          </table:table-cell>
          <table:table-cell office:value-type="float" office:value="4313.27" calcext:value-type="float">
            <text:p>4313.27</text:p>
          </table:table-cell>
        </table:table-row>
        <table:table-row table:style-name="ro1">
          <table:table-cell office:value-type="string" calcext:value-type="string">
            <text:p>6 NVM</text:p>
          </table:table-cell>
          <table:table-cell table:formula="of:=SUM([.C236:.K236])/9" office:value-type="float" office:value="4215.48222222222" calcext:value-type="float">
            <text:p>4215.48</text:p>
          </table:table-cell>
          <table:table-cell office:value-type="float" office:value="2948.86" calcext:value-type="float">
            <text:p>2948.86</text:p>
          </table:table-cell>
          <table:table-cell office:value-type="float" office:value="4192.64" calcext:value-type="float">
            <text:p>4192.64</text:p>
          </table:table-cell>
          <table:table-cell office:value-type="float" office:value="4254.87" calcext:value-type="float">
            <text:p>4254.87</text:p>
          </table:table-cell>
          <table:table-cell office:value-type="float" office:value="4286.55" calcext:value-type="float">
            <text:p>4286.55</text:p>
          </table:table-cell>
          <table:table-cell office:value-type="float" office:value="4198.2" calcext:value-type="float">
            <text:p>4198.2</text:p>
          </table:table-cell>
          <table:table-cell office:value-type="float" office:value="4156.79" calcext:value-type="float">
            <text:p>4156.79</text:p>
          </table:table-cell>
          <table:table-cell office:value-type="float" office:value="4274.69" calcext:value-type="float">
            <text:p>4274.69</text:p>
          </table:table-cell>
          <table:table-cell office:value-type="float" office:value="4304.01" calcext:value-type="float">
            <text:p>4304.01</text:p>
          </table:table-cell>
          <table:table-cell office:value-type="float" office:value="5322.73" calcext:value-type="float">
            <text:p>5322.73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237:.K237])/9" office:value-type="float" office:value="4306.02888888889" calcext:value-type="float">
            <text:p>4306.03</text:p>
          </table:table-cell>
          <table:table-cell office:value-type="float" office:value="4567.16" calcext:value-type="float">
            <text:p>4567.16</text:p>
          </table:table-cell>
          <table:table-cell office:value-type="float" office:value="4265.62" calcext:value-type="float">
            <text:p>4265.62</text:p>
          </table:table-cell>
          <table:table-cell office:value-type="float" office:value="4108.59" calcext:value-type="float">
            <text:p>4108.59</text:p>
          </table:table-cell>
          <table:table-cell office:value-type="float" office:value="4325.76" calcext:value-type="float">
            <text:p>4325.76</text:p>
          </table:table-cell>
          <table:table-cell office:value-type="float" office:value="4294.15" calcext:value-type="float">
            <text:p>4294.15</text:p>
          </table:table-cell>
          <table:table-cell office:value-type="float" office:value="4249.59" calcext:value-type="float">
            <text:p>4249.59</text:p>
          </table:table-cell>
          <table:table-cell office:value-type="float" office:value="4263.49" calcext:value-type="float">
            <text:p>4263.49</text:p>
          </table:table-cell>
          <table:table-cell office:value-type="float" office:value="4322.98" calcext:value-type="float">
            <text:p>4322.98</text:p>
          </table:table-cell>
          <table:table-cell office:value-type="float" office:value="4356.92" calcext:value-type="float">
            <text:p>4356.92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238:.K238])/9" office:value-type="float" office:value="4234.85" calcext:value-type="float">
            <text:p>4234.85</text:p>
          </table:table-cell>
          <table:table-cell office:value-type="float" office:value="4652.04" calcext:value-type="float">
            <text:p>4652.04</text:p>
          </table:table-cell>
          <table:table-cell office:value-type="float" office:value="4276.13" calcext:value-type="float">
            <text:p>4276.13</text:p>
          </table:table-cell>
          <table:table-cell office:value-type="float" office:value="4113.97" calcext:value-type="float">
            <text:p>4113.97</text:p>
          </table:table-cell>
          <table:table-cell office:value-type="float" office:value="4328.33" calcext:value-type="float">
            <text:p>4328.33</text:p>
          </table:table-cell>
          <table:table-cell office:value-type="float" office:value="4307.75" calcext:value-type="float">
            <text:p>4307.75</text:p>
          </table:table-cell>
          <table:table-cell office:value-type="float" office:value="4261.46" calcext:value-type="float">
            <text:p>4261.46</text:p>
          </table:table-cell>
          <table:table-cell office:value-type="float" office:value="4136.62" calcext:value-type="float">
            <text:p>4136.62</text:p>
          </table:table-cell>
          <table:table-cell office:value-type="float" office:value="2955.58" calcext:value-type="float">
            <text:p>2955.58</text:p>
          </table:table-cell>
          <table:table-cell office:value-type="float" office:value="5081.77" calcext:value-type="float">
            <text:p>5081.77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239:.K239])/9" office:value-type="float" office:value="4233.00111111111" calcext:value-type="float">
            <text:p>4233.00</text:p>
          </table:table-cell>
          <table:table-cell office:value-type="float" office:value="4628.37" calcext:value-type="float">
            <text:p>4628.37</text:p>
          </table:table-cell>
          <table:table-cell office:value-type="float" office:value="4265.52" calcext:value-type="float">
            <text:p>4265.52</text:p>
          </table:table-cell>
          <table:table-cell office:value-type="float" office:value="4213.08" calcext:value-type="float">
            <text:p>4213.08</text:p>
          </table:table-cell>
          <table:table-cell office:value-type="float" office:value="2974.33" calcext:value-type="float">
            <text:p>2974.33</text:p>
          </table:table-cell>
          <table:table-cell office:value-type="float" office:value="4084.34" calcext:value-type="float">
            <text:p>4084.34</text:p>
          </table:table-cell>
          <table:table-cell office:value-type="float" office:value="4252.76" calcext:value-type="float">
            <text:p>4252.76</text:p>
          </table:table-cell>
          <table:table-cell office:value-type="float" office:value="4284.64" calcext:value-type="float">
            <text:p>4284.64</text:p>
          </table:table-cell>
          <table:table-cell office:value-type="float" office:value="4323.75" calcext:value-type="float">
            <text:p>4323.75</text:p>
          </table:table-cell>
          <table:table-cell office:value-type="float" office:value="5070.22" calcext:value-type="float">
            <text:p>5070.22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240:.K240])/9" office:value-type="float" office:value="4210.5" calcext:value-type="float">
            <text:p>4210.50</text:p>
          </table:table-cell>
          <table:table-cell office:value-type="float" office:value="4665.83" calcext:value-type="float">
            <text:p>4665.83</text:p>
          </table:table-cell>
          <table:table-cell office:value-type="float" office:value="4284.1" calcext:value-type="float">
            <text:p>4284.1</text:p>
          </table:table-cell>
          <table:table-cell office:value-type="float" office:value="4227.31" calcext:value-type="float">
            <text:p>4227.31</text:p>
          </table:table-cell>
          <table:table-cell office:value-type="float" office:value="4292.09" calcext:value-type="float">
            <text:p>4292.09</text:p>
          </table:table-cell>
          <table:table-cell office:value-type="float" office:value="4318.76" calcext:value-type="float">
            <text:p>4318.76</text:p>
          </table:table-cell>
          <table:table-cell office:value-type="float" office:value="4266.05" calcext:value-type="float">
            <text:p>4266.05</text:p>
          </table:table-cell>
          <table:table-cell office:value-type="float" office:value="4219.37" calcext:value-type="float">
            <text:p>4219.37</text:p>
          </table:table-cell>
          <table:table-cell office:value-type="float" office:value="3098.34" calcext:value-type="float">
            <text:p>3098.34</text:p>
          </table:table-cell>
          <table:table-cell office:value-type="float" office:value="4522.65" calcext:value-type="float">
            <text:p>4522.65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241:.K241])/9" office:value-type="float" office:value="4314.62444444444" calcext:value-type="float">
            <text:p>4314.62</text:p>
          </table:table-cell>
          <table:table-cell office:value-type="float" office:value="4661.34" calcext:value-type="float">
            <text:p>4661.34</text:p>
          </table:table-cell>
          <table:table-cell office:value-type="float" office:value="4276.06" calcext:value-type="float">
            <text:p>4276.06</text:p>
          </table:table-cell>
          <table:table-cell office:value-type="float" office:value="4220.44" calcext:value-type="float">
            <text:p>4220.44</text:p>
          </table:table-cell>
          <table:table-cell office:value-type="float" office:value="4249.46" calcext:value-type="float">
            <text:p>4249.46</text:p>
          </table:table-cell>
          <table:table-cell office:value-type="float" office:value="4304.48" calcext:value-type="float">
            <text:p>4304.48</text:p>
          </table:table-cell>
          <table:table-cell office:value-type="float" office:value="4263.44" calcext:value-type="float">
            <text:p>4263.44</text:p>
          </table:table-cell>
          <table:table-cell office:value-type="float" office:value="4185.81" calcext:value-type="float">
            <text:p>4185.81</text:p>
          </table:table-cell>
          <table:table-cell office:value-type="float" office:value="4333.85" calcext:value-type="float">
            <text:p>4333.85</text:p>
          </table:table-cell>
          <table:table-cell office:value-type="float" office:value="4336.74" calcext:value-type="float">
            <text:p>4336.74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242:.K242])/9" office:value-type="float" office:value="4240.18555555556" calcext:value-type="float">
            <text:p>4240.19</text:p>
          </table:table-cell>
          <table:table-cell office:value-type="float" office:value="4555.28" calcext:value-type="float">
            <text:p>4555.28</text:p>
          </table:table-cell>
          <table:table-cell office:value-type="float" office:value="4247.85" calcext:value-type="float">
            <text:p>4247.85</text:p>
          </table:table-cell>
          <table:table-cell office:value-type="float" office:value="4192.41" calcext:value-type="float">
            <text:p>4192.41</text:p>
          </table:table-cell>
          <table:table-cell office:value-type="float" office:value="4312.65" calcext:value-type="float">
            <text:p>4312.65</text:p>
          </table:table-cell>
          <table:table-cell office:value-type="float" office:value="4226.63" calcext:value-type="float">
            <text:p>4226.63</text:p>
          </table:table-cell>
          <table:table-cell office:value-type="float" office:value="2853.62" calcext:value-type="float">
            <text:p>2853.62</text:p>
          </table:table-cell>
          <table:table-cell office:value-type="float" office:value="4196.71" calcext:value-type="float">
            <text:p>4196.71</text:p>
          </table:table-cell>
          <table:table-cell office:value-type="float" office:value="4301.7" calcext:value-type="float">
            <text:p>4301.7</text:p>
          </table:table-cell>
          <table:table-cell office:value-type="float" office:value="5274.82" calcext:value-type="float">
            <text:p>5274.82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243:.K243])/9" office:value-type="float" office:value="4238.37777777778" calcext:value-type="float">
            <text:p>4238.38</text:p>
          </table:table-cell>
          <table:table-cell office:value-type="float" office:value="4622.58" calcext:value-type="float">
            <text:p>4622.58</text:p>
          </table:table-cell>
          <table:table-cell office:value-type="float" office:value="4256.18" calcext:value-type="float">
            <text:p>4256.18</text:p>
          </table:table-cell>
          <table:table-cell office:value-type="float" office:value="4204.73" calcext:value-type="float">
            <text:p>4204.73</text:p>
          </table:table-cell>
          <table:table-cell office:value-type="float" office:value="4229.94" calcext:value-type="float">
            <text:p>4229.94</text:p>
          </table:table-cell>
          <table:table-cell office:value-type="float" office:value="2877.47" calcext:value-type="float">
            <text:p>2877.47</text:p>
          </table:table-cell>
          <table:table-cell office:value-type="float" office:value="4247.78" calcext:value-type="float">
            <text:p>4247.78</text:p>
          </table:table-cell>
          <table:table-cell office:value-type="float" office:value="4235.59" calcext:value-type="float">
            <text:p>4235.59</text:p>
          </table:table-cell>
          <table:table-cell office:value-type="float" office:value="4253.85" calcext:value-type="float">
            <text:p>4253.85</text:p>
          </table:table-cell>
          <table:table-cell office:value-type="float" office:value="5217.28" calcext:value-type="float">
            <text:p>5217.28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244:.K244])/9" office:value-type="float" office:value="4230.14444444445" calcext:value-type="float">
            <text:p>4230.14</text:p>
          </table:table-cell>
          <table:table-cell office:value-type="float" office:value="4564.84" calcext:value-type="float">
            <text:p>4564.84</text:p>
          </table:table-cell>
          <table:table-cell office:value-type="float" office:value="4260.21" calcext:value-type="float">
            <text:p>4260.21</text:p>
          </table:table-cell>
          <table:table-cell office:value-type="float" office:value="4203.67" calcext:value-type="float">
            <text:p>4203.67</text:p>
          </table:table-cell>
          <table:table-cell office:value-type="float" office:value="4307.8" calcext:value-type="float">
            <text:p>4307.8</text:p>
          </table:table-cell>
          <table:table-cell office:value-type="float" office:value="4205.18" calcext:value-type="float">
            <text:p>4205.18</text:p>
          </table:table-cell>
          <table:table-cell office:value-type="float" office:value="4236.4" calcext:value-type="float">
            <text:p>4236.4</text:p>
          </table:table-cell>
          <table:table-cell office:value-type="float" office:value="2859.07" calcext:value-type="float">
            <text:p>2859.07</text:p>
          </table:table-cell>
          <table:table-cell office:value-type="float" office:value="4268.77" calcext:value-type="float">
            <text:p>4268.77</text:p>
          </table:table-cell>
          <table:table-cell office:value-type="float" office:value="5165.36" calcext:value-type="float">
            <text:p>5165.36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245:.K245])/9" office:value-type="float" office:value="4017.58" calcext:value-type="float">
            <text:p>4017.58</text:p>
          </table:table-cell>
          <table:table-cell office:value-type="float" office:value="4634.04" calcext:value-type="float">
            <text:p>4634.04</text:p>
          </table:table-cell>
          <table:table-cell office:value-type="float" office:value="4268.49" calcext:value-type="float">
            <text:p>4268.49</text:p>
          </table:table-cell>
          <table:table-cell office:value-type="float" office:value="4212.04" calcext:value-type="float">
            <text:p>4212.04</text:p>
          </table:table-cell>
          <table:table-cell office:value-type="float" office:value="4287.38" calcext:value-type="float">
            <text:p>4287.38</text:p>
          </table:table-cell>
          <table:table-cell office:value-type="float" office:value="4302.84" calcext:value-type="float">
            <text:p>4302.84</text:p>
          </table:table-cell>
          <table:table-cell office:value-type="float" office:value="4200.63" calcext:value-type="float">
            <text:p>4200.63</text:p>
          </table:table-cell>
          <table:table-cell office:value-type="float" office:value="4267.27" calcext:value-type="float">
            <text:p>4267.27</text:p>
          </table:table-cell>
          <table:table-cell office:value-type="float" office:value="4322.64" calcext:value-type="float">
            <text:p>4322.64</text:p>
          </table:table-cell>
          <table:table-cell office:value-type="float" office:value="1662.89" calcext:value-type="float">
            <text:p>1662.89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230:.B232])" office:value-type="float" office:value="13425.5777777778" calcext:value-type="float">
            <text:p>13425.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233:.B245])" office:value-type="float" office:value="55212.5933333333" calcext:value-type="float">
            <text:p>55212.59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249:.K249])/9" office:value-type="float" office:value="4493.49333333333" calcext:value-type="float">
            <text:p>4493.49</text:p>
          </table:table-cell>
          <table:table-cell office:value-type="float" office:value="4511.65" calcext:value-type="float">
            <text:p>4511.65</text:p>
          </table:table-cell>
          <table:table-cell office:value-type="float" office:value="4563.78" calcext:value-type="float">
            <text:p>4563.78</text:p>
          </table:table-cell>
          <table:table-cell office:value-type="float" office:value="4484.58" calcext:value-type="float">
            <text:p>4484.58</text:p>
          </table:table-cell>
          <table:table-cell office:value-type="float" office:value="4457.47" calcext:value-type="float">
            <text:p>4457.47</text:p>
          </table:table-cell>
          <table:table-cell office:value-type="float" office:value="4435" calcext:value-type="float">
            <text:p>4435</text:p>
          </table:table-cell>
          <table:table-cell office:value-type="float" office:value="4348.87" calcext:value-type="float">
            <text:p>4348.87</text:p>
          </table:table-cell>
          <table:table-cell office:value-type="float" office:value="4427.96" calcext:value-type="float">
            <text:p>4427.96</text:p>
          </table:table-cell>
          <table:table-cell office:value-type="float" office:value="4359.95" calcext:value-type="float">
            <text:p>4359.95</text:p>
          </table:table-cell>
          <table:table-cell office:value-type="float" office:value="4852.18" calcext:value-type="float">
            <text:p>4852.18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250:.K250])/9" office:value-type="float" office:value="4485.54222222222" calcext:value-type="float">
            <text:p>4485.54</text:p>
          </table:table-cell>
          <table:table-cell office:value-type="float" office:value="4531.12" calcext:value-type="float">
            <text:p>4531.12</text:p>
          </table:table-cell>
          <table:table-cell office:value-type="float" office:value="4573.23" calcext:value-type="float">
            <text:p>4573.23</text:p>
          </table:table-cell>
          <table:table-cell office:value-type="float" office:value="4498.11" calcext:value-type="float">
            <text:p>4498.11</text:p>
          </table:table-cell>
          <table:table-cell office:value-type="float" office:value="4470.85" calcext:value-type="float">
            <text:p>4470.85</text:p>
          </table:table-cell>
          <table:table-cell office:value-type="float" office:value="4451.85" calcext:value-type="float">
            <text:p>4451.85</text:p>
          </table:table-cell>
          <table:table-cell office:value-type="float" office:value="4358.41" calcext:value-type="float">
            <text:p>4358.41</text:p>
          </table:table-cell>
          <table:table-cell office:value-type="float" office:value="4435.81" calcext:value-type="float">
            <text:p>4435.81</text:p>
          </table:table-cell>
          <table:table-cell office:value-type="float" office:value="4368.98" calcext:value-type="float">
            <text:p>4368.98</text:p>
          </table:table-cell>
          <table:table-cell office:value-type="float" office:value="4681.52" calcext:value-type="float">
            <text:p>4681.52</text:p>
          </table:table-cell>
        </table:table-row>
        <table:table-row table:style-name="ro1">
          <table:table-cell office:value-type="string" calcext:value-type="string">
            <text:p>2 NVM</text:p>
          </table:table-cell>
          <table:table-cell table:formula="of:=SUM([.C251:.K251])/9" office:value-type="float" office:value="4303.52555555556" calcext:value-type="float">
            <text:p>4303.53</text:p>
          </table:table-cell>
          <table:table-cell office:value-type="float" office:value="4568.02" calcext:value-type="float">
            <text:p>4568.02</text:p>
          </table:table-cell>
          <table:table-cell office:value-type="float" office:value="4356.68" calcext:value-type="float">
            <text:p>4356.68</text:p>
          </table:table-cell>
          <table:table-cell office:value-type="float" office:value="4354.75" calcext:value-type="float">
            <text:p>4354.75</text:p>
          </table:table-cell>
          <table:table-cell office:value-type="float" office:value="4284.85" calcext:value-type="float">
            <text:p>4284.85</text:p>
          </table:table-cell>
          <table:table-cell office:value-type="float" office:value="4285.21" calcext:value-type="float">
            <text:p>4285.21</text:p>
          </table:table-cell>
          <table:table-cell office:value-type="float" office:value="4218.61" calcext:value-type="float">
            <text:p>4218.61</text:p>
          </table:table-cell>
          <table:table-cell office:value-type="float" office:value="4221.89" calcext:value-type="float">
            <text:p>4221.89</text:p>
          </table:table-cell>
          <table:table-cell office:value-type="float" office:value="4232.45" calcext:value-type="float">
            <text:p>4232.45</text:p>
          </table:table-cell>
          <table:table-cell office:value-type="float" office:value="4209.27" calcext:value-type="float">
            <text:p>4209.27</text:p>
          </table:table-cell>
        </table:table-row>
        <table:table-row table:style-name="ro1">
          <table:table-cell office:value-type="string" calcext:value-type="string">
            <text:p>3 NVM</text:p>
          </table:table-cell>
          <table:table-cell table:formula="of:=SUM([.C252:.K252])/9" office:value-type="float" office:value="4282.68555555556" calcext:value-type="float">
            <text:p>4282.69</text:p>
          </table:table-cell>
          <table:table-cell office:value-type="float" office:value="4434.45" calcext:value-type="float">
            <text:p>4434.45</text:p>
          </table:table-cell>
          <table:table-cell office:value-type="float" office:value="4352.37" calcext:value-type="float">
            <text:p>4352.37</text:p>
          </table:table-cell>
          <table:table-cell office:value-type="float" office:value="4340.39" calcext:value-type="float">
            <text:p>4340.39</text:p>
          </table:table-cell>
          <table:table-cell office:value-type="float" office:value="4272.51" calcext:value-type="float">
            <text:p>4272.51</text:p>
          </table:table-cell>
          <table:table-cell office:value-type="float" office:value="4276.32" calcext:value-type="float">
            <text:p>4276.32</text:p>
          </table:table-cell>
          <table:table-cell office:value-type="float" office:value="4206.3" calcext:value-type="float">
            <text:p>4206.3</text:p>
          </table:table-cell>
          <table:table-cell office:value-type="float" office:value="4219.93" calcext:value-type="float">
            <text:p>4219.93</text:p>
          </table:table-cell>
          <table:table-cell office:value-type="float" office:value="4221.64" calcext:value-type="float">
            <text:p>4221.64</text:p>
          </table:table-cell>
          <table:table-cell office:value-type="float" office:value="4220.26" calcext:value-type="float">
            <text:p>4220.26</text:p>
          </table:table-cell>
        </table:table-row>
        <table:table-row table:style-name="ro1">
          <table:table-cell office:value-type="string" calcext:value-type="string">
            <text:p>4 NVM</text:p>
          </table:table-cell>
          <table:table-cell table:formula="of:=SUM([.C253:.K253])/9" office:value-type="float" office:value="4272.66666666667" calcext:value-type="float">
            <text:p>4272.67</text:p>
          </table:table-cell>
          <table:table-cell office:value-type="float" office:value="4259.81" calcext:value-type="float">
            <text:p>4259.81</text:p>
          </table:table-cell>
          <table:table-cell office:value-type="float" office:value="4359.75" calcext:value-type="float">
            <text:p>4359.75</text:p>
          </table:table-cell>
          <table:table-cell office:value-type="float" office:value="4344.71" calcext:value-type="float">
            <text:p>4344.71</text:p>
          </table:table-cell>
          <table:table-cell office:value-type="float" office:value="4282.53" calcext:value-type="float">
            <text:p>4282.53</text:p>
          </table:table-cell>
          <table:table-cell office:value-type="float" office:value="4287.33" calcext:value-type="float">
            <text:p>4287.33</text:p>
          </table:table-cell>
          <table:table-cell office:value-type="float" office:value="4210.4" calcext:value-type="float">
            <text:p>4210.4</text:p>
          </table:table-cell>
          <table:table-cell office:value-type="float" office:value="4230.77" calcext:value-type="float">
            <text:p>4230.77</text:p>
          </table:table-cell>
          <table:table-cell office:value-type="float" office:value="4232.91" calcext:value-type="float">
            <text:p>4232.91</text:p>
          </table:table-cell>
          <table:table-cell office:value-type="float" office:value="4245.79" calcext:value-type="float">
            <text:p>4245.79</text:p>
          </table:table-cell>
        </table:table-row>
        <table:table-row table:style-name="ro1">
          <table:table-cell office:value-type="string" calcext:value-type="string">
            <text:p>5 NVM</text:p>
          </table:table-cell>
          <table:table-cell table:formula="of:=SUM([.C254:.K254])/9" office:value-type="float" office:value="4271.79666666667" calcext:value-type="float">
            <text:p>4271.80</text:p>
          </table:table-cell>
          <table:table-cell office:value-type="float" office:value="4494.52" calcext:value-type="float">
            <text:p>4494.52</text:p>
          </table:table-cell>
          <table:table-cell office:value-type="float" office:value="4342.71" calcext:value-type="float">
            <text:p>4342.71</text:p>
          </table:table-cell>
          <table:table-cell office:value-type="float" office:value="4337.02" calcext:value-type="float">
            <text:p>4337.02</text:p>
          </table:table-cell>
          <table:table-cell office:value-type="float" office:value="4272.29" calcext:value-type="float">
            <text:p>4272.29</text:p>
          </table:table-cell>
          <table:table-cell office:value-type="float" office:value="4212.54" calcext:value-type="float">
            <text:p>4212.54</text:p>
          </table:table-cell>
          <table:table-cell office:value-type="float" office:value="4192.5" calcext:value-type="float">
            <text:p>4192.5</text:p>
          </table:table-cell>
          <table:table-cell office:value-type="float" office:value="4212.71" calcext:value-type="float">
            <text:p>4212.71</text:p>
          </table:table-cell>
          <table:table-cell office:value-type="float" office:value="4131.84" calcext:value-type="float">
            <text:p>4131.84</text:p>
          </table:table-cell>
          <table:table-cell office:value-type="float" office:value="4250.04" calcext:value-type="float">
            <text:p>4250.04</text:p>
          </table:table-cell>
        </table:table-row>
        <table:table-row table:style-name="ro1">
          <table:table-cell office:value-type="string" calcext:value-type="string">
            <text:p>6 NVM</text:p>
          </table:table-cell>
          <table:table-cell table:formula="of:=SUM([.C255:.K255])/9" office:value-type="float" office:value="4261.19555555556" calcext:value-type="float">
            <text:p>4261.20</text:p>
          </table:table-cell>
          <table:table-cell office:value-type="float" office:value="4420.41" calcext:value-type="float">
            <text:p>4420.41</text:p>
          </table:table-cell>
          <table:table-cell office:value-type="float" office:value="4329.96" calcext:value-type="float">
            <text:p>4329.96</text:p>
          </table:table-cell>
          <table:table-cell office:value-type="float" office:value="4219.73" calcext:value-type="float">
            <text:p>4219.73</text:p>
          </table:table-cell>
          <table:table-cell office:value-type="float" office:value="4254.91" calcext:value-type="float">
            <text:p>4254.91</text:p>
          </table:table-cell>
          <table:table-cell office:value-type="float" office:value="4257.48" calcext:value-type="float">
            <text:p>4257.48</text:p>
          </table:table-cell>
          <table:table-cell office:value-type="float" office:value="4173.9" calcext:value-type="float">
            <text:p>4173.9</text:p>
          </table:table-cell>
          <table:table-cell office:value-type="float" office:value="4208.45" calcext:value-type="float">
            <text:p>4208.45</text:p>
          </table:table-cell>
          <table:table-cell office:value-type="float" office:value="4191.97" calcext:value-type="float">
            <text:p>4191.97</text:p>
          </table:table-cell>
          <table:table-cell office:value-type="float" office:value="4293.95" calcext:value-type="float">
            <text:p>4293.95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256:.K256])/9" office:value-type="float" office:value="4230.15111111111" calcext:value-type="float">
            <text:p>4230.15</text:p>
          </table:table-cell>
          <table:table-cell office:value-type="float" office:value="4479.34" calcext:value-type="float">
            <text:p>4479.34</text:p>
          </table:table-cell>
          <table:table-cell office:value-type="float" office:value="2855.81" calcext:value-type="float">
            <text:p>2855.81</text:p>
          </table:table-cell>
          <table:table-cell office:value-type="float" office:value="4291.14" calcext:value-type="float">
            <text:p>4291.14</text:p>
          </table:table-cell>
          <table:table-cell office:value-type="float" office:value="4265.31" calcext:value-type="float">
            <text:p>4265.31</text:p>
          </table:table-cell>
          <table:table-cell office:value-type="float" office:value="4230.21" calcext:value-type="float">
            <text:p>4230.21</text:p>
          </table:table-cell>
          <table:table-cell office:value-type="float" office:value="4174.91" calcext:value-type="float">
            <text:p>4174.91</text:p>
          </table:table-cell>
          <table:table-cell office:value-type="float" office:value="4248.65" calcext:value-type="float">
            <text:p>4248.65</text:p>
          </table:table-cell>
          <table:table-cell office:value-type="float" office:value="4170.88" calcext:value-type="float">
            <text:p>4170.88</text:p>
          </table:table-cell>
          <table:table-cell office:value-type="float" office:value="5355.11" calcext:value-type="float">
            <text:p>5355.11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257:.K257])/9" office:value-type="float" office:value="4233.86888888889" calcext:value-type="float">
            <text:p>4233.87</text:p>
          </table:table-cell>
          <table:table-cell office:value-type="float" office:value="4516.27" calcext:value-type="float">
            <text:p>4516.27</text:p>
          </table:table-cell>
          <table:table-cell office:value-type="float" office:value="4355.03" calcext:value-type="float">
            <text:p>4355.03</text:p>
          </table:table-cell>
          <table:table-cell office:value-type="float" office:value="2846.02" calcext:value-type="float">
            <text:p>2846.02</text:p>
          </table:table-cell>
          <table:table-cell office:value-type="float" office:value="4276.14" calcext:value-type="float">
            <text:p>4276.14</text:p>
          </table:table-cell>
          <table:table-cell office:value-type="float" office:value="4249.43" calcext:value-type="float">
            <text:p>4249.43</text:p>
          </table:table-cell>
          <table:table-cell office:value-type="float" office:value="4183.64" calcext:value-type="float">
            <text:p>4183.64</text:p>
          </table:table-cell>
          <table:table-cell office:value-type="float" office:value="4257.1" calcext:value-type="float">
            <text:p>4257.1</text:p>
          </table:table-cell>
          <table:table-cell office:value-type="float" office:value="4178.63" calcext:value-type="float">
            <text:p>4178.63</text:p>
          </table:table-cell>
          <table:table-cell office:value-type="float" office:value="5242.56" calcext:value-type="float">
            <text:p>5242.56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258:.K258])/9" office:value-type="float" office:value="4209.27666666667" calcext:value-type="float">
            <text:p>4209.28</text:p>
          </table:table-cell>
          <table:table-cell office:value-type="float" office:value="4428.83" calcext:value-type="float">
            <text:p>4428.83</text:p>
          </table:table-cell>
          <table:table-cell office:value-type="float" office:value="3059.66" calcext:value-type="float">
            <text:p>3059.66</text:p>
          </table:table-cell>
          <table:table-cell office:value-type="float" office:value="3972.86" calcext:value-type="float">
            <text:p>3972.86</text:p>
          </table:table-cell>
          <table:table-cell office:value-type="float" office:value="4265.67" calcext:value-type="float">
            <text:p>4265.67</text:p>
          </table:table-cell>
          <table:table-cell office:value-type="float" office:value="4241.3" calcext:value-type="float">
            <text:p>4241.3</text:p>
          </table:table-cell>
          <table:table-cell office:value-type="float" office:value="4176.4" calcext:value-type="float">
            <text:p>4176.4</text:p>
          </table:table-cell>
          <table:table-cell office:value-type="float" office:value="4248.5" calcext:value-type="float">
            <text:p>4248.5</text:p>
          </table:table-cell>
          <table:table-cell office:value-type="float" office:value="4176.74" calcext:value-type="float">
            <text:p>4176.74</text:p>
          </table:table-cell>
          <table:table-cell office:value-type="float" office:value="5313.53" calcext:value-type="float">
            <text:p>5313.53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259:.K259])/9" office:value-type="float" office:value="4277.68555555556" calcext:value-type="float">
            <text:p>4277.69</text:p>
          </table:table-cell>
          <table:table-cell office:value-type="float" office:value="4485.9" calcext:value-type="float">
            <text:p>4485.9</text:p>
          </table:table-cell>
          <table:table-cell office:value-type="float" office:value="4285.15" calcext:value-type="float">
            <text:p>4285.15</text:p>
          </table:table-cell>
          <table:table-cell office:value-type="float" office:value="4324.25" calcext:value-type="float">
            <text:p>4324.25</text:p>
          </table:table-cell>
          <table:table-cell office:value-type="float" office:value="4267.68" calcext:value-type="float">
            <text:p>4267.68</text:p>
          </table:table-cell>
          <table:table-cell office:value-type="float" office:value="4273.48" calcext:value-type="float">
            <text:p>4273.48</text:p>
          </table:table-cell>
          <table:table-cell office:value-type="float" office:value="4195.92" calcext:value-type="float">
            <text:p>4195.92</text:p>
          </table:table-cell>
          <table:table-cell office:value-type="float" office:value="4214" calcext:value-type="float">
            <text:p>4214</text:p>
          </table:table-cell>
          <table:table-cell office:value-type="float" office:value="4212.95" calcext:value-type="float">
            <text:p>4212.95</text:p>
          </table:table-cell>
          <table:table-cell office:value-type="float" office:value="4239.84" calcext:value-type="float">
            <text:p>4239.84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260:.K260])/9" office:value-type="float" office:value="4220.34222222222" calcext:value-type="float">
            <text:p>4220.34</text:p>
          </table:table-cell>
          <table:table-cell office:value-type="float" office:value="2955.81" calcext:value-type="float">
            <text:p>2955.81</text:p>
          </table:table-cell>
          <table:table-cell office:value-type="float" office:value="4365.31" calcext:value-type="float">
            <text:p>4365.31</text:p>
          </table:table-cell>
          <table:table-cell office:value-type="float" office:value="4309.06" calcext:value-type="float">
            <text:p>4309.06</text:p>
          </table:table-cell>
          <table:table-cell office:value-type="float" office:value="4278.23" calcext:value-type="float">
            <text:p>4278.23</text:p>
          </table:table-cell>
          <table:table-cell office:value-type="float" office:value="4259.02" calcext:value-type="float">
            <text:p>4259.02</text:p>
          </table:table-cell>
          <table:table-cell office:value-type="float" office:value="4148.81" calcext:value-type="float">
            <text:p>4148.81</text:p>
          </table:table-cell>
          <table:table-cell office:value-type="float" office:value="4201.84" calcext:value-type="float">
            <text:p>4201.84</text:p>
          </table:table-cell>
          <table:table-cell office:value-type="float" office:value="4183.69" calcext:value-type="float">
            <text:p>4183.69</text:p>
          </table:table-cell>
          <table:table-cell office:value-type="float" office:value="5281.31" calcext:value-type="float">
            <text:p>5281.31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261:.K261])/9" office:value-type="float" office:value="4232.27666666667" calcext:value-type="float">
            <text:p>4232.28</text:p>
          </table:table-cell>
          <table:table-cell office:value-type="float" office:value="4499.25" calcext:value-type="float">
            <text:p>4499.25</text:p>
          </table:table-cell>
          <table:table-cell office:value-type="float" office:value="4307.77" calcext:value-type="float">
            <text:p>4307.77</text:p>
          </table:table-cell>
          <table:table-cell office:value-type="float" office:value="4340.61" calcext:value-type="float">
            <text:p>4340.61</text:p>
          </table:table-cell>
          <table:table-cell office:value-type="float" office:value="4219.57" calcext:value-type="float">
            <text:p>4219.57</text:p>
          </table:table-cell>
          <table:table-cell office:value-type="float" office:value="2883.39" calcext:value-type="float">
            <text:p>2883.39</text:p>
          </table:table-cell>
          <table:table-cell office:value-type="float" office:value="4188.35" calcext:value-type="float">
            <text:p>4188.35</text:p>
          </table:table-cell>
          <table:table-cell office:value-type="float" office:value="4255.02" calcext:value-type="float">
            <text:p>4255.02</text:p>
          </table:table-cell>
          <table:table-cell office:value-type="float" office:value="4180.68" calcext:value-type="float">
            <text:p>4180.68</text:p>
          </table:table-cell>
          <table:table-cell office:value-type="float" office:value="5215.85" calcext:value-type="float">
            <text:p>5215.85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262:.K262])/9" office:value-type="float" office:value="4240.25222222222" calcext:value-type="float">
            <text:p>4240.25</text:p>
          </table:table-cell>
          <table:table-cell office:value-type="float" office:value="4461.1" calcext:value-type="float">
            <text:p>4461.1</text:p>
          </table:table-cell>
          <table:table-cell office:value-type="float" office:value="4329.05" calcext:value-type="float">
            <text:p>4329.05</text:p>
          </table:table-cell>
          <table:table-cell office:value-type="float" office:value="4262.52" calcext:value-type="float">
            <text:p>4262.52</text:p>
          </table:table-cell>
          <table:table-cell office:value-type="float" office:value="2797.83" calcext:value-type="float">
            <text:p>2797.83</text:p>
          </table:table-cell>
          <table:table-cell office:value-type="float" office:value="4215.5" calcext:value-type="float">
            <text:p>4215.5</text:p>
          </table:table-cell>
          <table:table-cell office:value-type="float" office:value="4157.4" calcext:value-type="float">
            <text:p>4157.4</text:p>
          </table:table-cell>
          <table:table-cell office:value-type="float" office:value="4226.74" calcext:value-type="float">
            <text:p>4226.74</text:p>
          </table:table-cell>
          <table:table-cell office:value-type="float" office:value="4156.46" calcext:value-type="float">
            <text:p>4156.46</text:p>
          </table:table-cell>
          <table:table-cell office:value-type="float" office:value="5555.67" calcext:value-type="float">
            <text:p>5555.67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263:.K263])/9" office:value-type="float" office:value="4211.54444444444" calcext:value-type="float">
            <text:p>4211.54</text:p>
          </table:table-cell>
          <table:table-cell office:value-type="float" office:value="4517.24" calcext:value-type="float">
            <text:p>4517.24</text:p>
          </table:table-cell>
          <table:table-cell office:value-type="float" office:value="4329.24" calcext:value-type="float">
            <text:p>4329.24</text:p>
          </table:table-cell>
          <table:table-cell office:value-type="float" office:value="4331.08" calcext:value-type="float">
            <text:p>4331.08</text:p>
          </table:table-cell>
          <table:table-cell office:value-type="float" office:value="4254.19" calcext:value-type="float">
            <text:p>4254.19</text:p>
          </table:table-cell>
          <table:table-cell office:value-type="float" office:value="4213.82" calcext:value-type="float">
            <text:p>4213.82</text:p>
          </table:table-cell>
          <table:table-cell office:value-type="float" office:value="3911.16" calcext:value-type="float">
            <text:p>3911.16</text:p>
          </table:table-cell>
          <table:table-cell office:value-type="float" office:value="2951.77" calcext:value-type="float">
            <text:p>2951.77</text:p>
          </table:table-cell>
          <table:table-cell office:value-type="float" office:value="4125.69" calcext:value-type="float">
            <text:p>4125.69</text:p>
          </table:table-cell>
          <table:table-cell office:value-type="float" office:value="5269.71" calcext:value-type="float">
            <text:p>5269.71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264:.K264])/9" office:value-type="float" office:value="3953.40666666667" calcext:value-type="float">
            <text:p>3953.41</text:p>
          </table:table-cell>
          <table:table-cell office:value-type="float" office:value="4478.42" calcext:value-type="float">
            <text:p>4478.42</text:p>
          </table:table-cell>
          <table:table-cell office:value-type="float" office:value="4328.14" calcext:value-type="float">
            <text:p>4328.14</text:p>
          </table:table-cell>
          <table:table-cell office:value-type="float" office:value="4267.78" calcext:value-type="float">
            <text:p>4267.78</text:p>
          </table:table-cell>
          <table:table-cell office:value-type="float" office:value="4255.98" calcext:value-type="float">
            <text:p>4255.98</text:p>
          </table:table-cell>
          <table:table-cell office:value-type="float" office:value="4264.62" calcext:value-type="float">
            <text:p>4264.62</text:p>
          </table:table-cell>
          <table:table-cell office:value-type="float" office:value="4189.33" calcext:value-type="float">
            <text:p>4189.33</text:p>
          </table:table-cell>
          <table:table-cell office:value-type="float" office:value="4201.92" calcext:value-type="float">
            <text:p>4201.92</text:p>
          </table:table-cell>
          <table:table-cell office:value-type="float" office:value="3782.48" calcext:value-type="float">
            <text:p>3782.48</text:p>
          </table:table-cell>
          <table:table-cell office:value-type="float" office:value="1811.99" calcext:value-type="float">
            <text:p>1811.99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249:.B250])" office:value-type="float" office:value="8979.03555555556" calcext:value-type="float">
            <text:p>8979.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251:.B264])" office:value-type="float" office:value="59200.6744444444" calcext:value-type="float">
            <text:p>59200.67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268:.K268])/9" office:value-type="float" office:value="4525.39444444444" calcext:value-type="float">
            <text:p>4525.39</text:p>
          </table:table-cell>
          <table:table-cell office:value-type="float" office:value="4367.54" calcext:value-type="float">
            <text:p>4367.54</text:p>
          </table:table-cell>
          <table:table-cell office:value-type="float" office:value="4469.03" calcext:value-type="float">
            <text:p>4469.03</text:p>
          </table:table-cell>
          <table:table-cell office:value-type="float" office:value="4497.9" calcext:value-type="float">
            <text:p>4497.9</text:p>
          </table:table-cell>
          <table:table-cell office:value-type="float" office:value="4487.5" calcext:value-type="float">
            <text:p>4487.5</text:p>
          </table:table-cell>
          <table:table-cell office:value-type="float" office:value="4500.53" calcext:value-type="float">
            <text:p>4500.53</text:p>
          </table:table-cell>
          <table:table-cell office:value-type="float" office:value="4575.49" calcext:value-type="float">
            <text:p>4575.49</text:p>
          </table:table-cell>
          <table:table-cell office:value-type="float" office:value="4555.46" calcext:value-type="float">
            <text:p>4555.46</text:p>
          </table:table-cell>
          <table:table-cell office:value-type="float" office:value="4488.95" calcext:value-type="float">
            <text:p>4488.95</text:p>
          </table:table-cell>
          <table:table-cell office:value-type="float" office:value="4786.15" calcext:value-type="float">
            <text:p>4786.15</text:p>
          </table:table-cell>
        </table:table-row>
        <table:table-row table:style-name="ro1">
          <table:table-cell office:value-type="string" calcext:value-type="string">
            <text:p>1 NVM</text:p>
          </table:table-cell>
          <table:table-cell table:formula="of:=SUM([.C269:.K269])/9" office:value-type="float" office:value="4291.93444444444" calcext:value-type="float">
            <text:p>4291.93</text:p>
          </table:table-cell>
          <table:table-cell office:value-type="float" office:value="4369.85" calcext:value-type="float">
            <text:p>4369.85</text:p>
          </table:table-cell>
          <table:table-cell office:value-type="float" office:value="4197.83" calcext:value-type="float">
            <text:p>4197.83</text:p>
          </table:table-cell>
          <table:table-cell office:value-type="float" office:value="4302.85" calcext:value-type="float">
            <text:p>4302.85</text:p>
          </table:table-cell>
          <table:table-cell office:value-type="float" office:value="4205.95" calcext:value-type="float">
            <text:p>4205.95</text:p>
          </table:table-cell>
          <table:table-cell office:value-type="float" office:value="4298.43" calcext:value-type="float">
            <text:p>4298.43</text:p>
          </table:table-cell>
          <table:table-cell office:value-type="float" office:value="4351.67" calcext:value-type="float">
            <text:p>4351.67</text:p>
          </table:table-cell>
          <table:table-cell office:value-type="float" office:value="4373.28" calcext:value-type="float">
            <text:p>4373.28</text:p>
          </table:table-cell>
          <table:table-cell office:value-type="float" office:value="4219.87" calcext:value-type="float">
            <text:p>4219.87</text:p>
          </table:table-cell>
          <table:table-cell office:value-type="float" office:value="4307.68" calcext:value-type="float">
            <text:p>4307.68</text:p>
          </table:table-cell>
        </table:table-row>
        <table:table-row table:style-name="ro1">
          <table:table-cell office:value-type="string" calcext:value-type="string">
            <text:p>2 NVM</text:p>
          </table:table-cell>
          <table:table-cell table:formula="of:=SUM([.C270:.K270])/9" office:value-type="float" office:value="4236.00333333333" calcext:value-type="float">
            <text:p>4236.00</text:p>
          </table:table-cell>
          <table:table-cell office:value-type="float" office:value="4494.37" calcext:value-type="float">
            <text:p>4494.37</text:p>
          </table:table-cell>
          <table:table-cell office:value-type="float" office:value="4197.65" calcext:value-type="float">
            <text:p>4197.65</text:p>
          </table:table-cell>
          <table:table-cell office:value-type="float" office:value="4246.94" calcext:value-type="float">
            <text:p>4246.94</text:p>
          </table:table-cell>
          <table:table-cell office:value-type="float" office:value="2886.43" calcext:value-type="float">
            <text:p>2886.43</text:p>
          </table:table-cell>
          <table:table-cell office:value-type="float" office:value="4220.77" calcext:value-type="float">
            <text:p>4220.77</text:p>
          </table:table-cell>
          <table:table-cell office:value-type="float" office:value="4371.87" calcext:value-type="float">
            <text:p>4371.87</text:p>
          </table:table-cell>
          <table:table-cell office:value-type="float" office:value="4349.67" calcext:value-type="float">
            <text:p>4349.67</text:p>
          </table:table-cell>
          <table:table-cell office:value-type="float" office:value="4305.78" calcext:value-type="float">
            <text:p>4305.78</text:p>
          </table:table-cell>
          <table:table-cell office:value-type="float" office:value="5050.55" calcext:value-type="float">
            <text:p>5050.55</text:p>
          </table:table-cell>
        </table:table-row>
        <table:table-row table:style-name="ro1">
          <table:table-cell office:value-type="string" calcext:value-type="string">
            <text:p>3 NVM</text:p>
          </table:table-cell>
          <table:table-cell table:formula="of:=SUM([.C271:.K271])/9" office:value-type="float" office:value="4239.20666666667" calcext:value-type="float">
            <text:p>4239.21</text:p>
          </table:table-cell>
          <table:table-cell office:value-type="float" office:value="4365.01" calcext:value-type="float">
            <text:p>4365.01</text:p>
          </table:table-cell>
          <table:table-cell office:value-type="float" office:value="4197.45" calcext:value-type="float">
            <text:p>4197.45</text:p>
          </table:table-cell>
          <table:table-cell office:value-type="float" office:value="4205.88" calcext:value-type="float">
            <text:p>4205.88</text:p>
          </table:table-cell>
          <table:table-cell office:value-type="float" office:value="4305.62" calcext:value-type="float">
            <text:p>4305.62</text:p>
          </table:table-cell>
          <table:table-cell office:value-type="float" office:value="4297.64" calcext:value-type="float">
            <text:p>4297.64</text:p>
          </table:table-cell>
          <table:table-cell office:value-type="float" office:value="4356.3" calcext:value-type="float">
            <text:p>4356.3</text:p>
          </table:table-cell>
          <table:table-cell office:value-type="float" office:value="4312.22" calcext:value-type="float">
            <text:p>4312.22</text:p>
          </table:table-cell>
          <table:table-cell office:value-type="float" office:value="2873.57" calcext:value-type="float">
            <text:p>2873.57</text:p>
          </table:table-cell>
          <table:table-cell office:value-type="float" office:value="5239.17" calcext:value-type="float">
            <text:p>5239.17</text:p>
          </table:table-cell>
        </table:table-row>
        <table:table-row table:style-name="ro1">
          <table:table-cell office:value-type="string" calcext:value-type="string">
            <text:p>4 NVM</text:p>
          </table:table-cell>
          <table:table-cell table:formula="of:=SUM([.C272:.K272])/9" office:value-type="float" office:value="4229.71888888889" calcext:value-type="float">
            <text:p>4229.72</text:p>
          </table:table-cell>
          <table:table-cell office:value-type="float" office:value="4385.87" calcext:value-type="float">
            <text:p>4385.87</text:p>
          </table:table-cell>
          <table:table-cell office:value-type="float" office:value="4200.41" calcext:value-type="float">
            <text:p>4200.41</text:p>
          </table:table-cell>
          <table:table-cell office:value-type="float" office:value="4311.74" calcext:value-type="float">
            <text:p>4311.74</text:p>
          </table:table-cell>
          <table:table-cell office:value-type="float" office:value="4255.74" calcext:value-type="float">
            <text:p>4255.74</text:p>
          </table:table-cell>
          <table:table-cell office:value-type="float" office:value="4294.18" calcext:value-type="float">
            <text:p>4294.18</text:p>
          </table:table-cell>
          <table:table-cell office:value-type="float" office:value="4304.89" calcext:value-type="float">
            <text:p>4304.89</text:p>
          </table:table-cell>
          <table:table-cell office:value-type="float" office:value="2933.6" calcext:value-type="float">
            <text:p>2933.6</text:p>
          </table:table-cell>
          <table:table-cell office:value-type="float" office:value="4125.71" calcext:value-type="float">
            <text:p>4125.71</text:p>
          </table:table-cell>
          <table:table-cell office:value-type="float" office:value="5255.33" calcext:value-type="float">
            <text:p>5255.33</text:p>
          </table:table-cell>
        </table:table-row>
        <table:table-row table:style-name="ro1">
          <table:table-cell office:value-type="string" calcext:value-type="string">
            <text:p>5 NVM</text:p>
          </table:table-cell>
          <table:table-cell table:formula="of:=SUM([.C273:.K273])/9" office:value-type="float" office:value="4288.76333333333" calcext:value-type="float">
            <text:p>4288.76</text:p>
          </table:table-cell>
          <table:table-cell office:value-type="float" office:value="4347.72" calcext:value-type="float">
            <text:p>4347.72</text:p>
          </table:table-cell>
          <table:table-cell office:value-type="float" office:value="4196.8" calcext:value-type="float">
            <text:p>4196.8</text:p>
          </table:table-cell>
          <table:table-cell office:value-type="float" office:value="4295.81" calcext:value-type="float">
            <text:p>4295.81</text:p>
          </table:table-cell>
          <table:table-cell office:value-type="float" office:value="4236.96" calcext:value-type="float">
            <text:p>4236.96</text:p>
          </table:table-cell>
          <table:table-cell office:value-type="float" office:value="4287.26" calcext:value-type="float">
            <text:p>4287.26</text:p>
          </table:table-cell>
          <table:table-cell office:value-type="float" office:value="4293.46" calcext:value-type="float">
            <text:p>4293.46</text:p>
          </table:table-cell>
          <table:table-cell office:value-type="float" office:value="4364.81" calcext:value-type="float">
            <text:p>4364.81</text:p>
          </table:table-cell>
          <table:table-cell office:value-type="float" office:value="4304.44" calcext:value-type="float">
            <text:p>4304.44</text:p>
          </table:table-cell>
          <table:table-cell office:value-type="float" office:value="4271.61" calcext:value-type="float">
            <text:p>4271.61</text:p>
          </table:table-cell>
        </table:table-row>
        <table:table-row table:style-name="ro1">
          <table:table-cell office:value-type="string" calcext:value-type="string">
            <text:p>6 NVM</text:p>
          </table:table-cell>
          <table:table-cell table:formula="of:=SUM([.C274:.K274])/9" office:value-type="float" office:value="4206.21111111111" calcext:value-type="float">
            <text:p>4206.21</text:p>
          </table:table-cell>
          <table:table-cell office:value-type="float" office:value="4329.3" calcext:value-type="float">
            <text:p>4329.3</text:p>
          </table:table-cell>
          <table:table-cell office:value-type="float" office:value="4178.43" calcext:value-type="float">
            <text:p>4178.43</text:p>
          </table:table-cell>
          <table:table-cell office:value-type="float" office:value="4280.04" calcext:value-type="float">
            <text:p>4280.04</text:p>
          </table:table-cell>
          <table:table-cell office:value-type="float" office:value="4278.92" calcext:value-type="float">
            <text:p>4278.92</text:p>
          </table:table-cell>
          <table:table-cell office:value-type="float" office:value="4271.6" calcext:value-type="float">
            <text:p>4271.6</text:p>
          </table:table-cell>
          <table:table-cell office:value-type="float" office:value="3317.2" calcext:value-type="float">
            <text:p>3317.2</text:p>
          </table:table-cell>
          <table:table-cell office:value-type="float" office:value="3574.34" calcext:value-type="float">
            <text:p>3574.34</text:p>
          </table:table-cell>
          <table:table-cell office:value-type="float" office:value="4276.35" calcext:value-type="float">
            <text:p>4276.35</text:p>
          </table:table-cell>
          <table:table-cell office:value-type="float" office:value="5349.72" calcext:value-type="float">
            <text:p>5349.72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275:.K275])/9" office:value-type="float" office:value="4236.99111111111" calcext:value-type="float">
            <text:p>4236.99</text:p>
          </table:table-cell>
          <table:table-cell office:value-type="float" office:value="4359.09" calcext:value-type="float">
            <text:p>4359.09</text:p>
          </table:table-cell>
          <table:table-cell office:value-type="float" office:value="4088.68" calcext:value-type="float">
            <text:p>4088.68</text:p>
          </table:table-cell>
          <table:table-cell office:value-type="float" office:value="2868.66" calcext:value-type="float">
            <text:p>2868.66</text:p>
          </table:table-cell>
          <table:table-cell office:value-type="float" office:value="4289.27" calcext:value-type="float">
            <text:p>4289.27</text:p>
          </table:table-cell>
          <table:table-cell office:value-type="float" office:value="4306.25" calcext:value-type="float">
            <text:p>4306.25</text:p>
          </table:table-cell>
          <table:table-cell office:value-type="float" office:value="4309.28" calcext:value-type="float">
            <text:p>4309.28</text:p>
          </table:table-cell>
          <table:table-cell office:value-type="float" office:value="4321.07" calcext:value-type="float">
            <text:p>4321.07</text:p>
          </table:table-cell>
          <table:table-cell office:value-type="float" office:value="4300.13" calcext:value-type="float">
            <text:p>4300.13</text:p>
          </table:table-cell>
          <table:table-cell office:value-type="float" office:value="5290.49" calcext:value-type="float">
            <text:p>5290.49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276:.K276])/9" office:value-type="float" office:value="4216.34" calcext:value-type="float">
            <text:p>4216.34</text:p>
          </table:table-cell>
          <table:table-cell office:value-type="float" office:value="3453.3" calcext:value-type="float">
            <text:p>3453.3</text:p>
          </table:table-cell>
          <table:table-cell office:value-type="float" office:value="3393.05" calcext:value-type="float">
            <text:p>3393.05</text:p>
          </table:table-cell>
          <table:table-cell office:value-type="float" office:value="4312.99" calcext:value-type="float">
            <text:p>4312.99</text:p>
          </table:table-cell>
          <table:table-cell office:value-type="float" office:value="4299.39" calcext:value-type="float">
            <text:p>4299.39</text:p>
          </table:table-cell>
          <table:table-cell office:value-type="float" office:value="4325.48" calcext:value-type="float">
            <text:p>4325.48</text:p>
          </table:table-cell>
          <table:table-cell office:value-type="float" office:value="4376.8" calcext:value-type="float">
            <text:p>4376.8</text:p>
          </table:table-cell>
          <table:table-cell office:value-type="float" office:value="4337.36" calcext:value-type="float">
            <text:p>4337.36</text:p>
          </table:table-cell>
          <table:table-cell office:value-type="float" office:value="4303.17" calcext:value-type="float">
            <text:p>4303.17</text:p>
          </table:table-cell>
          <table:table-cell office:value-type="float" office:value="5145.52" calcext:value-type="float">
            <text:p>5145.52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277:.K277])/9" office:value-type="float" office:value="4308.81555555556" calcext:value-type="float">
            <text:p>4308.82</text:p>
          </table:table-cell>
          <table:table-cell office:value-type="float" office:value="4375.13" calcext:value-type="float">
            <text:p>4375.13</text:p>
          </table:table-cell>
          <table:table-cell office:value-type="float" office:value="4193.12" calcext:value-type="float">
            <text:p>4193.12</text:p>
          </table:table-cell>
          <table:table-cell office:value-type="float" office:value="4299.63" calcext:value-type="float">
            <text:p>4299.63</text:p>
          </table:table-cell>
          <table:table-cell office:value-type="float" office:value="4299.32" calcext:value-type="float">
            <text:p>4299.32</text:p>
          </table:table-cell>
          <table:table-cell office:value-type="float" office:value="4289.92" calcext:value-type="float">
            <text:p>4289.92</text:p>
          </table:table-cell>
          <table:table-cell office:value-type="float" office:value="4351.56" calcext:value-type="float">
            <text:p>4351.56</text:p>
          </table:table-cell>
          <table:table-cell office:value-type="float" office:value="4367.33" calcext:value-type="float">
            <text:p>4367.33</text:p>
          </table:table-cell>
          <table:table-cell office:value-type="float" office:value="4313.53" calcext:value-type="float">
            <text:p>4313.53</text:p>
          </table:table-cell>
          <table:table-cell office:value-type="float" office:value="4289.8" calcext:value-type="float">
            <text:p>4289.8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278:.K278])/9" office:value-type="float" office:value="4299.11111111111" calcext:value-type="float">
            <text:p>4299.11</text:p>
          </table:table-cell>
          <table:table-cell office:value-type="float" office:value="4387.12" calcext:value-type="float">
            <text:p>4387.12</text:p>
          </table:table-cell>
          <table:table-cell office:value-type="float" office:value="4202.56" calcext:value-type="float">
            <text:p>4202.56</text:p>
          </table:table-cell>
          <table:table-cell office:value-type="float" office:value="4307.68" calcext:value-type="float">
            <text:p>4307.68</text:p>
          </table:table-cell>
          <table:table-cell office:value-type="float" office:value="4262.81" calcext:value-type="float">
            <text:p>4262.81</text:p>
          </table:table-cell>
          <table:table-cell office:value-type="float" office:value="4299.24" calcext:value-type="float">
            <text:p>4299.24</text:p>
          </table:table-cell>
          <table:table-cell office:value-type="float" office:value="4312.86" calcext:value-type="float">
            <text:p>4312.86</text:p>
          </table:table-cell>
          <table:table-cell office:value-type="float" office:value="4379.49" calcext:value-type="float">
            <text:p>4379.49</text:p>
          </table:table-cell>
          <table:table-cell office:value-type="float" office:value="4227.29" calcext:value-type="float">
            <text:p>4227.29</text:p>
          </table:table-cell>
          <table:table-cell office:value-type="float" office:value="4312.95" calcext:value-type="float">
            <text:p>4312.95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279:.K279])/9" office:value-type="float" office:value="4232.76" calcext:value-type="float">
            <text:p>4232.76</text:p>
          </table:table-cell>
          <table:table-cell office:value-type="float" office:value="4369.37" calcext:value-type="float">
            <text:p>4369.37</text:p>
          </table:table-cell>
          <table:table-cell office:value-type="float" office:value="4202.33" calcext:value-type="float">
            <text:p>4202.33</text:p>
          </table:table-cell>
          <table:table-cell office:value-type="float" office:value="4304.49" calcext:value-type="float">
            <text:p>4304.49</text:p>
          </table:table-cell>
          <table:table-cell office:value-type="float" office:value="4308.46" calcext:value-type="float">
            <text:p>4308.46</text:p>
          </table:table-cell>
          <table:table-cell office:value-type="float" office:value="4295.84" calcext:value-type="float">
            <text:p>4295.84</text:p>
          </table:table-cell>
          <table:table-cell office:value-type="float" office:value="2901.53" calcext:value-type="float">
            <text:p>2901.53</text:p>
          </table:table-cell>
          <table:table-cell office:value-type="float" office:value="4343.73" calcext:value-type="float">
            <text:p>4343.73</text:p>
          </table:table-cell>
          <table:table-cell office:value-type="float" office:value="4307.86" calcext:value-type="float">
            <text:p>4307.86</text:p>
          </table:table-cell>
          <table:table-cell office:value-type="float" office:value="5061.23" calcext:value-type="float">
            <text:p>5061.23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280:.K280])/9" office:value-type="float" office:value="3993.81444444444" calcext:value-type="float">
            <text:p>3993.81</text:p>
          </table:table-cell>
          <table:table-cell office:value-type="float" office:value="4326.85" calcext:value-type="float">
            <text:p>4326.85</text:p>
          </table:table-cell>
          <table:table-cell office:value-type="float" office:value="4131.91" calcext:value-type="float">
            <text:p>4131.91</text:p>
          </table:table-cell>
          <table:table-cell office:value-type="float" office:value="4281.55" calcext:value-type="float">
            <text:p>4281.55</text:p>
          </table:table-cell>
          <table:table-cell office:value-type="float" office:value="4285.79" calcext:value-type="float">
            <text:p>4285.79</text:p>
          </table:table-cell>
          <table:table-cell office:value-type="float" office:value="4177.91" calcext:value-type="float">
            <text:p>4177.91</text:p>
          </table:table-cell>
          <table:table-cell office:value-type="float" office:value="4333.89" calcext:value-type="float">
            <text:p>4333.89</text:p>
          </table:table-cell>
          <table:table-cell office:value-type="float" office:value="4348.22" calcext:value-type="float">
            <text:p>4348.22</text:p>
          </table:table-cell>
          <table:table-cell office:value-type="float" office:value="4277.53" calcext:value-type="float">
            <text:p>4277.53</text:p>
          </table:table-cell>
          <table:table-cell office:value-type="float" office:value="1780.68" calcext:value-type="float">
            <text:p>1780.68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281:.K281])/9" office:value-type="float" office:value="4291.20666666667" calcext:value-type="float">
            <text:p>4291.21</text:p>
          </table:table-cell>
          <table:table-cell office:value-type="float" office:value="4267.4" calcext:value-type="float">
            <text:p>4267.4</text:p>
          </table:table-cell>
          <table:table-cell office:value-type="float" office:value="4189.69" calcext:value-type="float">
            <text:p>4189.69</text:p>
          </table:table-cell>
          <table:table-cell office:value-type="float" office:value="4285.47" calcext:value-type="float">
            <text:p>4285.47</text:p>
          </table:table-cell>
          <table:table-cell office:value-type="float" office:value="4289.01" calcext:value-type="float">
            <text:p>4289.01</text:p>
          </table:table-cell>
          <table:table-cell office:value-type="float" office:value="4277.19" calcext:value-type="float">
            <text:p>4277.19</text:p>
          </table:table-cell>
          <table:table-cell office:value-type="float" office:value="4343.59" calcext:value-type="float">
            <text:p>4343.59</text:p>
          </table:table-cell>
          <table:table-cell office:value-type="float" office:value="4355.19" calcext:value-type="float">
            <text:p>4355.19</text:p>
          </table:table-cell>
          <table:table-cell office:value-type="float" office:value="4290.42" calcext:value-type="float">
            <text:p>4290.42</text:p>
          </table:table-cell>
          <table:table-cell office:value-type="float" office:value="4322.9" calcext:value-type="float">
            <text:p>4322.9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282:.K282])/9" office:value-type="float" office:value="4274.57666666667" calcext:value-type="float">
            <text:p>4274.58</text:p>
          </table:table-cell>
          <table:table-cell office:value-type="float" office:value="4198.25" calcext:value-type="float">
            <text:p>4198.25</text:p>
          </table:table-cell>
          <table:table-cell office:value-type="float" office:value="4194.53" calcext:value-type="float">
            <text:p>4194.53</text:p>
          </table:table-cell>
          <table:table-cell office:value-type="float" office:value="4239.33" calcext:value-type="float">
            <text:p>4239.33</text:p>
          </table:table-cell>
          <table:table-cell office:value-type="float" office:value="4292.97" calcext:value-type="float">
            <text:p>4292.97</text:p>
          </table:table-cell>
          <table:table-cell office:value-type="float" office:value="4230.83" calcext:value-type="float">
            <text:p>4230.83</text:p>
          </table:table-cell>
          <table:table-cell office:value-type="float" office:value="4343.74" calcext:value-type="float">
            <text:p>4343.74</text:p>
          </table:table-cell>
          <table:table-cell office:value-type="float" office:value="4363.41" calcext:value-type="float">
            <text:p>4363.41</text:p>
          </table:table-cell>
          <table:table-cell office:value-type="float" office:value="4236.71" calcext:value-type="float">
            <text:p>4236.71</text:p>
          </table:table-cell>
          <table:table-cell office:value-type="float" office:value="4371.42" calcext:value-type="float">
            <text:p>4371.42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283:.K283])/9" office:value-type="float" office:value="4235.02" calcext:value-type="float">
            <text:p>4235.02</text:p>
          </table:table-cell>
          <table:table-cell office:value-type="float" office:value="4353.65" calcext:value-type="float">
            <text:p>4353.65</text:p>
          </table:table-cell>
          <table:table-cell office:value-type="float" office:value="4183.88" calcext:value-type="float">
            <text:p>4183.88</text:p>
          </table:table-cell>
          <table:table-cell office:value-type="float" office:value="4286" calcext:value-type="float">
            <text:p>4286</text:p>
          </table:table-cell>
          <table:table-cell office:value-type="float" office:value="4285.91" calcext:value-type="float">
            <text:p>4285.91</text:p>
          </table:table-cell>
          <table:table-cell office:value-type="float" office:value="2848.35" calcext:value-type="float">
            <text:p>2848.35</text:p>
          </table:table-cell>
          <table:table-cell office:value-type="float" office:value="4254" calcext:value-type="float">
            <text:p>4254</text:p>
          </table:table-cell>
          <table:table-cell office:value-type="float" office:value="4320.48" calcext:value-type="float">
            <text:p>4320.48</text:p>
          </table:table-cell>
          <table:table-cell office:value-type="float" office:value="4231.76" calcext:value-type="float">
            <text:p>4231.76</text:p>
          </table:table-cell>
          <table:table-cell office:value-type="float" office:value="5351.15" calcext:value-type="float">
            <text:p>5351.15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268])" office:value-type="float" office:value="4525.39444444444" calcext:value-type="float">
            <text:p>4525.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269:.B283])" office:value-type="float" office:value="63580.4733333333" calcext:value-type="float">
            <text:p>63580.47</text:p>
          </table:table-cell>
          <table:table-cell table:number-columns-repeated="9"/>
        </table:table-row>
      </table:table>
      <table:table table:name="DRAM-NVM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vera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2:.K2])/9" office:value-type="float" office:value="4523.62333333333" calcext:value-type="float">
            <text:p>4523.62</text:p>
          </table:table-cell>
          <table:table-cell office:value-type="float" office:value="4476.25" calcext:value-type="float">
            <text:p>4476.25</text:p>
          </table:table-cell>
          <table:table-cell office:value-type="float" office:value="4256.85" calcext:value-type="float">
            <text:p>4256.85</text:p>
          </table:table-cell>
          <table:table-cell office:value-type="float" office:value="4270.83" calcext:value-type="float">
            <text:p>4270.83</text:p>
          </table:table-cell>
          <table:table-cell office:value-type="float" office:value="4326.24" calcext:value-type="float">
            <text:p>4326.24</text:p>
          </table:table-cell>
          <table:table-cell office:value-type="float" office:value="4280.99" calcext:value-type="float">
            <text:p>4280.99</text:p>
          </table:table-cell>
          <table:table-cell office:value-type="float" office:value="4247.02" calcext:value-type="float">
            <text:p>4247.02</text:p>
          </table:table-cell>
          <table:table-cell office:value-type="float" office:value="4261.91" calcext:value-type="float">
            <text:p>4261.91</text:p>
          </table:table-cell>
          <table:table-cell office:value-type="float" office:value="4338.76" calcext:value-type="float">
            <text:p>4338.76</text:p>
          </table:table-cell>
          <table:table-cell office:value-type="float" office:value="6253.76" calcext:value-type="float">
            <text:p>6253.76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3:.K3])/9" office:value-type="float" office:value="4346.13666666667" calcext:value-type="float">
            <text:p>4346.14</text:p>
          </table:table-cell>
          <table:table-cell office:value-type="float" office:value="5728.28" calcext:value-type="float">
            <text:p>5728.28</text:p>
          </table:table-cell>
          <table:table-cell office:value-type="float" office:value="4589.98" calcext:value-type="float">
            <text:p>4589.98</text:p>
          </table:table-cell>
          <table:table-cell office:value-type="float" office:value="4285.63" calcext:value-type="float">
            <text:p>4285.63</text:p>
          </table:table-cell>
          <table:table-cell office:value-type="float" office:value="4248.42" calcext:value-type="float">
            <text:p>4248.42</text:p>
          </table:table-cell>
          <table:table-cell office:value-type="float" office:value="4348.23" calcext:value-type="float">
            <text:p>4348.23</text:p>
          </table:table-cell>
          <table:table-cell office:value-type="float" office:value="4244.62" calcext:value-type="float">
            <text:p>4244.62</text:p>
          </table:table-cell>
          <table:table-cell office:value-type="float" office:value="4230.9" calcext:value-type="float">
            <text:p>4230.9</text:p>
          </table:table-cell>
          <table:table-cell office:value-type="float" office:value="2632.23" calcext:value-type="float">
            <text:p>2632.23</text:p>
          </table:table-cell>
          <table:table-cell office:value-type="float" office:value="4806.94" calcext:value-type="float">
            <text:p>4806.94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4:.K4])/9" office:value-type="float" office:value="4714.69333333333" calcext:value-type="float">
            <text:p>4714.69</text:p>
          </table:table-cell>
          <table:table-cell office:value-type="float" office:value="2743.02" calcext:value-type="float">
            <text:p>2743.02</text:p>
          </table:table-cell>
          <table:table-cell office:value-type="float" office:value="3938.86" calcext:value-type="float">
            <text:p>3938.86</text:p>
          </table:table-cell>
          <table:table-cell office:value-type="float" office:value="4357.1" calcext:value-type="float">
            <text:p>4357.1</text:p>
          </table:table-cell>
          <table:table-cell office:value-type="float" office:value="4299.47" calcext:value-type="float">
            <text:p>4299.47</text:p>
          </table:table-cell>
          <table:table-cell office:value-type="float" office:value="4301.94" calcext:value-type="float">
            <text:p>4301.94</text:p>
          </table:table-cell>
          <table:table-cell office:value-type="float" office:value="4275.6" calcext:value-type="float">
            <text:p>4275.6</text:p>
          </table:table-cell>
          <table:table-cell office:value-type="float" office:value="4276.86" calcext:value-type="float">
            <text:p>4276.86</text:p>
          </table:table-cell>
          <table:table-cell office:value-type="float" office:value="4997.25" calcext:value-type="float">
            <text:p>4997.25</text:p>
          </table:table-cell>
          <table:table-cell office:value-type="float" office:value="9242.14" calcext:value-type="float">
            <text:p>9242.14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5:.K5])/9" office:value-type="float" office:value="4505.33444444444" calcext:value-type="float">
            <text:p>4505.33</text:p>
          </table:table-cell>
          <table:table-cell office:value-type="float" office:value="5818.69" calcext:value-type="float">
            <text:p>5818.69</text:p>
          </table:table-cell>
          <table:table-cell office:value-type="float" office:value="4678.03" calcext:value-type="float">
            <text:p>4678.03</text:p>
          </table:table-cell>
          <table:table-cell office:value-type="float" office:value="4294.21" calcext:value-type="float">
            <text:p>4294.21</text:p>
          </table:table-cell>
          <table:table-cell office:value-type="float" office:value="4254.35" calcext:value-type="float">
            <text:p>4254.35</text:p>
          </table:table-cell>
          <table:table-cell office:value-type="float" office:value="4372.48" calcext:value-type="float">
            <text:p>4372.48</text:p>
          </table:table-cell>
          <table:table-cell office:value-type="float" office:value="4251.59" calcext:value-type="float">
            <text:p>4251.59</text:p>
          </table:table-cell>
          <table:table-cell office:value-type="float" office:value="4298.81" calcext:value-type="float">
            <text:p>4298.81</text:p>
          </table:table-cell>
          <table:table-cell office:value-type="float" office:value="4290.37" calcext:value-type="float">
            <text:p>4290.37</text:p>
          </table:table-cell>
          <table:table-cell office:value-type="float" office:value="4289.48" calcext:value-type="float">
            <text:p>4289.48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6:.K6])/9" office:value-type="float" office:value="4581.00222222222" calcext:value-type="float">
            <text:p>4581.00</text:p>
          </table:table-cell>
          <table:table-cell office:value-type="float" office:value="3176.7" calcext:value-type="float">
            <text:p>3176.7</text:p>
          </table:table-cell>
          <table:table-cell office:value-type="float" office:value="4247.97" calcext:value-type="float">
            <text:p>4247.97</text:p>
          </table:table-cell>
          <table:table-cell office:value-type="float" office:value="4338.41" calcext:value-type="float">
            <text:p>4338.41</text:p>
          </table:table-cell>
          <table:table-cell office:value-type="float" office:value="4328.36" calcext:value-type="float">
            <text:p>4328.36</text:p>
          </table:table-cell>
          <table:table-cell office:value-type="float" office:value="4295.15" calcext:value-type="float">
            <text:p>4295.15</text:p>
          </table:table-cell>
          <table:table-cell office:value-type="float" office:value="4272.83" calcext:value-type="float">
            <text:p>4272.83</text:p>
          </table:table-cell>
          <table:table-cell office:value-type="float" office:value="4274.86" calcext:value-type="float">
            <text:p>4274.86</text:p>
          </table:table-cell>
          <table:table-cell office:value-type="float" office:value="4633.3" calcext:value-type="float">
            <text:p>4633.3</text:p>
          </table:table-cell>
          <table:table-cell office:value-type="float" office:value="7661.44" calcext:value-type="float">
            <text:p>7661.44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7:.K7])/9" office:value-type="float" office:value="4164.82666666667" calcext:value-type="float">
            <text:p>4164.83</text:p>
          </table:table-cell>
          <table:table-cell office:value-type="float" office:value="5797.73" calcext:value-type="float">
            <text:p>5797.73</text:p>
          </table:table-cell>
          <table:table-cell office:value-type="float" office:value="4513.04" calcext:value-type="float">
            <text:p>4513.04</text:p>
          </table:table-cell>
          <table:table-cell office:value-type="float" office:value="4303.38" calcext:value-type="float">
            <text:p>4303.38</text:p>
          </table:table-cell>
          <table:table-cell office:value-type="float" office:value="4292.49" calcext:value-type="float">
            <text:p>4292.49</text:p>
          </table:table-cell>
          <table:table-cell office:value-type="float" office:value="4371.11" calcext:value-type="float">
            <text:p>4371.11</text:p>
          </table:table-cell>
          <table:table-cell office:value-type="float" office:value="4319.21" calcext:value-type="float">
            <text:p>4319.21</text:p>
          </table:table-cell>
          <table:table-cell office:value-type="float" office:value="4292.55" calcext:value-type="float">
            <text:p>4292.55</text:p>
          </table:table-cell>
          <table:table-cell office:value-type="float" office:value="4261.97" calcext:value-type="float">
            <text:p>4261.97</text:p>
          </table:table-cell>
          <table:table-cell office:value-type="float" office:value="1331.96" calcext:value-type="float">
            <text:p>1331.96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8:.K8])/9" office:value-type="float" office:value="4349.73777777778" calcext:value-type="float">
            <text:p>4349.74</text:p>
          </table:table-cell>
          <table:table-cell office:value-type="float" office:value="5696.95" calcext:value-type="float">
            <text:p>5696.95</text:p>
          </table:table-cell>
          <table:table-cell office:value-type="float" office:value="4564.98" calcext:value-type="float">
            <text:p>4564.98</text:p>
          </table:table-cell>
          <table:table-cell office:value-type="float" office:value="4280.82" calcext:value-type="float">
            <text:p>4280.82</text:p>
          </table:table-cell>
          <table:table-cell office:value-type="float" office:value="4273.25" calcext:value-type="float">
            <text:p>4273.25</text:p>
          </table:table-cell>
          <table:table-cell office:value-type="float" office:value="4345.1" calcext:value-type="float">
            <text:p>4345.1</text:p>
          </table:table-cell>
          <table:table-cell office:value-type="float" office:value="4296.01" calcext:value-type="float">
            <text:p>4296.01</text:p>
          </table:table-cell>
          <table:table-cell office:value-type="float" office:value="2594.14" calcext:value-type="float">
            <text:p>2594.14</text:p>
          </table:table-cell>
          <table:table-cell office:value-type="float" office:value="4242.92" calcext:value-type="float">
            <text:p>4242.92</text:p>
          </table:table-cell>
          <table:table-cell office:value-type="float" office:value="4853.47" calcext:value-type="float">
            <text:p>4853.47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9:.K9])/9" office:value-type="float" office:value="4433.56222222222" calcext:value-type="float">
            <text:p>4433.56</text:p>
          </table:table-cell>
          <table:table-cell office:value-type="float" office:value="5472.07" calcext:value-type="float">
            <text:p>5472.07</text:p>
          </table:table-cell>
          <table:table-cell office:value-type="float" office:value="4497.77" calcext:value-type="float">
            <text:p>4497.77</text:p>
          </table:table-cell>
          <table:table-cell office:value-type="float" office:value="4259.07" calcext:value-type="float">
            <text:p>4259.07</text:p>
          </table:table-cell>
          <table:table-cell office:value-type="float" office:value="4269.83" calcext:value-type="float">
            <text:p>4269.83</text:p>
          </table:table-cell>
          <table:table-cell office:value-type="float" office:value="4327.79" calcext:value-type="float">
            <text:p>4327.79</text:p>
          </table:table-cell>
          <table:table-cell office:value-type="float" office:value="4280.49" calcext:value-type="float">
            <text:p>4280.49</text:p>
          </table:table-cell>
          <table:table-cell office:value-type="float" office:value="4232.63" calcext:value-type="float">
            <text:p>4232.63</text:p>
          </table:table-cell>
          <table:table-cell office:value-type="float" office:value="4236.91" calcext:value-type="float">
            <text:p>4236.91</text:p>
          </table:table-cell>
          <table:table-cell office:value-type="float" office:value="4325.5" calcext:value-type="float">
            <text:p>4325.5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10:.K10])/9" office:value-type="float" office:value="4495.93777777778" calcext:value-type="float">
            <text:p>4495.94</text:p>
          </table:table-cell>
          <table:table-cell office:value-type="float" office:value="4554.91" calcext:value-type="float">
            <text:p>4554.91</text:p>
          </table:table-cell>
          <table:table-cell office:value-type="float" office:value="4273.06" calcext:value-type="float">
            <text:p>4273.06</text:p>
          </table:table-cell>
          <table:table-cell office:value-type="float" office:value="4272.84" calcext:value-type="float">
            <text:p>4272.84</text:p>
          </table:table-cell>
          <table:table-cell office:value-type="float" office:value="4343.78" calcext:value-type="float">
            <text:p>4343.78</text:p>
          </table:table-cell>
          <table:table-cell office:value-type="float" office:value="4293.68" calcext:value-type="float">
            <text:p>4293.68</text:p>
          </table:table-cell>
          <table:table-cell office:value-type="float" office:value="4273.07" calcext:value-type="float">
            <text:p>4273.07</text:p>
          </table:table-cell>
          <table:table-cell office:value-type="float" office:value="4271.69" calcext:value-type="float">
            <text:p>4271.69</text:p>
          </table:table-cell>
          <table:table-cell office:value-type="float" office:value="4277.09" calcext:value-type="float">
            <text:p>4277.09</text:p>
          </table:table-cell>
          <table:table-cell office:value-type="float" office:value="5903.32" calcext:value-type="float">
            <text:p>5903.32</text:p>
          </table:table-cell>
        </table:table-row>
        <table:table-row table:style-name="ro1">
          <table:table-cell office:value-type="string" calcext:value-type="string">
            <text:p>9 DRAM</text:p>
          </table:table-cell>
          <table:table-cell table:formula="of:=SUM([.C11:.K11])/9" office:value-type="float" office:value="4741.75" calcext:value-type="float">
            <text:p>4741.75</text:p>
          </table:table-cell>
          <table:table-cell office:value-type="float" office:value="2606.13" calcext:value-type="float">
            <text:p>2606.13</text:p>
          </table:table-cell>
          <table:table-cell office:value-type="float" office:value="4253.68" calcext:value-type="float">
            <text:p>4253.68</text:p>
          </table:table-cell>
          <table:table-cell office:value-type="float" office:value="4298.66" calcext:value-type="float">
            <text:p>4298.66</text:p>
          </table:table-cell>
          <table:table-cell office:value-type="float" office:value="4301.65" calcext:value-type="float">
            <text:p>4301.65</text:p>
          </table:table-cell>
          <table:table-cell office:value-type="float" office:value="4307.03" calcext:value-type="float">
            <text:p>4307.03</text:p>
          </table:table-cell>
          <table:table-cell office:value-type="float" office:value="4276.59" calcext:value-type="float">
            <text:p>4276.59</text:p>
          </table:table-cell>
          <table:table-cell office:value-type="float" office:value="4278.65" calcext:value-type="float">
            <text:p>4278.65</text:p>
          </table:table-cell>
          <table:table-cell office:value-type="float" office:value="5049.37" calcext:value-type="float">
            <text:p>5049.37</text:p>
          </table:table-cell>
          <table:table-cell office:value-type="float" office:value="9303.99" calcext:value-type="float">
            <text:p>9303.99</text:p>
          </table:table-cell>
        </table:table-row>
        <table:table-row table:style-name="ro1">
          <table:table-cell office:value-type="string" calcext:value-type="string">
            <text:p>10 DRAM</text:p>
          </table:table-cell>
          <table:table-cell table:formula="of:=SUM([.C12:.K12])/9" office:value-type="float" office:value="4350.16" calcext:value-type="float">
            <text:p>4350.16</text:p>
          </table:table-cell>
          <table:table-cell office:value-type="float" office:value="5715.43" calcext:value-type="float">
            <text:p>5715.43</text:p>
          </table:table-cell>
          <table:table-cell office:value-type="float" office:value="4580.51" calcext:value-type="float">
            <text:p>4580.51</text:p>
          </table:table-cell>
          <table:table-cell office:value-type="float" office:value="4282.25" calcext:value-type="float">
            <text:p>4282.25</text:p>
          </table:table-cell>
          <table:table-cell office:value-type="float" office:value="4274.13" calcext:value-type="float">
            <text:p>4274.13</text:p>
          </table:table-cell>
          <table:table-cell office:value-type="float" office:value="4349.66" calcext:value-type="float">
            <text:p>4349.66</text:p>
          </table:table-cell>
          <table:table-cell office:value-type="float" office:value="2634.8" calcext:value-type="float">
            <text:p>2634.8</text:p>
          </table:table-cell>
          <table:table-cell office:value-type="float" office:value="4246.27" calcext:value-type="float">
            <text:p>4246.27</text:p>
          </table:table-cell>
          <table:table-cell office:value-type="float" office:value="4276.92" calcext:value-type="float">
            <text:p>4276.92</text:p>
          </table:table-cell>
          <table:table-cell office:value-type="float" office:value="4791.47" calcext:value-type="float">
            <text:p>4791.47</text:p>
          </table:table-cell>
        </table:table-row>
        <table:table-row table:style-name="ro1">
          <table:table-cell office:value-type="string" calcext:value-type="string">
            <text:p>11 DRAM</text:p>
          </table:table-cell>
          <table:table-cell table:formula="of:=SUM([.C13:.K13])/9" office:value-type="float" office:value="4318.74111111111" calcext:value-type="float">
            <text:p>4318.74</text:p>
          </table:table-cell>
          <table:table-cell office:value-type="float" office:value="5809.03" calcext:value-type="float">
            <text:p>5809.03</text:p>
          </table:table-cell>
          <table:table-cell office:value-type="float" office:value="4625.96" calcext:value-type="float">
            <text:p>4625.96</text:p>
          </table:table-cell>
          <table:table-cell office:value-type="float" office:value="4298.53" calcext:value-type="float">
            <text:p>4298.53</text:p>
          </table:table-cell>
          <table:table-cell office:value-type="float" office:value="2994.7" calcext:value-type="float">
            <text:p>2994.7</text:p>
          </table:table-cell>
          <table:table-cell office:value-type="float" office:value="3538.71" calcext:value-type="float">
            <text:p>3538.71</text:p>
          </table:table-cell>
          <table:table-cell office:value-type="float" office:value="4293.25" calcext:value-type="float">
            <text:p>4293.25</text:p>
          </table:table-cell>
          <table:table-cell office:value-type="float" office:value="4271.28" calcext:value-type="float">
            <text:p>4271.28</text:p>
          </table:table-cell>
          <table:table-cell office:value-type="float" office:value="4275.22" calcext:value-type="float">
            <text:p>4275.22</text:p>
          </table:table-cell>
          <table:table-cell office:value-type="float" office:value="4761.99" calcext:value-type="float">
            <text:p>4761.99</text:p>
          </table:table-cell>
        </table:table-row>
        <table:table-row table:style-name="ro1">
          <table:table-cell office:value-type="string" calcext:value-type="string">
            <text:p>12 DRAM</text:p>
          </table:table-cell>
          <table:table-cell table:formula="of:=SUM([.C14:.K14])/9" office:value-type="float" office:value="4709.73666666667" calcext:value-type="float">
            <text:p>4709.74</text:p>
          </table:table-cell>
          <table:table-cell office:value-type="float" office:value="4460.18" calcext:value-type="float">
            <text:p>4460.18</text:p>
          </table:table-cell>
          <table:table-cell office:value-type="float" office:value="4292.29" calcext:value-type="float">
            <text:p>4292.29</text:p>
          </table:table-cell>
          <table:table-cell office:value-type="float" office:value="4294.27" calcext:value-type="float">
            <text:p>4294.27</text:p>
          </table:table-cell>
          <table:table-cell office:value-type="float" office:value="2750.27" calcext:value-type="float">
            <text:p>2750.27</text:p>
          </table:table-cell>
          <table:table-cell office:value-type="float" office:value="3929.5" calcext:value-type="float">
            <text:p>3929.5</text:p>
          </table:table-cell>
          <table:table-cell office:value-type="float" office:value="4285.11" calcext:value-type="float">
            <text:p>4285.11</text:p>
          </table:table-cell>
          <table:table-cell office:value-type="float" office:value="4286.96" calcext:value-type="float">
            <text:p>4286.96</text:p>
          </table:table-cell>
          <table:table-cell office:value-type="float" office:value="4925.78" calcext:value-type="float">
            <text:p>4925.78</text:p>
          </table:table-cell>
          <table:table-cell office:value-type="float" office:value="9163.27" calcext:value-type="float">
            <text:p>9163.27</text:p>
          </table:table-cell>
        </table:table-row>
        <table:table-row table:style-name="ro1">
          <table:table-cell office:value-type="string" calcext:value-type="string">
            <text:p>13 DRAM</text:p>
          </table:table-cell>
          <table:table-cell table:formula="of:=SUM([.C15:.K15])/9" office:value-type="float" office:value="4337.62777777778" calcext:value-type="float">
            <text:p>4337.63</text:p>
          </table:table-cell>
          <table:table-cell office:value-type="float" office:value="5721.85" calcext:value-type="float">
            <text:p>5721.85</text:p>
          </table:table-cell>
          <table:table-cell office:value-type="float" office:value="4574.67" calcext:value-type="float">
            <text:p>4574.67</text:p>
          </table:table-cell>
          <table:table-cell office:value-type="float" office:value="4036.65" calcext:value-type="float">
            <text:p>4036.65</text:p>
          </table:table-cell>
          <table:table-cell office:value-type="float" office:value="2745.23" calcext:value-type="float">
            <text:p>2745.23</text:p>
          </table:table-cell>
          <table:table-cell office:value-type="float" office:value="4322.8" calcext:value-type="float">
            <text:p>4322.8</text:p>
          </table:table-cell>
          <table:table-cell office:value-type="float" office:value="4246.56" calcext:value-type="float">
            <text:p>4246.56</text:p>
          </table:table-cell>
          <table:table-cell office:value-type="float" office:value="4283.76" calcext:value-type="float">
            <text:p>4283.76</text:p>
          </table:table-cell>
          <table:table-cell office:value-type="float" office:value="4287.43" calcext:value-type="float">
            <text:p>4287.43</text:p>
          </table:table-cell>
          <table:table-cell office:value-type="float" office:value="4819.7" calcext:value-type="float">
            <text:p>4819.7</text:p>
          </table:table-cell>
        </table:table-row>
        <table:table-row table:style-name="ro1">
          <table:table-cell office:value-type="string" calcext:value-type="string">
            <text:p>14 DRAM</text:p>
          </table:table-cell>
          <table:table-cell table:formula="of:=SUM([.C16:.K16])/9" office:value-type="float" office:value="4453.46" calcext:value-type="float">
            <text:p>4453.46</text:p>
          </table:table-cell>
          <table:table-cell office:value-type="float" office:value="5657.13" calcext:value-type="float">
            <text:p>5657.13</text:p>
          </table:table-cell>
          <table:table-cell office:value-type="float" office:value="4528.67" calcext:value-type="float">
            <text:p>4528.67</text:p>
          </table:table-cell>
          <table:table-cell office:value-type="float" office:value="4258.4" calcext:value-type="float">
            <text:p>4258.4</text:p>
          </table:table-cell>
          <table:table-cell office:value-type="float" office:value="4269.82" calcext:value-type="float">
            <text:p>4269.82</text:p>
          </table:table-cell>
          <table:table-cell office:value-type="float" office:value="4329.87" calcext:value-type="float">
            <text:p>4329.87</text:p>
          </table:table-cell>
          <table:table-cell office:value-type="float" office:value="4278.93" calcext:value-type="float">
            <text:p>4278.93</text:p>
          </table:table-cell>
          <table:table-cell office:value-type="float" office:value="4201" calcext:value-type="float">
            <text:p>4201</text:p>
          </table:table-cell>
          <table:table-cell office:value-type="float" office:value="4259.37" calcext:value-type="float">
            <text:p>4259.37</text:p>
          </table:table-cell>
          <table:table-cell office:value-type="float" office:value="4297.95" calcext:value-type="float">
            <text:p>4297.95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17:.K17])/9" office:value-type="float" office:value="4735.24222222222" calcext:value-type="float">
            <text:p>4735.24</text:p>
          </table:table-cell>
          <table:table-cell office:value-type="float" office:value="4147.2" calcext:value-type="float">
            <text:p>4147.2</text:p>
          </table:table-cell>
          <table:table-cell office:value-type="float" office:value="4028.57" calcext:value-type="float">
            <text:p>4028.57</text:p>
          </table:table-cell>
          <table:table-cell office:value-type="float" office:value="4047.43" calcext:value-type="float">
            <text:p>4047.43</text:p>
          </table:table-cell>
          <table:table-cell office:value-type="float" office:value="4090.14" calcext:value-type="float">
            <text:p>4090.14</text:p>
          </table:table-cell>
          <table:table-cell office:value-type="float" office:value="4082.75" calcext:value-type="float">
            <text:p>4082.75</text:p>
          </table:table-cell>
          <table:table-cell office:value-type="float" office:value="4068.9" calcext:value-type="float">
            <text:p>4068.9</text:p>
          </table:table-cell>
          <table:table-cell office:value-type="float" office:value="4092.6" calcext:value-type="float">
            <text:p>4092.6</text:p>
          </table:table-cell>
          <table:table-cell office:value-type="float" office:value="5406.69" calcext:value-type="float">
            <text:p>5406.69</text:p>
          </table:table-cell>
          <table:table-cell office:value-type="float" office:value="8652.9" calcext:value-type="float">
            <text:p>8652.9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2:.B16])" office:value-type="float" office:value="67026.33" calcext:value-type="float">
            <text:p>67026.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7])" office:value-type="float" office:value="4735.24222222222" calcext:value-type="float">
            <text:p>4735.2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21:.K21])/9" office:value-type="float" office:value="4509.75111111111" calcext:value-type="float">
            <text:p>4509.75</text:p>
          </table:table-cell>
          <table:table-cell office:value-type="float" office:value="4530.18" calcext:value-type="float">
            <text:p>4530.18</text:p>
          </table:table-cell>
          <table:table-cell office:value-type="float" office:value="4432.83" calcext:value-type="float">
            <text:p>4432.83</text:p>
          </table:table-cell>
          <table:table-cell office:value-type="float" office:value="4406.78" calcext:value-type="float">
            <text:p>4406.78</text:p>
          </table:table-cell>
          <table:table-cell office:value-type="float" office:value="4320.32" calcext:value-type="float">
            <text:p>4320.32</text:p>
          </table:table-cell>
          <table:table-cell office:value-type="float" office:value="4260.4" calcext:value-type="float">
            <text:p>4260.4</text:p>
          </table:table-cell>
          <table:table-cell office:value-type="float" office:value="4287.67" calcext:value-type="float">
            <text:p>4287.67</text:p>
          </table:table-cell>
          <table:table-cell office:value-type="float" office:value="4316.9" calcext:value-type="float">
            <text:p>4316.9</text:p>
          </table:table-cell>
          <table:table-cell office:value-type="float" office:value="4328.3" calcext:value-type="float">
            <text:p>4328.3</text:p>
          </table:table-cell>
          <table:table-cell office:value-type="float" office:value="5704.38" calcext:value-type="float">
            <text:p>5704.38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22:.K22])/9" office:value-type="float" office:value="4391.37888888889" calcext:value-type="float">
            <text:p>4391.38</text:p>
          </table:table-cell>
          <table:table-cell office:value-type="float" office:value="6460.47" calcext:value-type="float">
            <text:p>6460.47</text:p>
          </table:table-cell>
          <table:table-cell office:value-type="float" office:value="4719.01" calcext:value-type="float">
            <text:p>4719.01</text:p>
          </table:table-cell>
          <table:table-cell office:value-type="float" office:value="3359.65" calcext:value-type="float">
            <text:p>3359.65</text:p>
          </table:table-cell>
          <table:table-cell office:value-type="float" office:value="3320.8" calcext:value-type="float">
            <text:p>3320.8</text:p>
          </table:table-cell>
          <table:table-cell office:value-type="float" office:value="4319.86" calcext:value-type="float">
            <text:p>4319.86</text:p>
          </table:table-cell>
          <table:table-cell office:value-type="float" office:value="4262.38" calcext:value-type="float">
            <text:p>4262.38</text:p>
          </table:table-cell>
          <table:table-cell office:value-type="float" office:value="4328.79" calcext:value-type="float">
            <text:p>4328.79</text:p>
          </table:table-cell>
          <table:table-cell office:value-type="float" office:value="4324.96" calcext:value-type="float">
            <text:p>4324.96</text:p>
          </table:table-cell>
          <table:table-cell office:value-type="float" office:value="4426.49" calcext:value-type="float">
            <text:p>4426.49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23:.K23])/9" office:value-type="float" office:value="4472.38" calcext:value-type="float">
            <text:p>4472.38</text:p>
          </table:table-cell>
          <table:table-cell office:value-type="float" office:value="4697.32" calcext:value-type="float">
            <text:p>4697.32</text:p>
          </table:table-cell>
          <table:table-cell office:value-type="float" office:value="4467.59" calcext:value-type="float">
            <text:p>4467.59</text:p>
          </table:table-cell>
          <table:table-cell office:value-type="float" office:value="4424.83" calcext:value-type="float">
            <text:p>4424.83</text:p>
          </table:table-cell>
          <table:table-cell office:value-type="float" office:value="4368.69" calcext:value-type="float">
            <text:p>4368.69</text:p>
          </table:table-cell>
          <table:table-cell office:value-type="float" office:value="4295.52" calcext:value-type="float">
            <text:p>4295.52</text:p>
          </table:table-cell>
          <table:table-cell office:value-type="float" office:value="4303.08" calcext:value-type="float">
            <text:p>4303.08</text:p>
          </table:table-cell>
          <table:table-cell office:value-type="float" office:value="4351.56" calcext:value-type="float">
            <text:p>4351.56</text:p>
          </table:table-cell>
          <table:table-cell office:value-type="float" office:value="4292.47" calcext:value-type="float">
            <text:p>4292.47</text:p>
          </table:table-cell>
          <table:table-cell office:value-type="float" office:value="5050.36" calcext:value-type="float">
            <text:p>5050.36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24:.K24])/9" office:value-type="float" office:value="4481.57888888889" calcext:value-type="float">
            <text:p>4481.58</text:p>
          </table:table-cell>
          <table:table-cell office:value-type="float" office:value="4572.04" calcext:value-type="float">
            <text:p>4572.04</text:p>
          </table:table-cell>
          <table:table-cell office:value-type="float" office:value="4426.75" calcext:value-type="float">
            <text:p>4426.75</text:p>
          </table:table-cell>
          <table:table-cell office:value-type="float" office:value="4328.5" calcext:value-type="float">
            <text:p>4328.5</text:p>
          </table:table-cell>
          <table:table-cell office:value-type="float" office:value="4353.51" calcext:value-type="float">
            <text:p>4353.51</text:p>
          </table:table-cell>
          <table:table-cell office:value-type="float" office:value="4276.87" calcext:value-type="float">
            <text:p>4276.87</text:p>
          </table:table-cell>
          <table:table-cell office:value-type="float" office:value="4306.5" calcext:value-type="float">
            <text:p>4306.5</text:p>
          </table:table-cell>
          <table:table-cell office:value-type="float" office:value="4332.99" calcext:value-type="float">
            <text:p>4332.99</text:p>
          </table:table-cell>
          <table:table-cell office:value-type="float" office:value="4331.84" calcext:value-type="float">
            <text:p>4331.84</text:p>
          </table:table-cell>
          <table:table-cell office:value-type="float" office:value="5405.21" calcext:value-type="float">
            <text:p>5405.21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25:.K25])/9" office:value-type="float" office:value="4454.28777777778" calcext:value-type="float">
            <text:p>4454.29</text:p>
          </table:table-cell>
          <table:table-cell office:value-type="float" office:value="6475.79" calcext:value-type="float">
            <text:p>6475.79</text:p>
          </table:table-cell>
          <table:table-cell office:value-type="float" office:value="4741.26" calcext:value-type="float">
            <text:p>4741.26</text:p>
          </table:table-cell>
          <table:table-cell office:value-type="float" office:value="4478.08" calcext:value-type="float">
            <text:p>4478.08</text:p>
          </table:table-cell>
          <table:table-cell office:value-type="float" office:value="4328.86" calcext:value-type="float">
            <text:p>4328.86</text:p>
          </table:table-cell>
          <table:table-cell office:value-type="float" office:value="4374.25" calcext:value-type="float">
            <text:p>4374.25</text:p>
          </table:table-cell>
          <table:table-cell office:value-type="float" office:value="4301.87" calcext:value-type="float">
            <text:p>4301.87</text:p>
          </table:table-cell>
          <table:table-cell office:value-type="float" office:value="4301.19" calcext:value-type="float">
            <text:p>4301.19</text:p>
          </table:table-cell>
          <table:table-cell office:value-type="float" office:value="2656.56" calcext:value-type="float">
            <text:p>2656.56</text:p>
          </table:table-cell>
          <table:table-cell office:value-type="float" office:value="4430.73" calcext:value-type="float">
            <text:p>4430.73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26:.K26])/9" office:value-type="float" office:value="4477.5" calcext:value-type="float">
            <text:p>4477.50</text:p>
          </table:table-cell>
          <table:table-cell office:value-type="float" office:value="4577.64" calcext:value-type="float">
            <text:p>4577.64</text:p>
          </table:table-cell>
          <table:table-cell office:value-type="float" office:value="4437.97" calcext:value-type="float">
            <text:p>4437.97</text:p>
          </table:table-cell>
          <table:table-cell office:value-type="float" office:value="4409.17" calcext:value-type="float">
            <text:p>4409.17</text:p>
          </table:table-cell>
          <table:table-cell office:value-type="float" office:value="4339.61" calcext:value-type="float">
            <text:p>4339.61</text:p>
          </table:table-cell>
          <table:table-cell office:value-type="float" office:value="4265.14" calcext:value-type="float">
            <text:p>4265.14</text:p>
          </table:table-cell>
          <table:table-cell office:value-type="float" office:value="4287.18" calcext:value-type="float">
            <text:p>4287.18</text:p>
          </table:table-cell>
          <table:table-cell office:value-type="float" office:value="4280.48" calcext:value-type="float">
            <text:p>4280.48</text:p>
          </table:table-cell>
          <table:table-cell office:value-type="float" office:value="4246.31" calcext:value-type="float">
            <text:p>4246.31</text:p>
          </table:table-cell>
          <table:table-cell office:value-type="float" office:value="5454" calcext:value-type="float">
            <text:p>5454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27:.K27])/9" office:value-type="float" office:value="4531.17777777778" calcext:value-type="float">
            <text:p>4531.18</text:p>
          </table:table-cell>
          <table:table-cell office:value-type="float" office:value="4831.05" calcext:value-type="float">
            <text:p>4831.05</text:p>
          </table:table-cell>
          <table:table-cell office:value-type="float" office:value="4452.77" calcext:value-type="float">
            <text:p>4452.77</text:p>
          </table:table-cell>
          <table:table-cell office:value-type="float" office:value="3227.62" calcext:value-type="float">
            <text:p>3227.62</text:p>
          </table:table-cell>
          <table:table-cell office:value-type="float" office:value="3246.81" calcext:value-type="float">
            <text:p>3246.81</text:p>
          </table:table-cell>
          <table:table-cell office:value-type="float" office:value="4236.78" calcext:value-type="float">
            <text:p>4236.78</text:p>
          </table:table-cell>
          <table:table-cell office:value-type="float" office:value="4275.63" calcext:value-type="float">
            <text:p>4275.63</text:p>
          </table:table-cell>
          <table:table-cell office:value-type="float" office:value="4295.32" calcext:value-type="float">
            <text:p>4295.32</text:p>
          </table:table-cell>
          <table:table-cell office:value-type="float" office:value="4381.23" calcext:value-type="float">
            <text:p>4381.23</text:p>
          </table:table-cell>
          <table:table-cell office:value-type="float" office:value="7833.39" calcext:value-type="float">
            <text:p>7833.39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28:.K28])/9" office:value-type="float" office:value="4475.91666666667" calcext:value-type="float">
            <text:p>4475.92</text:p>
          </table:table-cell>
          <table:table-cell office:value-type="float" office:value="4592.68" calcext:value-type="float">
            <text:p>4592.68</text:p>
          </table:table-cell>
          <table:table-cell office:value-type="float" office:value="4437.33" calcext:value-type="float">
            <text:p>4437.33</text:p>
          </table:table-cell>
          <table:table-cell office:value-type="float" office:value="4409.48" calcext:value-type="float">
            <text:p>4409.48</text:p>
          </table:table-cell>
          <table:table-cell office:value-type="float" office:value="4290.53" calcext:value-type="float">
            <text:p>4290.53</text:p>
          </table:table-cell>
          <table:table-cell office:value-type="float" office:value="4265.59" calcext:value-type="float">
            <text:p>4265.59</text:p>
          </table:table-cell>
          <table:table-cell office:value-type="float" office:value="4289.48" calcext:value-type="float">
            <text:p>4289.48</text:p>
          </table:table-cell>
          <table:table-cell office:value-type="float" office:value="4325.62" calcext:value-type="float">
            <text:p>4325.62</text:p>
          </table:table-cell>
          <table:table-cell office:value-type="float" office:value="4315.31" calcext:value-type="float">
            <text:p>4315.31</text:p>
          </table:table-cell>
          <table:table-cell office:value-type="float" office:value="5357.23" calcext:value-type="float">
            <text:p>5357.23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29:.K29])/9" office:value-type="float" office:value="4409.81666666667" calcext:value-type="float">
            <text:p>4409.82</text:p>
          </table:table-cell>
          <table:table-cell office:value-type="float" office:value="6419.36" calcext:value-type="float">
            <text:p>6419.36</text:p>
          </table:table-cell>
          <table:table-cell office:value-type="float" office:value="4639.46" calcext:value-type="float">
            <text:p>4639.46</text:p>
          </table:table-cell>
          <table:table-cell office:value-type="float" office:value="4462.18" calcext:value-type="float">
            <text:p>4462.18</text:p>
          </table:table-cell>
          <table:table-cell office:value-type="float" office:value="4421.27" calcext:value-type="float">
            <text:p>4421.27</text:p>
          </table:table-cell>
          <table:table-cell office:value-type="float" office:value="4368.16" calcext:value-type="float">
            <text:p>4368.16</text:p>
          </table:table-cell>
          <table:table-cell office:value-type="float" office:value="4292.26" calcext:value-type="float">
            <text:p>4292.26</text:p>
          </table:table-cell>
          <table:table-cell office:value-type="float" office:value="2896.03" calcext:value-type="float">
            <text:p>2896.03</text:p>
          </table:table-cell>
          <table:table-cell office:value-type="float" office:value="3733.62" calcext:value-type="float">
            <text:p>3733.62</text:p>
          </table:table-cell>
          <table:table-cell office:value-type="float" office:value="4456.01" calcext:value-type="float">
            <text:p>4456.01</text:p>
          </table:table-cell>
        </table:table-row>
        <table:table-row table:style-name="ro1">
          <table:table-cell office:value-type="string" calcext:value-type="string">
            <text:p>9 DRAM</text:p>
          </table:table-cell>
          <table:table-cell table:formula="of:=SUM([.C30:.K30])/9" office:value-type="float" office:value="4493.32666666667" calcext:value-type="float">
            <text:p>4493.33</text:p>
          </table:table-cell>
          <table:table-cell office:value-type="float" office:value="4553.87" calcext:value-type="float">
            <text:p>4553.87</text:p>
          </table:table-cell>
          <table:table-cell office:value-type="float" office:value="4442.2" calcext:value-type="float">
            <text:p>4442.2</text:p>
          </table:table-cell>
          <table:table-cell office:value-type="float" office:value="4414.64" calcext:value-type="float">
            <text:p>4414.64</text:p>
          </table:table-cell>
          <table:table-cell office:value-type="float" office:value="4335.27" calcext:value-type="float">
            <text:p>4335.27</text:p>
          </table:table-cell>
          <table:table-cell office:value-type="float" office:value="4262.9" calcext:value-type="float">
            <text:p>4262.9</text:p>
          </table:table-cell>
          <table:table-cell office:value-type="float" office:value="4291.64" calcext:value-type="float">
            <text:p>4291.64</text:p>
          </table:table-cell>
          <table:table-cell office:value-type="float" office:value="4323.95" calcext:value-type="float">
            <text:p>4323.95</text:p>
          </table:table-cell>
          <table:table-cell office:value-type="float" office:value="4324.59" calcext:value-type="float">
            <text:p>4324.59</text:p>
          </table:table-cell>
          <table:table-cell office:value-type="float" office:value="5490.88" calcext:value-type="float">
            <text:p>5490.88</text:p>
          </table:table-cell>
        </table:table-row>
        <table:table-row table:style-name="ro1">
          <table:table-cell office:value-type="string" calcext:value-type="string">
            <text:p>10 DRAM</text:p>
          </table:table-cell>
          <table:table-cell table:formula="of:=SUM([.C31:.K31])/9" office:value-type="float" office:value="4627.31555555556" calcext:value-type="float">
            <text:p>4627.32</text:p>
          </table:table-cell>
          <table:table-cell office:value-type="float" office:value="6509.84" calcext:value-type="float">
            <text:p>6509.84</text:p>
          </table:table-cell>
          <table:table-cell office:value-type="float" office:value="4742.13" calcext:value-type="float">
            <text:p>4742.13</text:p>
          </table:table-cell>
          <table:table-cell office:value-type="float" office:value="4463.03" calcext:value-type="float">
            <text:p>4463.03</text:p>
          </table:table-cell>
          <table:table-cell office:value-type="float" office:value="4411.65" calcext:value-type="float">
            <text:p>4411.65</text:p>
          </table:table-cell>
          <table:table-cell office:value-type="float" office:value="4353.77" calcext:value-type="float">
            <text:p>4353.77</text:p>
          </table:table-cell>
          <table:table-cell office:value-type="float" office:value="4282.92" calcext:value-type="float">
            <text:p>4282.92</text:p>
          </table:table-cell>
          <table:table-cell office:value-type="float" office:value="4284.54" calcext:value-type="float">
            <text:p>4284.54</text:p>
          </table:table-cell>
          <table:table-cell office:value-type="float" office:value="4331.96" calcext:value-type="float">
            <text:p>4331.96</text:p>
          </table:table-cell>
          <table:table-cell office:value-type="float" office:value="4266" calcext:value-type="float">
            <text:p>4266</text:p>
          </table:table-cell>
        </table:table-row>
        <table:table-row table:style-name="ro1">
          <table:table-cell office:value-type="string" calcext:value-type="string">
            <text:p>11 DRAM</text:p>
          </table:table-cell>
          <table:table-cell table:formula="of:=SUM([.C32:.K32])/9" office:value-type="float" office:value="4424.90222222222" calcext:value-type="float">
            <text:p>4424.90</text:p>
          </table:table-cell>
          <table:table-cell office:value-type="float" office:value="6224.88" calcext:value-type="float">
            <text:p>6224.88</text:p>
          </table:table-cell>
          <table:table-cell office:value-type="float" office:value="4639.44" calcext:value-type="float">
            <text:p>4639.44</text:p>
          </table:table-cell>
          <table:table-cell office:value-type="float" office:value="4376.92" calcext:value-type="float">
            <text:p>4376.92</text:p>
          </table:table-cell>
          <table:table-cell office:value-type="float" office:value="4432.38" calcext:value-type="float">
            <text:p>4432.38</text:p>
          </table:table-cell>
          <table:table-cell office:value-type="float" office:value="4369.47" calcext:value-type="float">
            <text:p>4369.47</text:p>
          </table:table-cell>
          <table:table-cell office:value-type="float" office:value="4291.09" calcext:value-type="float">
            <text:p>4291.09</text:p>
          </table:table-cell>
          <table:table-cell office:value-type="float" office:value="4309.58" calcext:value-type="float">
            <text:p>4309.58</text:p>
          </table:table-cell>
          <table:table-cell office:value-type="float" office:value="4344.11" calcext:value-type="float">
            <text:p>4344.11</text:p>
          </table:table-cell>
          <table:table-cell office:value-type="float" office:value="2836.25" calcext:value-type="float">
            <text:p>2836.25</text:p>
          </table:table-cell>
        </table:table-row>
        <table:table-row table:style-name="ro1">
          <table:table-cell office:value-type="string" calcext:value-type="string">
            <text:p>12 DRAM</text:p>
          </table:table-cell>
          <table:table-cell table:formula="of:=SUM([.C33:.K33])/9" office:value-type="float" office:value="4439.58666666667" calcext:value-type="float">
            <text:p>4439.59</text:p>
          </table:table-cell>
          <table:table-cell office:value-type="float" office:value="6414.7" calcext:value-type="float">
            <text:p>6414.7</text:p>
          </table:table-cell>
          <table:table-cell office:value-type="float" office:value="4707.08" calcext:value-type="float">
            <text:p>4707.08</text:p>
          </table:table-cell>
          <table:table-cell office:value-type="float" office:value="4466.32" calcext:value-type="float">
            <text:p>4466.32</text:p>
          </table:table-cell>
          <table:table-cell office:value-type="float" office:value="4349.3" calcext:value-type="float">
            <text:p>4349.3</text:p>
          </table:table-cell>
          <table:table-cell office:value-type="float" office:value="2677.96" calcext:value-type="float">
            <text:p>2677.96</text:p>
          </table:table-cell>
          <table:table-cell office:value-type="float" office:value="4233.39" calcext:value-type="float">
            <text:p>4233.39</text:p>
          </table:table-cell>
          <table:table-cell office:value-type="float" office:value="4333.12" calcext:value-type="float">
            <text:p>4333.12</text:p>
          </table:table-cell>
          <table:table-cell office:value-type="float" office:value="4326.37" calcext:value-type="float">
            <text:p>4326.37</text:p>
          </table:table-cell>
          <table:table-cell office:value-type="float" office:value="4448.04" calcext:value-type="float">
            <text:p>4448.04</text:p>
          </table:table-cell>
        </table:table-row>
        <table:table-row table:style-name="ro1">
          <table:table-cell office:value-type="string" calcext:value-type="string">
            <text:p>13 DRAM</text:p>
          </table:table-cell>
          <table:table-cell table:formula="of:=SUM([.C34:.K34])/9" office:value-type="float" office:value="4342.43666666667" calcext:value-type="float">
            <text:p>4342.44</text:p>
          </table:table-cell>
          <table:table-cell office:value-type="float" office:value="6304.67" calcext:value-type="float">
            <text:p>6304.67</text:p>
          </table:table-cell>
          <table:table-cell office:value-type="float" office:value="3377.17" calcext:value-type="float">
            <text:p>3377.17</text:p>
          </table:table-cell>
          <table:table-cell office:value-type="float" office:value="3388.24" calcext:value-type="float">
            <text:p>3388.24</text:p>
          </table:table-cell>
          <table:table-cell office:value-type="float" office:value="4346.11" calcext:value-type="float">
            <text:p>4346.11</text:p>
          </table:table-cell>
          <table:table-cell office:value-type="float" office:value="4288.25" calcext:value-type="float">
            <text:p>4288.25</text:p>
          </table:table-cell>
          <table:table-cell office:value-type="float" office:value="4220.79" calcext:value-type="float">
            <text:p>4220.79</text:p>
          </table:table-cell>
          <table:table-cell office:value-type="float" office:value="4268.81" calcext:value-type="float">
            <text:p>4268.81</text:p>
          </table:table-cell>
          <table:table-cell office:value-type="float" office:value="4286.82" calcext:value-type="float">
            <text:p>4286.82</text:p>
          </table:table-cell>
          <table:table-cell office:value-type="float" office:value="4601.07" calcext:value-type="float">
            <text:p>4601.07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35:.K35])/9" office:value-type="float" office:value="5018.59777777778" calcext:value-type="float">
            <text:p>5018.60</text:p>
          </table:table-cell>
          <table:table-cell office:value-type="float" office:value="4206.87" calcext:value-type="float">
            <text:p>4206.87</text:p>
          </table:table-cell>
          <table:table-cell office:value-type="float" office:value="4200.05" calcext:value-type="float">
            <text:p>4200.05</text:p>
          </table:table-cell>
          <table:table-cell office:value-type="float" office:value="4109.2" calcext:value-type="float">
            <text:p>4109.2</text:p>
          </table:table-cell>
          <table:table-cell office:value-type="float" office:value="2638.51" calcext:value-type="float">
            <text:p>2638.51</text:p>
          </table:table-cell>
          <table:table-cell office:value-type="float" office:value="4131.45" calcext:value-type="float">
            <text:p>4131.45</text:p>
          </table:table-cell>
          <table:table-cell office:value-type="float" office:value="4093.02" calcext:value-type="float">
            <text:p>4093.02</text:p>
          </table:table-cell>
          <table:table-cell office:value-type="float" office:value="4692" calcext:value-type="float">
            <text:p>4692</text:p>
          </table:table-cell>
          <table:table-cell office:value-type="float" office:value="8270.1" calcext:value-type="float">
            <text:p>8270.1</text:p>
          </table:table-cell>
          <table:table-cell office:value-type="float" office:value="8826.18" calcext:value-type="float">
            <text:p>8826.18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36:.K36])/9" office:value-type="float" office:value="5372.02888888889" calcext:value-type="float">
            <text:p>5372.03</text:p>
          </table:table-cell>
          <table:table-cell office:value-type="float" office:value="3236.63" calcext:value-type="float">
            <text:p>3236.63</text:p>
          </table:table-cell>
          <table:table-cell office:value-type="float" office:value="4129.5" calcext:value-type="float">
            <text:p>4129.5</text:p>
          </table:table-cell>
          <table:table-cell office:value-type="float" office:value="4054.71" calcext:value-type="float">
            <text:p>4054.71</text:p>
          </table:table-cell>
          <table:table-cell office:value-type="float" office:value="4121.63" calcext:value-type="float">
            <text:p>4121.63</text:p>
          </table:table-cell>
          <table:table-cell office:value-type="float" office:value="4131.62" calcext:value-type="float">
            <text:p>4131.62</text:p>
          </table:table-cell>
          <table:table-cell office:value-type="float" office:value="4184.12" calcext:value-type="float">
            <text:p>4184.12</text:p>
          </table:table-cell>
          <table:table-cell office:value-type="float" office:value="6763.7" calcext:value-type="float">
            <text:p>6763.7</text:p>
          </table:table-cell>
          <table:table-cell office:value-type="float" office:value="8779" calcext:value-type="float">
            <text:p>8779</text:p>
          </table:table-cell>
          <table:table-cell office:value-type="float" office:value="8947.35" calcext:value-type="float">
            <text:p>8947.35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21:.B34])" office:value-type="float" office:value="62531.3555555556" calcext:value-type="float">
            <text:p>62531.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35:.B36])" office:value-type="float" office:value="10390.6266666667" calcext:value-type="float">
            <text:p>10390.6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40:.K40])/9" office:value-type="float" office:value="5118.50222222222" calcext:value-type="float">
            <text:p>5118.50</text:p>
          </table:table-cell>
          <table:table-cell office:value-type="float" office:value="4991.48" calcext:value-type="float">
            <text:p>4991.48</text:p>
          </table:table-cell>
          <table:table-cell office:value-type="float" office:value="4998.19" calcext:value-type="float">
            <text:p>4998.19</text:p>
          </table:table-cell>
          <table:table-cell office:value-type="float" office:value="4966" calcext:value-type="float">
            <text:p>4966</text:p>
          </table:table-cell>
          <table:table-cell office:value-type="float" office:value="4925.9" calcext:value-type="float">
            <text:p>4925.9</text:p>
          </table:table-cell>
          <table:table-cell office:value-type="float" office:value="5078.81" calcext:value-type="float">
            <text:p>5078.81</text:p>
          </table:table-cell>
          <table:table-cell office:value-type="float" office:value="5052.91" calcext:value-type="float">
            <text:p>5052.91</text:p>
          </table:table-cell>
          <table:table-cell office:value-type="float" office:value="5063.98" calcext:value-type="float">
            <text:p>5063.98</text:p>
          </table:table-cell>
          <table:table-cell office:value-type="float" office:value="5062.97" calcext:value-type="float">
            <text:p>5062.97</text:p>
          </table:table-cell>
          <table:table-cell office:value-type="float" office:value="5926.28" calcext:value-type="float">
            <text:p>5926.28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41:.K41])/9" office:value-type="float" office:value="5103.49111111111" calcext:value-type="float">
            <text:p>5103.49</text:p>
          </table:table-cell>
          <table:table-cell office:value-type="float" office:value="5027.65" calcext:value-type="float">
            <text:p>5027.65</text:p>
          </table:table-cell>
          <table:table-cell office:value-type="float" office:value="4971.71" calcext:value-type="float">
            <text:p>4971.71</text:p>
          </table:table-cell>
          <table:table-cell office:value-type="float" office:value="4992.57" calcext:value-type="float">
            <text:p>4992.57</text:p>
          </table:table-cell>
          <table:table-cell office:value-type="float" office:value="4922.03" calcext:value-type="float">
            <text:p>4922.03</text:p>
          </table:table-cell>
          <table:table-cell office:value-type="float" office:value="5092.77" calcext:value-type="float">
            <text:p>5092.77</text:p>
          </table:table-cell>
          <table:table-cell office:value-type="float" office:value="5071.68" calcext:value-type="float">
            <text:p>5071.68</text:p>
          </table:table-cell>
          <table:table-cell office:value-type="float" office:value="5069.27" calcext:value-type="float">
            <text:p>5069.27</text:p>
          </table:table-cell>
          <table:table-cell office:value-type="float" office:value="5091.75" calcext:value-type="float">
            <text:p>5091.75</text:p>
          </table:table-cell>
          <table:table-cell office:value-type="float" office:value="5691.99" calcext:value-type="float">
            <text:p>5691.99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42:.K42])/9" office:value-type="float" office:value="5052.90555555556" calcext:value-type="float">
            <text:p>5052.91</text:p>
          </table:table-cell>
          <table:table-cell office:value-type="float" office:value="7094.08" calcext:value-type="float">
            <text:p>7094.08</text:p>
          </table:table-cell>
          <table:table-cell office:value-type="float" office:value="5310.97" calcext:value-type="float">
            <text:p>5310.97</text:p>
          </table:table-cell>
          <table:table-cell office:value-type="float" office:value="2941.58" calcext:value-type="float">
            <text:p>2941.58</text:p>
          </table:table-cell>
          <table:table-cell office:value-type="float" office:value="4887.02" calcext:value-type="float">
            <text:p>4887.02</text:p>
          </table:table-cell>
          <table:table-cell office:value-type="float" office:value="5079.61" calcext:value-type="float">
            <text:p>5079.61</text:p>
          </table:table-cell>
          <table:table-cell office:value-type="float" office:value="5108.26" calcext:value-type="float">
            <text:p>5108.26</text:p>
          </table:table-cell>
          <table:table-cell office:value-type="float" office:value="5087.49" calcext:value-type="float">
            <text:p>5087.49</text:p>
          </table:table-cell>
          <table:table-cell office:value-type="float" office:value="5024.6" calcext:value-type="float">
            <text:p>5024.6</text:p>
          </table:table-cell>
          <table:table-cell office:value-type="float" office:value="4942.54" calcext:value-type="float">
            <text:p>4942.54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43:.K43])/9" office:value-type="float" office:value="5026.18333333333" calcext:value-type="float">
            <text:p>5026.18</text:p>
          </table:table-cell>
          <table:table-cell office:value-type="float" office:value="6979.03" calcext:value-type="float">
            <text:p>6979.03</text:p>
          </table:table-cell>
          <table:table-cell office:value-type="float" office:value="5241.16" calcext:value-type="float">
            <text:p>5241.16</text:p>
          </table:table-cell>
          <table:table-cell office:value-type="float" office:value="4999.69" calcext:value-type="float">
            <text:p>4999.69</text:p>
          </table:table-cell>
          <table:table-cell office:value-type="float" office:value="5049.21" calcext:value-type="float">
            <text:p>5049.21</text:p>
          </table:table-cell>
          <table:table-cell office:value-type="float" office:value="4894.21" calcext:value-type="float">
            <text:p>4894.21</text:p>
          </table:table-cell>
          <table:table-cell office:value-type="float" office:value="2911.3" calcext:value-type="float">
            <text:p>2911.3</text:p>
          </table:table-cell>
          <table:table-cell office:value-type="float" office:value="5069.96" calcext:value-type="float">
            <text:p>5069.96</text:p>
          </table:table-cell>
          <table:table-cell office:value-type="float" office:value="5102.69" calcext:value-type="float">
            <text:p>5102.69</text:p>
          </table:table-cell>
          <table:table-cell office:value-type="float" office:value="4988.4" calcext:value-type="float">
            <text:p>4988.4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44:.K44])/9" office:value-type="float" office:value="5036.78222222222" calcext:value-type="float">
            <text:p>5036.78</text:p>
          </table:table-cell>
          <table:table-cell office:value-type="float" office:value="7109.82" calcext:value-type="float">
            <text:p>7109.82</text:p>
          </table:table-cell>
          <table:table-cell office:value-type="float" office:value="5321.84" calcext:value-type="float">
            <text:p>5321.84</text:p>
          </table:table-cell>
          <table:table-cell office:value-type="float" office:value="5003.51" calcext:value-type="float">
            <text:p>5003.51</text:p>
          </table:table-cell>
          <table:table-cell office:value-type="float" office:value="5067.64" calcext:value-type="float">
            <text:p>5067.64</text:p>
          </table:table-cell>
          <table:table-cell office:value-type="float" office:value="4825.31" calcext:value-type="float">
            <text:p>4825.31</text:p>
          </table:table-cell>
          <table:table-cell office:value-type="float" office:value="5013.62" calcext:value-type="float">
            <text:p>5013.62</text:p>
          </table:table-cell>
          <table:table-cell office:value-type="float" office:value="2908.36" calcext:value-type="float">
            <text:p>2908.36</text:p>
          </table:table-cell>
          <table:table-cell office:value-type="float" office:value="5101.39" calcext:value-type="float">
            <text:p>5101.39</text:p>
          </table:table-cell>
          <table:table-cell office:value-type="float" office:value="4979.55" calcext:value-type="float">
            <text:p>4979.55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45:.K45])/9" office:value-type="float" office:value="4843.11777777778" calcext:value-type="float">
            <text:p>4843.12</text:p>
          </table:table-cell>
          <table:table-cell office:value-type="float" office:value="3224.03" calcext:value-type="float">
            <text:p>3224.03</text:p>
          </table:table-cell>
          <table:table-cell office:value-type="float" office:value="4971.97" calcext:value-type="float">
            <text:p>4971.97</text:p>
          </table:table-cell>
          <table:table-cell office:value-type="float" office:value="5049.5" calcext:value-type="float">
            <text:p>5049.5</text:p>
          </table:table-cell>
          <table:table-cell office:value-type="float" office:value="4860.91" calcext:value-type="float">
            <text:p>4860.91</text:p>
          </table:table-cell>
          <table:table-cell office:value-type="float" office:value="5073.7" calcext:value-type="float">
            <text:p>5073.7</text:p>
          </table:table-cell>
          <table:table-cell office:value-type="float" office:value="5089.19" calcext:value-type="float">
            <text:p>5089.19</text:p>
          </table:table-cell>
          <table:table-cell office:value-type="float" office:value="5056.17" calcext:value-type="float">
            <text:p>5056.17</text:p>
          </table:table-cell>
          <table:table-cell office:value-type="float" office:value="5100.69" calcext:value-type="float">
            <text:p>5100.69</text:p>
          </table:table-cell>
          <table:table-cell office:value-type="float" office:value="5161.9" calcext:value-type="float">
            <text:p>5161.9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46:.K46])/9" office:value-type="float" office:value="5350.94222222222" calcext:value-type="float">
            <text:p>5350.94</text:p>
          </table:table-cell>
          <table:table-cell office:value-type="float" office:value="4991.34" calcext:value-type="float">
            <text:p>4991.34</text:p>
          </table:table-cell>
          <table:table-cell office:value-type="float" office:value="4975.6" calcext:value-type="float">
            <text:p>4975.6</text:p>
          </table:table-cell>
          <table:table-cell office:value-type="float" office:value="4959.36" calcext:value-type="float">
            <text:p>4959.36</text:p>
          </table:table-cell>
          <table:table-cell office:value-type="float" office:value="4898.1" calcext:value-type="float">
            <text:p>4898.1</text:p>
          </table:table-cell>
          <table:table-cell office:value-type="float" office:value="5055.75" calcext:value-type="float">
            <text:p>5055.75</text:p>
          </table:table-cell>
          <table:table-cell office:value-type="float" office:value="5036.23" calcext:value-type="float">
            <text:p>5036.23</text:p>
          </table:table-cell>
          <table:table-cell office:value-type="float" office:value="2853.64" calcext:value-type="float">
            <text:p>2853.64</text:p>
          </table:table-cell>
          <table:table-cell office:value-type="float" office:value="5268.93" calcext:value-type="float">
            <text:p>5268.93</text:p>
          </table:table-cell>
          <table:table-cell office:value-type="float" office:value="10119.53" calcext:value-type="float">
            <text:p>10119.53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47:.K47])/9" office:value-type="float" office:value="5010.98666666667" calcext:value-type="float">
            <text:p>5010.99</text:p>
          </table:table-cell>
          <table:table-cell office:value-type="float" office:value="4555.34" calcext:value-type="float">
            <text:p>4555.34</text:p>
          </table:table-cell>
          <table:table-cell office:value-type="float" office:value="4906.43" calcext:value-type="float">
            <text:p>4906.43</text:p>
          </table:table-cell>
          <table:table-cell office:value-type="float" office:value="5001.11" calcext:value-type="float">
            <text:p>5001.11</text:p>
          </table:table-cell>
          <table:table-cell office:value-type="float" office:value="4902.74" calcext:value-type="float">
            <text:p>4902.74</text:p>
          </table:table-cell>
          <table:table-cell office:value-type="float" office:value="5074.42" calcext:value-type="float">
            <text:p>5074.42</text:p>
          </table:table-cell>
          <table:table-cell office:value-type="float" office:value="4955.92" calcext:value-type="float">
            <text:p>4955.92</text:p>
          </table:table-cell>
          <table:table-cell office:value-type="float" office:value="5061.46" calcext:value-type="float">
            <text:p>5061.46</text:p>
          </table:table-cell>
          <table:table-cell office:value-type="float" office:value="5098.53" calcext:value-type="float">
            <text:p>5098.53</text:p>
          </table:table-cell>
          <table:table-cell office:value-type="float" office:value="5542.93" calcext:value-type="float">
            <text:p>5542.93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48:.K48])/9" office:value-type="float" office:value="4963.30333333333" calcext:value-type="float">
            <text:p>4963.30</text:p>
          </table:table-cell>
          <table:table-cell office:value-type="float" office:value="7005.07" calcext:value-type="float">
            <text:p>7005.07</text:p>
          </table:table-cell>
          <table:table-cell office:value-type="float" office:value="5260.72" calcext:value-type="float">
            <text:p>5260.72</text:p>
          </table:table-cell>
          <table:table-cell office:value-type="float" office:value="4994.77" calcext:value-type="float">
            <text:p>4994.77</text:p>
          </table:table-cell>
          <table:table-cell office:value-type="float" office:value="3761.94" calcext:value-type="float">
            <text:p>3761.94</text:p>
          </table:table-cell>
          <table:table-cell office:value-type="float" office:value="3626.88" calcext:value-type="float">
            <text:p>3626.88</text:p>
          </table:table-cell>
          <table:table-cell office:value-type="float" office:value="5100.83" calcext:value-type="float">
            <text:p>5100.83</text:p>
          </table:table-cell>
          <table:table-cell office:value-type="float" office:value="4950.04" calcext:value-type="float">
            <text:p>4950.04</text:p>
          </table:table-cell>
          <table:table-cell office:value-type="float" office:value="5058.7" calcext:value-type="float">
            <text:p>5058.7</text:p>
          </table:table-cell>
          <table:table-cell office:value-type="float" office:value="4910.78" calcext:value-type="float">
            <text:p>4910.78</text:p>
          </table:table-cell>
        </table:table-row>
        <table:table-row table:style-name="ro1">
          <table:table-cell office:value-type="string" calcext:value-type="string">
            <text:p>9 DRAM</text:p>
          </table:table-cell>
          <table:table-cell table:formula="of:=SUM([.C49:.K49])/9" office:value-type="float" office:value="4840.26333333333" calcext:value-type="float">
            <text:p>4840.26</text:p>
          </table:table-cell>
          <table:table-cell office:value-type="float" office:value="6955.13" calcext:value-type="float">
            <text:p>6955.13</text:p>
          </table:table-cell>
          <table:table-cell office:value-type="float" office:value="5130.82" calcext:value-type="float">
            <text:p>5130.82</text:p>
          </table:table-cell>
          <table:table-cell office:value-type="float" office:value="4989.86" calcext:value-type="float">
            <text:p>4989.86</text:p>
          </table:table-cell>
          <table:table-cell office:value-type="float" office:value="5031.91" calcext:value-type="float">
            <text:p>5031.91</text:p>
          </table:table-cell>
          <table:table-cell office:value-type="float" office:value="4891.92" calcext:value-type="float">
            <text:p>4891.92</text:p>
          </table:table-cell>
          <table:table-cell office:value-type="float" office:value="5082.21" calcext:value-type="float">
            <text:p>5082.21</text:p>
          </table:table-cell>
          <table:table-cell office:value-type="float" office:value="4983.64" calcext:value-type="float">
            <text:p>4983.64</text:p>
          </table:table-cell>
          <table:table-cell office:value-type="float" office:value="5061" calcext:value-type="float">
            <text:p>5061</text:p>
          </table:table-cell>
          <table:table-cell office:value-type="float" office:value="1435.88" calcext:value-type="float">
            <text:p>1435.88</text:p>
          </table:table-cell>
        </table:table-row>
        <table:table-row table:style-name="ro1">
          <table:table-cell office:value-type="string" calcext:value-type="string">
            <text:p>10 DRAM</text:p>
          </table:table-cell>
          <table:table-cell table:formula="of:=SUM([.C50:.K50])/9" office:value-type="float" office:value="5104.61777777778" calcext:value-type="float">
            <text:p>5104.62</text:p>
          </table:table-cell>
          <table:table-cell office:value-type="float" office:value="5013.99" calcext:value-type="float">
            <text:p>5013.99</text:p>
          </table:table-cell>
          <table:table-cell office:value-type="float" office:value="4999.16" calcext:value-type="float">
            <text:p>4999.16</text:p>
          </table:table-cell>
          <table:table-cell office:value-type="float" office:value="4981.4" calcext:value-type="float">
            <text:p>4981.4</text:p>
          </table:table-cell>
          <table:table-cell office:value-type="float" office:value="4921.9" calcext:value-type="float">
            <text:p>4921.9</text:p>
          </table:table-cell>
          <table:table-cell office:value-type="float" office:value="5085.03" calcext:value-type="float">
            <text:p>5085.03</text:p>
          </table:table-cell>
          <table:table-cell office:value-type="float" office:value="5064.96" calcext:value-type="float">
            <text:p>5064.96</text:p>
          </table:table-cell>
          <table:table-cell office:value-type="float" office:value="5065.65" calcext:value-type="float">
            <text:p>5065.65</text:p>
          </table:table-cell>
          <table:table-cell office:value-type="float" office:value="5073.57" calcext:value-type="float">
            <text:p>5073.57</text:p>
          </table:table-cell>
          <table:table-cell office:value-type="float" office:value="5735.9" calcext:value-type="float">
            <text:p>5735.9</text:p>
          </table:table-cell>
        </table:table-row>
        <table:table-row table:style-name="ro1">
          <table:table-cell office:value-type="string" calcext:value-type="string">
            <text:p>11 DRAM</text:p>
          </table:table-cell>
          <table:table-cell table:formula="of:=SUM([.C51:.K51])/9" office:value-type="float" office:value="5103.92777777778" calcext:value-type="float">
            <text:p>5103.93</text:p>
          </table:table-cell>
          <table:table-cell office:value-type="float" office:value="4975.56" calcext:value-type="float">
            <text:p>4975.56</text:p>
          </table:table-cell>
          <table:table-cell office:value-type="float" office:value="5022.13" calcext:value-type="float">
            <text:p>5022.13</text:p>
          </table:table-cell>
          <table:table-cell office:value-type="float" office:value="5019.17" calcext:value-type="float">
            <text:p>5019.17</text:p>
          </table:table-cell>
          <table:table-cell office:value-type="float" office:value="4934.94" calcext:value-type="float">
            <text:p>4934.94</text:p>
          </table:table-cell>
          <table:table-cell office:value-type="float" office:value="5104.35" calcext:value-type="float">
            <text:p>5104.35</text:p>
          </table:table-cell>
          <table:table-cell office:value-type="float" office:value="5093.72" calcext:value-type="float">
            <text:p>5093.72</text:p>
          </table:table-cell>
          <table:table-cell office:value-type="float" office:value="5093.93" calcext:value-type="float">
            <text:p>5093.93</text:p>
          </table:table-cell>
          <table:table-cell office:value-type="float" office:value="5129.82" calcext:value-type="float">
            <text:p>5129.82</text:p>
          </table:table-cell>
          <table:table-cell office:value-type="float" office:value="5561.73" calcext:value-type="float">
            <text:p>5561.73</text:p>
          </table:table-cell>
        </table:table-row>
        <table:table-row table:style-name="ro1">
          <table:table-cell office:value-type="string" calcext:value-type="string">
            <text:p>12 DRAM</text:p>
          </table:table-cell>
          <table:table-cell table:formula="of:=SUM([.C52:.K52])/9" office:value-type="float" office:value="5188.94666666667" calcext:value-type="float">
            <text:p>5188.95</text:p>
          </table:table-cell>
          <table:table-cell office:value-type="float" office:value="6648.69" calcext:value-type="float">
            <text:p>6648.69</text:p>
          </table:table-cell>
          <table:table-cell office:value-type="float" office:value="5012.38" calcext:value-type="float">
            <text:p>5012.38</text:p>
          </table:table-cell>
          <table:table-cell office:value-type="float" office:value="5015.79" calcext:value-type="float">
            <text:p>5015.79</text:p>
          </table:table-cell>
          <table:table-cell office:value-type="float" office:value="5008.37" calcext:value-type="float">
            <text:p>5008.37</text:p>
          </table:table-cell>
          <table:table-cell office:value-type="float" office:value="4878.26" calcext:value-type="float">
            <text:p>4878.26</text:p>
          </table:table-cell>
          <table:table-cell office:value-type="float" office:value="5095.66" calcext:value-type="float">
            <text:p>5095.66</text:p>
          </table:table-cell>
          <table:table-cell office:value-type="float" office:value="5090.97" calcext:value-type="float">
            <text:p>5090.97</text:p>
          </table:table-cell>
          <table:table-cell office:value-type="float" office:value="5080.96" calcext:value-type="float">
            <text:p>5080.96</text:p>
          </table:table-cell>
          <table:table-cell office:value-type="float" office:value="4869.44" calcext:value-type="float">
            <text:p>4869.44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53:.K53])/9" office:value-type="float" office:value="7283.10555555556" calcext:value-type="float">
            <text:p>7283.11</text:p>
          </table:table-cell>
          <table:table-cell office:value-type="float" office:value="5365.88" calcext:value-type="float">
            <text:p>5365.88</text:p>
          </table:table-cell>
          <table:table-cell office:value-type="float" office:value="2366.93" calcext:value-type="float">
            <text:p>2366.93</text:p>
          </table:table-cell>
          <table:table-cell office:value-type="float" office:value="6056.29" calcext:value-type="float">
            <text:p>6056.29</text:p>
          </table:table-cell>
          <table:table-cell office:value-type="float" office:value="8921.95" calcext:value-type="float">
            <text:p>8921.95</text:p>
          </table:table-cell>
          <table:table-cell office:value-type="float" office:value="8885.93" calcext:value-type="float">
            <text:p>8885.93</text:p>
          </table:table-cell>
          <table:table-cell office:value-type="float" office:value="8894.38" calcext:value-type="float">
            <text:p>8894.38</text:p>
          </table:table-cell>
          <table:table-cell office:value-type="float" office:value="8960.57" calcext:value-type="float">
            <text:p>8960.57</text:p>
          </table:table-cell>
          <table:table-cell office:value-type="float" office:value="8965.13" calcext:value-type="float">
            <text:p>8965.13</text:p>
          </table:table-cell>
          <table:table-cell office:value-type="float" office:value="7130.89" calcext:value-type="float">
            <text:p>7130.89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54:.K54])/9" office:value-type="float" office:value="8204.46888888889" calcext:value-type="float">
            <text:p>8204.47</text:p>
          </table:table-cell>
          <table:table-cell office:value-type="float" office:value="7568.05" calcext:value-type="float">
            <text:p>7568.05</text:p>
          </table:table-cell>
          <table:table-cell office:value-type="float" office:value="8879.46" calcext:value-type="float">
            <text:p>8879.46</text:p>
          </table:table-cell>
          <table:table-cell office:value-type="float" office:value="8801.6" calcext:value-type="float">
            <text:p>8801.6</text:p>
          </table:table-cell>
          <table:table-cell office:value-type="float" office:value="8678.77" calcext:value-type="float">
            <text:p>8678.77</text:p>
          </table:table-cell>
          <table:table-cell office:value-type="float" office:value="6882.43" calcext:value-type="float">
            <text:p>6882.43</text:p>
          </table:table-cell>
          <table:table-cell office:value-type="float" office:value="5785.74" calcext:value-type="float">
            <text:p>5785.74</text:p>
          </table:table-cell>
          <table:table-cell office:value-type="float" office:value="8896.31" calcext:value-type="float">
            <text:p>8896.31</text:p>
          </table:table-cell>
          <table:table-cell office:value-type="float" office:value="9092.29" calcext:value-type="float">
            <text:p>9092.29</text:p>
          </table:table-cell>
          <table:table-cell office:value-type="float" office:value="9255.57" calcext:value-type="float">
            <text:p>9255.57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55:.K55])/9" office:value-type="float" office:value="8050.52333333333" calcext:value-type="float">
            <text:p>8050.52</text:p>
          </table:table-cell>
          <table:table-cell office:value-type="float" office:value="5206.64" calcext:value-type="float">
            <text:p>5206.64</text:p>
          </table:table-cell>
          <table:table-cell office:value-type="float" office:value="8816.59" calcext:value-type="float">
            <text:p>8816.59</text:p>
          </table:table-cell>
          <table:table-cell office:value-type="float" office:value="9040.22" calcext:value-type="float">
            <text:p>9040.22</text:p>
          </table:table-cell>
          <table:table-cell office:value-type="float" office:value="9001.1" calcext:value-type="float">
            <text:p>9001.1</text:p>
          </table:table-cell>
          <table:table-cell office:value-type="float" office:value="8836.6" calcext:value-type="float">
            <text:p>8836.6</text:p>
          </table:table-cell>
          <table:table-cell office:value-type="float" office:value="8766.3" calcext:value-type="float">
            <text:p>8766.3</text:p>
          </table:table-cell>
          <table:table-cell office:value-type="float" office:value="5009.47" calcext:value-type="float">
            <text:p>5009.47</text:p>
          </table:table-cell>
          <table:table-cell office:value-type="float" office:value="8890.82" calcext:value-type="float">
            <text:p>8890.82</text:p>
          </table:table-cell>
          <table:table-cell office:value-type="float" office:value="8886.97" calcext:value-type="float">
            <text:p>8886.97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40:.B52])" office:value-type="float" office:value="65743.97" calcext:value-type="float">
            <text:p>65743.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53:.B55])" office:value-type="float" office:value="23538.0977777778" calcext:value-type="float">
            <text:p>23538.1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59:.K59])/9" office:value-type="float" office:value="5529.64555555556" calcext:value-type="float">
            <text:p>5529.65</text:p>
          </table:table-cell>
          <table:table-cell office:value-type="float" office:value="5141.57" calcext:value-type="float">
            <text:p>5141.57</text:p>
          </table:table-cell>
          <table:table-cell office:value-type="float" office:value="5140.58" calcext:value-type="float">
            <text:p>5140.58</text:p>
          </table:table-cell>
          <table:table-cell office:value-type="float" office:value="5186.49" calcext:value-type="float">
            <text:p>5186.49</text:p>
          </table:table-cell>
          <table:table-cell office:value-type="float" office:value="5296.31" calcext:value-type="float">
            <text:p>5296.31</text:p>
          </table:table-cell>
          <table:table-cell office:value-type="float" office:value="5276.26" calcext:value-type="float">
            <text:p>5276.26</text:p>
          </table:table-cell>
          <table:table-cell office:value-type="float" office:value="5316.61" calcext:value-type="float">
            <text:p>5316.61</text:p>
          </table:table-cell>
          <table:table-cell office:value-type="float" office:value="5404.33" calcext:value-type="float">
            <text:p>5404.33</text:p>
          </table:table-cell>
          <table:table-cell office:value-type="float" office:value="5798.01" calcext:value-type="float">
            <text:p>5798.01</text:p>
          </table:table-cell>
          <table:table-cell office:value-type="float" office:value="7206.65" calcext:value-type="float">
            <text:p>7206.65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60:.K60])/9" office:value-type="float" office:value="5502.34" calcext:value-type="float">
            <text:p>5502.34</text:p>
          </table:table-cell>
          <table:table-cell office:value-type="float" office:value="5205.11" calcext:value-type="float">
            <text:p>5205.11</text:p>
          </table:table-cell>
          <table:table-cell office:value-type="float" office:value="5160.74" calcext:value-type="float">
            <text:p>5160.74</text:p>
          </table:table-cell>
          <table:table-cell office:value-type="float" office:value="5197.62" calcext:value-type="float">
            <text:p>5197.62</text:p>
          </table:table-cell>
          <table:table-cell office:value-type="float" office:value="5313.16" calcext:value-type="float">
            <text:p>5313.16</text:p>
          </table:table-cell>
          <table:table-cell office:value-type="float" office:value="5298.1" calcext:value-type="float">
            <text:p>5298.1</text:p>
          </table:table-cell>
          <table:table-cell office:value-type="float" office:value="5316.15" calcext:value-type="float">
            <text:p>5316.15</text:p>
          </table:table-cell>
          <table:table-cell office:value-type="float" office:value="5422.2" calcext:value-type="float">
            <text:p>5422.2</text:p>
          </table:table-cell>
          <table:table-cell office:value-type="float" office:value="5670.14" calcext:value-type="float">
            <text:p>5670.14</text:p>
          </table:table-cell>
          <table:table-cell office:value-type="float" office:value="6937.84" calcext:value-type="float">
            <text:p>6937.84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61:.K61])/9" office:value-type="float" office:value="5510.12888888889" calcext:value-type="float">
            <text:p>5510.13</text:p>
          </table:table-cell>
          <table:table-cell office:value-type="float" office:value="8127.73" calcext:value-type="float">
            <text:p>8127.73</text:p>
          </table:table-cell>
          <table:table-cell office:value-type="float" office:value="5919.33" calcext:value-type="float">
            <text:p>5919.33</text:p>
          </table:table-cell>
          <table:table-cell office:value-type="float" office:value="5180.68" calcext:value-type="float">
            <text:p>5180.68</text:p>
          </table:table-cell>
          <table:table-cell office:value-type="float" office:value="5174.85" calcext:value-type="float">
            <text:p>5174.85</text:p>
          </table:table-cell>
          <table:table-cell office:value-type="float" office:value="5308.01" calcext:value-type="float">
            <text:p>5308.01</text:p>
          </table:table-cell>
          <table:table-cell office:value-type="float" office:value="5316.16" calcext:value-type="float">
            <text:p>5316.16</text:p>
          </table:table-cell>
          <table:table-cell office:value-type="float" office:value="3036.45" calcext:value-type="float">
            <text:p>3036.45</text:p>
          </table:table-cell>
          <table:table-cell office:value-type="float" office:value="5428.44" calcext:value-type="float">
            <text:p>5428.44</text:p>
          </table:table-cell>
          <table:table-cell office:value-type="float" office:value="6099.51" calcext:value-type="float">
            <text:p>6099.51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62:.K62])/9" office:value-type="float" office:value="5526.62888888889" calcext:value-type="float">
            <text:p>5526.63</text:p>
          </table:table-cell>
          <table:table-cell office:value-type="float" office:value="5126.2" calcext:value-type="float">
            <text:p>5126.2</text:p>
          </table:table-cell>
          <table:table-cell office:value-type="float" office:value="5160.49" calcext:value-type="float">
            <text:p>5160.49</text:p>
          </table:table-cell>
          <table:table-cell office:value-type="float" office:value="5204.48" calcext:value-type="float">
            <text:p>5204.48</text:p>
          </table:table-cell>
          <table:table-cell office:value-type="float" office:value="5315.62" calcext:value-type="float">
            <text:p>5315.62</text:p>
          </table:table-cell>
          <table:table-cell office:value-type="float" office:value="5294.23" calcext:value-type="float">
            <text:p>5294.23</text:p>
          </table:table-cell>
          <table:table-cell office:value-type="float" office:value="5324.73" calcext:value-type="float">
            <text:p>5324.73</text:p>
          </table:table-cell>
          <table:table-cell office:value-type="float" office:value="5421.8" calcext:value-type="float">
            <text:p>5421.8</text:p>
          </table:table-cell>
          <table:table-cell office:value-type="float" office:value="5771.32" calcext:value-type="float">
            <text:p>5771.32</text:p>
          </table:table-cell>
          <table:table-cell office:value-type="float" office:value="7120.79" calcext:value-type="float">
            <text:p>7120.79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63:.K63])/9" office:value-type="float" office:value="5898.94444444444" calcext:value-type="float">
            <text:p>5898.94</text:p>
          </table:table-cell>
          <table:table-cell office:value-type="float" office:value="5209.72" calcext:value-type="float">
            <text:p>5209.72</text:p>
          </table:table-cell>
          <table:table-cell office:value-type="float" office:value="5175.26" calcext:value-type="float">
            <text:p>5175.26</text:p>
          </table:table-cell>
          <table:table-cell office:value-type="float" office:value="5210.74" calcext:value-type="float">
            <text:p>5210.74</text:p>
          </table:table-cell>
          <table:table-cell office:value-type="float" office:value="5328.5" calcext:value-type="float">
            <text:p>5328.5</text:p>
          </table:table-cell>
          <table:table-cell office:value-type="float" office:value="5312.35" calcext:value-type="float">
            <text:p>5312.35</text:p>
          </table:table-cell>
          <table:table-cell office:value-type="float" office:value="5331.93" calcext:value-type="float">
            <text:p>5331.93</text:p>
          </table:table-cell>
          <table:table-cell office:value-type="float" office:value="2510.92" calcext:value-type="float">
            <text:p>2510.92</text:p>
          </table:table-cell>
          <table:table-cell office:value-type="float" office:value="7595.46" calcext:value-type="float">
            <text:p>7595.46</text:p>
          </table:table-cell>
          <table:table-cell office:value-type="float" office:value="11415.62" calcext:value-type="float">
            <text:p>11415.62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64:.K64])/9" office:value-type="float" office:value="5462.44444444444" calcext:value-type="float">
            <text:p>5462.44</text:p>
          </table:table-cell>
          <table:table-cell office:value-type="float" office:value="7855.65" calcext:value-type="float">
            <text:p>7855.65</text:p>
          </table:table-cell>
          <table:table-cell office:value-type="float" office:value="5645.63" calcext:value-type="float">
            <text:p>5645.63</text:p>
          </table:table-cell>
          <table:table-cell office:value-type="float" office:value="5148.64" calcext:value-type="float">
            <text:p>5148.64</text:p>
          </table:table-cell>
          <table:table-cell office:value-type="float" office:value="5150.62" calcext:value-type="float">
            <text:p>5150.62</text:p>
          </table:table-cell>
          <table:table-cell office:value-type="float" office:value="3073.38" calcext:value-type="float">
            <text:p>3073.38</text:p>
          </table:table-cell>
          <table:table-cell office:value-type="float" office:value="5275.64" calcext:value-type="float">
            <text:p>5275.64</text:p>
          </table:table-cell>
          <table:table-cell office:value-type="float" office:value="5375.35" calcext:value-type="float">
            <text:p>5375.35</text:p>
          </table:table-cell>
          <table:table-cell office:value-type="float" office:value="5417.27" calcext:value-type="float">
            <text:p>5417.27</text:p>
          </table:table-cell>
          <table:table-cell office:value-type="float" office:value="6219.82" calcext:value-type="float">
            <text:p>6219.82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65:.K65])/9" office:value-type="float" office:value="5556.25444444445" calcext:value-type="float">
            <text:p>5556.25</text:p>
          </table:table-cell>
          <table:table-cell office:value-type="float" office:value="7788.01" calcext:value-type="float">
            <text:p>7788.01</text:p>
          </table:table-cell>
          <table:table-cell office:value-type="float" office:value="5562.66" calcext:value-type="float">
            <text:p>5562.66</text:p>
          </table:table-cell>
          <table:table-cell office:value-type="float" office:value="5127.09" calcext:value-type="float">
            <text:p>5127.09</text:p>
          </table:table-cell>
          <table:table-cell office:value-type="float" office:value="5068.42" calcext:value-type="float">
            <text:p>5068.42</text:p>
          </table:table-cell>
          <table:table-cell office:value-type="float" office:value="5167.48" calcext:value-type="float">
            <text:p>5167.48</text:p>
          </table:table-cell>
          <table:table-cell office:value-type="float" office:value="5256.12" calcext:value-type="float">
            <text:p>5256.12</text:p>
          </table:table-cell>
          <table:table-cell office:value-type="float" office:value="5280.42" calcext:value-type="float">
            <text:p>5280.42</text:p>
          </table:table-cell>
          <table:table-cell office:value-type="float" office:value="5236.11" calcext:value-type="float">
            <text:p>5236.11</text:p>
          </table:table-cell>
          <table:table-cell office:value-type="float" office:value="5519.98" calcext:value-type="float">
            <text:p>5519.98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66:.K66])/9" office:value-type="float" office:value="5497.70444444444" calcext:value-type="float">
            <text:p>5497.70</text:p>
          </table:table-cell>
          <table:table-cell office:value-type="float" office:value="5171.82" calcext:value-type="float">
            <text:p>5171.82</text:p>
          </table:table-cell>
          <table:table-cell office:value-type="float" office:value="5142.33" calcext:value-type="float">
            <text:p>5142.33</text:p>
          </table:table-cell>
          <table:table-cell office:value-type="float" office:value="5181.23" calcext:value-type="float">
            <text:p>5181.23</text:p>
          </table:table-cell>
          <table:table-cell office:value-type="float" office:value="5300.33" calcext:value-type="float">
            <text:p>5300.33</text:p>
          </table:table-cell>
          <table:table-cell office:value-type="float" office:value="5272.56" calcext:value-type="float">
            <text:p>5272.56</text:p>
          </table:table-cell>
          <table:table-cell office:value-type="float" office:value="5305.53" calcext:value-type="float">
            <text:p>5305.53</text:p>
          </table:table-cell>
          <table:table-cell office:value-type="float" office:value="5400.22" calcext:value-type="float">
            <text:p>5400.22</text:p>
          </table:table-cell>
          <table:table-cell office:value-type="float" office:value="5705.43" calcext:value-type="float">
            <text:p>5705.43</text:p>
          </table:table-cell>
          <table:table-cell office:value-type="float" office:value="6999.89" calcext:value-type="float">
            <text:p>6999.89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67:.K67])/9" office:value-type="float" office:value="5614.77777777778" calcext:value-type="float">
            <text:p>5614.78</text:p>
          </table:table-cell>
          <table:table-cell office:value-type="float" office:value="7912.53" calcext:value-type="float">
            <text:p>7912.53</text:p>
          </table:table-cell>
          <table:table-cell office:value-type="float" office:value="5694.19" calcext:value-type="float">
            <text:p>5694.19</text:p>
          </table:table-cell>
          <table:table-cell office:value-type="float" office:value="5163.37" calcext:value-type="float">
            <text:p>5163.37</text:p>
          </table:table-cell>
          <table:table-cell office:value-type="float" office:value="5161.92" calcext:value-type="float">
            <text:p>5161.92</text:p>
          </table:table-cell>
          <table:table-cell office:value-type="float" office:value="5305.55" calcext:value-type="float">
            <text:p>5305.55</text:p>
          </table:table-cell>
          <table:table-cell office:value-type="float" office:value="5302.81" calcext:value-type="float">
            <text:p>5302.81</text:p>
          </table:table-cell>
          <table:table-cell office:value-type="float" office:value="5265.74" calcext:value-type="float">
            <text:p>5265.74</text:p>
          </table:table-cell>
          <table:table-cell office:value-type="float" office:value="5263.42" calcext:value-type="float">
            <text:p>5263.42</text:p>
          </table:table-cell>
          <table:table-cell office:value-type="float" office:value="5463.47" calcext:value-type="float">
            <text:p>5463.47</text:p>
          </table:table-cell>
        </table:table-row>
        <table:table-row table:style-name="ro1">
          <table:table-cell office:value-type="string" calcext:value-type="string">
            <text:p>9 DRAM</text:p>
          </table:table-cell>
          <table:table-cell table:formula="of:=SUM([.C68:.K68])/9" office:value-type="float" office:value="5495.66555555555" calcext:value-type="float">
            <text:p>5495.67</text:p>
          </table:table-cell>
          <table:table-cell office:value-type="float" office:value="5187.95" calcext:value-type="float">
            <text:p>5187.95</text:p>
          </table:table-cell>
          <table:table-cell office:value-type="float" office:value="5158.55" calcext:value-type="float">
            <text:p>5158.55</text:p>
          </table:table-cell>
          <table:table-cell office:value-type="float" office:value="5189.13" calcext:value-type="float">
            <text:p>5189.13</text:p>
          </table:table-cell>
          <table:table-cell office:value-type="float" office:value="5316.98" calcext:value-type="float">
            <text:p>5316.98</text:p>
          </table:table-cell>
          <table:table-cell office:value-type="float" office:value="5201.76" calcext:value-type="float">
            <text:p>5201.76</text:p>
          </table:table-cell>
          <table:table-cell office:value-type="float" office:value="5316.92" calcext:value-type="float">
            <text:p>5316.92</text:p>
          </table:table-cell>
          <table:table-cell office:value-type="float" office:value="5413.35" calcext:value-type="float">
            <text:p>5413.35</text:p>
          </table:table-cell>
          <table:table-cell office:value-type="float" office:value="5671.67" calcext:value-type="float">
            <text:p>5671.67</text:p>
          </table:table-cell>
          <table:table-cell office:value-type="float" office:value="7004.68" calcext:value-type="float">
            <text:p>7004.68</text:p>
          </table:table-cell>
        </table:table-row>
        <table:table-row table:style-name="ro1">
          <table:table-cell office:value-type="string" calcext:value-type="string">
            <text:p>10 DRAM</text:p>
          </table:table-cell>
          <table:table-cell table:formula="of:=SUM([.C69:.K69])/9" office:value-type="float" office:value="5199.71" calcext:value-type="float">
            <text:p>5199.71</text:p>
          </table:table-cell>
          <table:table-cell office:value-type="float" office:value="7946.87" calcext:value-type="float">
            <text:p>7946.87</text:p>
          </table:table-cell>
          <table:table-cell office:value-type="float" office:value="5741.89" calcext:value-type="float">
            <text:p>5741.89</text:p>
          </table:table-cell>
          <table:table-cell office:value-type="float" office:value="5154.51" calcext:value-type="float">
            <text:p>5154.51</text:p>
          </table:table-cell>
          <table:table-cell office:value-type="float" office:value="5155.4" calcext:value-type="float">
            <text:p>5155.4</text:p>
          </table:table-cell>
          <table:table-cell office:value-type="float" office:value="5295.07" calcext:value-type="float">
            <text:p>5295.07</text:p>
          </table:table-cell>
          <table:table-cell office:value-type="float" office:value="5215.58" calcext:value-type="float">
            <text:p>5215.58</text:p>
          </table:table-cell>
          <table:table-cell office:value-type="float" office:value="5304.86" calcext:value-type="float">
            <text:p>5304.86</text:p>
          </table:table-cell>
          <table:table-cell office:value-type="float" office:value="5385.27" calcext:value-type="float">
            <text:p>5385.27</text:p>
          </table:table-cell>
          <table:table-cell office:value-type="float" office:value="1597.94" calcext:value-type="float">
            <text:p>1597.94</text:p>
          </table:table-cell>
        </table:table-row>
        <table:table-row table:style-name="ro1">
          <table:table-cell office:value-type="string" calcext:value-type="string">
            <text:p>11 DRAM</text:p>
          </table:table-cell>
          <table:table-cell table:formula="of:=SUM([.C70:.K70])/9" office:value-type="float" office:value="5497.84555555556" calcext:value-type="float">
            <text:p>5497.85</text:p>
          </table:table-cell>
          <table:table-cell office:value-type="float" office:value="5246.09" calcext:value-type="float">
            <text:p>5246.09</text:p>
          </table:table-cell>
          <table:table-cell office:value-type="float" office:value="5176.05" calcext:value-type="float">
            <text:p>5176.05</text:p>
          </table:table-cell>
          <table:table-cell office:value-type="float" office:value="5209.33" calcext:value-type="float">
            <text:p>5209.33</text:p>
          </table:table-cell>
          <table:table-cell office:value-type="float" office:value="5196.86" calcext:value-type="float">
            <text:p>5196.86</text:p>
          </table:table-cell>
          <table:table-cell office:value-type="float" office:value="5312.28" calcext:value-type="float">
            <text:p>5312.28</text:p>
          </table:table-cell>
          <table:table-cell office:value-type="float" office:value="5333.3" calcext:value-type="float">
            <text:p>5333.3</text:p>
          </table:table-cell>
          <table:table-cell office:value-type="float" office:value="5342.38" calcext:value-type="float">
            <text:p>5342.38</text:p>
          </table:table-cell>
          <table:table-cell office:value-type="float" office:value="5695.13" calcext:value-type="float">
            <text:p>5695.13</text:p>
          </table:table-cell>
          <table:table-cell office:value-type="float" office:value="6969.19" calcext:value-type="float">
            <text:p>6969.19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71:.K71])/9" office:value-type="float" office:value="8313.08333333333" calcext:value-type="float">
            <text:p>8313.08</text:p>
          </table:table-cell>
          <table:table-cell office:value-type="float" office:value="5742.01" calcext:value-type="float">
            <text:p>5742.01</text:p>
          </table:table-cell>
          <table:table-cell office:value-type="float" office:value="7074.14" calcext:value-type="float">
            <text:p>7074.14</text:p>
          </table:table-cell>
          <table:table-cell office:value-type="float" office:value="8847.74" calcext:value-type="float">
            <text:p>8847.74</text:p>
          </table:table-cell>
          <table:table-cell office:value-type="float" office:value="8821.12" calcext:value-type="float">
            <text:p>8821.12</text:p>
          </table:table-cell>
          <table:table-cell office:value-type="float" office:value="8863.92" calcext:value-type="float">
            <text:p>8863.92</text:p>
          </table:table-cell>
          <table:table-cell office:value-type="float" office:value="8823.65" calcext:value-type="float">
            <text:p>8823.65</text:p>
          </table:table-cell>
          <table:table-cell office:value-type="float" office:value="8849.65" calcext:value-type="float">
            <text:p>8849.65</text:p>
          </table:table-cell>
          <table:table-cell office:value-type="float" office:value="8896.25" calcext:value-type="float">
            <text:p>8896.25</text:p>
          </table:table-cell>
          <table:table-cell office:value-type="float" office:value="8899.27" calcext:value-type="float">
            <text:p>8899.27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72:.K72])/9" office:value-type="float" office:value="8159.53555555555" calcext:value-type="float">
            <text:p>8159.54</text:p>
          </table:table-cell>
          <table:table-cell office:value-type="float" office:value="6899.65" calcext:value-type="float">
            <text:p>6899.65</text:p>
          </table:table-cell>
          <table:table-cell office:value-type="float" office:value="8823.21" calcext:value-type="float">
            <text:p>8823.21</text:p>
          </table:table-cell>
          <table:table-cell office:value-type="float" office:value="8433.89" calcext:value-type="float">
            <text:p>8433.89</text:p>
          </table:table-cell>
          <table:table-cell office:value-type="float" office:value="5107.87" calcext:value-type="float">
            <text:p>5107.87</text:p>
          </table:table-cell>
          <table:table-cell office:value-type="float" office:value="8813.88" calcext:value-type="float">
            <text:p>8813.88</text:p>
          </table:table-cell>
          <table:table-cell office:value-type="float" office:value="8788.16" calcext:value-type="float">
            <text:p>8788.16</text:p>
          </table:table-cell>
          <table:table-cell office:value-type="float" office:value="8805" calcext:value-type="float">
            <text:p>8805</text:p>
          </table:table-cell>
          <table:table-cell office:value-type="float" office:value="8868.2" calcext:value-type="float">
            <text:p>8868.2</text:p>
          </table:table-cell>
          <table:table-cell office:value-type="float" office:value="8895.96" calcext:value-type="float">
            <text:p>8895.96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73:.K73])/9" office:value-type="float" office:value="8056.62111111111" calcext:value-type="float">
            <text:p>8056.62</text:p>
          </table:table-cell>
          <table:table-cell office:value-type="float" office:value="6152.9" calcext:value-type="float">
            <text:p>6152.9</text:p>
          </table:table-cell>
          <table:table-cell office:value-type="float" office:value="8769.24" calcext:value-type="float">
            <text:p>8769.24</text:p>
          </table:table-cell>
          <table:table-cell office:value-type="float" office:value="8783.73" calcext:value-type="float">
            <text:p>8783.73</text:p>
          </table:table-cell>
          <table:table-cell office:value-type="float" office:value="8756.71" calcext:value-type="float">
            <text:p>8756.71</text:p>
          </table:table-cell>
          <table:table-cell office:value-type="float" office:value="8689.09" calcext:value-type="float">
            <text:p>8689.09</text:p>
          </table:table-cell>
          <table:table-cell office:value-type="float" office:value="4954.08" calcext:value-type="float">
            <text:p>4954.08</text:p>
          </table:table-cell>
          <table:table-cell office:value-type="float" office:value="8578.58" calcext:value-type="float">
            <text:p>8578.58</text:p>
          </table:table-cell>
          <table:table-cell office:value-type="float" office:value="8751.05" calcext:value-type="float">
            <text:p>8751.05</text:p>
          </table:table-cell>
          <table:table-cell office:value-type="float" office:value="9074.21" calcext:value-type="float">
            <text:p>9074.21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74:.K74])/9" office:value-type="float" office:value="7934.13888888889" calcext:value-type="float">
            <text:p>7934.14</text:p>
          </table:table-cell>
          <table:table-cell office:value-type="float" office:value="1909.53" calcext:value-type="float">
            <text:p>1909.53</text:p>
          </table:table-cell>
          <table:table-cell office:value-type="float" office:value="8837" calcext:value-type="float">
            <text:p>8837</text:p>
          </table:table-cell>
          <table:table-cell office:value-type="float" office:value="8761.26" calcext:value-type="float">
            <text:p>8761.26</text:p>
          </table:table-cell>
          <table:table-cell office:value-type="float" office:value="8750.39" calcext:value-type="float">
            <text:p>8750.39</text:p>
          </table:table-cell>
          <table:table-cell office:value-type="float" office:value="8746.94" calcext:value-type="float">
            <text:p>8746.94</text:p>
          </table:table-cell>
          <table:table-cell office:value-type="float" office:value="8726.58" calcext:value-type="float">
            <text:p>8726.58</text:p>
          </table:table-cell>
          <table:table-cell office:value-type="float" office:value="8653.79" calcext:value-type="float">
            <text:p>8653.79</text:p>
          </table:table-cell>
          <table:table-cell office:value-type="float" office:value="8470" calcext:value-type="float">
            <text:p>8470</text:p>
          </table:table-cell>
          <table:table-cell office:value-type="float" office:value="8551.76" calcext:value-type="float">
            <text:p>8551.76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59:.B70])" office:value-type="float" office:value="66292.09" calcext:value-type="float">
            <text:p>66292.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71:.B74])" office:value-type="float" office:value="32463.3788888889" calcext:value-type="float">
            <text:p>32463.38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78:.K78])/9" office:value-type="float" office:value="5946.15888888889" calcext:value-type="float">
            <text:p>5946.16</text:p>
          </table:table-cell>
          <table:table-cell office:value-type="float" office:value="5779.68" calcext:value-type="float">
            <text:p>5779.68</text:p>
          </table:table-cell>
          <table:table-cell office:value-type="float" office:value="5620.01" calcext:value-type="float">
            <text:p>5620.01</text:p>
          </table:table-cell>
          <table:table-cell office:value-type="float" office:value="5674.14" calcext:value-type="float">
            <text:p>5674.14</text:p>
          </table:table-cell>
          <table:table-cell office:value-type="float" office:value="5650.45" calcext:value-type="float">
            <text:p>5650.45</text:p>
          </table:table-cell>
          <table:table-cell office:value-type="float" office:value="5657.31" calcext:value-type="float">
            <text:p>5657.31</text:p>
          </table:table-cell>
          <table:table-cell office:value-type="float" office:value="5617.15" calcext:value-type="float">
            <text:p>5617.15</text:p>
          </table:table-cell>
          <table:table-cell office:value-type="float" office:value="5662.96" calcext:value-type="float">
            <text:p>5662.96</text:p>
          </table:table-cell>
          <table:table-cell office:value-type="float" office:value="5666.03" calcext:value-type="float">
            <text:p>5666.03</text:p>
          </table:table-cell>
          <table:table-cell office:value-type="float" office:value="8187.7" calcext:value-type="float">
            <text:p>8187.7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79:.K79])/9" office:value-type="float" office:value="5658.79555555556" calcext:value-type="float">
            <text:p>5658.80</text:p>
          </table:table-cell>
          <table:table-cell office:value-type="float" office:value="7464.84" calcext:value-type="float">
            <text:p>7464.84</text:p>
          </table:table-cell>
          <table:table-cell office:value-type="float" office:value="3276.05" calcext:value-type="float">
            <text:p>3276.05</text:p>
          </table:table-cell>
          <table:table-cell office:value-type="float" office:value="5649.26" calcext:value-type="float">
            <text:p>5649.26</text:p>
          </table:table-cell>
          <table:table-cell office:value-type="float" office:value="5689.9" calcext:value-type="float">
            <text:p>5689.9</text:p>
          </table:table-cell>
          <table:table-cell office:value-type="float" office:value="5661.33" calcext:value-type="float">
            <text:p>5661.33</text:p>
          </table:table-cell>
          <table:table-cell office:value-type="float" office:value="5667.61" calcext:value-type="float">
            <text:p>5667.61</text:p>
          </table:table-cell>
          <table:table-cell office:value-type="float" office:value="5637.99" calcext:value-type="float">
            <text:p>5637.99</text:p>
          </table:table-cell>
          <table:table-cell office:value-type="float" office:value="5674.68" calcext:value-type="float">
            <text:p>5674.68</text:p>
          </table:table-cell>
          <table:table-cell office:value-type="float" office:value="6207.5" calcext:value-type="float">
            <text:p>6207.5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80:.K80])/9" office:value-type="float" office:value="5670.72111111111" calcext:value-type="float">
            <text:p>5670.72</text:p>
          </table:table-cell>
          <table:table-cell office:value-type="float" office:value="7499.73" calcext:value-type="float">
            <text:p>7499.73</text:p>
          </table:table-cell>
          <table:table-cell office:value-type="float" office:value="6178.87" calcext:value-type="float">
            <text:p>6178.87</text:p>
          </table:table-cell>
          <table:table-cell office:value-type="float" office:value="5455" calcext:value-type="float">
            <text:p>5455</text:p>
          </table:table-cell>
          <table:table-cell office:value-type="float" office:value="3251.35" calcext:value-type="float">
            <text:p>3251.35</text:p>
          </table:table-cell>
          <table:table-cell office:value-type="float" office:value="5387.77" calcext:value-type="float">
            <text:p>5387.77</text:p>
          </table:table-cell>
          <table:table-cell office:value-type="float" office:value="5678.97" calcext:value-type="float">
            <text:p>5678.97</text:p>
          </table:table-cell>
          <table:table-cell office:value-type="float" office:value="5658.23" calcext:value-type="float">
            <text:p>5658.23</text:p>
          </table:table-cell>
          <table:table-cell office:value-type="float" office:value="5693.1" calcext:value-type="float">
            <text:p>5693.1</text:p>
          </table:table-cell>
          <table:table-cell office:value-type="float" office:value="6233.47" calcext:value-type="float">
            <text:p>6233.47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81:.K81])/9" office:value-type="float" office:value="5302.56222222222" calcext:value-type="float">
            <text:p>5302.56</text:p>
          </table:table-cell>
          <table:table-cell office:value-type="float" office:value="5811.29" calcext:value-type="float">
            <text:p>5811.29</text:p>
          </table:table-cell>
          <table:table-cell office:value-type="float" office:value="5644.18" calcext:value-type="float">
            <text:p>5644.18</text:p>
          </table:table-cell>
          <table:table-cell office:value-type="float" office:value="5684.3" calcext:value-type="float">
            <text:p>5684.3</text:p>
          </table:table-cell>
          <table:table-cell office:value-type="float" office:value="5666.62" calcext:value-type="float">
            <text:p>5666.62</text:p>
          </table:table-cell>
          <table:table-cell office:value-type="float" office:value="5672.73" calcext:value-type="float">
            <text:p>5672.73</text:p>
          </table:table-cell>
          <table:table-cell office:value-type="float" office:value="5630.06" calcext:value-type="float">
            <text:p>5630.06</text:p>
          </table:table-cell>
          <table:table-cell office:value-type="float" office:value="5677.36" calcext:value-type="float">
            <text:p>5677.36</text:p>
          </table:table-cell>
          <table:table-cell office:value-type="float" office:value="5649.38" calcext:value-type="float">
            <text:p>5649.38</text:p>
          </table:table-cell>
          <table:table-cell office:value-type="float" office:value="2287.14" calcext:value-type="float">
            <text:p>2287.14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82:.K82])/9" office:value-type="float" office:value="5819.53333333333" calcext:value-type="float">
            <text:p>5819.53</text:p>
          </table:table-cell>
          <table:table-cell office:value-type="float" office:value="6993.01" calcext:value-type="float">
            <text:p>6993.01</text:p>
          </table:table-cell>
          <table:table-cell office:value-type="float" office:value="5794.9" calcext:value-type="float">
            <text:p>5794.9</text:p>
          </table:table-cell>
          <table:table-cell office:value-type="float" office:value="5665.46" calcext:value-type="float">
            <text:p>5665.46</text:p>
          </table:table-cell>
          <table:table-cell office:value-type="float" office:value="5566.34" calcext:value-type="float">
            <text:p>5566.34</text:p>
          </table:table-cell>
          <table:table-cell office:value-type="float" office:value="5686.84" calcext:value-type="float">
            <text:p>5686.84</text:p>
          </table:table-cell>
          <table:table-cell office:value-type="float" office:value="5691.74" calcext:value-type="float">
            <text:p>5691.74</text:p>
          </table:table-cell>
          <table:table-cell office:value-type="float" office:value="5572.14" calcext:value-type="float">
            <text:p>5572.14</text:p>
          </table:table-cell>
          <table:table-cell office:value-type="float" office:value="5702.15" calcext:value-type="float">
            <text:p>5702.15</text:p>
          </table:table-cell>
          <table:table-cell office:value-type="float" office:value="5703.22" calcext:value-type="float">
            <text:p>5703.22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83:.K83])/9" office:value-type="float" office:value="5649.26222222222" calcext:value-type="float">
            <text:p>5649.26</text:p>
          </table:table-cell>
          <table:table-cell office:value-type="float" office:value="7398.54" calcext:value-type="float">
            <text:p>7398.54</text:p>
          </table:table-cell>
          <table:table-cell office:value-type="float" office:value="6086.31" calcext:value-type="float">
            <text:p>6086.31</text:p>
          </table:table-cell>
          <table:table-cell office:value-type="float" office:value="5622.36" calcext:value-type="float">
            <text:p>5622.36</text:p>
          </table:table-cell>
          <table:table-cell office:value-type="float" office:value="5656.97" calcext:value-type="float">
            <text:p>5656.97</text:p>
          </table:table-cell>
          <table:table-cell office:value-type="float" office:value="5662.15" calcext:value-type="float">
            <text:p>5662.15</text:p>
          </table:table-cell>
          <table:table-cell office:value-type="float" office:value="5654.59" calcext:value-type="float">
            <text:p>5654.59</text:p>
          </table:table-cell>
          <table:table-cell office:value-type="float" office:value="5613.25" calcext:value-type="float">
            <text:p>5613.25</text:p>
          </table:table-cell>
          <table:table-cell office:value-type="float" office:value="3254.16" calcext:value-type="float">
            <text:p>3254.16</text:p>
          </table:table-cell>
          <table:table-cell office:value-type="float" office:value="5895.03" calcext:value-type="float">
            <text:p>5895.03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84:.K84])/9" office:value-type="float" office:value="5814.07333333333" calcext:value-type="float">
            <text:p>5814.07</text:p>
          </table:table-cell>
          <table:table-cell office:value-type="float" office:value="7336.02" calcext:value-type="float">
            <text:p>7336.02</text:p>
          </table:table-cell>
          <table:table-cell office:value-type="float" office:value="5959.96" calcext:value-type="float">
            <text:p>5959.96</text:p>
          </table:table-cell>
          <table:table-cell office:value-type="float" office:value="5599.63" calcext:value-type="float">
            <text:p>5599.63</text:p>
          </table:table-cell>
          <table:table-cell office:value-type="float" office:value="5633.13" calcext:value-type="float">
            <text:p>5633.13</text:p>
          </table:table-cell>
          <table:table-cell office:value-type="float" office:value="5492.87" calcext:value-type="float">
            <text:p>5492.87</text:p>
          </table:table-cell>
          <table:table-cell office:value-type="float" office:value="5622.16" calcext:value-type="float">
            <text:p>5622.16</text:p>
          </table:table-cell>
          <table:table-cell office:value-type="float" office:value="5582.07" calcext:value-type="float">
            <text:p>5582.07</text:p>
          </table:table-cell>
          <table:table-cell office:value-type="float" office:value="5507.86" calcext:value-type="float">
            <text:p>5507.86</text:p>
          </table:table-cell>
          <table:table-cell office:value-type="float" office:value="5592.96" calcext:value-type="float">
            <text:p>5592.96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85:.K85])/9" office:value-type="float" office:value="5919.14222222222" calcext:value-type="float">
            <text:p>5919.14</text:p>
          </table:table-cell>
          <table:table-cell office:value-type="float" office:value="5801.94" calcext:value-type="float">
            <text:p>5801.94</text:p>
          </table:table-cell>
          <table:table-cell office:value-type="float" office:value="5631.38" calcext:value-type="float">
            <text:p>5631.38</text:p>
          </table:table-cell>
          <table:table-cell office:value-type="float" office:value="5540.97" calcext:value-type="float">
            <text:p>5540.97</text:p>
          </table:table-cell>
          <table:table-cell office:value-type="float" office:value="5652.61" calcext:value-type="float">
            <text:p>5652.61</text:p>
          </table:table-cell>
          <table:table-cell office:value-type="float" office:value="5653.73" calcext:value-type="float">
            <text:p>5653.73</text:p>
          </table:table-cell>
          <table:table-cell office:value-type="float" office:value="5570.66" calcext:value-type="float">
            <text:p>5570.66</text:p>
          </table:table-cell>
          <table:table-cell office:value-type="float" office:value="5660.07" calcext:value-type="float">
            <text:p>5660.07</text:p>
          </table:table-cell>
          <table:table-cell office:value-type="float" office:value="5591.28" calcext:value-type="float">
            <text:p>5591.28</text:p>
          </table:table-cell>
          <table:table-cell office:value-type="float" office:value="8169.64" calcext:value-type="float">
            <text:p>8169.64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86:.K86])/9" office:value-type="float" office:value="5698.22666666667" calcext:value-type="float">
            <text:p>5698.23</text:p>
          </table:table-cell>
          <table:table-cell office:value-type="float" office:value="7468.47" calcext:value-type="float">
            <text:p>7468.47</text:p>
          </table:table-cell>
          <table:table-cell office:value-type="float" office:value="6156.95" calcext:value-type="float">
            <text:p>6156.95</text:p>
          </table:table-cell>
          <table:table-cell office:value-type="float" office:value="5653.27" calcext:value-type="float">
            <text:p>5653.27</text:p>
          </table:table-cell>
          <table:table-cell office:value-type="float" office:value="5673.32" calcext:value-type="float">
            <text:p>5673.32</text:p>
          </table:table-cell>
          <table:table-cell office:value-type="float" office:value="5680.37" calcext:value-type="float">
            <text:p>5680.37</text:p>
          </table:table-cell>
          <table:table-cell office:value-type="float" office:value="3207.33" calcext:value-type="float">
            <text:p>3207.33</text:p>
          </table:table-cell>
          <table:table-cell office:value-type="float" office:value="5631.6" calcext:value-type="float">
            <text:p>5631.6</text:p>
          </table:table-cell>
          <table:table-cell office:value-type="float" office:value="5683.03" calcext:value-type="float">
            <text:p>5683.03</text:p>
          </table:table-cell>
          <table:table-cell office:value-type="float" office:value="6129.7" calcext:value-type="float">
            <text:p>6129.7</text:p>
          </table:table-cell>
        </table:table-row>
        <table:table-row table:style-name="ro1">
          <table:table-cell office:value-type="string" calcext:value-type="string">
            <text:p>9 DRAM</text:p>
          </table:table-cell>
          <table:table-cell table:formula="of:=SUM([.C87:.K87])/9" office:value-type="float" office:value="5525.36222222222" calcext:value-type="float">
            <text:p>5525.36</text:p>
          </table:table-cell>
          <table:table-cell office:value-type="float" office:value="3463.49" calcext:value-type="float">
            <text:p>3463.49</text:p>
          </table:table-cell>
          <table:table-cell office:value-type="float" office:value="5645.73" calcext:value-type="float">
            <text:p>5645.73</text:p>
          </table:table-cell>
          <table:table-cell office:value-type="float" office:value="5534.11" calcext:value-type="float">
            <text:p>5534.11</text:p>
          </table:table-cell>
          <table:table-cell office:value-type="float" office:value="5675.43" calcext:value-type="float">
            <text:p>5675.43</text:p>
          </table:table-cell>
          <table:table-cell office:value-type="float" office:value="5581.95" calcext:value-type="float">
            <text:p>5581.95</text:p>
          </table:table-cell>
          <table:table-cell office:value-type="float" office:value="5584.31" calcext:value-type="float">
            <text:p>5584.31</text:p>
          </table:table-cell>
          <table:table-cell office:value-type="float" office:value="5663.32" calcext:value-type="float">
            <text:p>5663.32</text:p>
          </table:table-cell>
          <table:table-cell office:value-type="float" office:value="5562.4" calcext:value-type="float">
            <text:p>5562.4</text:p>
          </table:table-cell>
          <table:table-cell office:value-type="float" office:value="7017.52" calcext:value-type="float">
            <text:p>7017.52</text:p>
          </table:table-cell>
        </table:table-row>
        <table:table-row table:style-name="ro1">
          <table:table-cell office:value-type="string" calcext:value-type="string">
            <text:p>10 DRAM</text:p>
          </table:table-cell>
          <table:table-cell table:formula="of:=SUM([.C88:.K88])/9" office:value-type="float" office:value="5912.44777777778" calcext:value-type="float">
            <text:p>5912.45</text:p>
          </table:table-cell>
          <table:table-cell office:value-type="float" office:value="5832.07" calcext:value-type="float">
            <text:p>5832.07</text:p>
          </table:table-cell>
          <table:table-cell office:value-type="float" office:value="5635.07" calcext:value-type="float">
            <text:p>5635.07</text:p>
          </table:table-cell>
          <table:table-cell office:value-type="float" office:value="5669.62" calcext:value-type="float">
            <text:p>5669.62</text:p>
          </table:table-cell>
          <table:table-cell office:value-type="float" office:value="5507.37" calcext:value-type="float">
            <text:p>5507.37</text:p>
          </table:table-cell>
          <table:table-cell office:value-type="float" office:value="5660.61" calcext:value-type="float">
            <text:p>5660.61</text:p>
          </table:table-cell>
          <table:table-cell office:value-type="float" office:value="5621.45" calcext:value-type="float">
            <text:p>5621.45</text:p>
          </table:table-cell>
          <table:table-cell office:value-type="float" office:value="5546.33" calcext:value-type="float">
            <text:p>5546.33</text:p>
          </table:table-cell>
          <table:table-cell office:value-type="float" office:value="5659.27" calcext:value-type="float">
            <text:p>5659.27</text:p>
          </table:table-cell>
          <table:table-cell office:value-type="float" office:value="8080.24" calcext:value-type="float">
            <text:p>8080.24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89:.K89])/9" office:value-type="float" office:value="8060.78" calcext:value-type="float">
            <text:p>8060.78</text:p>
          </table:table-cell>
          <table:table-cell office:value-type="float" office:value="7197.48" calcext:value-type="float">
            <text:p>7197.48</text:p>
          </table:table-cell>
          <table:table-cell office:value-type="float" office:value="6875.75" calcext:value-type="float">
            <text:p>6875.75</text:p>
          </table:table-cell>
          <table:table-cell office:value-type="float" office:value="5683.25" calcext:value-type="float">
            <text:p>5683.25</text:p>
          </table:table-cell>
          <table:table-cell office:value-type="float" office:value="8809.75" calcext:value-type="float">
            <text:p>8809.75</text:p>
          </table:table-cell>
          <table:table-cell office:value-type="float" office:value="8811.25" calcext:value-type="float">
            <text:p>8811.25</text:p>
          </table:table-cell>
          <table:table-cell office:value-type="float" office:value="8821.21" calcext:value-type="float">
            <text:p>8821.21</text:p>
          </table:table-cell>
          <table:table-cell office:value-type="float" office:value="8793.42" calcext:value-type="float">
            <text:p>8793.42</text:p>
          </table:table-cell>
          <table:table-cell office:value-type="float" office:value="8760.07" calcext:value-type="float">
            <text:p>8760.07</text:p>
          </table:table-cell>
          <table:table-cell office:value-type="float" office:value="8794.84" calcext:value-type="float">
            <text:p>8794.84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90:.K90])/9" office:value-type="float" office:value="8103.99111111111" calcext:value-type="float">
            <text:p>8103.99</text:p>
          </table:table-cell>
          <table:table-cell office:value-type="float" office:value="6611.9" calcext:value-type="float">
            <text:p>6611.9</text:p>
          </table:table-cell>
          <table:table-cell office:value-type="float" office:value="8843.15" calcext:value-type="float">
            <text:p>8843.15</text:p>
          </table:table-cell>
          <table:table-cell office:value-type="float" office:value="8875.04" calcext:value-type="float">
            <text:p>8875.04</text:p>
          </table:table-cell>
          <table:table-cell office:value-type="float" office:value="8845.98" calcext:value-type="float">
            <text:p>8845.98</text:p>
          </table:table-cell>
          <table:table-cell office:value-type="float" office:value="4894.96" calcext:value-type="float">
            <text:p>4894.96</text:p>
          </table:table-cell>
          <table:table-cell office:value-type="float" office:value="8559.5" calcext:value-type="float">
            <text:p>8559.5</text:p>
          </table:table-cell>
          <table:table-cell office:value-type="float" office:value="8766.5" calcext:value-type="float">
            <text:p>8766.5</text:p>
          </table:table-cell>
          <table:table-cell office:value-type="float" office:value="8786.29" calcext:value-type="float">
            <text:p>8786.29</text:p>
          </table:table-cell>
          <table:table-cell office:value-type="float" office:value="8752.6" calcext:value-type="float">
            <text:p>8752.6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91:.K91])/9" office:value-type="float" office:value="8391.17" calcext:value-type="float">
            <text:p>8391.17</text:p>
          </table:table-cell>
          <table:table-cell office:value-type="float" office:value="5213.22" calcext:value-type="float">
            <text:p>5213.22</text:p>
          </table:table-cell>
          <table:table-cell office:value-type="float" office:value="8870.6" calcext:value-type="float">
            <text:p>8870.6</text:p>
          </table:table-cell>
          <table:table-cell office:value-type="float" office:value="8906.11" calcext:value-type="float">
            <text:p>8906.11</text:p>
          </table:table-cell>
          <table:table-cell office:value-type="float" office:value="8722.91" calcext:value-type="float">
            <text:p>8722.91</text:p>
          </table:table-cell>
          <table:table-cell office:value-type="float" office:value="8720.01" calcext:value-type="float">
            <text:p>8720.01</text:p>
          </table:table-cell>
          <table:table-cell office:value-type="float" office:value="8558.53" calcext:value-type="float">
            <text:p>8558.53</text:p>
          </table:table-cell>
          <table:table-cell office:value-type="float" office:value="8845.15" calcext:value-type="float">
            <text:p>8845.15</text:p>
          </table:table-cell>
          <table:table-cell office:value-type="float" office:value="8822.58" calcext:value-type="float">
            <text:p>8822.58</text:p>
          </table:table-cell>
          <table:table-cell office:value-type="float" office:value="8861.42" calcext:value-type="float">
            <text:p>8861.42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92:.K92])/9" office:value-type="float" office:value="8100.89777777778" calcext:value-type="float">
            <text:p>8100.90</text:p>
          </table:table-cell>
          <table:table-cell office:value-type="float" office:value="5721.19" calcext:value-type="float">
            <text:p>5721.19</text:p>
          </table:table-cell>
          <table:table-cell office:value-type="float" office:value="8889.83" calcext:value-type="float">
            <text:p>8889.83</text:p>
          </table:table-cell>
          <table:table-cell office:value-type="float" office:value="8927.32" calcext:value-type="float">
            <text:p>8927.32</text:p>
          </table:table-cell>
          <table:table-cell office:value-type="float" office:value="8926.48" calcext:value-type="float">
            <text:p>8926.48</text:p>
          </table:table-cell>
          <table:table-cell office:value-type="float" office:value="8916.04" calcext:value-type="float">
            <text:p>8916.04</text:p>
          </table:table-cell>
          <table:table-cell office:value-type="float" office:value="8922.39" calcext:value-type="float">
            <text:p>8922.39</text:p>
          </table:table-cell>
          <table:table-cell office:value-type="float" office:value="8805.72" calcext:value-type="float">
            <text:p>8805.72</text:p>
          </table:table-cell>
          <table:table-cell office:value-type="float" office:value="4978.14" calcext:value-type="float">
            <text:p>4978.14</text:p>
          </table:table-cell>
          <table:table-cell office:value-type="float" office:value="8820.97" calcext:value-type="float">
            <text:p>8820.97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93:.K93])/9" office:value-type="float" office:value="8375.40111111111" calcext:value-type="float">
            <text:p>8375.40</text:p>
          </table:table-cell>
          <table:table-cell office:value-type="float" office:value="4772.03" calcext:value-type="float">
            <text:p>4772.03</text:p>
          </table:table-cell>
          <table:table-cell office:value-type="float" office:value="8673.83" calcext:value-type="float">
            <text:p>8673.83</text:p>
          </table:table-cell>
          <table:table-cell office:value-type="float" office:value="8686.4" calcext:value-type="float">
            <text:p>8686.4</text:p>
          </table:table-cell>
          <table:table-cell office:value-type="float" office:value="8883.17" calcext:value-type="float">
            <text:p>8883.17</text:p>
          </table:table-cell>
          <table:table-cell office:value-type="float" office:value="8877.05" calcext:value-type="float">
            <text:p>8877.05</text:p>
          </table:table-cell>
          <table:table-cell table:number-columns-repeated="2" office:value-type="float" office:value="8871.89" calcext:value-type="float">
            <text:p>8871.89</text:p>
          </table:table-cell>
          <table:table-cell office:value-type="float" office:value="8879.07" calcext:value-type="float">
            <text:p>8879.07</text:p>
          </table:table-cell>
          <table:table-cell office:value-type="float" office:value="8863.28" calcext:value-type="float">
            <text:p>8863.28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78:.B88])" office:value-type="float" office:value="62916.2855555555" calcext:value-type="float">
            <text:p>62916.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89:.B93])" office:value-type="float" office:value="41032.24" calcext:value-type="float">
            <text:p>41032.2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97:.K97])/9" office:value-type="float" office:value="6298.35111111111" calcext:value-type="float">
            <text:p>6298.35</text:p>
          </table:table-cell>
          <table:table-cell office:value-type="float" office:value="6005.15" calcext:value-type="float">
            <text:p>6005.15</text:p>
          </table:table-cell>
          <table:table-cell office:value-type="float" office:value="5885.19" calcext:value-type="float">
            <text:p>5885.19</text:p>
          </table:table-cell>
          <table:table-cell office:value-type="float" office:value="5962.21" calcext:value-type="float">
            <text:p>5962.21</text:p>
          </table:table-cell>
          <table:table-cell office:value-type="float" office:value="6075.54" calcext:value-type="float">
            <text:p>6075.54</text:p>
          </table:table-cell>
          <table:table-cell office:value-type="float" office:value="5965.25" calcext:value-type="float">
            <text:p>5965.25</text:p>
          </table:table-cell>
          <table:table-cell office:value-type="float" office:value="5884.56" calcext:value-type="float">
            <text:p>5884.56</text:p>
          </table:table-cell>
          <table:table-cell office:value-type="float" office:value="5959.99" calcext:value-type="float">
            <text:p>5959.99</text:p>
          </table:table-cell>
          <table:table-cell office:value-type="float" office:value="6590.52" calcext:value-type="float">
            <text:p>6590.52</text:p>
          </table:table-cell>
          <table:table-cell office:value-type="float" office:value="8356.75" calcext:value-type="float">
            <text:p>8356.75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98:.K98])/9" office:value-type="float" office:value="6366.52555555555" calcext:value-type="float">
            <text:p>6366.53</text:p>
          </table:table-cell>
          <table:table-cell office:value-type="float" office:value="8792.18" calcext:value-type="float">
            <text:p>8792.18</text:p>
          </table:table-cell>
          <table:table-cell office:value-type="float" office:value="6845.95" calcext:value-type="float">
            <text:p>6845.95</text:p>
          </table:table-cell>
          <table:table-cell office:value-type="float" office:value="5913.36" calcext:value-type="float">
            <text:p>5913.36</text:p>
          </table:table-cell>
          <table:table-cell office:value-type="float" office:value="5905.97" calcext:value-type="float">
            <text:p>5905.97</text:p>
          </table:table-cell>
          <table:table-cell office:value-type="float" office:value="5998.33" calcext:value-type="float">
            <text:p>5998.33</text:p>
          </table:table-cell>
          <table:table-cell office:value-type="float" office:value="6055.19" calcext:value-type="float">
            <text:p>6055.19</text:p>
          </table:table-cell>
          <table:table-cell office:value-type="float" office:value="5797.19" calcext:value-type="float">
            <text:p>5797.19</text:p>
          </table:table-cell>
          <table:table-cell office:value-type="float" office:value="5899.45" calcext:value-type="float">
            <text:p>5899.45</text:p>
          </table:table-cell>
          <table:table-cell office:value-type="float" office:value="6091.11" calcext:value-type="float">
            <text:p>6091.11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99:.K99])/9" office:value-type="float" office:value="6196.65888888889" calcext:value-type="float">
            <text:p>6196.66</text:p>
          </table:table-cell>
          <table:table-cell office:value-type="float" office:value="8843.15" calcext:value-type="float">
            <text:p>8843.15</text:p>
          </table:table-cell>
          <table:table-cell office:value-type="float" office:value="6909.75" calcext:value-type="float">
            <text:p>6909.75</text:p>
          </table:table-cell>
          <table:table-cell office:value-type="float" office:value="5931.53" calcext:value-type="float">
            <text:p>5931.53</text:p>
          </table:table-cell>
          <table:table-cell office:value-type="float" office:value="5916.7" calcext:value-type="float">
            <text:p>5916.7</text:p>
          </table:table-cell>
          <table:table-cell office:value-type="float" office:value="3286.27" calcext:value-type="float">
            <text:p>3286.27</text:p>
          </table:table-cell>
          <table:table-cell office:value-type="float" office:value="5877.12" calcext:value-type="float">
            <text:p>5877.12</text:p>
          </table:table-cell>
          <table:table-cell office:value-type="float" office:value="5831.67" calcext:value-type="float">
            <text:p>5831.67</text:p>
          </table:table-cell>
          <table:table-cell office:value-type="float" office:value="6073.42" calcext:value-type="float">
            <text:p>6073.42</text:p>
          </table:table-cell>
          <table:table-cell office:value-type="float" office:value="7100.32" calcext:value-type="float">
            <text:p>7100.32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100:.K100])/9" office:value-type="float" office:value="5898.53666666667" calcext:value-type="float">
            <text:p>5898.54</text:p>
          </table:table-cell>
          <table:table-cell office:value-type="float" office:value="3711.56" calcext:value-type="float">
            <text:p>3711.56</text:p>
          </table:table-cell>
          <table:table-cell office:value-type="float" office:value="5813.34" calcext:value-type="float">
            <text:p>5813.34</text:p>
          </table:table-cell>
          <table:table-cell office:value-type="float" office:value="5925.93" calcext:value-type="float">
            <text:p>5925.93</text:p>
          </table:table-cell>
          <table:table-cell office:value-type="float" office:value="6094.12" calcext:value-type="float">
            <text:p>6094.12</text:p>
          </table:table-cell>
          <table:table-cell office:value-type="float" office:value="6047.16" calcext:value-type="float">
            <text:p>6047.16</text:p>
          </table:table-cell>
          <table:table-cell office:value-type="float" office:value="5905.26" calcext:value-type="float">
            <text:p>5905.26</text:p>
          </table:table-cell>
          <table:table-cell office:value-type="float" office:value="5910.89" calcext:value-type="float">
            <text:p>5910.89</text:p>
          </table:table-cell>
          <table:table-cell office:value-type="float" office:value="6151.6" calcext:value-type="float">
            <text:p>6151.6</text:p>
          </table:table-cell>
          <table:table-cell office:value-type="float" office:value="7526.97" calcext:value-type="float">
            <text:p>7526.97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101:.K101])/9" office:value-type="float" office:value="6265.24555555556" calcext:value-type="float">
            <text:p>6265.25</text:p>
          </table:table-cell>
          <table:table-cell office:value-type="float" office:value="6215.47" calcext:value-type="float">
            <text:p>6215.47</text:p>
          </table:table-cell>
          <table:table-cell office:value-type="float" office:value="5930.08" calcext:value-type="float">
            <text:p>5930.08</text:p>
          </table:table-cell>
          <table:table-cell office:value-type="float" office:value="5973.8" calcext:value-type="float">
            <text:p>5973.8</text:p>
          </table:table-cell>
          <table:table-cell office:value-type="float" office:value="6112.89" calcext:value-type="float">
            <text:p>6112.89</text:p>
          </table:table-cell>
          <table:table-cell office:value-type="float" office:value="6032.77" calcext:value-type="float">
            <text:p>6032.77</text:p>
          </table:table-cell>
          <table:table-cell office:value-type="float" office:value="5922.2" calcext:value-type="float">
            <text:p>5922.2</text:p>
          </table:table-cell>
          <table:table-cell office:value-type="float" office:value="5963.61" calcext:value-type="float">
            <text:p>5963.61</text:p>
          </table:table-cell>
          <table:table-cell office:value-type="float" office:value="6376.38" calcext:value-type="float">
            <text:p>6376.38</text:p>
          </table:table-cell>
          <table:table-cell office:value-type="float" office:value="7860.01" calcext:value-type="float">
            <text:p>7860.01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102:.K102])/9" office:value-type="float" office:value="6355.61444444444" calcext:value-type="float">
            <text:p>6355.61</text:p>
          </table:table-cell>
          <table:table-cell office:value-type="float" office:value="8701.94" calcext:value-type="float">
            <text:p>8701.94</text:p>
          </table:table-cell>
          <table:table-cell office:value-type="float" office:value="6740.4" calcext:value-type="float">
            <text:p>6740.4</text:p>
          </table:table-cell>
          <table:table-cell office:value-type="float" office:value="5888.5" calcext:value-type="float">
            <text:p>5888.5</text:p>
          </table:table-cell>
          <table:table-cell office:value-type="float" office:value="5894.58" calcext:value-type="float">
            <text:p>5894.58</text:p>
          </table:table-cell>
          <table:table-cell office:value-type="float" office:value="6076.05" calcext:value-type="float">
            <text:p>6076.05</text:p>
          </table:table-cell>
          <table:table-cell office:value-type="float" office:value="6028.66" calcext:value-type="float">
            <text:p>6028.66</text:p>
          </table:table-cell>
          <table:table-cell office:value-type="float" office:value="5893.77" calcext:value-type="float">
            <text:p>5893.77</text:p>
          </table:table-cell>
          <table:table-cell office:value-type="float" office:value="5884.52" calcext:value-type="float">
            <text:p>5884.52</text:p>
          </table:table-cell>
          <table:table-cell office:value-type="float" office:value="6092.11" calcext:value-type="float">
            <text:p>6092.11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103:.K103])/9" office:value-type="float" office:value="6247.59444444445" calcext:value-type="float">
            <text:p>6247.59</text:p>
          </table:table-cell>
          <table:table-cell office:value-type="float" office:value="6030.34" calcext:value-type="float">
            <text:p>6030.34</text:p>
          </table:table-cell>
          <table:table-cell office:value-type="float" office:value="5856.71" calcext:value-type="float">
            <text:p>5856.71</text:p>
          </table:table-cell>
          <table:table-cell office:value-type="float" office:value="5923.64" calcext:value-type="float">
            <text:p>5923.64</text:p>
          </table:table-cell>
          <table:table-cell office:value-type="float" office:value="6038.08" calcext:value-type="float">
            <text:p>6038.08</text:p>
          </table:table-cell>
          <table:table-cell office:value-type="float" office:value="5945.48" calcext:value-type="float">
            <text:p>5945.48</text:p>
          </table:table-cell>
          <table:table-cell office:value-type="float" office:value="5854.25" calcext:value-type="float">
            <text:p>5854.25</text:p>
          </table:table-cell>
          <table:table-cell office:value-type="float" office:value="5876.39" calcext:value-type="float">
            <text:p>5876.39</text:p>
          </table:table-cell>
          <table:table-cell office:value-type="float" office:value="6502.74" calcext:value-type="float">
            <text:p>6502.74</text:p>
          </table:table-cell>
          <table:table-cell office:value-type="float" office:value="8200.72" calcext:value-type="float">
            <text:p>8200.72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104:.K104])/9" office:value-type="float" office:value="6278.24444444445" calcext:value-type="float">
            <text:p>6278.24</text:p>
          </table:table-cell>
          <table:table-cell office:value-type="float" office:value="6011.31" calcext:value-type="float">
            <text:p>6011.31</text:p>
          </table:table-cell>
          <table:table-cell office:value-type="float" office:value="5883.11" calcext:value-type="float">
            <text:p>5883.11</text:p>
          </table:table-cell>
          <table:table-cell office:value-type="float" office:value="5947.36" calcext:value-type="float">
            <text:p>5947.36</text:p>
          </table:table-cell>
          <table:table-cell office:value-type="float" office:value="6061.37" calcext:value-type="float">
            <text:p>6061.37</text:p>
          </table:table-cell>
          <table:table-cell office:value-type="float" office:value="5956.9" calcext:value-type="float">
            <text:p>5956.9</text:p>
          </table:table-cell>
          <table:table-cell office:value-type="float" office:value="5877.45" calcext:value-type="float">
            <text:p>5877.45</text:p>
          </table:table-cell>
          <table:table-cell office:value-type="float" office:value="5945.52" calcext:value-type="float">
            <text:p>5945.52</text:p>
          </table:table-cell>
          <table:table-cell office:value-type="float" office:value="6549.16" calcext:value-type="float">
            <text:p>6549.16</text:p>
          </table:table-cell>
          <table:table-cell office:value-type="float" office:value="8272.02" calcext:value-type="float">
            <text:p>8272.02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105:.K105])/9" office:value-type="float" office:value="6263.32888888889" calcext:value-type="float">
            <text:p>6263.33</text:p>
          </table:table-cell>
          <table:table-cell office:value-type="float" office:value="5977.78" calcext:value-type="float">
            <text:p>5977.78</text:p>
          </table:table-cell>
          <table:table-cell office:value-type="float" office:value="5788.92" calcext:value-type="float">
            <text:p>5788.92</text:p>
          </table:table-cell>
          <table:table-cell office:value-type="float" office:value="5969.99" calcext:value-type="float">
            <text:p>5969.99</text:p>
          </table:table-cell>
          <table:table-cell office:value-type="float" office:value="6092.55" calcext:value-type="float">
            <text:p>6092.55</text:p>
          </table:table-cell>
          <table:table-cell office:value-type="float" office:value="5994.35" calcext:value-type="float">
            <text:p>5994.35</text:p>
          </table:table-cell>
          <table:table-cell office:value-type="float" office:value="5905.13" calcext:value-type="float">
            <text:p>5905.13</text:p>
          </table:table-cell>
          <table:table-cell office:value-type="float" office:value="5969.73" calcext:value-type="float">
            <text:p>5969.73</text:p>
          </table:table-cell>
          <table:table-cell office:value-type="float" office:value="6512.62" calcext:value-type="float">
            <text:p>6512.62</text:p>
          </table:table-cell>
          <table:table-cell office:value-type="float" office:value="8158.89" calcext:value-type="float">
            <text:p>8158.89</text:p>
          </table:table-cell>
        </table:table-row>
        <table:table-row table:style-name="ro1">
          <table:table-cell office:value-type="string" calcext:value-type="string">
            <text:p>9 DRAM</text:p>
          </table:table-cell>
          <table:table-cell table:formula="of:=SUM([.C106:.K106])/9" office:value-type="float" office:value="5892.71777777778" calcext:value-type="float">
            <text:p>5892.72</text:p>
          </table:table-cell>
          <table:table-cell office:value-type="float" office:value="8719.64" calcext:value-type="float">
            <text:p>8719.64</text:p>
          </table:table-cell>
          <table:table-cell office:value-type="float" office:value="6743.06" calcext:value-type="float">
            <text:p>6743.06</text:p>
          </table:table-cell>
          <table:table-cell office:value-type="float" office:value="5897.57" calcext:value-type="float">
            <text:p>5897.57</text:p>
          </table:table-cell>
          <table:table-cell office:value-type="float" office:value="5906.83" calcext:value-type="float">
            <text:p>5906.83</text:p>
          </table:table-cell>
          <table:table-cell office:value-type="float" office:value="6084.44" calcext:value-type="float">
            <text:p>6084.44</text:p>
          </table:table-cell>
          <table:table-cell office:value-type="float" office:value="6037.1" calcext:value-type="float">
            <text:p>6037.1</text:p>
          </table:table-cell>
          <table:table-cell office:value-type="float" office:value="5898.05" calcext:value-type="float">
            <text:p>5898.05</text:p>
          </table:table-cell>
          <table:table-cell office:value-type="float" office:value="5890.67" calcext:value-type="float">
            <text:p>5890.67</text:p>
          </table:table-cell>
          <table:table-cell office:value-type="float" office:value="1857.1" calcext:value-type="float">
            <text:p>1857.1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107:.K107])/9" office:value-type="float" office:value="8082.08777777778" calcext:value-type="float">
            <text:p>8082.09</text:p>
          </table:table-cell>
          <table:table-cell office:value-type="float" office:value="4589.41" calcext:value-type="float">
            <text:p>4589.41</text:p>
          </table:table-cell>
          <table:table-cell office:value-type="float" office:value="8564.21" calcext:value-type="float">
            <text:p>8564.21</text:p>
          </table:table-cell>
          <table:table-cell office:value-type="float" office:value="8408.04" calcext:value-type="float">
            <text:p>8408.04</text:p>
          </table:table-cell>
          <table:table-cell office:value-type="float" office:value="8351.78" calcext:value-type="float">
            <text:p>8351.78</text:p>
          </table:table-cell>
          <table:table-cell office:value-type="float" office:value="8566.59" calcext:value-type="float">
            <text:p>8566.59</text:p>
          </table:table-cell>
          <table:table-cell office:value-type="float" office:value="8510.5" calcext:value-type="float">
            <text:p>8510.5</text:p>
          </table:table-cell>
          <table:table-cell office:value-type="float" office:value="8555.19" calcext:value-type="float">
            <text:p>8555.19</text:p>
          </table:table-cell>
          <table:table-cell office:value-type="float" office:value="8516.71" calcext:value-type="float">
            <text:p>8516.71</text:p>
          </table:table-cell>
          <table:table-cell office:value-type="float" office:value="8676.36" calcext:value-type="float">
            <text:p>8676.36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108:.K108])/9" office:value-type="float" office:value="7808.84" calcext:value-type="float">
            <text:p>7808.84</text:p>
          </table:table-cell>
          <table:table-cell office:value-type="float" office:value="5018.7" calcext:value-type="float">
            <text:p>5018.7</text:p>
          </table:table-cell>
          <table:table-cell office:value-type="float" office:value="8673.5" calcext:value-type="float">
            <text:p>8673.5</text:p>
          </table:table-cell>
          <table:table-cell office:value-type="float" office:value="8374.42" calcext:value-type="float">
            <text:p>8374.42</text:p>
          </table:table-cell>
          <table:table-cell office:value-type="float" office:value="8347.56" calcext:value-type="float">
            <text:p>8347.56</text:p>
          </table:table-cell>
          <table:table-cell office:value-type="float" office:value="8366.53" calcext:value-type="float">
            <text:p>8366.53</text:p>
          </table:table-cell>
          <table:table-cell office:value-type="float" office:value="8554.6" calcext:value-type="float">
            <text:p>8554.6</text:p>
          </table:table-cell>
          <table:table-cell office:value-type="float" office:value="8561.38" calcext:value-type="float">
            <text:p>8561.38</text:p>
          </table:table-cell>
          <table:table-cell office:value-type="float" office:value="8527.87" calcext:value-type="float">
            <text:p>8527.87</text:p>
          </table:table-cell>
          <table:table-cell office:value-type="float" office:value="5855" calcext:value-type="float">
            <text:p>5855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109:.K109])/9" office:value-type="float" office:value="7821.84444444445" calcext:value-type="float">
            <text:p>7821.84</text:p>
          </table:table-cell>
          <table:table-cell office:value-type="float" office:value="6189.82" calcext:value-type="float">
            <text:p>6189.82</text:p>
          </table:table-cell>
          <table:table-cell office:value-type="float" office:value="4775.73" calcext:value-type="float">
            <text:p>4775.73</text:p>
          </table:table-cell>
          <table:table-cell office:value-type="float" office:value="8167.47" calcext:value-type="float">
            <text:p>8167.47</text:p>
          </table:table-cell>
          <table:table-cell office:value-type="float" office:value="8395.56" calcext:value-type="float">
            <text:p>8395.56</text:p>
          </table:table-cell>
          <table:table-cell office:value-type="float" office:value="8574.63" calcext:value-type="float">
            <text:p>8574.63</text:p>
          </table:table-cell>
          <table:table-cell office:value-type="float" office:value="8514.53" calcext:value-type="float">
            <text:p>8514.53</text:p>
          </table:table-cell>
          <table:table-cell office:value-type="float" office:value="8569.95" calcext:value-type="float">
            <text:p>8569.95</text:p>
          </table:table-cell>
          <table:table-cell office:value-type="float" office:value="8517.89" calcext:value-type="float">
            <text:p>8517.89</text:p>
          </table:table-cell>
          <table:table-cell office:value-type="float" office:value="8691.02" calcext:value-type="float">
            <text:p>8691.02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110:.K110])/9" office:value-type="float" office:value="7736.79888888889" calcext:value-type="float">
            <text:p>7736.80</text:p>
          </table:table-cell>
          <table:table-cell office:value-type="float" office:value="5901.14" calcext:value-type="float">
            <text:p>5901.14</text:p>
          </table:table-cell>
          <table:table-cell office:value-type="float" office:value="8664.71" calcext:value-type="float">
            <text:p>8664.71</text:p>
          </table:table-cell>
          <table:table-cell office:value-type="float" office:value="8480.01" calcext:value-type="float">
            <text:p>8480.01</text:p>
          </table:table-cell>
          <table:table-cell office:value-type="float" office:value="7097.55" calcext:value-type="float">
            <text:p>7097.55</text:p>
          </table:table-cell>
          <table:table-cell office:value-type="float" office:value="5267.44" calcext:value-type="float">
            <text:p>5267.44</text:p>
          </table:table-cell>
          <table:table-cell office:value-type="float" office:value="8497.84" calcext:value-type="float">
            <text:p>8497.84</text:p>
          </table:table-cell>
          <table:table-cell office:value-type="float" office:value="8548.75" calcext:value-type="float">
            <text:p>8548.75</text:p>
          </table:table-cell>
          <table:table-cell office:value-type="float" office:value="8502.18" calcext:value-type="float">
            <text:p>8502.18</text:p>
          </table:table-cell>
          <table:table-cell office:value-type="float" office:value="8671.57" calcext:value-type="float">
            <text:p>8671.57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111:.K111])/9" office:value-type="float" office:value="7678.14333333333" calcext:value-type="float">
            <text:p>7678.14</text:p>
          </table:table-cell>
          <table:table-cell office:value-type="float" office:value="5314.1" calcext:value-type="float">
            <text:p>5314.1</text:p>
          </table:table-cell>
          <table:table-cell office:value-type="float" office:value="8522.88" calcext:value-type="float">
            <text:p>8522.88</text:p>
          </table:table-cell>
          <table:table-cell office:value-type="float" office:value="8508.51" calcext:value-type="float">
            <text:p>8508.51</text:p>
          </table:table-cell>
          <table:table-cell office:value-type="float" office:value="8397.76" calcext:value-type="float">
            <text:p>8397.76</text:p>
          </table:table-cell>
          <table:table-cell office:value-type="float" office:value="8443.1" calcext:value-type="float">
            <text:p>8443.1</text:p>
          </table:table-cell>
          <table:table-cell office:value-type="float" office:value="8401.64" calcext:value-type="float">
            <text:p>8401.64</text:p>
          </table:table-cell>
          <table:table-cell office:value-type="float" office:value="4725.93" calcext:value-type="float">
            <text:p>4725.93</text:p>
          </table:table-cell>
          <table:table-cell office:value-type="float" office:value="8214.56" calcext:value-type="float">
            <text:p>8214.56</text:p>
          </table:table-cell>
          <table:table-cell office:value-type="float" office:value="8574.81" calcext:value-type="float">
            <text:p>8574.81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112:.K112])/9" office:value-type="float" office:value="8054.46444444444" calcext:value-type="float">
            <text:p>8054.46</text:p>
          </table:table-cell>
          <table:table-cell office:value-type="float" office:value="4774.32" calcext:value-type="float">
            <text:p>4774.32</text:p>
          </table:table-cell>
          <table:table-cell office:value-type="float" office:value="8609.05" calcext:value-type="float">
            <text:p>8609.05</text:p>
          </table:table-cell>
          <table:table-cell office:value-type="float" office:value="8482.43" calcext:value-type="float">
            <text:p>8482.43</text:p>
          </table:table-cell>
          <table:table-cell office:value-type="float" office:value="8343.24" calcext:value-type="float">
            <text:p>8343.24</text:p>
          </table:table-cell>
          <table:table-cell office:value-type="float" office:value="8350.56" calcext:value-type="float">
            <text:p>8350.56</text:p>
          </table:table-cell>
          <table:table-cell office:value-type="float" office:value="8490" calcext:value-type="float">
            <text:p>8490</text:p>
          </table:table-cell>
          <table:table-cell office:value-type="float" office:value="8467.62" calcext:value-type="float">
            <text:p>8467.62</text:p>
          </table:table-cell>
          <table:table-cell office:value-type="float" office:value="8496" calcext:value-type="float">
            <text:p>8496</text:p>
          </table:table-cell>
          <table:table-cell office:value-type="float" office:value="8476.96" calcext:value-type="float">
            <text:p>8476.96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97:.B106])" office:value-type="float" office:value="62062.8177777778" calcext:value-type="float">
            <text:p>62062.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07:.B112])" office:value-type="float" office:value="47182.1788888889" calcext:value-type="float">
            <text:p>47182.18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116:.K116])/9" office:value-type="float" office:value="6724.42111111111" calcext:value-type="float">
            <text:p>6724.42</text:p>
          </table:table-cell>
          <table:table-cell office:value-type="float" office:value="6317.86" calcext:value-type="float">
            <text:p>6317.86</text:p>
          </table:table-cell>
          <table:table-cell office:value-type="float" office:value="6330.79" calcext:value-type="float">
            <text:p>6330.79</text:p>
          </table:table-cell>
          <table:table-cell office:value-type="float" office:value="6389.6" calcext:value-type="float">
            <text:p>6389.6</text:p>
          </table:table-cell>
          <table:table-cell office:value-type="float" office:value="6537.17" calcext:value-type="float">
            <text:p>6537.17</text:p>
          </table:table-cell>
          <table:table-cell office:value-type="float" office:value="6462.45" calcext:value-type="float">
            <text:p>6462.45</text:p>
          </table:table-cell>
          <table:table-cell office:value-type="float" office:value="6449.25" calcext:value-type="float">
            <text:p>6449.25</text:p>
          </table:table-cell>
          <table:table-cell office:value-type="float" office:value="6554.26" calcext:value-type="float">
            <text:p>6554.26</text:p>
          </table:table-cell>
          <table:table-cell office:value-type="float" office:value="6937.1" calcext:value-type="float">
            <text:p>6937.1</text:p>
          </table:table-cell>
          <table:table-cell office:value-type="float" office:value="8541.31" calcext:value-type="float">
            <text:p>8541.31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117:.K117])/9" office:value-type="float" office:value="6716.01888888889" calcext:value-type="float">
            <text:p>6716.02</text:p>
          </table:table-cell>
          <table:table-cell office:value-type="float" office:value="6353.32" calcext:value-type="float">
            <text:p>6353.32</text:p>
          </table:table-cell>
          <table:table-cell office:value-type="float" office:value="6355.13" calcext:value-type="float">
            <text:p>6355.13</text:p>
          </table:table-cell>
          <table:table-cell office:value-type="float" office:value="6394.66" calcext:value-type="float">
            <text:p>6394.66</text:p>
          </table:table-cell>
          <table:table-cell office:value-type="float" office:value="6561.6" calcext:value-type="float">
            <text:p>6561.6</text:p>
          </table:table-cell>
          <table:table-cell office:value-type="float" office:value="6493.22" calcext:value-type="float">
            <text:p>6493.22</text:p>
          </table:table-cell>
          <table:table-cell office:value-type="float" office:value="6466.45" calcext:value-type="float">
            <text:p>6466.45</text:p>
          </table:table-cell>
          <table:table-cell office:value-type="float" office:value="6574.65" calcext:value-type="float">
            <text:p>6574.65</text:p>
          </table:table-cell>
          <table:table-cell office:value-type="float" office:value="6921.26" calcext:value-type="float">
            <text:p>6921.26</text:p>
          </table:table-cell>
          <table:table-cell office:value-type="float" office:value="8323.88" calcext:value-type="float">
            <text:p>8323.88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118:.K118])/9" office:value-type="float" office:value="6710.78111111111" calcext:value-type="float">
            <text:p>6710.78</text:p>
          </table:table-cell>
          <table:table-cell office:value-type="float" office:value="10129.41" calcext:value-type="float">
            <text:p>10129.41</text:p>
          </table:table-cell>
          <table:table-cell office:value-type="float" office:value="7522.05" calcext:value-type="float">
            <text:p>7522.05</text:p>
          </table:table-cell>
          <table:table-cell office:value-type="float" office:value="6370.49" calcext:value-type="float">
            <text:p>6370.49</text:p>
          </table:table-cell>
          <table:table-cell office:value-type="float" office:value="6317.79" calcext:value-type="float">
            <text:p>6317.79</text:p>
          </table:table-cell>
          <table:table-cell office:value-type="float" office:value="6468.8" calcext:value-type="float">
            <text:p>6468.8</text:p>
          </table:table-cell>
          <table:table-cell office:value-type="float" office:value="6475.87" calcext:value-type="float">
            <text:p>6475.87</text:p>
          </table:table-cell>
          <table:table-cell office:value-type="float" office:value="6424.31" calcext:value-type="float">
            <text:p>6424.31</text:p>
          </table:table-cell>
          <table:table-cell office:value-type="float" office:value="3540.99" calcext:value-type="float">
            <text:p>3540.99</text:p>
          </table:table-cell>
          <table:table-cell office:value-type="float" office:value="7147.32" calcext:value-type="float">
            <text:p>7147.32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119:.K119])/9" office:value-type="float" office:value="6959.80333333333" calcext:value-type="float">
            <text:p>6959.80</text:p>
          </table:table-cell>
          <table:table-cell office:value-type="float" office:value="10029.53" calcext:value-type="float">
            <text:p>10029.53</text:p>
          </table:table-cell>
          <table:table-cell office:value-type="float" office:value="7405.08" calcext:value-type="float">
            <text:p>7405.08</text:p>
          </table:table-cell>
          <table:table-cell office:value-type="float" office:value="6350.59" calcext:value-type="float">
            <text:p>6350.59</text:p>
          </table:table-cell>
          <table:table-cell office:value-type="float" office:value="6307.51" calcext:value-type="float">
            <text:p>6307.51</text:p>
          </table:table-cell>
          <table:table-cell office:value-type="float" office:value="6462.79" calcext:value-type="float">
            <text:p>6462.79</text:p>
          </table:table-cell>
          <table:table-cell office:value-type="float" office:value="6491.45" calcext:value-type="float">
            <text:p>6491.45</text:p>
          </table:table-cell>
          <table:table-cell office:value-type="float" office:value="6410.03" calcext:value-type="float">
            <text:p>6410.03</text:p>
          </table:table-cell>
          <table:table-cell office:value-type="float" office:value="6576.7" calcext:value-type="float">
            <text:p>6576.7</text:p>
          </table:table-cell>
          <table:table-cell office:value-type="float" office:value="6604.55" calcext:value-type="float">
            <text:p>6604.55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120:.K120])/9" office:value-type="float" office:value="6704.44555555556" calcext:value-type="float">
            <text:p>6704.45</text:p>
          </table:table-cell>
          <table:table-cell office:value-type="float" office:value="6458.72" calcext:value-type="float">
            <text:p>6458.72</text:p>
          </table:table-cell>
          <table:table-cell office:value-type="float" office:value="6371.53" calcext:value-type="float">
            <text:p>6371.53</text:p>
          </table:table-cell>
          <table:table-cell office:value-type="float" office:value="6401.03" calcext:value-type="float">
            <text:p>6401.03</text:p>
          </table:table-cell>
          <table:table-cell office:value-type="float" office:value="6576.43" calcext:value-type="float">
            <text:p>6576.43</text:p>
          </table:table-cell>
          <table:table-cell office:value-type="float" office:value="6520.89" calcext:value-type="float">
            <text:p>6520.89</text:p>
          </table:table-cell>
          <table:table-cell office:value-type="float" office:value="6478" calcext:value-type="float">
            <text:p>6478</text:p>
          </table:table-cell>
          <table:table-cell office:value-type="float" office:value="6594.37" calcext:value-type="float">
            <text:p>6594.37</text:p>
          </table:table-cell>
          <table:table-cell office:value-type="float" office:value="6893.05" calcext:value-type="float">
            <text:p>6893.05</text:p>
          </table:table-cell>
          <table:table-cell office:value-type="float" office:value="8045.99" calcext:value-type="float">
            <text:p>8045.99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121:.K121])/9" office:value-type="float" office:value="6683.74888888889" calcext:value-type="float">
            <text:p>6683.75</text:p>
          </table:table-cell>
          <table:table-cell office:value-type="float" office:value="6397.11" calcext:value-type="float">
            <text:p>6397.11</text:p>
          </table:table-cell>
          <table:table-cell office:value-type="float" office:value="6329.44" calcext:value-type="float">
            <text:p>6329.44</text:p>
          </table:table-cell>
          <table:table-cell office:value-type="float" office:value="6357.91" calcext:value-type="float">
            <text:p>6357.91</text:p>
          </table:table-cell>
          <table:table-cell office:value-type="float" office:value="6541.77" calcext:value-type="float">
            <text:p>6541.77</text:p>
          </table:table-cell>
          <table:table-cell office:value-type="float" office:value="6476.45" calcext:value-type="float">
            <text:p>6476.45</text:p>
          </table:table-cell>
          <table:table-cell office:value-type="float" office:value="6436.1" calcext:value-type="float">
            <text:p>6436.1</text:p>
          </table:table-cell>
          <table:table-cell office:value-type="float" office:value="6554.37" calcext:value-type="float">
            <text:p>6554.37</text:p>
          </table:table-cell>
          <table:table-cell office:value-type="float" office:value="6877.58" calcext:value-type="float">
            <text:p>6877.58</text:p>
          </table:table-cell>
          <table:table-cell office:value-type="float" office:value="8183.01" calcext:value-type="float">
            <text:p>8183.01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122:.K122])/9" office:value-type="float" office:value="6554.79444444445" calcext:value-type="float">
            <text:p>6554.79</text:p>
          </table:table-cell>
          <table:table-cell office:value-type="float" office:value="9805.9" calcext:value-type="float">
            <text:p>9805.9</text:p>
          </table:table-cell>
          <table:table-cell office:value-type="float" office:value="7003.9" calcext:value-type="float">
            <text:p>7003.9</text:p>
          </table:table-cell>
          <table:table-cell office:value-type="float" office:value="6115.39" calcext:value-type="float">
            <text:p>6115.39</text:p>
          </table:table-cell>
          <table:table-cell office:value-type="float" office:value="6289.33" calcext:value-type="float">
            <text:p>6289.33</text:p>
          </table:table-cell>
          <table:table-cell office:value-type="float" office:value="3752.9" calcext:value-type="float">
            <text:p>3752.9</text:p>
          </table:table-cell>
          <table:table-cell office:value-type="float" office:value="5625.68" calcext:value-type="float">
            <text:p>5625.68</text:p>
          </table:table-cell>
          <table:table-cell office:value-type="float" office:value="6507.66" calcext:value-type="float">
            <text:p>6507.66</text:p>
          </table:table-cell>
          <table:table-cell office:value-type="float" office:value="6541.21" calcext:value-type="float">
            <text:p>6541.21</text:p>
          </table:table-cell>
          <table:table-cell office:value-type="float" office:value="7351.18" calcext:value-type="float">
            <text:p>7351.18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123:.K123])/9" office:value-type="float" office:value="6687.12333333333" calcext:value-type="float">
            <text:p>6687.12</text:p>
          </table:table-cell>
          <table:table-cell office:value-type="float" office:value="6342.41" calcext:value-type="float">
            <text:p>6342.41</text:p>
          </table:table-cell>
          <table:table-cell office:value-type="float" office:value="6324.64" calcext:value-type="float">
            <text:p>6324.64</text:p>
          </table:table-cell>
          <table:table-cell office:value-type="float" office:value="6369.48" calcext:value-type="float">
            <text:p>6369.48</text:p>
          </table:table-cell>
          <table:table-cell office:value-type="float" office:value="6528.19" calcext:value-type="float">
            <text:p>6528.19</text:p>
          </table:table-cell>
          <table:table-cell office:value-type="float" office:value="6464.12" calcext:value-type="float">
            <text:p>6464.12</text:p>
          </table:table-cell>
          <table:table-cell office:value-type="float" office:value="6261.86" calcext:value-type="float">
            <text:p>6261.86</text:p>
          </table:table-cell>
          <table:table-cell office:value-type="float" office:value="6549.76" calcext:value-type="float">
            <text:p>6549.76</text:p>
          </table:table-cell>
          <table:table-cell office:value-type="float" office:value="6909.36" calcext:value-type="float">
            <text:p>6909.36</text:p>
          </table:table-cell>
          <table:table-cell office:value-type="float" office:value="8434.29" calcext:value-type="float">
            <text:p>8434.29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124:.K124])/9" office:value-type="float" office:value="6166.56777777778" calcext:value-type="float">
            <text:p>6166.57</text:p>
          </table:table-cell>
          <table:table-cell office:value-type="float" office:value="8067.53" calcext:value-type="float">
            <text:p>8067.53</text:p>
          </table:table-cell>
          <table:table-cell office:value-type="float" office:value="6360.69" calcext:value-type="float">
            <text:p>6360.69</text:p>
          </table:table-cell>
          <table:table-cell office:value-type="float" office:value="6351.6" calcext:value-type="float">
            <text:p>6351.6</text:p>
          </table:table-cell>
          <table:table-cell office:value-type="float" office:value="6460.39" calcext:value-type="float">
            <text:p>6460.39</text:p>
          </table:table-cell>
          <table:table-cell office:value-type="float" office:value="6570.44" calcext:value-type="float">
            <text:p>6570.44</text:p>
          </table:table-cell>
          <table:table-cell office:value-type="float" office:value="6430.61" calcext:value-type="float">
            <text:p>6430.61</text:p>
          </table:table-cell>
          <table:table-cell office:value-type="float" office:value="6531.38" calcext:value-type="float">
            <text:p>6531.38</text:p>
          </table:table-cell>
          <table:table-cell office:value-type="float" office:value="6339.42" calcext:value-type="float">
            <text:p>6339.42</text:p>
          </table:table-cell>
          <table:table-cell office:value-type="float" office:value="2387.05" calcext:value-type="float">
            <text:p>2387.05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125:.K125])/9" office:value-type="float" office:value="7507.71777777778" calcext:value-type="float">
            <text:p>7507.72</text:p>
          </table:table-cell>
          <table:table-cell office:value-type="float" office:value="4732.2" calcext:value-type="float">
            <text:p>4732.2</text:p>
          </table:table-cell>
          <table:table-cell office:value-type="float" office:value="7812.92" calcext:value-type="float">
            <text:p>7812.92</text:p>
          </table:table-cell>
          <table:table-cell office:value-type="float" office:value="7881.5" calcext:value-type="float">
            <text:p>7881.5</text:p>
          </table:table-cell>
          <table:table-cell office:value-type="float" office:value="7834.49" calcext:value-type="float">
            <text:p>7834.49</text:p>
          </table:table-cell>
          <table:table-cell office:value-type="float" office:value="7880.85" calcext:value-type="float">
            <text:p>7880.85</text:p>
          </table:table-cell>
          <table:table-cell office:value-type="float" office:value="7848.33" calcext:value-type="float">
            <text:p>7848.33</text:p>
          </table:table-cell>
          <table:table-cell office:value-type="float" office:value="7965.51" calcext:value-type="float">
            <text:p>7965.51</text:p>
          </table:table-cell>
          <table:table-cell office:value-type="float" office:value="7710.4" calcext:value-type="float">
            <text:p>7710.4</text:p>
          </table:table-cell>
          <table:table-cell office:value-type="float" office:value="7903.26" calcext:value-type="float">
            <text:p>7903.26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126:.K126])/9" office:value-type="float" office:value="7473.78222222222" calcext:value-type="float">
            <text:p>7473.78</text:p>
          </table:table-cell>
          <table:table-cell office:value-type="float" office:value="4474.7" calcext:value-type="float">
            <text:p>4474.7</text:p>
          </table:table-cell>
          <table:table-cell office:value-type="float" office:value="7785.44" calcext:value-type="float">
            <text:p>7785.44</text:p>
          </table:table-cell>
          <table:table-cell office:value-type="float" office:value="7844.37" calcext:value-type="float">
            <text:p>7844.37</text:p>
          </table:table-cell>
          <table:table-cell office:value-type="float" office:value="7802.7" calcext:value-type="float">
            <text:p>7802.7</text:p>
          </table:table-cell>
          <table:table-cell office:value-type="float" office:value="7852.11" calcext:value-type="float">
            <text:p>7852.11</text:p>
          </table:table-cell>
          <table:table-cell office:value-type="float" office:value="7802.45" calcext:value-type="float">
            <text:p>7802.45</text:p>
          </table:table-cell>
          <table:table-cell office:value-type="float" office:value="7934.07" calcext:value-type="float">
            <text:p>7934.07</text:p>
          </table:table-cell>
          <table:table-cell office:value-type="float" office:value="7735.22" calcext:value-type="float">
            <text:p>7735.22</text:p>
          </table:table-cell>
          <table:table-cell office:value-type="float" office:value="8032.98" calcext:value-type="float">
            <text:p>8032.98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127:.K127])/9" office:value-type="float" office:value="7353.48555555556" calcext:value-type="float">
            <text:p>7353.49</text:p>
          </table:table-cell>
          <table:table-cell office:value-type="float" office:value="6916.1" calcext:value-type="float">
            <text:p>6916.1</text:p>
          </table:table-cell>
          <table:table-cell office:value-type="float" office:value="7984.66" calcext:value-type="float">
            <text:p>7984.66</text:p>
          </table:table-cell>
          <table:table-cell office:value-type="float" office:value="7792.03" calcext:value-type="float">
            <text:p>7792.03</text:p>
          </table:table-cell>
          <table:table-cell office:value-type="float" office:value="7727.56" calcext:value-type="float">
            <text:p>7727.56</text:p>
          </table:table-cell>
          <table:table-cell office:value-type="float" office:value="4344.6" calcext:value-type="float">
            <text:p>4344.6</text:p>
          </table:table-cell>
          <table:table-cell office:value-type="float" office:value="7777.3" calcext:value-type="float">
            <text:p>7777.3</text:p>
          </table:table-cell>
          <table:table-cell office:value-type="float" office:value="7909.28" calcext:value-type="float">
            <text:p>7909.28</text:p>
          </table:table-cell>
          <table:table-cell office:value-type="float" office:value="7706.02" calcext:value-type="float">
            <text:p>7706.02</text:p>
          </table:table-cell>
          <table:table-cell office:value-type="float" office:value="8023.82" calcext:value-type="float">
            <text:p>8023.82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128:.K128])/9" office:value-type="float" office:value="7522.07555555556" calcext:value-type="float">
            <text:p>7522.08</text:p>
          </table:table-cell>
          <table:table-cell office:value-type="float" office:value="5087.21" calcext:value-type="float">
            <text:p>5087.21</text:p>
          </table:table-cell>
          <table:table-cell office:value-type="float" office:value="7847.6" calcext:value-type="float">
            <text:p>7847.6</text:p>
          </table:table-cell>
          <table:table-cell office:value-type="float" office:value="7885.93" calcext:value-type="float">
            <text:p>7885.93</text:p>
          </table:table-cell>
          <table:table-cell office:value-type="float" office:value="7690.75" calcext:value-type="float">
            <text:p>7690.75</text:p>
          </table:table-cell>
          <table:table-cell office:value-type="float" office:value="7742.45" calcext:value-type="float">
            <text:p>7742.45</text:p>
          </table:table-cell>
          <table:table-cell office:value-type="float" office:value="7813.8" calcext:value-type="float">
            <text:p>7813.8</text:p>
          </table:table-cell>
          <table:table-cell office:value-type="float" office:value="7858.78" calcext:value-type="float">
            <text:p>7858.78</text:p>
          </table:table-cell>
          <table:table-cell office:value-type="float" office:value="7848.94" calcext:value-type="float">
            <text:p>7848.94</text:p>
          </table:table-cell>
          <table:table-cell office:value-type="float" office:value="7923.22" calcext:value-type="float">
            <text:p>7923.22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129:.K129])/9" office:value-type="float" office:value="7503.70333333333" calcext:value-type="float">
            <text:p>7503.70</text:p>
          </table:table-cell>
          <table:table-cell office:value-type="float" office:value="7982.52" calcext:value-type="float">
            <text:p>7982.52</text:p>
          </table:table-cell>
          <table:table-cell office:value-type="float" office:value="8010.34" calcext:value-type="float">
            <text:p>8010.34</text:p>
          </table:table-cell>
          <table:table-cell office:value-type="float" office:value="4413.21" calcext:value-type="float">
            <text:p>4413.21</text:p>
          </table:table-cell>
          <table:table-cell office:value-type="float" office:value="7667.72" calcext:value-type="float">
            <text:p>7667.72</text:p>
          </table:table-cell>
          <table:table-cell office:value-type="float" office:value="7879.29" calcext:value-type="float">
            <text:p>7879.29</text:p>
          </table:table-cell>
          <table:table-cell office:value-type="float" office:value="7838.18" calcext:value-type="float">
            <text:p>7838.18</text:p>
          </table:table-cell>
          <table:table-cell office:value-type="float" office:value="7966.7" calcext:value-type="float">
            <text:p>7966.7</text:p>
          </table:table-cell>
          <table:table-cell office:value-type="float" office:value="7768.84" calcext:value-type="float">
            <text:p>7768.84</text:p>
          </table:table-cell>
          <table:table-cell office:value-type="float" office:value="8006.53" calcext:value-type="float">
            <text:p>8006.53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130:.K130])/9" office:value-type="float" office:value="7382.72" calcext:value-type="float">
            <text:p>7382.72</text:p>
          </table:table-cell>
          <table:table-cell office:value-type="float" office:value="6779.69" calcext:value-type="float">
            <text:p>6779.69</text:p>
          </table:table-cell>
          <table:table-cell office:value-type="float" office:value="7937.34" calcext:value-type="float">
            <text:p>7937.34</text:p>
          </table:table-cell>
          <table:table-cell office:value-type="float" office:value="7808.53" calcext:value-type="float">
            <text:p>7808.53</text:p>
          </table:table-cell>
          <table:table-cell office:value-type="float" office:value="7838.49" calcext:value-type="float">
            <text:p>7838.49</text:p>
          </table:table-cell>
          <table:table-cell office:value-type="float" office:value="7905.8" calcext:value-type="float">
            <text:p>7905.8</text:p>
          </table:table-cell>
          <table:table-cell office:value-type="float" office:value="7710.91" calcext:value-type="float">
            <text:p>7710.91</text:p>
          </table:table-cell>
          <table:table-cell office:value-type="float" office:value="4588.14" calcext:value-type="float">
            <text:p>4588.14</text:p>
          </table:table-cell>
          <table:table-cell office:value-type="float" office:value="7783.2" calcext:value-type="float">
            <text:p>7783.2</text:p>
          </table:table-cell>
          <table:table-cell office:value-type="float" office:value="8092.38" calcext:value-type="float">
            <text:p>8092.38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131:.K131])/9" office:value-type="float" office:value="7265.44333333333" calcext:value-type="float">
            <text:p>7265.44</text:p>
          </table:table-cell>
          <table:table-cell office:value-type="float" office:value="6186.08" calcext:value-type="float">
            <text:p>6186.08</text:p>
          </table:table-cell>
          <table:table-cell office:value-type="float" office:value="7883.95" calcext:value-type="float">
            <text:p>7883.95</text:p>
          </table:table-cell>
          <table:table-cell office:value-type="float" office:value="7863.83" calcext:value-type="float">
            <text:p>7863.83</text:p>
          </table:table-cell>
          <table:table-cell office:value-type="float" office:value="7847.4" calcext:value-type="float">
            <text:p>7847.4</text:p>
          </table:table-cell>
          <table:table-cell office:value-type="float" office:value="7888.3" calcext:value-type="float">
            <text:p>7888.3</text:p>
          </table:table-cell>
          <table:table-cell office:value-type="float" office:value="7837.49" calcext:value-type="float">
            <text:p>7837.49</text:p>
          </table:table-cell>
          <table:table-cell office:value-type="float" office:value="7901.19" calcext:value-type="float">
            <text:p>7901.19</text:p>
          </table:table-cell>
          <table:table-cell office:value-type="float" office:value="7074.14" calcext:value-type="float">
            <text:p>7074.14</text:p>
          </table:table-cell>
          <table:table-cell office:value-type="float" office:value="4906.61" calcext:value-type="float">
            <text:p>4906.61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116:.B124])" office:value-type="float" office:value="59907.7044444444" calcext:value-type="float">
            <text:p>59907.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25:.B131])" office:value-type="float" office:value="52008.9277777778" calcext:value-type="float">
            <text:p>52008.9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135:.K135])/9" office:value-type="float" office:value="7323.49333333333" calcext:value-type="float">
            <text:p>7323.49</text:p>
          </table:table-cell>
          <table:table-cell office:value-type="float" office:value="7020.66" calcext:value-type="float">
            <text:p>7020.66</text:p>
          </table:table-cell>
          <table:table-cell office:value-type="float" office:value="7034.67" calcext:value-type="float">
            <text:p>7034.67</text:p>
          </table:table-cell>
          <table:table-cell office:value-type="float" office:value="6995.97" calcext:value-type="float">
            <text:p>6995.97</text:p>
          </table:table-cell>
          <table:table-cell office:value-type="float" office:value="6903.57" calcext:value-type="float">
            <text:p>6903.57</text:p>
          </table:table-cell>
          <table:table-cell office:value-type="float" office:value="6828.97" calcext:value-type="float">
            <text:p>6828.97</text:p>
          </table:table-cell>
          <table:table-cell office:value-type="float" office:value="6856.92" calcext:value-type="float">
            <text:p>6856.92</text:p>
          </table:table-cell>
          <table:table-cell office:value-type="float" office:value="7100.73" calcext:value-type="float">
            <text:p>7100.73</text:p>
          </table:table-cell>
          <table:table-cell office:value-type="float" office:value="8415.34" calcext:value-type="float">
            <text:p>8415.34</text:p>
          </table:table-cell>
          <table:table-cell office:value-type="float" office:value="8754.61" calcext:value-type="float">
            <text:p>8754.61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136:.K136])/9" office:value-type="float" office:value="7336.68444444445" calcext:value-type="float">
            <text:p>7336.68</text:p>
          </table:table-cell>
          <table:table-cell office:value-type="float" office:value="7145.28" calcext:value-type="float">
            <text:p>7145.28</text:p>
          </table:table-cell>
          <table:table-cell office:value-type="float" office:value="7112.37" calcext:value-type="float">
            <text:p>7112.37</text:p>
          </table:table-cell>
          <table:table-cell office:value-type="float" office:value="7068.2" calcext:value-type="float">
            <text:p>7068.2</text:p>
          </table:table-cell>
          <table:table-cell office:value-type="float" office:value="6975.18" calcext:value-type="float">
            <text:p>6975.18</text:p>
          </table:table-cell>
          <table:table-cell office:value-type="float" office:value="6878.73" calcext:value-type="float">
            <text:p>6878.73</text:p>
          </table:table-cell>
          <table:table-cell office:value-type="float" office:value="6894.98" calcext:value-type="float">
            <text:p>6894.98</text:p>
          </table:table-cell>
          <table:table-cell office:value-type="float" office:value="7143.75" calcext:value-type="float">
            <text:p>7143.75</text:p>
          </table:table-cell>
          <table:table-cell office:value-type="float" office:value="8179.16" calcext:value-type="float">
            <text:p>8179.16</text:p>
          </table:table-cell>
          <table:table-cell office:value-type="float" office:value="8632.51" calcext:value-type="float">
            <text:p>8632.51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137:.K137])/9" office:value-type="float" office:value="7168.01" calcext:value-type="float">
            <text:p>7168.01</text:p>
          </table:table-cell>
          <table:table-cell office:value-type="float" office:value="7663.57" calcext:value-type="float">
            <text:p>7663.57</text:p>
          </table:table-cell>
          <table:table-cell office:value-type="float" office:value="4559.57" calcext:value-type="float">
            <text:p>4559.57</text:p>
          </table:table-cell>
          <table:table-cell office:value-type="float" office:value="5092.2" calcext:value-type="float">
            <text:p>5092.2</text:p>
          </table:table-cell>
          <table:table-cell office:value-type="float" office:value="6897.18" calcext:value-type="float">
            <text:p>6897.18</text:p>
          </table:table-cell>
          <table:table-cell office:value-type="float" office:value="6901.13" calcext:value-type="float">
            <text:p>6901.13</text:p>
          </table:table-cell>
          <table:table-cell office:value-type="float" office:value="7082.93" calcext:value-type="float">
            <text:p>7082.93</text:p>
          </table:table-cell>
          <table:table-cell office:value-type="float" office:value="7506.95" calcext:value-type="float">
            <text:p>7506.95</text:p>
          </table:table-cell>
          <table:table-cell office:value-type="float" office:value="8987.6" calcext:value-type="float">
            <text:p>8987.6</text:p>
          </table:table-cell>
          <table:table-cell office:value-type="float" office:value="9820.96" calcext:value-type="float">
            <text:p>9820.96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138:.K138])/9" office:value-type="float" office:value="7583.50888888889" calcext:value-type="float">
            <text:p>7583.51</text:p>
          </table:table-cell>
          <table:table-cell office:value-type="float" office:value="10657.07" calcext:value-type="float">
            <text:p>10657.07</text:p>
          </table:table-cell>
          <table:table-cell office:value-type="float" office:value="8449.87" calcext:value-type="float">
            <text:p>8449.87</text:p>
          </table:table-cell>
          <table:table-cell office:value-type="float" office:value="7059.81" calcext:value-type="float">
            <text:p>7059.81</text:p>
          </table:table-cell>
          <table:table-cell office:value-type="float" office:value="7107.36" calcext:value-type="float">
            <text:p>7107.36</text:p>
          </table:table-cell>
          <table:table-cell office:value-type="float" office:value="6947.25" calcext:value-type="float">
            <text:p>6947.25</text:p>
          </table:table-cell>
          <table:table-cell office:value-type="float" office:value="6901.7" calcext:value-type="float">
            <text:p>6901.7</text:p>
          </table:table-cell>
          <table:table-cell office:value-type="float" office:value="6886.31" calcext:value-type="float">
            <text:p>6886.31</text:p>
          </table:table-cell>
          <table:table-cell office:value-type="float" office:value="7013.48" calcext:value-type="float">
            <text:p>7013.48</text:p>
          </table:table-cell>
          <table:table-cell office:value-type="float" office:value="7228.73" calcext:value-type="float">
            <text:p>7228.73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139:.K139])/9" office:value-type="float" office:value="7635.36111111111" calcext:value-type="float">
            <text:p>7635.36</text:p>
          </table:table-cell>
          <table:table-cell office:value-type="float" office:value="10913.31" calcext:value-type="float">
            <text:p>10913.31</text:p>
          </table:table-cell>
          <table:table-cell office:value-type="float" office:value="8664.75" calcext:value-type="float">
            <text:p>8664.75</text:p>
          </table:table-cell>
          <table:table-cell office:value-type="float" office:value="7095.54" calcext:value-type="float">
            <text:p>7095.54</text:p>
          </table:table-cell>
          <table:table-cell office:value-type="float" office:value="7111.17" calcext:value-type="float">
            <text:p>7111.17</text:p>
          </table:table-cell>
          <table:table-cell office:value-type="float" office:value="7078.96" calcext:value-type="float">
            <text:p>7078.96</text:p>
          </table:table-cell>
          <table:table-cell office:value-type="float" office:value="6946.28" calcext:value-type="float">
            <text:p>6946.28</text:p>
          </table:table-cell>
          <table:table-cell office:value-type="float" office:value="6902.92" calcext:value-type="float">
            <text:p>6902.92</text:p>
          </table:table-cell>
          <table:table-cell office:value-type="float" office:value="6812.85" calcext:value-type="float">
            <text:p>6812.85</text:p>
          </table:table-cell>
          <table:table-cell office:value-type="float" office:value="7192.47" calcext:value-type="float">
            <text:p>7192.47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140:.K140])/9" office:value-type="float" office:value="7312.38555555556" calcext:value-type="float">
            <text:p>7312.39</text:p>
          </table:table-cell>
          <table:table-cell office:value-type="float" office:value="7049.42" calcext:value-type="float">
            <text:p>7049.42</text:p>
          </table:table-cell>
          <table:table-cell office:value-type="float" office:value="7051.13" calcext:value-type="float">
            <text:p>7051.13</text:p>
          </table:table-cell>
          <table:table-cell office:value-type="float" office:value="7049.51" calcext:value-type="float">
            <text:p>7049.51</text:p>
          </table:table-cell>
          <table:table-cell office:value-type="float" office:value="6926.71" calcext:value-type="float">
            <text:p>6926.71</text:p>
          </table:table-cell>
          <table:table-cell office:value-type="float" office:value="6844.66" calcext:value-type="float">
            <text:p>6844.66</text:p>
          </table:table-cell>
          <table:table-cell office:value-type="float" office:value="6853.65" calcext:value-type="float">
            <text:p>6853.65</text:p>
          </table:table-cell>
          <table:table-cell office:value-type="float" office:value="3025.15" calcext:value-type="float">
            <text:p>3025.15</text:p>
          </table:table-cell>
          <table:table-cell office:value-type="float" office:value="9907.01" calcext:value-type="float">
            <text:p>9907.01</text:p>
          </table:table-cell>
          <table:table-cell office:value-type="float" office:value="11104.23" calcext:value-type="float">
            <text:p>11104.23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141:.K141])/9" office:value-type="float" office:value="7265.36111111111" calcext:value-type="float">
            <text:p>7265.36</text:p>
          </table:table-cell>
          <table:table-cell office:value-type="float" office:value="7028.61" calcext:value-type="float">
            <text:p>7028.61</text:p>
          </table:table-cell>
          <table:table-cell office:value-type="float" office:value="7020.56" calcext:value-type="float">
            <text:p>7020.56</text:p>
          </table:table-cell>
          <table:table-cell office:value-type="float" office:value="7001.3" calcext:value-type="float">
            <text:p>7001.3</text:p>
          </table:table-cell>
          <table:table-cell office:value-type="float" office:value="6798.15" calcext:value-type="float">
            <text:p>6798.15</text:p>
          </table:table-cell>
          <table:table-cell office:value-type="float" office:value="6678.41" calcext:value-type="float">
            <text:p>6678.41</text:p>
          </table:table-cell>
          <table:table-cell office:value-type="float" office:value="6819.89" calcext:value-type="float">
            <text:p>6819.89</text:p>
          </table:table-cell>
          <table:table-cell office:value-type="float" office:value="7086.1" calcext:value-type="float">
            <text:p>7086.1</text:p>
          </table:table-cell>
          <table:table-cell office:value-type="float" office:value="8307.94" calcext:value-type="float">
            <text:p>8307.94</text:p>
          </table:table-cell>
          <table:table-cell office:value-type="float" office:value="8647.29" calcext:value-type="float">
            <text:p>8647.29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142:.K142])/9" office:value-type="float" office:value="7115.55888888889" calcext:value-type="float">
            <text:p>7115.56</text:p>
          </table:table-cell>
          <table:table-cell office:value-type="float" office:value="6203.84" calcext:value-type="float">
            <text:p>6203.84</text:p>
          </table:table-cell>
          <table:table-cell office:value-type="float" office:value="6893.85" calcext:value-type="float">
            <text:p>6893.85</text:p>
          </table:table-cell>
          <table:table-cell office:value-type="float" office:value="6873.5" calcext:value-type="float">
            <text:p>6873.5</text:p>
          </table:table-cell>
          <table:table-cell office:value-type="float" office:value="6847.61" calcext:value-type="float">
            <text:p>6847.61</text:p>
          </table:table-cell>
          <table:table-cell office:value-type="float" office:value="6841.87" calcext:value-type="float">
            <text:p>6841.87</text:p>
          </table:table-cell>
          <table:table-cell office:value-type="float" office:value="6557.08" calcext:value-type="float">
            <text:p>6557.08</text:p>
          </table:table-cell>
          <table:table-cell office:value-type="float" office:value="7125.33" calcext:value-type="float">
            <text:p>7125.33</text:p>
          </table:table-cell>
          <table:table-cell office:value-type="float" office:value="8065.61" calcext:value-type="float">
            <text:p>8065.61</text:p>
          </table:table-cell>
          <table:table-cell office:value-type="float" office:value="8631.34" calcext:value-type="float">
            <text:p>8631.34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143:.K143])/9" office:value-type="float" office:value="6834.07777777778" calcext:value-type="float">
            <text:p>6834.08</text:p>
          </table:table-cell>
          <table:table-cell office:value-type="float" office:value="5344.54" calcext:value-type="float">
            <text:p>5344.54</text:p>
          </table:table-cell>
          <table:table-cell office:value-type="float" office:value="7285.15" calcext:value-type="float">
            <text:p>7285.15</text:p>
          </table:table-cell>
          <table:table-cell office:value-type="float" office:value="7215.82" calcext:value-type="float">
            <text:p>7215.82</text:p>
          </table:table-cell>
          <table:table-cell office:value-type="float" office:value="7429.32" calcext:value-type="float">
            <text:p>7429.32</text:p>
          </table:table-cell>
          <table:table-cell office:value-type="float" office:value="7271.9" calcext:value-type="float">
            <text:p>7271.9</text:p>
          </table:table-cell>
          <table:table-cell office:value-type="float" office:value="7448.06" calcext:value-type="float">
            <text:p>7448.06</text:p>
          </table:table-cell>
          <table:table-cell office:value-type="float" office:value="7309.98" calcext:value-type="float">
            <text:p>7309.98</text:p>
          </table:table-cell>
          <table:table-cell office:value-type="float" office:value="4261.05" calcext:value-type="float">
            <text:p>4261.05</text:p>
          </table:table-cell>
          <table:table-cell office:value-type="float" office:value="7940.88" calcext:value-type="float">
            <text:p>7940.88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144:.K144])/9" office:value-type="float" office:value="7036.28444444444" calcext:value-type="float">
            <text:p>7036.28</text:p>
          </table:table-cell>
          <table:table-cell office:value-type="float" office:value="4981.27" calcext:value-type="float">
            <text:p>4981.27</text:p>
          </table:table-cell>
          <table:table-cell office:value-type="float" office:value="7241.72" calcext:value-type="float">
            <text:p>7241.72</text:p>
          </table:table-cell>
          <table:table-cell office:value-type="float" office:value="7390.67" calcext:value-type="float">
            <text:p>7390.67</text:p>
          </table:table-cell>
          <table:table-cell office:value-type="float" office:value="7354.19" calcext:value-type="float">
            <text:p>7354.19</text:p>
          </table:table-cell>
          <table:table-cell office:value-type="float" office:value="7145.92" calcext:value-type="float">
            <text:p>7145.92</text:p>
          </table:table-cell>
          <table:table-cell office:value-type="float" office:value="7372.49" calcext:value-type="float">
            <text:p>7372.49</text:p>
          </table:table-cell>
          <table:table-cell office:value-type="float" office:value="7255.94" calcext:value-type="float">
            <text:p>7255.94</text:p>
          </table:table-cell>
          <table:table-cell office:value-type="float" office:value="7325.06" calcext:value-type="float">
            <text:p>7325.06</text:p>
          </table:table-cell>
          <table:table-cell office:value-type="float" office:value="7259.3" calcext:value-type="float">
            <text:p>7259.3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145:.K145])/9" office:value-type="float" office:value="6780.42666666667" calcext:value-type="float">
            <text:p>6780.43</text:p>
          </table:table-cell>
          <table:table-cell office:value-type="float" office:value="5791.71" calcext:value-type="float">
            <text:p>5791.71</text:p>
          </table:table-cell>
          <table:table-cell office:value-type="float" office:value="7566.91" calcext:value-type="float">
            <text:p>7566.91</text:p>
          </table:table-cell>
          <table:table-cell office:value-type="float" office:value="7313.29" calcext:value-type="float">
            <text:p>7313.29</text:p>
          </table:table-cell>
          <table:table-cell office:value-type="float" office:value="4897.79" calcext:value-type="float">
            <text:p>4897.79</text:p>
          </table:table-cell>
          <table:table-cell office:value-type="float" office:value="5776.4" calcext:value-type="float">
            <text:p>5776.4</text:p>
          </table:table-cell>
          <table:table-cell office:value-type="float" office:value="7375.45" calcext:value-type="float">
            <text:p>7375.45</text:p>
          </table:table-cell>
          <table:table-cell office:value-type="float" office:value="7315.15" calcext:value-type="float">
            <text:p>7315.15</text:p>
          </table:table-cell>
          <table:table-cell office:value-type="float" office:value="7387.67" calcext:value-type="float">
            <text:p>7387.67</text:p>
          </table:table-cell>
          <table:table-cell office:value-type="float" office:value="7599.47" calcext:value-type="float">
            <text:p>7599.47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146:.K146])/9" office:value-type="float" office:value="7012.73333333333" calcext:value-type="float">
            <text:p>7012.73</text:p>
          </table:table-cell>
          <table:table-cell office:value-type="float" office:value="4600.01" calcext:value-type="float">
            <text:p>4600.01</text:p>
          </table:table-cell>
          <table:table-cell office:value-type="float" office:value="7266.03" calcext:value-type="float">
            <text:p>7266.03</text:p>
          </table:table-cell>
          <table:table-cell office:value-type="float" office:value="7418.57" calcext:value-type="float">
            <text:p>7418.57</text:p>
          </table:table-cell>
          <table:table-cell office:value-type="float" office:value="7239.48" calcext:value-type="float">
            <text:p>7239.48</text:p>
          </table:table-cell>
          <table:table-cell office:value-type="float" office:value="7272.96" calcext:value-type="float">
            <text:p>7272.96</text:p>
          </table:table-cell>
          <table:table-cell office:value-type="float" office:value="7397.24" calcext:value-type="float">
            <text:p>7397.24</text:p>
          </table:table-cell>
          <table:table-cell office:value-type="float" office:value="7283.12" calcext:value-type="float">
            <text:p>7283.12</text:p>
          </table:table-cell>
          <table:table-cell office:value-type="float" office:value="7358.48" calcext:value-type="float">
            <text:p>7358.48</text:p>
          </table:table-cell>
          <table:table-cell office:value-type="float" office:value="7278.71" calcext:value-type="float">
            <text:p>7278.71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147:.K147])/9" office:value-type="float" office:value="6875.81222222222" calcext:value-type="float">
            <text:p>6875.81</text:p>
          </table:table-cell>
          <table:table-cell office:value-type="float" office:value="6514.37" calcext:value-type="float">
            <text:p>6514.37</text:p>
          </table:table-cell>
          <table:table-cell office:value-type="float" office:value="6478.13" calcext:value-type="float">
            <text:p>6478.13</text:p>
          </table:table-cell>
          <table:table-cell office:value-type="float" office:value="4635.46" calcext:value-type="float">
            <text:p>4635.46</text:p>
          </table:table-cell>
          <table:table-cell office:value-type="float" office:value="7261.04" calcext:value-type="float">
            <text:p>7261.04</text:p>
          </table:table-cell>
          <table:table-cell office:value-type="float" office:value="7410.56" calcext:value-type="float">
            <text:p>7410.56</text:p>
          </table:table-cell>
          <table:table-cell office:value-type="float" office:value="7317.53" calcext:value-type="float">
            <text:p>7317.53</text:p>
          </table:table-cell>
          <table:table-cell office:value-type="float" office:value="7299.11" calcext:value-type="float">
            <text:p>7299.11</text:p>
          </table:table-cell>
          <table:table-cell office:value-type="float" office:value="7357.57" calcext:value-type="float">
            <text:p>7357.57</text:p>
          </table:table-cell>
          <table:table-cell office:value-type="float" office:value="7608.54" calcext:value-type="float">
            <text:p>7608.54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148:.K148])/9" office:value-type="float" office:value="6841.02111111111" calcext:value-type="float">
            <text:p>6841.02</text:p>
          </table:table-cell>
          <table:table-cell office:value-type="float" office:value="5574" calcext:value-type="float">
            <text:p>5574</text:p>
          </table:table-cell>
          <table:table-cell office:value-type="float" office:value="7338.1" calcext:value-type="float">
            <text:p>7338.1</text:p>
          </table:table-cell>
          <table:table-cell office:value-type="float" office:value="7381.03" calcext:value-type="float">
            <text:p>7381.03</text:p>
          </table:table-cell>
          <table:table-cell office:value-type="float" office:value="7416.78" calcext:value-type="float">
            <text:p>7416.78</text:p>
          </table:table-cell>
          <table:table-cell office:value-type="float" office:value="7241.29" calcext:value-type="float">
            <text:p>7241.29</text:p>
          </table:table-cell>
          <table:table-cell office:value-type="float" office:value="4219.54" calcext:value-type="float">
            <text:p>4219.54</text:p>
          </table:table-cell>
          <table:table-cell office:value-type="float" office:value="7230.96" calcext:value-type="float">
            <text:p>7230.96</text:p>
          </table:table-cell>
          <table:table-cell office:value-type="float" office:value="7348.04" calcext:value-type="float">
            <text:p>7348.04</text:p>
          </table:table-cell>
          <table:table-cell office:value-type="float" office:value="7819.45" calcext:value-type="float">
            <text:p>7819.45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149:.K149])/9" office:value-type="float" office:value="6998.02333333333" calcext:value-type="float">
            <text:p>6998.02</text:p>
          </table:table-cell>
          <table:table-cell office:value-type="float" office:value="4291.82" calcext:value-type="float">
            <text:p>4291.82</text:p>
          </table:table-cell>
          <table:table-cell office:value-type="float" office:value="7207.79" calcext:value-type="float">
            <text:p>7207.79</text:p>
          </table:table-cell>
          <table:table-cell office:value-type="float" office:value="7467.73" calcext:value-type="float">
            <text:p>7467.73</text:p>
          </table:table-cell>
          <table:table-cell office:value-type="float" office:value="7301.84" calcext:value-type="float">
            <text:p>7301.84</text:p>
          </table:table-cell>
          <table:table-cell office:value-type="float" office:value="7330.94" calcext:value-type="float">
            <text:p>7330.94</text:p>
          </table:table-cell>
          <table:table-cell office:value-type="float" office:value="7353.38" calcext:value-type="float">
            <text:p>7353.38</text:p>
          </table:table-cell>
          <table:table-cell office:value-type="float" office:value="7281.8" calcext:value-type="float">
            <text:p>7281.8</text:p>
          </table:table-cell>
          <table:table-cell office:value-type="float" office:value="7289.16" calcext:value-type="float">
            <text:p>7289.16</text:p>
          </table:table-cell>
          <table:table-cell office:value-type="float" office:value="7457.75" calcext:value-type="float">
            <text:p>7457.75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150:.K150])/9" office:value-type="float" office:value="7017.62222222222" calcext:value-type="float">
            <text:p>7017.62</text:p>
          </table:table-cell>
          <table:table-cell office:value-type="float" office:value="4407.21" calcext:value-type="float">
            <text:p>4407.21</text:p>
          </table:table-cell>
          <table:table-cell office:value-type="float" office:value="7244.44" calcext:value-type="float">
            <text:p>7244.44</text:p>
          </table:table-cell>
          <table:table-cell office:value-type="float" office:value="7489.24" calcext:value-type="float">
            <text:p>7489.24</text:p>
          </table:table-cell>
          <table:table-cell office:value-type="float" office:value="7226.8" calcext:value-type="float">
            <text:p>7226.8</text:p>
          </table:table-cell>
          <table:table-cell office:value-type="float" office:value="7335.41" calcext:value-type="float">
            <text:p>7335.41</text:p>
          </table:table-cell>
          <table:table-cell office:value-type="float" office:value="7405.7" calcext:value-type="float">
            <text:p>7405.7</text:p>
          </table:table-cell>
          <table:table-cell office:value-type="float" office:value="7315.52" calcext:value-type="float">
            <text:p>7315.52</text:p>
          </table:table-cell>
          <table:table-cell office:value-type="float" office:value="7366.04" calcext:value-type="float">
            <text:p>7366.04</text:p>
          </table:table-cell>
          <table:table-cell office:value-type="float" office:value="7368.24" calcext:value-type="float">
            <text:p>7368.24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135:.B142])" office:value-type="float" office:value="58740.3633333333" calcext:value-type="float">
            <text:p>58740.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43:.B150])" office:value-type="float" office:value="55396.0011111111" calcext:value-type="float">
            <text:p>55396.00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154:.K154])/9" office:value-type="float" office:value="8059.89888888889" calcext:value-type="float">
            <text:p>8059.90</text:p>
          </table:table-cell>
          <table:table-cell office:value-type="float" office:value="7467.39" calcext:value-type="float">
            <text:p>7467.39</text:p>
          </table:table-cell>
          <table:table-cell office:value-type="float" office:value="7474.4" calcext:value-type="float">
            <text:p>7474.4</text:p>
          </table:table-cell>
          <table:table-cell office:value-type="float" office:value="7463.17" calcext:value-type="float">
            <text:p>7463.17</text:p>
          </table:table-cell>
          <table:table-cell office:value-type="float" office:value="7473.11" calcext:value-type="float">
            <text:p>7473.11</text:p>
          </table:table-cell>
          <table:table-cell office:value-type="float" office:value="7486.46" calcext:value-type="float">
            <text:p>7486.46</text:p>
          </table:table-cell>
          <table:table-cell office:value-type="float" office:value="7643.87" calcext:value-type="float">
            <text:p>7643.87</text:p>
          </table:table-cell>
          <table:table-cell office:value-type="float" office:value="7816.96" calcext:value-type="float">
            <text:p>7816.96</text:p>
          </table:table-cell>
          <table:table-cell office:value-type="float" office:value="8825.74" calcext:value-type="float">
            <text:p>8825.74</text:p>
          </table:table-cell>
          <table:table-cell office:value-type="float" office:value="10887.99" calcext:value-type="float">
            <text:p>10887.99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155:.K155])/9" office:value-type="float" office:value="8067.43333333333" calcext:value-type="float">
            <text:p>8067.43</text:p>
          </table:table-cell>
          <table:table-cell office:value-type="float" office:value="7527.32" calcext:value-type="float">
            <text:p>7527.32</text:p>
          </table:table-cell>
          <table:table-cell office:value-type="float" office:value="7504.38" calcext:value-type="float">
            <text:p>7504.38</text:p>
          </table:table-cell>
          <table:table-cell office:value-type="float" office:value="7497.27" calcext:value-type="float">
            <text:p>7497.27</text:p>
          </table:table-cell>
          <table:table-cell office:value-type="float" office:value="7501.59" calcext:value-type="float">
            <text:p>7501.59</text:p>
          </table:table-cell>
          <table:table-cell office:value-type="float" office:value="7522.82" calcext:value-type="float">
            <text:p>7522.82</text:p>
          </table:table-cell>
          <table:table-cell office:value-type="float" office:value="7633.7" calcext:value-type="float">
            <text:p>7633.7</text:p>
          </table:table-cell>
          <table:table-cell office:value-type="float" office:value="7856.42" calcext:value-type="float">
            <text:p>7856.42</text:p>
          </table:table-cell>
          <table:table-cell office:value-type="float" office:value="8651.87" calcext:value-type="float">
            <text:p>8651.87</text:p>
          </table:table-cell>
          <table:table-cell office:value-type="float" office:value="10911.53" calcext:value-type="float">
            <text:p>10911.53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156:.K156])/9" office:value-type="float" office:value="7788.12111111111" calcext:value-type="float">
            <text:p>7788.12</text:p>
          </table:table-cell>
          <table:table-cell office:value-type="float" office:value="9888.51" calcext:value-type="float">
            <text:p>9888.51</text:p>
          </table:table-cell>
          <table:table-cell office:value-type="float" office:value="8415.17" calcext:value-type="float">
            <text:p>8415.17</text:p>
          </table:table-cell>
          <table:table-cell office:value-type="float" office:value="7525.69" calcext:value-type="float">
            <text:p>7525.69</text:p>
          </table:table-cell>
          <table:table-cell office:value-type="float" office:value="7539.24" calcext:value-type="float">
            <text:p>7539.24</text:p>
          </table:table-cell>
          <table:table-cell office:value-type="float" office:value="7531.01" calcext:value-type="float">
            <text:p>7531.01</text:p>
          </table:table-cell>
          <table:table-cell office:value-type="float" office:value="7528.1" calcext:value-type="float">
            <text:p>7528.1</text:p>
          </table:table-cell>
          <table:table-cell office:value-type="float" office:value="7323.9" calcext:value-type="float">
            <text:p>7323.9</text:p>
          </table:table-cell>
          <table:table-cell office:value-type="float" office:value="3985.88" calcext:value-type="float">
            <text:p>3985.88</text:p>
          </table:table-cell>
          <table:table-cell office:value-type="float" office:value="10355.59" calcext:value-type="float">
            <text:p>10355.59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157:.K157])/9" office:value-type="float" office:value="7895.09888888889" calcext:value-type="float">
            <text:p>7895.10</text:p>
          </table:table-cell>
          <table:table-cell office:value-type="float" office:value="9809.27" calcext:value-type="float">
            <text:p>9809.27</text:p>
          </table:table-cell>
          <table:table-cell office:value-type="float" office:value="8274.42" calcext:value-type="float">
            <text:p>8274.42</text:p>
          </table:table-cell>
          <table:table-cell office:value-type="float" office:value="7495.17" calcext:value-type="float">
            <text:p>7495.17</text:p>
          </table:table-cell>
          <table:table-cell office:value-type="float" office:value="7514.24" calcext:value-type="float">
            <text:p>7514.24</text:p>
          </table:table-cell>
          <table:table-cell office:value-type="float" office:value="7439.44" calcext:value-type="float">
            <text:p>7439.44</text:p>
          </table:table-cell>
          <table:table-cell office:value-type="float" office:value="7512.02" calcext:value-type="float">
            <text:p>7512.02</text:p>
          </table:table-cell>
          <table:table-cell office:value-type="float" office:value="7542.34" calcext:value-type="float">
            <text:p>7542.34</text:p>
          </table:table-cell>
          <table:table-cell office:value-type="float" office:value="7746.42" calcext:value-type="float">
            <text:p>7746.42</text:p>
          </table:table-cell>
          <table:table-cell office:value-type="float" office:value="7722.57" calcext:value-type="float">
            <text:p>7722.57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158:.K158])/9" office:value-type="float" office:value="7953.85888888889" calcext:value-type="float">
            <text:p>7953.86</text:p>
          </table:table-cell>
          <table:table-cell office:value-type="float" office:value="9890.71" calcext:value-type="float">
            <text:p>9890.71</text:p>
          </table:table-cell>
          <table:table-cell office:value-type="float" office:value="8409.45" calcext:value-type="float">
            <text:p>8409.45</text:p>
          </table:table-cell>
          <table:table-cell office:value-type="float" office:value="7524.13" calcext:value-type="float">
            <text:p>7524.13</text:p>
          </table:table-cell>
          <table:table-cell office:value-type="float" office:value="7539.92" calcext:value-type="float">
            <text:p>7539.92</text:p>
          </table:table-cell>
          <table:table-cell office:value-type="float" office:value="7532.64" calcext:value-type="float">
            <text:p>7532.64</text:p>
          </table:table-cell>
          <table:table-cell office:value-type="float" office:value="7419.3" calcext:value-type="float">
            <text:p>7419.3</text:p>
          </table:table-cell>
          <table:table-cell office:value-type="float" office:value="7496" calcext:value-type="float">
            <text:p>7496</text:p>
          </table:table-cell>
          <table:table-cell office:value-type="float" office:value="7877.12" calcext:value-type="float">
            <text:p>7877.12</text:p>
          </table:table-cell>
          <table:table-cell office:value-type="float" office:value="7895.46" calcext:value-type="float">
            <text:p>7895.46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159:.K159])/9" office:value-type="float" office:value="7872.61666666667" calcext:value-type="float">
            <text:p>7872.62</text:p>
          </table:table-cell>
          <table:table-cell office:value-type="float" office:value="9743.26" calcext:value-type="float">
            <text:p>9743.26</text:p>
          </table:table-cell>
          <table:table-cell office:value-type="float" office:value="8222.33" calcext:value-type="float">
            <text:p>8222.33</text:p>
          </table:table-cell>
          <table:table-cell office:value-type="float" office:value="7458.97" calcext:value-type="float">
            <text:p>7458.97</text:p>
          </table:table-cell>
          <table:table-cell office:value-type="float" office:value="7475.59" calcext:value-type="float">
            <text:p>7475.59</text:p>
          </table:table-cell>
          <table:table-cell office:value-type="float" office:value="7463.03" calcext:value-type="float">
            <text:p>7463.03</text:p>
          </table:table-cell>
          <table:table-cell office:value-type="float" office:value="7289.36" calcext:value-type="float">
            <text:p>7289.36</text:p>
          </table:table-cell>
          <table:table-cell office:value-type="float" office:value="7500.71" calcext:value-type="float">
            <text:p>7500.71</text:p>
          </table:table-cell>
          <table:table-cell office:value-type="float" office:value="7815.93" calcext:value-type="float">
            <text:p>7815.93</text:p>
          </table:table-cell>
          <table:table-cell office:value-type="float" office:value="7884.37" calcext:value-type="float">
            <text:p>7884.37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160:.K160])/9" office:value-type="float" office:value="7970.02222222222" calcext:value-type="float">
            <text:p>7970.02</text:p>
          </table:table-cell>
          <table:table-cell office:value-type="float" office:value="7276.63" calcext:value-type="float">
            <text:p>7276.63</text:p>
          </table:table-cell>
          <table:table-cell office:value-type="float" office:value="7274.55" calcext:value-type="float">
            <text:p>7274.55</text:p>
          </table:table-cell>
          <table:table-cell office:value-type="float" office:value="7340.25" calcext:value-type="float">
            <text:p>7340.25</text:p>
          </table:table-cell>
          <table:table-cell office:value-type="float" office:value="7414.82" calcext:value-type="float">
            <text:p>7414.82</text:p>
          </table:table-cell>
          <table:table-cell office:value-type="float" office:value="7430.7" calcext:value-type="float">
            <text:p>7430.7</text:p>
          </table:table-cell>
          <table:table-cell office:value-type="float" office:value="7582.39" calcext:value-type="float">
            <text:p>7582.39</text:p>
          </table:table-cell>
          <table:table-cell office:value-type="float" office:value="7766.28" calcext:value-type="float">
            <text:p>7766.28</text:p>
          </table:table-cell>
          <table:table-cell office:value-type="float" office:value="8864.65" calcext:value-type="float">
            <text:p>8864.65</text:p>
          </table:table-cell>
          <table:table-cell office:value-type="float" office:value="10779.93" calcext:value-type="float">
            <text:p>10779.93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161:.K161])/9" office:value-type="float" office:value="6615.06" calcext:value-type="float">
            <text:p>6615.06</text:p>
          </table:table-cell>
          <table:table-cell office:value-type="float" office:value="5369.83" calcext:value-type="float">
            <text:p>5369.83</text:p>
          </table:table-cell>
          <table:table-cell office:value-type="float" office:value="6676.76" calcext:value-type="float">
            <text:p>6676.76</text:p>
          </table:table-cell>
          <table:table-cell office:value-type="float" office:value="6885.28" calcext:value-type="float">
            <text:p>6885.28</text:p>
          </table:table-cell>
          <table:table-cell office:value-type="float" office:value="6791.66" calcext:value-type="float">
            <text:p>6791.66</text:p>
          </table:table-cell>
          <table:table-cell office:value-type="float" office:value="6593.07" calcext:value-type="float">
            <text:p>6593.07</text:p>
          </table:table-cell>
          <table:table-cell office:value-type="float" office:value="6870.46" calcext:value-type="float">
            <text:p>6870.46</text:p>
          </table:table-cell>
          <table:table-cell office:value-type="float" office:value="6705.73" calcext:value-type="float">
            <text:p>6705.73</text:p>
          </table:table-cell>
          <table:table-cell office:value-type="float" office:value="6833.81" calcext:value-type="float">
            <text:p>6833.81</text:p>
          </table:table-cell>
          <table:table-cell office:value-type="float" office:value="6808.94" calcext:value-type="float">
            <text:p>6808.94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162:.K162])/9" office:value-type="float" office:value="6543.74" calcext:value-type="float">
            <text:p>6543.74</text:p>
          </table:table-cell>
          <table:table-cell office:value-type="float" office:value="4208.89" calcext:value-type="float">
            <text:p>4208.89</text:p>
          </table:table-cell>
          <table:table-cell office:value-type="float" office:value="6772.09" calcext:value-type="float">
            <text:p>6772.09</text:p>
          </table:table-cell>
          <table:table-cell office:value-type="float" office:value="6877.25" calcext:value-type="float">
            <text:p>6877.25</text:p>
          </table:table-cell>
          <table:table-cell office:value-type="float" office:value="6728.34" calcext:value-type="float">
            <text:p>6728.34</text:p>
          </table:table-cell>
          <table:table-cell office:value-type="float" office:value="6770.74" calcext:value-type="float">
            <text:p>6770.74</text:p>
          </table:table-cell>
          <table:table-cell office:value-type="float" office:value="6806.68" calcext:value-type="float">
            <text:p>6806.68</text:p>
          </table:table-cell>
          <table:table-cell office:value-type="float" office:value="6787.43" calcext:value-type="float">
            <text:p>6787.43</text:p>
          </table:table-cell>
          <table:table-cell office:value-type="float" office:value="6772.37" calcext:value-type="float">
            <text:p>6772.37</text:p>
          </table:table-cell>
          <table:table-cell office:value-type="float" office:value="7169.87" calcext:value-type="float">
            <text:p>7169.87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163:.K163])/9" office:value-type="float" office:value="6550.67333333333" calcext:value-type="float">
            <text:p>6550.67</text:p>
          </table:table-cell>
          <table:table-cell office:value-type="float" office:value="4550.56" calcext:value-type="float">
            <text:p>4550.56</text:p>
          </table:table-cell>
          <table:table-cell office:value-type="float" office:value="6774.2" calcext:value-type="float">
            <text:p>6774.2</text:p>
          </table:table-cell>
          <table:table-cell office:value-type="float" office:value="6733.24" calcext:value-type="float">
            <text:p>6733.24</text:p>
          </table:table-cell>
          <table:table-cell office:value-type="float" office:value="6735.48" calcext:value-type="float">
            <text:p>6735.48</text:p>
          </table:table-cell>
          <table:table-cell office:value-type="float" office:value="6751.88" calcext:value-type="float">
            <text:p>6751.88</text:p>
          </table:table-cell>
          <table:table-cell office:value-type="float" office:value="6814.81" calcext:value-type="float">
            <text:p>6814.81</text:p>
          </table:table-cell>
          <table:table-cell office:value-type="float" office:value="6757.7" calcext:value-type="float">
            <text:p>6757.7</text:p>
          </table:table-cell>
          <table:table-cell office:value-type="float" office:value="6794.51" calcext:value-type="float">
            <text:p>6794.51</text:p>
          </table:table-cell>
          <table:table-cell office:value-type="float" office:value="7043.68" calcext:value-type="float">
            <text:p>7043.68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164:.K164])/9" office:value-type="float" office:value="6324.63444444444" calcext:value-type="float">
            <text:p>6324.63</text:p>
          </table:table-cell>
          <table:table-cell office:value-type="float" office:value="5872.56" calcext:value-type="float">
            <text:p>5872.56</text:p>
          </table:table-cell>
          <table:table-cell office:value-type="float" office:value="6850.25" calcext:value-type="float">
            <text:p>6850.25</text:p>
          </table:table-cell>
          <table:table-cell office:value-type="float" office:value="6837.49" calcext:value-type="float">
            <text:p>6837.49</text:p>
          </table:table-cell>
          <table:table-cell office:value-type="float" office:value="6775.59" calcext:value-type="float">
            <text:p>6775.59</text:p>
          </table:table-cell>
          <table:table-cell office:value-type="float" office:value="6643.61" calcext:value-type="float">
            <text:p>6643.61</text:p>
          </table:table-cell>
          <table:table-cell office:value-type="float" office:value="6824.25" calcext:value-type="float">
            <text:p>6824.25</text:p>
          </table:table-cell>
          <table:table-cell office:value-type="float" office:value="6671.56" calcext:value-type="float">
            <text:p>6671.56</text:p>
          </table:table-cell>
          <table:table-cell office:value-type="float" office:value="5736.64" calcext:value-type="float">
            <text:p>5736.64</text:p>
          </table:table-cell>
          <table:table-cell office:value-type="float" office:value="4709.76" calcext:value-type="float">
            <text:p>4709.76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165:.K165])/9" office:value-type="float" office:value="6524.58777777778" calcext:value-type="float">
            <text:p>6524.59</text:p>
          </table:table-cell>
          <table:table-cell office:value-type="float" office:value="4307.22" calcext:value-type="float">
            <text:p>4307.22</text:p>
          </table:table-cell>
          <table:table-cell office:value-type="float" office:value="6746.47" calcext:value-type="float">
            <text:p>6746.47</text:p>
          </table:table-cell>
          <table:table-cell office:value-type="float" office:value="6847.99" calcext:value-type="float">
            <text:p>6847.99</text:p>
          </table:table-cell>
          <table:table-cell office:value-type="float" office:value="6708.91" calcext:value-type="float">
            <text:p>6708.91</text:p>
          </table:table-cell>
          <table:table-cell office:value-type="float" office:value="6734.54" calcext:value-type="float">
            <text:p>6734.54</text:p>
          </table:table-cell>
          <table:table-cell office:value-type="float" office:value="6788.26" calcext:value-type="float">
            <text:p>6788.26</text:p>
          </table:table-cell>
          <table:table-cell office:value-type="float" office:value="6748.75" calcext:value-type="float">
            <text:p>6748.75</text:p>
          </table:table-cell>
          <table:table-cell office:value-type="float" office:value="6763.76" calcext:value-type="float">
            <text:p>6763.76</text:p>
          </table:table-cell>
          <table:table-cell office:value-type="float" office:value="7075.39" calcext:value-type="float">
            <text:p>7075.39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166:.K166])/9" office:value-type="float" office:value="6598.24666666667" calcext:value-type="float">
            <text:p>6598.25</text:p>
          </table:table-cell>
          <table:table-cell office:value-type="float" office:value="5096.27" calcext:value-type="float">
            <text:p>5096.27</text:p>
          </table:table-cell>
          <table:table-cell office:value-type="float" office:value="6781.76" calcext:value-type="float">
            <text:p>6781.76</text:p>
          </table:table-cell>
          <table:table-cell office:value-type="float" office:value="6862.42" calcext:value-type="float">
            <text:p>6862.42</text:p>
          </table:table-cell>
          <table:table-cell office:value-type="float" office:value="6764.78" calcext:value-type="float">
            <text:p>6764.78</text:p>
          </table:table-cell>
          <table:table-cell office:value-type="float" office:value="6710.51" calcext:value-type="float">
            <text:p>6710.51</text:p>
          </table:table-cell>
          <table:table-cell office:value-type="float" office:value="6848.44" calcext:value-type="float">
            <text:p>6848.44</text:p>
          </table:table-cell>
          <table:table-cell office:value-type="float" office:value="6679.36" calcext:value-type="float">
            <text:p>6679.36</text:p>
          </table:table-cell>
          <table:table-cell office:value-type="float" office:value="6820.47" calcext:value-type="float">
            <text:p>6820.47</text:p>
          </table:table-cell>
          <table:table-cell office:value-type="float" office:value="6820.21" calcext:value-type="float">
            <text:p>6820.21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167:.K167])/9" office:value-type="float" office:value="6498.15333333333" calcext:value-type="float">
            <text:p>6498.15</text:p>
          </table:table-cell>
          <table:table-cell office:value-type="float" office:value="6466.06" calcext:value-type="float">
            <text:p>6466.06</text:p>
          </table:table-cell>
          <table:table-cell office:value-type="float" office:value="6719.13" calcext:value-type="float">
            <text:p>6719.13</text:p>
          </table:table-cell>
          <table:table-cell office:value-type="float" office:value="3982.82" calcext:value-type="float">
            <text:p>3982.82</text:p>
          </table:table-cell>
          <table:table-cell office:value-type="float" office:value="6688.43" calcext:value-type="float">
            <text:p>6688.43</text:p>
          </table:table-cell>
          <table:table-cell office:value-type="float" office:value="6691.87" calcext:value-type="float">
            <text:p>6691.87</text:p>
          </table:table-cell>
          <table:table-cell office:value-type="float" office:value="6784.86" calcext:value-type="float">
            <text:p>6784.86</text:p>
          </table:table-cell>
          <table:table-cell office:value-type="float" office:value="6861.18" calcext:value-type="float">
            <text:p>6861.18</text:p>
          </table:table-cell>
          <table:table-cell office:value-type="float" office:value="6734.77" calcext:value-type="float">
            <text:p>6734.77</text:p>
          </table:table-cell>
          <table:table-cell office:value-type="float" office:value="7554.26" calcext:value-type="float">
            <text:p>7554.26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168:.K168])/9" office:value-type="float" office:value="6390.73222222222" calcext:value-type="float">
            <text:p>6390.73</text:p>
          </table:table-cell>
          <table:table-cell office:value-type="float" office:value="6145.67" calcext:value-type="float">
            <text:p>6145.67</text:p>
          </table:table-cell>
          <table:table-cell office:value-type="float" office:value="6915" calcext:value-type="float">
            <text:p>6915</text:p>
          </table:table-cell>
          <table:table-cell office:value-type="float" office:value="6844.25" calcext:value-type="float">
            <text:p>6844.25</text:p>
          </table:table-cell>
          <table:table-cell office:value-type="float" office:value="6803.16" calcext:value-type="float">
            <text:p>6803.16</text:p>
          </table:table-cell>
          <table:table-cell office:value-type="float" office:value="6453.3" calcext:value-type="float">
            <text:p>6453.3</text:p>
          </table:table-cell>
          <table:table-cell office:value-type="float" office:value="4597.24" calcext:value-type="float">
            <text:p>4597.24</text:p>
          </table:table-cell>
          <table:table-cell office:value-type="float" office:value="5549.87" calcext:value-type="float">
            <text:p>5549.87</text:p>
          </table:table-cell>
          <table:table-cell office:value-type="float" office:value="6665.06" calcext:value-type="float">
            <text:p>6665.06</text:p>
          </table:table-cell>
          <table:table-cell office:value-type="float" office:value="7543.04" calcext:value-type="float">
            <text:p>7543.04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169:.K169])/9" office:value-type="float" office:value="6583.46333333333" calcext:value-type="float">
            <text:p>6583.46</text:p>
          </table:table-cell>
          <table:table-cell office:value-type="float" office:value="4804.17" calcext:value-type="float">
            <text:p>4804.17</text:p>
          </table:table-cell>
          <table:table-cell office:value-type="float" office:value="6780.73" calcext:value-type="float">
            <text:p>6780.73</text:p>
          </table:table-cell>
          <table:table-cell office:value-type="float" office:value="6882.37" calcext:value-type="float">
            <text:p>6882.37</text:p>
          </table:table-cell>
          <table:table-cell office:value-type="float" office:value="6756.99" calcext:value-type="float">
            <text:p>6756.99</text:p>
          </table:table-cell>
          <table:table-cell office:value-type="float" office:value="6733.13" calcext:value-type="float">
            <text:p>6733.13</text:p>
          </table:table-cell>
          <table:table-cell office:value-type="float" office:value="6842.82" calcext:value-type="float">
            <text:p>6842.82</text:p>
          </table:table-cell>
          <table:table-cell office:value-type="float" office:value="6728.88" calcext:value-type="float">
            <text:p>6728.88</text:p>
          </table:table-cell>
          <table:table-cell office:value-type="float" office:value="6816.66" calcext:value-type="float">
            <text:p>6816.66</text:p>
          </table:table-cell>
          <table:table-cell office:value-type="float" office:value="6905.42" calcext:value-type="float">
            <text:p>6905.42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154:.B160])" office:value-type="float" office:value="55607.05" calcext:value-type="float">
            <text:p>55607.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61:.B169])" office:value-type="float" office:value="58629.2911111111" calcext:value-type="float">
            <text:p>58629.2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173:.K173])/9" office:value-type="float" office:value="8808.97333333333" calcext:value-type="float">
            <text:p>8808.97</text:p>
          </table:table-cell>
          <table:table-cell office:value-type="float" office:value="8258.62" calcext:value-type="float">
            <text:p>8258.62</text:p>
          </table:table-cell>
          <table:table-cell office:value-type="float" office:value="8253.55" calcext:value-type="float">
            <text:p>8253.55</text:p>
          </table:table-cell>
          <table:table-cell office:value-type="float" office:value="8240.45" calcext:value-type="float">
            <text:p>8240.45</text:p>
          </table:table-cell>
          <table:table-cell office:value-type="float" office:value="8258.27" calcext:value-type="float">
            <text:p>8258.27</text:p>
          </table:table-cell>
          <table:table-cell office:value-type="float" office:value="8278.87" calcext:value-type="float">
            <text:p>8278.87</text:p>
          </table:table-cell>
          <table:table-cell office:value-type="float" office:value="8444.48" calcext:value-type="float">
            <text:p>8444.48</text:p>
          </table:table-cell>
          <table:table-cell office:value-type="float" office:value="8714.45" calcext:value-type="float">
            <text:p>8714.45</text:p>
          </table:table-cell>
          <table:table-cell office:value-type="float" office:value="10008.39" calcext:value-type="float">
            <text:p>10008.39</text:p>
          </table:table-cell>
          <table:table-cell office:value-type="float" office:value="10823.68" calcext:value-type="float">
            <text:p>10823.68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174:.K174])/9" office:value-type="float" office:value="8825.16666666667" calcext:value-type="float">
            <text:p>8825.17</text:p>
          </table:table-cell>
          <table:table-cell office:value-type="float" office:value="8325.57" calcext:value-type="float">
            <text:p>8325.57</text:p>
          </table:table-cell>
          <table:table-cell office:value-type="float" office:value="8285.95" calcext:value-type="float">
            <text:p>8285.95</text:p>
          </table:table-cell>
          <table:table-cell office:value-type="float" office:value="8268.52" calcext:value-type="float">
            <text:p>8268.52</text:p>
          </table:table-cell>
          <table:table-cell office:value-type="float" office:value="8293.89" calcext:value-type="float">
            <text:p>8293.89</text:p>
          </table:table-cell>
          <table:table-cell office:value-type="float" office:value="8312.9" calcext:value-type="float">
            <text:p>8312.9</text:p>
          </table:table-cell>
          <table:table-cell office:value-type="float" office:value="8439.61" calcext:value-type="float">
            <text:p>8439.61</text:p>
          </table:table-cell>
          <table:table-cell office:value-type="float" office:value="8749.2" calcext:value-type="float">
            <text:p>8749.2</text:p>
          </table:table-cell>
          <table:table-cell office:value-type="float" office:value="9840.82" calcext:value-type="float">
            <text:p>9840.82</text:p>
          </table:table-cell>
          <table:table-cell office:value-type="float" office:value="10910.04" calcext:value-type="float">
            <text:p>10910.04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175:.K175])/9" office:value-type="float" office:value="8781.02333333333" calcext:value-type="float">
            <text:p>8781.02</text:p>
          </table:table-cell>
          <table:table-cell office:value-type="float" office:value="11007.99" calcext:value-type="float">
            <text:p>11007.99</text:p>
          </table:table-cell>
          <table:table-cell office:value-type="float" office:value="9214.04" calcext:value-type="float">
            <text:p>9214.04</text:p>
          </table:table-cell>
          <table:table-cell office:value-type="float" office:value="8226.13" calcext:value-type="float">
            <text:p>8226.13</text:p>
          </table:table-cell>
          <table:table-cell office:value-type="float" office:value="8316.58" calcext:value-type="float">
            <text:p>8316.58</text:p>
          </table:table-cell>
          <table:table-cell office:value-type="float" office:value="8318.04" calcext:value-type="float">
            <text:p>8318.04</text:p>
          </table:table-cell>
          <table:table-cell office:value-type="float" office:value="8204.46" calcext:value-type="float">
            <text:p>8204.46</text:p>
          </table:table-cell>
          <table:table-cell office:value-type="float" office:value="8222.8" calcext:value-type="float">
            <text:p>8222.8</text:p>
          </table:table-cell>
          <table:table-cell office:value-type="float" office:value="8746.8" calcext:value-type="float">
            <text:p>8746.8</text:p>
          </table:table-cell>
          <table:table-cell office:value-type="float" office:value="8772.37" calcext:value-type="float">
            <text:p>8772.37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176:.K176])/9" office:value-type="float" office:value="8807.24" calcext:value-type="float">
            <text:p>8807.24</text:p>
          </table:table-cell>
          <table:table-cell office:value-type="float" office:value="10949.76" calcext:value-type="float">
            <text:p>10949.76</text:p>
          </table:table-cell>
          <table:table-cell office:value-type="float" office:value="9422.41" calcext:value-type="float">
            <text:p>9422.41</text:p>
          </table:table-cell>
          <table:table-cell office:value-type="float" office:value="8305.6" calcext:value-type="float">
            <text:p>8305.6</text:p>
          </table:table-cell>
          <table:table-cell office:value-type="float" office:value="8298.46" calcext:value-type="float">
            <text:p>8298.46</text:p>
          </table:table-cell>
          <table:table-cell office:value-type="float" office:value="8291.91" calcext:value-type="float">
            <text:p>8291.91</text:p>
          </table:table-cell>
          <table:table-cell office:value-type="float" office:value="8307.07" calcext:value-type="float">
            <text:p>8307.07</text:p>
          </table:table-cell>
          <table:table-cell office:value-type="float" office:value="8303.15" calcext:value-type="float">
            <text:p>8303.15</text:p>
          </table:table-cell>
          <table:table-cell office:value-type="float" office:value="8617.91" calcext:value-type="float">
            <text:p>8617.91</text:p>
          </table:table-cell>
          <table:table-cell office:value-type="float" office:value="8768.89" calcext:value-type="float">
            <text:p>8768.89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177:.K177])/9" office:value-type="float" office:value="8823.87666666667" calcext:value-type="float">
            <text:p>8823.88</text:p>
          </table:table-cell>
          <table:table-cell office:value-type="float" office:value="8499.42" calcext:value-type="float">
            <text:p>8499.42</text:p>
          </table:table-cell>
          <table:table-cell office:value-type="float" office:value="8334.21" calcext:value-type="float">
            <text:p>8334.21</text:p>
          </table:table-cell>
          <table:table-cell office:value-type="float" office:value="8322.85" calcext:value-type="float">
            <text:p>8322.85</text:p>
          </table:table-cell>
          <table:table-cell office:value-type="float" office:value="8335.32" calcext:value-type="float">
            <text:p>8335.32</text:p>
          </table:table-cell>
          <table:table-cell office:value-type="float" office:value="8354.92" calcext:value-type="float">
            <text:p>8354.92</text:p>
          </table:table-cell>
          <table:table-cell office:value-type="float" office:value="8425.93" calcext:value-type="float">
            <text:p>8425.93</text:p>
          </table:table-cell>
          <table:table-cell office:value-type="float" office:value="8804.22" calcext:value-type="float">
            <text:p>8804.22</text:p>
          </table:table-cell>
          <table:table-cell office:value-type="float" office:value="9491.16" calcext:value-type="float">
            <text:p>9491.16</text:p>
          </table:table-cell>
          <table:table-cell office:value-type="float" office:value="10846.86" calcext:value-type="float">
            <text:p>10846.86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178:.K178])/9" office:value-type="float" office:value="8341.44444444445" calcext:value-type="float">
            <text:p>8341.44</text:p>
          </table:table-cell>
          <table:table-cell office:value-type="float" office:value="10760.42" calcext:value-type="float">
            <text:p>10760.42</text:p>
          </table:table-cell>
          <table:table-cell office:value-type="float" office:value="9274.66" calcext:value-type="float">
            <text:p>9274.66</text:p>
          </table:table-cell>
          <table:table-cell office:value-type="float" office:value="8144.68" calcext:value-type="float">
            <text:p>8144.68</text:p>
          </table:table-cell>
          <table:table-cell office:value-type="float" office:value="8171.43" calcext:value-type="float">
            <text:p>8171.43</text:p>
          </table:table-cell>
          <table:table-cell office:value-type="float" office:value="8178.37" calcext:value-type="float">
            <text:p>8178.37</text:p>
          </table:table-cell>
          <table:table-cell office:value-type="float" office:value="8134.46" calcext:value-type="float">
            <text:p>8134.46</text:p>
          </table:table-cell>
          <table:table-cell office:value-type="float" office:value="8126.45" calcext:value-type="float">
            <text:p>8126.45</text:p>
          </table:table-cell>
          <table:table-cell office:value-type="float" office:value="3447.04" calcext:value-type="float">
            <text:p>3447.04</text:p>
          </table:table-cell>
          <table:table-cell office:value-type="float" office:value="10835.49" calcext:value-type="float">
            <text:p>10835.49</text:p>
          </table:table-cell>
        </table:table-row>
        <table:table-row table:style-name="ro1">
          <table:table-cell office:value-type="string" calcext:value-type="string">
            <text:p>6 NVM</text:p>
          </table:table-cell>
          <table:table-cell table:formula="of:=SUM([.C179:.K179])/9" office:value-type="float" office:value="5976.83111111111" calcext:value-type="float">
            <text:p>5976.83</text:p>
          </table:table-cell>
          <table:table-cell office:value-type="float" office:value="4887.23" calcext:value-type="float">
            <text:p>4887.23</text:p>
          </table:table-cell>
          <table:table-cell office:value-type="float" office:value="6526" calcext:value-type="float">
            <text:p>6526</text:p>
          </table:table-cell>
          <table:table-cell office:value-type="float" office:value="6300.3" calcext:value-type="float">
            <text:p>6300.3</text:p>
          </table:table-cell>
          <table:table-cell office:value-type="float" office:value="6373.38" calcext:value-type="float">
            <text:p>6373.38</text:p>
          </table:table-cell>
          <table:table-cell office:value-type="float" office:value="6279.8" calcext:value-type="float">
            <text:p>6279.8</text:p>
          </table:table-cell>
          <table:table-cell office:value-type="float" office:value="3580.02" calcext:value-type="float">
            <text:p>3580.02</text:p>
          </table:table-cell>
          <table:table-cell office:value-type="float" office:value="6304.94" calcext:value-type="float">
            <text:p>6304.94</text:p>
          </table:table-cell>
          <table:table-cell office:value-type="float" office:value="6458.41" calcext:value-type="float">
            <text:p>6458.41</text:p>
          </table:table-cell>
          <table:table-cell office:value-type="float" office:value="7081.4" calcext:value-type="float">
            <text:p>7081.4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180:.K180])/9" office:value-type="float" office:value="6127.88111111111" calcext:value-type="float">
            <text:p>6127.88</text:p>
          </table:table-cell>
          <table:table-cell office:value-type="float" office:value="4382.24" calcext:value-type="float">
            <text:p>4382.24</text:p>
          </table:table-cell>
          <table:table-cell office:value-type="float" office:value="6382.42" calcext:value-type="float">
            <text:p>6382.42</text:p>
          </table:table-cell>
          <table:table-cell office:value-type="float" office:value="6290.49" calcext:value-type="float">
            <text:p>6290.49</text:p>
          </table:table-cell>
          <table:table-cell office:value-type="float" office:value="6357.31" calcext:value-type="float">
            <text:p>6357.31</text:p>
          </table:table-cell>
          <table:table-cell office:value-type="float" office:value="6307.24" calcext:value-type="float">
            <text:p>6307.24</text:p>
          </table:table-cell>
          <table:table-cell office:value-type="float" office:value="6352.94" calcext:value-type="float">
            <text:p>6352.94</text:p>
          </table:table-cell>
          <table:table-cell office:value-type="float" office:value="6294.92" calcext:value-type="float">
            <text:p>6294.92</text:p>
          </table:table-cell>
          <table:table-cell office:value-type="float" office:value="6344.04" calcext:value-type="float">
            <text:p>6344.04</text:p>
          </table:table-cell>
          <table:table-cell office:value-type="float" office:value="6439.33" calcext:value-type="float">
            <text:p>6439.33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181:.K181])/9" office:value-type="float" office:value="6021.52555555556" calcext:value-type="float">
            <text:p>6021.53</text:p>
          </table:table-cell>
          <table:table-cell office:value-type="float" office:value="5578.28" calcext:value-type="float">
            <text:p>5578.28</text:p>
          </table:table-cell>
          <table:table-cell office:value-type="float" office:value="3706.41" calcext:value-type="float">
            <text:p>3706.41</text:p>
          </table:table-cell>
          <table:table-cell office:value-type="float" office:value="6302.29" calcext:value-type="float">
            <text:p>6302.29</text:p>
          </table:table-cell>
          <table:table-cell office:value-type="float" office:value="6373.92" calcext:value-type="float">
            <text:p>6373.92</text:p>
          </table:table-cell>
          <table:table-cell office:value-type="float" office:value="6328.96" calcext:value-type="float">
            <text:p>6328.96</text:p>
          </table:table-cell>
          <table:table-cell office:value-type="float" office:value="6374.58" calcext:value-type="float">
            <text:p>6374.58</text:p>
          </table:table-cell>
          <table:table-cell office:value-type="float" office:value="6308.08" calcext:value-type="float">
            <text:p>6308.08</text:p>
          </table:table-cell>
          <table:table-cell office:value-type="float" office:value="6432.37" calcext:value-type="float">
            <text:p>6432.37</text:p>
          </table:table-cell>
          <table:table-cell office:value-type="float" office:value="6788.84" calcext:value-type="float">
            <text:p>6788.84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182:.K182])/9" office:value-type="float" office:value="5927.88111111111" calcext:value-type="float">
            <text:p>5927.88</text:p>
          </table:table-cell>
          <table:table-cell office:value-type="float" office:value="4605.43" calcext:value-type="float">
            <text:p>4605.43</text:p>
          </table:table-cell>
          <table:table-cell office:value-type="float" office:value="6421.6" calcext:value-type="float">
            <text:p>6421.6</text:p>
          </table:table-cell>
          <table:table-cell office:value-type="float" office:value="6278.42" calcext:value-type="float">
            <text:p>6278.42</text:p>
          </table:table-cell>
          <table:table-cell office:value-type="float" office:value="6244" calcext:value-type="float">
            <text:p>6244</text:p>
          </table:table-cell>
          <table:table-cell office:value-type="float" office:value="6311.86" calcext:value-type="float">
            <text:p>6311.86</text:p>
          </table:table-cell>
          <table:table-cell office:value-type="float" office:value="6344.88" calcext:value-type="float">
            <text:p>6344.88</text:p>
          </table:table-cell>
          <table:table-cell office:value-type="float" office:value="6273.97" calcext:value-type="float">
            <text:p>6273.97</text:p>
          </table:table-cell>
          <table:table-cell office:value-type="float" office:value="6337.72" calcext:value-type="float">
            <text:p>6337.72</text:p>
          </table:table-cell>
          <table:table-cell office:value-type="float" office:value="4533.05" calcext:value-type="float">
            <text:p>4533.05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183:.K183])/9" office:value-type="float" office:value="6073.36111111111" calcext:value-type="float">
            <text:p>6073.36</text:p>
          </table:table-cell>
          <table:table-cell office:value-type="float" office:value="3926.34" calcext:value-type="float">
            <text:p>3926.34</text:p>
          </table:table-cell>
          <table:table-cell office:value-type="float" office:value="6355.79" calcext:value-type="float">
            <text:p>6355.79</text:p>
          </table:table-cell>
          <table:table-cell office:value-type="float" office:value="6283.13" calcext:value-type="float">
            <text:p>6283.13</text:p>
          </table:table-cell>
          <table:table-cell office:value-type="float" office:value="6348.6" calcext:value-type="float">
            <text:p>6348.6</text:p>
          </table:table-cell>
          <table:table-cell office:value-type="float" office:value="6293.27" calcext:value-type="float">
            <text:p>6293.27</text:p>
          </table:table-cell>
          <table:table-cell office:value-type="float" office:value="6342.26" calcext:value-type="float">
            <text:p>6342.26</text:p>
          </table:table-cell>
          <table:table-cell office:value-type="float" office:value="6279.53" calcext:value-type="float">
            <text:p>6279.53</text:p>
          </table:table-cell>
          <table:table-cell office:value-type="float" office:value="6350.69" calcext:value-type="float">
            <text:p>6350.69</text:p>
          </table:table-cell>
          <table:table-cell office:value-type="float" office:value="6480.64" calcext:value-type="float">
            <text:p>6480.64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184:.K184])/9" office:value-type="float" office:value="6086.73666666667" calcext:value-type="float">
            <text:p>6086.74</text:p>
          </table:table-cell>
          <table:table-cell office:value-type="float" office:value="3815.04" calcext:value-type="float">
            <text:p>3815.04</text:p>
          </table:table-cell>
          <table:table-cell office:value-type="float" office:value="6360.11" calcext:value-type="float">
            <text:p>6360.11</text:p>
          </table:table-cell>
          <table:table-cell office:value-type="float" office:value="6290.2" calcext:value-type="float">
            <text:p>6290.2</text:p>
          </table:table-cell>
          <table:table-cell office:value-type="float" office:value="6366.94" calcext:value-type="float">
            <text:p>6366.94</text:p>
          </table:table-cell>
          <table:table-cell office:value-type="float" office:value="6314.3" calcext:value-type="float">
            <text:p>6314.3</text:p>
          </table:table-cell>
          <table:table-cell office:value-type="float" office:value="6360.97" calcext:value-type="float">
            <text:p>6360.97</text:p>
          </table:table-cell>
          <table:table-cell office:value-type="float" office:value="6304.15" calcext:value-type="float">
            <text:p>6304.15</text:p>
          </table:table-cell>
          <table:table-cell office:value-type="float" office:value="6394.76" calcext:value-type="float">
            <text:p>6394.76</text:p>
          </table:table-cell>
          <table:table-cell office:value-type="float" office:value="6574.16" calcext:value-type="float">
            <text:p>6574.16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185:.K185])/9" office:value-type="float" office:value="6002.33222222222" calcext:value-type="float">
            <text:p>6002.33</text:p>
          </table:table-cell>
          <table:table-cell office:value-type="float" office:value="5116.04" calcext:value-type="float">
            <text:p>5116.04</text:p>
          </table:table-cell>
          <table:table-cell office:value-type="float" office:value="6537.95" calcext:value-type="float">
            <text:p>6537.95</text:p>
          </table:table-cell>
          <table:table-cell office:value-type="float" office:value="6298.69" calcext:value-type="float">
            <text:p>6298.69</text:p>
          </table:table-cell>
          <table:table-cell office:value-type="float" office:value="3597.48" calcext:value-type="float">
            <text:p>3597.48</text:p>
          </table:table-cell>
          <table:table-cell office:value-type="float" office:value="6323.39" calcext:value-type="float">
            <text:p>6323.39</text:p>
          </table:table-cell>
          <table:table-cell office:value-type="float" office:value="6363.37" calcext:value-type="float">
            <text:p>6363.37</text:p>
          </table:table-cell>
          <table:table-cell office:value-type="float" office:value="6294.65" calcext:value-type="float">
            <text:p>6294.65</text:p>
          </table:table-cell>
          <table:table-cell office:value-type="float" office:value="6451.84" calcext:value-type="float">
            <text:p>6451.84</text:p>
          </table:table-cell>
          <table:table-cell office:value-type="float" office:value="7037.58" calcext:value-type="float">
            <text:p>7037.58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186:.K186])/9" office:value-type="float" office:value="6088.6" calcext:value-type="float">
            <text:p>6088.60</text:p>
          </table:table-cell>
          <table:table-cell office:value-type="float" office:value="4217.7" calcext:value-type="float">
            <text:p>4217.7</text:p>
          </table:table-cell>
          <table:table-cell office:value-type="float" office:value="6368.33" calcext:value-type="float">
            <text:p>6368.33</text:p>
          </table:table-cell>
          <table:table-cell office:value-type="float" office:value="6288.1" calcext:value-type="float">
            <text:p>6288.1</text:p>
          </table:table-cell>
          <table:table-cell office:value-type="float" office:value="6352.48" calcext:value-type="float">
            <text:p>6352.48</text:p>
          </table:table-cell>
          <table:table-cell office:value-type="float" office:value="6310.82" calcext:value-type="float">
            <text:p>6310.82</text:p>
          </table:table-cell>
          <table:table-cell office:value-type="float" office:value="6350.95" calcext:value-type="float">
            <text:p>6350.95</text:p>
          </table:table-cell>
          <table:table-cell office:value-type="float" office:value="6291.56" calcext:value-type="float">
            <text:p>6291.56</text:p>
          </table:table-cell>
          <table:table-cell office:value-type="float" office:value="6236.45" calcext:value-type="float">
            <text:p>6236.45</text:p>
          </table:table-cell>
          <table:table-cell office:value-type="float" office:value="6381.01" calcext:value-type="float">
            <text:p>6381.01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187:.K187])/9" office:value-type="float" office:value="6076.84888888889" calcext:value-type="float">
            <text:p>6076.85</text:p>
          </table:table-cell>
          <table:table-cell office:value-type="float" office:value="4032.81" calcext:value-type="float">
            <text:p>4032.81</text:p>
          </table:table-cell>
          <table:table-cell office:value-type="float" office:value="6328.83" calcext:value-type="float">
            <text:p>6328.83</text:p>
          </table:table-cell>
          <table:table-cell office:value-type="float" office:value="6193.23" calcext:value-type="float">
            <text:p>6193.23</text:p>
          </table:table-cell>
          <table:table-cell office:value-type="float" office:value="6383.08" calcext:value-type="float">
            <text:p>6383.08</text:p>
          </table:table-cell>
          <table:table-cell office:value-type="float" office:value="6207.54" calcext:value-type="float">
            <text:p>6207.54</text:p>
          </table:table-cell>
          <table:table-cell office:value-type="float" office:value="6382.31" calcext:value-type="float">
            <text:p>6382.31</text:p>
          </table:table-cell>
          <table:table-cell office:value-type="float" office:value="6225.54" calcext:value-type="float">
            <text:p>6225.54</text:p>
          </table:table-cell>
          <table:table-cell office:value-type="float" office:value="6396.63" calcext:value-type="float">
            <text:p>6396.63</text:p>
          </table:table-cell>
          <table:table-cell office:value-type="float" office:value="6541.67" calcext:value-type="float">
            <text:p>6541.67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188:.K188])/9" office:value-type="float" office:value="5962.14888888889" calcext:value-type="float">
            <text:p>5962.15</text:p>
          </table:table-cell>
          <table:table-cell office:value-type="float" office:value="4765.47" calcext:value-type="float">
            <text:p>4765.47</text:p>
          </table:table-cell>
          <table:table-cell office:value-type="float" office:value="6480.7" calcext:value-type="float">
            <text:p>6480.7</text:p>
          </table:table-cell>
          <table:table-cell office:value-type="float" office:value="6307.01" calcext:value-type="float">
            <text:p>6307.01</text:p>
          </table:table-cell>
          <table:table-cell office:value-type="float" office:value="6261.32" calcext:value-type="float">
            <text:p>6261.32</text:p>
          </table:table-cell>
          <table:table-cell office:value-type="float" office:value="6322.94" calcext:value-type="float">
            <text:p>6322.94</text:p>
          </table:table-cell>
          <table:table-cell office:value-type="float" office:value="6374.35" calcext:value-type="float">
            <text:p>6374.35</text:p>
          </table:table-cell>
          <table:table-cell office:value-type="float" office:value="6249.07" calcext:value-type="float">
            <text:p>6249.07</text:p>
          </table:table-cell>
          <table:table-cell office:value-type="float" office:value="3724.68" calcext:value-type="float">
            <text:p>3724.68</text:p>
          </table:table-cell>
          <table:table-cell office:value-type="float" office:value="7173.8" calcext:value-type="float">
            <text:p>7173.8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173:.B178])" office:value-type="float" office:value="52387.7244444445" calcext:value-type="float">
            <text:p>52387.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79:.B188])" office:value-type="float" office:value="60344.1466666667" calcext:value-type="float">
            <text:p>60344.1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192:.K192])/9" office:value-type="float" office:value="9743.11777777778" calcext:value-type="float">
            <text:p>9743.12</text:p>
          </table:table-cell>
          <table:table-cell office:value-type="float" office:value="9287.79" calcext:value-type="float">
            <text:p>9287.79</text:p>
          </table:table-cell>
          <table:table-cell office:value-type="float" office:value="9268.42" calcext:value-type="float">
            <text:p>9268.42</text:p>
          </table:table-cell>
          <table:table-cell office:value-type="float" office:value="9277.03" calcext:value-type="float">
            <text:p>9277.03</text:p>
          </table:table-cell>
          <table:table-cell office:value-type="float" office:value="9280.04" calcext:value-type="float">
            <text:p>9280.04</text:p>
          </table:table-cell>
          <table:table-cell office:value-type="float" office:value="9481.26" calcext:value-type="float">
            <text:p>9481.26</text:p>
          </table:table-cell>
          <table:table-cell office:value-type="float" office:value="9485.91" calcext:value-type="float">
            <text:p>9485.91</text:p>
          </table:table-cell>
          <table:table-cell office:value-type="float" office:value="9887.96" calcext:value-type="float">
            <text:p>9887.96</text:p>
          </table:table-cell>
          <table:table-cell office:value-type="float" office:value="10614.02" calcext:value-type="float">
            <text:p>10614.02</text:p>
          </table:table-cell>
          <table:table-cell office:value-type="float" office:value="11105.63" calcext:value-type="float">
            <text:p>11105.63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193:.K193])/9" office:value-type="float" office:value="9779.48777777778" calcext:value-type="float">
            <text:p>9779.49</text:p>
          </table:table-cell>
          <table:table-cell office:value-type="float" office:value="9353.11" calcext:value-type="float">
            <text:p>9353.11</text:p>
          </table:table-cell>
          <table:table-cell office:value-type="float" office:value="9309.14" calcext:value-type="float">
            <text:p>9309.14</text:p>
          </table:table-cell>
          <table:table-cell office:value-type="float" office:value="9318.9" calcext:value-type="float">
            <text:p>9318.9</text:p>
          </table:table-cell>
          <table:table-cell office:value-type="float" office:value="9318.41" calcext:value-type="float">
            <text:p>9318.41</text:p>
          </table:table-cell>
          <table:table-cell office:value-type="float" office:value="9502.83" calcext:value-type="float">
            <text:p>9502.83</text:p>
          </table:table-cell>
          <table:table-cell office:value-type="float" office:value="9531.13" calcext:value-type="float">
            <text:p>9531.13</text:p>
          </table:table-cell>
          <table:table-cell office:value-type="float" office:value="9937.75" calcext:value-type="float">
            <text:p>9937.75</text:p>
          </table:table-cell>
          <table:table-cell office:value-type="float" office:value="10599.12" calcext:value-type="float">
            <text:p>10599.12</text:p>
          </table:table-cell>
          <table:table-cell office:value-type="float" office:value="11145" calcext:value-type="float">
            <text:p>11145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194:.K194])/9" office:value-type="float" office:value="8999.39666666667" calcext:value-type="float">
            <text:p>8999.40</text:p>
          </table:table-cell>
          <table:table-cell office:value-type="float" office:value="11112.41" calcext:value-type="float">
            <text:p>11112.41</text:p>
          </table:table-cell>
          <table:table-cell office:value-type="float" office:value="10274.92" calcext:value-type="float">
            <text:p>10274.92</text:p>
          </table:table-cell>
          <table:table-cell office:value-type="float" office:value="9084.5" calcext:value-type="float">
            <text:p>9084.5</text:p>
          </table:table-cell>
          <table:table-cell office:value-type="float" office:value="9258.51" calcext:value-type="float">
            <text:p>9258.51</text:p>
          </table:table-cell>
          <table:table-cell office:value-type="float" office:value="9263.22" calcext:value-type="float">
            <text:p>9263.22</text:p>
          </table:table-cell>
          <table:table-cell office:value-type="float" office:value="9266.02" calcext:value-type="float">
            <text:p>9266.02</text:p>
          </table:table-cell>
          <table:table-cell office:value-type="float" office:value="7557.04" calcext:value-type="float">
            <text:p>7557.04</text:p>
          </table:table-cell>
          <table:table-cell office:value-type="float" office:value="3942.24" calcext:value-type="float">
            <text:p>3942.24</text:p>
          </table:table-cell>
          <table:table-cell office:value-type="float" office:value="11235.71" calcext:value-type="float">
            <text:p>11235.71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195:.K195])/9" office:value-type="float" office:value="9762.02555555556" calcext:value-type="float">
            <text:p>9762.03</text:p>
          </table:table-cell>
          <table:table-cell office:value-type="float" office:value="11069.45" calcext:value-type="float">
            <text:p>11069.45</text:p>
          </table:table-cell>
          <table:table-cell office:value-type="float" office:value="10209.89" calcext:value-type="float">
            <text:p>10209.89</text:p>
          </table:table-cell>
          <table:table-cell office:value-type="float" office:value="9348.47" calcext:value-type="float">
            <text:p>9348.47</text:p>
          </table:table-cell>
          <table:table-cell office:value-type="float" office:value="9314.89" calcext:value-type="float">
            <text:p>9314.89</text:p>
          </table:table-cell>
          <table:table-cell office:value-type="float" office:value="9330.1" calcext:value-type="float">
            <text:p>9330.1</text:p>
          </table:table-cell>
          <table:table-cell office:value-type="float" office:value="9324.39" calcext:value-type="float">
            <text:p>9324.39</text:p>
          </table:table-cell>
          <table:table-cell office:value-type="float" office:value="9639.95" calcext:value-type="float">
            <text:p>9639.95</text:p>
          </table:table-cell>
          <table:table-cell office:value-type="float" office:value="9671.77" calcext:value-type="float">
            <text:p>9671.77</text:p>
          </table:table-cell>
          <table:table-cell office:value-type="float" office:value="9949.32" calcext:value-type="float">
            <text:p>9949.32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196:.K196])/9" office:value-type="float" office:value="9808.59666666667" calcext:value-type="float">
            <text:p>9808.60</text:p>
          </table:table-cell>
          <table:table-cell office:value-type="float" office:value="11113.89" calcext:value-type="float">
            <text:p>11113.89</text:p>
          </table:table-cell>
          <table:table-cell office:value-type="float" office:value="10278.28" calcext:value-type="float">
            <text:p>10278.28</text:p>
          </table:table-cell>
          <table:table-cell office:value-type="float" office:value="9390.16" calcext:value-type="float">
            <text:p>9390.16</text:p>
          </table:table-cell>
          <table:table-cell office:value-type="float" office:value="9343.4" calcext:value-type="float">
            <text:p>9343.4</text:p>
          </table:table-cell>
          <table:table-cell office:value-type="float" office:value="9371.69" calcext:value-type="float">
            <text:p>9371.69</text:p>
          </table:table-cell>
          <table:table-cell office:value-type="float" office:value="9357.39" calcext:value-type="float">
            <text:p>9357.39</text:p>
          </table:table-cell>
          <table:table-cell office:value-type="float" office:value="9674.51" calcext:value-type="float">
            <text:p>9674.51</text:p>
          </table:table-cell>
          <table:table-cell office:value-type="float" office:value="9717.58" calcext:value-type="float">
            <text:p>9717.58</text:p>
          </table:table-cell>
          <table:table-cell office:value-type="float" office:value="10030.47" calcext:value-type="float">
            <text:p>10030.47</text:p>
          </table:table-cell>
        </table:table-row>
        <table:table-row table:style-name="ro1">
          <table:table-cell office:value-type="string" calcext:value-type="string">
            <text:p>5 NVM</text:p>
          </table:table-cell>
          <table:table-cell table:formula="of:=SUM([.C197:.K197])/9" office:value-type="float" office:value="5731.49777777778" calcext:value-type="float">
            <text:p>5731.50</text:p>
          </table:table-cell>
          <table:table-cell office:value-type="float" office:value="4005.57" calcext:value-type="float">
            <text:p>4005.57</text:p>
          </table:table-cell>
          <table:table-cell office:value-type="float" office:value="6045.97" calcext:value-type="float">
            <text:p>6045.97</text:p>
          </table:table-cell>
          <table:table-cell office:value-type="float" office:value="6032.32" calcext:value-type="float">
            <text:p>6032.32</text:p>
          </table:table-cell>
          <table:table-cell office:value-type="float" office:value="5940.16" calcext:value-type="float">
            <text:p>5940.16</text:p>
          </table:table-cell>
          <table:table-cell office:value-type="float" office:value="5903.93" calcext:value-type="float">
            <text:p>5903.93</text:p>
          </table:table-cell>
          <table:table-cell office:value-type="float" office:value="5896.49" calcext:value-type="float">
            <text:p>5896.49</text:p>
          </table:table-cell>
          <table:table-cell office:value-type="float" office:value="5891.36" calcext:value-type="float">
            <text:p>5891.36</text:p>
          </table:table-cell>
          <table:table-cell office:value-type="float" office:value="5875.01" calcext:value-type="float">
            <text:p>5875.01</text:p>
          </table:table-cell>
          <table:table-cell office:value-type="float" office:value="5992.67" calcext:value-type="float">
            <text:p>5992.67</text:p>
          </table:table-cell>
        </table:table-row>
        <table:table-row table:style-name="ro1">
          <table:table-cell office:value-type="string" calcext:value-type="string">
            <text:p>6 NVM</text:p>
          </table:table-cell>
          <table:table-cell table:formula="of:=SUM([.C198:.K198])/9" office:value-type="float" office:value="5691.90888888889" calcext:value-type="float">
            <text:p>5691.91</text:p>
          </table:table-cell>
          <table:table-cell office:value-type="float" office:value="5443.94" calcext:value-type="float">
            <text:p>5443.94</text:p>
          </table:table-cell>
          <table:table-cell office:value-type="float" office:value="4027.82" calcext:value-type="float">
            <text:p>4027.82</text:p>
          </table:table-cell>
          <table:table-cell office:value-type="float" office:value="6033.96" calcext:value-type="float">
            <text:p>6033.96</text:p>
          </table:table-cell>
          <table:table-cell office:value-type="float" office:value="5917.97" calcext:value-type="float">
            <text:p>5917.97</text:p>
          </table:table-cell>
          <table:table-cell office:value-type="float" office:value="5935.6" calcext:value-type="float">
            <text:p>5935.6</text:p>
          </table:table-cell>
          <table:table-cell office:value-type="float" office:value="5892.71" calcext:value-type="float">
            <text:p>5892.71</text:p>
          </table:table-cell>
          <table:table-cell office:value-type="float" office:value="5900.8" calcext:value-type="float">
            <text:p>5900.8</text:p>
          </table:table-cell>
          <table:table-cell office:value-type="float" office:value="5880.56" calcext:value-type="float">
            <text:p>5880.56</text:p>
          </table:table-cell>
          <table:table-cell office:value-type="float" office:value="6193.82" calcext:value-type="float">
            <text:p>6193.82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199:.K199])/9" office:value-type="float" office:value="5581.6" calcext:value-type="float">
            <text:p>5581.60</text:p>
          </table:table-cell>
          <table:table-cell office:value-type="float" office:value="5037.96" calcext:value-type="float">
            <text:p>5037.96</text:p>
          </table:table-cell>
          <table:table-cell office:value-type="float" office:value="5938.92" calcext:value-type="float">
            <text:p>5938.92</text:p>
          </table:table-cell>
          <table:table-cell office:value-type="float" office:value="6016.22" calcext:value-type="float">
            <text:p>6016.22</text:p>
          </table:table-cell>
          <table:table-cell office:value-type="float" office:value="5979.94" calcext:value-type="float">
            <text:p>5979.94</text:p>
          </table:table-cell>
          <table:table-cell office:value-type="float" office:value="5859.43" calcext:value-type="float">
            <text:p>5859.43</text:p>
          </table:table-cell>
          <table:table-cell office:value-type="float" office:value="4628.48" calcext:value-type="float">
            <text:p>4628.48</text:p>
          </table:table-cell>
          <table:table-cell office:value-type="float" office:value="4140.24" calcext:value-type="float">
            <text:p>4140.24</text:p>
          </table:table-cell>
          <table:table-cell office:value-type="float" office:value="5815.07" calcext:value-type="float">
            <text:p>5815.07</text:p>
          </table:table-cell>
          <table:table-cell office:value-type="float" office:value="6818.14" calcext:value-type="float">
            <text:p>6818.14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200:.K200])/9" office:value-type="float" office:value="5731.09444444444" calcext:value-type="float">
            <text:p>5731.09</text:p>
          </table:table-cell>
          <table:table-cell office:value-type="float" office:value="3696.88" calcext:value-type="float">
            <text:p>3696.88</text:p>
          </table:table-cell>
          <table:table-cell office:value-type="float" office:value="6053.18" calcext:value-type="float">
            <text:p>6053.18</text:p>
          </table:table-cell>
          <table:table-cell office:value-type="float" office:value="6039.92" calcext:value-type="float">
            <text:p>6039.92</text:p>
          </table:table-cell>
          <table:table-cell office:value-type="float" office:value="5924.81" calcext:value-type="float">
            <text:p>5924.81</text:p>
          </table:table-cell>
          <table:table-cell office:value-type="float" office:value="5956.57" calcext:value-type="float">
            <text:p>5956.57</text:p>
          </table:table-cell>
          <table:table-cell office:value-type="float" office:value="5902.08" calcext:value-type="float">
            <text:p>5902.08</text:p>
          </table:table-cell>
          <table:table-cell office:value-type="float" office:value="5906.91" calcext:value-type="float">
            <text:p>5906.91</text:p>
          </table:table-cell>
          <table:table-cell office:value-type="float" office:value="5892.73" calcext:value-type="float">
            <text:p>5892.73</text:p>
          </table:table-cell>
          <table:table-cell office:value-type="float" office:value="6206.77" calcext:value-type="float">
            <text:p>6206.77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201:.K201])/9" office:value-type="float" office:value="5591.11111111111" calcext:value-type="float">
            <text:p>5591.11</text:p>
          </table:table-cell>
          <table:table-cell office:value-type="float" office:value="5386.9" calcext:value-type="float">
            <text:p>5386.9</text:p>
          </table:table-cell>
          <table:table-cell office:value-type="float" office:value="5991.75" calcext:value-type="float">
            <text:p>5991.75</text:p>
          </table:table-cell>
          <table:table-cell office:value-type="float" office:value="5902.25" calcext:value-type="float">
            <text:p>5902.25</text:p>
          </table:table-cell>
          <table:table-cell office:value-type="float" office:value="4208.69" calcext:value-type="float">
            <text:p>4208.69</text:p>
          </table:table-cell>
          <table:table-cell office:value-type="float" office:value="4548.36" calcext:value-type="float">
            <text:p>4548.36</text:p>
          </table:table-cell>
          <table:table-cell office:value-type="float" office:value="5845.8" calcext:value-type="float">
            <text:p>5845.8</text:p>
          </table:table-cell>
          <table:table-cell office:value-type="float" office:value="5932.76" calcext:value-type="float">
            <text:p>5932.76</text:p>
          </table:table-cell>
          <table:table-cell office:value-type="float" office:value="5828.67" calcext:value-type="float">
            <text:p>5828.67</text:p>
          </table:table-cell>
          <table:table-cell office:value-type="float" office:value="6674.82" calcext:value-type="float">
            <text:p>6674.82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202:.K202])/9" office:value-type="float" office:value="5766.17777777778" calcext:value-type="float">
            <text:p>5766.18</text:p>
          </table:table-cell>
          <table:table-cell office:value-type="float" office:value="4312.85" calcext:value-type="float">
            <text:p>4312.85</text:p>
          </table:table-cell>
          <table:table-cell office:value-type="float" office:value="6072.5" calcext:value-type="float">
            <text:p>6072.5</text:p>
          </table:table-cell>
          <table:table-cell office:value-type="float" office:value="6051.42" calcext:value-type="float">
            <text:p>6051.42</text:p>
          </table:table-cell>
          <table:table-cell office:value-type="float" office:value="5987.22" calcext:value-type="float">
            <text:p>5987.22</text:p>
          </table:table-cell>
          <table:table-cell office:value-type="float" office:value="5866.78" calcext:value-type="float">
            <text:p>5866.78</text:p>
          </table:table-cell>
          <table:table-cell office:value-type="float" office:value="5924.87" calcext:value-type="float">
            <text:p>5924.87</text:p>
          </table:table-cell>
          <table:table-cell office:value-type="float" office:value="5857.37" calcext:value-type="float">
            <text:p>5857.37</text:p>
          </table:table-cell>
          <table:table-cell office:value-type="float" office:value="5902.81" calcext:value-type="float">
            <text:p>5902.81</text:p>
          </table:table-cell>
          <table:table-cell office:value-type="float" office:value="5919.78" calcext:value-type="float">
            <text:p>5919.78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203:.K203])/9" office:value-type="float" office:value="5731.97777777778" calcext:value-type="float">
            <text:p>5731.98</text:p>
          </table:table-cell>
          <table:table-cell office:value-type="float" office:value="4120.27" calcext:value-type="float">
            <text:p>4120.27</text:p>
          </table:table-cell>
          <table:table-cell office:value-type="float" office:value="6039.27" calcext:value-type="float">
            <text:p>6039.27</text:p>
          </table:table-cell>
          <table:table-cell office:value-type="float" office:value="6027.8" calcext:value-type="float">
            <text:p>6027.8</text:p>
          </table:table-cell>
          <table:table-cell office:value-type="float" office:value="5950.23" calcext:value-type="float">
            <text:p>5950.23</text:p>
          </table:table-cell>
          <table:table-cell office:value-type="float" office:value="5899.57" calcext:value-type="float">
            <text:p>5899.57</text:p>
          </table:table-cell>
          <table:table-cell office:value-type="float" office:value="5913.42" calcext:value-type="float">
            <text:p>5913.42</text:p>
          </table:table-cell>
          <table:table-cell office:value-type="float" office:value="5885.51" calcext:value-type="float">
            <text:p>5885.51</text:p>
          </table:table-cell>
          <table:table-cell office:value-type="float" office:value="5756.68" calcext:value-type="float">
            <text:p>5756.68</text:p>
          </table:table-cell>
          <table:table-cell office:value-type="float" office:value="5995.05" calcext:value-type="float">
            <text:p>5995.05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204:.K204])/9" office:value-type="float" office:value="5698.48" calcext:value-type="float">
            <text:p>5698.48</text:p>
          </table:table-cell>
          <table:table-cell office:value-type="float" office:value="5592.71" calcext:value-type="float">
            <text:p>5592.71</text:p>
          </table:table-cell>
          <table:table-cell office:value-type="float" office:value="6164.47" calcext:value-type="float">
            <text:p>6164.47</text:p>
          </table:table-cell>
          <table:table-cell office:value-type="float" office:value="3454.84" calcext:value-type="float">
            <text:p>3454.84</text:p>
          </table:table-cell>
          <table:table-cell office:value-type="float" office:value="5903.21" calcext:value-type="float">
            <text:p>5903.21</text:p>
          </table:table-cell>
          <table:table-cell office:value-type="float" office:value="5975.54" calcext:value-type="float">
            <text:p>5975.54</text:p>
          </table:table-cell>
          <table:table-cell office:value-type="float" office:value="5878.66" calcext:value-type="float">
            <text:p>5878.66</text:p>
          </table:table-cell>
          <table:table-cell office:value-type="float" office:value="5934.61" calcext:value-type="float">
            <text:p>5934.61</text:p>
          </table:table-cell>
          <table:table-cell office:value-type="float" office:value="5867.68" calcext:value-type="float">
            <text:p>5867.68</text:p>
          </table:table-cell>
          <table:table-cell office:value-type="float" office:value="6514.6" calcext:value-type="float">
            <text:p>6514.6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205:.K205])/9" office:value-type="float" office:value="5768.76333333333" calcext:value-type="float">
            <text:p>5768.76</text:p>
          </table:table-cell>
          <table:table-cell office:value-type="float" office:value="4769.88" calcext:value-type="float">
            <text:p>4769.88</text:p>
          </table:table-cell>
          <table:table-cell office:value-type="float" office:value="6088.56" calcext:value-type="float">
            <text:p>6088.56</text:p>
          </table:table-cell>
          <table:table-cell office:value-type="float" office:value="5957.39" calcext:value-type="float">
            <text:p>5957.39</text:p>
          </table:table-cell>
          <table:table-cell office:value-type="float" office:value="6001.97" calcext:value-type="float">
            <text:p>6001.97</text:p>
          </table:table-cell>
          <table:table-cell office:value-type="float" office:value="5888" calcext:value-type="float">
            <text:p>5888</text:p>
          </table:table-cell>
          <table:table-cell office:value-type="float" office:value="5981.13" calcext:value-type="float">
            <text:p>5981.13</text:p>
          </table:table-cell>
          <table:table-cell office:value-type="float" office:value="5877.73" calcext:value-type="float">
            <text:p>5877.73</text:p>
          </table:table-cell>
          <table:table-cell office:value-type="float" office:value="5850.92" calcext:value-type="float">
            <text:p>5850.92</text:p>
          </table:table-cell>
          <table:table-cell office:value-type="float" office:value="5503.29" calcext:value-type="float">
            <text:p>5503.29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206:.K206])/9" office:value-type="float" office:value="5716.86111111111" calcext:value-type="float">
            <text:p>5716.86</text:p>
          </table:table-cell>
          <table:table-cell office:value-type="float" office:value="3882.92" calcext:value-type="float">
            <text:p>3882.92</text:p>
          </table:table-cell>
          <table:table-cell office:value-type="float" office:value="6059.74" calcext:value-type="float">
            <text:p>6059.74</text:p>
          </table:table-cell>
          <table:table-cell office:value-type="float" office:value="6055.03" calcext:value-type="float">
            <text:p>6055.03</text:p>
          </table:table-cell>
          <table:table-cell office:value-type="float" office:value="5815.41" calcext:value-type="float">
            <text:p>5815.41</text:p>
          </table:table-cell>
          <table:table-cell office:value-type="float" office:value="5936.59" calcext:value-type="float">
            <text:p>5936.59</text:p>
          </table:table-cell>
          <table:table-cell office:value-type="float" office:value="5916.33" calcext:value-type="float">
            <text:p>5916.33</text:p>
          </table:table-cell>
          <table:table-cell office:value-type="float" office:value="5915.5" calcext:value-type="float">
            <text:p>5915.5</text:p>
          </table:table-cell>
          <table:table-cell office:value-type="float" office:value="5890.04" calcext:value-type="float">
            <text:p>5890.04</text:p>
          </table:table-cell>
          <table:table-cell office:value-type="float" office:value="5980.19" calcext:value-type="float">
            <text:p>5980.19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207:.K207])/9" office:value-type="float" office:value="5772.97888888889" calcext:value-type="float">
            <text:p>5772.98</text:p>
          </table:table-cell>
          <table:table-cell office:value-type="float" office:value="4526.97" calcext:value-type="float">
            <text:p>4526.97</text:p>
          </table:table-cell>
          <table:table-cell office:value-type="float" office:value="6043.55" calcext:value-type="float">
            <text:p>6043.55</text:p>
          </table:table-cell>
          <table:table-cell office:value-type="float" office:value="6025.8" calcext:value-type="float">
            <text:p>6025.8</text:p>
          </table:table-cell>
          <table:table-cell office:value-type="float" office:value="5960.92" calcext:value-type="float">
            <text:p>5960.92</text:p>
          </table:table-cell>
          <table:table-cell office:value-type="float" office:value="5868.13" calcext:value-type="float">
            <text:p>5868.13</text:p>
          </table:table-cell>
          <table:table-cell office:value-type="float" office:value="5948.47" calcext:value-type="float">
            <text:p>5948.47</text:p>
          </table:table-cell>
          <table:table-cell office:value-type="float" office:value="5861.88" calcext:value-type="float">
            <text:p>5861.88</text:p>
          </table:table-cell>
          <table:table-cell office:value-type="float" office:value="5877.15" calcext:value-type="float">
            <text:p>5877.15</text:p>
          </table:table-cell>
          <table:table-cell office:value-type="float" office:value="5843.94" calcext:value-type="float">
            <text:p>5843.94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192:.B196])" office:value-type="float" office:value="48092.6244444444" calcext:value-type="float">
            <text:p>48092.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97:.B207])" office:value-type="float" office:value="62782.4511111111" calcext:value-type="float">
            <text:p>62782.4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211:.K211])/9" office:value-type="float" office:value="10708.9455555556" calcext:value-type="float">
            <text:p>10708.95</text:p>
          </table:table-cell>
          <table:table-cell office:value-type="float" office:value="10637.16" calcext:value-type="float">
            <text:p>10637.16</text:p>
          </table:table-cell>
          <table:table-cell office:value-type="float" office:value="10645.95" calcext:value-type="float">
            <text:p>10645.95</text:p>
          </table:table-cell>
          <table:table-cell office:value-type="float" office:value="10643.53" calcext:value-type="float">
            <text:p>10643.53</text:p>
          </table:table-cell>
          <table:table-cell office:value-type="float" office:value="10647.42" calcext:value-type="float">
            <text:p>10647.42</text:p>
          </table:table-cell>
          <table:table-cell office:value-type="float" office:value="10646.15" calcext:value-type="float">
            <text:p>10646.15</text:p>
          </table:table-cell>
          <table:table-cell office:value-type="float" office:value="10664.12" calcext:value-type="float">
            <text:p>10664.12</text:p>
          </table:table-cell>
          <table:table-cell office:value-type="float" office:value="10661.83" calcext:value-type="float">
            <text:p>10661.83</text:p>
          </table:table-cell>
          <table:table-cell office:value-type="float" office:value="10859.67" calcext:value-type="float">
            <text:p>10859.67</text:p>
          </table:table-cell>
          <table:table-cell office:value-type="float" office:value="10974.68" calcext:value-type="float">
            <text:p>10974.68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212:.K212])/9" office:value-type="float" office:value="10743.0255555556" calcext:value-type="float">
            <text:p>10743.03</text:p>
          </table:table-cell>
          <table:table-cell office:value-type="float" office:value="11026.11" calcext:value-type="float">
            <text:p>11026.11</text:p>
          </table:table-cell>
          <table:table-cell office:value-type="float" office:value="10898.67" calcext:value-type="float">
            <text:p>10898.67</text:p>
          </table:table-cell>
          <table:table-cell office:value-type="float" office:value="10723.21" calcext:value-type="float">
            <text:p>10723.21</text:p>
          </table:table-cell>
          <table:table-cell office:value-type="float" office:value="10718.69" calcext:value-type="float">
            <text:p>10718.69</text:p>
          </table:table-cell>
          <table:table-cell office:value-type="float" office:value="10711.95" calcext:value-type="float">
            <text:p>10711.95</text:p>
          </table:table-cell>
          <table:table-cell office:value-type="float" office:value="10712.09" calcext:value-type="float">
            <text:p>10712.09</text:p>
          </table:table-cell>
          <table:table-cell office:value-type="float" office:value="10714.74" calcext:value-type="float">
            <text:p>10714.74</text:p>
          </table:table-cell>
          <table:table-cell office:value-type="float" office:value="10722.34" calcext:value-type="float">
            <text:p>10722.34</text:p>
          </table:table-cell>
          <table:table-cell office:value-type="float" office:value="10459.43" calcext:value-type="float">
            <text:p>10459.43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213:.K213])/9" office:value-type="float" office:value="10755.2822222222" calcext:value-type="float">
            <text:p>10755.28</text:p>
          </table:table-cell>
          <table:table-cell office:value-type="float" office:value="10943.99" calcext:value-type="float">
            <text:p>10943.99</text:p>
          </table:table-cell>
          <table:table-cell office:value-type="float" office:value="10949.52" calcext:value-type="float">
            <text:p>10949.52</text:p>
          </table:table-cell>
          <table:table-cell office:value-type="float" office:value="10755.28" calcext:value-type="float">
            <text:p>10755.28</text:p>
          </table:table-cell>
          <table:table-cell office:value-type="float" office:value="10759.63" calcext:value-type="float">
            <text:p>10759.63</text:p>
          </table:table-cell>
          <table:table-cell office:value-type="float" office:value="10762.66" calcext:value-type="float">
            <text:p>10762.66</text:p>
          </table:table-cell>
          <table:table-cell office:value-type="float" office:value="10758.56" calcext:value-type="float">
            <text:p>10758.56</text:p>
          </table:table-cell>
          <table:table-cell office:value-type="float" office:value="10753.99" calcext:value-type="float">
            <text:p>10753.99</text:p>
          </table:table-cell>
          <table:table-cell office:value-type="float" office:value="10620.31" calcext:value-type="float">
            <text:p>10620.31</text:p>
          </table:table-cell>
          <table:table-cell office:value-type="float" office:value="10493.6" calcext:value-type="float">
            <text:p>10493.6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214:.K214])/9" office:value-type="float" office:value="10772.4322222222" calcext:value-type="float">
            <text:p>10772.43</text:p>
          </table:table-cell>
          <table:table-cell office:value-type="float" office:value="10742.01" calcext:value-type="float">
            <text:p>10742.01</text:p>
          </table:table-cell>
          <table:table-cell office:value-type="float" office:value="10707.42" calcext:value-type="float">
            <text:p>10707.42</text:p>
          </table:table-cell>
          <table:table-cell office:value-type="float" office:value="10709.44" calcext:value-type="float">
            <text:p>10709.44</text:p>
          </table:table-cell>
          <table:table-cell office:value-type="float" office:value="10712.29" calcext:value-type="float">
            <text:p>10712.29</text:p>
          </table:table-cell>
          <table:table-cell office:value-type="float" office:value="10705.78" calcext:value-type="float">
            <text:p>10705.78</text:p>
          </table:table-cell>
          <table:table-cell office:value-type="float" office:value="10719.77" calcext:value-type="float">
            <text:p>10719.77</text:p>
          </table:table-cell>
          <table:table-cell office:value-type="float" office:value="10721.62" calcext:value-type="float">
            <text:p>10721.62</text:p>
          </table:table-cell>
          <table:table-cell office:value-type="float" office:value="10886.36" calcext:value-type="float">
            <text:p>10886.36</text:p>
          </table:table-cell>
          <table:table-cell office:value-type="float" office:value="11047.2" calcext:value-type="float">
            <text:p>11047.2</text:p>
          </table:table-cell>
        </table:table-row>
        <table:table-row table:style-name="ro1">
          <table:table-cell office:value-type="string" calcext:value-type="string">
            <text:p>4 NVM</text:p>
          </table:table-cell>
          <table:table-cell table:formula="of:=SUM([.C215:.K215])/9" office:value-type="float" office:value="5375.10333333333" calcext:value-type="float">
            <text:p>5375.10</text:p>
          </table:table-cell>
          <table:table-cell office:value-type="float" office:value="3690" calcext:value-type="float">
            <text:p>3690</text:p>
          </table:table-cell>
          <table:table-cell office:value-type="float" office:value="5598.85" calcext:value-type="float">
            <text:p>5598.85</text:p>
          </table:table-cell>
          <table:table-cell office:value-type="float" office:value="5529.1" calcext:value-type="float">
            <text:p>5529.1</text:p>
          </table:table-cell>
          <table:table-cell office:value-type="float" office:value="5585.13" calcext:value-type="float">
            <text:p>5585.13</text:p>
          </table:table-cell>
          <table:table-cell office:value-type="float" office:value="5591.69" calcext:value-type="float">
            <text:p>5591.69</text:p>
          </table:table-cell>
          <table:table-cell office:value-type="float" office:value="5502.88" calcext:value-type="float">
            <text:p>5502.88</text:p>
          </table:table-cell>
          <table:table-cell office:value-type="float" office:value="5617.64" calcext:value-type="float">
            <text:p>5617.64</text:p>
          </table:table-cell>
          <table:table-cell office:value-type="float" office:value="5552.24" calcext:value-type="float">
            <text:p>5552.24</text:p>
          </table:table-cell>
          <table:table-cell office:value-type="float" office:value="5708.4" calcext:value-type="float">
            <text:p>5708.4</text:p>
          </table:table-cell>
        </table:table-row>
        <table:table-row table:style-name="ro1">
          <table:table-cell office:value-type="string" calcext:value-type="string">
            <text:p>5 NVM</text:p>
          </table:table-cell>
          <table:table-cell table:formula="of:=SUM([.C216:.K216])/9" office:value-type="float" office:value="5379.62" calcext:value-type="float">
            <text:p>5379.62</text:p>
          </table:table-cell>
          <table:table-cell office:value-type="float" office:value="3771.05" calcext:value-type="float">
            <text:p>3771.05</text:p>
          </table:table-cell>
          <table:table-cell office:value-type="float" office:value="5624.65" calcext:value-type="float">
            <text:p>5624.65</text:p>
          </table:table-cell>
          <table:table-cell office:value-type="float" office:value="5565.35" calcext:value-type="float">
            <text:p>5565.35</text:p>
          </table:table-cell>
          <table:table-cell office:value-type="float" office:value="5601.04" calcext:value-type="float">
            <text:p>5601.04</text:p>
          </table:table-cell>
          <table:table-cell office:value-type="float" office:value="5624.1" calcext:value-type="float">
            <text:p>5624.1</text:p>
          </table:table-cell>
          <table:table-cell office:value-type="float" office:value="5404.82" calcext:value-type="float">
            <text:p>5404.82</text:p>
          </table:table-cell>
          <table:table-cell office:value-type="float" office:value="5558.6" calcext:value-type="float">
            <text:p>5558.6</text:p>
          </table:table-cell>
          <table:table-cell office:value-type="float" office:value="5581.09" calcext:value-type="float">
            <text:p>5581.09</text:p>
          </table:table-cell>
          <table:table-cell office:value-type="float" office:value="5685.88" calcext:value-type="float">
            <text:p>5685.88</text:p>
          </table:table-cell>
        </table:table-row>
        <table:table-row table:style-name="ro1">
          <table:table-cell office:value-type="string" calcext:value-type="string">
            <text:p>6 NVM</text:p>
          </table:table-cell>
          <table:table-cell table:formula="of:=SUM([.C217:.K217])/9" office:value-type="float" office:value="5394.44333333333" calcext:value-type="float">
            <text:p>5394.44</text:p>
          </table:table-cell>
          <table:table-cell office:value-type="float" office:value="3876.21" calcext:value-type="float">
            <text:p>3876.21</text:p>
          </table:table-cell>
          <table:table-cell office:value-type="float" office:value="5623.05" calcext:value-type="float">
            <text:p>5623.05</text:p>
          </table:table-cell>
          <table:table-cell office:value-type="float" office:value="5489.36" calcext:value-type="float">
            <text:p>5489.36</text:p>
          </table:table-cell>
          <table:table-cell office:value-type="float" office:value="5557.73" calcext:value-type="float">
            <text:p>5557.73</text:p>
          </table:table-cell>
          <table:table-cell office:value-type="float" office:value="5621.98" calcext:value-type="float">
            <text:p>5621.98</text:p>
          </table:table-cell>
          <table:table-cell office:value-type="float" office:value="5522.19" calcext:value-type="float">
            <text:p>5522.19</text:p>
          </table:table-cell>
          <table:table-cell office:value-type="float" office:value="5616.64" calcext:value-type="float">
            <text:p>5616.64</text:p>
          </table:table-cell>
          <table:table-cell office:value-type="float" office:value="5650.77" calcext:value-type="float">
            <text:p>5650.77</text:p>
          </table:table-cell>
          <table:table-cell office:value-type="float" office:value="5592.06" calcext:value-type="float">
            <text:p>5592.06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218:.K218])/9" office:value-type="float" office:value="5419.34444444444" calcext:value-type="float">
            <text:p>5419.34</text:p>
          </table:table-cell>
          <table:table-cell office:value-type="float" office:value="3996.85" calcext:value-type="float">
            <text:p>3996.85</text:p>
          </table:table-cell>
          <table:table-cell office:value-type="float" office:value="5635.21" calcext:value-type="float">
            <text:p>5635.21</text:p>
          </table:table-cell>
          <table:table-cell office:value-type="float" office:value="5577.56" calcext:value-type="float">
            <text:p>5577.56</text:p>
          </table:table-cell>
          <table:table-cell office:value-type="float" office:value="5585.6" calcext:value-type="float">
            <text:p>5585.6</text:p>
          </table:table-cell>
          <table:table-cell office:value-type="float" office:value="5647.11" calcext:value-type="float">
            <text:p>5647.11</text:p>
          </table:table-cell>
          <table:table-cell office:value-type="float" office:value="5521.41" calcext:value-type="float">
            <text:p>5521.41</text:p>
          </table:table-cell>
          <table:table-cell office:value-type="float" office:value="5607.84" calcext:value-type="float">
            <text:p>5607.84</text:p>
          </table:table-cell>
          <table:table-cell office:value-type="float" office:value="5674.91" calcext:value-type="float">
            <text:p>5674.91</text:p>
          </table:table-cell>
          <table:table-cell office:value-type="float" office:value="5527.61" calcext:value-type="float">
            <text:p>5527.61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219:.K219])/9" office:value-type="float" office:value="5380.82333333333" calcext:value-type="float">
            <text:p>5380.82</text:p>
          </table:table-cell>
          <table:table-cell office:value-type="float" office:value="3951.69" calcext:value-type="float">
            <text:p>3951.69</text:p>
          </table:table-cell>
          <table:table-cell office:value-type="float" office:value="5599.58" calcext:value-type="float">
            <text:p>5599.58</text:p>
          </table:table-cell>
          <table:table-cell office:value-type="float" office:value="5568.43" calcext:value-type="float">
            <text:p>5568.43</text:p>
          </table:table-cell>
          <table:table-cell office:value-type="float" office:value="5581.62" calcext:value-type="float">
            <text:p>5581.62</text:p>
          </table:table-cell>
          <table:table-cell office:value-type="float" office:value="5634.14" calcext:value-type="float">
            <text:p>5634.14</text:p>
          </table:table-cell>
          <table:table-cell office:value-type="float" office:value="5379.74" calcext:value-type="float">
            <text:p>5379.74</text:p>
          </table:table-cell>
          <table:table-cell office:value-type="float" office:value="5494.22" calcext:value-type="float">
            <text:p>5494.22</text:p>
          </table:table-cell>
          <table:table-cell office:value-type="float" office:value="5661.13" calcext:value-type="float">
            <text:p>5661.13</text:p>
          </table:table-cell>
          <table:table-cell office:value-type="float" office:value="5556.86" calcext:value-type="float">
            <text:p>5556.86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220:.K220])/9" office:value-type="float" office:value="5302.28777777778" calcext:value-type="float">
            <text:p>5302.29</text:p>
          </table:table-cell>
          <table:table-cell office:value-type="float" office:value="4397.91" calcext:value-type="float">
            <text:p>4397.91</text:p>
          </table:table-cell>
          <table:table-cell office:value-type="float" office:value="5703.51" calcext:value-type="float">
            <text:p>5703.51</text:p>
          </table:table-cell>
          <table:table-cell office:value-type="float" office:value="5581.6" calcext:value-type="float">
            <text:p>5581.6</text:p>
          </table:table-cell>
          <table:table-cell office:value-type="float" office:value="5539.21" calcext:value-type="float">
            <text:p>5539.21</text:p>
          </table:table-cell>
          <table:table-cell office:value-type="float" office:value="5631.36" calcext:value-type="float">
            <text:p>5631.36</text:p>
          </table:table-cell>
          <table:table-cell office:value-type="float" office:value="5446.72" calcext:value-type="float">
            <text:p>5446.72</text:p>
          </table:table-cell>
          <table:table-cell office:value-type="float" office:value="3324.3" calcext:value-type="float">
            <text:p>3324.3</text:p>
          </table:table-cell>
          <table:table-cell office:value-type="float" office:value="5566.38" calcext:value-type="float">
            <text:p>5566.38</text:p>
          </table:table-cell>
          <table:table-cell office:value-type="float" office:value="6529.6" calcext:value-type="float">
            <text:p>6529.6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221:.K221])/9" office:value-type="float" office:value="5293.15222222222" calcext:value-type="float">
            <text:p>5293.15</text:p>
          </table:table-cell>
          <table:table-cell office:value-type="float" office:value="4283.35" calcext:value-type="float">
            <text:p>4283.35</text:p>
          </table:table-cell>
          <table:table-cell office:value-type="float" office:value="5698.94" calcext:value-type="float">
            <text:p>5698.94</text:p>
          </table:table-cell>
          <table:table-cell office:value-type="float" office:value="5584.08" calcext:value-type="float">
            <text:p>5584.08</text:p>
          </table:table-cell>
          <table:table-cell office:value-type="float" office:value="5550.5" calcext:value-type="float">
            <text:p>5550.5</text:p>
          </table:table-cell>
          <table:table-cell office:value-type="float" office:value="5648.08" calcext:value-type="float">
            <text:p>5648.08</text:p>
          </table:table-cell>
          <table:table-cell office:value-type="float" office:value="5521.71" calcext:value-type="float">
            <text:p>5521.71</text:p>
          </table:table-cell>
          <table:table-cell office:value-type="float" office:value="5575.96" calcext:value-type="float">
            <text:p>5575.96</text:p>
          </table:table-cell>
          <table:table-cell office:value-type="float" office:value="3381.12" calcext:value-type="float">
            <text:p>3381.12</text:p>
          </table:table-cell>
          <table:table-cell office:value-type="float" office:value="6394.63" calcext:value-type="float">
            <text:p>6394.63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222:.K222])/9" office:value-type="float" office:value="5394.25111111111" calcext:value-type="float">
            <text:p>5394.25</text:p>
          </table:table-cell>
          <table:table-cell office:value-type="float" office:value="4168" calcext:value-type="float">
            <text:p>4168</text:p>
          </table:table-cell>
          <table:table-cell office:value-type="float" office:value="5649.02" calcext:value-type="float">
            <text:p>5649.02</text:p>
          </table:table-cell>
          <table:table-cell office:value-type="float" office:value="5548.1" calcext:value-type="float">
            <text:p>5548.1</text:p>
          </table:table-cell>
          <table:table-cell office:value-type="float" office:value="5524.79" calcext:value-type="float">
            <text:p>5524.79</text:p>
          </table:table-cell>
          <table:table-cell office:value-type="float" office:value="5609.78" calcext:value-type="float">
            <text:p>5609.78</text:p>
          </table:table-cell>
          <table:table-cell office:value-type="float" office:value="5481.31" calcext:value-type="float">
            <text:p>5481.31</text:p>
          </table:table-cell>
          <table:table-cell office:value-type="float" office:value="5556.05" calcext:value-type="float">
            <text:p>5556.05</text:p>
          </table:table-cell>
          <table:table-cell office:value-type="float" office:value="5630.47" calcext:value-type="float">
            <text:p>5630.47</text:p>
          </table:table-cell>
          <table:table-cell office:value-type="float" office:value="5380.74" calcext:value-type="float">
            <text:p>5380.74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223:.K223])/9" office:value-type="float" office:value="5321.03444444445" calcext:value-type="float">
            <text:p>5321.03</text:p>
          </table:table-cell>
          <table:table-cell office:value-type="float" office:value="4654.43" calcext:value-type="float">
            <text:p>4654.43</text:p>
          </table:table-cell>
          <table:table-cell office:value-type="float" office:value="5794.94" calcext:value-type="float">
            <text:p>5794.94</text:p>
          </table:table-cell>
          <table:table-cell office:value-type="float" office:value="5607.64" calcext:value-type="float">
            <text:p>5607.64</text:p>
          </table:table-cell>
          <table:table-cell office:value-type="float" office:value="5535.72" calcext:value-type="float">
            <text:p>5535.72</text:p>
          </table:table-cell>
          <table:table-cell office:value-type="float" office:value="3417.8" calcext:value-type="float">
            <text:p>3417.8</text:p>
          </table:table-cell>
          <table:table-cell office:value-type="float" office:value="5510.44" calcext:value-type="float">
            <text:p>5510.44</text:p>
          </table:table-cell>
          <table:table-cell office:value-type="float" office:value="5652.67" calcext:value-type="float">
            <text:p>5652.67</text:p>
          </table:table-cell>
          <table:table-cell office:value-type="float" office:value="5608.33" calcext:value-type="float">
            <text:p>5608.33</text:p>
          </table:table-cell>
          <table:table-cell office:value-type="float" office:value="6107.34" calcext:value-type="float">
            <text:p>6107.34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224:.K224])/9" office:value-type="float" office:value="5369.09888888889" calcext:value-type="float">
            <text:p>5369.10</text:p>
          </table:table-cell>
          <table:table-cell office:value-type="float" office:value="3624.63" calcext:value-type="float">
            <text:p>3624.63</text:p>
          </table:table-cell>
          <table:table-cell office:value-type="float" office:value="5589.38" calcext:value-type="float">
            <text:p>5589.38</text:p>
          </table:table-cell>
          <table:table-cell office:value-type="float" office:value="5512.87" calcext:value-type="float">
            <text:p>5512.87</text:p>
          </table:table-cell>
          <table:table-cell office:value-type="float" office:value="5567.79" calcext:value-type="float">
            <text:p>5567.79</text:p>
          </table:table-cell>
          <table:table-cell office:value-type="float" office:value="5571.18" calcext:value-type="float">
            <text:p>5571.18</text:p>
          </table:table-cell>
          <table:table-cell office:value-type="float" office:value="5485.61" calcext:value-type="float">
            <text:p>5485.61</text:p>
          </table:table-cell>
          <table:table-cell office:value-type="float" office:value="5606.6" calcext:value-type="float">
            <text:p>5606.6</text:p>
          </table:table-cell>
          <table:table-cell office:value-type="float" office:value="5590.2" calcext:value-type="float">
            <text:p>5590.2</text:p>
          </table:table-cell>
          <table:table-cell office:value-type="float" office:value="5773.63" calcext:value-type="float">
            <text:p>5773.63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225:.K225])/9" office:value-type="float" office:value="5337.98222222222" calcext:value-type="float">
            <text:p>5337.98</text:p>
          </table:table-cell>
          <table:table-cell office:value-type="float" office:value="4969.95" calcext:value-type="float">
            <text:p>4969.95</text:p>
          </table:table-cell>
          <table:table-cell office:value-type="float" office:value="3501.02" calcext:value-type="float">
            <text:p>3501.02</text:p>
          </table:table-cell>
          <table:table-cell office:value-type="float" office:value="5516.04" calcext:value-type="float">
            <text:p>5516.04</text:p>
          </table:table-cell>
          <table:table-cell office:value-type="float" office:value="5627.76" calcext:value-type="float">
            <text:p>5627.76</text:p>
          </table:table-cell>
          <table:table-cell office:value-type="float" office:value="5570" calcext:value-type="float">
            <text:p>5570</text:p>
          </table:table-cell>
          <table:table-cell office:value-type="float" office:value="5502.12" calcext:value-type="float">
            <text:p>5502.12</text:p>
          </table:table-cell>
          <table:table-cell office:value-type="float" office:value="5646.17" calcext:value-type="float">
            <text:p>5646.17</text:p>
          </table:table-cell>
          <table:table-cell office:value-type="float" office:value="5588.15" calcext:value-type="float">
            <text:p>5588.15</text:p>
          </table:table-cell>
          <table:table-cell office:value-type="float" office:value="6120.63" calcext:value-type="float">
            <text:p>6120.63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226:.K226])/9" office:value-type="float" office:value="5293.87666666667" calcext:value-type="float">
            <text:p>5293.88</text:p>
          </table:table-cell>
          <table:table-cell office:value-type="float" office:value="4812.74" calcext:value-type="float">
            <text:p>4812.74</text:p>
          </table:table-cell>
          <table:table-cell office:value-type="float" office:value="5744.83" calcext:value-type="float">
            <text:p>5744.83</text:p>
          </table:table-cell>
          <table:table-cell office:value-type="float" office:value="4709.87" calcext:value-type="float">
            <text:p>4709.87</text:p>
          </table:table-cell>
          <table:table-cell office:value-type="float" office:value="3799.01" calcext:value-type="float">
            <text:p>3799.01</text:p>
          </table:table-cell>
          <table:table-cell office:value-type="float" office:value="5548.54" calcext:value-type="float">
            <text:p>5548.54</text:p>
          </table:table-cell>
          <table:table-cell office:value-type="float" office:value="5536.75" calcext:value-type="float">
            <text:p>5536.75</text:p>
          </table:table-cell>
          <table:table-cell office:value-type="float" office:value="5674.1" calcext:value-type="float">
            <text:p>5674.1</text:p>
          </table:table-cell>
          <table:table-cell office:value-type="float" office:value="5611.87" calcext:value-type="float">
            <text:p>5611.87</text:p>
          </table:table-cell>
          <table:table-cell office:value-type="float" office:value="6207.18" calcext:value-type="float">
            <text:p>6207.18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211:.B214])" office:value-type="float" office:value="42979.6855555556" calcext:value-type="float">
            <text:p>42979.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215:.B226])" office:value-type="float" office:value="64261.0177777778" calcext:value-type="float">
            <text:p>64261.02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230:.K230])/9" office:value-type="float" office:value="11134.93" calcext:value-type="float">
            <text:p>11134.93</text:p>
          </table:table-cell>
          <table:table-cell office:value-type="float" office:value="11165.77" calcext:value-type="float">
            <text:p>11165.77</text:p>
          </table:table-cell>
          <table:table-cell office:value-type="float" office:value="11171.94" calcext:value-type="float">
            <text:p>11171.94</text:p>
          </table:table-cell>
          <table:table-cell office:value-type="float" office:value="11175.39" calcext:value-type="float">
            <text:p>11175.39</text:p>
          </table:table-cell>
          <table:table-cell office:value-type="float" office:value="11165.22" calcext:value-type="float">
            <text:p>11165.22</text:p>
          </table:table-cell>
          <table:table-cell office:value-type="float" office:value="11161.97" calcext:value-type="float">
            <text:p>11161.97</text:p>
          </table:table-cell>
          <table:table-cell office:value-type="float" office:value="11161.11" calcext:value-type="float">
            <text:p>11161.11</text:p>
          </table:table-cell>
          <table:table-cell office:value-type="float" office:value="11173.26" calcext:value-type="float">
            <text:p>11173.26</text:p>
          </table:table-cell>
          <table:table-cell office:value-type="float" office:value="11048.58" calcext:value-type="float">
            <text:p>11048.58</text:p>
          </table:table-cell>
          <table:table-cell office:value-type="float" office:value="10991.13" calcext:value-type="float">
            <text:p>10991.13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231:.K231])/9" office:value-type="float" office:value="11208.63" calcext:value-type="float">
            <text:p>11208.63</text:p>
          </table:table-cell>
          <table:table-cell office:value-type="float" office:value="11110.11" calcext:value-type="float">
            <text:p>11110.11</text:p>
          </table:table-cell>
          <table:table-cell office:value-type="float" office:value="11183.88" calcext:value-type="float">
            <text:p>11183.88</text:p>
          </table:table-cell>
          <table:table-cell office:value-type="float" office:value="11278.18" calcext:value-type="float">
            <text:p>11278.18</text:p>
          </table:table-cell>
          <table:table-cell office:value-type="float" office:value="11293.68" calcext:value-type="float">
            <text:p>11293.68</text:p>
          </table:table-cell>
          <table:table-cell office:value-type="float" office:value="10998.68" calcext:value-type="float">
            <text:p>10998.68</text:p>
          </table:table-cell>
          <table:table-cell office:value-type="float" office:value="11290.41" calcext:value-type="float">
            <text:p>11290.41</text:p>
          </table:table-cell>
          <table:table-cell office:value-type="float" office:value="11276.66" calcext:value-type="float">
            <text:p>11276.66</text:p>
          </table:table-cell>
          <table:table-cell office:value-type="float" office:value="11282.86" calcext:value-type="float">
            <text:p>11282.86</text:p>
          </table:table-cell>
          <table:table-cell office:value-type="float" office:value="11163.21" calcext:value-type="float">
            <text:p>11163.21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232:.K232])/9" office:value-type="float" office:value="11172.0944444444" calcext:value-type="float">
            <text:p>11172.09</text:p>
          </table:table-cell>
          <table:table-cell office:value-type="float" office:value="11220.12" calcext:value-type="float">
            <text:p>11220.12</text:p>
          </table:table-cell>
          <table:table-cell office:value-type="float" office:value="11240.55" calcext:value-type="float">
            <text:p>11240.55</text:p>
          </table:table-cell>
          <table:table-cell office:value-type="float" office:value="11244.41" calcext:value-type="float">
            <text:p>11244.41</text:p>
          </table:table-cell>
          <table:table-cell office:value-type="float" office:value="10969.87" calcext:value-type="float">
            <text:p>10969.87</text:p>
          </table:table-cell>
          <table:table-cell office:value-type="float" office:value="11227.21" calcext:value-type="float">
            <text:p>11227.21</text:p>
          </table:table-cell>
          <table:table-cell office:value-type="float" office:value="11236.27" calcext:value-type="float">
            <text:p>11236.27</text:p>
          </table:table-cell>
          <table:table-cell office:value-type="float" office:value="11228.23" calcext:value-type="float">
            <text:p>11228.23</text:p>
          </table:table-cell>
          <table:table-cell office:value-type="float" office:value="11134.61" calcext:value-type="float">
            <text:p>11134.61</text:p>
          </table:table-cell>
          <table:table-cell office:value-type="float" office:value="11047.58" calcext:value-type="float">
            <text:p>11047.58</text:p>
          </table:table-cell>
        </table:table-row>
        <table:table-row table:style-name="ro1">
          <table:table-cell office:value-type="string" calcext:value-type="string">
            <text:p>3 NVM</text:p>
          </table:table-cell>
          <table:table-cell table:formula="of:=SUM([.C233:.K233])/9" office:value-type="float" office:value="5099.73444444445" calcext:value-type="float">
            <text:p>5099.73</text:p>
          </table:table-cell>
          <table:table-cell office:value-type="float" office:value="3796.79" calcext:value-type="float">
            <text:p>3796.79</text:p>
          </table:table-cell>
          <table:table-cell office:value-type="float" office:value="5274.22" calcext:value-type="float">
            <text:p>5274.22</text:p>
          </table:table-cell>
          <table:table-cell office:value-type="float" office:value="5310.43" calcext:value-type="float">
            <text:p>5310.43</text:p>
          </table:table-cell>
          <table:table-cell office:value-type="float" office:value="5290.73" calcext:value-type="float">
            <text:p>5290.73</text:p>
          </table:table-cell>
          <table:table-cell office:value-type="float" office:value="5260.05" calcext:value-type="float">
            <text:p>5260.05</text:p>
          </table:table-cell>
          <table:table-cell office:value-type="float" office:value="5227.76" calcext:value-type="float">
            <text:p>5227.76</text:p>
          </table:table-cell>
          <table:table-cell office:value-type="float" office:value="5230.36" calcext:value-type="float">
            <text:p>5230.36</text:p>
          </table:table-cell>
          <table:table-cell office:value-type="float" office:value="5225" calcext:value-type="float">
            <text:p>5225</text:p>
          </table:table-cell>
          <table:table-cell office:value-type="float" office:value="5282.27" calcext:value-type="float">
            <text:p>5282.27</text:p>
          </table:table-cell>
        </table:table-row>
        <table:table-row table:style-name="ro1">
          <table:table-cell office:value-type="string" calcext:value-type="string">
            <text:p>4 NVM</text:p>
          </table:table-cell>
          <table:table-cell table:formula="of:=SUM([.C234:.K234])/9" office:value-type="float" office:value="4954.24666666667" calcext:value-type="float">
            <text:p>4954.25</text:p>
          </table:table-cell>
          <table:table-cell office:value-type="float" office:value="4364.26" calcext:value-type="float">
            <text:p>4364.26</text:p>
          </table:table-cell>
          <table:table-cell office:value-type="float" office:value="5318.78" calcext:value-type="float">
            <text:p>5318.78</text:p>
          </table:table-cell>
          <table:table-cell office:value-type="float" office:value="5305.08" calcext:value-type="float">
            <text:p>5305.08</text:p>
          </table:table-cell>
          <table:table-cell office:value-type="float" office:value="5306.66" calcext:value-type="float">
            <text:p>5306.66</text:p>
          </table:table-cell>
          <table:table-cell office:value-type="float" office:value="5266.17" calcext:value-type="float">
            <text:p>5266.17</text:p>
          </table:table-cell>
          <table:table-cell office:value-type="float" office:value="5198.91" calcext:value-type="float">
            <text:p>5198.91</text:p>
          </table:table-cell>
          <table:table-cell office:value-type="float" office:value="5273.6" calcext:value-type="float">
            <text:p>5273.6</text:p>
          </table:table-cell>
          <table:table-cell office:value-type="float" office:value="3603.39" calcext:value-type="float">
            <text:p>3603.39</text:p>
          </table:table-cell>
          <table:table-cell office:value-type="float" office:value="4951.37" calcext:value-type="float">
            <text:p>4951.37</text:p>
          </table:table-cell>
        </table:table-row>
        <table:table-row table:style-name="ro1">
          <table:table-cell office:value-type="string" calcext:value-type="string">
            <text:p>5 NVM</text:p>
          </table:table-cell>
          <table:table-cell table:formula="of:=SUM([.C235:.K235])/9" office:value-type="float" office:value="5012.95555555556" calcext:value-type="float">
            <text:p>5012.96</text:p>
          </table:table-cell>
          <table:table-cell office:value-type="float" office:value="4616.23" calcext:value-type="float">
            <text:p>4616.23</text:p>
          </table:table-cell>
          <table:table-cell office:value-type="float" office:value="5334.69" calcext:value-type="float">
            <text:p>5334.69</text:p>
          </table:table-cell>
          <table:table-cell office:value-type="float" office:value="5311.08" calcext:value-type="float">
            <text:p>5311.08</text:p>
          </table:table-cell>
          <table:table-cell office:value-type="float" office:value="5315.25" calcext:value-type="float">
            <text:p>5315.25</text:p>
          </table:table-cell>
          <table:table-cell office:value-type="float" office:value="3578.9" calcext:value-type="float">
            <text:p>3578.9</text:p>
          </table:table-cell>
          <table:table-cell office:value-type="float" office:value="4314.94" calcext:value-type="float">
            <text:p>4314.94</text:p>
          </table:table-cell>
          <table:table-cell office:value-type="float" office:value="5292.35" calcext:value-type="float">
            <text:p>5292.35</text:p>
          </table:table-cell>
          <table:table-cell office:value-type="float" office:value="5239.15" calcext:value-type="float">
            <text:p>5239.15</text:p>
          </table:table-cell>
          <table:table-cell office:value-type="float" office:value="6114.01" calcext:value-type="float">
            <text:p>6114.01</text:p>
          </table:table-cell>
        </table:table-row>
        <table:table-row table:style-name="ro1">
          <table:table-cell office:value-type="string" calcext:value-type="string">
            <text:p>6 NVM</text:p>
          </table:table-cell>
          <table:table-cell table:formula="of:=SUM([.C236:.K236])/9" office:value-type="float" office:value="5100.18222222222" calcext:value-type="float">
            <text:p>5100.18</text:p>
          </table:table-cell>
          <table:table-cell office:value-type="float" office:value="3982.77" calcext:value-type="float">
            <text:p>3982.77</text:p>
          </table:table-cell>
          <table:table-cell office:value-type="float" office:value="5266.19" calcext:value-type="float">
            <text:p>5266.19</text:p>
          </table:table-cell>
          <table:table-cell office:value-type="float" office:value="5279.31" calcext:value-type="float">
            <text:p>5279.31</text:p>
          </table:table-cell>
          <table:table-cell office:value-type="float" office:value="5278.41" calcext:value-type="float">
            <text:p>5278.41</text:p>
          </table:table-cell>
          <table:table-cell office:value-type="float" office:value="5232.54" calcext:value-type="float">
            <text:p>5232.54</text:p>
          </table:table-cell>
          <table:table-cell office:value-type="float" office:value="5198.42" calcext:value-type="float">
            <text:p>5198.42</text:p>
          </table:table-cell>
          <table:table-cell office:value-type="float" office:value="5227.9" calcext:value-type="float">
            <text:p>5227.9</text:p>
          </table:table-cell>
          <table:table-cell office:value-type="float" office:value="5249.48" calcext:value-type="float">
            <text:p>5249.48</text:p>
          </table:table-cell>
          <table:table-cell office:value-type="float" office:value="5186.62" calcext:value-type="float">
            <text:p>5186.62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237:.K237])/9" office:value-type="float" office:value="5137.23444444444" calcext:value-type="float">
            <text:p>5137.23</text:p>
          </table:table-cell>
          <table:table-cell office:value-type="float" office:value="4101.71" calcext:value-type="float">
            <text:p>4101.71</text:p>
          </table:table-cell>
          <table:table-cell office:value-type="float" office:value="5301.56" calcext:value-type="float">
            <text:p>5301.56</text:p>
          </table:table-cell>
          <table:table-cell office:value-type="float" office:value="5314.68" calcext:value-type="float">
            <text:p>5314.68</text:p>
          </table:table-cell>
          <table:table-cell office:value-type="float" office:value="5313.14" calcext:value-type="float">
            <text:p>5313.14</text:p>
          </table:table-cell>
          <table:table-cell office:value-type="float" office:value="5269.88" calcext:value-type="float">
            <text:p>5269.88</text:p>
          </table:table-cell>
          <table:table-cell office:value-type="float" office:value="5227.15" calcext:value-type="float">
            <text:p>5227.15</text:p>
          </table:table-cell>
          <table:table-cell office:value-type="float" office:value="5268.91" calcext:value-type="float">
            <text:p>5268.91</text:p>
          </table:table-cell>
          <table:table-cell office:value-type="float" office:value="5278.54" calcext:value-type="float">
            <text:p>5278.54</text:p>
          </table:table-cell>
          <table:table-cell office:value-type="float" office:value="5159.54" calcext:value-type="float">
            <text:p>5159.54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238:.K238])/9" office:value-type="float" office:value="5085.22444444445" calcext:value-type="float">
            <text:p>5085.22</text:p>
          </table:table-cell>
          <table:table-cell office:value-type="float" office:value="3497.86" calcext:value-type="float">
            <text:p>3497.86</text:p>
          </table:table-cell>
          <table:table-cell office:value-type="float" office:value="5281.97" calcext:value-type="float">
            <text:p>5281.97</text:p>
          </table:table-cell>
          <table:table-cell office:value-type="float" office:value="5319.79" calcext:value-type="float">
            <text:p>5319.79</text:p>
          </table:table-cell>
          <table:table-cell office:value-type="float" office:value="5196.12" calcext:value-type="float">
            <text:p>5196.12</text:p>
          </table:table-cell>
          <table:table-cell office:value-type="float" office:value="5181.72" calcext:value-type="float">
            <text:p>5181.72</text:p>
          </table:table-cell>
          <table:table-cell office:value-type="float" office:value="5245.21" calcext:value-type="float">
            <text:p>5245.21</text:p>
          </table:table-cell>
          <table:table-cell office:value-type="float" office:value="5291.25" calcext:value-type="float">
            <text:p>5291.25</text:p>
          </table:table-cell>
          <table:table-cell office:value-type="float" office:value="5251.34" calcext:value-type="float">
            <text:p>5251.34</text:p>
          </table:table-cell>
          <table:table-cell office:value-type="float" office:value="5501.76" calcext:value-type="float">
            <text:p>5501.76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239:.K239])/9" office:value-type="float" office:value="5037.94888888889" calcext:value-type="float">
            <text:p>5037.95</text:p>
          </table:table-cell>
          <table:table-cell office:value-type="float" office:value="4856.54" calcext:value-type="float">
            <text:p>4856.54</text:p>
          </table:table-cell>
          <table:table-cell office:value-type="float" office:value="5377.16" calcext:value-type="float">
            <text:p>5377.16</text:p>
          </table:table-cell>
          <table:table-cell office:value-type="float" office:value="5302.12" calcext:value-type="float">
            <text:p>5302.12</text:p>
          </table:table-cell>
          <table:table-cell office:value-type="float" office:value="3191.28" calcext:value-type="float">
            <text:p>3191.28</text:p>
          </table:table-cell>
          <table:table-cell office:value-type="float" office:value="5106.49" calcext:value-type="float">
            <text:p>5106.49</text:p>
          </table:table-cell>
          <table:table-cell office:value-type="float" office:value="5132.48" calcext:value-type="float">
            <text:p>5132.48</text:p>
          </table:table-cell>
          <table:table-cell office:value-type="float" office:value="5290.67" calcext:value-type="float">
            <text:p>5290.67</text:p>
          </table:table-cell>
          <table:table-cell office:value-type="float" office:value="5236.29" calcext:value-type="float">
            <text:p>5236.29</text:p>
          </table:table-cell>
          <table:table-cell office:value-type="float" office:value="5848.51" calcext:value-type="float">
            <text:p>5848.51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240:.K240])/9" office:value-type="float" office:value="5122.70111111111" calcext:value-type="float">
            <text:p>5122.70</text:p>
          </table:table-cell>
          <table:table-cell office:value-type="float" office:value="3937" calcext:value-type="float">
            <text:p>3937</text:p>
          </table:table-cell>
          <table:table-cell office:value-type="float" office:value="5282.95" calcext:value-type="float">
            <text:p>5282.95</text:p>
          </table:table-cell>
          <table:table-cell office:value-type="float" office:value="5313.21" calcext:value-type="float">
            <text:p>5313.21</text:p>
          </table:table-cell>
          <table:table-cell office:value-type="float" office:value="5306.36" calcext:value-type="float">
            <text:p>5306.36</text:p>
          </table:table-cell>
          <table:table-cell office:value-type="float" office:value="5263.21" calcext:value-type="float">
            <text:p>5263.21</text:p>
          </table:table-cell>
          <table:table-cell office:value-type="float" office:value="5234.3" calcext:value-type="float">
            <text:p>5234.3</text:p>
          </table:table-cell>
          <table:table-cell office:value-type="float" office:value="5260.11" calcext:value-type="float">
            <text:p>5260.11</text:p>
          </table:table-cell>
          <table:table-cell office:value-type="float" office:value="5275.74" calcext:value-type="float">
            <text:p>5275.74</text:p>
          </table:table-cell>
          <table:table-cell office:value-type="float" office:value="5231.43" calcext:value-type="float">
            <text:p>5231.43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241:.K241])/9" office:value-type="float" office:value="5058.08" calcext:value-type="float">
            <text:p>5058.08</text:p>
          </table:table-cell>
          <table:table-cell office:value-type="float" office:value="3553.98" calcext:value-type="float">
            <text:p>3553.98</text:p>
          </table:table-cell>
          <table:table-cell office:value-type="float" office:value="5145.19" calcext:value-type="float">
            <text:p>5145.19</text:p>
          </table:table-cell>
          <table:table-cell office:value-type="float" office:value="5250.95" calcext:value-type="float">
            <text:p>5250.95</text:p>
          </table:table-cell>
          <table:table-cell office:value-type="float" office:value="5268.75" calcext:value-type="float">
            <text:p>5268.75</text:p>
          </table:table-cell>
          <table:table-cell office:value-type="float" office:value="5216.55" calcext:value-type="float">
            <text:p>5216.55</text:p>
          </table:table-cell>
          <table:table-cell office:value-type="float" office:value="5205.84" calcext:value-type="float">
            <text:p>5205.84</text:p>
          </table:table-cell>
          <table:table-cell office:value-type="float" office:value="5255.83" calcext:value-type="float">
            <text:p>5255.83</text:p>
          </table:table-cell>
          <table:table-cell office:value-type="float" office:value="5218.46" calcext:value-type="float">
            <text:p>5218.46</text:p>
          </table:table-cell>
          <table:table-cell office:value-type="float" office:value="5407.17" calcext:value-type="float">
            <text:p>5407.17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242:.K242])/9" office:value-type="float" office:value="5042.55111111111" calcext:value-type="float">
            <text:p>5042.55</text:p>
          </table:table-cell>
          <table:table-cell office:value-type="float" office:value="4661.3" calcext:value-type="float">
            <text:p>4661.3</text:p>
          </table:table-cell>
          <table:table-cell office:value-type="float" office:value="3627.37" calcext:value-type="float">
            <text:p>3627.37</text:p>
          </table:table-cell>
          <table:table-cell office:value-type="float" office:value="5286.51" calcext:value-type="float">
            <text:p>5286.51</text:p>
          </table:table-cell>
          <table:table-cell office:value-type="float" office:value="5268.29" calcext:value-type="float">
            <text:p>5268.29</text:p>
          </table:table-cell>
          <table:table-cell office:value-type="float" office:value="5207.35" calcext:value-type="float">
            <text:p>5207.35</text:p>
          </table:table-cell>
          <table:table-cell office:value-type="float" office:value="5222.73" calcext:value-type="float">
            <text:p>5222.73</text:p>
          </table:table-cell>
          <table:table-cell office:value-type="float" office:value="5256.83" calcext:value-type="float">
            <text:p>5256.83</text:p>
          </table:table-cell>
          <table:table-cell office:value-type="float" office:value="5214.75" calcext:value-type="float">
            <text:p>5214.75</text:p>
          </table:table-cell>
          <table:table-cell office:value-type="float" office:value="5637.83" calcext:value-type="float">
            <text:p>5637.83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243:.K243])/9" office:value-type="float" office:value="5091.76222222222" calcext:value-type="float">
            <text:p>5091.76</text:p>
          </table:table-cell>
          <table:table-cell office:value-type="float" office:value="3663.25" calcext:value-type="float">
            <text:p>3663.25</text:p>
          </table:table-cell>
          <table:table-cell office:value-type="float" office:value="5258.68" calcext:value-type="float">
            <text:p>5258.68</text:p>
          </table:table-cell>
          <table:table-cell office:value-type="float" office:value="5301.72" calcext:value-type="float">
            <text:p>5301.72</text:p>
          </table:table-cell>
          <table:table-cell office:value-type="float" office:value="5284.99" calcext:value-type="float">
            <text:p>5284.99</text:p>
          </table:table-cell>
          <table:table-cell office:value-type="float" office:value="5252.27" calcext:value-type="float">
            <text:p>5252.27</text:p>
          </table:table-cell>
          <table:table-cell office:value-type="float" office:value="5223.91" calcext:value-type="float">
            <text:p>5223.91</text:p>
          </table:table-cell>
          <table:table-cell office:value-type="float" office:value="5260.22" calcext:value-type="float">
            <text:p>5260.22</text:p>
          </table:table-cell>
          <table:table-cell office:value-type="float" office:value="5255.62" calcext:value-type="float">
            <text:p>5255.62</text:p>
          </table:table-cell>
          <table:table-cell office:value-type="float" office:value="5325.2" calcext:value-type="float">
            <text:p>5325.2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244:.K244])/9" office:value-type="float" office:value="5028.98777777778" calcext:value-type="float">
            <text:p>5028.99</text:p>
          </table:table-cell>
          <table:table-cell office:value-type="float" office:value="4512.32" calcext:value-type="float">
            <text:p>4512.32</text:p>
          </table:table-cell>
          <table:table-cell office:value-type="float" office:value="5337.39" calcext:value-type="float">
            <text:p>5337.39</text:p>
          </table:table-cell>
          <table:table-cell office:value-type="float" office:value="5287.38" calcext:value-type="float">
            <text:p>5287.38</text:p>
          </table:table-cell>
          <table:table-cell office:value-type="float" office:value="5297.89" calcext:value-type="float">
            <text:p>5297.89</text:p>
          </table:table-cell>
          <table:table-cell office:value-type="float" office:value="5265.5" calcext:value-type="float">
            <text:p>5265.5</text:p>
          </table:table-cell>
          <table:table-cell office:value-type="float" office:value="5182.39" calcext:value-type="float">
            <text:p>5182.39</text:p>
          </table:table-cell>
          <table:table-cell office:value-type="float" office:value="3151.37" calcext:value-type="float">
            <text:p>3151.37</text:p>
          </table:table-cell>
          <table:table-cell office:value-type="float" office:value="5216.18" calcext:value-type="float">
            <text:p>5216.18</text:p>
          </table:table-cell>
          <table:table-cell office:value-type="float" office:value="6010.47" calcext:value-type="float">
            <text:p>6010.47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245:.K245])/9" office:value-type="float" office:value="5066.70222222222" calcext:value-type="float">
            <text:p>5066.70</text:p>
          </table:table-cell>
          <table:table-cell office:value-type="float" office:value="4997.58" calcext:value-type="float">
            <text:p>4997.58</text:p>
          </table:table-cell>
          <table:table-cell office:value-type="float" office:value="5361.1" calcext:value-type="float">
            <text:p>5361.1</text:p>
          </table:table-cell>
          <table:table-cell office:value-type="float" office:value="3196.34" calcext:value-type="float">
            <text:p>3196.34</text:p>
          </table:table-cell>
          <table:table-cell office:value-type="float" office:value="5278.96" calcext:value-type="float">
            <text:p>5278.96</text:p>
          </table:table-cell>
          <table:table-cell office:value-type="float" office:value="5199.68" calcext:value-type="float">
            <text:p>5199.68</text:p>
          </table:table-cell>
          <table:table-cell office:value-type="float" office:value="5187.24" calcext:value-type="float">
            <text:p>5187.24</text:p>
          </table:table-cell>
          <table:table-cell office:value-type="float" office:value="5272.31" calcext:value-type="float">
            <text:p>5272.31</text:p>
          </table:table-cell>
          <table:table-cell office:value-type="float" office:value="5221.88" calcext:value-type="float">
            <text:p>5221.88</text:p>
          </table:table-cell>
          <table:table-cell office:value-type="float" office:value="5885.23" calcext:value-type="float">
            <text:p>5885.23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230:.B232])" office:value-type="float" office:value="33515.6544444444" calcext:value-type="float">
            <text:p>33515.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233:.B245])" office:value-type="float" office:value="65838.3111111111" calcext:value-type="float">
            <text:p>65838.31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249:.K249])/9" office:value-type="float" office:value="10987.5311111111" calcext:value-type="float">
            <text:p>10987.53</text:p>
          </table:table-cell>
          <table:table-cell office:value-type="float" office:value="10990.59" calcext:value-type="float">
            <text:p>10990.59</text:p>
          </table:table-cell>
          <table:table-cell office:value-type="float" office:value="10991.96" calcext:value-type="float">
            <text:p>10991.96</text:p>
          </table:table-cell>
          <table:table-cell office:value-type="float" office:value="10979.58" calcext:value-type="float">
            <text:p>10979.58</text:p>
          </table:table-cell>
          <table:table-cell office:value-type="float" office:value="10980.43" calcext:value-type="float">
            <text:p>10980.43</text:p>
          </table:table-cell>
          <table:table-cell office:value-type="float" office:value="10995.34" calcext:value-type="float">
            <text:p>10995.34</text:p>
          </table:table-cell>
          <table:table-cell office:value-type="float" office:value="10983.36" calcext:value-type="float">
            <text:p>10983.36</text:p>
          </table:table-cell>
          <table:table-cell office:value-type="float" office:value="10982.3" calcext:value-type="float">
            <text:p>10982.3</text:p>
          </table:table-cell>
          <table:table-cell office:value-type="float" office:value="10988.86" calcext:value-type="float">
            <text:p>10988.86</text:p>
          </table:table-cell>
          <table:table-cell office:value-type="float" office:value="10995.36" calcext:value-type="float">
            <text:p>10995.36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250:.K250])/9" office:value-type="float" office:value="10962.4244444444" calcext:value-type="float">
            <text:p>10962.42</text:p>
          </table:table-cell>
          <table:table-cell office:value-type="float" office:value="11049.96" calcext:value-type="float">
            <text:p>11049.96</text:p>
          </table:table-cell>
          <table:table-cell office:value-type="float" office:value="11045.91" calcext:value-type="float">
            <text:p>11045.91</text:p>
          </table:table-cell>
          <table:table-cell office:value-type="float" office:value="10858.14" calcext:value-type="float">
            <text:p>10858.14</text:p>
          </table:table-cell>
          <table:table-cell office:value-type="float" office:value="11043.71" calcext:value-type="float">
            <text:p>11043.71</text:p>
          </table:table-cell>
          <table:table-cell office:value-type="float" office:value="11048.51" calcext:value-type="float">
            <text:p>11048.51</text:p>
          </table:table-cell>
          <table:table-cell office:value-type="float" office:value="10760.94" calcext:value-type="float">
            <text:p>10760.94</text:p>
          </table:table-cell>
          <table:table-cell office:value-type="float" office:value="11040.04" calcext:value-type="float">
            <text:p>11040.04</text:p>
          </table:table-cell>
          <table:table-cell office:value-type="float" office:value="11043.47" calcext:value-type="float">
            <text:p>11043.47</text:p>
          </table:table-cell>
          <table:table-cell office:value-type="float" office:value="10771.14" calcext:value-type="float">
            <text:p>10771.14</text:p>
          </table:table-cell>
        </table:table-row>
        <table:table-row table:style-name="ro1">
          <table:table-cell office:value-type="string" calcext:value-type="string">
            <text:p>2 NVM</text:p>
          </table:table-cell>
          <table:table-cell table:formula="of:=SUM([.C251:.K251])/9" office:value-type="float" office:value="4750.20777777778" calcext:value-type="float">
            <text:p>4750.21</text:p>
          </table:table-cell>
          <table:table-cell office:value-type="float" office:value="3384.55" calcext:value-type="float">
            <text:p>3384.55</text:p>
          </table:table-cell>
          <table:table-cell office:value-type="float" office:value="4726.65" calcext:value-type="float">
            <text:p>4726.65</text:p>
          </table:table-cell>
          <table:table-cell office:value-type="float" office:value="4924.11" calcext:value-type="float">
            <text:p>4924.11</text:p>
          </table:table-cell>
          <table:table-cell office:value-type="float" office:value="4856.9" calcext:value-type="float">
            <text:p>4856.9</text:p>
          </table:table-cell>
          <table:table-cell office:value-type="float" office:value="4917.78" calcext:value-type="float">
            <text:p>4917.78</text:p>
          </table:table-cell>
          <table:table-cell office:value-type="float" office:value="4834.04" calcext:value-type="float">
            <text:p>4834.04</text:p>
          </table:table-cell>
          <table:table-cell office:value-type="float" office:value="4920.11" calcext:value-type="float">
            <text:p>4920.11</text:p>
          </table:table-cell>
          <table:table-cell office:value-type="float" office:value="4921.37" calcext:value-type="float">
            <text:p>4921.37</text:p>
          </table:table-cell>
          <table:table-cell office:value-type="float" office:value="5266.36" calcext:value-type="float">
            <text:p>5266.36</text:p>
          </table:table-cell>
        </table:table-row>
        <table:table-row table:style-name="ro1">
          <table:table-cell office:value-type="string" calcext:value-type="string">
            <text:p>3 NVM</text:p>
          </table:table-cell>
          <table:table-cell table:formula="of:=SUM([.C252:.K252])/9" office:value-type="float" office:value="4750.20444444444" calcext:value-type="float">
            <text:p>4750.20</text:p>
          </table:table-cell>
          <table:table-cell office:value-type="float" office:value="4703.93" calcext:value-type="float">
            <text:p>4703.93</text:p>
          </table:table-cell>
          <table:table-cell office:value-type="float" office:value="5052.47" calcext:value-type="float">
            <text:p>5052.47</text:p>
          </table:table-cell>
          <table:table-cell office:value-type="float" office:value="2920.27" calcext:value-type="float">
            <text:p>2920.27</text:p>
          </table:table-cell>
          <table:table-cell office:value-type="float" office:value="4858.45" calcext:value-type="float">
            <text:p>4858.45</text:p>
          </table:table-cell>
          <table:table-cell office:value-type="float" office:value="4917.9" calcext:value-type="float">
            <text:p>4917.9</text:p>
          </table:table-cell>
          <table:table-cell office:value-type="float" office:value="4829.61" calcext:value-type="float">
            <text:p>4829.61</text:p>
          </table:table-cell>
          <table:table-cell office:value-type="float" office:value="4953.87" calcext:value-type="float">
            <text:p>4953.87</text:p>
          </table:table-cell>
          <table:table-cell office:value-type="float" office:value="4920.86" calcext:value-type="float">
            <text:p>4920.86</text:p>
          </table:table-cell>
          <table:table-cell office:value-type="float" office:value="5594.48" calcext:value-type="float">
            <text:p>5594.48</text:p>
          </table:table-cell>
        </table:table-row>
        <table:table-row table:style-name="ro1">
          <table:table-cell office:value-type="string" calcext:value-type="string">
            <text:p>4 NVM</text:p>
          </table:table-cell>
          <table:table-cell table:formula="of:=SUM([.C253:.K253])/9" office:value-type="float" office:value="4729.76" calcext:value-type="float">
            <text:p>4729.76</text:p>
          </table:table-cell>
          <table:table-cell office:value-type="float" office:value="4291.29" calcext:value-type="float">
            <text:p>4291.29</text:p>
          </table:table-cell>
          <table:table-cell office:value-type="float" office:value="4923.3" calcext:value-type="float">
            <text:p>4923.3</text:p>
          </table:table-cell>
          <table:table-cell office:value-type="float" office:value="4912.71" calcext:value-type="float">
            <text:p>4912.71</text:p>
          </table:table-cell>
          <table:table-cell office:value-type="float" office:value="4845.8" calcext:value-type="float">
            <text:p>4845.8</text:p>
          </table:table-cell>
          <table:table-cell office:value-type="float" office:value="4889.66" calcext:value-type="float">
            <text:p>4889.66</text:p>
          </table:table-cell>
          <table:table-cell office:value-type="float" office:value="4847.84" calcext:value-type="float">
            <text:p>4847.84</text:p>
          </table:table-cell>
          <table:table-cell office:value-type="float" office:value="4863.86" calcext:value-type="float">
            <text:p>4863.86</text:p>
          </table:table-cell>
          <table:table-cell office:value-type="float" office:value="3024.36" calcext:value-type="float">
            <text:p>3024.36</text:p>
          </table:table-cell>
          <table:table-cell office:value-type="float" office:value="5969.02" calcext:value-type="float">
            <text:p>5969.02</text:p>
          </table:table-cell>
        </table:table-row>
        <table:table-row table:style-name="ro1">
          <table:table-cell office:value-type="string" calcext:value-type="string">
            <text:p>5 NVM</text:p>
          </table:table-cell>
          <table:table-cell table:formula="of:=SUM([.C254:.K254])/9" office:value-type="float" office:value="4800.64555555556" calcext:value-type="float">
            <text:p>4800.65</text:p>
          </table:table-cell>
          <table:table-cell office:value-type="float" office:value="4062.38" calcext:value-type="float">
            <text:p>4062.38</text:p>
          </table:table-cell>
          <table:table-cell office:value-type="float" office:value="4915.68" calcext:value-type="float">
            <text:p>4915.68</text:p>
          </table:table-cell>
          <table:table-cell office:value-type="float" office:value="4928.73" calcext:value-type="float">
            <text:p>4928.73</text:p>
          </table:table-cell>
          <table:table-cell office:value-type="float" office:value="4860.62" calcext:value-type="float">
            <text:p>4860.62</text:p>
          </table:table-cell>
          <table:table-cell office:value-type="float" office:value="4902.17" calcext:value-type="float">
            <text:p>4902.17</text:p>
          </table:table-cell>
          <table:table-cell office:value-type="float" office:value="4865.96" calcext:value-type="float">
            <text:p>4865.96</text:p>
          </table:table-cell>
          <table:table-cell office:value-type="float" office:value="4849.69" calcext:value-type="float">
            <text:p>4849.69</text:p>
          </table:table-cell>
          <table:table-cell office:value-type="float" office:value="4953.65" calcext:value-type="float">
            <text:p>4953.65</text:p>
          </table:table-cell>
          <table:table-cell office:value-type="float" office:value="4866.93" calcext:value-type="float">
            <text:p>4866.93</text:p>
          </table:table-cell>
        </table:table-row>
        <table:table-row table:style-name="ro1">
          <table:table-cell office:value-type="string" calcext:value-type="string">
            <text:p>6 NVM</text:p>
          </table:table-cell>
          <table:table-cell table:formula="of:=SUM([.C255:.K255])/9" office:value-type="float" office:value="4768.13333333333" calcext:value-type="float">
            <text:p>4768.13</text:p>
          </table:table-cell>
          <table:table-cell office:value-type="float" office:value="3496.63" calcext:value-type="float">
            <text:p>3496.63</text:p>
          </table:table-cell>
          <table:table-cell office:value-type="float" office:value="4862.2" calcext:value-type="float">
            <text:p>4862.2</text:p>
          </table:table-cell>
          <table:table-cell office:value-type="float" office:value="4938.41" calcext:value-type="float">
            <text:p>4938.41</text:p>
          </table:table-cell>
          <table:table-cell office:value-type="float" office:value="4876.68" calcext:value-type="float">
            <text:p>4876.68</text:p>
          </table:table-cell>
          <table:table-cell office:value-type="float" office:value="4928.52" calcext:value-type="float">
            <text:p>4928.52</text:p>
          </table:table-cell>
          <table:table-cell office:value-type="float" office:value="4859.38" calcext:value-type="float">
            <text:p>4859.38</text:p>
          </table:table-cell>
          <table:table-cell office:value-type="float" office:value="4919.64" calcext:value-type="float">
            <text:p>4919.64</text:p>
          </table:table-cell>
          <table:table-cell office:value-type="float" office:value="4937.74" calcext:value-type="float">
            <text:p>4937.74</text:p>
          </table:table-cell>
          <table:table-cell office:value-type="float" office:value="5094" calcext:value-type="float">
            <text:p>5094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256:.K256])/9" office:value-type="float" office:value="4764.97555555556" calcext:value-type="float">
            <text:p>4764.98</text:p>
          </table:table-cell>
          <table:table-cell office:value-type="float" office:value="3729.2" calcext:value-type="float">
            <text:p>3729.2</text:p>
          </table:table-cell>
          <table:table-cell office:value-type="float" office:value="4868.18" calcext:value-type="float">
            <text:p>4868.18</text:p>
          </table:table-cell>
          <table:table-cell office:value-type="float" office:value="4811.16" calcext:value-type="float">
            <text:p>4811.16</text:p>
          </table:table-cell>
          <table:table-cell office:value-type="float" office:value="4863.86" calcext:value-type="float">
            <text:p>4863.86</text:p>
          </table:table-cell>
          <table:table-cell office:value-type="float" office:value="4915.03" calcext:value-type="float">
            <text:p>4915.03</text:p>
          </table:table-cell>
          <table:table-cell office:value-type="float" office:value="4853.1" calcext:value-type="float">
            <text:p>4853.1</text:p>
          </table:table-cell>
          <table:table-cell office:value-type="float" office:value="4899.53" calcext:value-type="float">
            <text:p>4899.53</text:p>
          </table:table-cell>
          <table:table-cell office:value-type="float" office:value="4932.31" calcext:value-type="float">
            <text:p>4932.31</text:p>
          </table:table-cell>
          <table:table-cell office:value-type="float" office:value="5012.41" calcext:value-type="float">
            <text:p>5012.41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257:.K257])/9" office:value-type="float" office:value="4706.56222222222" calcext:value-type="float">
            <text:p>4706.56</text:p>
          </table:table-cell>
          <table:table-cell office:value-type="float" office:value="3399.05" calcext:value-type="float">
            <text:p>3399.05</text:p>
          </table:table-cell>
          <table:table-cell office:value-type="float" office:value="4607.55" calcext:value-type="float">
            <text:p>4607.55</text:p>
          </table:table-cell>
          <table:table-cell office:value-type="float" office:value="4627.29" calcext:value-type="float">
            <text:p>4627.29</text:p>
          </table:table-cell>
          <table:table-cell office:value-type="float" office:value="4576.75" calcext:value-type="float">
            <text:p>4576.75</text:p>
          </table:table-cell>
          <table:table-cell office:value-type="float" office:value="4912.22" calcext:value-type="float">
            <text:p>4912.22</text:p>
          </table:table-cell>
          <table:table-cell office:value-type="float" office:value="4843.23" calcext:value-type="float">
            <text:p>4843.23</text:p>
          </table:table-cell>
          <table:table-cell office:value-type="float" office:value="4957.87" calcext:value-type="float">
            <text:p>4957.87</text:p>
          </table:table-cell>
          <table:table-cell office:value-type="float" office:value="4938.33" calcext:value-type="float">
            <text:p>4938.33</text:p>
          </table:table-cell>
          <table:table-cell office:value-type="float" office:value="5496.77" calcext:value-type="float">
            <text:p>5496.77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258:.K258])/9" office:value-type="float" office:value="4795.43777777778" calcext:value-type="float">
            <text:p>4795.44</text:p>
          </table:table-cell>
          <table:table-cell office:value-type="float" office:value="3952.07" calcext:value-type="float">
            <text:p>3952.07</text:p>
          </table:table-cell>
          <table:table-cell office:value-type="float" office:value="4893.74" calcext:value-type="float">
            <text:p>4893.74</text:p>
          </table:table-cell>
          <table:table-cell office:value-type="float" office:value="4932.65" calcext:value-type="float">
            <text:p>4932.65</text:p>
          </table:table-cell>
          <table:table-cell office:value-type="float" office:value="4868.06" calcext:value-type="float">
            <text:p>4868.06</text:p>
          </table:table-cell>
          <table:table-cell office:value-type="float" office:value="4909.09" calcext:value-type="float">
            <text:p>4909.09</text:p>
          </table:table-cell>
          <table:table-cell office:value-type="float" office:value="4871.2" calcext:value-type="float">
            <text:p>4871.2</text:p>
          </table:table-cell>
          <table:table-cell office:value-type="float" office:value="4891.37" calcext:value-type="float">
            <text:p>4891.37</text:p>
          </table:table-cell>
          <table:table-cell office:value-type="float" office:value="4953.91" calcext:value-type="float">
            <text:p>4953.91</text:p>
          </table:table-cell>
          <table:table-cell office:value-type="float" office:value="4886.85" calcext:value-type="float">
            <text:p>4886.85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259:.K259])/9" office:value-type="float" office:value="4747.37888888889" calcext:value-type="float">
            <text:p>4747.38</text:p>
          </table:table-cell>
          <table:table-cell office:value-type="float" office:value="4582.62" calcext:value-type="float">
            <text:p>4582.62</text:p>
          </table:table-cell>
          <table:table-cell office:value-type="float" office:value="4997.22" calcext:value-type="float">
            <text:p>4997.22</text:p>
          </table:table-cell>
          <table:table-cell office:value-type="float" office:value="4819.28" calcext:value-type="float">
            <text:p>4819.28</text:p>
          </table:table-cell>
          <table:table-cell office:value-type="float" office:value="4875.17" calcext:value-type="float">
            <text:p>4875.17</text:p>
          </table:table-cell>
          <table:table-cell office:value-type="float" office:value="3026.06" calcext:value-type="float">
            <text:p>3026.06</text:p>
          </table:table-cell>
          <table:table-cell office:value-type="float" office:value="4838.72" calcext:value-type="float">
            <text:p>4838.72</text:p>
          </table:table-cell>
          <table:table-cell office:value-type="float" office:value="4957.46" calcext:value-type="float">
            <text:p>4957.46</text:p>
          </table:table-cell>
          <table:table-cell office:value-type="float" office:value="4924.76" calcext:value-type="float">
            <text:p>4924.76</text:p>
          </table:table-cell>
          <table:table-cell office:value-type="float" office:value="5705.12" calcext:value-type="float">
            <text:p>5705.12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260:.K260])/9" office:value-type="float" office:value="4768.23111111111" calcext:value-type="float">
            <text:p>4768.23</text:p>
          </table:table-cell>
          <table:table-cell office:value-type="float" office:value="3573.79" calcext:value-type="float">
            <text:p>3573.79</text:p>
          </table:table-cell>
          <table:table-cell office:value-type="float" office:value="4874.93" calcext:value-type="float">
            <text:p>4874.93</text:p>
          </table:table-cell>
          <table:table-cell office:value-type="float" office:value="4941.79" calcext:value-type="float">
            <text:p>4941.79</text:p>
          </table:table-cell>
          <table:table-cell office:value-type="float" office:value="4876.25" calcext:value-type="float">
            <text:p>4876.25</text:p>
          </table:table-cell>
          <table:table-cell office:value-type="float" office:value="4925.73" calcext:value-type="float">
            <text:p>4925.73</text:p>
          </table:table-cell>
          <table:table-cell office:value-type="float" office:value="4871.05" calcext:value-type="float">
            <text:p>4871.05</text:p>
          </table:table-cell>
          <table:table-cell office:value-type="float" office:value="4913.53" calcext:value-type="float">
            <text:p>4913.53</text:p>
          </table:table-cell>
          <table:table-cell office:value-type="float" office:value="4950.75" calcext:value-type="float">
            <text:p>4950.75</text:p>
          </table:table-cell>
          <table:table-cell office:value-type="float" office:value="4986.26" calcext:value-type="float">
            <text:p>4986.26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261:.K261])/9" office:value-type="float" office:value="4772.85555555556" calcext:value-type="float">
            <text:p>4772.86</text:p>
          </table:table-cell>
          <table:table-cell office:value-type="float" office:value="3763.36" calcext:value-type="float">
            <text:p>3763.36</text:p>
          </table:table-cell>
          <table:table-cell office:value-type="float" office:value="4877.11" calcext:value-type="float">
            <text:p>4877.11</text:p>
          </table:table-cell>
          <table:table-cell office:value-type="float" office:value="4925.59" calcext:value-type="float">
            <text:p>4925.59</text:p>
          </table:table-cell>
          <table:table-cell office:value-type="float" office:value="4863.21" calcext:value-type="float">
            <text:p>4863.21</text:p>
          </table:table-cell>
          <table:table-cell office:value-type="float" office:value="4908.2" calcext:value-type="float">
            <text:p>4908.2</text:p>
          </table:table-cell>
          <table:table-cell office:value-type="float" office:value="4862.21" calcext:value-type="float">
            <text:p>4862.21</text:p>
          </table:table-cell>
          <table:table-cell office:value-type="float" office:value="4890.9" calcext:value-type="float">
            <text:p>4890.9</text:p>
          </table:table-cell>
          <table:table-cell office:value-type="float" office:value="4941.07" calcext:value-type="float">
            <text:p>4941.07</text:p>
          </table:table-cell>
          <table:table-cell office:value-type="float" office:value="4924.05" calcext:value-type="float">
            <text:p>4924.05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262:.K262])/9" office:value-type="float" office:value="4718.58444444444" calcext:value-type="float">
            <text:p>4718.58</text:p>
          </table:table-cell>
          <table:table-cell office:value-type="float" office:value="4495.23" calcext:value-type="float">
            <text:p>4495.23</text:p>
          </table:table-cell>
          <table:table-cell office:value-type="float" office:value="5021.4" calcext:value-type="float">
            <text:p>5021.4</text:p>
          </table:table-cell>
          <table:table-cell office:value-type="float" office:value="4938.99" calcext:value-type="float">
            <text:p>4938.99</text:p>
          </table:table-cell>
          <table:table-cell office:value-type="float" office:value="4889.93" calcext:value-type="float">
            <text:p>4889.93</text:p>
          </table:table-cell>
          <table:table-cell office:value-type="float" office:value="4916.2" calcext:value-type="float">
            <text:p>4916.2</text:p>
          </table:table-cell>
          <table:table-cell office:value-type="float" office:value="4499.16" calcext:value-type="float">
            <text:p>4499.16</text:p>
          </table:table-cell>
          <table:table-cell office:value-type="float" office:value="3185.44" calcext:value-type="float">
            <text:p>3185.44</text:p>
          </table:table-cell>
          <table:table-cell office:value-type="float" office:value="4934.01" calcext:value-type="float">
            <text:p>4934.01</text:p>
          </table:table-cell>
          <table:table-cell office:value-type="float" office:value="5586.9" calcext:value-type="float">
            <text:p>5586.9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263:.K263])/9" office:value-type="float" office:value="4747.47555555556" calcext:value-type="float">
            <text:p>4747.48</text:p>
          </table:table-cell>
          <table:table-cell office:value-type="float" office:value="3597.4" calcext:value-type="float">
            <text:p>3597.4</text:p>
          </table:table-cell>
          <table:table-cell office:value-type="float" office:value="4850.37" calcext:value-type="float">
            <text:p>4850.37</text:p>
          </table:table-cell>
          <table:table-cell office:value-type="float" office:value="4919.9" calcext:value-type="float">
            <text:p>4919.9</text:p>
          </table:table-cell>
          <table:table-cell office:value-type="float" office:value="4855.9" calcext:value-type="float">
            <text:p>4855.9</text:p>
          </table:table-cell>
          <table:table-cell office:value-type="float" office:value="4911.5" calcext:value-type="float">
            <text:p>4911.5</text:p>
          </table:table-cell>
          <table:table-cell office:value-type="float" office:value="4807.27" calcext:value-type="float">
            <text:p>4807.27</text:p>
          </table:table-cell>
          <table:table-cell office:value-type="float" office:value="4898.61" calcext:value-type="float">
            <text:p>4898.61</text:p>
          </table:table-cell>
          <table:table-cell office:value-type="float" office:value="4880.18" calcext:value-type="float">
            <text:p>4880.18</text:p>
          </table:table-cell>
          <table:table-cell office:value-type="float" office:value="5006.15" calcext:value-type="float">
            <text:p>5006.15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264:.K264])/9" office:value-type="float" office:value="4768.01888888889" calcext:value-type="float">
            <text:p>4768.02</text:p>
          </table:table-cell>
          <table:table-cell office:value-type="float" office:value="4188.99" calcext:value-type="float">
            <text:p>4188.99</text:p>
          </table:table-cell>
          <table:table-cell office:value-type="float" office:value="4970.5" calcext:value-type="float">
            <text:p>4970.5</text:p>
          </table:table-cell>
          <table:table-cell office:value-type="float" office:value="4949.84" calcext:value-type="float">
            <text:p>4949.84</text:p>
          </table:table-cell>
          <table:table-cell office:value-type="float" office:value="4852.84" calcext:value-type="float">
            <text:p>4852.84</text:p>
          </table:table-cell>
          <table:table-cell office:value-type="float" office:value="4868.42" calcext:value-type="float">
            <text:p>4868.42</text:p>
          </table:table-cell>
          <table:table-cell office:value-type="float" office:value="4793.86" calcext:value-type="float">
            <text:p>4793.86</text:p>
          </table:table-cell>
          <table:table-cell office:value-type="float" office:value="4897.53" calcext:value-type="float">
            <text:p>4897.53</text:p>
          </table:table-cell>
          <table:table-cell office:value-type="float" office:value="4935.96" calcext:value-type="float">
            <text:p>4935.96</text:p>
          </table:table-cell>
          <table:table-cell office:value-type="float" office:value="4454.23" calcext:value-type="float">
            <text:p>4454.23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249:.B250])" office:value-type="float" office:value="21949.9555555556" calcext:value-type="float">
            <text:p>21949.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251:.B264])" office:value-type="float" office:value="66588.4711111111" calcext:value-type="float">
            <text:p>66588.47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268:.K268])/9" office:value-type="float" office:value="11030.0677777778" calcext:value-type="float">
            <text:p>11030.07</text:p>
          </table:table-cell>
          <table:table-cell office:value-type="float" office:value="11049.35" calcext:value-type="float">
            <text:p>11049.35</text:p>
          </table:table-cell>
          <table:table-cell office:value-type="float" office:value="11049.71" calcext:value-type="float">
            <text:p>11049.71</text:p>
          </table:table-cell>
          <table:table-cell office:value-type="float" office:value="11041.42" calcext:value-type="float">
            <text:p>11041.42</text:p>
          </table:table-cell>
          <table:table-cell office:value-type="float" office:value="11056.37" calcext:value-type="float">
            <text:p>11056.37</text:p>
          </table:table-cell>
          <table:table-cell office:value-type="float" office:value="11051.78" calcext:value-type="float">
            <text:p>11051.78</text:p>
          </table:table-cell>
          <table:table-cell office:value-type="float" office:value="11047.89" calcext:value-type="float">
            <text:p>11047.89</text:p>
          </table:table-cell>
          <table:table-cell office:value-type="float" office:value="10902.6" calcext:value-type="float">
            <text:p>10902.6</text:p>
          </table:table-cell>
          <table:table-cell office:value-type="float" office:value="11042.26" calcext:value-type="float">
            <text:p>11042.26</text:p>
          </table:table-cell>
          <table:table-cell office:value-type="float" office:value="11029.23" calcext:value-type="float">
            <text:p>11029.23</text:p>
          </table:table-cell>
        </table:table-row>
        <table:table-row table:style-name="ro1">
          <table:table-cell office:value-type="string" calcext:value-type="string">
            <text:p>1 NVM</text:p>
          </table:table-cell>
          <table:table-cell table:formula="of:=SUM([.C269:.K269])/9" office:value-type="float" office:value="4492.10666666667" calcext:value-type="float">
            <text:p>4492.11</text:p>
          </table:table-cell>
          <table:table-cell office:value-type="float" office:value="3519.66" calcext:value-type="float">
            <text:p>3519.66</text:p>
          </table:table-cell>
          <table:table-cell office:value-type="float" office:value="4535.89" calcext:value-type="float">
            <text:p>4535.89</text:p>
          </table:table-cell>
          <table:table-cell office:value-type="float" office:value="4601.25" calcext:value-type="float">
            <text:p>4601.25</text:p>
          </table:table-cell>
          <table:table-cell office:value-type="float" office:value="4639.59" calcext:value-type="float">
            <text:p>4639.59</text:p>
          </table:table-cell>
          <table:table-cell office:value-type="float" office:value="4638.05" calcext:value-type="float">
            <text:p>4638.05</text:p>
          </table:table-cell>
          <table:table-cell office:value-type="float" office:value="4649.74" calcext:value-type="float">
            <text:p>4649.74</text:p>
          </table:table-cell>
          <table:table-cell office:value-type="float" office:value="4557.55" calcext:value-type="float">
            <text:p>4557.55</text:p>
          </table:table-cell>
          <table:table-cell office:value-type="float" office:value="4566.45" calcext:value-type="float">
            <text:p>4566.45</text:p>
          </table:table-cell>
          <table:table-cell office:value-type="float" office:value="4720.78" calcext:value-type="float">
            <text:p>4720.78</text:p>
          </table:table-cell>
        </table:table-row>
        <table:table-row table:style-name="ro1">
          <table:table-cell office:value-type="string" calcext:value-type="string">
            <text:p>2 NVM</text:p>
          </table:table-cell>
          <table:table-cell table:formula="of:=SUM([.C270:.K270])/9" office:value-type="float" office:value="4486.26" calcext:value-type="float">
            <text:p>4486.26</text:p>
          </table:table-cell>
          <table:table-cell office:value-type="float" office:value="3400.75" calcext:value-type="float">
            <text:p>3400.75</text:p>
          </table:table-cell>
          <table:table-cell office:value-type="float" office:value="4552.42" calcext:value-type="float">
            <text:p>4552.42</text:p>
          </table:table-cell>
          <table:table-cell office:value-type="float" office:value="4613.53" calcext:value-type="float">
            <text:p>4613.53</text:p>
          </table:table-cell>
          <table:table-cell office:value-type="float" office:value="4656.69" calcext:value-type="float">
            <text:p>4656.69</text:p>
          </table:table-cell>
          <table:table-cell office:value-type="float" office:value="4655.13" calcext:value-type="float">
            <text:p>4655.13</text:p>
          </table:table-cell>
          <table:table-cell office:value-type="float" office:value="4534.29" calcext:value-type="float">
            <text:p>4534.29</text:p>
          </table:table-cell>
          <table:table-cell office:value-type="float" office:value="4670.32" calcext:value-type="float">
            <text:p>4670.32</text:p>
          </table:table-cell>
          <table:table-cell office:value-type="float" office:value="4583.02" calcext:value-type="float">
            <text:p>4583.02</text:p>
          </table:table-cell>
          <table:table-cell office:value-type="float" office:value="4710.19" calcext:value-type="float">
            <text:p>4710.19</text:p>
          </table:table-cell>
        </table:table-row>
        <table:table-row table:style-name="ro1">
          <table:table-cell office:value-type="string" calcext:value-type="string">
            <text:p>3 NVM</text:p>
          </table:table-cell>
          <table:table-cell table:formula="of:=SUM([.C271:.K271])/9" office:value-type="float" office:value="4494.36333333333" calcext:value-type="float">
            <text:p>4494.36</text:p>
          </table:table-cell>
          <table:table-cell office:value-type="float" office:value="3433.81" calcext:value-type="float">
            <text:p>3433.81</text:p>
          </table:table-cell>
          <table:table-cell office:value-type="float" office:value="4544.72" calcext:value-type="float">
            <text:p>4544.72</text:p>
          </table:table-cell>
          <table:table-cell office:value-type="float" office:value="4608.48" calcext:value-type="float">
            <text:p>4608.48</text:p>
          </table:table-cell>
          <table:table-cell office:value-type="float" office:value="4648.83" calcext:value-type="float">
            <text:p>4648.83</text:p>
          </table:table-cell>
          <table:table-cell office:value-type="float" office:value="4583.94" calcext:value-type="float">
            <text:p>4583.94</text:p>
          </table:table-cell>
          <table:table-cell office:value-type="float" office:value="4667.03" calcext:value-type="float">
            <text:p>4667.03</text:p>
          </table:table-cell>
          <table:table-cell office:value-type="float" office:value="4659.9" calcext:value-type="float">
            <text:p>4659.9</text:p>
          </table:table-cell>
          <table:table-cell office:value-type="float" office:value="4577.58" calcext:value-type="float">
            <text:p>4577.58</text:p>
          </table:table-cell>
          <table:table-cell office:value-type="float" office:value="4724.98" calcext:value-type="float">
            <text:p>4724.98</text:p>
          </table:table-cell>
        </table:table-row>
        <table:table-row table:style-name="ro1">
          <table:table-cell office:value-type="string" calcext:value-type="string">
            <text:p>4 NVM</text:p>
          </table:table-cell>
          <table:table-cell table:formula="of:=SUM([.C272:.K272])/9" office:value-type="float" office:value="4489.73" calcext:value-type="float">
            <text:p>4489.73</text:p>
          </table:table-cell>
          <table:table-cell office:value-type="float" office:value="4320.1" calcext:value-type="float">
            <text:p>4320.1</text:p>
          </table:table-cell>
          <table:table-cell office:value-type="float" office:value="4527.22" calcext:value-type="float">
            <text:p>4527.22</text:p>
          </table:table-cell>
          <table:table-cell office:value-type="float" office:value="4500.02" calcext:value-type="float">
            <text:p>4500.02</text:p>
          </table:table-cell>
          <table:table-cell office:value-type="float" office:value="4564.32" calcext:value-type="float">
            <text:p>4564.32</text:p>
          </table:table-cell>
          <table:table-cell office:value-type="float" office:value="4623.29" calcext:value-type="float">
            <text:p>4623.29</text:p>
          </table:table-cell>
          <table:table-cell office:value-type="float" office:value="2715.71" calcext:value-type="float">
            <text:p>2715.71</text:p>
          </table:table-cell>
          <table:table-cell office:value-type="float" office:value="4565.98" calcext:value-type="float">
            <text:p>4565.98</text:p>
          </table:table-cell>
          <table:table-cell office:value-type="float" office:value="4563.84" calcext:value-type="float">
            <text:p>4563.84</text:p>
          </table:table-cell>
          <table:table-cell office:value-type="float" office:value="6027.09" calcext:value-type="float">
            <text:p>6027.09</text:p>
          </table:table-cell>
        </table:table-row>
        <table:table-row table:style-name="ro1">
          <table:table-cell office:value-type="string" calcext:value-type="string">
            <text:p>5 NVM</text:p>
          </table:table-cell>
          <table:table-cell table:formula="of:=SUM([.C273:.K273])/9" office:value-type="float" office:value="4497.84444444444" calcext:value-type="float">
            <text:p>4497.84</text:p>
          </table:table-cell>
          <table:table-cell office:value-type="float" office:value="3594.12" calcext:value-type="float">
            <text:p>3594.12</text:p>
          </table:table-cell>
          <table:table-cell office:value-type="float" office:value="4532.67" calcext:value-type="float">
            <text:p>4532.67</text:p>
          </table:table-cell>
          <table:table-cell office:value-type="float" office:value="4585.22" calcext:value-type="float">
            <text:p>4585.22</text:p>
          </table:table-cell>
          <table:table-cell office:value-type="float" office:value="4627.21" calcext:value-type="float">
            <text:p>4627.21</text:p>
          </table:table-cell>
          <table:table-cell office:value-type="float" office:value="4634.32" calcext:value-type="float">
            <text:p>4634.32</text:p>
          </table:table-cell>
          <table:table-cell office:value-type="float" office:value="4630.71" calcext:value-type="float">
            <text:p>4630.71</text:p>
          </table:table-cell>
          <table:table-cell office:value-type="float" office:value="4646.23" calcext:value-type="float">
            <text:p>4646.23</text:p>
          </table:table-cell>
          <table:table-cell office:value-type="float" office:value="4554.07" calcext:value-type="float">
            <text:p>4554.07</text:p>
          </table:table-cell>
          <table:table-cell office:value-type="float" office:value="4676.05" calcext:value-type="float">
            <text:p>4676.05</text:p>
          </table:table-cell>
        </table:table-row>
        <table:table-row table:style-name="ro1">
          <table:table-cell office:value-type="string" calcext:value-type="string">
            <text:p>6 NVM</text:p>
          </table:table-cell>
          <table:table-cell table:formula="of:=SUM([.C274:.K274])/9" office:value-type="float" office:value="4481.36777777778" calcext:value-type="float">
            <text:p>4481.37</text:p>
          </table:table-cell>
          <table:table-cell office:value-type="float" office:value="3145.68" calcext:value-type="float">
            <text:p>3145.68</text:p>
          </table:table-cell>
          <table:table-cell office:value-type="float" office:value="4526.05" calcext:value-type="float">
            <text:p>4526.05</text:p>
          </table:table-cell>
          <table:table-cell office:value-type="float" office:value="4621.33" calcext:value-type="float">
            <text:p>4621.33</text:p>
          </table:table-cell>
          <table:table-cell office:value-type="float" office:value="4651.34" calcext:value-type="float">
            <text:p>4651.34</text:p>
          </table:table-cell>
          <table:table-cell office:value-type="float" office:value="4651.01" calcext:value-type="float">
            <text:p>4651.01</text:p>
          </table:table-cell>
          <table:table-cell office:value-type="float" office:value="4661.41" calcext:value-type="float">
            <text:p>4661.41</text:p>
          </table:table-cell>
          <table:table-cell office:value-type="float" office:value="4648.45" calcext:value-type="float">
            <text:p>4648.45</text:p>
          </table:table-cell>
          <table:table-cell office:value-type="float" office:value="4471.56" calcext:value-type="float">
            <text:p>4471.56</text:p>
          </table:table-cell>
          <table:table-cell office:value-type="float" office:value="4955.48" calcext:value-type="float">
            <text:p>4955.48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275:.K275])/9" office:value-type="float" office:value="4503.88111111111" calcext:value-type="float">
            <text:p>4503.88</text:p>
          </table:table-cell>
          <table:table-cell office:value-type="float" office:value="4624.5" calcext:value-type="float">
            <text:p>4624.5</text:p>
          </table:table-cell>
          <table:table-cell office:value-type="float" office:value="4697.87" calcext:value-type="float">
            <text:p>4697.87</text:p>
          </table:table-cell>
          <table:table-cell office:value-type="float" office:value="4574.25" calcext:value-type="float">
            <text:p>4574.25</text:p>
          </table:table-cell>
          <table:table-cell office:value-type="float" office:value="2855.11" calcext:value-type="float">
            <text:p>2855.11</text:p>
          </table:table-cell>
          <table:table-cell office:value-type="float" office:value="4666.16" calcext:value-type="float">
            <text:p>4666.16</text:p>
          </table:table-cell>
          <table:table-cell office:value-type="float" office:value="4666.46" calcext:value-type="float">
            <text:p>4666.46</text:p>
          </table:table-cell>
          <table:table-cell office:value-type="float" office:value="4533.09" calcext:value-type="float">
            <text:p>4533.09</text:p>
          </table:table-cell>
          <table:table-cell office:value-type="float" office:value="4587.51" calcext:value-type="float">
            <text:p>4587.51</text:p>
          </table:table-cell>
          <table:table-cell office:value-type="float" office:value="5329.98" calcext:value-type="float">
            <text:p>5329.98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276:.K276])/9" office:value-type="float" office:value="4513.28555555555" calcext:value-type="float">
            <text:p>4513.29</text:p>
          </table:table-cell>
          <table:table-cell office:value-type="float" office:value="3729.2" calcext:value-type="float">
            <text:p>3729.2</text:p>
          </table:table-cell>
          <table:table-cell office:value-type="float" office:value="4553.74" calcext:value-type="float">
            <text:p>4553.74</text:p>
          </table:table-cell>
          <table:table-cell office:value-type="float" office:value="4589.58" calcext:value-type="float">
            <text:p>4589.58</text:p>
          </table:table-cell>
          <table:table-cell office:value-type="float" office:value="4639.71" calcext:value-type="float">
            <text:p>4639.71</text:p>
          </table:table-cell>
          <table:table-cell office:value-type="float" office:value="4643.28" calcext:value-type="float">
            <text:p>4643.28</text:p>
          </table:table-cell>
          <table:table-cell office:value-type="float" office:value="4650.18" calcext:value-type="float">
            <text:p>4650.18</text:p>
          </table:table-cell>
          <table:table-cell office:value-type="float" office:value="4663.39" calcext:value-type="float">
            <text:p>4663.39</text:p>
          </table:table-cell>
          <table:table-cell office:value-type="float" office:value="4565.79" calcext:value-type="float">
            <text:p>4565.79</text:p>
          </table:table-cell>
          <table:table-cell office:value-type="float" office:value="4584.7" calcext:value-type="float">
            <text:p>4584.7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277:.K277])/9" office:value-type="float" office:value="4501.61" calcext:value-type="float">
            <text:p>4501.61</text:p>
          </table:table-cell>
          <table:table-cell office:value-type="float" office:value="4542.65" calcext:value-type="float">
            <text:p>4542.65</text:p>
          </table:table-cell>
          <table:table-cell office:value-type="float" office:value="4682.95" calcext:value-type="float">
            <text:p>4682.95</text:p>
          </table:table-cell>
          <table:table-cell office:value-type="float" office:value="4569.74" calcext:value-type="float">
            <text:p>4569.74</text:p>
          </table:table-cell>
          <table:table-cell office:value-type="float" office:value="4646.22" calcext:value-type="float">
            <text:p>4646.22</text:p>
          </table:table-cell>
          <table:table-cell office:value-type="float" office:value="2848.04" calcext:value-type="float">
            <text:p>2848.04</text:p>
          </table:table-cell>
          <table:table-cell office:value-type="float" office:value="4666.95" calcext:value-type="float">
            <text:p>4666.95</text:p>
          </table:table-cell>
          <table:table-cell office:value-type="float" office:value="4640.94" calcext:value-type="float">
            <text:p>4640.94</text:p>
          </table:table-cell>
          <table:table-cell office:value-type="float" office:value="4579.5" calcext:value-type="float">
            <text:p>4579.5</text:p>
          </table:table-cell>
          <table:table-cell office:value-type="float" office:value="5337.5" calcext:value-type="float">
            <text:p>5337.5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278:.K278])/9" office:value-type="float" office:value="4539.24888888889" calcext:value-type="float">
            <text:p>4539.25</text:p>
          </table:table-cell>
          <table:table-cell office:value-type="float" office:value="3922.2" calcext:value-type="float">
            <text:p>3922.2</text:p>
          </table:table-cell>
          <table:table-cell office:value-type="float" office:value="4576.07" calcext:value-type="float">
            <text:p>4576.07</text:p>
          </table:table-cell>
          <table:table-cell office:value-type="float" office:value="4582.37" calcext:value-type="float">
            <text:p>4582.37</text:p>
          </table:table-cell>
          <table:table-cell office:value-type="float" office:value="4641.6" calcext:value-type="float">
            <text:p>4641.6</text:p>
          </table:table-cell>
          <table:table-cell office:value-type="float" office:value="4643.01" calcext:value-type="float">
            <text:p>4643.01</text:p>
          </table:table-cell>
          <table:table-cell office:value-type="float" office:value="4658.06" calcext:value-type="float">
            <text:p>4658.06</text:p>
          </table:table-cell>
          <table:table-cell office:value-type="float" office:value="4671.9" calcext:value-type="float">
            <text:p>4671.9</text:p>
          </table:table-cell>
          <table:table-cell office:value-type="float" office:value="4569.37" calcext:value-type="float">
            <text:p>4569.37</text:p>
          </table:table-cell>
          <table:table-cell office:value-type="float" office:value="4588.66" calcext:value-type="float">
            <text:p>4588.66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279:.K279])/9" office:value-type="float" office:value="4487.69888888889" calcext:value-type="float">
            <text:p>4487.70</text:p>
          </table:table-cell>
          <table:table-cell office:value-type="float" office:value="3188.83" calcext:value-type="float">
            <text:p>3188.83</text:p>
          </table:table-cell>
          <table:table-cell office:value-type="float" office:value="4516.45" calcext:value-type="float">
            <text:p>4516.45</text:p>
          </table:table-cell>
          <table:table-cell office:value-type="float" office:value="4613.55" calcext:value-type="float">
            <text:p>4613.55</text:p>
          </table:table-cell>
          <table:table-cell office:value-type="float" office:value="4640.57" calcext:value-type="float">
            <text:p>4640.57</text:p>
          </table:table-cell>
          <table:table-cell office:value-type="float" office:value="4635.65" calcext:value-type="float">
            <text:p>4635.65</text:p>
          </table:table-cell>
          <table:table-cell office:value-type="float" office:value="4652.73" calcext:value-type="float">
            <text:p>4652.73</text:p>
          </table:table-cell>
          <table:table-cell office:value-type="float" office:value="4637.29" calcext:value-type="float">
            <text:p>4637.29</text:p>
          </table:table-cell>
          <table:table-cell office:value-type="float" office:value="4566.1" calcext:value-type="float">
            <text:p>4566.1</text:p>
          </table:table-cell>
          <table:table-cell office:value-type="float" office:value="4938.12" calcext:value-type="float">
            <text:p>4938.12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280:.K280])/9" office:value-type="float" office:value="4400.58" calcext:value-type="float">
            <text:p>4400.58</text:p>
          </table:table-cell>
          <table:table-cell office:value-type="float" office:value="4126.36" calcext:value-type="float">
            <text:p>4126.36</text:p>
          </table:table-cell>
          <table:table-cell office:value-type="float" office:value="4606.74" calcext:value-type="float">
            <text:p>4606.74</text:p>
          </table:table-cell>
          <table:table-cell office:value-type="float" office:value="4582.78" calcext:value-type="float">
            <text:p>4582.78</text:p>
          </table:table-cell>
          <table:table-cell office:value-type="float" office:value="4647.95" calcext:value-type="float">
            <text:p>4647.95</text:p>
          </table:table-cell>
          <table:table-cell office:value-type="float" office:value="4653.37" calcext:value-type="float">
            <text:p>4653.37</text:p>
          </table:table-cell>
          <table:table-cell office:value-type="float" office:value="4659.13" calcext:value-type="float">
            <text:p>4659.13</text:p>
          </table:table-cell>
          <table:table-cell office:value-type="float" office:value="4687.75" calcext:value-type="float">
            <text:p>4687.75</text:p>
          </table:table-cell>
          <table:table-cell office:value-type="float" office:value="4579.99" calcext:value-type="float">
            <text:p>4579.99</text:p>
          </table:table-cell>
          <table:table-cell office:value-type="float" office:value="3061.15" calcext:value-type="float">
            <text:p>3061.15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281:.K281])/9" office:value-type="float" office:value="4474.14666666667" calcext:value-type="float">
            <text:p>4474.15</text:p>
          </table:table-cell>
          <table:table-cell office:value-type="float" office:value="4181.49" calcext:value-type="float">
            <text:p>4181.49</text:p>
          </table:table-cell>
          <table:table-cell office:value-type="float" office:value="4639.19" calcext:value-type="float">
            <text:p>4639.19</text:p>
          </table:table-cell>
          <table:table-cell office:value-type="float" office:value="4592.66" calcext:value-type="float">
            <text:p>4592.66</text:p>
          </table:table-cell>
          <table:table-cell office:value-type="float" office:value="4653.84" calcext:value-type="float">
            <text:p>4653.84</text:p>
          </table:table-cell>
          <table:table-cell office:value-type="float" office:value="4664.6" calcext:value-type="float">
            <text:p>4664.6</text:p>
          </table:table-cell>
          <table:table-cell office:value-type="float" office:value="4663.72" calcext:value-type="float">
            <text:p>4663.72</text:p>
          </table:table-cell>
          <table:table-cell office:value-type="float" office:value="2832.11" calcext:value-type="float">
            <text:p>2832.11</text:p>
          </table:table-cell>
          <table:table-cell office:value-type="float" office:value="4289.42" calcext:value-type="float">
            <text:p>4289.42</text:p>
          </table:table-cell>
          <table:table-cell office:value-type="float" office:value="5750.29" calcext:value-type="float">
            <text:p>5750.29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282:.K282])/9" office:value-type="float" office:value="4527.80444444444" calcext:value-type="float">
            <text:p>4527.80</text:p>
          </table:table-cell>
          <table:table-cell office:value-type="float" office:value="4016.88" calcext:value-type="float">
            <text:p>4016.88</text:p>
          </table:table-cell>
          <table:table-cell office:value-type="float" office:value="4585" calcext:value-type="float">
            <text:p>4585</text:p>
          </table:table-cell>
          <table:table-cell office:value-type="float" office:value="4580.59" calcext:value-type="float">
            <text:p>4580.59</text:p>
          </table:table-cell>
          <table:table-cell office:value-type="float" office:value="4643.24" calcext:value-type="float">
            <text:p>4643.24</text:p>
          </table:table-cell>
          <table:table-cell office:value-type="float" office:value="4640.46" calcext:value-type="float">
            <text:p>4640.46</text:p>
          </table:table-cell>
          <table:table-cell office:value-type="float" office:value="4557.09" calcext:value-type="float">
            <text:p>4557.09</text:p>
          </table:table-cell>
          <table:table-cell office:value-type="float" office:value="4673.14" calcext:value-type="float">
            <text:p>4673.14</text:p>
          </table:table-cell>
          <table:table-cell office:value-type="float" office:value="4568.59" calcext:value-type="float">
            <text:p>4568.59</text:p>
          </table:table-cell>
          <table:table-cell office:value-type="float" office:value="4485.25" calcext:value-type="float">
            <text:p>4485.25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283:.K283])/9" office:value-type="float" office:value="4471.61777777778" calcext:value-type="float">
            <text:p>4471.62</text:p>
          </table:table-cell>
          <table:table-cell office:value-type="float" office:value="4820.44" calcext:value-type="float">
            <text:p>4820.44</text:p>
          </table:table-cell>
          <table:table-cell office:value-type="float" office:value="4152.79" calcext:value-type="float">
            <text:p>4152.79</text:p>
          </table:table-cell>
          <table:table-cell office:value-type="float" office:value="3101.42" calcext:value-type="float">
            <text:p>3101.42</text:p>
          </table:table-cell>
          <table:table-cell office:value-type="float" office:value="4635.49" calcext:value-type="float">
            <text:p>4635.49</text:p>
          </table:table-cell>
          <table:table-cell office:value-type="float" office:value="4537.54" calcext:value-type="float">
            <text:p>4537.54</text:p>
          </table:table-cell>
          <table:table-cell office:value-type="float" office:value="4643.21" calcext:value-type="float">
            <text:p>4643.21</text:p>
          </table:table-cell>
          <table:table-cell office:value-type="float" office:value="4619.86" calcext:value-type="float">
            <text:p>4619.86</text:p>
          </table:table-cell>
          <table:table-cell office:value-type="float" office:value="4558.14" calcext:value-type="float">
            <text:p>4558.14</text:p>
          </table:table-cell>
          <table:table-cell office:value-type="float" office:value="5175.67" calcext:value-type="float">
            <text:p>5175.67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268])" office:value-type="float" office:value="11030.0677777778" calcext:value-type="float">
            <text:p>11030.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269:.B283])" office:value-type="float" office:value="67361.5455555556" calcext:value-type="float">
            <text:p>67361.5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 style:data-style-name="N2" text:time-value="09:32:22.539771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19T09:32:23.131631106</meta:creation-date>
    <dc:title>SveinGunnar</dc:title>
    <meta:editing-duration>PT55M25S</meta:editing-duration>
    <meta:editing-cycles>8</meta:editing-cycles>
    <meta:generator>LibreOffice/6.3.6.2$Linux_X86_64 LibreOffice_project/30$Build-2</meta:generator>
    <dc:date>2020-11-19T15:04:36.483072491</dc:date>
    <meta:document-statistic meta:table-count="5" meta:cell-count="8476" meta:object-count="2"/>
    <meta:template xlink:type="simple" xlink:actuate="onRequest" xlink:title="SveinGunnar" xlink:href="../../../../Templates/SveinGunnar.ots" meta:date="2020-11-19T09:32:22.62922243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37cm" svg:y="0.316cm" chart:style-name="ch2">
          <text:p>NVDIMM Stream</text:p>
        </chart:title>
        <chart:legend chart:legend-position="top" svg:x="4.21cm" svg:y="1.28cm" style:legend-expansion="wide" chart:style-name="ch3"/>
        <chart:plot-area chart:style-name="ch4" table:cell-range-address="'NVDIMM Stream'.B1:'NVDIMM Stream'.E33" chart:data-source-has-labels="row" svg:x="1.331cm" svg:y="2.058cm" svg:width="14.349cm" svg:height="5.781cm">
          <chartooo:coordinate-region svg:x="2.508cm" svg:y="2.257cm" svg:width="12.985cm" svg:height="4.935cm"/>
          <chart:axis chart:dimension="x" chart:name="primary-x" chart:style-name="ch5">
            <chart:title svg:x="7.852cm" svg:y="8.019cm" chart:style-name="ch6">
              <text:p>Threads</text:p>
            </chart:title>
          </chart:axis>
          <chart:axis chart:dimension="y" chart:name="primary-y" chart:style-name="ch5">
            <chart:title svg:x="0.451cm" svg:y="5.362cm" chart:style-name="ch7">
              <text:p>MB/s</text:p>
            </chart:title>
            <chart:grid chart:style-name="ch8" chart:class="major"/>
          </chart:axis>
          <chart:series chart:style-name="ch9" chart:values-cell-range-address="'NVDIMM Stream'.B2:'NVDIMM Stream'.B33" chart:label-cell-address="'NVDIMM Stream'.B1:'NVDIMM Stream'.B1" chart:class="chart:line">
            <chart:data-point chart:repeated="32"/>
          </chart:series>
          <chart:series chart:style-name="ch10" chart:values-cell-range-address="'NVDIMM Stream'.C2:'NVDIMM Stream'.C33" chart:label-cell-address="'NVDIMM Stream'.C1:'NVDIMM Stream'.C1" chart:class="chart:line">
            <chart:data-point chart:repeated="32"/>
          </chart:series>
          <chart:series chart:style-name="ch11" chart:values-cell-range-address="'NVDIMM Stream'.D2:'NVDIMM Stream'.D33" chart:label-cell-address="'NVDIMM Stream'.D1:'NVDIMM Stream'.D1" chart:class="chart:line">
            <chart:data-point chart:repeated="32"/>
          </chart:series>
          <chart:series chart:style-name="ch12" chart:values-cell-range-address="'NVDIMM Stream'.E2:'NVDIMM Stream'.E33" chart:label-cell-address="'NVDIMM Stream'.E1:'NVDIMM Stream'.E1" chart:class="chart:line"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y </text:p>
                <draw:g>
                  <svg:desc>'NVDIMM Stream'.B1:'NVDIMM Stream'.B1</svg:desc>
                </draw:g>
              </table:table-cell>
              <table:table-cell office:value-type="string">
                <text:p>Scale</text:p>
                <draw:g>
                  <svg:desc>'NVDIMM Stream'.C1:'NVDIMM Stream'.C1</svg:desc>
                </draw:g>
              </table:table-cell>
              <table:table-cell office:value-type="string">
                <text:p>Add</text:p>
                <draw:g>
                  <svg:desc>'NVDIMM Stream'.D1:'NVDIMM Stream'.D1</svg:desc>
                </draw:g>
              </table:table-cell>
              <table:table-cell office:value-type="string">
                <text:p>Trial</text:p>
                <draw:g>
                  <svg:desc>'NVDIMM Stream'.E1:'NVDIMM Stream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74.8">
                <text:p>6374.8</text:p>
                <draw:g>
                  <svg:desc>'NVDIMM Stream'.B2:'NVDIMM Stream'.B33</svg:desc>
                </draw:g>
              </table:table-cell>
              <table:table-cell office:value-type="float" office:value="6074.7">
                <text:p>6074.7</text:p>
                <draw:g>
                  <svg:desc>'NVDIMM Stream'.C2:'NVDIMM Stream'.C33</svg:desc>
                </draw:g>
              </table:table-cell>
              <table:table-cell office:value-type="float" office:value="6213.4">
                <text:p>6213.4</text:p>
                <draw:g>
                  <svg:desc>'NVDIMM Stream'.D2:'NVDIMM Stream'.D33</svg:desc>
                </draw:g>
              </table:table-cell>
              <table:table-cell office:value-type="float" office:value="5804.1">
                <text:p>5804.1</text:p>
                <draw:g>
                  <svg:desc>'NVDIMM Stream'.E2:'NVDIMM Stream'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05.4">
                <text:p>12505.4</text:p>
              </table:table-cell>
              <table:table-cell office:value-type="float" office:value="11785.7">
                <text:p>11785.7</text:p>
              </table:table-cell>
              <table:table-cell office:value-type="float" office:value="12084.2">
                <text:p>12084.2</text:p>
              </table:table-cell>
              <table:table-cell office:value-type="float" office:value="11349.5">
                <text:p>11349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112.7">
                <text:p>18112.7</text:p>
              </table:table-cell>
              <table:table-cell office:value-type="float" office:value="17006.1">
                <text:p>17006.1</text:p>
              </table:table-cell>
              <table:table-cell office:value-type="float" office:value="17460">
                <text:p>17460</text:p>
              </table:table-cell>
              <table:table-cell office:value-type="float" office:value="16432.5">
                <text:p>1643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325.7">
                <text:p>23325.7</text:p>
              </table:table-cell>
              <table:table-cell office:value-type="float" office:value="22003.4">
                <text:p>22003.4</text:p>
              </table:table-cell>
              <table:table-cell office:value-type="float" office:value="22742.1">
                <text:p>22742.1</text:p>
              </table:table-cell>
              <table:table-cell office:value-type="float" office:value="21390.4">
                <text:p>2139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972.8">
                <text:p>28972.8</text:p>
              </table:table-cell>
              <table:table-cell office:value-type="float" office:value="27303.3">
                <text:p>27303.3</text:p>
              </table:table-cell>
              <table:table-cell office:value-type="float" office:value="28399.7">
                <text:p>28399.7</text:p>
              </table:table-cell>
              <table:table-cell office:value-type="float" office:value="26750.5">
                <text:p>2675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465">
                <text:p>34465</text:p>
              </table:table-cell>
              <table:table-cell office:value-type="float" office:value="32490.5">
                <text:p>32490.5</text:p>
              </table:table-cell>
              <table:table-cell office:value-type="float" office:value="34031.4">
                <text:p>34031.4</text:p>
              </table:table-cell>
              <table:table-cell office:value-type="float" office:value="32118.6">
                <text:p>32118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965">
                <text:p>39965</text:p>
              </table:table-cell>
              <table:table-cell office:value-type="float" office:value="37326.5">
                <text:p>37326.5</text:p>
              </table:table-cell>
              <table:table-cell office:value-type="float" office:value="39230.4">
                <text:p>39230.4</text:p>
              </table:table-cell>
              <table:table-cell office:value-type="float" office:value="37283.8">
                <text:p>37283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089.4">
                <text:p>44089.4</text:p>
              </table:table-cell>
              <table:table-cell office:value-type="float" office:value="41287.1">
                <text:p>41287.1</text:p>
              </table:table-cell>
              <table:table-cell office:value-type="float" office:value="42822.7">
                <text:p>42822.7</text:p>
              </table:table-cell>
              <table:table-cell office:value-type="float" office:value="40925">
                <text:p>409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909.9">
                <text:p>46909.9</text:p>
              </table:table-cell>
              <table:table-cell office:value-type="float" office:value="43878.9">
                <text:p>43878.9</text:p>
              </table:table-cell>
              <table:table-cell office:value-type="float" office:value="45191.8">
                <text:p>45191.8</text:p>
              </table:table-cell>
              <table:table-cell office:value-type="float" office:value="43244">
                <text:p>43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816.2">
                <text:p>50816.2</text:p>
              </table:table-cell>
              <table:table-cell office:value-type="float" office:value="48017.6">
                <text:p>48017.6</text:p>
              </table:table-cell>
              <table:table-cell office:value-type="float" office:value="49140">
                <text:p>49140</text:p>
              </table:table-cell>
              <table:table-cell office:value-type="float" office:value="46823.8">
                <text:p>46823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390.2">
                <text:p>54390.2</text:p>
              </table:table-cell>
              <table:table-cell office:value-type="float" office:value="51298.6">
                <text:p>51298.6</text:p>
              </table:table-cell>
              <table:table-cell office:value-type="float" office:value="54589.9">
                <text:p>54589.9</text:p>
              </table:table-cell>
              <table:table-cell office:value-type="float" office:value="51096.6">
                <text:p>51096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047.8">
                <text:p>56047.8</text:p>
              </table:table-cell>
              <table:table-cell office:value-type="float" office:value="53429.3">
                <text:p>53429.3</text:p>
              </table:table-cell>
              <table:table-cell office:value-type="float" office:value="57656.3">
                <text:p>57656.3</text:p>
              </table:table-cell>
              <table:table-cell office:value-type="float" office:value="54622.5">
                <text:p>54622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388.4">
                <text:p>57388.4</text:p>
              </table:table-cell>
              <table:table-cell office:value-type="float" office:value="54523.7">
                <text:p>54523.7</text:p>
              </table:table-cell>
              <table:table-cell office:value-type="float" office:value="58929.1">
                <text:p>58929.1</text:p>
              </table:table-cell>
              <table:table-cell office:value-type="float" office:value="55875.3">
                <text:p>55875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817.7">
                <text:p>59817.7</text:p>
              </table:table-cell>
              <table:table-cell office:value-type="float" office:value="57049.4">
                <text:p>57049.4</text:p>
              </table:table-cell>
              <table:table-cell office:value-type="float" office:value="62314.8">
                <text:p>62314.8</text:p>
              </table:table-cell>
              <table:table-cell office:value-type="float" office:value="59479.6">
                <text:p>59479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768.9">
                <text:p>61768.9</text:p>
              </table:table-cell>
              <table:table-cell office:value-type="float" office:value="59388.9">
                <text:p>59388.9</text:p>
              </table:table-cell>
              <table:table-cell office:value-type="float" office:value="65633">
                <text:p>65633</text:p>
              </table:table-cell>
              <table:table-cell office:value-type="float" office:value="62974">
                <text:p>629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283.4">
                <text:p>63283.4</text:p>
              </table:table-cell>
              <table:table-cell office:value-type="float" office:value="61550.3">
                <text:p>61550.3</text:p>
              </table:table-cell>
              <table:table-cell office:value-type="float" office:value="67888.7">
                <text:p>67888.7</text:p>
              </table:table-cell>
              <table:table-cell office:value-type="float" office:value="65602.6">
                <text:p>65602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215">
                <text:p>50215</text:p>
              </table:table-cell>
              <table:table-cell office:value-type="float" office:value="49042.2">
                <text:p>49042.2</text:p>
              </table:table-cell>
              <table:table-cell office:value-type="float" office:value="56120.5">
                <text:p>56120.5</text:p>
              </table:table-cell>
              <table:table-cell office:value-type="float" office:value="52879.9">
                <text:p>52879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098.6">
                <text:p>51098.6</text:p>
              </table:table-cell>
              <table:table-cell office:value-type="float" office:value="49288.6">
                <text:p>49288.6</text:p>
              </table:table-cell>
              <table:table-cell office:value-type="float" office:value="55354.5">
                <text:p>55354.5</text:p>
              </table:table-cell>
              <table:table-cell office:value-type="float" office:value="53816.5">
                <text:p>53816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264">
                <text:p>53264</text:p>
              </table:table-cell>
              <table:table-cell office:value-type="float" office:value="50363.5">
                <text:p>50363.5</text:p>
              </table:table-cell>
              <table:table-cell office:value-type="float" office:value="58675.3">
                <text:p>58675.3</text:p>
              </table:table-cell>
              <table:table-cell office:value-type="float" office:value="55785.5">
                <text:p>55785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220.6">
                <text:p>54220.6</text:p>
              </table:table-cell>
              <table:table-cell office:value-type="float" office:value="52476.4">
                <text:p>52476.4</text:p>
              </table:table-cell>
              <table:table-cell office:value-type="float" office:value="59263.9">
                <text:p>59263.9</text:p>
              </table:table-cell>
              <table:table-cell office:value-type="float" office:value="58250.9">
                <text:p>58250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189.5">
                <text:p>56189.5</text:p>
              </table:table-cell>
              <table:table-cell office:value-type="float" office:value="54333.4">
                <text:p>54333.4</text:p>
              </table:table-cell>
              <table:table-cell office:value-type="float" office:value="60787.4">
                <text:p>60787.4</text:p>
              </table:table-cell>
              <table:table-cell office:value-type="float" office:value="58451.1">
                <text:p>58451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519.4">
                <text:p>56519.4</text:p>
              </table:table-cell>
              <table:table-cell office:value-type="float" office:value="55411">
                <text:p>55411</text:p>
              </table:table-cell>
              <table:table-cell office:value-type="float" office:value="61548.2">
                <text:p>61548.2</text:p>
              </table:table-cell>
              <table:table-cell office:value-type="float" office:value="61279.2">
                <text:p>61279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93.3">
                <text:p>57593.3</text:p>
              </table:table-cell>
              <table:table-cell office:value-type="float" office:value="55438">
                <text:p>55438</text:p>
              </table:table-cell>
              <table:table-cell office:value-type="float" office:value="65778.4">
                <text:p>65778.4</text:p>
              </table:table-cell>
              <table:table-cell office:value-type="float" office:value="61820.3">
                <text:p>61820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605.8">
                <text:p>58605.8</text:p>
              </table:table-cell>
              <table:table-cell office:value-type="float" office:value="54871.4">
                <text:p>54871.4</text:p>
              </table:table-cell>
              <table:table-cell office:value-type="float" office:value="65652.7">
                <text:p>65652.7</text:p>
              </table:table-cell>
              <table:table-cell office:value-type="float" office:value="63761.8">
                <text:p>63761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503.1">
                <text:p>58503.1</text:p>
              </table:table-cell>
              <table:table-cell office:value-type="float" office:value="55304.2">
                <text:p>55304.2</text:p>
              </table:table-cell>
              <table:table-cell office:value-type="float" office:value="64373.8">
                <text:p>64373.8</text:p>
              </table:table-cell>
              <table:table-cell office:value-type="float" office:value="62415.6">
                <text:p>62415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291.1">
                <text:p>60291.1</text:p>
              </table:table-cell>
              <table:table-cell office:value-type="float" office:value="58347.4">
                <text:p>58347.4</text:p>
              </table:table-cell>
              <table:table-cell office:value-type="float" office:value="66520.4">
                <text:p>66520.4</text:p>
              </table:table-cell>
              <table:table-cell office:value-type="float" office:value="64718.2">
                <text:p>64718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029.1">
                <text:p>61029.1</text:p>
              </table:table-cell>
              <table:table-cell office:value-type="float" office:value="58879.8">
                <text:p>58879.8</text:p>
              </table:table-cell>
              <table:table-cell office:value-type="float" office:value="62853.3">
                <text:p>62853.3</text:p>
              </table:table-cell>
              <table:table-cell office:value-type="float" office:value="63023.7">
                <text:p>63023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1164.3">
                <text:p>61164.3</text:p>
              </table:table-cell>
              <table:table-cell office:value-type="float" office:value="59541.7">
                <text:p>59541.7</text:p>
              </table:table-cell>
              <table:table-cell office:value-type="float" office:value="66720.6">
                <text:p>66720.6</text:p>
              </table:table-cell>
              <table:table-cell office:value-type="float" office:value="62758.1">
                <text:p>62758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161.4">
                <text:p>60161.4</text:p>
              </table:table-cell>
              <table:table-cell office:value-type="float" office:value="58000.5">
                <text:p>58000.5</text:p>
              </table:table-cell>
              <table:table-cell office:value-type="float" office:value="63784">
                <text:p>63784</text:p>
              </table:table-cell>
              <table:table-cell office:value-type="float" office:value="61668.1">
                <text:p>61668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802.5">
                <text:p>61802.5</text:p>
              </table:table-cell>
              <table:table-cell office:value-type="float" office:value="58420">
                <text:p>58420</text:p>
              </table:table-cell>
              <table:table-cell office:value-type="float" office:value="65532.6">
                <text:p>65532.6</text:p>
              </table:table-cell>
              <table:table-cell office:value-type="float" office:value="63073">
                <text:p>630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796.6">
                <text:p>62796.6</text:p>
              </table:table-cell>
              <table:table-cell office:value-type="float" office:value="60530.4">
                <text:p>60530.4</text:p>
              </table:table-cell>
              <table:table-cell office:value-type="float" office:value="62389.3">
                <text:p>62389.3</text:p>
              </table:table-cell>
              <table:table-cell office:value-type="float" office:value="64265.7">
                <text:p>64265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568.1">
                <text:p>63568.1</text:p>
              </table:table-cell>
              <table:table-cell office:value-type="float" office:value="61664.5">
                <text:p>61664.5</text:p>
              </table:table-cell>
              <table:table-cell office:value-type="float" office:value="62527.7">
                <text:p>62527.7</text:p>
              </table:table-cell>
              <table:table-cell office:value-type="float" office:value="58764.3">
                <text:p>5876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88cm" svg:y="0.316cm" chart:style-name="ch2">
          <text:p>DRAM Stream</text:p>
        </chart:title>
        <chart:legend chart:legend-position="top" svg:x="4.21cm" svg:y="1.28cm" style:legend-expansion="wide" chart:style-name="ch3"/>
        <chart:plot-area chart:style-name="ch4" table:cell-range-address="'DRAM stream'.B1:'DRAM stream'.E33" chart:data-source-has-labels="row" svg:x="1.331cm" svg:y="2.058cm" svg:width="14.349cm" svg:height="5.781cm">
          <chartooo:coordinate-region svg:x="2.508cm" svg:y="2.257cm" svg:width="12.985cm" svg:height="4.935cm"/>
          <chart:axis chart:dimension="x" chart:name="primary-x" chart:style-name="ch5">
            <chart:title svg:x="7.852cm" svg:y="8.019cm" chart:style-name="ch6">
              <text:p>Threads</text:p>
            </chart:title>
          </chart:axis>
          <chart:axis chart:dimension="y" chart:name="primary-y" chart:style-name="ch5">
            <chart:title svg:x="0.451cm" svg:y="5.362cm" chart:style-name="ch7">
              <text:p>MB/s</text:p>
            </chart:title>
            <chart:grid chart:style-name="ch8" chart:class="major"/>
          </chart:axis>
          <chart:series chart:style-name="ch9" chart:values-cell-range-address="'DRAM stream'.B2:'DRAM stream'.B33" chart:label-cell-address="'DRAM stream'.B1:'DRAM stream'.B1" chart:class="chart:line">
            <chart:data-point chart:repeated="32"/>
          </chart:series>
          <chart:series chart:style-name="ch10" chart:values-cell-range-address="'DRAM stream'.C2:'DRAM stream'.C33" chart:label-cell-address="'DRAM stream'.C1:'DRAM stream'.C1" chart:class="chart:line">
            <chart:data-point chart:repeated="32"/>
          </chart:series>
          <chart:series chart:style-name="ch11" chart:values-cell-range-address="'DRAM stream'.D2:'DRAM stream'.D33" chart:label-cell-address="'DRAM stream'.D1:'DRAM stream'.D1" chart:class="chart:line">
            <chart:data-point chart:repeated="32"/>
          </chart:series>
          <chart:series chart:style-name="ch12" chart:values-cell-range-address="'DRAM stream'.E2:'DRAM stream'.E33" chart:label-cell-address="'DRAM stream'.E1:'DRAM stream'.E1" chart:class="chart:line"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y </text:p>
                <draw:g>
                  <svg:desc>'DRAM stream'.B1:'DRAM stream'.B1</svg:desc>
                </draw:g>
              </table:table-cell>
              <table:table-cell office:value-type="string">
                <text:p>Scale</text:p>
                <draw:g>
                  <svg:desc>'DRAM stream'.C1:'DRAM stream'.C1</svg:desc>
                </draw:g>
              </table:table-cell>
              <table:table-cell office:value-type="string">
                <text:p>Add</text:p>
                <draw:g>
                  <svg:desc>'DRAM stream'.D1:'DRAM stream'.D1</svg:desc>
                </draw:g>
              </table:table-cell>
              <table:table-cell office:value-type="string">
                <text:p>Trial</text:p>
                <draw:g>
                  <svg:desc>'DRAM stream'.E1:'DRAM stream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161">
                <text:p>11161</text:p>
                <draw:g>
                  <svg:desc>'DRAM stream'.B2:'DRAM stream'.B33</svg:desc>
                </draw:g>
              </table:table-cell>
              <table:table-cell office:value-type="float" office:value="11647.8">
                <text:p>11647.8</text:p>
                <draw:g>
                  <svg:desc>'DRAM stream'.C2:'DRAM stream'.C33</svg:desc>
                </draw:g>
              </table:table-cell>
              <table:table-cell office:value-type="float" office:value="12283.4">
                <text:p>12283.4</text:p>
                <draw:g>
                  <svg:desc>'DRAM stream'.D2:'DRAM stream'.D33</svg:desc>
                </draw:g>
              </table:table-cell>
              <table:table-cell office:value-type="float" office:value="12486.5">
                <text:p>12486.5</text:p>
                <draw:g>
                  <svg:desc>'DRAM stream'.E2:'DRAM stream'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301.8">
                <text:p>22301.8</text:p>
              </table:table-cell>
              <table:table-cell office:value-type="float" office:value="23466.3">
                <text:p>23466.3</text:p>
              </table:table-cell>
              <table:table-cell office:value-type="float" office:value="24321.3">
                <text:p>24321.3</text:p>
              </table:table-cell>
              <table:table-cell office:value-type="float" office:value="24467">
                <text:p>24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657.6">
                <text:p>34657.6</text:p>
              </table:table-cell>
              <table:table-cell office:value-type="float" office:value="36259.8">
                <text:p>36259.8</text:p>
              </table:table-cell>
              <table:table-cell office:value-type="float" office:value="37142.5">
                <text:p>37142.5</text:p>
              </table:table-cell>
              <table:table-cell office:value-type="float" office:value="37018.8">
                <text:p>37018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089.4">
                <text:p>44089.4</text:p>
              </table:table-cell>
              <table:table-cell office:value-type="float" office:value="44784">
                <text:p>44784</text:p>
              </table:table-cell>
              <table:table-cell office:value-type="float" office:value="48355.8">
                <text:p>48355.8</text:p>
              </table:table-cell>
              <table:table-cell office:value-type="float" office:value="48437.7">
                <text:p>48437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175.1">
                <text:p>48175.1</text:p>
              </table:table-cell>
              <table:table-cell office:value-type="float" office:value="48743.3">
                <text:p>48743.3</text:p>
              </table:table-cell>
              <table:table-cell office:value-type="float" office:value="53949.5">
                <text:p>53949.5</text:p>
              </table:table-cell>
              <table:table-cell office:value-type="float" office:value="54397">
                <text:p>54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292">
                <text:p>51292</text:p>
              </table:table-cell>
              <table:table-cell office:value-type="float" office:value="51694.6">
                <text:p>51694.6</text:p>
              </table:table-cell>
              <table:table-cell office:value-type="float" office:value="57842.5">
                <text:p>57842.5</text:p>
              </table:table-cell>
              <table:table-cell office:value-type="float" office:value="58310.6">
                <text:p>5831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021.2">
                <text:p>54021.2</text:p>
              </table:table-cell>
              <table:table-cell office:value-type="float" office:value="54373.5">
                <text:p>54373.5</text:p>
              </table:table-cell>
              <table:table-cell office:value-type="float" office:value="61304.2">
                <text:p>61304.2</text:p>
              </table:table-cell>
              <table:table-cell office:value-type="float" office:value="61768.4">
                <text:p>6176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156.2">
                <text:p>56156.2</text:p>
              </table:table-cell>
              <table:table-cell office:value-type="float" office:value="56538.9">
                <text:p>56538.9</text:p>
              </table:table-cell>
              <table:table-cell office:value-type="float" office:value="64207.1">
                <text:p>64207.1</text:p>
              </table:table-cell>
              <table:table-cell office:value-type="float" office:value="64533.1">
                <text:p>64533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533.2">
                <text:p>58533.2</text:p>
              </table:table-cell>
              <table:table-cell office:value-type="float" office:value="58947.1">
                <text:p>58947.1</text:p>
              </table:table-cell>
              <table:table-cell office:value-type="float" office:value="67423.5">
                <text:p>67423.5</text:p>
              </table:table-cell>
              <table:table-cell office:value-type="float" office:value="67605.5">
                <text:p>67605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502.6">
                <text:p>60502.6</text:p>
              </table:table-cell>
              <table:table-cell office:value-type="float" office:value="60920">
                <text:p>60920</text:p>
              </table:table-cell>
              <table:table-cell office:value-type="float" office:value="69830.4">
                <text:p>69830.4</text:p>
              </table:table-cell>
              <table:table-cell office:value-type="float" office:value="69881.3">
                <text:p>69881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082.7">
                <text:p>62082.7</text:p>
              </table:table-cell>
              <table:table-cell office:value-type="float" office:value="62473.3">
                <text:p>62473.3</text:p>
              </table:table-cell>
              <table:table-cell office:value-type="float" office:value="71456.3">
                <text:p>71456.3</text:p>
              </table:table-cell>
              <table:table-cell office:value-type="float" office:value="71466.9">
                <text:p>71466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086.5">
                <text:p>63086.5</text:p>
              </table:table-cell>
              <table:table-cell office:value-type="float" office:value="63454.5">
                <text:p>63454.5</text:p>
              </table:table-cell>
              <table:table-cell office:value-type="float" office:value="72560.1">
                <text:p>72560.1</text:p>
              </table:table-cell>
              <table:table-cell office:value-type="float" office:value="72485.3">
                <text:p>72485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202.4">
                <text:p>64202.4</text:p>
              </table:table-cell>
              <table:table-cell office:value-type="float" office:value="64505.4">
                <text:p>64505.4</text:p>
              </table:table-cell>
              <table:table-cell office:value-type="float" office:value="73262.4">
                <text:p>73262.4</text:p>
              </table:table-cell>
              <table:table-cell office:value-type="float" office:value="73193.2">
                <text:p>73193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892.8">
                <text:p>64892.8</text:p>
              </table:table-cell>
              <table:table-cell office:value-type="float" office:value="65069.6">
                <text:p>65069.6</text:p>
              </table:table-cell>
              <table:table-cell office:value-type="float" office:value="73551.5">
                <text:p>73551.5</text:p>
              </table:table-cell>
              <table:table-cell office:value-type="float" office:value="73489.2">
                <text:p>73489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338.2">
                <text:p>65338.2</text:p>
              </table:table-cell>
              <table:table-cell office:value-type="float" office:value="65378.3">
                <text:p>65378.3</text:p>
              </table:table-cell>
              <table:table-cell office:value-type="float" office:value="73635.4">
                <text:p>73635.4</text:p>
              </table:table-cell>
              <table:table-cell office:value-type="float" office:value="73568.1">
                <text:p>73568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407.6">
                <text:p>65407.6</text:p>
              </table:table-cell>
              <table:table-cell office:value-type="float" office:value="65490.6">
                <text:p>65490.6</text:p>
              </table:table-cell>
              <table:table-cell office:value-type="float" office:value="73592.4">
                <text:p>73592.4</text:p>
              </table:table-cell>
              <table:table-cell office:value-type="float" office:value="73574.6">
                <text:p>73574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936.2">
                <text:p>58936.2</text:p>
              </table:table-cell>
              <table:table-cell office:value-type="float" office:value="58413.4">
                <text:p>58413.4</text:p>
              </table:table-cell>
              <table:table-cell office:value-type="float" office:value="65625.7">
                <text:p>65625.7</text:p>
              </table:table-cell>
              <table:table-cell office:value-type="float" office:value="65677.5">
                <text:p>65677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707.3">
                <text:p>60707.3</text:p>
              </table:table-cell>
              <table:table-cell office:value-type="float" office:value="59822">
                <text:p>59822</text:p>
              </table:table-cell>
              <table:table-cell office:value-type="float" office:value="69142.6">
                <text:p>69142.6</text:p>
              </table:table-cell>
              <table:table-cell office:value-type="float" office:value="69504.9">
                <text:p>69504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415.6">
                <text:p>61415.6</text:p>
              </table:table-cell>
              <table:table-cell office:value-type="float" office:value="61609.6">
                <text:p>61609.6</text:p>
              </table:table-cell>
              <table:table-cell office:value-type="float" office:value="67659.2">
                <text:p>67659.2</text:p>
              </table:table-cell>
              <table:table-cell office:value-type="float" office:value="70582">
                <text:p>705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878.9">
                <text:p>61878.9</text:p>
              </table:table-cell>
              <table:table-cell office:value-type="float" office:value="62224.8">
                <text:p>62224.8</text:p>
              </table:table-cell>
              <table:table-cell office:value-type="float" office:value="70980.6">
                <text:p>70980.6</text:p>
              </table:table-cell>
              <table:table-cell office:value-type="float" office:value="71386.3">
                <text:p>71386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733.2">
                <text:p>62733.2</text:p>
              </table:table-cell>
              <table:table-cell office:value-type="float" office:value="62407.7">
                <text:p>62407.7</text:p>
              </table:table-cell>
              <table:table-cell office:value-type="float" office:value="71611.8">
                <text:p>71611.8</text:p>
              </table:table-cell>
              <table:table-cell office:value-type="float" office:value="72371.7">
                <text:p>72371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453.6">
                <text:p>62453.6</text:p>
              </table:table-cell>
              <table:table-cell office:value-type="float" office:value="63216">
                <text:p>63216</text:p>
              </table:table-cell>
              <table:table-cell office:value-type="float" office:value="71890.5">
                <text:p>71890.5</text:p>
              </table:table-cell>
              <table:table-cell office:value-type="float" office:value="72857.3">
                <text:p>72857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153.6">
                <text:p>63153.6</text:p>
              </table:table-cell>
              <table:table-cell office:value-type="float" office:value="63088.8">
                <text:p>63088.8</text:p>
              </table:table-cell>
              <table:table-cell office:value-type="float" office:value="72553.3">
                <text:p>72553.3</text:p>
              </table:table-cell>
              <table:table-cell office:value-type="float" office:value="72416">
                <text:p>724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228.5">
                <text:p>63228.5</text:p>
              </table:table-cell>
              <table:table-cell office:value-type="float" office:value="63590.4">
                <text:p>63590.4</text:p>
              </table:table-cell>
              <table:table-cell office:value-type="float" office:value="73248.6">
                <text:p>73248.6</text:p>
              </table:table-cell>
              <table:table-cell office:value-type="float" office:value="73099.1">
                <text:p>73099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877.3">
                <text:p>63877.3</text:p>
              </table:table-cell>
              <table:table-cell office:value-type="float" office:value="64095.1">
                <text:p>64095.1</text:p>
              </table:table-cell>
              <table:table-cell office:value-type="float" office:value="72555.9">
                <text:p>72555.9</text:p>
              </table:table-cell>
              <table:table-cell office:value-type="float" office:value="72096">
                <text:p>720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823.9">
                <text:p>63823.9</text:p>
              </table:table-cell>
              <table:table-cell office:value-type="float" office:value="64378.6">
                <text:p>64378.6</text:p>
              </table:table-cell>
              <table:table-cell office:value-type="float" office:value="73300.3">
                <text:p>73300.3</text:p>
              </table:table-cell>
              <table:table-cell office:value-type="float" office:value="73148.5">
                <text:p>73148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984.5">
                <text:p>63984.5</text:p>
              </table:table-cell>
              <table:table-cell office:value-type="float" office:value="64030.9">
                <text:p>64030.9</text:p>
              </table:table-cell>
              <table:table-cell office:value-type="float" office:value="72507.3">
                <text:p>72507.3</text:p>
              </table:table-cell>
              <table:table-cell office:value-type="float" office:value="72481.2">
                <text:p>72481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519.1">
                <text:p>64519.1</text:p>
              </table:table-cell>
              <table:table-cell office:value-type="float" office:value="64646.5">
                <text:p>64646.5</text:p>
              </table:table-cell>
              <table:table-cell office:value-type="float" office:value="72866.3">
                <text:p>72866.3</text:p>
              </table:table-cell>
              <table:table-cell office:value-type="float" office:value="73282.2">
                <text:p>73282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827">
                <text:p>64827</text:p>
              </table:table-cell>
              <table:table-cell office:value-type="float" office:value="64945.5">
                <text:p>64945.5</text:p>
              </table:table-cell>
              <table:table-cell office:value-type="float" office:value="73246.4">
                <text:p>73246.4</text:p>
              </table:table-cell>
              <table:table-cell office:value-type="float" office:value="73046">
                <text:p>730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175.8">
                <text:p>65175.8</text:p>
              </table:table-cell>
              <table:table-cell office:value-type="float" office:value="65207.4">
                <text:p>65207.4</text:p>
              </table:table-cell>
              <table:table-cell office:value-type="float" office:value="73484.4">
                <text:p>73484.4</text:p>
              </table:table-cell>
              <table:table-cell office:value-type="float" office:value="73599.3">
                <text:p>73599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512.3">
                <text:p>65512.3</text:p>
              </table:table-cell>
              <table:table-cell office:value-type="float" office:value="65027.3">
                <text:p>65027.3</text:p>
              </table:table-cell>
              <table:table-cell office:value-type="float" office:value="73255.5">
                <text:p>73255.5</text:p>
              </table:table-cell>
              <table:table-cell office:value-type="float" office:value="73534.3">
                <text:p>73534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550.1">
                <text:p>65550.1</text:p>
              </table:table-cell>
              <table:table-cell office:value-type="float" office:value="65573.8">
                <text:p>65573.8</text:p>
              </table:table-cell>
              <table:table-cell office:value-type="float" office:value="73304.6">
                <text:p>73304.6</text:p>
              </table:table-cell>
              <table:table-cell office:value-type="float" office:value="73320.6">
                <text:p>73320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